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3.531cm"/>
    </style:style>
    <style:style style:name="co2" style:family="table-column">
      <style:table-column-properties fo:break-before="auto" style:column-width="5.285cm"/>
    </style:style>
    <style:style style:name="co3" style:family="table-column">
      <style:table-column-properties fo:break-before="auto" style:column-width="2.558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2.002cm"/>
    </style:style>
    <style:style style:name="co6" style:family="table-column">
      <style:table-column-properties fo:break-before="auto" style:column-width="2.297cm"/>
    </style:style>
    <style:style style:name="co7" style:family="table-column">
      <style:table-column-properties fo:break-before="auto" style:column-width="5.535cm"/>
    </style:style>
    <style:style style:name="co8" style:family="table-column">
      <style:table-column-properties fo:break-before="auto" style:column-width="2.549cm"/>
    </style:style>
    <style:style style:name="co9" style:family="table-column">
      <style:table-column-properties fo:break-before="auto" style:column-width="2.531cm"/>
    </style:style>
    <style:style style:name="co10" style:family="table-column">
      <style:table-column-properties fo:break-before="auto" style:column-width="3.473cm"/>
    </style:style>
    <style:style style:name="co11" style:family="table-column">
      <style:table-column-properties fo:break-before="auto" style:column-width="2.016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number:boolean-style style:name="N99">
      <number:boolean/>
    </number:boolean-style>
    <style:style style:name="ce1" style:family="table-cell" style:parent-style-name="Default">
      <style:table-cell-properties style:vertical-align="middle"/>
      <style:text-properties style:text-underline-style="solid" style:text-underline-width="auto" style:text-underline-color="font-color"/>
      <style:map style:condition="is-true-formula(NOT(IF(NOT(ISERROR([.$Q1]));[.$Q1])))" style:apply-style-name="Error" style:base-cell-address="Sheet1.A1"/>
    </style:style>
    <style:style style:name="ce2" style:family="table-cell" style:parent-style-name="Default">
      <style:text-properties fo:language="en" fo:country="US"/>
      <style:map style:condition="is-true-formula(NOT(OR(ISBLANK([.$Q1]);IF(NOT(ISERROR([.$Q1]));[.$Q1])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3" style:family="table-cell" style:parent-style-name="Default">
      <style:map style:condition="is-true-formula(NOT(OR(ISBLANK([.$Q1]);IF(NOT(ISERROR([.$Q1]));[.$Q1])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4" style:family="table-cell" style:parent-style-name="Default">
      <style:text-properties fo:language="en" fo:country="US" style:font-name-asian="DejaVu Sans" style:font-name-complex="DejaVu Sans"/>
      <style:map style:condition="is-true-formula(NOT(OR(ISBLANK([.$Q1]);IF(NOT(ISERROR([.$Q1]));[.$Q1])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5" style:family="table-cell" style:parent-style-name="Default">
      <style:text-properties fo:language="en" fo:country="US"/>
    </style:style>
    <style:style style:name="ce6" style:family="table-cell" style:parent-style-name="Default"/>
    <style:style style:name="ce7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8" style:family="table-cell" style:parent-style-name="Default" style:data-style-name="N171">
      <style:text-properties fo:language="en" fo:country="US"/>
    </style:style>
    <style:style style:name="ce9" style:family="table-cell" style:parent-style-name="Default" style:data-style-name="N60">
      <style:text-properties fo:language="en" fo:country="US"/>
    </style:style>
    <style:style style:name="ce10" style:family="table-cell" style:parent-style-name="Default">
      <style:text-properties fo:language="en" fo:country="US"/>
      <style:map style:condition="is-true-formula([.$J1]&gt;COLUMN([.A1])-3)" style:apply-style-name="Parameter" style:base-cell-address="Sheet1.A1"/>
    </style:style>
    <style:style style:name="ce11" style:family="table-cell" style:parent-style-name="Default">
      <style:map style:condition="is-true-formula([.$J1]&gt;COLUMN([.A1])-3)" style:apply-style-name="Parameter" style:base-cell-address="Sheet1.A1"/>
    </style:style>
    <style:style style:name="ce1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  <style:map style:condition="is-true-formula([.$J1]&gt;COLUMN([.A1])-3)" style:apply-style-name="Parameter" style:base-cell-address="Sheet1.A1"/>
    </style:style>
    <style:style style:name="ce13" style:family="table-cell" style:parent-style-name="Default" style:data-style-name="N99">
      <style:text-properties fo:language="en" fo:country="US"/>
      <style:map style:condition="is-true-formula([.$J1]&gt;COLUMN([.A1])-3)" style:apply-style-name="Parameter" style:base-cell-address="Sheet1.A1"/>
    </style:style>
    <style:style style:name="ce14" style:family="table-cell" style:parent-style-name="Default" style:data-style-name="N61">
      <style:text-properties fo:language="en" fo:country="US"/>
      <style:map style:condition="is-true-formula([.$J1]&gt;COLUMN([.A1])-3)" style:apply-style-name="Parameter" style:base-cell-address="Sheet1.A1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  <style:map style:condition="is-true-formula([.$J1]&gt;COLUMN([.A1])-3)" style:apply-style-name="Parameter" style:base-cell-address="Sheet1.A1"/>
    </style:style>
    <style:style style:name="ce16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7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ext-properties fo:language="en" fo:country="US"/>
      <style:map style:condition="is-true-formula(AND(NOT(ISBLANK([.A1]));IF(ISERROR([.$A1]);ORG.OPENOFFICE.ERRORTYPE([.$A1])=ORG.OPENOFFICE.ERRORTYPE([.A1]);[.$A1]=[.A1])))" style:apply-style-name="Warning" style:base-cell-address="Sheet1.A1"/>
    </style:style>
    <style:style style:name="ce19" style:family="table-cell" style:parent-style-name="Default">
      <style:map style:condition="is-true-formula(AND(NOT(ISBLANK([.A1]));IF(ISERROR([.$A1]);ORG.OPENOFFICE.ERRORTYPE([.$A1])=ORG.OPENOFFICE.ERRORTYPE([.A1]);[.$A1]=[.A1])))" style:apply-style-name="Warning" style:base-cell-address="Sheet1.A1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  <style:map style:condition="is-true-formula(AND(NOT(ISBLANK([.A1]));IF(ISERROR([.$A1]);ORG.OPENOFFICE.ERRORTYPE([.$A1])=ORG.OPENOFFICE.ERRORTYPE([.A1]);[.$A1]=[.A1])))" style:apply-style-name="Warning" style:base-cell-address="Sheet1.A1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99">
      <style:text-properties fo:language="en" fo:country="US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draw:fill="solid" draw:fill-color="#ffffff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font-name="Verdana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Sans" style:font-size-asian="10pt" style:language-asian="zxx" style:country-asian="none" style:font-style-asian="normal" style:font-weight-asian="normal" style:font-name-complex="Lucida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Verdana1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Sans" style:font-size-asian="10pt" style:language-asian="zxx" style:country-asian="none" style:font-style-asian="normal" style:font-weight-asian="normal" style:font-name-complex="Lucida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style:font-name="Verdana1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Sans" style:font-size-asian="8pt" style:language-asian="zxx" style:country-asian="none" style:font-style-asian="normal" style:font-weight-asian="bold" style:font-name-complex="Lucidasans" style:font-size-complex="8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style:font-name="Verdana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Sans" style:font-size-asian="8pt" style:language-asian="zxx" style:country-asian="none" style:font-style-asian="normal" style:font-weight-asian="normal" style:font-name-complex="Lucidasans" style:font-size-complex="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font-name="Verdana1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Sans" style:font-size-asian="10pt" style:language-asian="zxx" style:country-asian="none" style:font-style-asian="normal" style:font-weight-asian="normal" style:font-name-complex="Lucida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42" table:default-cell-style-name="ce6"/>
        <table:table-column table:style-name="co12" table:number-columns-repeated="768" table:default-cell-style-name="ce6"/>
        <table:table-row table:style-name="ro1">
          <table:table-cell table:style-name="ce1" table:formula="of:=IF(ISERROR([.Q1]);&quot;ERROR!&quot;;IF([.Q1];&quot;Expected&quot;;&quot;FAILED!&quot;))" office:value-type="string" office:string-value="Expected">
            <text:p>Expected</text:p>
          </table:table-cell>
          <table:table-cell table:style-name="ce7" office:value-type="string">
            <text:p>Actual</text:p>
          </table:table-cell>
          <table:table-cell table:style-name="ce7" office:value-type="string">
            <text:p>Inputs</text:p>
          </table:table-cell>
          <table:table-cell table:style-name="ce7" table:number-columns-repeated="6"/>
          <table:table-cell table:style-name="ce7" office:value-type="string">
            <text:p># of Inputs</text:p>
          </table:table-cell>
          <table:table-cell table:style-name="ce7" office:value-type="string">
            <text:p>Name</text:p>
          </table:table-cell>
          <table:table-cell table:style-name="ce7" office:value-type="string">
            <text:p>Highlight</text:p>
          </table:table-cell>
          <table:table-cell table:style-name="ce7" office:value-type="string">
            <text:p>OOo says</text:p>
          </table:table-cell>
          <table:table-cell table:style-name="ce7" office:value-type="string">
            <text:p>Skip for</text:p>
          </table:table-cell>
          <table:table-cell table:style-name="ce7" office:value-type="string">
            <text:p>Custom check</text:p>
          </table:table-cell>
          <table:table-cell table:style-name="ce7"/>
          <table:table-cell table:style-name="ce7" table:formula="of:=AND([.Q2:.Q10000])" office:value-type="boolean" office:boolean-value="true">
            <text:p>TRUE</text:p>
          </table:table-cell>
          <table:table-cell table:style-name="ce7" table:number-columns-repeated="1007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5" table:formula="of:=RANK([.C2];[.D2:.H2])" office:value-type="float" office:value="5">
            <text:p>5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office:value-type="string">
            <text:p>RANK</text:p>
          </table:table-cell>
          <table:table-cell table:style-name="ce5" office:value-type="string">
            <text:p>RANK</text:p>
          </table:table-cell>
          <table:table-cell table:style-name="ce18"/>
          <table:table-cell table:style-name="ce5"/>
          <table:table-cell table:style-name="ce22"/>
          <table:table-cell table:formula="of:=IF(ISBLANK([.M2]);[.A2];[.M2])" office:value-type="float" office:value="5">
            <text:p>5</text:p>
          </table:table-cell>
          <table:table-cell table:formula="of:=IF(ISBLANK([.O2]);IF(ISERROR([.B2]);&quot;Err:&quot;&amp;ORG.OPENOFFICE.ERRORTYPE([.B2])=[.M2];OR([.P2]=[.B2];IF(AND(ISNUMBER([.P2]);ISNUMBER([.B2]));OR(AND([.P2]=0;ABS([.B2])&lt;1E-307);&quot;&quot;&amp;[.B2]=&quot;&quot;&amp;[.P2]))));[.O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5" table:formula="of:=RANK([.C3];[.D3:.H3])" office:value-type="float" office:value="4">
            <text:p>4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3]);[.A3];[.M3])" office:value-type="float" office:value="4">
            <text:p>4</text:p>
          </table:table-cell>
          <table:table-cell table:formula="of:=IF(ISBLANK([.O3]);IF(ISERROR([.B3]);&quot;Err:&quot;&amp;ORG.OPENOFFICE.ERRORTYPE([.B3])=[.M3];OR([.P3]=[.B3];IF(AND(ISNUMBER([.P3]);ISNUMBER([.B3]));OR(AND([.P3]=0;ABS([.B3])&lt;1E-307);&quot;&quot;&amp;[.B3]=&quot;&quot;&amp;[.P3]))));[.O3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table:formula="of:=RANK([.C4];[.D4:.H4])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4]);[.A4];[.M4])" office:value-type="float" office:value="2">
            <text:p>2</text:p>
          </table:table-cell>
          <table:table-cell table:formula="of:=IF(ISBLANK([.O4]);IF(ISERROR([.B4]);&quot;Err:&quot;&amp;ORG.OPENOFFICE.ERRORTYPE([.B4])=[.M4];OR([.P4]=[.B4];IF(AND(ISNUMBER([.P4]);ISNUMBER([.B4]));OR(AND([.P4]=0;ABS([.B4])&lt;1E-307);&quot;&quot;&amp;[.B4]=&quot;&quot;&amp;[.P4]))));[.O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table:formula="of:=RANK([.C5];[.D5:.H5])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5]);[.A5];[.M5])" office:value-type="float" office:value="1">
            <text:p>1</text:p>
          </table:table-cell>
          <table:table-cell table:formula="of:=IF(ISBLANK([.O5]);IF(ISERROR([.B5]);&quot;Err:&quot;&amp;ORG.OPENOFFICE.ERRORTYPE([.B5])=[.M5];OR([.P5]=[.B5];IF(AND(ISNUMBER([.P5]);ISNUMBER([.B5]));OR(AND([.P5]=0;ABS([.B5])&lt;1E-307);&quot;&quot;&amp;[.B5]=&quot;&quot;&amp;[.P5]))));[.O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0" table:number-columns-repeated="7"/>
          <table:table-cell table:style-name="ce16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5" table:formula="of:=RANK([.C7];[.D7:.H7];[.I7])" office:value-type="float" office:value="5">
            <text:p>5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0">
            <text:p>0</text:p>
          </table:table-cell>
          <table:table-cell table:style-name="ce16" office:value-type="float" office:value="7">
            <text:p>7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7]);[.A7];[.M7])" office:value-type="float" office:value="5">
            <text:p>5</text:p>
          </table:table-cell>
          <table:table-cell table:formula="of:=IF(ISBLANK([.O7]);IF(ISERROR([.B7]);&quot;Err:&quot;&amp;ORG.OPENOFFICE.ERRORTYPE([.B7])=[.M7];OR([.P7]=[.B7];IF(AND(ISNUMBER([.P7]);ISNUMBER([.B7]));OR(AND([.P7]=0;ABS([.B7])&lt;1E-307);&quot;&quot;&amp;[.B7]=&quot;&quot;&amp;[.P7]))));[.O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table:formula="of:=RANK([.C8];[.D8:.H8];[.I8])" office:value-type="float" office:value="1">
            <text:p>1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6" office:value-type="float" office:value="7">
            <text:p>7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8]);[.A8];[.M8])" office:value-type="float" office:value="1">
            <text:p>1</text:p>
          </table:table-cell>
          <table:table-cell table:formula="of:=IF(ISBLANK([.O8]);IF(ISERROR([.B8]);&quot;Err:&quot;&amp;ORG.OPENOFFICE.ERRORTYPE([.B8])=[.M8];OR([.P8]=[.B8];IF(AND(ISNUMBER([.P8]);ISNUMBER([.B8]));OR(AND([.P8]=0;ABS([.B8])&lt;1E-307);&quot;&quot;&amp;[.B8]=&quot;&quot;&amp;[.P8]))));[.O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table:formula="of:=RANK([.C9];[.D9:.H9];[.I9])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6" office:value-type="float" office:value="7">
            <text:p>7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9]);[.A9];[.M9])" office:value-type="float" office:value="2">
            <text:p>2</text:p>
          </table:table-cell>
          <table:table-cell table:formula="of:=IF(ISBLANK([.O9]);IF(ISERROR([.B9]);&quot;Err:&quot;&amp;ORG.OPENOFFICE.ERRORTYPE([.B9])=[.M9];OR([.P9]=[.B9];IF(AND(ISNUMBER([.P9]);ISNUMBER([.B9]));OR(AND([.P9]=0;ABS([.B9])&lt;1E-307);&quot;&quot;&amp;[.B9]=&quot;&quot;&amp;[.P9]))));[.O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5" table:formula="of:=RANK([.C10];[.D10:.H10];[.I10])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6" office:value-type="float" office:value="7">
            <text:p>7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10]);[.A10];[.M10])" office:value-type="float" office:value="3">
            <text:p>3</text:p>
          </table:table-cell>
          <table:table-cell table:formula="of:=IF(ISBLANK([.O10]);IF(ISERROR([.B10]);&quot;Err:&quot;&amp;ORG.OPENOFFICE.ERRORTYPE([.B10])=[.M10];OR([.P10]=[.B10];IF(AND(ISNUMBER([.P10]);ISNUMBER([.B10]));OR(AND([.P10]=0;ABS([.B10])&lt;1E-307);&quot;&quot;&amp;[.B10]=&quot;&quot;&amp;[.P10]))));[.O1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5" table:formula="of:=RANK([.C11];[.D11:.H11];[.I11])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6" office:value-type="float" office:value="7">
            <text:p>7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11]);[.A11];[.M11])" office:value-type="float" office:value="5">
            <text:p>5</text:p>
          </table:table-cell>
          <table:table-cell table:formula="of:=IF(ISBLANK([.O11]);IF(ISERROR([.B11]);&quot;Err:&quot;&amp;ORG.OPENOFFICE.ERRORTYPE([.B11])=[.M11];OR([.P11]=[.B11];IF(AND(ISNUMBER([.P11]);ISNUMBER([.B11]));OR(AND([.P11]=0;ABS([.B11])&lt;1E-307);&quot;&quot;&amp;[.B11]=&quot;&quot;&amp;[.P11]))));[.O1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0" table:number-columns-repeated="7"/>
          <table:table-cell table:style-name="ce16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table:formula="of:=RANK([.C13];[.D13])" office:value-type="float" office:value="1">
            <text:p>1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6">
            <text:p>6</text:p>
          </table:table-cell>
          <table:table-cell table:style-name="ce10" table:number-columns-repeated="5"/>
          <table:table-cell table:style-name="ce16" office:value-type="float" office:value="2">
            <text:p>2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13]);[.A13];[.M13])" office:value-type="float" office:value="1">
            <text:p>1</text:p>
          </table:table-cell>
          <table:table-cell table:formula="of:=IF(ISBLANK([.O13]);IF(ISERROR([.B13]);&quot;Err:&quot;&amp;ORG.OPENOFFICE.ERRORTYPE([.B13])=[.M13];OR([.P13]=[.B13];IF(AND(ISNUMBER([.P13]);ISNUMBER([.B13]));OR(AND([.P13]=0;ABS([.B13])&lt;1E-307);&quot;&quot;&amp;[.B13]=&quot;&quot;&amp;[.P13]))));[.O13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0" table:number-columns-repeated="7"/>
          <table:table-cell table:style-name="ce16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5" table:formula="of:=VARP([.C15])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6"/>
          <table:table-cell table:style-name="ce16" office:value-type="float" office:value="1">
            <text:p>1</text:p>
          </table:table-cell>
          <table:table-cell table:style-name="ce5" office:value-type="string">
            <text:p>VARP (does not support blanks!)</text:p>
          </table:table-cell>
          <table:table-cell table:style-name="ce5" office:value-type="string">
            <text:p>VARP</text:p>
          </table:table-cell>
          <table:table-cell table:style-name="ce18"/>
          <table:table-cell table:style-name="ce5"/>
          <table:table-cell table:style-name="ce5"/>
          <table:table-cell table:formula="of:=IF(ISBLANK([.M15]);[.A15];[.M15])" office:value-type="float" office:value="0">
            <text:p>0</text:p>
          </table:table-cell>
          <table:table-cell table:formula="of:=IF(ISBLANK([.O15]);IF(ISERROR([.B15]);&quot;Err:&quot;&amp;ORG.OPENOFFICE.ERRORTYPE([.B15])=[.M15];OR([.P15]=[.B15];IF(AND(ISNUMBER([.P15]);ISNUMBER([.B15]));OR(AND([.P15]=0;ABS([.B15])&lt;1E-307);&quot;&quot;&amp;[.B15]=&quot;&quot;&amp;[.P15]))));[.O1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5" table:formula="of:=VARP([.C16])" office:value-type="float" office:value="0">
            <text:p>0</text:p>
          </table:table-cell>
          <table:table-cell table:style-name="ce10" office:value-type="float" office:value="4">
            <text:p>4</text:p>
          </table:table-cell>
          <table:table-cell table:style-name="ce10" table:number-columns-repeated="6"/>
          <table:table-cell table:style-name="ce16" office:value-type="float" office:value="1">
            <text:p>1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16]);[.A16];[.M16])" office:value-type="float" office:value="0">
            <text:p>0</text:p>
          </table:table-cell>
          <table:table-cell table:formula="of:=IF(ISBLANK([.O16]);IF(ISERROR([.B16]);&quot;Err:&quot;&amp;ORG.OPENOFFICE.ERRORTYPE([.B16])=[.M16];OR([.P16]=[.B16];IF(AND(ISNUMBER([.P16]);ISNUMBER([.B16]));OR(AND([.P16]=0;ABS([.B16])&lt;1E-307);&quot;&quot;&amp;[.B16]=&quot;&quot;&amp;[.P16]))));[.O1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0" table:number-columns-repeated="7"/>
          <table:table-cell table:style-name="ce16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25">
            <text:p>0.25</text:p>
          </table:table-cell>
          <table:table-cell table:style-name="ce5" table:formula="of:=VARP([.C18];[.D18])" office:value-type="float" office:value="0.25">
            <text:p>0.25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5"/>
          <table:table-cell table:style-name="ce16" office:value-type="float" office:value="2">
            <text:p>2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18]);[.A18];[.M18])" office:value-type="float" office:value="0.25">
            <text:p>0.25</text:p>
          </table:table-cell>
          <table:table-cell table:formula="of:=IF(ISBLANK([.O18]);IF(ISERROR([.B18]);&quot;Err:&quot;&amp;ORG.OPENOFFICE.ERRORTYPE([.B18])=[.M18];OR([.P18]=[.B18];IF(AND(ISNUMBER([.P18]);ISNUMBER([.B18]));OR(AND([.P18]=0;ABS([.B18])&lt;1E-307);&quot;&quot;&amp;[.B18]=&quot;&quot;&amp;[.P18]))));[.O1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25">
            <text:p>0.25</text:p>
          </table:table-cell>
          <table:table-cell table:style-name="ce5" table:formula="of:=VARP([.C19];[.D19])" office:value-type="float" office:value="0.25">
            <text:p>0.25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table:number-columns-repeated="5"/>
          <table:table-cell table:style-name="ce16" office:value-type="float" office:value="2">
            <text:p>2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19]);[.A19];[.M19])" office:value-type="float" office:value="0.25">
            <text:p>0.25</text:p>
          </table:table-cell>
          <table:table-cell table:formula="of:=IF(ISBLANK([.O19]);IF(ISERROR([.B19]);&quot;Err:&quot;&amp;ORG.OPENOFFICE.ERRORTYPE([.B19])=[.M19];OR([.P19]=[.B19];IF(AND(ISNUMBER([.P19]);ISNUMBER([.B19]));OR(AND([.P19]=0;ABS([.B19])&lt;1E-307);&quot;&quot;&amp;[.B19]=&quot;&quot;&amp;[.P19]))));[.O1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0" table:number-columns-repeated="7"/>
          <table:table-cell table:style-name="ce16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4.64">
            <text:p>4.64</text:p>
          </table:table-cell>
          <table:table-cell table:style-name="ce5" table:formula="of:=VARP([.C21:.E21];[.G21];[.I21])" office:value-type="float" office:value="4.64">
            <text:p>4.6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200">
            <text:p>200</text:p>
          </table:table-cell>
          <table:table-cell table:style-name="ce10" office:value-type="float" office:value="7">
            <text:p>7</text:p>
          </table:table-cell>
          <table:table-cell table:style-name="ce16" office:value-type="float" office:value="7">
            <text:p>7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21]);[.A21];[.M21])" office:value-type="float" office:value="4.64">
            <text:p>4.64</text:p>
          </table:table-cell>
          <table:table-cell table:formula="of:=IF(ISBLANK([.O21]);IF(ISERROR([.B21]);&quot;Err:&quot;&amp;ORG.OPENOFFICE.ERRORTYPE([.B21])=[.M21];OR([.P21]=[.B21];IF(AND(ISNUMBER([.P21]);ISNUMBER([.B21]));OR(AND([.P21]=0;ABS([.B21])&lt;1E-307);&quot;&quot;&amp;[.B21]=&quot;&quot;&amp;[.P21]))));[.O2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table:formula="of:=VARP([.C22:.E22];[.G22];[.I22])" office:value-type="float" office:value="2">
            <text:p>2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9">
            <text:p>9</text:p>
          </table:table-cell>
          <table:table-cell table:style-name="ce10"/>
          <table:table-cell table:style-name="ce10" office:value-type="float" office:value="10">
            <text:p>10</text:p>
          </table:table-cell>
          <table:table-cell table:style-name="ce16" office:value-type="float" office:value="7">
            <text:p>7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22]);[.A22];[.M22])" office:value-type="float" office:value="2">
            <text:p>2</text:p>
          </table:table-cell>
          <table:table-cell table:formula="of:=IF(ISBLANK([.O22]);IF(ISERROR([.B22]);&quot;Err:&quot;&amp;ORG.OPENOFFICE.ERRORTYPE([.B22])=[.M22];OR([.P22]=[.B22];IF(AND(ISNUMBER([.P22]);ISNUMBER([.B22]));OR(AND([.P22]=0;ABS([.B22])&lt;1E-307);&quot;&quot;&amp;[.B22]=&quot;&quot;&amp;[.P22]))));[.O2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0" table:number-columns-repeated="7"/>
          <table:table-cell table:style-name="ce16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5">
            <text:p>0.5</text:p>
          </table:table-cell>
          <table:table-cell table:style-name="ce5" table:formula="of:=VAR([.C24];[.D24])" office:value-type="float" office:value="0.5">
            <text:p>0.5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5"/>
          <table:table-cell table:style-name="ce16" office:value-type="float" office:value="2">
            <text:p>2</text:p>
          </table:table-cell>
          <table:table-cell table:style-name="ce5" office:value-type="string">
            <text:p>VAR (does not support blanks!)</text:p>
          </table:table-cell>
          <table:table-cell table:style-name="ce5" office:value-type="string">
            <text:p>VAR</text:p>
          </table:table-cell>
          <table:table-cell table:style-name="ce18"/>
          <table:table-cell table:style-name="ce5"/>
          <table:table-cell table:style-name="ce5"/>
          <table:table-cell table:formula="of:=IF(ISBLANK([.M24]);[.A24];[.M24])" office:value-type="float" office:value="0.5">
            <text:p>0.5</text:p>
          </table:table-cell>
          <table:table-cell table:formula="of:=IF(ISBLANK([.O24]);IF(ISERROR([.B24]);&quot;Err:&quot;&amp;ORG.OPENOFFICE.ERRORTYPE([.B24])=[.M24];OR([.P24]=[.B24];IF(AND(ISNUMBER([.P24]);ISNUMBER([.B24]));OR(AND([.P24]=0;ABS([.B24])&lt;1E-307);&quot;&quot;&amp;[.B24]=&quot;&quot;&amp;[.P24]))));[.O2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5">
            <text:p>0.5</text:p>
          </table:table-cell>
          <table:table-cell table:style-name="ce5" table:formula="of:=VAR([.C25];[.D25])" office:value-type="float" office:value="0.5">
            <text:p>0.5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table:number-columns-repeated="5"/>
          <table:table-cell table:style-name="ce16" office:value-type="float" office:value="2">
            <text:p>2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25]);[.A25];[.M25])" office:value-type="float" office:value="0.5">
            <text:p>0.5</text:p>
          </table:table-cell>
          <table:table-cell table:formula="of:=IF(ISBLANK([.O25]);IF(ISERROR([.B25]);&quot;Err:&quot;&amp;ORG.OPENOFFICE.ERRORTYPE([.B25])=[.M25];OR([.P25]=[.B25];IF(AND(ISNUMBER([.P25]);ISNUMBER([.B25]));OR(AND([.P25]=0;ABS([.B25])&lt;1E-307);&quot;&quot;&amp;[.B25]=&quot;&quot;&amp;[.P25]))));[.O2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0" table:number-columns-repeated="7"/>
          <table:table-cell table:style-name="ce16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5.8">
            <text:p>5.8</text:p>
          </table:table-cell>
          <table:table-cell table:style-name="ce5" table:formula="of:=VAR([.C27:.E27];[.G27];[.I27])" office:value-type="float" office:value="5.8">
            <text:p>5.8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200">
            <text:p>200</text:p>
          </table:table-cell>
          <table:table-cell table:style-name="ce10" office:value-type="float" office:value="7">
            <text:p>7</text:p>
          </table:table-cell>
          <table:table-cell table:style-name="ce16" office:value-type="float" office:value="7">
            <text:p>7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27]);[.A27];[.M27])" office:value-type="float" office:value="5.8">
            <text:p>5.8</text:p>
          </table:table-cell>
          <table:table-cell table:formula="of:=IF(ISBLANK([.O27]);IF(ISERROR([.B27]);&quot;Err:&quot;&amp;ORG.OPENOFFICE.ERRORTYPE([.B27])=[.M27];OR([.P27]=[.B27];IF(AND(ISNUMBER([.P27]);ISNUMBER([.B27]));OR(AND([.P27]=0;ABS([.B27])&lt;1E-307);&quot;&quot;&amp;[.B27]=&quot;&quot;&amp;[.P27]))));[.O2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2.5">
            <text:p>2.5</text:p>
          </table:table-cell>
          <table:table-cell table:style-name="ce5" table:formula="of:=VAR([.C28:.E28];[.G28];[.I28])" office:value-type="float" office:value="2.5">
            <text:p>2.5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9">
            <text:p>9</text:p>
          </table:table-cell>
          <table:table-cell table:style-name="ce10"/>
          <table:table-cell table:style-name="ce10" office:value-type="float" office:value="10">
            <text:p>10</text:p>
          </table:table-cell>
          <table:table-cell table:style-name="ce16" office:value-type="float" office:value="7">
            <text:p>7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28]);[.A28];[.M28])" office:value-type="float" office:value="2.5">
            <text:p>2.5</text:p>
          </table:table-cell>
          <table:table-cell table:formula="of:=IF(ISBLANK([.O28]);IF(ISERROR([.B28]);&quot;Err:&quot;&amp;ORG.OPENOFFICE.ERRORTYPE([.B28])=[.M28];OR([.P28]=[.B28];IF(AND(ISNUMBER([.P28]);ISNUMBER([.B28]));OR(AND([.P28]=0;ABS([.B28])&lt;1E-307);&quot;&quot;&amp;[.B28]=&quot;&quot;&amp;[.P28]))));[.O2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0" table:number-columns-repeated="7"/>
          <table:table-cell table:style-name="ce16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2.82842712474619">
            <text:p>2.82843</text:p>
          </table:table-cell>
          <table:table-cell table:style-name="ce5" table:formula="of:=STDEV([.C30];[.D30])" office:value-type="float" office:value="2.82842712474619">
            <text:p>2.82843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3">
            <text:p>3</text:p>
          </table:table-cell>
          <table:table-cell table:style-name="ce10" table:number-columns-repeated="5"/>
          <table:table-cell table:style-name="ce16" office:value-type="float" office:value="2">
            <text:p>2</text:p>
          </table:table-cell>
          <table:table-cell table:style-name="ce5" office:value-type="string">
            <text:p>STDEV (does not support blanks!)</text:p>
          </table:table-cell>
          <table:table-cell table:style-name="ce5" office:value-type="string">
            <text:p>STDEV</text:p>
          </table:table-cell>
          <table:table-cell table:style-name="ce18"/>
          <table:table-cell table:style-name="ce5"/>
          <table:table-cell table:style-name="ce5"/>
          <table:table-cell table:formula="of:=IF(ISBLANK([.M30]);[.A30];[.M30])" office:value-type="float" office:value="2.82842712474619">
            <text:p>2.82843</text:p>
          </table:table-cell>
          <table:table-cell table:formula="of:=IF(ISBLANK([.O30]);IF(ISERROR([.B30]);&quot;Err:&quot;&amp;ORG.OPENOFFICE.ERRORTYPE([.B30])=[.M30];OR([.P30]=[.B30];IF(AND(ISNUMBER([.P30]);ISNUMBER([.B30]));OR(AND([.P30]=0;ABS([.B30])&lt;1E-307);&quot;&quot;&amp;[.B30]=&quot;&quot;&amp;[.P30]))));[.O3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2.08166599946613">
            <text:p>2.08167</text:p>
          </table:table-cell>
          <table:table-cell table:style-name="ce5" table:formula="of:=STDEV([.C31];[.D31];[.E31])" office:value-type="float" office:value="2.08166599946613">
            <text:p>2.08167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0">
            <office:annotation draw:style-name="gr1" draw:text-style-name="P1" svg:width="3.553cm" svg:height="1.985cm" svg:x="11.384cm" svg:y="13.909cm" draw:caption-point-x="2.541cm" draw:caption-point-y="0.387cm">
              <dc:date>2007-11-27T00:00:00</dc:date>
              <text:p text:style-name="P1"><text:span text:style-name="T1">vkorenev:</text:span></text:p>
              <text:p text:style-name="P1"><text:span text:style-name="T2">TODO: Test empty cell</text:span></text:p>
            </office:annotation>
            <text:p>0</text:p>
          </table:table-cell>
          <table:table-cell table:style-name="ce10" office:value-type="float" office:value="3">
            <text:p>3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31]);[.A31];[.M31])" office:value-type="float" office:value="2.08166599946613">
            <text:p>2.08167</text:p>
          </table:table-cell>
          <table:table-cell table:formula="of:=IF(ISBLANK([.O31]);IF(ISERROR([.B31]);&quot;Err:&quot;&amp;ORG.OPENOFFICE.ERRORTYPE([.B31])=[.M31];OR([.P31]=[.B31];IF(AND(ISNUMBER([.P31]);ISNUMBER([.B31]));OR(AND([.P31]=0;ABS([.B31])&lt;1E-307);&quot;&quot;&amp;[.B31]=&quot;&quot;&amp;[.P31]))));[.O3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0" table:number-columns-repeated="7"/>
          <table:table-cell table:style-name="ce16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40.6887182796177">
            <text:p>40.68872</text:p>
          </table:table-cell>
          <table:table-cell table:style-name="ce5" table:formula="of:=STDEV([.C33:.E33];[.F33:.H33];[.I33])" office:value-type="float" office:value="40.6887182796177">
            <text:p>40.68872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5.45">
            <text:p>5.45</text:p>
          </table:table-cell>
          <table:table-cell table:style-name="ce10" office:value-type="float" office:value="7.62">
            <text:p>7.62</text:p>
          </table:table-cell>
          <table:table-cell table:style-name="ce10" office:value-type="float" office:value="12.7">
            <text:p>12.7</text:p>
          </table:table-cell>
          <table:table-cell table:style-name="ce10" office:value-type="float" office:value="14.5">
            <text:p>14.5</text:p>
          </table:table-cell>
          <table:table-cell table:style-name="ce10" office:value-type="float" office:value="-100">
            <text:p>-100</text:p>
          </table:table-cell>
          <table:table-cell table:style-name="ce16" office:value-type="float" office:value="7">
            <text:p>7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33]);[.A33];[.M33])" office:value-type="float" office:value="40.6887182796177">
            <text:p>40.68872</text:p>
          </table:table-cell>
          <table:table-cell table:formula="of:=IF(ISBLANK([.O33]);IF(ISERROR([.B33]);&quot;Err:&quot;&amp;ORG.OPENOFFICE.ERRORTYPE([.B33])=[.M33];OR([.P33]=[.B33];IF(AND(ISNUMBER([.P33]);ISNUMBER([.B33]));OR(AND([.P33]=0;ABS([.B33])&lt;1E-307);&quot;&quot;&amp;[.B33]=&quot;&quot;&amp;[.P33]))));[.O33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4.15187851918806">
            <text:p>4.15188</text:p>
          </table:table-cell>
          <table:table-cell table:style-name="ce5" table:formula="of:=STDEV([.C34:.E34];[.F34:.H34];[.I34])" office:value-type="float" office:value="4.15187851918806">
            <text:p>4.15188</text:p>
          </table:table-cell>
          <table:table-cell table:style-name="ce10" office:value-type="float" office:value="-10">
            <text:p>-10</text:p>
          </table:table-cell>
          <table:table-cell table:style-name="ce10" office:value-type="float" office:value="0">
            <office:annotation draw:style-name="gr1" draw:text-style-name="P1" svg:width="3.553cm" svg:height="1.985cm" svg:x="11.384cm" svg:y="15.276cm" draw:caption-point-x="2.541cm" draw:caption-point-y="0.412cm">
              <dc:date>2007-11-27T00:00:00</dc:date>
              <text:p text:style-name="P1"><text:span text:style-name="T1">vkorenev:</text:span></text:p>
              <text:p text:style-name="P1"><text:span text:style-name="T2">TODO: Test empty cell</text:span></text:p>
            </office:annotation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-2">
            <text:p>-2</text:p>
          </table:table-cell>
          <table:table-cell table:style-name="ce10" office:value-type="float" office:value="3">
            <text:p>3</text:p>
          </table:table-cell>
          <table:table-cell table:style-name="ce16" office:value-type="float" office:value="7">
            <text:p>7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34]);[.A34];[.M34])" office:value-type="float" office:value="4.15187851918806">
            <text:p>4.15188</text:p>
          </table:table-cell>
          <table:table-cell table:formula="of:=IF(ISBLANK([.O34]);IF(ISERROR([.B34]);&quot;Err:&quot;&amp;ORG.OPENOFFICE.ERRORTYPE([.B34])=[.M34];OR([.P34]=[.B34];IF(AND(ISNUMBER([.P34]);ISNUMBER([.B34]));OR(AND([.P34]=0;ABS([.B34])&lt;1E-307);&quot;&quot;&amp;[.B34]=&quot;&quot;&amp;[.P34]))));[.O3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0" table:number-columns-repeated="7"/>
          <table:table-cell table:style-name="ce16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5" table:formula="of:=STDEVP([.C36])" office:value-type="float" office:value="0">
            <text:p>0</text:p>
          </table:table-cell>
          <table:table-cell table:style-name="ce10" office:value-type="float" office:value="7">
            <text:p>7</text:p>
          </table:table-cell>
          <table:table-cell table:style-name="ce10" table:number-columns-repeated="6"/>
          <table:table-cell table:style-name="ce16" office:value-type="float" office:value="1">
            <text:p>1</text:p>
          </table:table-cell>
          <table:table-cell table:style-name="ce5" office:value-type="string">
            <text:p>STDEVP (does not support blanks!)</text:p>
          </table:table-cell>
          <table:table-cell table:style-name="ce5" office:value-type="string">
            <text:p>STDEVP</text:p>
          </table:table-cell>
          <table:table-cell table:style-name="ce18"/>
          <table:table-cell table:style-name="ce5"/>
          <table:table-cell table:style-name="ce5"/>
          <table:table-cell table:formula="of:=IF(ISBLANK([.M36]);[.A36];[.M36])" office:value-type="float" office:value="0">
            <text:p>0</text:p>
          </table:table-cell>
          <table:table-cell table:formula="of:=IF(ISBLANK([.O36]);IF(ISERROR([.B36]);&quot;Err:&quot;&amp;ORG.OPENOFFICE.ERRORTYPE([.B36])=[.M36];OR([.P36]=[.B36];IF(AND(ISNUMBER([.P36]);ISNUMBER([.B36]));OR(AND([.P36]=0;ABS([.B36])&lt;1E-307);&quot;&quot;&amp;[.B36]=&quot;&quot;&amp;[.P36]))));[.O3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.5">
            <text:p>1.5</text:p>
          </table:table-cell>
          <table:table-cell table:style-name="ce5" table:formula="of:=STDEVP([.C37];[.D37])" office:value-type="float" office:value="1.5">
            <text:p>1.5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5">
            <text:p>5</text:p>
          </table:table-cell>
          <table:table-cell table:style-name="ce10" table:number-columns-repeated="5"/>
          <table:table-cell table:style-name="ce16" office:value-type="float" office:value="2">
            <text:p>2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37]);[.A37];[.M37])" office:value-type="float" office:value="1.5">
            <text:p>1.5</text:p>
          </table:table-cell>
          <table:table-cell table:formula="of:=IF(ISBLANK([.O37]);IF(ISERROR([.B37]);&quot;Err:&quot;&amp;ORG.OPENOFFICE.ERRORTYPE([.B37])=[.M37];OR([.P37]=[.B37];IF(AND(ISNUMBER([.P37]);ISNUMBER([.B37]));OR(AND([.P37]=0;ABS([.B37])&lt;1E-307);&quot;&quot;&amp;[.B37]=&quot;&quot;&amp;[.P37]))));[.O3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2.05480466765633">
            <text:p>2.05480</text:p>
          </table:table-cell>
          <table:table-cell table:style-name="ce5" table:formula="of:=STDEVP([.C38];[.D38];[.E38])" office:value-type="float" office:value="2.05480466765633">
            <text:p>2.0548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office:annotation draw:style-name="gr1" draw:text-style-name="P1" svg:width="3.553cm" svg:height="1.986cm" svg:x="11.384cm" svg:y="17.114cm" draw:caption-point-x="2.541cm" draw:caption-point-y="0.437cm">
              <dc:date>2007-11-27T00:00:00</dc:date>
              <text:p text:style-name="P1"><text:span text:style-name="T1">vkorenev:</text:span></text:p>
              <text:p text:style-name="P1"><text:span text:style-name="T2">TODO: Test empty cell</text:span></text:p>
            </office:annotation>
            <text:p>0</text:p>
          </table:table-cell>
          <table:table-cell table:style-name="ce10" office:value-type="float" office:value="5">
            <text:p>5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38]);[.A38];[.M38])" office:value-type="float" office:value="2.05480466765633">
            <text:p>2.05480</text:p>
          </table:table-cell>
          <table:table-cell table:formula="of:=IF(ISBLANK([.O38]);IF(ISERROR([.B38]);&quot;Err:&quot;&amp;ORG.OPENOFFICE.ERRORTYPE([.B38])=[.M38];OR([.P38]=[.B38];IF(AND(ISNUMBER([.P38]);ISNUMBER([.B38]));OR(AND([.P38]=0;ABS([.B38])&lt;1E-307);&quot;&quot;&amp;[.B38]=&quot;&quot;&amp;[.P38]))));[.O3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0" table:number-columns-repeated="7"/>
          <table:table-cell table:style-name="ce16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37.6704332172529">
            <text:p>37.67043</text:p>
          </table:table-cell>
          <table:table-cell table:style-name="ce5" table:formula="of:=STDEVP([.C40:.E40];[.F40:.H40];[.I40])" office:value-type="float" office:value="37.6704332172529">
            <text:p>37.67043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5.45">
            <text:p>5.45</text:p>
          </table:table-cell>
          <table:table-cell table:style-name="ce10" office:value-type="float" office:value="7.62">
            <text:p>7.62</text:p>
          </table:table-cell>
          <table:table-cell table:style-name="ce10" office:value-type="float" office:value="12.7">
            <text:p>12.7</text:p>
          </table:table-cell>
          <table:table-cell table:style-name="ce10" office:value-type="float" office:value="14.5">
            <text:p>14.5</text:p>
          </table:table-cell>
          <table:table-cell table:style-name="ce10" office:value-type="float" office:value="-100">
            <text:p>-100</text:p>
          </table:table-cell>
          <table:table-cell table:style-name="ce16" office:value-type="float" office:value="7">
            <text:p>7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40]);[.A40];[.M40])" office:value-type="float" office:value="37.6704332172529">
            <text:p>37.67043</text:p>
          </table:table-cell>
          <table:table-cell table:formula="of:=IF(ISBLANK([.O40]);IF(ISERROR([.B40]);&quot;Err:&quot;&amp;ORG.OPENOFFICE.ERRORTYPE([.B40])=[.M40];OR([.P40]=[.B40];IF(AND(ISNUMBER([.P40]);ISNUMBER([.B40]));OR(AND([.P40]=0;ABS([.B40])&lt;1E-307);&quot;&quot;&amp;[.B40]=&quot;&quot;&amp;[.P40]))));[.O4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3.8438925848782">
            <text:p>3.84389</text:p>
          </table:table-cell>
          <table:table-cell table:style-name="ce5" table:formula="of:=STDEVP([.C41:.E41];[.F41:.H41];[.I41])" office:value-type="float" office:value="3.8438925848782">
            <text:p>3.84389</text:p>
          </table:table-cell>
          <table:table-cell table:style-name="ce10" office:value-type="float" office:value="-10">
            <text:p>-10</text:p>
          </table:table-cell>
          <table:table-cell table:style-name="ce10" office:value-type="float" office:value="0">
            <office:annotation draw:style-name="gr1" draw:text-style-name="P1" svg:width="3.553cm" svg:height="1.986cm" svg:x="11.384cm" svg:y="18.481cm" draw:caption-point-x="2.541cm" draw:caption-point-y="0.462cm">
              <dc:date>2007-11-27T00:00:00</dc:date>
              <text:p text:style-name="P1"><text:span text:style-name="T1">vkorenev:</text:span></text:p>
              <text:p text:style-name="P1"><text:span text:style-name="T2">TODO: Test empty cell</text:span></text:p>
            </office:annotation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-2">
            <text:p>-2</text:p>
          </table:table-cell>
          <table:table-cell table:style-name="ce10" office:value-type="float" office:value="3">
            <text:p>3</text:p>
          </table:table-cell>
          <table:table-cell table:style-name="ce16" office:value-type="float" office:value="7">
            <text:p>7</text:p>
          </table:table-cell>
          <table:table-cell table:style-name="ce5" table:number-columns-repeated="2"/>
          <table:table-cell table:style-name="ce18"/>
          <table:table-cell table:style-name="ce5" office:value-type="string">
            <office:annotation draw:style-name="gr1" draw:text-style-name="P1" svg:width="3.553cm" svg:height="1.986cm" svg:x="36.186cm" svg:y="18.481cm" draw:caption-point-x="4.035cm" draw:caption-point-y="0.462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</text:p>
          </table:table-cell>
          <table:table-cell table:style-name="ce5"/>
          <table:table-cell table:formula="of:=IF(ISBLANK([.M41]);[.A41];[.M41])" office:value-type="float" office:value="3.8438925848782">
            <text:p>3.84389</text:p>
          </table:table-cell>
          <table:table-cell table:formula="of:=IF(ISBLANK([.O41]);IF(ISERROR([.B41]);&quot;Err:&quot;&amp;ORG.OPENOFFICE.ERRORTYPE([.B41])=[.M41];OR([.P41]=[.B41];IF(AND(ISNUMBER([.P41]);ISNUMBER([.B41]));OR(AND([.P41]=0;ABS([.B41])&lt;1E-307);&quot;&quot;&amp;[.B41]=&quot;&quot;&amp;[.P41]))));[.O4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0" table:number-columns-repeated="7"/>
          <table:table-cell table:style-name="ce16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5" table:formula="of:=AVEDEV([.C43])" office:value-type="float" office:value="0">
            <text:p>0</text:p>
          </table:table-cell>
          <table:table-cell table:style-name="ce10" office:value-type="float" office:value="40">
            <text:p>40</text:p>
          </table:table-cell>
          <table:table-cell table:style-name="ce10" table:number-columns-repeated="6"/>
          <table:table-cell table:style-name="ce16" office:value-type="float" office:value="1">
            <text:p>1</text:p>
          </table:table-cell>
          <table:table-cell table:style-name="ce5" office:value-type="string">
            <text:p>AVEDEV (does not support blanks!)</text:p>
          </table:table-cell>
          <table:table-cell table:style-name="ce5" office:value-type="string">
            <text:p>AVEDEV</text:p>
          </table:table-cell>
          <table:table-cell table:style-name="ce18"/>
          <table:table-cell table:style-name="ce5"/>
          <table:table-cell table:style-name="ce5"/>
          <table:table-cell table:formula="of:=IF(ISBLANK([.M43]);[.A43];[.M43])" office:value-type="float" office:value="0">
            <text:p>0</text:p>
          </table:table-cell>
          <table:table-cell table:formula="of:=IF(ISBLANK([.O43]);IF(ISERROR([.B43]);&quot;Err:&quot;&amp;ORG.OPENOFFICE.ERRORTYPE([.B43])=[.M43];OR([.P43]=[.B43];IF(AND(ISNUMBER([.P43]);ISNUMBER([.B43]));OR(AND([.P43]=0;ABS([.B43])&lt;1E-307);&quot;&quot;&amp;[.B43]=&quot;&quot;&amp;[.P43]))));[.O43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table:formula="of:=AVEDEV([.C44];[.D44])" office:value-type="float" office:value="2">
            <text:p>2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3">
            <text:p>3</text:p>
          </table:table-cell>
          <table:table-cell table:style-name="ce10" table:number-columns-repeated="5"/>
          <table:table-cell table:style-name="ce16" office:value-type="float" office:value="2">
            <text:p>2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44]);[.A44];[.M44])" office:value-type="float" office:value="2">
            <text:p>2</text:p>
          </table:table-cell>
          <table:table-cell table:formula="of:=IF(ISBLANK([.O44]);IF(ISERROR([.B44]);&quot;Err:&quot;&amp;ORG.OPENOFFICE.ERRORTYPE([.B44])=[.M44];OR([.P44]=[.B44];IF(AND(ISNUMBER([.P44]);ISNUMBER([.B44]));OR(AND([.P44]=0;ABS([.B44])&lt;1E-307);&quot;&quot;&amp;[.B44]=&quot;&quot;&amp;[.P44]))));[.O4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.55555555555556">
            <text:p>1.55556</text:p>
          </table:table-cell>
          <table:table-cell table:style-name="ce5" table:formula="of:=AVEDEV([.C45];[.D45];[.E45])" office:value-type="float" office:value="1.55555555555556">
            <text:p>1.55556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0">
            <office:annotation draw:style-name="gr1" draw:text-style-name="P1" svg:width="3.553cm" svg:height="1.986cm" svg:x="11.384cm" svg:y="20.319cm" draw:caption-point-x="2.541cm" draw:caption-point-y="0.486cm">
              <dc:date>2007-11-27T00:00:00</dc:date>
              <text:p text:style-name="P1"><text:span text:style-name="T1">vkorenev:</text:span></text:p>
              <text:p text:style-name="P1"><text:span text:style-name="T2">TODO: Test empty cell</text:span></text:p>
            </office:annotation>
            <text:p>0</text:p>
          </table:table-cell>
          <table:table-cell table:style-name="ce10" office:value-type="float" office:value="3">
            <text:p>3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45]);[.A45];[.M45])" office:value-type="float" office:value="1.55555555555556">
            <text:p>1.55556</text:p>
          </table:table-cell>
          <table:table-cell table:formula="of:=IF(ISBLANK([.O45]);IF(ISERROR([.B45]);&quot;Err:&quot;&amp;ORG.OPENOFFICE.ERRORTYPE([.B45])=[.M45];OR([.P45]=[.B45];IF(AND(ISNUMBER([.P45]);ISNUMBER([.B45]));OR(AND([.P45]=0;ABS([.B45])&lt;1E-307);&quot;&quot;&amp;[.B45]=&quot;&quot;&amp;[.P45]))));[.O4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0" table:number-columns-repeated="7"/>
          <table:table-cell table:style-name="ce16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26.0926530612245">
            <text:p>26.09265</text:p>
          </table:table-cell>
          <table:table-cell table:style-name="ce5" table:formula="of:=AVEDEV([.C47:.E47];[.F47:.H47];[.I47])" office:value-type="float" office:value="26.0926530612245">
            <text:p>26.09265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5.45">
            <text:p>5.45</text:p>
          </table:table-cell>
          <table:table-cell table:style-name="ce10" office:value-type="float" office:value="7.62">
            <text:p>7.62</text:p>
          </table:table-cell>
          <table:table-cell table:style-name="ce10" office:value-type="float" office:value="12.7">
            <text:p>12.7</text:p>
          </table:table-cell>
          <table:table-cell table:style-name="ce10" office:value-type="float" office:value="14.5">
            <text:p>14.5</text:p>
          </table:table-cell>
          <table:table-cell table:style-name="ce10" office:value-type="float" office:value="-100">
            <text:p>-100</text:p>
          </table:table-cell>
          <table:table-cell table:style-name="ce16" office:value-type="float" office:value="7">
            <text:p>7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47]);[.A47];[.M47])" office:value-type="float" office:value="26.0926530612245">
            <text:p>26.09265</text:p>
          </table:table-cell>
          <table:table-cell table:formula="of:=IF(ISBLANK([.O47]);IF(ISERROR([.B47]);&quot;Err:&quot;&amp;ORG.OPENOFFICE.ERRORTYPE([.B47])=[.M47];OR([.P47]=[.B47];IF(AND(ISNUMBER([.P47]);ISNUMBER([.B47]));OR(AND([.P47]=0;ABS([.B47])&lt;1E-307);&quot;&quot;&amp;[.B47]=&quot;&quot;&amp;[.P47]))));[.O4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2.69387755102041">
            <text:p>2.69388</text:p>
          </table:table-cell>
          <table:table-cell table:style-name="ce5" table:formula="of:=AVEDEV([.C48:.E48];[.F48:.H48];[.I48])" office:value-type="float" office:value="2.69387755102041">
            <text:p>2.69388</text:p>
          </table:table-cell>
          <table:table-cell table:style-name="ce10" office:value-type="float" office:value="-10">
            <text:p>-10</text:p>
          </table:table-cell>
          <table:table-cell table:style-name="ce10" office:value-type="float" office:value="0">
            <office:annotation draw:style-name="gr1" draw:text-style-name="P1" svg:width="3.553cm" svg:height="1.986cm" svg:x="11.384cm" svg:y="21.686cm" draw:caption-point-x="2.541cm" draw:caption-point-y="0.511cm">
              <dc:date>2007-11-27T00:00:00</dc:date>
              <text:p text:style-name="P1"><text:span text:style-name="T1">vkorenev:</text:span></text:p>
              <text:p text:style-name="P1"><text:span text:style-name="T2">TODO: Test empty cell</text:span></text:p>
            </office:annotation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-2">
            <text:p>-2</text:p>
          </table:table-cell>
          <table:table-cell table:style-name="ce10" office:value-type="float" office:value="3">
            <text:p>3</text:p>
          </table:table-cell>
          <table:table-cell table:style-name="ce16" office:value-type="float" office:value="7">
            <text:p>7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48]);[.A48];[.M48])" office:value-type="float" office:value="2.69387755102041">
            <text:p>2.69388</text:p>
          </table:table-cell>
          <table:table-cell table:formula="of:=IF(ISBLANK([.O48]);IF(ISERROR([.B48]);&quot;Err:&quot;&amp;ORG.OPENOFFICE.ERRORTYPE([.B48])=[.M48];OR([.P48]=[.B48];IF(AND(ISNUMBER([.P48]);ISNUMBER([.B48]));OR(AND([.P48]=0;ABS([.B48])&lt;1E-307);&quot;&quot;&amp;[.B48]=&quot;&quot;&amp;[.P48]))));[.O4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0" table:number-columns-repeated="7"/>
          <table:table-cell table:style-name="ce16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5" table:formula="of:=DEVSQ([.C50])" office:value-type="float" office:value="0">
            <text:p>0</text:p>
          </table:table-cell>
          <table:table-cell table:style-name="ce10" office:value-type="float" office:value="40">
            <text:p>40</text:p>
          </table:table-cell>
          <table:table-cell table:style-name="ce10" table:number-columns-repeated="6"/>
          <table:table-cell table:style-name="ce16" office:value-type="float" office:value="1">
            <text:p>1</text:p>
          </table:table-cell>
          <table:table-cell table:style-name="ce5" office:value-type="string">
            <text:p>DEVSQ (does not support blanks!)</text:p>
          </table:table-cell>
          <table:table-cell table:style-name="ce5" office:value-type="string">
            <text:p>DEVSQ</text:p>
          </table:table-cell>
          <table:table-cell table:style-name="ce18"/>
          <table:table-cell table:style-name="ce5"/>
          <table:table-cell table:style-name="ce5"/>
          <table:table-cell table:formula="of:=IF(ISBLANK([.M50]);[.A50];[.M50])" office:value-type="float" office:value="0">
            <text:p>0</text:p>
          </table:table-cell>
          <table:table-cell table:formula="of:=IF(ISBLANK([.O50]);IF(ISERROR([.B50]);&quot;Err:&quot;&amp;ORG.OPENOFFICE.ERRORTYPE([.B50])=[.M50];OR([.P50]=[.B50];IF(AND(ISNUMBER([.P50]);ISNUMBER([.B50]));OR(AND([.P50]=0;ABS([.B50])&lt;1E-307);&quot;&quot;&amp;[.B50]=&quot;&quot;&amp;[.P50]))));[.O5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5" table:formula="of:=DEVSQ([.C51];[.D51])" office:value-type="float" office:value="8">
            <text:p>8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3">
            <text:p>3</text:p>
          </table:table-cell>
          <table:table-cell table:style-name="ce10" table:number-columns-repeated="5"/>
          <table:table-cell table:style-name="ce16" office:value-type="float" office:value="2">
            <text:p>2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51]);[.A51];[.M51])" office:value-type="float" office:value="8">
            <text:p>8</text:p>
          </table:table-cell>
          <table:table-cell table:formula="of:=IF(ISBLANK([.O51]);IF(ISERROR([.B51]);&quot;Err:&quot;&amp;ORG.OPENOFFICE.ERRORTYPE([.B51])=[.M51];OR([.P51]=[.B51];IF(AND(ISNUMBER([.P51]);ISNUMBER([.B51]));OR(AND([.P51]=0;ABS([.B51])&lt;1E-307);&quot;&quot;&amp;[.B51]=&quot;&quot;&amp;[.P51]))));[.O5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8.66666666666667">
            <text:p>8.66667</text:p>
          </table:table-cell>
          <table:table-cell table:style-name="ce5" table:formula="of:=DEVSQ([.C52];[.D52];[.E52])" office:value-type="float" office:value="8.66666666666667">
            <text:p>8.66667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0">
            <office:annotation draw:style-name="gr1" draw:text-style-name="P1" svg:width="3.553cm" svg:height="1.985cm" svg:x="11.384cm" svg:y="23.525cm" draw:caption-point-x="2.541cm" draw:caption-point-y="0.535cm">
              <dc:date>2007-11-27T00:00:00</dc:date>
              <text:p text:style-name="P1"><text:span text:style-name="T1">vkorenev:</text:span></text:p>
              <text:p text:style-name="P1"><text:span text:style-name="T2">TODO: Test empty cell</text:span></text:p>
            </office:annotation>
            <text:p>0</text:p>
          </table:table-cell>
          <table:table-cell table:style-name="ce10" office:value-type="float" office:value="3">
            <text:p>3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 office:value-type="string">
            <office:annotation draw:style-name="gr1" draw:text-style-name="P1" svg:width="3.553cm" svg:height="1.985cm" svg:x="36.186cm" svg:y="23.525cm" draw:caption-point-x="4.035cm" draw:caption-point-y="0.535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 table:style-name="ce5"/>
          <table:table-cell table:formula="of:=IF(ISBLANK([.M52]);[.A52];[.M52])" office:value-type="float" office:value="8.66666666666667">
            <text:p>8.66667</text:p>
          </table:table-cell>
          <table:table-cell table:formula="of:=IF(ISBLANK([.O52]);IF(ISERROR([.B52]);&quot;Err:&quot;&amp;ORG.OPENOFFICE.ERRORTYPE([.B52])=[.M52];OR([.P52]=[.B52];IF(AND(ISNUMBER([.P52]);ISNUMBER([.B52]));OR(AND([.P52]=0;ABS([.B52])&lt;1E-307);&quot;&quot;&amp;[.B52]=&quot;&quot;&amp;[.P52]))));[.O5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0" table:number-columns-repeated="7"/>
          <table:table-cell table:style-name="ce16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9933.43077142857">
            <text:p>9933.43077</text:p>
          </table:table-cell>
          <table:table-cell table:style-name="ce5" table:formula="of:=DEVSQ([.C54:.E54];[.F54:.H54];[.I54])" office:value-type="float" office:value="9933.43077142857">
            <text:p>9933.43077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5.45">
            <text:p>5.45</text:p>
          </table:table-cell>
          <table:table-cell table:style-name="ce10" office:value-type="float" office:value="7.62">
            <text:p>7.62</text:p>
          </table:table-cell>
          <table:table-cell table:style-name="ce10" office:value-type="float" office:value="12.7">
            <text:p>12.7</text:p>
          </table:table-cell>
          <table:table-cell table:style-name="ce10" office:value-type="float" office:value="14.5">
            <text:p>14.5</text:p>
          </table:table-cell>
          <table:table-cell table:style-name="ce10" office:value-type="float" office:value="-100">
            <text:p>-100</text:p>
          </table:table-cell>
          <table:table-cell table:style-name="ce16" office:value-type="float" office:value="7">
            <text:p>7</text:p>
          </table:table-cell>
          <table:table-cell table:style-name="ce5" table:number-columns-repeated="2"/>
          <table:table-cell table:style-name="ce18"/>
          <table:table-cell table:style-name="ce5" office:value-type="string">
            <office:annotation draw:style-name="gr1" draw:text-style-name="P1" svg:width="3.553cm" svg:height="1.958cm" svg:x="36.186cm" svg:y="24.448cm" draw:caption-point-x="4.035cm" draw:caption-point-y="0.533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5"/>
          <table:table-cell table:formula="of:=IF(ISBLANK([.M54]);[.A54];[.M54])" office:value-type="float" office:value="9933.43077142857">
            <text:p>9933.43077</text:p>
          </table:table-cell>
          <table:table-cell table:formula="of:=IF(ISBLANK([.O54]);IF(ISERROR([.B54]);&quot;Err:&quot;&amp;ORG.OPENOFFICE.ERRORTYPE([.B54])=[.M54];OR([.P54]=[.B54];IF(AND(ISNUMBER([.P54]);ISNUMBER([.B54]));OR(AND([.P54]=0;ABS([.B54])&lt;1E-307);&quot;&quot;&amp;[.B54]=&quot;&quot;&amp;[.P54]))));[.O5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03.428571428571">
            <text:p>103.42857</text:p>
          </table:table-cell>
          <table:table-cell table:style-name="ce5" table:formula="of:=DEVSQ([.C55:.E55];[.F55:.H55];[.I55])" office:value-type="float" office:value="103.428571428571">
            <text:p>103.42857</text:p>
          </table:table-cell>
          <table:table-cell table:style-name="ce10" office:value-type="float" office:value="-10">
            <text:p>-10</text:p>
          </table:table-cell>
          <table:table-cell table:style-name="ce10" office:value-type="float" office:value="0">
            <office:annotation draw:style-name="gr1" draw:text-style-name="P1" svg:width="3.553cm" svg:height="1.95cm" svg:x="11.384cm" svg:y="24.892cm" draw:caption-point-x="2.541cm" draw:caption-point-y="0.56cm">
              <dc:date>2007-11-27T00:00:00</dc:date>
              <text:p text:style-name="P1"><text:span text:style-name="T1">vkorenev:</text:span></text:p>
              <text:p text:style-name="P1"><text:span text:style-name="T2">TODO: Test empty cell</text:span></text:p>
            </office:annotation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-2">
            <text:p>-2</text:p>
          </table:table-cell>
          <table:table-cell table:style-name="ce10" office:value-type="float" office:value="3">
            <text:p>3</text:p>
          </table:table-cell>
          <table:table-cell table:style-name="ce16" office:value-type="float" office:value="7">
            <text:p>7</text:p>
          </table:table-cell>
          <table:table-cell table:style-name="ce5" table:number-columns-repeated="2"/>
          <table:table-cell table:style-name="ce18"/>
          <table:table-cell table:style-name="ce5" office:value-type="string">
            <office:annotation draw:style-name="gr1" draw:text-style-name="P1" svg:width="3.553cm" svg:height="1.95cm" svg:x="36.186cm" svg:y="24.892cm" draw:caption-point-x="4.035cm" draw:caption-point-y="0.56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5"/>
          <table:table-cell table:formula="of:=IF(ISBLANK([.M55]);[.A55];[.M55])" office:value-type="float" office:value="103.428571428571">
            <text:p>103.42857</text:p>
          </table:table-cell>
          <table:table-cell table:formula="of:=IF(ISBLANK([.O55]);IF(ISERROR([.B55]);&quot;Err:&quot;&amp;ORG.OPENOFFICE.ERRORTYPE([.B55])=[.M55];OR([.P55]=[.B55];IF(AND(ISNUMBER([.P55]);ISNUMBER([.B55]));OR(AND([.P55]=0;ABS([.B55])&lt;1E-307);&quot;&quot;&amp;[.B55]=&quot;&quot;&amp;[.P55]))));[.O5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8"/>
          <table:table-cell table:style-name="ce10" table:number-columns-repeated="7"/>
          <table:table-cell table:style-name="ce16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935219529582824">
            <text:p>0.93522</text:p>
          </table:table-cell>
          <table:table-cell table:style-name="ce5" table:formula="of:=SKEW([.C57];[.D57];[.E57])" office:value-type="float" office:value="0.935219529582824">
            <text:p>0.9352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office:value-type="string">
            <text:p>SKEW (does not support blanks!)</text:p>
          </table:table-cell>
          <table:table-cell table:style-name="ce5" office:value-type="string">
            <text:p>SKEW</text:p>
          </table:table-cell>
          <table:table-cell table:style-name="ce18"/>
          <table:table-cell table:style-name="ce5" office:value-type="string">
            <office:annotation draw:style-name="gr1" draw:text-style-name="P1" svg:width="3.553cm" svg:height="1.959cm" svg:x="36.186cm" svg:y="25.815cm" draw:caption-point-x="4.035cm" draw:caption-point-y="0.557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</text:p>
          </table:table-cell>
          <table:table-cell table:style-name="ce5"/>
          <table:table-cell table:formula="of:=IF(ISBLANK([.M57]);[.A57];[.M57])" office:value-type="float" office:value="0.935219529582824">
            <text:p>0.93522</text:p>
          </table:table-cell>
          <table:table-cell table:formula="of:=IF(ISBLANK([.O57]);IF(ISERROR([.B57]);&quot;Err:&quot;&amp;ORG.OPENOFFICE.ERRORTYPE([.B57])=[.M57];OR([.P57]=[.B57];IF(AND(ISNUMBER([.P57]);ISNUMBER([.B57]));OR(AND([.P57]=0;ABS([.B57])&lt;1E-307);&quot;&quot;&amp;[.B57]=&quot;&quot;&amp;[.P57]))));[.O5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0" table:number-columns-repeated="7"/>
          <table:table-cell table:style-name="ce16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2.53270664350413">
            <text:p>-2.53271</text:p>
          </table:table-cell>
          <table:table-cell table:style-name="ce5" table:formula="of:=SKEW([.C59:.E59];[.F59:.H59];[.I59])" office:value-type="float" office:value="-2.53270664350413">
            <text:p>-2.53271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5.45">
            <text:p>5.45</text:p>
          </table:table-cell>
          <table:table-cell table:style-name="ce10" office:value-type="float" office:value="7.62">
            <text:p>7.62</text:p>
          </table:table-cell>
          <table:table-cell table:style-name="ce10" office:value-type="float" office:value="12.7">
            <text:p>12.7</text:p>
          </table:table-cell>
          <table:table-cell table:style-name="ce10" office:value-type="float" office:value="14.5">
            <text:p>14.5</text:p>
          </table:table-cell>
          <table:table-cell table:style-name="ce10" office:value-type="float" office:value="-100">
            <text:p>-100</text:p>
          </table:table-cell>
          <table:table-cell table:style-name="ce16" office:value-type="float" office:value="7">
            <text:p>7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59]);[.A59];[.M59])" office:value-type="float" office:value="-2.53270664350413">
            <text:p>-2.53271</text:p>
          </table:table-cell>
          <table:table-cell table:formula="of:=IF(ISBLANK([.O59]);IF(ISERROR([.B59]);&quot;Err:&quot;&amp;ORG.OPENOFFICE.ERRORTYPE([.B59])=[.M59];OR([.P59]=[.B59];IF(AND(ISNUMBER([.P59]);ISNUMBER([.B59]));OR(AND([.P59]=0;ABS([.B59])&lt;1E-307);&quot;&quot;&amp;[.B59]=&quot;&quot;&amp;[.P59]))));[.O5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1.84912637275325">
            <text:p>-1.84913</text:p>
          </table:table-cell>
          <table:table-cell table:style-name="ce5" table:formula="of:=SKEW([.C60:.E60];[.F60:.H60];[.I60])" office:value-type="float" office:value="-1.84912637275325">
            <text:p>-1.84913</text:p>
          </table:table-cell>
          <table:table-cell table:style-name="ce10" office:value-type="float" office:value="-10">
            <text:p>-10</text:p>
          </table:table-cell>
          <table:table-cell table:style-name="ce10" office:value-type="float" office:value="0">
            <office:annotation draw:style-name="gr1" draw:text-style-name="P1" svg:width="3.553cm" svg:height="1.951cm" svg:x="11.384cm" svg:y="27.155cm" draw:caption-point-x="2.541cm" draw:caption-point-y="0.609cm">
              <dc:date>2007-11-27T00:00:00</dc:date>
              <text:p text:style-name="P1"><text:span text:style-name="T1">vkorenev:</text:span></text:p>
              <text:p text:style-name="P1"><text:span text:style-name="T2">TODO: Test empty cell</text:span></text:p>
            </office:annotation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-2">
            <text:p>-2</text:p>
          </table:table-cell>
          <table:table-cell table:style-name="ce10" office:value-type="float" office:value="3">
            <text:p>3</text:p>
          </table:table-cell>
          <table:table-cell table:style-name="ce16" office:value-type="float" office:value="7">
            <text:p>7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60]);[.A60];[.M60])" office:value-type="float" office:value="-1.84912637275325">
            <text:p>-1.84913</text:p>
          </table:table-cell>
          <table:table-cell table:formula="of:=IF(ISBLANK([.O60]);IF(ISERROR([.B60]);&quot;Err:&quot;&amp;ORG.OPENOFFICE.ERRORTYPE([.B60])=[.M60];OR([.P60]=[.B60];IF(AND(ISNUMBER([.P60]);ISNUMBER([.B60]));OR(AND([.P60]=0;ABS([.B60])&lt;1E-307);&quot;&quot;&amp;[.B60]=&quot;&quot;&amp;[.P60]))));[.O6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0" table:number-columns-repeated="7"/>
          <table:table-cell table:style-name="ce16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390532544378699">
            <text:p>0.39053</text:p>
          </table:table-cell>
          <table:table-cell table:style-name="ce5" table:formula="of:=KURT([.C62];[.D62];[.E62];[.F62])" office:value-type="float" office:value="0.390532544378699">
            <text:p>0.3905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-1">
            <text:p>-1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office:value-type="string">
            <text:p>KURT (does not support blanks!)</text:p>
          </table:table-cell>
          <table:table-cell table:style-name="ce5" office:value-type="string">
            <text:p>KURT</text:p>
          </table:table-cell>
          <table:table-cell table:style-name="ce18"/>
          <table:table-cell table:style-name="ce5" office:value-type="string">
            <office:annotation draw:style-name="gr1" draw:text-style-name="P1" svg:width="3.553cm" svg:height="1.959cm" svg:x="36.186cm" svg:y="28.078cm" draw:caption-point-x="4.035cm" draw:caption-point-y="0.607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5"/>
          <table:table-cell table:formula="of:=IF(ISBLANK([.M62]);[.A62];[.M62])" office:value-type="float" office:value="0.390532544378699">
            <text:p>0.39053</text:p>
          </table:table-cell>
          <table:table-cell table:formula="of:=IF(ISBLANK([.O62]);IF(ISERROR([.B62]);&quot;Err:&quot;&amp;ORG.OPENOFFICE.ERRORTYPE([.B62])=[.M62];OR([.P62]=[.B62];IF(AND(ISNUMBER([.P62]);ISNUMBER([.B62]));OR(AND([.P62]=0;ABS([.B62])&lt;1E-307);&quot;&quot;&amp;[.B62]=&quot;&quot;&amp;[.P62]))));[.O6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0" table:number-columns-repeated="7"/>
          <table:table-cell table:style-name="ce16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6.5478454980828">
            <text:p>6.54785</text:p>
          </table:table-cell>
          <table:table-cell table:style-name="ce5" table:formula="of:=KURT([.C64:.E64];[.F64:.H64];[.I64])" office:value-type="float" office:value="6.54784549808281">
            <text:p>6.54785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5.45">
            <text:p>5.45</text:p>
          </table:table-cell>
          <table:table-cell table:style-name="ce10" office:value-type="float" office:value="7.62">
            <text:p>7.62</text:p>
          </table:table-cell>
          <table:table-cell table:style-name="ce10" office:value-type="float" office:value="12.7">
            <text:p>12.7</text:p>
          </table:table-cell>
          <table:table-cell table:style-name="ce10" office:value-type="float" office:value="14.5">
            <text:p>14.5</text:p>
          </table:table-cell>
          <table:table-cell table:style-name="ce10" office:value-type="float" office:value="-100">
            <text:p>-100</text:p>
          </table:table-cell>
          <table:table-cell table:style-name="ce16" office:value-type="float" office:value="7">
            <text:p>7</text:p>
          </table:table-cell>
          <table:table-cell table:style-name="ce5" table:number-columns-repeated="2"/>
          <table:table-cell table:style-name="ce18"/>
          <table:table-cell table:style-name="ce5" office:value-type="string">
            <office:annotation draw:style-name="gr1" draw:text-style-name="P1" svg:width="3.553cm" svg:height="1.958cm" svg:x="36.186cm" svg:y="28.975cm" draw:caption-point-x="4.035cm" draw:caption-point-y="0.631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5"/>
          <table:table-cell table:formula="of:=IF(ISBLANK([.M64]);[.A64];[.M64])" office:value-type="float" office:value="6.5478454980828">
            <text:p>6.54785</text:p>
          </table:table-cell>
          <table:table-cell table:formula="of:=IF(ISBLANK([.O64]);IF(ISERROR([.B64]);&quot;Err:&quot;&amp;ORG.OPENOFFICE.ERRORTYPE([.B64])=[.M64];OR([.P64]=[.B64];IF(AND(ISNUMBER([.P64]);ISNUMBER([.B64]));OR(AND([.P64]=0;ABS([.B64])&lt;1E-307);&quot;&quot;&amp;[.B64]=&quot;&quot;&amp;[.P64]))));[.O6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4.23807576081316">
            <text:p>4.23808</text:p>
          </table:table-cell>
          <table:table-cell table:style-name="ce5" table:formula="of:=KURT([.C65:.E65];[.F65:.H65];[.I65])" office:value-type="float" office:value="4.23807576081316">
            <text:p>4.23808</text:p>
          </table:table-cell>
          <table:table-cell table:style-name="ce10" office:value-type="float" office:value="-10">
            <text:p>-10</text:p>
          </table:table-cell>
          <table:table-cell table:style-name="ce10" office:value-type="float" office:value="0">
            <office:annotation draw:style-name="gr1" draw:text-style-name="P1" svg:width="3.553cm" svg:height="1.985cm" svg:x="11.384cm" svg:y="29.419cm" draw:caption-point-x="2.541cm" draw:caption-point-y="0.658cm">
              <dc:date>2007-11-27T00:00:00</dc:date>
              <text:p text:style-name="P1"><text:span text:style-name="T1">vkorenev:</text:span></text:p>
              <text:p text:style-name="P1"><text:span text:style-name="T2">TODO: Test empty cell</text:span></text:p>
            </office:annotation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-2">
            <text:p>-2</text:p>
          </table:table-cell>
          <table:table-cell table:style-name="ce10" office:value-type="float" office:value="3">
            <text:p>3</text:p>
          </table:table-cell>
          <table:table-cell table:style-name="ce16" office:value-type="float" office:value="7">
            <text:p>7</text:p>
          </table:table-cell>
          <table:table-cell table:style-name="ce5" table:number-columns-repeated="2"/>
          <table:table-cell table:style-name="ce18"/>
          <table:table-cell table:style-name="ce5" office:value-type="string">
            <office:annotation draw:style-name="gr1" draw:text-style-name="P1" svg:width="3.553cm" svg:height="1.985cm" svg:x="36.186cm" svg:y="29.419cm" draw:caption-point-x="4.035cm" draw:caption-point-y="0.658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5"/>
          <table:table-cell table:formula="of:=IF(ISBLANK([.M65]);[.A65];[.M65])" office:value-type="float" office:value="4.23807576081316">
            <text:p>4.23808</text:p>
          </table:table-cell>
          <table:table-cell table:formula="of:=IF(ISBLANK([.O65]);IF(ISERROR([.B65]);&quot;Err:&quot;&amp;ORG.OPENOFFICE.ERRORTYPE([.B65])=[.M65];OR([.P65]=[.B65];IF(AND(ISNUMBER([.P65]);ISNUMBER([.B65]));OR(AND([.P65]=0;ABS([.B65])&lt;1E-307);&quot;&quot;&amp;[.B65]=&quot;&quot;&amp;[.P65]))));[.O6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0" table:number-columns-repeated="7"/>
          <table:table-cell table:style-name="ce16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000000793328151975598">
            <text:p>0.00000</text:p>
          </table:table-cell>
          <table:table-cell table:style-name="ce5" table:formula="of:=NORMDIST([.C67];[.D67];[.E67];[.F67])" office:value-type="float" office:value="0.000000793328151975598">
            <text:p>0.00000</text:p>
          </table:table-cell>
          <table:table-cell table:style-name="ce10" office:value-type="float" office:value="-10">
            <text:p>-1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.5">
            <text:p>2.5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office:value-type="string">
            <text:p>NORMDIST</text:p>
          </table:table-cell>
          <table:table-cell table:style-name="ce5" office:value-type="string">
            <text:p>NORMDIST</text:p>
          </table:table-cell>
          <table:table-cell table:style-name="ce18"/>
          <table:table-cell table:style-name="ce5" office:value-type="string">
            <office:annotation draw:style-name="gr1" draw:text-style-name="P1" svg:width="3.553cm" svg:height="2.004cm" svg:x="36.186cm" svg:y="30.342cm" draw:caption-point-x="4.035cm" draw:caption-point-y="0.656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</text:p>
          </table:table-cell>
          <table:table-cell table:style-name="ce5"/>
          <table:table-cell table:formula="of:=IF(ISBLANK([.M67]);[.A67];[.M67])" office:value-type="float" office:value="0.000000793328151975598">
            <text:p>0.00000</text:p>
          </table:table-cell>
          <table:table-cell table:formula="of:=IF(ISBLANK([.O67]);IF(ISERROR([.B67]);&quot;Err:&quot;&amp;ORG.OPENOFFICE.ERRORTYPE([.B67])=[.M67];OR([.P67]=[.B67];IF(AND(ISNUMBER([.P67]);ISNUMBER([.B67]));OR(AND([.P67]=0;ABS([.B67])&lt;1E-307);&quot;&quot;&amp;[.B67]=&quot;&quot;&amp;[.P67]))));[.O6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00003167124183312">
            <text:p>0.00003</text:p>
          </table:table-cell>
          <table:table-cell table:style-name="ce5" table:formula="of:=NORMDIST([.C68];[.D68];[.E68];[.F68])" office:value-type="float" office:value="0.00003167124183312">
            <text:p>0.00003</text:p>
          </table:table-cell>
          <table:table-cell table:style-name="ce10" office:value-type="float" office:value="-8">
            <text:p>-8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.5">
            <text:p>2.5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68]);[.A68];[.M68])" office:value-type="float" office:value="0.00003167124183312">
            <text:p>0.00003</text:p>
          </table:table-cell>
          <table:table-cell table:formula="of:=IF(ISBLANK([.O68]);IF(ISERROR([.B68]);&quot;Err:&quot;&amp;ORG.OPENOFFICE.ERRORTYPE([.B68])=[.M68];OR([.P68]=[.B68];IF(AND(ISNUMBER([.P68]);ISNUMBER([.B68]));OR(AND([.P68]=0;ABS([.B68])&lt;1E-307);&quot;&quot;&amp;[.B68]=&quot;&quot;&amp;[.P68]))));[.O6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000687137937915848">
            <text:p>0.00069</text:p>
          </table:table-cell>
          <table:table-cell table:style-name="ce5" table:formula="of:=NORMDIST([.C69];[.D69];[.E69];[.F69])" office:value-type="float" office:value="0.000687137937915848">
            <text:p>0.00069</text:p>
          </table:table-cell>
          <table:table-cell table:style-name="ce10" office:value-type="float" office:value="-6">
            <text:p>-6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.5">
            <text:p>2.5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69]);[.A69];[.M69])" office:value-type="float" office:value="0.000687137937915848">
            <text:p>0.00069</text:p>
          </table:table-cell>
          <table:table-cell table:formula="of:=IF(ISBLANK([.O69]);IF(ISERROR([.B69]);&quot;Err:&quot;&amp;ORG.OPENOFFICE.ERRORTYPE([.B69])=[.M69];OR([.P69]=[.B69];IF(AND(ISNUMBER([.P69]);ISNUMBER([.B69]));OR(AND([.P69]=0;ABS([.B69])&lt;1E-307);&quot;&quot;&amp;[.B69]=&quot;&quot;&amp;[.P69]))));[.O6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00819753592459614">
            <text:p>0.00820</text:p>
          </table:table-cell>
          <table:table-cell table:style-name="ce5" table:formula="of:=NORMDIST([.C70];[.D70];[.E70];[.F70])" office:value-type="float" office:value="0.00819753592459614">
            <text:p>0.00820</text:p>
          </table:table-cell>
          <table:table-cell table:style-name="ce10" office:value-type="float" office:value="-4">
            <text:p>-4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.5">
            <text:p>2.5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70]);[.A70];[.M70])" office:value-type="float" office:value="0.00819753592459614">
            <text:p>0.00820</text:p>
          </table:table-cell>
          <table:table-cell table:formula="of:=IF(ISBLANK([.O70]);IF(ISERROR([.B70]);&quot;Err:&quot;&amp;ORG.OPENOFFICE.ERRORTYPE([.B70])=[.M70];OR([.P70]=[.B70];IF(AND(ISNUMBER([.P70]);ISNUMBER([.B70]));OR(AND([.P70]=0;ABS([.B70])&lt;1E-307);&quot;&quot;&amp;[.B70]=&quot;&quot;&amp;[.P70]))));[.O7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054799291699558">
            <text:p>0.05480</text:p>
          </table:table-cell>
          <table:table-cell table:style-name="ce5" table:formula="of:=NORMDIST([.C71];[.D71];[.E71];[.F71])" office:value-type="float" office:value="0.054799291699558">
            <text:p>0.05480</text:p>
          </table:table-cell>
          <table:table-cell table:style-name="ce10" office:value-type="float" office:value="-2">
            <text:p>-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.5">
            <text:p>2.5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71]);[.A71];[.M71])" office:value-type="float" office:value="0.054799291699558">
            <text:p>0.05480</text:p>
          </table:table-cell>
          <table:table-cell table:formula="of:=IF(ISBLANK([.O71]);IF(ISERROR([.B71]);&quot;Err:&quot;&amp;ORG.OPENOFFICE.ERRORTYPE([.B71])=[.M71];OR([.P71]=[.B71];IF(AND(ISNUMBER([.P71]);ISNUMBER([.B71]));OR(AND([.P71]=0;ABS([.B71])&lt;1E-307);&quot;&quot;&amp;[.B71]=&quot;&quot;&amp;[.P71]))));[.O7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211855398583397">
            <text:p>0.21186</text:p>
          </table:table-cell>
          <table:table-cell table:style-name="ce5" table:formula="of:=NORMDIST([.C72];[.D72];[.E72];[.F72])" office:value-type="float" office:value="0.211855398583397">
            <text:p>0.21186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.5">
            <text:p>2.5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72]);[.A72];[.M72])" office:value-type="float" office:value="0.211855398583397">
            <text:p>0.21186</text:p>
          </table:table-cell>
          <table:table-cell table:formula="of:=IF(ISBLANK([.O72]);IF(ISERROR([.B72]);&quot;Err:&quot;&amp;ORG.OPENOFFICE.ERRORTYPE([.B72])=[.M72];OR([.P72]=[.B72];IF(AND(ISNUMBER([.P72]);ISNUMBER([.B72]));OR(AND([.P72]=0;ABS([.B72])&lt;1E-307);&quot;&quot;&amp;[.B72]=&quot;&quot;&amp;[.P72]))));[.O7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5">
            <text:p>0.5</text:p>
          </table:table-cell>
          <table:table-cell table:style-name="ce5" table:formula="of:=NORMDIST([.C73];[.D73];[.E73];[.F73])" office:value-type="float" office:value="0.5">
            <text:p>0.5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.5">
            <text:p>2.5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73]);[.A73];[.M73])" office:value-type="float" office:value="0.5">
            <text:p>0.5</text:p>
          </table:table-cell>
          <table:table-cell table:formula="of:=IF(ISBLANK([.O73]);IF(ISERROR([.B73]);&quot;Err:&quot;&amp;ORG.OPENOFFICE.ERRORTYPE([.B73])=[.M73];OR([.P73]=[.B73];IF(AND(ISNUMBER([.P73]);ISNUMBER([.B73]));OR(AND([.P73]=0;ABS([.B73])&lt;1E-307);&quot;&quot;&amp;[.B73]=&quot;&quot;&amp;[.P73]))));[.O73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788144601416603">
            <text:p>0.78814</text:p>
          </table:table-cell>
          <table:table-cell table:style-name="ce5" table:formula="of:=NORMDIST([.C74];[.D74];[.E74];[.F74])" office:value-type="float" office:value="0.788144601416603">
            <text:p>0.78814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.5">
            <text:p>2.5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74]);[.A74];[.M74])" office:value-type="float" office:value="0.788144601416603">
            <text:p>0.78814</text:p>
          </table:table-cell>
          <table:table-cell table:formula="of:=IF(ISBLANK([.O74]);IF(ISERROR([.B74]);&quot;Err:&quot;&amp;ORG.OPENOFFICE.ERRORTYPE([.B74])=[.M74];OR([.P74]=[.B74];IF(AND(ISNUMBER([.P74]);ISNUMBER([.B74]));OR(AND([.P74]=0;ABS([.B74])&lt;1E-307);&quot;&quot;&amp;[.B74]=&quot;&quot;&amp;[.P74]))));[.O7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945200708300442">
            <text:p>0.94520</text:p>
          </table:table-cell>
          <table:table-cell table:style-name="ce5" table:formula="of:=NORMDIST([.C75];[.D75];[.E75];[.F75])" office:value-type="float" office:value="0.945200708300442">
            <text:p>0.9452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.5">
            <text:p>2.5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75]);[.A75];[.M75])" office:value-type="float" office:value="0.945200708300442">
            <text:p>0.94520</text:p>
          </table:table-cell>
          <table:table-cell table:formula="of:=IF(ISBLANK([.O75]);IF(ISERROR([.B75]);&quot;Err:&quot;&amp;ORG.OPENOFFICE.ERRORTYPE([.B75])=[.M75];OR([.P75]=[.B75];IF(AND(ISNUMBER([.P75]);ISNUMBER([.B75]));OR(AND([.P75]=0;ABS([.B75])&lt;1E-307);&quot;&quot;&amp;[.B75]=&quot;&quot;&amp;[.P75]))));[.O7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991802464075404">
            <text:p>0.99180</text:p>
          </table:table-cell>
          <table:table-cell table:style-name="ce5" table:formula="of:=NORMDIST([.C76];[.D76];[.E76];[.F76])" office:value-type="float" office:value="0.991802464075404">
            <text:p>0.99180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.5">
            <text:p>2.5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76]);[.A76];[.M76])" office:value-type="float" office:value="0.991802464075404">
            <text:p>0.99180</text:p>
          </table:table-cell>
          <table:table-cell table:formula="of:=IF(ISBLANK([.O76]);IF(ISERROR([.B76]);&quot;Err:&quot;&amp;ORG.OPENOFFICE.ERRORTYPE([.B76])=[.M76];OR([.P76]=[.B76];IF(AND(ISNUMBER([.P76]);ISNUMBER([.B76]));OR(AND([.P76]=0;ABS([.B76])&lt;1E-307);&quot;&quot;&amp;[.B76]=&quot;&quot;&amp;[.P76]))));[.O7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999312862062084">
            <text:p>0.99931</text:p>
          </table:table-cell>
          <table:table-cell table:style-name="ce5" table:formula="of:=NORMDIST([.C77];[.D77];[.E77];[.F77])" office:value-type="float" office:value="0.999312862062084">
            <text:p>0.99931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.5">
            <text:p>2.5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77]);[.A77];[.M77])" office:value-type="float" office:value="0.999312862062084">
            <text:p>0.99931</text:p>
          </table:table-cell>
          <table:table-cell table:formula="of:=IF(ISBLANK([.O77]);IF(ISERROR([.B77]);&quot;Err:&quot;&amp;ORG.OPENOFFICE.ERRORTYPE([.B77])=[.M77];OR([.P77]=[.B77];IF(AND(ISNUMBER([.P77]);ISNUMBER([.B77]));OR(AND([.P77]=0;ABS([.B77])&lt;1E-307);&quot;&quot;&amp;[.B77]=&quot;&quot;&amp;[.P77]))));[.O7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999968328758167">
            <text:p>0.99997</text:p>
          </table:table-cell>
          <table:table-cell table:style-name="ce5" table:formula="of:=NORMDIST([.C78];[.D78];[.E78];[.F78])" office:value-type="float" office:value="0.999968328758167">
            <text:p>0.99997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.5">
            <text:p>2.5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78]);[.A78];[.M78])" office:value-type="float" office:value="0.999968328758167">
            <text:p>0.99997</text:p>
          </table:table-cell>
          <table:table-cell table:formula="of:=IF(ISBLANK([.O78]);IF(ISERROR([.B78]);&quot;Err:&quot;&amp;ORG.OPENOFFICE.ERRORTYPE([.B78])=[.M78];OR([.P78]=[.B78];IF(AND(ISNUMBER([.P78]);ISNUMBER([.B78]));OR(AND([.P78]=0;ABS([.B78])&lt;1E-307);&quot;&quot;&amp;[.B78]=&quot;&quot;&amp;[.P78]))));[.O7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999999206671848">
            <text:p>1.00000</text:p>
          </table:table-cell>
          <table:table-cell table:style-name="ce5" table:formula="of:=NORMDIST([.C79];[.D79];[.E79];[.F79])" office:value-type="float" office:value="0.999999206671848">
            <text:p>1.00000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.5">
            <text:p>2.5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18"/>
          <table:table-cell table:style-name="ce5" office:value-type="string">
            <office:annotation draw:style-name="gr1" draw:text-style-name="P1" svg:width="3.553cm" svg:height="2.031cm" svg:x="36.186cm" svg:y="35.966cm" draw:caption-point-x="4.035cm" draw:caption-point-y="0.683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</text:p>
          </table:table-cell>
          <table:table-cell table:style-name="ce5"/>
          <table:table-cell table:formula="of:=IF(ISBLANK([.M79]);[.A79];[.M79])" office:value-type="float" office:value="0.999999206671848">
            <text:p>1.00000</text:p>
          </table:table-cell>
          <table:table-cell table:formula="of:=IF(ISBLANK([.O79]);IF(ISERROR([.B79]);&quot;Err:&quot;&amp;ORG.OPENOFFICE.ERRORTYPE([.B79])=[.M79];OR([.P79]=[.B79];IF(AND(ISNUMBER([.P79]);ISNUMBER([.B79]));OR(AND([.P79]=0;ABS([.B79])&lt;1E-307);&quot;&quot;&amp;[.B79]=&quot;&quot;&amp;[.P79]))));[.O7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344578258389676">
            <text:p>0.34458</text:p>
          </table:table-cell>
          <table:table-cell table:style-name="ce5" table:formula="of:=NORMDIST([.C80];[.D80];[.E80];[.F80])" office:value-type="float" office:value="0.344578258389676">
            <text:p>0.34458</text:p>
          </table:table-cell>
          <table:table-cell table:style-name="ce10" office:value-type="float" office:value="-3.5">
            <text:p>-3.5</text:p>
          </table:table-cell>
          <table:table-cell table:style-name="ce10" office:value-type="float" office:value="-2.5">
            <text:p>-2.5</text:p>
          </table:table-cell>
          <table:table-cell table:style-name="ce10" office:value-type="float" office:value="2.5">
            <text:p>2.5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80]);[.A80];[.M80])" office:value-type="float" office:value="0.344578258389676">
            <text:p>0.34458</text:p>
          </table:table-cell>
          <table:table-cell table:formula="of:=IF(ISBLANK([.O80]);IF(ISERROR([.B80]);&quot;Err:&quot;&amp;ORG.OPENOFFICE.ERRORTYPE([.B80])=[.M80];OR([.P80]=[.B80];IF(AND(ISNUMBER([.P80]);ISNUMBER([.B80]));OR(AND([.P80]=0;ABS([.B80])&lt;1E-307);&quot;&quot;&amp;[.B80]=&quot;&quot;&amp;[.P80]))));[.O8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369441340181764">
            <text:p>0.36944</text:p>
          </table:table-cell>
          <table:table-cell table:style-name="ce5" table:formula="of:=NORMDIST([.C81];[.D81];[.E81];[.F81])" office:value-type="float" office:value="0.369441340181764">
            <text:p>0.36944</text:p>
          </table:table-cell>
          <table:table-cell table:style-name="ce10" office:value-type="float" office:value="-3.5">
            <text:p>-3.5</text:p>
          </table:table-cell>
          <table:table-cell table:style-name="ce10" office:value-type="float" office:value="-2.5">
            <text:p>-2.5</text:p>
          </table:table-cell>
          <table:table-cell table:style-name="ce10" office:value-type="float" office:value="3">
            <text:p>3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81]);[.A81];[.M81])" office:value-type="float" office:value="0.369441340181764">
            <text:p>0.36944</text:p>
          </table:table-cell>
          <table:table-cell table:formula="of:=IF(ISBLANK([.O81]);IF(ISERROR([.B81]);&quot;Err:&quot;&amp;ORG.OPENOFFICE.ERRORTYPE([.B81])=[.M81];OR([.P81]=[.B81];IF(AND(ISNUMBER([.P81]);ISNUMBER([.B81]));OR(AND([.P81]=0;ABS([.B81])&lt;1E-307);&quot;&quot;&amp;[.B81]=&quot;&quot;&amp;[.P81]))));[.O8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00000158451963641283">
            <text:p>0.00000</text:p>
          </table:table-cell>
          <table:table-cell table:style-name="ce5" table:formula="of:=NORMDIST([.C82];[.D82];[.E82];[.F82])" office:value-type="float" office:value="0.00000158451963641283">
            <text:p>0.00000</text:p>
          </table:table-cell>
          <table:table-cell table:style-name="ce10" office:value-type="float" office:value="-10">
            <text:p>-1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.5">
            <text:p>2.5</text:p>
          </table:table-cell>
          <table:table-cell table:style-name="ce13" office:value-type="boolean" office:boolean-value="false">
            <text:p>FALSE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82]);[.A82];[.M82])" office:value-type="float" office:value="0.00000158451963641283">
            <text:p>0.00000</text:p>
          </table:table-cell>
          <table:table-cell table:formula="of:=IF(ISBLANK([.O82]);IF(ISERROR([.B82]);&quot;Err:&quot;&amp;ORG.OPENOFFICE.ERRORTYPE([.B82])=[.M82];OR([.P82]=[.B82];IF(AND(ISNUMBER([.P82]);ISNUMBER([.B82]));OR(AND([.P82]=0;ABS([.B82])&lt;1E-307);&quot;&quot;&amp;[.B82]=&quot;&quot;&amp;[.P82]))));[.O8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0000535320903059541">
            <text:p>0.00005</text:p>
          </table:table-cell>
          <table:table-cell table:style-name="ce5" table:formula="of:=NORMDIST([.C83];[.D83];[.E83];[.F83])" office:value-type="float" office:value="0.0000535320903059542">
            <text:p>0.00005</text:p>
          </table:table-cell>
          <table:table-cell table:style-name="ce10" office:value-type="float" office:value="-8">
            <text:p>-8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.5">
            <text:p>2.5</text:p>
          </table:table-cell>
          <table:table-cell table:style-name="ce13" office:value-type="boolean" office:boolean-value="false">
            <text:p>FALSE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83]);[.A83];[.M83])" office:value-type="float" office:value="0.0000535320903059541">
            <text:p>0.00005</text:p>
          </table:table-cell>
          <table:table-cell table:formula="of:=IF(ISBLANK([.O83]);IF(ISERROR([.B83]);&quot;Err:&quot;&amp;ORG.OPENOFFICE.ERRORTYPE([.B83])=[.M83];OR([.P83]=[.B83];IF(AND(ISNUMBER([.P83]);ISNUMBER([.B83]));OR(AND([.P83]=0;ABS([.B83])&lt;1E-307);&quot;&quot;&amp;[.B83]=&quot;&quot;&amp;[.P83]))));[.O83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000953635280585937">
            <text:p>0.00095</text:p>
          </table:table-cell>
          <table:table-cell table:style-name="ce5" table:formula="of:=NORMDIST([.C84];[.D84];[.E84];[.F84])" office:value-type="float" office:value="0.000953635280585936">
            <text:p>0.00095</text:p>
          </table:table-cell>
          <table:table-cell table:style-name="ce10" office:value-type="float" office:value="-6">
            <text:p>-6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.5">
            <text:p>2.5</text:p>
          </table:table-cell>
          <table:table-cell table:style-name="ce13" office:value-type="boolean" office:boolean-value="false">
            <text:p>FALSE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18"/>
          <table:table-cell table:style-name="ce5" office:value-type="string">
            <office:annotation draw:style-name="gr1" draw:text-style-name="P1" svg:width="3.553cm" svg:height="2.031cm" svg:x="36.186cm" svg:y="38.321cm" draw:caption-point-x="4.035cm" draw:caption-point-y="0.683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</text:p>
          </table:table-cell>
          <table:table-cell table:style-name="ce5"/>
          <table:table-cell table:formula="of:=IF(ISBLANK([.M84]);[.A84];[.M84])" office:value-type="float" office:value="0.000953635280585937">
            <text:p>0.00095</text:p>
          </table:table-cell>
          <table:table-cell table:formula="of:=IF(ISBLANK([.O84]);IF(ISERROR([.B84]);&quot;Err:&quot;&amp;ORG.OPENOFFICE.ERRORTYPE([.B84])=[.M84];OR([.P84]=[.B84];IF(AND(ISNUMBER([.P84]);ISNUMBER([.B84]));OR(AND([.P84]=0;ABS([.B84])&lt;1E-307);&quot;&quot;&amp;[.B84]=&quot;&quot;&amp;[.P84]))));[.O8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00895781211793716">
            <text:p>0.00896</text:p>
          </table:table-cell>
          <table:table-cell table:style-name="ce5" table:formula="of:=NORMDIST([.C85];[.D85];[.E85];[.F85])" office:value-type="float" office:value="0.00895781211793716">
            <text:p>0.00896</text:p>
          </table:table-cell>
          <table:table-cell table:style-name="ce10" office:value-type="float" office:value="-4">
            <text:p>-4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.5">
            <text:p>2.5</text:p>
          </table:table-cell>
          <table:table-cell table:style-name="ce13" office:value-type="boolean" office:boolean-value="false">
            <text:p>FALSE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85]);[.A85];[.M85])" office:value-type="float" office:value="0.00895781211793716">
            <text:p>0.00896</text:p>
          </table:table-cell>
          <table:table-cell table:formula="of:=IF(ISBLANK([.O85]);IF(ISERROR([.B85]);&quot;Err:&quot;&amp;ORG.OPENOFFICE.ERRORTYPE([.B85])=[.M85];OR([.P85]=[.B85];IF(AND(ISNUMBER([.P85]);ISNUMBER([.B85]));OR(AND([.P85]=0;ABS([.B85])&lt;1E-307);&quot;&quot;&amp;[.B85]=&quot;&quot;&amp;[.P85]))));[.O8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0443683338717822">
            <text:p>0.04437</text:p>
          </table:table-cell>
          <table:table-cell table:style-name="ce5" table:formula="of:=NORMDIST([.C86];[.D86];[.E86];[.F86])" office:value-type="float" office:value="0.0443683338717822">
            <text:p>0.04437</text:p>
          </table:table-cell>
          <table:table-cell table:style-name="ce10" office:value-type="float" office:value="-2">
            <text:p>-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.5">
            <text:p>2.5</text:p>
          </table:table-cell>
          <table:table-cell table:style-name="ce13" office:value-type="boolean" office:boolean-value="false">
            <text:p>FALSE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86]);[.A86];[.M86])" office:value-type="float" office:value="0.0443683338717822">
            <text:p>0.04437</text:p>
          </table:table-cell>
          <table:table-cell table:formula="of:=IF(ISBLANK([.O86]);IF(ISERROR([.B86]);&quot;Err:&quot;&amp;ORG.OPENOFFICE.ERRORTYPE([.B86])=[.M86];OR([.P86]=[.B86];IF(AND(ISNUMBER([.P86]);ISNUMBER([.B86]));OR(AND([.P86]=0;ABS([.B86])&lt;1E-307);&quot;&quot;&amp;[.B86]=&quot;&quot;&amp;[.P86]))));[.O8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115876621104593">
            <text:p>0.11588</text:p>
          </table:table-cell>
          <table:table-cell table:style-name="ce5" table:formula="of:=NORMDIST([.C87];[.D87];[.E87];[.F87])" office:value-type="float" office:value="0.115876621104593">
            <text:p>0.11588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.5">
            <text:p>2.5</text:p>
          </table:table-cell>
          <table:table-cell table:style-name="ce13" office:value-type="boolean" office:boolean-value="false">
            <text:p>FALSE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87]);[.A87];[.M87])" office:value-type="float" office:value="0.115876621104593">
            <text:p>0.11588</text:p>
          </table:table-cell>
          <table:table-cell table:formula="of:=IF(ISBLANK([.O87]);IF(ISERROR([.B87]);&quot;Err:&quot;&amp;ORG.OPENOFFICE.ERRORTYPE([.B87])=[.M87];OR([.P87]=[.B87];IF(AND(ISNUMBER([.P87]);ISNUMBER([.B87]));OR(AND([.P87]=0;ABS([.B87])&lt;1E-307);&quot;&quot;&amp;[.B87]=&quot;&quot;&amp;[.P87]))));[.O8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159576912160573">
            <text:p>0.15958</text:p>
          </table:table-cell>
          <table:table-cell table:style-name="ce5" table:formula="of:=NORMDIST([.C88];[.D88];[.E88];[.F88])" office:value-type="float" office:value="0.159576912160573">
            <text:p>0.15958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.5">
            <text:p>2.5</text:p>
          </table:table-cell>
          <table:table-cell table:style-name="ce13" office:value-type="boolean" office:boolean-value="false">
            <text:p>FALSE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88]);[.A88];[.M88])" office:value-type="float" office:value="0.159576912160573">
            <text:p>0.15958</text:p>
          </table:table-cell>
          <table:table-cell table:formula="of:=IF(ISBLANK([.O88]);IF(ISERROR([.B88]);&quot;Err:&quot;&amp;ORG.OPENOFFICE.ERRORTYPE([.B88])=[.M88];OR([.P88]=[.B88];IF(AND(ISNUMBER([.P88]);ISNUMBER([.B88]));OR(AND([.P88]=0;ABS([.B88])&lt;1E-307);&quot;&quot;&amp;[.B88]=&quot;&quot;&amp;[.P88]))));[.O8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115876621104593">
            <text:p>0.11588</text:p>
          </table:table-cell>
          <table:table-cell table:style-name="ce5" table:formula="of:=NORMDIST([.C89];[.D89];[.E89];[.F89])" office:value-type="float" office:value="0.115876621104593">
            <text:p>0.11588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.5">
            <text:p>2.5</text:p>
          </table:table-cell>
          <table:table-cell table:style-name="ce13" office:value-type="boolean" office:boolean-value="false">
            <text:p>FALSE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89]);[.A89];[.M89])" office:value-type="float" office:value="0.115876621104593">
            <text:p>0.11588</text:p>
          </table:table-cell>
          <table:table-cell table:formula="of:=IF(ISBLANK([.O89]);IF(ISERROR([.B89]);&quot;Err:&quot;&amp;ORG.OPENOFFICE.ERRORTYPE([.B89])=[.M89];OR([.P89]=[.B89];IF(AND(ISNUMBER([.P89]);ISNUMBER([.B89]));OR(AND([.P89]=0;ABS([.B89])&lt;1E-307);&quot;&quot;&amp;[.B89]=&quot;&quot;&amp;[.P89]))));[.O8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0443683338717822">
            <text:p>0.04437</text:p>
          </table:table-cell>
          <table:table-cell table:style-name="ce5" table:formula="of:=NORMDIST([.C90];[.D90];[.E90];[.F90])" office:value-type="float" office:value="0.0443683338717822">
            <text:p>0.04437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.5">
            <text:p>2.5</text:p>
          </table:table-cell>
          <table:table-cell table:style-name="ce13" office:value-type="boolean" office:boolean-value="false">
            <text:p>FALSE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90]);[.A90];[.M90])" office:value-type="float" office:value="0.0443683338717822">
            <text:p>0.04437</text:p>
          </table:table-cell>
          <table:table-cell table:formula="of:=IF(ISBLANK([.O90]);IF(ISERROR([.B90]);&quot;Err:&quot;&amp;ORG.OPENOFFICE.ERRORTYPE([.B90])=[.M90];OR([.P90]=[.B90];IF(AND(ISNUMBER([.P90]);ISNUMBER([.B90]));OR(AND([.P90]=0;ABS([.B90])&lt;1E-307);&quot;&quot;&amp;[.B90]=&quot;&quot;&amp;[.P90]))));[.O9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00895781211793716">
            <text:p>0.00896</text:p>
          </table:table-cell>
          <table:table-cell table:style-name="ce5" table:formula="of:=NORMDIST([.C91];[.D91];[.E91];[.F91])" office:value-type="float" office:value="0.00895781211793716">
            <text:p>0.00896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.5">
            <text:p>2.5</text:p>
          </table:table-cell>
          <table:table-cell table:style-name="ce13" office:value-type="boolean" office:boolean-value="false">
            <text:p>FALSE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91]);[.A91];[.M91])" office:value-type="float" office:value="0.00895781211793716">
            <text:p>0.00896</text:p>
          </table:table-cell>
          <table:table-cell table:formula="of:=IF(ISBLANK([.O91]);IF(ISERROR([.B91]);&quot;Err:&quot;&amp;ORG.OPENOFFICE.ERRORTYPE([.B91])=[.M91];OR([.P91]=[.B91];IF(AND(ISNUMBER([.P91]);ISNUMBER([.B91]));OR(AND([.P91]=0;ABS([.B91])&lt;1E-307);&quot;&quot;&amp;[.B91]=&quot;&quot;&amp;[.P91]))));[.O9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000953635280585937">
            <text:p>0.00095</text:p>
          </table:table-cell>
          <table:table-cell table:style-name="ce5" table:formula="of:=NORMDIST([.C92];[.D92];[.E92];[.F92])" office:value-type="float" office:value="0.000953635280585936">
            <text:p>0.0009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.5">
            <text:p>2.5</text:p>
          </table:table-cell>
          <table:table-cell table:style-name="ce13" office:value-type="boolean" office:boolean-value="false">
            <text:p>FALSE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18"/>
          <table:table-cell table:style-name="ce5" office:value-type="string">
            <office:annotation draw:style-name="gr1" draw:text-style-name="P1" svg:width="3.553cm" svg:height="2.031cm" svg:x="36.186cm" svg:y="42.089cm" draw:caption-point-x="4.035cm" draw:caption-point-y="0.683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</text:p>
          </table:table-cell>
          <table:table-cell table:style-name="ce5"/>
          <table:table-cell table:formula="of:=IF(ISBLANK([.M92]);[.A92];[.M92])" office:value-type="float" office:value="0.000953635280585937">
            <text:p>0.00095</text:p>
          </table:table-cell>
          <table:table-cell table:formula="of:=IF(ISBLANK([.O92]);IF(ISERROR([.B92]);&quot;Err:&quot;&amp;ORG.OPENOFFICE.ERRORTYPE([.B92])=[.M92];OR([.P92]=[.B92];IF(AND(ISNUMBER([.P92]);ISNUMBER([.B92]));OR(AND([.P92]=0;ABS([.B92])&lt;1E-307);&quot;&quot;&amp;[.B92]=&quot;&quot;&amp;[.P92]))));[.O9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0000535320903059541">
            <text:p>0.00005</text:p>
          </table:table-cell>
          <table:table-cell table:style-name="ce5" table:formula="of:=NORMDIST([.C93];[.D93];[.E93];[.F93])" office:value-type="float" office:value="0.0000535320903059542">
            <text:p>0.00005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.5">
            <text:p>2.5</text:p>
          </table:table-cell>
          <table:table-cell table:style-name="ce13" office:value-type="boolean" office:boolean-value="false">
            <text:p>FALSE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93]);[.A93];[.M93])" office:value-type="float" office:value="0.0000535320903059541">
            <text:p>0.00005</text:p>
          </table:table-cell>
          <table:table-cell table:formula="of:=IF(ISBLANK([.O93]);IF(ISERROR([.B93]);&quot;Err:&quot;&amp;ORG.OPENOFFICE.ERRORTYPE([.B93])=[.M93];OR([.P93]=[.B93];IF(AND(ISNUMBER([.P93]);ISNUMBER([.B93]));OR(AND([.P93]=0;ABS([.B93])&lt;1E-307);&quot;&quot;&amp;[.B93]=&quot;&quot;&amp;[.P93]))));[.O93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00000158451963641283">
            <text:p>0.00000</text:p>
          </table:table-cell>
          <table:table-cell table:style-name="ce5" table:formula="of:=NORMDIST([.C94];[.D94];[.E94];[.F94])" office:value-type="float" office:value="0.00000158451963641283">
            <text:p>0.00000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.5">
            <text:p>2.5</text:p>
          </table:table-cell>
          <table:table-cell table:style-name="ce13" office:value-type="boolean" office:boolean-value="false">
            <text:p>FALSE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94]);[.A94];[.M94])" office:value-type="float" office:value="0.00000158451963641283">
            <text:p>0.00000</text:p>
          </table:table-cell>
          <table:table-cell table:formula="of:=IF(ISBLANK([.O94]);IF(ISERROR([.B94]);&quot;Err:&quot;&amp;ORG.OPENOFFICE.ERRORTYPE([.B94])=[.M94];OR([.P94]=[.B94];IF(AND(ISNUMBER([.P94]);ISNUMBER([.B94]));OR(AND([.P94]=0;ABS([.B94])&lt;1E-307);&quot;&quot;&amp;[.B94]=&quot;&quot;&amp;[.P94]))));[.O9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147308056121329">
            <text:p>0.14731</text:p>
          </table:table-cell>
          <table:table-cell table:style-name="ce5" table:formula="of:=NORMDIST([.C95];[.D95];[.E95];[.F95])" office:value-type="float" office:value="0.147308056121329">
            <text:p>0.14731</text:p>
          </table:table-cell>
          <table:table-cell table:style-name="ce10" office:value-type="float" office:value="-3.5">
            <text:p>-3.5</text:p>
          </table:table-cell>
          <table:table-cell table:style-name="ce10" office:value-type="float" office:value="-2.5">
            <text:p>-2.5</text:p>
          </table:table-cell>
          <table:table-cell table:style-name="ce10" office:value-type="float" office:value="2.5">
            <text:p>2.5</text:p>
          </table:table-cell>
          <table:table-cell table:style-name="ce13" office:value-type="boolean" office:boolean-value="false">
            <text:p>FALSE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95]);[.A95];[.M95])" office:value-type="float" office:value="0.147308056121329">
            <text:p>0.14731</text:p>
          </table:table-cell>
          <table:table-cell table:formula="of:=IF(ISBLANK([.O95]);IF(ISERROR([.B95]);&quot;Err:&quot;&amp;ORG.OPENOFFICE.ERRORTYPE([.B95])=[.M95];OR([.P95]=[.B95];IF(AND(ISNUMBER([.P95]);ISNUMBER([.B95]));OR(AND([.P95]=0;ABS([.B95])&lt;1E-307);&quot;&quot;&amp;[.B95]=&quot;&quot;&amp;[.P95]))));[.O9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125794409230998">
            <text:p>0.12579</text:p>
          </table:table-cell>
          <table:table-cell table:style-name="ce5" table:formula="of:=NORMDIST([.C96];[.D96];[.E96];[.F96])" office:value-type="float" office:value="0.125794409230998">
            <text:p>0.12579</text:p>
          </table:table-cell>
          <table:table-cell table:style-name="ce10" office:value-type="float" office:value="-3.5">
            <text:p>-3.5</text:p>
          </table:table-cell>
          <table:table-cell table:style-name="ce10" office:value-type="float" office:value="-2.5">
            <text:p>-2.5</text:p>
          </table:table-cell>
          <table:table-cell table:style-name="ce10" office:value-type="float" office:value="3">
            <text:p>3</text:p>
          </table:table-cell>
          <table:table-cell table:style-name="ce13" office:value-type="boolean" office:boolean-value="false">
            <text:p>FALSE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96]);[.A96];[.M96])" office:value-type="float" office:value="0.125794409230998">
            <text:p>0.12579</text:p>
          </table:table-cell>
          <table:table-cell table:formula="of:=IF(ISBLANK([.O96]);IF(ISERROR([.B96]);&quot;Err:&quot;&amp;ORG.OPENOFFICE.ERRORTYPE([.B96])=[.M96];OR([.P96]=[.B96];IF(AND(ISNUMBER([.P96]);ISNUMBER([.B96]));OR(AND([.P96]=0;ABS([.B96])&lt;1E-307);&quot;&quot;&amp;[.B96]=&quot;&quot;&amp;[.P96]))));[.O9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NORMDIST([.C97];[.D97];[.E97];[.F97])" office:value-type="float" office:value="0">
            <text:p>Err:502</text:p>
          </table:table-cell>
          <table:table-cell table:style-name="ce10" office:value-type="float" office:value="-3.5">
            <text:p>-3.5</text:p>
          </table:table-cell>
          <table:table-cell table:style-name="ce10" office:value-type="float" office:value="-2.5">
            <text:p>-2.5</text:p>
          </table:table-cell>
          <table:table-cell table:style-name="ce10" office:value-type="float" office:value="0">
            <text:p>0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5"/>
          <table:table-cell table:style-name="ce5"/>
          <table:table-cell table:formula="of:=IF(ISBLANK([.M97]);[.A97];[.M97])" office:value-type="string" office:string-value="Err:502">
            <text:p>Err:502</text:p>
          </table:table-cell>
          <table:table-cell table:formula="of:=IF(ISBLANK([.O97]);IF(ISERROR([.B97]);&quot;Err:&quot;&amp;ORG.OPENOFFICE.ERRORTYPE([.B97])=[.M97];OR([.P97]=[.B97];IF(AND(ISNUMBER([.P97]);ISNUMBER([.B97]));OR(AND([.P97]=0;ABS([.B97])&lt;1E-307);&quot;&quot;&amp;[.B97]=&quot;&quot;&amp;[.P97]))));[.O9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NORMDIST([.C98];[.D98];[.E98];[.F98])" office:value-type="float" office:value="0">
            <text:p>Err:502</text:p>
          </table:table-cell>
          <table:table-cell table:style-name="ce10" office:value-type="float" office:value="-3.5">
            <text:p>-3.5</text:p>
          </table:table-cell>
          <table:table-cell table:style-name="ce10" office:value-type="float" office:value="-2.5">
            <text:p>-2.5</text:p>
          </table:table-cell>
          <table:table-cell table:style-name="ce10" office:value-type="float" office:value="-1">
            <text:p>-1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5"/>
          <table:table-cell table:style-name="ce5"/>
          <table:table-cell table:formula="of:=IF(ISBLANK([.M98]);[.A98];[.M98])" office:value-type="string" office:string-value="Err:502">
            <text:p>Err:502</text:p>
          </table:table-cell>
          <table:table-cell table:formula="of:=IF(ISBLANK([.O98]);IF(ISERROR([.B98]);&quot;Err:&quot;&amp;ORG.OPENOFFICE.ERRORTYPE([.B98])=[.M98];OR([.P98]=[.B98];IF(AND(ISNUMBER([.P98]);ISNUMBER([.B98]));OR(AND([.P98]=0;ABS([.B98])&lt;1E-307);&quot;&quot;&amp;[.B98]=&quot;&quot;&amp;[.P98]))));[.O9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NORMDIST([.C99];[.D99];[.E99];[.F99])" office:value-type="float" office:value="0">
            <text:p>Err:502</text:p>
          </table:table-cell>
          <table:table-cell table:style-name="ce10" office:value-type="float" office:value="-3.5">
            <text:p>-3.5</text:p>
          </table:table-cell>
          <table:table-cell table:style-name="ce10" office:value-type="float" office:value="-2.5">
            <text:p>-2.5</text:p>
          </table:table-cell>
          <table:table-cell table:style-name="ce10" office:value-type="float" office:value="0">
            <text:p>0</text:p>
          </table:table-cell>
          <table:table-cell table:style-name="ce13" office:value-type="boolean" office:boolean-value="false">
            <text:p>FALSE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5"/>
          <table:table-cell table:style-name="ce5"/>
          <table:table-cell table:formula="of:=IF(ISBLANK([.M99]);[.A99];[.M99])" office:value-type="string" office:string-value="Err:502">
            <text:p>Err:502</text:p>
          </table:table-cell>
          <table:table-cell table:formula="of:=IF(ISBLANK([.O99]);IF(ISERROR([.B99]);&quot;Err:&quot;&amp;ORG.OPENOFFICE.ERRORTYPE([.B99])=[.M99];OR([.P99]=[.B99];IF(AND(ISNUMBER([.P99]);ISNUMBER([.B99]));OR(AND([.P99]=0;ABS([.B99])&lt;1E-307);&quot;&quot;&amp;[.B99]=&quot;&quot;&amp;[.P99]))));[.O9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NORMDIST([.C100];[.D100];[.E100];[.F100])" office:value-type="float" office:value="0">
            <text:p>Err:502</text:p>
          </table:table-cell>
          <table:table-cell table:style-name="ce10" office:value-type="float" office:value="-3.5">
            <text:p>-3.5</text:p>
          </table:table-cell>
          <table:table-cell table:style-name="ce10" office:value-type="float" office:value="-2.5">
            <text:p>-2.5</text:p>
          </table:table-cell>
          <table:table-cell table:style-name="ce10" office:value-type="float" office:value="-1">
            <text:p>-1</text:p>
          </table:table-cell>
          <table:table-cell table:style-name="ce13" office:value-type="boolean" office:boolean-value="false">
            <text:p>FALSE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5"/>
          <table:table-cell table:style-name="ce5"/>
          <table:table-cell table:formula="of:=IF(ISBLANK([.M100]);[.A100];[.M100])" office:value-type="string" office:string-value="Err:502">
            <text:p>Err:502</text:p>
          </table:table-cell>
          <table:table-cell table:formula="of:=IF(ISBLANK([.O100]);IF(ISERROR([.B100]);&quot;Err:&quot;&amp;ORG.OPENOFFICE.ERRORTYPE([.B100])=[.M100];OR([.P100]=[.B100];IF(AND(ISNUMBER([.P100]);ISNUMBER([.B100]));OR(AND([.P100]=0;ABS([.B100])&lt;1E-307);&quot;&quot;&amp;[.B100]=&quot;&quot;&amp;[.P100]))));[.O10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0" table:number-columns-repeated="7"/>
          <table:table-cell table:style-name="ce16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00000000000127981254388584">
            <text:p>0.00000</text:p>
          </table:table-cell>
          <table:table-cell table:style-name="ce5" table:formula="of:=LEGACY.NORMSDIST([.C102])" office:value-type="float" office:value="0.00000000000127981254388584">
            <text:p>0.00000</text:p>
          </table:table-cell>
          <table:table-cell table:style-name="ce10" office:value-type="float" office:value="-7">
            <text:p>-7</text:p>
          </table:table-cell>
          <table:table-cell table:style-name="ce10" table:number-columns-repeated="6"/>
          <table:table-cell table:style-name="ce16" office:value-type="float" office:value="1">
            <text:p>1</text:p>
          </table:table-cell>
          <table:table-cell table:style-name="ce5" office:value-type="string">
            <text:p>NORMSDIST</text:p>
          </table:table-cell>
          <table:table-cell table:style-name="ce5" office:value-type="string">
            <text:p>NORMSDIST</text:p>
          </table:table-cell>
          <table:table-cell table:style-name="ce18"/>
          <table:table-cell table:style-name="ce5"/>
          <table:table-cell table:style-name="ce5"/>
          <table:table-cell table:formula="of:=IF(ISBLANK([.M102]);[.A102];[.M102])" office:value-type="float" office:value="0.00000000000127981254388584">
            <text:p>0.00000</text:p>
          </table:table-cell>
          <table:table-cell table:formula="of:=IF(ISBLANK([.O102]);IF(ISERROR([.B102]);&quot;Err:&quot;&amp;ORG.OPENOFFICE.ERRORTYPE([.B102])=[.M102];OR([.P102]=[.B102];IF(AND(ISNUMBER([.P102]);ISNUMBER([.B102]));OR(AND([.P102]=0;ABS([.B102])&lt;1E-307);&quot;&quot;&amp;[.B102]=&quot;&quot;&amp;[.P102]))));[.O10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000000000986587645037702">
            <text:p>0.00000</text:p>
          </table:table-cell>
          <table:table-cell table:style-name="ce5" table:formula="of:=LEGACY.NORMSDIST([.C103])" office:value-type="float" office:value="0.000000000986587645037702">
            <text:p>0.00000</text:p>
          </table:table-cell>
          <table:table-cell table:style-name="ce10" office:value-type="float" office:value="-6">
            <text:p>-6</text:p>
          </table:table-cell>
          <table:table-cell table:style-name="ce10" table:number-columns-repeated="6"/>
          <table:table-cell table:style-name="ce16" office:value-type="float" office:value="1">
            <text:p>1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103]);[.A103];[.M103])" office:value-type="float" office:value="0.000000000986587645037702">
            <text:p>0.00000</text:p>
          </table:table-cell>
          <table:table-cell table:formula="of:=IF(ISBLANK([.O103]);IF(ISERROR([.B103]);&quot;Err:&quot;&amp;ORG.OPENOFFICE.ERRORTYPE([.B103])=[.M103];OR([.P103]=[.B103];IF(AND(ISNUMBER([.P103]);ISNUMBER([.B103]));OR(AND([.P103]=0;ABS([.B103])&lt;1E-307);&quot;&quot;&amp;[.B103]=&quot;&quot;&amp;[.P103]))));[.O103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000000286651571879194">
            <text:p>0.00000</text:p>
          </table:table-cell>
          <table:table-cell table:style-name="ce5" table:formula="of:=LEGACY.NORMSDIST([.C104])" office:value-type="float" office:value="0.000000286651571879194">
            <text:p>0.00000</text:p>
          </table:table-cell>
          <table:table-cell table:style-name="ce10" office:value-type="float" office:value="-5">
            <text:p>-5</text:p>
          </table:table-cell>
          <table:table-cell table:style-name="ce10" table:number-columns-repeated="6"/>
          <table:table-cell table:style-name="ce16" office:value-type="float" office:value="1">
            <text:p>1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104]);[.A104];[.M104])" office:value-type="float" office:value="0.000000286651571879194">
            <text:p>0.00000</text:p>
          </table:table-cell>
          <table:table-cell table:formula="of:=IF(ISBLANK([.O104]);IF(ISERROR([.B104]);&quot;Err:&quot;&amp;ORG.OPENOFFICE.ERRORTYPE([.B104])=[.M104];OR([.P104]=[.B104];IF(AND(ISNUMBER([.P104]);ISNUMBER([.B104]));OR(AND([.P104]=0;ABS([.B104])&lt;1E-307);&quot;&quot;&amp;[.B104]=&quot;&quot;&amp;[.P104]))));[.O10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00003167124183312">
            <text:p>0.00003</text:p>
          </table:table-cell>
          <table:table-cell table:style-name="ce5" table:formula="of:=LEGACY.NORMSDIST([.C105])" office:value-type="float" office:value="0.00003167124183312">
            <text:p>0.00003</text:p>
          </table:table-cell>
          <table:table-cell table:style-name="ce10" office:value-type="float" office:value="-4">
            <text:p>-4</text:p>
          </table:table-cell>
          <table:table-cell table:style-name="ce10" table:number-columns-repeated="6"/>
          <table:table-cell table:style-name="ce16" office:value-type="float" office:value="1">
            <text:p>1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105]);[.A105];[.M105])" office:value-type="float" office:value="0.00003167124183312">
            <text:p>0.00003</text:p>
          </table:table-cell>
          <table:table-cell table:formula="of:=IF(ISBLANK([.O105]);IF(ISERROR([.B105]);&quot;Err:&quot;&amp;ORG.OPENOFFICE.ERRORTYPE([.B105])=[.M105];OR([.P105]=[.B105];IF(AND(ISNUMBER([.P105]);ISNUMBER([.B105]));OR(AND([.P105]=0;ABS([.B105])&lt;1E-307);&quot;&quot;&amp;[.B105]=&quot;&quot;&amp;[.P105]))));[.O10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0013498980316301">
            <text:p>0.00135</text:p>
          </table:table-cell>
          <table:table-cell table:style-name="ce5" table:formula="of:=LEGACY.NORMSDIST([.C106])" office:value-type="float" office:value="0.0013498980316301">
            <text:p>0.00135</text:p>
          </table:table-cell>
          <table:table-cell table:style-name="ce10" office:value-type="float" office:value="-3">
            <text:p>-3</text:p>
          </table:table-cell>
          <table:table-cell table:style-name="ce10" table:number-columns-repeated="6"/>
          <table:table-cell table:style-name="ce16" office:value-type="float" office:value="1">
            <text:p>1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106]);[.A106];[.M106])" office:value-type="float" office:value="0.0013498980316301">
            <text:p>0.00135</text:p>
          </table:table-cell>
          <table:table-cell table:formula="of:=IF(ISBLANK([.O106]);IF(ISERROR([.B106]);&quot;Err:&quot;&amp;ORG.OPENOFFICE.ERRORTYPE([.B106])=[.M106];OR([.P106]=[.B106];IF(AND(ISNUMBER([.P106]);ISNUMBER([.B106]));OR(AND([.P106]=0;ABS([.B106])&lt;1E-307);&quot;&quot;&amp;[.B106]=&quot;&quot;&amp;[.P106]))));[.O10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0227501319481792">
            <text:p>0.02275</text:p>
          </table:table-cell>
          <table:table-cell table:style-name="ce5" table:formula="of:=LEGACY.NORMSDIST([.C107])" office:value-type="float" office:value="0.0227501319481792">
            <text:p>0.02275</text:p>
          </table:table-cell>
          <table:table-cell table:style-name="ce10" office:value-type="float" office:value="-2">
            <text:p>-2</text:p>
          </table:table-cell>
          <table:table-cell table:style-name="ce10" table:number-columns-repeated="6"/>
          <table:table-cell table:style-name="ce16" office:value-type="float" office:value="1">
            <text:p>1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107]);[.A107];[.M107])" office:value-type="float" office:value="0.0227501319481792">
            <text:p>0.02275</text:p>
          </table:table-cell>
          <table:table-cell table:formula="of:=IF(ISBLANK([.O107]);IF(ISERROR([.B107]);&quot;Err:&quot;&amp;ORG.OPENOFFICE.ERRORTYPE([.B107])=[.M107];OR([.P107]=[.B107];IF(AND(ISNUMBER([.P107]);ISNUMBER([.B107]));OR(AND([.P107]=0;ABS([.B107])&lt;1E-307);&quot;&quot;&amp;[.B107]=&quot;&quot;&amp;[.P107]))));[.O10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158655253931457">
            <text:p>0.15866</text:p>
          </table:table-cell>
          <table:table-cell table:style-name="ce5" table:formula="of:=LEGACY.NORMSDIST([.C108])" office:value-type="float" office:value="0.158655253931457">
            <text:p>0.15866</text:p>
          </table:table-cell>
          <table:table-cell table:style-name="ce10" office:value-type="float" office:value="-1">
            <text:p>-1</text:p>
          </table:table-cell>
          <table:table-cell table:style-name="ce10" table:number-columns-repeated="6"/>
          <table:table-cell table:style-name="ce16" office:value-type="float" office:value="1">
            <text:p>1</text:p>
          </table:table-cell>
          <table:table-cell table:style-name="ce5" table:number-columns-repeated="2"/>
          <table:table-cell table:style-name="ce18"/>
          <table:table-cell table:style-name="ce5" office:value-type="string">
            <office:annotation draw:style-name="gr1" draw:text-style-name="P1" svg:width="3.553cm" svg:height="2.032cm" svg:x="36.186cm" svg:y="49.578cm" draw:caption-point-x="4.035cm" draw:caption-point-y="0.708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</text:p>
          </table:table-cell>
          <table:table-cell table:style-name="ce5"/>
          <table:table-cell table:formula="of:=IF(ISBLANK([.M108]);[.A108];[.M108])" office:value-type="float" office:value="0.158655253931457">
            <text:p>0.15866</text:p>
          </table:table-cell>
          <table:table-cell table:formula="of:=IF(ISBLANK([.O108]);IF(ISERROR([.B108]);&quot;Err:&quot;&amp;ORG.OPENOFFICE.ERRORTYPE([.B108])=[.M108];OR([.P108]=[.B108];IF(AND(ISNUMBER([.P108]);ISNUMBER([.B108]));OR(AND([.P108]=0;ABS([.B108])&lt;1E-307);&quot;&quot;&amp;[.B108]=&quot;&quot;&amp;[.P108]))));[.O10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184060125346759">
            <text:p>0.18406</text:p>
          </table:table-cell>
          <table:table-cell table:style-name="ce5" table:formula="of:=LEGACY.NORMSDIST([.C109])" office:value-type="float" office:value="0.184060125346759">
            <text:p>0.18406</text:p>
          </table:table-cell>
          <table:table-cell table:style-name="ce10" office:value-type="float" office:value="-0.9">
            <text:p>-0.9</text:p>
          </table:table-cell>
          <table:table-cell table:style-name="ce10" table:number-columns-repeated="6"/>
          <table:table-cell table:style-name="ce16" office:value-type="float" office:value="1">
            <text:p>1</text:p>
          </table:table-cell>
          <table:table-cell table:style-name="ce5" table:number-columns-repeated="2"/>
          <table:table-cell table:style-name="ce18"/>
          <table:table-cell table:style-name="ce5" office:value-type="string">
            <office:annotation draw:style-name="gr1" draw:text-style-name="P1" svg:width="3.553cm" svg:height="2.031cm" svg:x="36.186cm" svg:y="50.049cm" draw:caption-point-x="4.035cm" draw:caption-point-y="0.708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</text:p>
          </table:table-cell>
          <table:table-cell table:style-name="ce5"/>
          <table:table-cell table:formula="of:=IF(ISBLANK([.M109]);[.A109];[.M109])" office:value-type="float" office:value="0.184060125346759">
            <text:p>0.18406</text:p>
          </table:table-cell>
          <table:table-cell table:formula="of:=IF(ISBLANK([.O109]);IF(ISERROR([.B109]);&quot;Err:&quot;&amp;ORG.OPENOFFICE.ERRORTYPE([.B109])=[.M109];OR([.P109]=[.B109];IF(AND(ISNUMBER([.P109]);ISNUMBER([.B109]));OR(AND([.P109]=0;ABS([.B109])&lt;1E-307);&quot;&quot;&amp;[.B109]=&quot;&quot;&amp;[.P109]))));[.O10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211855398583397">
            <text:p>0.21186</text:p>
          </table:table-cell>
          <table:table-cell table:style-name="ce5" table:formula="of:=LEGACY.NORMSDIST([.C110])" office:value-type="float" office:value="0.211855398583397">
            <text:p>0.21186</text:p>
          </table:table-cell>
          <table:table-cell table:style-name="ce10" office:value-type="float" office:value="-0.8">
            <text:p>-0.8</text:p>
          </table:table-cell>
          <table:table-cell table:style-name="ce10" table:number-columns-repeated="6"/>
          <table:table-cell table:style-name="ce16" office:value-type="float" office:value="1">
            <text:p>1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110]);[.A110];[.M110])" office:value-type="float" office:value="0.211855398583397">
            <text:p>0.21186</text:p>
          </table:table-cell>
          <table:table-cell table:formula="of:=IF(ISBLANK([.O110]);IF(ISERROR([.B110]);&quot;Err:&quot;&amp;ORG.OPENOFFICE.ERRORTYPE([.B110])=[.M110];OR([.P110]=[.B110];IF(AND(ISNUMBER([.P110]);ISNUMBER([.B110]));OR(AND([.P110]=0;ABS([.B110])&lt;1E-307);&quot;&quot;&amp;[.B110]=&quot;&quot;&amp;[.P110]))));[.O11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241963652223073">
            <text:p>0.24196</text:p>
          </table:table-cell>
          <table:table-cell table:style-name="ce5" table:formula="of:=LEGACY.NORMSDIST([.C111])" office:value-type="float" office:value="0.241963652223073">
            <text:p>0.24196</text:p>
          </table:table-cell>
          <table:table-cell table:style-name="ce10" office:value-type="float" office:value="-0.7">
            <text:p>-0.7</text:p>
          </table:table-cell>
          <table:table-cell table:style-name="ce10" table:number-columns-repeated="6"/>
          <table:table-cell table:style-name="ce16" office:value-type="float" office:value="1">
            <text:p>1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111]);[.A111];[.M111])" office:value-type="float" office:value="0.241963652223073">
            <text:p>0.24196</text:p>
          </table:table-cell>
          <table:table-cell table:formula="of:=IF(ISBLANK([.O111]);IF(ISERROR([.B111]);&quot;Err:&quot;&amp;ORG.OPENOFFICE.ERRORTYPE([.B111])=[.M111];OR([.P111]=[.B111];IF(AND(ISNUMBER([.P111]);ISNUMBER([.B111]));OR(AND([.P111]=0;ABS([.B111])&lt;1E-307);&quot;&quot;&amp;[.B111]=&quot;&quot;&amp;[.P111]))));[.O11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274253117750074">
            <text:p>0.27425</text:p>
          </table:table-cell>
          <table:table-cell table:style-name="ce5" table:formula="of:=LEGACY.NORMSDIST([.C112])" office:value-type="float" office:value="0.274253117750074">
            <text:p>0.27425</text:p>
          </table:table-cell>
          <table:table-cell table:style-name="ce10" office:value-type="float" office:value="-0.6">
            <text:p>-0.6</text:p>
          </table:table-cell>
          <table:table-cell table:style-name="ce10" table:number-columns-repeated="6"/>
          <table:table-cell table:style-name="ce16" office:value-type="float" office:value="1">
            <text:p>1</text:p>
          </table:table-cell>
          <table:table-cell table:style-name="ce5" table:number-columns-repeated="2"/>
          <table:table-cell table:style-name="ce18"/>
          <table:table-cell table:style-name="ce5" office:value-type="string">
            <office:annotation draw:style-name="gr1" draw:text-style-name="P1" svg:width="3.553cm" svg:height="2.031cm" svg:x="36.186cm" svg:y="51.462cm" draw:caption-point-x="4.035cm" draw:caption-point-y="0.708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</text:p>
          </table:table-cell>
          <table:table-cell table:style-name="ce5"/>
          <table:table-cell table:formula="of:=IF(ISBLANK([.M112]);[.A112];[.M112])" office:value-type="float" office:value="0.274253117750074">
            <text:p>0.27425</text:p>
          </table:table-cell>
          <table:table-cell table:formula="of:=IF(ISBLANK([.O112]);IF(ISERROR([.B112]);&quot;Err:&quot;&amp;ORG.OPENOFFICE.ERRORTYPE([.B112])=[.M112];OR([.P112]=[.B112];IF(AND(ISNUMBER([.P112]);ISNUMBER([.B112]));OR(AND([.P112]=0;ABS([.B112])&lt;1E-307);&quot;&quot;&amp;[.B112]=&quot;&quot;&amp;[.P112]))));[.O11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308537538725987">
            <text:p>0.30854</text:p>
          </table:table-cell>
          <table:table-cell table:style-name="ce5" table:formula="of:=LEGACY.NORMSDIST([.C113])" office:value-type="float" office:value="0.308537538725987">
            <text:p>0.30854</text:p>
          </table:table-cell>
          <table:table-cell table:style-name="ce10" office:value-type="float" office:value="-0.5">
            <text:p>-0.5</text:p>
          </table:table-cell>
          <table:table-cell table:style-name="ce10" table:number-columns-repeated="6"/>
          <table:table-cell table:style-name="ce16" office:value-type="float" office:value="1">
            <text:p>1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113]);[.A113];[.M113])" office:value-type="float" office:value="0.308537538725987">
            <text:p>0.30854</text:p>
          </table:table-cell>
          <table:table-cell table:formula="of:=IF(ISBLANK([.O113]);IF(ISERROR([.B113]);&quot;Err:&quot;&amp;ORG.OPENOFFICE.ERRORTYPE([.B113])=[.M113];OR([.P113]=[.B113];IF(AND(ISNUMBER([.P113]);ISNUMBER([.B113]));OR(AND([.P113]=0;ABS([.B113])&lt;1E-307);&quot;&quot;&amp;[.B113]=&quot;&quot;&amp;[.P113]))));[.O113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344578258389676">
            <text:p>0.34458</text:p>
          </table:table-cell>
          <table:table-cell table:style-name="ce5" table:formula="of:=LEGACY.NORMSDIST([.C114])" office:value-type="float" office:value="0.344578258389676">
            <text:p>0.34458</text:p>
          </table:table-cell>
          <table:table-cell table:style-name="ce10" office:value-type="float" office:value="-0.4">
            <text:p>-0.4</text:p>
          </table:table-cell>
          <table:table-cell table:style-name="ce10" table:number-columns-repeated="6"/>
          <table:table-cell table:style-name="ce16" office:value-type="float" office:value="1">
            <text:p>1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114]);[.A114];[.M114])" office:value-type="float" office:value="0.344578258389676">
            <text:p>0.34458</text:p>
          </table:table-cell>
          <table:table-cell table:formula="of:=IF(ISBLANK([.O114]);IF(ISERROR([.B114]);&quot;Err:&quot;&amp;ORG.OPENOFFICE.ERRORTYPE([.B114])=[.M114];OR([.P114]=[.B114];IF(AND(ISNUMBER([.P114]);ISNUMBER([.B114]));OR(AND([.P114]=0;ABS([.B114])&lt;1E-307);&quot;&quot;&amp;[.B114]=&quot;&quot;&amp;[.P114]))));[.O11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382088577811047">
            <text:p>0.38209</text:p>
          </table:table-cell>
          <table:table-cell table:style-name="ce5" table:formula="of:=LEGACY.NORMSDIST([.C115])" office:value-type="float" office:value="0.382088577811047">
            <text:p>0.38209</text:p>
          </table:table-cell>
          <table:table-cell table:style-name="ce10" office:value-type="float" office:value="-0.3">
            <text:p>-0.3</text:p>
          </table:table-cell>
          <table:table-cell table:style-name="ce10" table:number-columns-repeated="6"/>
          <table:table-cell table:style-name="ce16" office:value-type="float" office:value="1">
            <text:p>1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115]);[.A115];[.M115])" office:value-type="float" office:value="0.382088577811047">
            <text:p>0.38209</text:p>
          </table:table-cell>
          <table:table-cell table:formula="of:=IF(ISBLANK([.O115]);IF(ISERROR([.B115]);&quot;Err:&quot;&amp;ORG.OPENOFFICE.ERRORTYPE([.B115])=[.M115];OR([.P115]=[.B115];IF(AND(ISNUMBER([.P115]);ISNUMBER([.B115]));OR(AND([.P115]=0;ABS([.B115])&lt;1E-307);&quot;&quot;&amp;[.B115]=&quot;&quot;&amp;[.P115]))));[.O11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420740290560897">
            <text:p>0.42074</text:p>
          </table:table-cell>
          <table:table-cell table:style-name="ce5" table:formula="of:=LEGACY.NORMSDIST([.C116])" office:value-type="float" office:value="0.420740290560897">
            <text:p>0.42074</text:p>
          </table:table-cell>
          <table:table-cell table:style-name="ce10" office:value-type="float" office:value="-0.2">
            <text:p>-0.2</text:p>
          </table:table-cell>
          <table:table-cell table:style-name="ce10" table:number-columns-repeated="6"/>
          <table:table-cell table:style-name="ce16" office:value-type="float" office:value="1">
            <text:p>1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116]);[.A116];[.M116])" office:value-type="float" office:value="0.420740290560897">
            <text:p>0.42074</text:p>
          </table:table-cell>
          <table:table-cell table:formula="of:=IF(ISBLANK([.O116]);IF(ISERROR([.B116]);&quot;Err:&quot;&amp;ORG.OPENOFFICE.ERRORTYPE([.B116])=[.M116];OR([.P116]=[.B116];IF(AND(ISNUMBER([.P116]);ISNUMBER([.B116]));OR(AND([.P116]=0;ABS([.B116])&lt;1E-307);&quot;&quot;&amp;[.B116]=&quot;&quot;&amp;[.P116]))));[.O11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460172162722971">
            <text:p>0.46017</text:p>
          </table:table-cell>
          <table:table-cell table:style-name="ce5" table:formula="of:=LEGACY.NORMSDIST([.C117])" office:value-type="float" office:value="0.460172162722971">
            <text:p>0.46017</text:p>
          </table:table-cell>
          <table:table-cell table:style-name="ce10" office:value-type="float" office:value="-0.1">
            <text:p>-0.1</text:p>
          </table:table-cell>
          <table:table-cell table:style-name="ce10" table:number-columns-repeated="6"/>
          <table:table-cell table:style-name="ce16" office:value-type="float" office:value="1">
            <text:p>1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117]);[.A117];[.M117])" office:value-type="float" office:value="0.460172162722971">
            <text:p>0.46017</text:p>
          </table:table-cell>
          <table:table-cell table:formula="of:=IF(ISBLANK([.O117]);IF(ISERROR([.B117]);&quot;Err:&quot;&amp;ORG.OPENOFFICE.ERRORTYPE([.B117])=[.M117];OR([.P117]=[.B117];IF(AND(ISNUMBER([.P117]);ISNUMBER([.B117]));OR(AND([.P117]=0;ABS([.B117])&lt;1E-307);&quot;&quot;&amp;[.B117]=&quot;&quot;&amp;[.P117]))));[.O11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5">
            <text:p>0.5</text:p>
          </table:table-cell>
          <table:table-cell table:style-name="ce5" table:formula="of:=LEGACY.NORMSDIST([.C118])" office:value-type="float" office:value="0.5">
            <text:p>0.5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6"/>
          <table:table-cell table:style-name="ce16" office:value-type="float" office:value="1">
            <text:p>1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118]);[.A118];[.M118])" office:value-type="float" office:value="0.5">
            <text:p>0.5</text:p>
          </table:table-cell>
          <table:table-cell table:formula="of:=IF(ISBLANK([.O118]);IF(ISERROR([.B118]);&quot;Err:&quot;&amp;ORG.OPENOFFICE.ERRORTYPE([.B118])=[.M118];OR([.P118]=[.B118];IF(AND(ISNUMBER([.P118]);ISNUMBER([.B118]));OR(AND([.P118]=0;ABS([.B118])&lt;1E-307);&quot;&quot;&amp;[.B118]=&quot;&quot;&amp;[.P118]))));[.O11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539827837277029">
            <text:p>0.53983</text:p>
          </table:table-cell>
          <table:table-cell table:style-name="ce5" table:formula="of:=LEGACY.NORMSDIST([.C119])" office:value-type="float" office:value="0.539827837277029">
            <text:p>0.53983</text:p>
          </table:table-cell>
          <table:table-cell table:style-name="ce10" office:value-type="float" office:value="0.1">
            <text:p>0.1</text:p>
          </table:table-cell>
          <table:table-cell table:style-name="ce10" table:number-columns-repeated="6"/>
          <table:table-cell table:style-name="ce16" office:value-type="float" office:value="1">
            <text:p>1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119]);[.A119];[.M119])" office:value-type="float" office:value="0.539827837277029">
            <text:p>0.53983</text:p>
          </table:table-cell>
          <table:table-cell table:formula="of:=IF(ISBLANK([.O119]);IF(ISERROR([.B119]);&quot;Err:&quot;&amp;ORG.OPENOFFICE.ERRORTYPE([.B119])=[.M119];OR([.P119]=[.B119];IF(AND(ISNUMBER([.P119]);ISNUMBER([.B119]));OR(AND([.P119]=0;ABS([.B119])&lt;1E-307);&quot;&quot;&amp;[.B119]=&quot;&quot;&amp;[.P119]))));[.O11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579259709439103">
            <text:p>0.57926</text:p>
          </table:table-cell>
          <table:table-cell table:style-name="ce5" table:formula="of:=LEGACY.NORMSDIST([.C120])" office:value-type="float" office:value="0.579259709439103">
            <text:p>0.57926</text:p>
          </table:table-cell>
          <table:table-cell table:style-name="ce10" office:value-type="float" office:value="0.2">
            <text:p>0.2</text:p>
          </table:table-cell>
          <table:table-cell table:style-name="ce10" table:number-columns-repeated="6"/>
          <table:table-cell table:style-name="ce16" office:value-type="float" office:value="1">
            <text:p>1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120]);[.A120];[.M120])" office:value-type="float" office:value="0.579259709439103">
            <text:p>0.57926</text:p>
          </table:table-cell>
          <table:table-cell table:formula="of:=IF(ISBLANK([.O120]);IF(ISERROR([.B120]);&quot;Err:&quot;&amp;ORG.OPENOFFICE.ERRORTYPE([.B120])=[.M120];OR([.P120]=[.B120];IF(AND(ISNUMBER([.P120]);ISNUMBER([.B120]));OR(AND([.P120]=0;ABS([.B120])&lt;1E-307);&quot;&quot;&amp;[.B120]=&quot;&quot;&amp;[.P120]))));[.O12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617911422188953">
            <text:p>0.61791</text:p>
          </table:table-cell>
          <table:table-cell table:style-name="ce5" table:formula="of:=LEGACY.NORMSDIST([.C121])" office:value-type="float" office:value="0.617911422188953">
            <text:p>0.61791</text:p>
          </table:table-cell>
          <table:table-cell table:style-name="ce10" office:value-type="float" office:value="0.3">
            <text:p>0.3</text:p>
          </table:table-cell>
          <table:table-cell table:style-name="ce10" table:number-columns-repeated="6"/>
          <table:table-cell table:style-name="ce16" office:value-type="float" office:value="1">
            <text:p>1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121]);[.A121];[.M121])" office:value-type="float" office:value="0.617911422188953">
            <text:p>0.61791</text:p>
          </table:table-cell>
          <table:table-cell table:formula="of:=IF(ISBLANK([.O121]);IF(ISERROR([.B121]);&quot;Err:&quot;&amp;ORG.OPENOFFICE.ERRORTYPE([.B121])=[.M121];OR([.P121]=[.B121];IF(AND(ISNUMBER([.P121]);ISNUMBER([.B121]));OR(AND([.P121]=0;ABS([.B121])&lt;1E-307);&quot;&quot;&amp;[.B121]=&quot;&quot;&amp;[.P121]))));[.O12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655421741610324">
            <text:p>0.65542</text:p>
          </table:table-cell>
          <table:table-cell table:style-name="ce5" table:formula="of:=LEGACY.NORMSDIST([.C122])" office:value-type="float" office:value="0.655421741610324">
            <text:p>0.65542</text:p>
          </table:table-cell>
          <table:table-cell table:style-name="ce10" office:value-type="float" office:value="0.4">
            <text:p>0.4</text:p>
          </table:table-cell>
          <table:table-cell table:style-name="ce10" table:number-columns-repeated="6"/>
          <table:table-cell table:style-name="ce16" office:value-type="float" office:value="1">
            <text:p>1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122]);[.A122];[.M122])" office:value-type="float" office:value="0.655421741610324">
            <text:p>0.65542</text:p>
          </table:table-cell>
          <table:table-cell table:formula="of:=IF(ISBLANK([.O122]);IF(ISERROR([.B122]);&quot;Err:&quot;&amp;ORG.OPENOFFICE.ERRORTYPE([.B122])=[.M122];OR([.P122]=[.B122];IF(AND(ISNUMBER([.P122]);ISNUMBER([.B122]));OR(AND([.P122]=0;ABS([.B122])&lt;1E-307);&quot;&quot;&amp;[.B122]=&quot;&quot;&amp;[.P122]))));[.O12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691462461274013">
            <text:p>0.69146</text:p>
          </table:table-cell>
          <table:table-cell table:style-name="ce5" table:formula="of:=LEGACY.NORMSDIST([.C123])" office:value-type="float" office:value="0.691462461274013">
            <text:p>0.69146</text:p>
          </table:table-cell>
          <table:table-cell table:style-name="ce10" office:value-type="float" office:value="0.5">
            <text:p>0.5</text:p>
          </table:table-cell>
          <table:table-cell table:style-name="ce10" table:number-columns-repeated="6"/>
          <table:table-cell table:style-name="ce16" office:value-type="float" office:value="1">
            <text:p>1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123]);[.A123];[.M123])" office:value-type="float" office:value="0.691462461274013">
            <text:p>0.69146</text:p>
          </table:table-cell>
          <table:table-cell table:formula="of:=IF(ISBLANK([.O123]);IF(ISERROR([.B123]);&quot;Err:&quot;&amp;ORG.OPENOFFICE.ERRORTYPE([.B123])=[.M123];OR([.P123]=[.B123];IF(AND(ISNUMBER([.P123]);ISNUMBER([.B123]));OR(AND([.P123]=0;ABS([.B123])&lt;1E-307);&quot;&quot;&amp;[.B123]=&quot;&quot;&amp;[.P123]))));[.O123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725746882249926">
            <text:p>0.72575</text:p>
          </table:table-cell>
          <table:table-cell table:style-name="ce5" table:formula="of:=LEGACY.NORMSDIST([.C124])" office:value-type="float" office:value="0.725746882249926">
            <text:p>0.72575</text:p>
          </table:table-cell>
          <table:table-cell table:style-name="ce10" office:value-type="float" office:value="0.6">
            <text:p>0.6</text:p>
          </table:table-cell>
          <table:table-cell table:style-name="ce10" table:number-columns-repeated="6"/>
          <table:table-cell table:style-name="ce16" office:value-type="float" office:value="1">
            <text:p>1</text:p>
          </table:table-cell>
          <table:table-cell table:style-name="ce5" table:number-columns-repeated="2"/>
          <table:table-cell table:style-name="ce18"/>
          <table:table-cell table:style-name="ce5" office:value-type="string">
            <office:annotation draw:style-name="gr1" draw:text-style-name="P1" svg:width="3.553cm" svg:height="2.031cm" svg:x="36.186cm" svg:y="57.114cm" draw:caption-point-x="4.035cm" draw:caption-point-y="0.707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</text:p>
          </table:table-cell>
          <table:table-cell table:style-name="ce5"/>
          <table:table-cell table:formula="of:=IF(ISBLANK([.M124]);[.A124];[.M124])" office:value-type="float" office:value="0.725746882249926">
            <text:p>0.72575</text:p>
          </table:table-cell>
          <table:table-cell table:formula="of:=IF(ISBLANK([.O124]);IF(ISERROR([.B124]);&quot;Err:&quot;&amp;ORG.OPENOFFICE.ERRORTYPE([.B124])=[.M124];OR([.P124]=[.B124];IF(AND(ISNUMBER([.P124]);ISNUMBER([.B124]));OR(AND([.P124]=0;ABS([.B124])&lt;1E-307);&quot;&quot;&amp;[.B124]=&quot;&quot;&amp;[.P124]))));[.O12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758036347776927">
            <text:p>0.75804</text:p>
          </table:table-cell>
          <table:table-cell table:style-name="ce5" table:formula="of:=LEGACY.NORMSDIST([.C125])" office:value-type="float" office:value="0.758036347776927">
            <text:p>0.75804</text:p>
          </table:table-cell>
          <table:table-cell table:style-name="ce10" office:value-type="float" office:value="0.7">
            <text:p>0.7</text:p>
          </table:table-cell>
          <table:table-cell table:style-name="ce10" table:number-columns-repeated="6"/>
          <table:table-cell table:style-name="ce16" office:value-type="float" office:value="1">
            <text:p>1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125]);[.A125];[.M125])" office:value-type="float" office:value="0.758036347776927">
            <text:p>0.75804</text:p>
          </table:table-cell>
          <table:table-cell table:formula="of:=IF(ISBLANK([.O125]);IF(ISERROR([.B125]);&quot;Err:&quot;&amp;ORG.OPENOFFICE.ERRORTYPE([.B125])=[.M125];OR([.P125]=[.B125];IF(AND(ISNUMBER([.P125]);ISNUMBER([.B125]));OR(AND([.P125]=0;ABS([.B125])&lt;1E-307);&quot;&quot;&amp;[.B125]=&quot;&quot;&amp;[.P125]))));[.O12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788144601416603">
            <text:p>0.78814</text:p>
          </table:table-cell>
          <table:table-cell table:style-name="ce5" table:formula="of:=LEGACY.NORMSDIST([.C126])" office:value-type="float" office:value="0.788144601416603">
            <text:p>0.78814</text:p>
          </table:table-cell>
          <table:table-cell table:style-name="ce10" office:value-type="float" office:value="0.8">
            <text:p>0.8</text:p>
          </table:table-cell>
          <table:table-cell table:style-name="ce10" table:number-columns-repeated="6"/>
          <table:table-cell table:style-name="ce16" office:value-type="float" office:value="1">
            <text:p>1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126]);[.A126];[.M126])" office:value-type="float" office:value="0.788144601416603">
            <text:p>0.78814</text:p>
          </table:table-cell>
          <table:table-cell table:formula="of:=IF(ISBLANK([.O126]);IF(ISERROR([.B126]);&quot;Err:&quot;&amp;ORG.OPENOFFICE.ERRORTYPE([.B126])=[.M126];OR([.P126]=[.B126];IF(AND(ISNUMBER([.P126]);ISNUMBER([.B126]));OR(AND([.P126]=0;ABS([.B126])&lt;1E-307);&quot;&quot;&amp;[.B126]=&quot;&quot;&amp;[.P126]))));[.O12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81593987465324">
            <text:p>0.81594</text:p>
          </table:table-cell>
          <table:table-cell table:style-name="ce5" table:formula="of:=LEGACY.NORMSDIST([.C127])" office:value-type="float" office:value="0.81593987465324">
            <text:p>0.81594</text:p>
          </table:table-cell>
          <table:table-cell table:style-name="ce10" office:value-type="float" office:value="0.9">
            <text:p>0.9</text:p>
          </table:table-cell>
          <table:table-cell table:style-name="ce10" table:number-columns-repeated="6"/>
          <table:table-cell table:style-name="ce16" office:value-type="float" office:value="1">
            <text:p>1</text:p>
          </table:table-cell>
          <table:table-cell table:style-name="ce5" table:number-columns-repeated="2"/>
          <table:table-cell table:style-name="ce18"/>
          <table:table-cell table:style-name="ce5" office:value-type="string">
            <office:annotation draw:style-name="gr1" draw:text-style-name="P1" svg:width="3.553cm" svg:height="2.032cm" svg:x="36.186cm" svg:y="58.526cm" draw:caption-point-x="4.035cm" draw:caption-point-y="0.708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</text:p>
          </table:table-cell>
          <table:table-cell table:style-name="ce5"/>
          <table:table-cell table:formula="of:=IF(ISBLANK([.M127]);[.A127];[.M127])" office:value-type="float" office:value="0.81593987465324">
            <text:p>0.81594</text:p>
          </table:table-cell>
          <table:table-cell table:formula="of:=IF(ISBLANK([.O127]);IF(ISERROR([.B127]);&quot;Err:&quot;&amp;ORG.OPENOFFICE.ERRORTYPE([.B127])=[.M127];OR([.P127]=[.B127];IF(AND(ISNUMBER([.P127]);ISNUMBER([.B127]));OR(AND([.P127]=0;ABS([.B127])&lt;1E-307);&quot;&quot;&amp;[.B127]=&quot;&quot;&amp;[.P127]))));[.O12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841344746068543">
            <text:p>0.84134</text:p>
          </table:table-cell>
          <table:table-cell table:style-name="ce5" table:formula="of:=LEGACY.NORMSDIST([.C128])" office:value-type="float" office:value="0.841344746068543">
            <text:p>0.84134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6"/>
          <table:table-cell table:style-name="ce16" office:value-type="float" office:value="1">
            <text:p>1</text:p>
          </table:table-cell>
          <table:table-cell table:style-name="ce5" table:number-columns-repeated="2"/>
          <table:table-cell table:style-name="ce18"/>
          <table:table-cell table:style-name="ce5" office:value-type="string">
            <office:annotation draw:style-name="gr1" draw:text-style-name="P1" svg:width="3.553cm" svg:height="2.032cm" svg:x="36.186cm" svg:y="58.997cm" draw:caption-point-x="4.035cm" draw:caption-point-y="0.708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</text:p>
          </table:table-cell>
          <table:table-cell table:style-name="ce5"/>
          <table:table-cell table:formula="of:=IF(ISBLANK([.M128]);[.A128];[.M128])" office:value-type="float" office:value="0.841344746068543">
            <text:p>0.84134</text:p>
          </table:table-cell>
          <table:table-cell table:formula="of:=IF(ISBLANK([.O128]);IF(ISERROR([.B128]);&quot;Err:&quot;&amp;ORG.OPENOFFICE.ERRORTYPE([.B128])=[.M128];OR([.P128]=[.B128];IF(AND(ISNUMBER([.P128]);ISNUMBER([.B128]));OR(AND([.P128]=0;ABS([.B128])&lt;1E-307);&quot;&quot;&amp;[.B128]=&quot;&quot;&amp;[.P128]))));[.O12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977249868051821">
            <text:p>0.97725</text:p>
          </table:table-cell>
          <table:table-cell table:style-name="ce5" table:formula="of:=LEGACY.NORMSDIST([.C129])" office:value-type="float" office:value="0.977249868051821">
            <text:p>0.97725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6"/>
          <table:table-cell table:style-name="ce16" office:value-type="float" office:value="1">
            <text:p>1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129]);[.A129];[.M129])" office:value-type="float" office:value="0.977249868051821">
            <text:p>0.97725</text:p>
          </table:table-cell>
          <table:table-cell table:formula="of:=IF(ISBLANK([.O129]);IF(ISERROR([.B129]);&quot;Err:&quot;&amp;ORG.OPENOFFICE.ERRORTYPE([.B129])=[.M129];OR([.P129]=[.B129];IF(AND(ISNUMBER([.P129]);ISNUMBER([.B129]));OR(AND([.P129]=0;ABS([.B129])&lt;1E-307);&quot;&quot;&amp;[.B129]=&quot;&quot;&amp;[.P129]))));[.O12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99865010196837">
            <text:p>0.99865</text:p>
          </table:table-cell>
          <table:table-cell table:style-name="ce5" table:formula="of:=LEGACY.NORMSDIST([.C130])" office:value-type="float" office:value="0.99865010196837">
            <text:p>0.99865</text:p>
          </table:table-cell>
          <table:table-cell table:style-name="ce10" office:value-type="float" office:value="3">
            <text:p>3</text:p>
          </table:table-cell>
          <table:table-cell table:style-name="ce10" table:number-columns-repeated="6"/>
          <table:table-cell table:style-name="ce16" office:value-type="float" office:value="1">
            <text:p>1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130]);[.A130];[.M130])" office:value-type="float" office:value="0.99865010196837">
            <text:p>0.99865</text:p>
          </table:table-cell>
          <table:table-cell table:formula="of:=IF(ISBLANK([.O130]);IF(ISERROR([.B130]);&quot;Err:&quot;&amp;ORG.OPENOFFICE.ERRORTYPE([.B130])=[.M130];OR([.P130]=[.B130];IF(AND(ISNUMBER([.P130]);ISNUMBER([.B130]));OR(AND([.P130]=0;ABS([.B130])&lt;1E-307);&quot;&quot;&amp;[.B130]=&quot;&quot;&amp;[.P130]))));[.O13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999968328758167">
            <text:p>0.99997</text:p>
          </table:table-cell>
          <table:table-cell table:style-name="ce5" table:formula="of:=LEGACY.NORMSDIST([.C131])" office:value-type="float" office:value="0.999968328758167">
            <text:p>0.99997</text:p>
          </table:table-cell>
          <table:table-cell table:style-name="ce10" office:value-type="float" office:value="4">
            <text:p>4</text:p>
          </table:table-cell>
          <table:table-cell table:style-name="ce10" table:number-columns-repeated="6"/>
          <table:table-cell table:style-name="ce16" office:value-type="float" office:value="1">
            <text:p>1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131]);[.A131];[.M131])" office:value-type="float" office:value="0.999968328758167">
            <text:p>0.99997</text:p>
          </table:table-cell>
          <table:table-cell table:formula="of:=IF(ISBLANK([.O131]);IF(ISERROR([.B131]);&quot;Err:&quot;&amp;ORG.OPENOFFICE.ERRORTYPE([.B131])=[.M131];OR([.P131]=[.B131];IF(AND(ISNUMBER([.P131]);ISNUMBER([.B131]));OR(AND([.P131]=0;ABS([.B131])&lt;1E-307);&quot;&quot;&amp;[.B131]=&quot;&quot;&amp;[.P131]))));[.O13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999999713348428">
            <text:p>1.00000</text:p>
          </table:table-cell>
          <table:table-cell table:style-name="ce5" table:formula="of:=LEGACY.NORMSDIST([.C132])" office:value-type="float" office:value="0.999999713348428">
            <text:p>1.00000</text:p>
          </table:table-cell>
          <table:table-cell table:style-name="ce10" office:value-type="float" office:value="5">
            <text:p>5</text:p>
          </table:table-cell>
          <table:table-cell table:style-name="ce10" table:number-columns-repeated="6"/>
          <table:table-cell table:style-name="ce16" office:value-type="float" office:value="1">
            <text:p>1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132]);[.A132];[.M132])" office:value-type="float" office:value="0.999999713348428">
            <text:p>1.00000</text:p>
          </table:table-cell>
          <table:table-cell table:formula="of:=IF(ISBLANK([.O132]);IF(ISERROR([.B132]);&quot;Err:&quot;&amp;ORG.OPENOFFICE.ERRORTYPE([.B132])=[.M132];OR([.P132]=[.B132];IF(AND(ISNUMBER([.P132]);ISNUMBER([.B132]));OR(AND([.P132]=0;ABS([.B132])&lt;1E-307);&quot;&quot;&amp;[.B132]=&quot;&quot;&amp;[.P132]))));[.O13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999999999013412">
            <text:p>1.00000</text:p>
          </table:table-cell>
          <table:table-cell table:style-name="ce5" table:formula="of:=LEGACY.NORMSDIST([.C133])" office:value-type="float" office:value="0.999999999013412">
            <text:p>1.00000</text:p>
          </table:table-cell>
          <table:table-cell table:style-name="ce10" office:value-type="float" office:value="6">
            <text:p>6</text:p>
          </table:table-cell>
          <table:table-cell table:style-name="ce10" table:number-columns-repeated="6"/>
          <table:table-cell table:style-name="ce16" office:value-type="float" office:value="1">
            <text:p>1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133]);[.A133];[.M133])" office:value-type="float" office:value="0.999999999013412">
            <text:p>1.00000</text:p>
          </table:table-cell>
          <table:table-cell table:formula="of:=IF(ISBLANK([.O133]);IF(ISERROR([.B133]);&quot;Err:&quot;&amp;ORG.OPENOFFICE.ERRORTYPE([.B133])=[.M133];OR([.P133]=[.B133];IF(AND(ISNUMBER([.P133]);ISNUMBER([.B133]));OR(AND([.P133]=0;ABS([.B133])&lt;1E-307);&quot;&quot;&amp;[.B133]=&quot;&quot;&amp;[.P133]))));[.O133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99999999999872">
            <text:p>1.00000</text:p>
          </table:table-cell>
          <table:table-cell table:style-name="ce5" table:formula="of:=LEGACY.NORMSDIST([.C134])" office:value-type="float" office:value="0.99999999999872">
            <text:p>1.00000</text:p>
          </table:table-cell>
          <table:table-cell table:style-name="ce10" office:value-type="float" office:value="7">
            <text:p>7</text:p>
          </table:table-cell>
          <table:table-cell table:style-name="ce10" table:number-columns-repeated="6"/>
          <table:table-cell table:style-name="ce16" office:value-type="float" office:value="1">
            <text:p>1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134]);[.A134];[.M134])" office:value-type="float" office:value="0.99999999999872">
            <text:p>1.00000</text:p>
          </table:table-cell>
          <table:table-cell table:formula="of:=IF(ISBLANK([.O134]);IF(ISERROR([.B134]);&quot;Err:&quot;&amp;ORG.OPENOFFICE.ERRORTYPE([.B134])=[.M134];OR([.P134]=[.B134];IF(AND(ISNUMBER([.P134]);ISNUMBER([.B134]));OR(AND([.P134]=0;ABS([.B134])&lt;1E-307);&quot;&quot;&amp;[.B134]=&quot;&quot;&amp;[.P134]))));[.O13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0" table:number-columns-repeated="7"/>
          <table:table-cell table:style-name="ce16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00286274257644016">
            <text:p>0.00286</text:p>
          </table:table-cell>
          <table:table-cell table:style-name="ce5" table:formula="of:=LOGNORMDIST([.C136];[.D136];[.E136])" office:value-type="float" office:value="0.00286274257644016">
            <text:p>0.00286</text:p>
          </table:table-cell>
          <table:table-cell table:style-name="ce10" office:value-type="float" office:value="0.001">
            <text:p>0.00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.5">
            <text:p>2.5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office:value-type="string">
            <text:p>LOGNORMDIST</text:p>
          </table:table-cell>
          <table:table-cell table:style-name="ce5" office:value-type="string">
            <text:p>LOGNORMDIST</text:p>
          </table:table-cell>
          <table:table-cell table:style-name="ce18"/>
          <table:table-cell table:style-name="ce5" office:value-type="string">
            <office:annotation draw:style-name="gr1" draw:text-style-name="P1" svg:width="3.553cm" svg:height="2.005cm" svg:x="36.186cm" svg:y="62.746cm" draw:caption-point-x="4.035cm" draw:caption-point-y="0.706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</text:p>
          </table:table-cell>
          <table:table-cell table:style-name="ce5"/>
          <table:table-cell table:formula="of:=IF(ISBLANK([.M136]);[.A136];[.M136])" office:value-type="float" office:value="0.00286274257644016">
            <text:p>0.00286</text:p>
          </table:table-cell>
          <table:table-cell table:formula="of:=IF(ISBLANK([.O136]);IF(ISERROR([.B136]);&quot;Err:&quot;&amp;ORG.OPENOFFICE.ERRORTYPE([.B136])=[.M136];OR([.P136]=[.B136];IF(AND(ISNUMBER([.P136]);ISNUMBER([.B136]));OR(AND([.P136]=0;ABS([.B136])&lt;1E-307);&quot;&quot;&amp;[.B136]=&quot;&quot;&amp;[.P136]))));[.O13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0327325964909624">
            <text:p>0.03273</text:p>
          </table:table-cell>
          <table:table-cell table:style-name="ce5" table:formula="of:=LOGNORMDIST([.C137];[.D137];[.E137])" office:value-type="float" office:value="0.0327325964909624">
            <text:p>0.03273</text:p>
          </table:table-cell>
          <table:table-cell table:style-name="ce10" office:value-type="float" office:value="0.01">
            <text:p>0.0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.5">
            <text:p>2.5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137]);[.A137];[.M137])" office:value-type="float" office:value="0.0327325964909624">
            <text:p>0.03273</text:p>
          </table:table-cell>
          <table:table-cell table:formula="of:=IF(ISBLANK([.O137]);IF(ISERROR([.B137]);&quot;Err:&quot;&amp;ORG.OPENOFFICE.ERRORTYPE([.B137])=[.M137];OR([.P137]=[.B137];IF(AND(ISNUMBER([.P137]);ISNUMBER([.B137]));OR(AND([.P137]=0;ABS([.B137])&lt;1E-307);&quot;&quot;&amp;[.B137]=&quot;&quot;&amp;[.P137]))));[.O13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178516328379944">
            <text:p>0.17852</text:p>
          </table:table-cell>
          <table:table-cell table:style-name="ce5" table:formula="of:=LOGNORMDIST([.C138];[.D138];[.E138])" office:value-type="float" office:value="0.178516328379944">
            <text:p>0.17852</text:p>
          </table:table-cell>
          <table:table-cell table:style-name="ce10" office:value-type="float" office:value="0.1">
            <text:p>0.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.5">
            <text:p>2.5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138]);[.A138];[.M138])" office:value-type="float" office:value="0.178516328379944">
            <text:p>0.17852</text:p>
          </table:table-cell>
          <table:table-cell table:formula="of:=IF(ISBLANK([.O138]);IF(ISERROR([.B138]);&quot;Err:&quot;&amp;ORG.OPENOFFICE.ERRORTYPE([.B138])=[.M138];OR([.P138]=[.B138];IF(AND(ISNUMBER([.P138]);ISNUMBER([.B138]));OR(AND([.P138]=0;ABS([.B138])&lt;1E-307);&quot;&quot;&amp;[.B138]=&quot;&quot;&amp;[.P138]))));[.O13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259860620214133">
            <text:p>0.25986</text:p>
          </table:table-cell>
          <table:table-cell table:style-name="ce5" table:formula="of:=LOGNORMDIST([.C139];[.D139];[.E139])" office:value-type="float" office:value="0.259860620214133">
            <text:p>0.25986</text:p>
          </table:table-cell>
          <table:table-cell table:style-name="ce10" office:value-type="float" office:value="0.2">
            <text:p>0.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.5">
            <text:p>2.5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139]);[.A139];[.M139])" office:value-type="float" office:value="0.259860620214133">
            <text:p>0.25986</text:p>
          </table:table-cell>
          <table:table-cell table:formula="of:=IF(ISBLANK([.O139]);IF(ISERROR([.B139]);&quot;Err:&quot;&amp;ORG.OPENOFFICE.ERRORTYPE([.B139])=[.M139];OR([.P139]=[.B139];IF(AND(ISNUMBER([.P139]);ISNUMBER([.B139]));OR(AND([.P139]=0;ABS([.B139])&lt;1E-307);&quot;&quot;&amp;[.B139]=&quot;&quot;&amp;[.P139]))));[.O13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390790668619114">
            <text:p>0.39079</text:p>
          </table:table-cell>
          <table:table-cell table:style-name="ce5" table:formula="of:=LOGNORMDIST([.C140];[.D140];[.E140])" office:value-type="float" office:value="0.390790668619114">
            <text:p>0.39079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.5">
            <text:p>2.5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140]);[.A140];[.M140])" office:value-type="float" office:value="0.390790668619114">
            <text:p>0.39079</text:p>
          </table:table-cell>
          <table:table-cell table:formula="of:=IF(ISBLANK([.O140]);IF(ISERROR([.B140]);&quot;Err:&quot;&amp;ORG.OPENOFFICE.ERRORTYPE([.B140])=[.M140];OR([.P140]=[.B140];IF(AND(ISNUMBER([.P140]);ISNUMBER([.B140]));OR(AND([.P140]=0;ABS([.B140])&lt;1E-307);&quot;&quot;&amp;[.B140]=&quot;&quot;&amp;[.P140]))));[.O14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5">
            <text:p>0.5</text:p>
          </table:table-cell>
          <table:table-cell table:style-name="ce5" table:formula="of:=LOGNORMDIST([.C141];[.D141];[.E141])" office:value-type="float" office:value="0.5">
            <text:p>0.5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.5">
            <text:p>2.5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141]);[.A141];[.M141])" office:value-type="float" office:value="0.5">
            <text:p>0.5</text:p>
          </table:table-cell>
          <table:table-cell table:formula="of:=IF(ISBLANK([.O141]);IF(ISERROR([.B141]);&quot;Err:&quot;&amp;ORG.OPENOFFICE.ERRORTYPE([.B141])=[.M141];OR([.P141]=[.B141];IF(AND(ISNUMBER([.P141]);ISNUMBER([.B141]));OR(AND([.P141]=0;ABS([.B141])&lt;1E-307);&quot;&quot;&amp;[.B141]=&quot;&quot;&amp;[.P141]))));[.O14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609209331380885">
            <text:p>0.60921</text:p>
          </table:table-cell>
          <table:table-cell table:style-name="ce5" table:formula="of:=LOGNORMDIST([.C142];[.D142];[.E142])" office:value-type="float" office:value="0.609209331380885">
            <text:p>0.6092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.5">
            <text:p>2.5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142]);[.A142];[.M142])" office:value-type="float" office:value="0.609209331380885">
            <text:p>0.60921</text:p>
          </table:table-cell>
          <table:table-cell table:formula="of:=IF(ISBLANK([.O142]);IF(ISERROR([.B142]);&quot;Err:&quot;&amp;ORG.OPENOFFICE.ERRORTYPE([.B142])=[.M142];OR([.P142]=[.B142];IF(AND(ISNUMBER([.P142]);ISNUMBER([.B142]));OR(AND([.P142]=0;ABS([.B142])&lt;1E-307);&quot;&quot;&amp;[.B142]=&quot;&quot;&amp;[.P142]))));[.O14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740139379785867">
            <text:p>0.74014</text:p>
          </table:table-cell>
          <table:table-cell table:style-name="ce5" table:formula="of:=LOGNORMDIST([.C143];[.D143];[.E143])" office:value-type="float" office:value="0.740139379785867">
            <text:p>0.7401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.5">
            <text:p>2.5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143]);[.A143];[.M143])" office:value-type="float" office:value="0.740139379785867">
            <text:p>0.74014</text:p>
          </table:table-cell>
          <table:table-cell table:formula="of:=IF(ISBLANK([.O143]);IF(ISERROR([.B143]);&quot;Err:&quot;&amp;ORG.OPENOFFICE.ERRORTYPE([.B143])=[.M143];OR([.P143]=[.B143];IF(AND(ISNUMBER([.P143]);ISNUMBER([.B143]));OR(AND([.P143]=0;ABS([.B143])&lt;1E-307);&quot;&quot;&amp;[.B143]=&quot;&quot;&amp;[.P143]))));[.O143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821483671620056">
            <text:p>0.82148</text:p>
          </table:table-cell>
          <table:table-cell table:style-name="ce5" table:formula="of:=LOGNORMDIST([.C144];[.D144];[.E144])" office:value-type="float" office:value="0.821483671620056">
            <text:p>0.82148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.5">
            <text:p>2.5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144]);[.A144];[.M144])" office:value-type="float" office:value="0.821483671620056">
            <text:p>0.82148</text:p>
          </table:table-cell>
          <table:table-cell table:formula="of:=IF(ISBLANK([.O144]);IF(ISERROR([.B144]);&quot;Err:&quot;&amp;ORG.OPENOFFICE.ERRORTYPE([.B144])=[.M144];OR([.P144]=[.B144];IF(AND(ISNUMBER([.P144]);ISNUMBER([.B144]));OR(AND([.P144]=0;ABS([.B144])&lt;1E-307);&quot;&quot;&amp;[.B144]=&quot;&quot;&amp;[.P144]))));[.O14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967267403509038">
            <text:p>0.96727</text:p>
          </table:table-cell>
          <table:table-cell table:style-name="ce5" table:formula="of:=LOGNORMDIST([.C145];[.D145];[.E145])" office:value-type="float" office:value="0.967267403509038">
            <text:p>0.96727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.5">
            <text:p>2.5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145]);[.A145];[.M145])" office:value-type="float" office:value="0.967267403509038">
            <text:p>0.96727</text:p>
          </table:table-cell>
          <table:table-cell table:formula="of:=IF(ISBLANK([.O145]);IF(ISERROR([.B145]);&quot;Err:&quot;&amp;ORG.OPENOFFICE.ERRORTYPE([.B145])=[.M145];OR([.P145]=[.B145];IF(AND(ISNUMBER([.P145]);ISNUMBER([.B145]));OR(AND([.P145]=0;ABS([.B145])&lt;1E-307);&quot;&quot;&amp;[.B145]=&quot;&quot;&amp;[.P145]))));[.O14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99713725742356">
            <text:p>0.99714</text:p>
          </table:table-cell>
          <table:table-cell table:style-name="ce5" table:formula="of:=LOGNORMDIST([.C146];[.D146];[.E146])" office:value-type="float" office:value="0.99713725742356">
            <text:p>0.99714</text:p>
          </table:table-cell>
          <table:table-cell table:style-name="ce10" office:value-type="float" office:value="1000">
            <text:p>100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.5">
            <text:p>2.5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 office:value-type="string">
            <office:annotation draw:style-name="gr1" draw:text-style-name="P1" svg:width="3.553cm" svg:height="2.031cm" svg:x="36.186cm" svg:y="67.429cm" draw:caption-point-x="4.035cm" draw:caption-point-y="0.732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</text:p>
          </table:table-cell>
          <table:table-cell table:style-name="ce5"/>
          <table:table-cell table:formula="of:=IF(ISBLANK([.M146]);[.A146];[.M146])" office:value-type="float" office:value="0.99713725742356">
            <text:p>0.99714</text:p>
          </table:table-cell>
          <table:table-cell table:formula="of:=IF(ISBLANK([.O146]);IF(ISERROR([.B146]);&quot;Err:&quot;&amp;ORG.OPENOFFICE.ERRORTYPE([.B146])=[.M146];OR([.P146]=[.B146];IF(AND(ISNUMBER([.P146]);ISNUMBER([.B146]));OR(AND([.P146]=0;ABS([.B146])&lt;1E-307);&quot;&quot;&amp;[.B146]=&quot;&quot;&amp;[.P146]))));[.O14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32860257279352">
            <text:p>0.32860</text:p>
          </table:table-cell>
          <table:table-cell table:style-name="ce5" table:formula="of:=LOGNORMDIST([.C147];[.D147];[.E147])" office:value-type="float" office:value="0.32860257279352">
            <text:p>0.32860</text:p>
          </table:table-cell>
          <table:table-cell table:style-name="ce10" office:value-type="float" office:value="0.2">
            <text:p>0.2</text:p>
          </table:table-cell>
          <table:table-cell table:style-name="ce10" office:value-type="float" office:value="-0.5">
            <text:p>-0.5</text:p>
          </table:table-cell>
          <table:table-cell table:style-name="ce10" office:value-type="float" office:value="2.5">
            <text:p>2.5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147]);[.A147];[.M147])" office:value-type="float" office:value="0.32860257279352">
            <text:p>0.32860</text:p>
          </table:table-cell>
          <table:table-cell table:formula="of:=IF(ISBLANK([.O147]);IF(ISERROR([.B147]);&quot;Err:&quot;&amp;ORG.OPENOFFICE.ERRORTYPE([.B147])=[.M147];OR([.P147]=[.B147];IF(AND(ISNUMBER([.P147]);ISNUMBER([.B147]));OR(AND([.P147]=0;ABS([.B147])&lt;1E-307);&quot;&quot;&amp;[.B147]=&quot;&quot;&amp;[.P147]))));[.O14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402631441656542">
            <text:p>0.40263</text:p>
          </table:table-cell>
          <table:table-cell table:style-name="ce5" table:formula="of:=LOGNORMDIST([.C148];[.D148];[.E148])" office:value-type="float" office:value="0.402631441656542">
            <text:p>0.40263</text:p>
          </table:table-cell>
          <table:table-cell table:style-name="ce10" office:value-type="float" office:value="0.2">
            <text:p>0.2</text:p>
          </table:table-cell>
          <table:table-cell table:style-name="ce10" office:value-type="float" office:value="-0.5">
            <text:p>-0.5</text:p>
          </table:table-cell>
          <table:table-cell table:style-name="ce10" office:value-type="float" office:value="4.5">
            <text:p>4.5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148]);[.A148];[.M148])" office:value-type="float" office:value="0.402631441656542">
            <text:p>0.40263</text:p>
          </table:table-cell>
          <table:table-cell table:formula="of:=IF(ISBLANK([.O148]);IF(ISERROR([.B148]);&quot;Err:&quot;&amp;ORG.OPENOFFICE.ERRORTYPE([.B148])=[.M148];OR([.P148]=[.B148];IF(AND(ISNUMBER([.P148]);ISNUMBER([.B148]));OR(AND([.P148]=0;ABS([.B148])&lt;1E-307);&quot;&quot;&amp;[.B148]=&quot;&quot;&amp;[.P148]))));[.O14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LOGNORMDIST([.C149];[.D149];[.E149])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-0.5">
            <text:p>-0.5</text:p>
          </table:table-cell>
          <table:table-cell table:style-name="ce10" office:value-type="float" office:value="2.5">
            <text:p>2.5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 office:value-type="float" office:value="0">
            <text:p>0</text:p>
          </table:table-cell>
          <table:table-cell table:style-name="ce5"/>
          <table:table-cell table:style-name="ce5"/>
          <table:table-cell table:formula="of:=IF(ISBLANK([.M149]);[.A149];[.M149])" office:value-type="float" office:value="0">
            <text:p>0</text:p>
          </table:table-cell>
          <table:table-cell table:formula="of:=IF(ISBLANK([.O149]);IF(ISERROR([.B149]);&quot;Err:&quot;&amp;ORG.OPENOFFICE.ERRORTYPE([.B149])=[.M149];OR([.P149]=[.B149];IF(AND(ISNUMBER([.P149]);ISNUMBER([.B149]));OR(AND([.P149]=0;ABS([.B149])&lt;1E-307);&quot;&quot;&amp;[.B149]=&quot;&quot;&amp;[.P149]))));[.O14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LOGNORMDIST([.C150];[.D150];[.E150])" office:value-type="float" office:value="0">
            <text:p>0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-0.5">
            <text:p>-0.5</text:p>
          </table:table-cell>
          <table:table-cell table:style-name="ce10" office:value-type="float" office:value="2.5">
            <text:p>2.5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 office:value-type="float" office:value="0">
            <text:p>0</text:p>
          </table:table-cell>
          <table:table-cell table:style-name="ce5" office:value-type="string">
            <office:annotation draw:style-name="gr1" draw:text-style-name="P1" svg:width="3.553cm" svg:height="1.996cm" svg:x="36.186cm" svg:y="69.313cm" draw:caption-point-x="4.035cm" draw:caption-point-y="0.732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</text:p>
          </table:table-cell>
          <table:table-cell table:style-name="ce5"/>
          <table:table-cell table:formula="of:=IF(ISBLANK([.M150]);[.A150];[.M150])" office:value-type="float" office:value="0">
            <text:p>0</text:p>
          </table:table-cell>
          <table:table-cell table:formula="of:=IF(ISBLANK([.O150]);IF(ISERROR([.B150]);&quot;Err:&quot;&amp;ORG.OPENOFFICE.ERRORTYPE([.B150])=[.M150];OR([.P150]=[.B150];IF(AND(ISNUMBER([.P150]);ISNUMBER([.B150]));OR(AND([.P150]=0;ABS([.B150])&lt;1E-307);&quot;&quot;&amp;[.B150]=&quot;&quot;&amp;[.P150]))));[.O15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LOGNORMDIST([.C151];[.D151];[.E151])" office:value-type="float" office:value="0">
            <text:p>Err:502</text:p>
          </table:table-cell>
          <table:table-cell table:style-name="ce10" office:value-type="float" office:value="0.2">
            <text:p>0.2</text:p>
          </table:table-cell>
          <table:table-cell table:style-name="ce10" office:value-type="float" office:value="-0.5">
            <text:p>-0.5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5"/>
          <table:table-cell table:style-name="ce5"/>
          <table:table-cell table:formula="of:=IF(ISBLANK([.M151]);[.A151];[.M151])" office:value-type="string" office:string-value="Err:502">
            <text:p>Err:502</text:p>
          </table:table-cell>
          <table:table-cell table:formula="of:=IF(ISBLANK([.O151]);IF(ISERROR([.B151]);&quot;Err:&quot;&amp;ORG.OPENOFFICE.ERRORTYPE([.B151])=[.M151];OR([.P151]=[.B151];IF(AND(ISNUMBER([.P151]);ISNUMBER([.B151]));OR(AND([.P151]=0;ABS([.B151])&lt;1E-307);&quot;&quot;&amp;[.B151]=&quot;&quot;&amp;[.P151]))));[.O15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LOGNORMDIST([.C152];[.D152];[.E152])" office:value-type="float" office:value="0">
            <text:p>Err:502</text:p>
          </table:table-cell>
          <table:table-cell table:style-name="ce10" office:value-type="float" office:value="0.2">
            <text:p>0.2</text:p>
          </table:table-cell>
          <table:table-cell table:style-name="ce10" office:value-type="float" office:value="-0.5">
            <text:p>-0.5</text:p>
          </table:table-cell>
          <table:table-cell table:style-name="ce10" office:value-type="float" office:value="-1">
            <text:p>-1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5"/>
          <table:table-cell table:style-name="ce5"/>
          <table:table-cell table:formula="of:=IF(ISBLANK([.M152]);[.A152];[.M152])" office:value-type="string" office:string-value="Err:502">
            <text:p>Err:502</text:p>
          </table:table-cell>
          <table:table-cell table:formula="of:=IF(ISBLANK([.O152]);IF(ISERROR([.B152]);&quot;Err:&quot;&amp;ORG.OPENOFFICE.ERRORTYPE([.B152])=[.M152];OR([.P152]=[.B152];IF(AND(ISNUMBER([.P152]);ISNUMBER([.B152]));OR(AND([.P152]=0;ABS([.B152])&lt;1E-307);&quot;&quot;&amp;[.B152]=&quot;&quot;&amp;[.P152]))));[.O15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0" table:number-columns-repeated="7"/>
          <table:table-cell table:style-name="ce16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.37553195285604">
            <text:p>1.37553</text:p>
          </table:table-cell>
          <table:table-cell table:style-name="ce5" table:formula="of:=CONFIDENCE([.C154];[.D154];[.E154])" office:value-type="float" office:value="1.37553195285604">
            <text:p>1.37553</text:p>
          </table:table-cell>
          <table:table-cell table:style-name="ce10" office:value-type="float" office:value="0.0001">
            <text:p>0.0001</text:p>
          </table:table-cell>
          <table:table-cell table:style-name="ce10" office:value-type="float" office:value="2.5">
            <text:p>2.5</text:p>
          </table:table-cell>
          <table:table-cell table:style-name="ce10" office:value-type="float" office:value="50">
            <text:p>50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office:value-type="string">
            <text:p>CONFIDENCE</text:p>
          </table:table-cell>
          <table:table-cell table:style-name="ce5" office:value-type="string">
            <text:p>CONFIDENCE</text:p>
          </table:table-cell>
          <table:table-cell table:style-name="ce18"/>
          <table:table-cell table:style-name="ce5" office:value-type="string">
            <office:annotation draw:style-name="gr1" draw:text-style-name="P1" svg:width="3.553cm" svg:height="2.004cm" svg:x="36.186cm" svg:y="71.178cm" draw:caption-point-x="4.035cm" draw:caption-point-y="0.73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5"/>
          <table:table-cell table:formula="of:=IF(ISBLANK([.M154]);[.A154];[.M154])" office:value-type="float" office:value="1.37553195285604">
            <text:p>1.37553</text:p>
          </table:table-cell>
          <table:table-cell table:formula="of:=IF(ISBLANK([.O154]);IF(ISERROR([.B154]);&quot;Err:&quot;&amp;ORG.OPENOFFICE.ERRORTYPE([.B154])=[.M154];OR([.P154]=[.B154];IF(AND(ISNUMBER([.P154]);ISNUMBER([.B154]));OR(AND([.P154]=0;ABS([.B154])&lt;1E-307);&quot;&quot;&amp;[.B154]=&quot;&quot;&amp;[.P154]))));[.O15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692951912174839">
            <text:p>0.69295</text:p>
          </table:table-cell>
          <table:table-cell table:style-name="ce5" table:formula="of:=CONFIDENCE([.C155];[.D155];[.E155])" office:value-type="float" office:value="0.692951912174839">
            <text:p>0.69295</text:p>
          </table:table-cell>
          <table:table-cell table:style-name="ce10" office:value-type="float" office:value="0.05">
            <text:p>0.05</text:p>
          </table:table-cell>
          <table:table-cell table:style-name="ce10" office:value-type="float" office:value="2.5">
            <text:p>2.5</text:p>
          </table:table-cell>
          <table:table-cell table:style-name="ce10" office:value-type="float" office:value="50">
            <text:p>50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 office:value-type="string">
            <office:annotation draw:style-name="gr1" draw:text-style-name="P1" svg:width="3.553cm" svg:height="2.031cm" svg:x="36.186cm" svg:y="71.622cm" draw:caption-point-x="4.035cm" draw:caption-point-y="0.757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5"/>
          <table:table-cell table:formula="of:=IF(ISBLANK([.M155]);[.A155];[.M155])" office:value-type="float" office:value="0.692951912174839">
            <text:p>0.69295</text:p>
          </table:table-cell>
          <table:table-cell table:formula="of:=IF(ISBLANK([.O155]);IF(ISERROR([.B155]);&quot;Err:&quot;&amp;ORG.OPENOFFICE.ERRORTYPE([.B155])=[.M155];OR([.P155]=[.B155];IF(AND(ISNUMBER([.P155]);ISNUMBER([.B155]));OR(AND([.P155]=0;ABS([.B155])&lt;1E-307);&quot;&quot;&amp;[.B155]=&quot;&quot;&amp;[.P155]))));[.O15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581543576838337">
            <text:p>0.58154</text:p>
          </table:table-cell>
          <table:table-cell table:style-name="ce5" table:formula="of:=CONFIDENCE([.C156];[.D156];[.E156])" office:value-type="float" office:value="0.581543576838337">
            <text:p>0.58154</text:p>
          </table:table-cell>
          <table:table-cell table:style-name="ce10" office:value-type="float" office:value="0.1">
            <text:p>0.1</text:p>
          </table:table-cell>
          <table:table-cell table:style-name="ce10" office:value-type="float" office:value="2.5">
            <text:p>2.5</text:p>
          </table:table-cell>
          <table:table-cell table:style-name="ce10" office:value-type="float" office:value="50">
            <text:p>50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 office:value-type="string">
            <office:annotation draw:style-name="gr1" draw:text-style-name="P1" svg:width="3.553cm" svg:height="2.031cm" svg:x="36.186cm" svg:y="72.093cm" draw:caption-point-x="4.035cm" draw:caption-point-y="0.757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5"/>
          <table:table-cell table:formula="of:=IF(ISBLANK([.M156]);[.A156];[.M156])" office:value-type="float" office:value="0.581543576838337">
            <text:p>0.58154</text:p>
          </table:table-cell>
          <table:table-cell table:formula="of:=IF(ISBLANK([.O156]);IF(ISERROR([.B156]);&quot;Err:&quot;&amp;ORG.OPENOFFICE.ERRORTYPE([.B156])=[.M156];OR([.P156]=[.B156];IF(AND(ISNUMBER([.P156]);ISNUMBER([.B156]));OR(AND([.P156]=0;ABS([.B156])&lt;1E-307);&quot;&quot;&amp;[.B156]=&quot;&quot;&amp;[.P156]))));[.O15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508951232416014">
            <text:p>0.50895</text:p>
          </table:table-cell>
          <table:table-cell table:style-name="ce5" table:formula="of:=CONFIDENCE([.C157];[.D157];[.E157])" office:value-type="float" office:value="0.508951232416014">
            <text:p>0.50895</text:p>
          </table:table-cell>
          <table:table-cell table:style-name="ce10" office:value-type="float" office:value="0.15">
            <text:p>0.15</text:p>
          </table:table-cell>
          <table:table-cell table:style-name="ce10" office:value-type="float" office:value="2.5">
            <text:p>2.5</text:p>
          </table:table-cell>
          <table:table-cell table:style-name="ce10" office:value-type="float" office:value="50">
            <text:p>50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 office:value-type="string">
            <office:annotation draw:style-name="gr1" draw:text-style-name="P1" svg:width="3.553cm" svg:height="2.031cm" svg:x="36.186cm" svg:y="72.564cm" draw:caption-point-x="4.035cm" draw:caption-point-y="0.757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5"/>
          <table:table-cell table:formula="of:=IF(ISBLANK([.M157]);[.A157];[.M157])" office:value-type="float" office:value="0.508951232416014">
            <text:p>0.50895</text:p>
          </table:table-cell>
          <table:table-cell table:formula="of:=IF(ISBLANK([.O157]);IF(ISERROR([.B157]);&quot;Err:&quot;&amp;ORG.OPENOFFICE.ERRORTYPE([.B157])=[.M157];OR([.P157]=[.B157];IF(AND(ISNUMBER([.P157]);ISNUMBER([.B157]));OR(AND([.P157]=0;ABS([.B157])&lt;1E-307);&quot;&quot;&amp;[.B157]=&quot;&quot;&amp;[.P157]))));[.O15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453096901218412">
            <text:p>0.45310</text:p>
          </table:table-cell>
          <table:table-cell table:style-name="ce5" table:formula="of:=CONFIDENCE([.C158];[.D158];[.E158])" office:value-type="float" office:value="0.453096901218412">
            <text:p>0.45310</text:p>
          </table:table-cell>
          <table:table-cell table:style-name="ce10" office:value-type="float" office:value="0.2">
            <text:p>0.2</text:p>
          </table:table-cell>
          <table:table-cell table:style-name="ce10" office:value-type="float" office:value="2.5">
            <text:p>2.5</text:p>
          </table:table-cell>
          <table:table-cell table:style-name="ce10" office:value-type="float" office:value="50">
            <text:p>50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 office:value-type="string">
            <office:annotation draw:style-name="gr1" draw:text-style-name="P1" svg:width="3.553cm" svg:height="2.031cm" svg:x="36.186cm" svg:y="73.035cm" draw:caption-point-x="4.035cm" draw:caption-point-y="0.756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5"/>
          <table:table-cell table:formula="of:=IF(ISBLANK([.M158]);[.A158];[.M158])" office:value-type="float" office:value="0.453096901218412">
            <text:p>0.45310</text:p>
          </table:table-cell>
          <table:table-cell table:formula="of:=IF(ISBLANK([.O158]);IF(ISERROR([.B158]);&quot;Err:&quot;&amp;ORG.OPENOFFICE.ERRORTYPE([.B158])=[.M158];OR([.P158]=[.B158];IF(AND(ISNUMBER([.P158]);ISNUMBER([.B158]));OR(AND([.P158]=0;ABS([.B158])&lt;1E-307);&quot;&quot;&amp;[.B158]=&quot;&quot;&amp;[.P158]))));[.O15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366434538979608">
            <text:p>0.36643</text:p>
          </table:table-cell>
          <table:table-cell table:style-name="ce5" table:formula="of:=CONFIDENCE([.C159];[.D159];[.E159])" office:value-type="float" office:value="0.366434538979608">
            <text:p>0.36643</text:p>
          </table:table-cell>
          <table:table-cell table:style-name="ce10" office:value-type="float" office:value="0.3">
            <text:p>0.3</text:p>
          </table:table-cell>
          <table:table-cell table:style-name="ce10" office:value-type="float" office:value="2.5">
            <text:p>2.5</text:p>
          </table:table-cell>
          <table:table-cell table:style-name="ce10" office:value-type="float" office:value="50">
            <text:p>50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 office:value-type="string">
            <office:annotation draw:style-name="gr1" draw:text-style-name="P1" svg:width="3.553cm" svg:height="2.031cm" svg:x="36.186cm" svg:y="73.506cm" draw:caption-point-x="4.035cm" draw:caption-point-y="0.756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5"/>
          <table:table-cell table:formula="of:=IF(ISBLANK([.M159]);[.A159];[.M159])" office:value-type="float" office:value="0.366434538979608">
            <text:p>0.36643</text:p>
          </table:table-cell>
          <table:table-cell table:formula="of:=IF(ISBLANK([.O159]);IF(ISERROR([.B159]);&quot;Err:&quot;&amp;ORG.OPENOFFICE.ERRORTYPE([.B159])=[.M159];OR([.P159]=[.B159];IF(AND(ISNUMBER([.P159]);ISNUMBER([.B159]));OR(AND([.P159]=0;ABS([.B159])&lt;1E-307);&quot;&quot;&amp;[.B159]=&quot;&quot;&amp;[.P159]))));[.O15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238468138102235">
            <text:p>0.23847</text:p>
          </table:table-cell>
          <table:table-cell table:style-name="ce5" table:formula="of:=CONFIDENCE([.C160];[.D160];[.E160])" office:value-type="float" office:value="0.238468138102235">
            <text:p>0.23847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2.5">
            <text:p>2.5</text:p>
          </table:table-cell>
          <table:table-cell table:style-name="ce10" office:value-type="float" office:value="50">
            <text:p>50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 office:value-type="string">
            <office:annotation draw:style-name="gr1" draw:text-style-name="P1" svg:width="3.553cm" svg:height="2.031cm" svg:x="36.186cm" svg:y="73.977cm" draw:caption-point-x="4.035cm" draw:caption-point-y="0.756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5"/>
          <table:table-cell table:formula="of:=IF(ISBLANK([.M160]);[.A160];[.M160])" office:value-type="float" office:value="0.238468138102235">
            <text:p>0.23847</text:p>
          </table:table-cell>
          <table:table-cell table:formula="of:=IF(ISBLANK([.O160]);IF(ISERROR([.B160]);&quot;Err:&quot;&amp;ORG.OPENOFFICE.ERRORTYPE([.B160])=[.M160];OR([.P160]=[.B160];IF(AND(ISNUMBER([.P160]);ISNUMBER([.B160]));OR(AND([.P160]=0;ABS([.B160])&lt;1E-307);&quot;&quot;&amp;[.B160]=&quot;&quot;&amp;[.P160]))));[.O16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0895717273106458">
            <text:p>0.08957</text:p>
          </table:table-cell>
          <table:table-cell table:style-name="ce5" table:formula="of:=CONFIDENCE([.C161];[.D161];[.E161])" office:value-type="float" office:value="0.0895717273106458">
            <text:p>0.08957</text:p>
          </table:table-cell>
          <table:table-cell table:style-name="ce10" office:value-type="float" office:value="0.8">
            <text:p>0.8</text:p>
          </table:table-cell>
          <table:table-cell table:style-name="ce10" office:value-type="float" office:value="2.5">
            <text:p>2.5</text:p>
          </table:table-cell>
          <table:table-cell table:style-name="ce10" office:value-type="float" office:value="50">
            <text:p>50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 office:value-type="string">
            <office:annotation draw:style-name="gr1" draw:text-style-name="P1" svg:width="3.553cm" svg:height="2.031cm" svg:x="36.186cm" svg:y="74.448cm" draw:caption-point-x="4.035cm" draw:caption-point-y="0.756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5"/>
          <table:table-cell table:formula="of:=IF(ISBLANK([.M161]);[.A161];[.M161])" office:value-type="float" office:value="0.0895717273106458">
            <text:p>0.08957</text:p>
          </table:table-cell>
          <table:table-cell table:formula="of:=IF(ISBLANK([.O161]);IF(ISERROR([.B161]);&quot;Err:&quot;&amp;ORG.OPENOFFICE.ERRORTYPE([.B161])=[.M161];OR([.P161]=[.B161];IF(AND(ISNUMBER([.P161]);ISNUMBER([.B161]));OR(AND([.P161]=0;ABS([.B161])&lt;1E-307);&quot;&quot;&amp;[.B161]=&quot;&quot;&amp;[.P161]))));[.O16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0444279952471289">
            <text:p>0.04443</text:p>
          </table:table-cell>
          <table:table-cell table:style-name="ce5" table:formula="of:=CONFIDENCE([.C162];[.D162];[.E162])" office:value-type="float" office:value="0.0444279952471289">
            <text:p>0.04443</text:p>
          </table:table-cell>
          <table:table-cell table:style-name="ce10" office:value-type="float" office:value="0.9">
            <text:p>0.9</text:p>
          </table:table-cell>
          <table:table-cell table:style-name="ce10" office:value-type="float" office:value="2.5">
            <text:p>2.5</text:p>
          </table:table-cell>
          <table:table-cell table:style-name="ce10" office:value-type="float" office:value="50">
            <text:p>50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 office:value-type="string">
            <office:annotation draw:style-name="gr1" draw:text-style-name="P1" svg:width="3.553cm" svg:height="2.031cm" svg:x="36.186cm" svg:y="74.919cm" draw:caption-point-x="4.035cm" draw:caption-point-y="0.756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5"/>
          <table:table-cell table:formula="of:=IF(ISBLANK([.M162]);[.A162];[.M162])" office:value-type="float" office:value="0.0444279952471289">
            <text:p>0.04443</text:p>
          </table:table-cell>
          <table:table-cell table:formula="of:=IF(ISBLANK([.O162]);IF(ISERROR([.B162]);&quot;Err:&quot;&amp;ORG.OPENOFFICE.ERRORTYPE([.B162])=[.M162];OR([.P162]=[.B162];IF(AND(ISNUMBER([.P162]);ISNUMBER([.B162]));OR(AND([.P162]=0;ABS([.B162])&lt;1E-307);&quot;&quot;&amp;[.B162]=&quot;&quot;&amp;[.P162]))));[.O16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0221701939550027">
            <text:p>0.02217</text:p>
          </table:table-cell>
          <table:table-cell table:style-name="ce5" table:formula="of:=CONFIDENCE([.C163];[.D163];[.E163])" office:value-type="float" office:value="0.0221701939550027">
            <text:p>0.02217</text:p>
          </table:table-cell>
          <table:table-cell table:style-name="ce10" office:value-type="float" office:value="0.95">
            <text:p>0.95</text:p>
          </table:table-cell>
          <table:table-cell table:style-name="ce10" office:value-type="float" office:value="2.5">
            <text:p>2.5</text:p>
          </table:table-cell>
          <table:table-cell table:style-name="ce10" office:value-type="float" office:value="50">
            <text:p>50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 office:value-type="string">
            <office:annotation draw:style-name="gr1" draw:text-style-name="P1" svg:width="3.553cm" svg:height="2.031cm" svg:x="36.186cm" svg:y="75.39cm" draw:caption-point-x="4.035cm" draw:caption-point-y="0.756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5"/>
          <table:table-cell table:formula="of:=IF(ISBLANK([.M163]);[.A163];[.M163])" office:value-type="float" office:value="0.0221701939550027">
            <text:p>0.02217</text:p>
          </table:table-cell>
          <table:table-cell table:formula="of:=IF(ISBLANK([.O163]);IF(ISERROR([.B163]);&quot;Err:&quot;&amp;ORG.OPENOFFICE.ERRORTYPE([.B163])=[.M163];OR([.P163]=[.B163];IF(AND(ISNUMBER([.P163]);ISNUMBER([.B163]));OR(AND([.P163]=0;ABS([.B163])&lt;1E-307);&quot;&quot;&amp;[.B163]=&quot;&quot;&amp;[.P163]))));[.O163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0000443113463886399">
            <text:p>0.00004</text:p>
          </table:table-cell>
          <table:table-cell table:style-name="ce5" table:formula="of:=CONFIDENCE([.C164];[.D164];[.E164])" office:value-type="float" office:value="0.0000443113463886399">
            <text:p>0.00004</text:p>
          </table:table-cell>
          <table:table-cell table:style-name="ce10" office:value-type="float" office:value="0.9999">
            <text:p>0.9999</text:p>
          </table:table-cell>
          <table:table-cell table:style-name="ce10" office:value-type="float" office:value="2.5">
            <text:p>2.5</text:p>
          </table:table-cell>
          <table:table-cell table:style-name="ce10" office:value-type="float" office:value="50">
            <text:p>50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 office:value-type="string">
            <office:annotation draw:style-name="gr1" draw:text-style-name="P1" svg:width="3.553cm" svg:height="2.032cm" svg:x="36.186cm" svg:y="75.86cm" draw:caption-point-x="4.035cm" draw:caption-point-y="0.757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5"/>
          <table:table-cell table:formula="of:=IF(ISBLANK([.M164]);[.A164];[.M164])" office:value-type="float" office:value="0.0000443113463886399">
            <text:p>0.00004</text:p>
          </table:table-cell>
          <table:table-cell table:formula="of:=IF(ISBLANK([.O164]);IF(ISERROR([.B164]);&quot;Err:&quot;&amp;ORG.OPENOFFICE.ERRORTYPE([.B164])=[.M164];OR([.P164]=[.B164];IF(AND(ISNUMBER([.P164]);ISNUMBER([.B164]));OR(AND([.P164]=0;ABS([.B164])&lt;1E-307);&quot;&quot;&amp;[.B164]=&quot;&quot;&amp;[.P164]))));[.O16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814161007573671">
            <text:p>0.81416</text:p>
          </table:table-cell>
          <table:table-cell table:style-name="ce5" table:formula="of:=CONFIDENCE([.C165];[.D165];[.E165])" office:value-type="float" office:value="0.814161007573671">
            <text:p>0.81416</text:p>
          </table:table-cell>
          <table:table-cell table:style-name="ce10" office:value-type="float" office:value="0.1">
            <text:p>0.1</text:p>
          </table:table-cell>
          <table:table-cell table:style-name="ce10" office:value-type="float" office:value="3.5">
            <text:p>3.5</text:p>
          </table:table-cell>
          <table:table-cell table:style-name="ce10" office:value-type="float" office:value="50">
            <text:p>50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 office:value-type="string">
            <office:annotation draw:style-name="gr1" draw:text-style-name="P1" svg:width="3.553cm" svg:height="2.032cm" svg:x="36.186cm" svg:y="76.331cm" draw:caption-point-x="4.035cm" draw:caption-point-y="0.757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5"/>
          <table:table-cell table:formula="of:=IF(ISBLANK([.M165]);[.A165];[.M165])" office:value-type="float" office:value="0.814161007573671">
            <text:p>0.81416</text:p>
          </table:table-cell>
          <table:table-cell table:formula="of:=IF(ISBLANK([.O165]);IF(ISERROR([.B165]);&quot;Err:&quot;&amp;ORG.OPENOFFICE.ERRORTYPE([.B165])=[.M165];OR([.P165]=[.B165];IF(AND(ISNUMBER([.P165]);ISNUMBER([.B165]));OR(AND([.P165]=0;ABS([.B165])&lt;1E-307);&quot;&quot;&amp;[.B165]=&quot;&quot;&amp;[.P165]))));[.O16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260074193937779">
            <text:p>0.26007</text:p>
          </table:table-cell>
          <table:table-cell table:style-name="ce5" table:formula="of:=CONFIDENCE([.C166];[.D166];[.E166])" office:value-type="float" office:value="0.260074193937779">
            <text:p>0.26007</text:p>
          </table:table-cell>
          <table:table-cell table:style-name="ce10" office:value-type="float" office:value="0.1">
            <text:p>0.1</text:p>
          </table:table-cell>
          <table:table-cell table:style-name="ce10" office:value-type="float" office:value="2.5">
            <text:p>2.5</text:p>
          </table:table-cell>
          <table:table-cell table:style-name="ce10" office:value-type="float" office:value="250">
            <text:p>250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 office:value-type="string">
            <office:annotation draw:style-name="gr1" draw:text-style-name="P1" svg:width="3.553cm" svg:height="2.032cm" svg:x="36.186cm" svg:y="76.802cm" draw:caption-point-x="4.035cm" draw:caption-point-y="0.757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5"/>
          <table:table-cell table:formula="of:=IF(ISBLANK([.M166]);[.A166];[.M166])" office:value-type="float" office:value="0.260074193937779">
            <text:p>0.26007</text:p>
          </table:table-cell>
          <table:table-cell table:formula="of:=IF(ISBLANK([.O166]);IF(ISERROR([.B166]);&quot;Err:&quot;&amp;ORG.OPENOFFICE.ERRORTYPE([.B166])=[.M166];OR([.P166]=[.B166];IF(AND(ISNUMBER([.P166]);ISNUMBER([.B166]));OR(AND([.P166]=0;ABS([.B166])&lt;1E-307);&quot;&quot;&amp;[.B166]=&quot;&quot;&amp;[.P166]))));[.O16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260074193937779">
            <text:p>0.26007</text:p>
          </table:table-cell>
          <table:table-cell table:style-name="ce5" table:formula="of:=CONFIDENCE([.C167];[.D167];[.E167])" office:value-type="float" office:value="0.260074193937779">
            <text:p>0.26007</text:p>
          </table:table-cell>
          <table:table-cell table:style-name="ce10" office:value-type="float" office:value="0.1">
            <text:p>0.1</text:p>
          </table:table-cell>
          <table:table-cell table:style-name="ce10" office:value-type="float" office:value="2.5">
            <text:p>2.5</text:p>
          </table:table-cell>
          <table:table-cell table:style-name="ce10" office:value-type="float" office:value="250.9">
            <text:p>250.9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 office:value-type="string">
            <office:annotation draw:style-name="gr1" draw:text-style-name="P1" svg:width="3.553cm" svg:height="2.032cm" svg:x="36.186cm" svg:y="77.273cm" draw:caption-point-x="4.035cm" draw:caption-point-y="0.757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5"/>
          <table:table-cell table:formula="of:=IF(ISBLANK([.M167]);[.A167];[.M167])" office:value-type="float" office:value="0.260074193937779">
            <text:p>0.26007</text:p>
          </table:table-cell>
          <table:table-cell table:formula="of:=IF(ISBLANK([.O167]);IF(ISERROR([.B167]);&quot;Err:&quot;&amp;ORG.OPENOFFICE.ERRORTYPE([.B167])=[.M167];OR([.P167]=[.B167];IF(AND(ISNUMBER([.P167]);ISNUMBER([.B167]));OR(AND([.P167]=0;ABS([.B167])&lt;1E-307);&quot;&quot;&amp;[.B167]=&quot;&quot;&amp;[.P167]))));[.O16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CONFIDENCE([.C168];[.D168];[.E168])" office:value-type="float" office:value="0">
            <text:p>Err:50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.5">
            <text:p>2.5</text:p>
          </table:table-cell>
          <table:table-cell table:style-name="ce10" office:value-type="float" office:value="50">
            <text:p>50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5" office:value-type="string">
            <office:annotation draw:style-name="gr1" draw:text-style-name="P1" svg:width="3.553cm" svg:height="2.032cm" svg:x="36.186cm" svg:y="77.744cm" draw:caption-point-x="4.035cm" draw:caption-point-y="0.757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5"/>
          <table:table-cell table:formula="of:=IF(ISBLANK([.M168]);[.A168];[.M168])" office:value-type="string" office:string-value="Err:502">
            <text:p>Err:502</text:p>
          </table:table-cell>
          <table:table-cell table:formula="of:=IF(ISBLANK([.O168]);IF(ISERROR([.B168]);&quot;Err:&quot;&amp;ORG.OPENOFFICE.ERRORTYPE([.B168])=[.M168];OR([.P168]=[.B168];IF(AND(ISNUMBER([.P168]);ISNUMBER([.B168]));OR(AND([.P168]=0;ABS([.B168])&lt;1E-307);&quot;&quot;&amp;[.B168]=&quot;&quot;&amp;[.P168]))));[.O16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CONFIDENCE([.C169];[.D169];[.E169])" office:value-type="float" office:value="0">
            <text:p>Err:502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2.5">
            <text:p>2.5</text:p>
          </table:table-cell>
          <table:table-cell table:style-name="ce10" office:value-type="float" office:value="50">
            <text:p>50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5" office:value-type="string">
            <office:annotation draw:style-name="gr1" draw:text-style-name="P1" svg:width="3.553cm" svg:height="2.031cm" svg:x="36.186cm" svg:y="78.215cm" draw:caption-point-x="4.035cm" draw:caption-point-y="0.757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5"/>
          <table:table-cell table:formula="of:=IF(ISBLANK([.M169]);[.A169];[.M169])" office:value-type="string" office:string-value="Err:502">
            <text:p>Err:502</text:p>
          </table:table-cell>
          <table:table-cell table:formula="of:=IF(ISBLANK([.O169]);IF(ISERROR([.B169]);&quot;Err:&quot;&amp;ORG.OPENOFFICE.ERRORTYPE([.B169])=[.M169];OR([.P169]=[.B169];IF(AND(ISNUMBER([.P169]);ISNUMBER([.B169]));OR(AND([.P169]=0;ABS([.B169])&lt;1E-307);&quot;&quot;&amp;[.B169]=&quot;&quot;&amp;[.P169]))));[.O16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CONFIDENCE([.C170];[.D170];[.E170])" office:value-type="float" office:value="0">
            <text:p>Err:50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.5">
            <text:p>2.5</text:p>
          </table:table-cell>
          <table:table-cell table:style-name="ce10" office:value-type="float" office:value="50">
            <text:p>50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5" office:value-type="string">
            <office:annotation draw:style-name="gr1" draw:text-style-name="P1" svg:width="3.553cm" svg:height="2.031cm" svg:x="36.186cm" svg:y="78.686cm" draw:caption-point-x="4.035cm" draw:caption-point-y="0.757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5"/>
          <table:table-cell table:formula="of:=IF(ISBLANK([.M170]);[.A170];[.M170])" office:value-type="string" office:string-value="Err:502">
            <text:p>Err:502</text:p>
          </table:table-cell>
          <table:table-cell table:formula="of:=IF(ISBLANK([.O170]);IF(ISERROR([.B170]);&quot;Err:&quot;&amp;ORG.OPENOFFICE.ERRORTYPE([.B170])=[.M170];OR([.P170]=[.B170];IF(AND(ISNUMBER([.P170]);ISNUMBER([.B170]));OR(AND([.P170]=0;ABS([.B170])&lt;1E-307);&quot;&quot;&amp;[.B170]=&quot;&quot;&amp;[.P170]))));[.O17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CONFIDENCE([.C171];[.D171];[.E171])" office:value-type="float" office:value="0">
            <text:p>Err:502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50">
            <text:p>50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5" office:value-type="string">
            <office:annotation draw:style-name="gr1" draw:text-style-name="P1" svg:width="3.553cm" svg:height="1.996cm" svg:x="36.186cm" svg:y="79.157cm" draw:caption-point-x="4.035cm" draw:caption-point-y="0.757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5"/>
          <table:table-cell table:formula="of:=IF(ISBLANK([.M171]);[.A171];[.M171])" office:value-type="string" office:string-value="Err:502">
            <text:p>Err:502</text:p>
          </table:table-cell>
          <table:table-cell table:formula="of:=IF(ISBLANK([.O171]);IF(ISERROR([.B171]);&quot;Err:&quot;&amp;ORG.OPENOFFICE.ERRORTYPE([.B171])=[.M171];OR([.P171]=[.B171];IF(AND(ISNUMBER([.P171]);ISNUMBER([.B171]));OR(AND([.P171]=0;ABS([.B171])&lt;1E-307);&quot;&quot;&amp;[.B171]=&quot;&quot;&amp;[.P171]))));[.O17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CONFIDENCE([.C172];[.D172];[.E172])" office:value-type="float" office:value="0">
            <text:p>Err:502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50">
            <text:p>50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5" office:value-type="string">
            <office:annotation draw:style-name="gr1" draw:text-style-name="P1" svg:width="3.553cm" svg:height="1.986cm" svg:x="36.186cm" svg:y="79.628cm" draw:caption-point-x="4.035cm" draw:caption-point-y="0.757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5"/>
          <table:table-cell table:formula="of:=IF(ISBLANK([.M172]);[.A172];[.M172])" office:value-type="string" office:string-value="Err:502">
            <text:p>Err:502</text:p>
          </table:table-cell>
          <table:table-cell table:formula="of:=IF(ISBLANK([.O172]);IF(ISERROR([.B172]);&quot;Err:&quot;&amp;ORG.OPENOFFICE.ERRORTYPE([.B172])=[.M172];OR([.P172]=[.B172];IF(AND(ISNUMBER([.P172]);ISNUMBER([.B172]));OR(AND([.P172]=0;ABS([.B172])&lt;1E-307);&quot;&quot;&amp;[.B172]=&quot;&quot;&amp;[.P172]))));[.O17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CONFIDENCE([.C173];[.D173];[.E173])" office:value-type="float" office:value="0">
            <text:p>Err:502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2.5">
            <text:p>2.5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5" office:value-type="string">
            <office:annotation draw:style-name="gr1" draw:text-style-name="P1" svg:width="3.553cm" svg:height="1.986cm" svg:x="36.186cm" svg:y="80.099cm" draw:caption-point-x="4.035cm" draw:caption-point-y="0.757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5"/>
          <table:table-cell table:formula="of:=IF(ISBLANK([.M173]);[.A173];[.M173])" office:value-type="string" office:string-value="Err:502">
            <text:p>Err:502</text:p>
          </table:table-cell>
          <table:table-cell table:formula="of:=IF(ISBLANK([.O173]);IF(ISERROR([.B173]);&quot;Err:&quot;&amp;ORG.OPENOFFICE.ERRORTYPE([.B173])=[.M173];OR([.P173]=[.B173];IF(AND(ISNUMBER([.P173]);ISNUMBER([.B173]));OR(AND([.P173]=0;ABS([.B173])&lt;1E-307);&quot;&quot;&amp;[.B173]=&quot;&quot;&amp;[.P173]))));[.O173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0" table:number-columns-repeated="7"/>
          <table:table-cell table:style-name="ce16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81.2024587863608">
            <text:p>81.20246</text:p>
          </table:table-cell>
          <table:table-cell table:style-name="ce5" table:formula="of:=NORMINV([.C175];[.D175];[.E175])" office:value-type="float" office:value="81.2024587863608">
            <text:p>81.20246</text:p>
          </table:table-cell>
          <table:table-cell table:style-name="ce10" office:value-type="float" office:value="0.0001">
            <text:p>0.0001</text:p>
          </table:table-cell>
          <table:table-cell table:style-name="ce10" office:value-type="float" office:value="90.5">
            <text:p>90.5</text:p>
          </table:table-cell>
          <table:table-cell table:style-name="ce10" office:value-type="float" office:value="2.5">
            <text:p>2.5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office:value-type="string">
            <text:p>NORMINV</text:p>
          </table:table-cell>
          <table:table-cell table:style-name="ce5" office:value-type="string">
            <text:p>NORMINV</text:p>
          </table:table-cell>
          <table:table-cell table:style-name="ce18"/>
          <table:table-cell table:style-name="ce5" office:value-type="string">
            <office:annotation draw:style-name="gr1" draw:text-style-name="P1" svg:width="3.553cm" svg:height="2.005cm" svg:x="36.186cm" svg:y="81.022cm" draw:caption-point-x="4.035cm" draw:caption-point-y="0.755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5"/>
          <table:table-cell table:formula="of:=IF(ISBLANK([.M175]);[.A175];[.M175])" office:value-type="float" office:value="81.2024587863608">
            <text:p>81.20246</text:p>
          </table:table-cell>
          <table:table-cell table:formula="of:=IF(ISBLANK([.O175]);IF(ISERROR([.B175]);&quot;Err:&quot;&amp;ORG.OPENOFFICE.ERRORTYPE([.B175])=[.M175];OR([.P175]=[.B175];IF(AND(ISNUMBER([.P175]);ISNUMBER([.B175]));OR(AND([.P175]=0;ABS([.B175])&lt;1E-307);&quot;&quot;&amp;[.B175]=&quot;&quot;&amp;[.P175]))));[.O17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86.3878659326213">
            <text:p>86.38787</text:p>
          </table:table-cell>
          <table:table-cell table:style-name="ce5" table:formula="of:=NORMINV([.C176];[.D176];[.E176])" office:value-type="float" office:value="86.3878659326213">
            <text:p>86.38787</text:p>
          </table:table-cell>
          <table:table-cell table:style-name="ce10" office:value-type="float" office:value="0.05">
            <text:p>0.05</text:p>
          </table:table-cell>
          <table:table-cell table:style-name="ce10" office:value-type="float" office:value="90.5">
            <text:p>90.5</text:p>
          </table:table-cell>
          <table:table-cell table:style-name="ce10" office:value-type="float" office:value="2.5">
            <text:p>2.5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 office:value-type="string">
            <office:annotation draw:style-name="gr1" draw:text-style-name="P1" svg:width="3.553cm" svg:height="2.031cm" svg:x="36.186cm" svg:y="81.466cm" draw:caption-point-x="4.035cm" draw:caption-point-y="0.782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5"/>
          <table:table-cell table:formula="of:=IF(ISBLANK([.M176]);[.A176];[.M176])" office:value-type="float" office:value="86.3878659326213">
            <text:p>86.38787</text:p>
          </table:table-cell>
          <table:table-cell table:formula="of:=IF(ISBLANK([.O176]);IF(ISERROR([.B176]);&quot;Err:&quot;&amp;ORG.OPENOFFICE.ERRORTYPE([.B176])=[.M176];OR([.P176]=[.B176];IF(AND(ISNUMBER([.P176]);ISNUMBER([.B176]));OR(AND([.P176]=0;ABS([.B176])&lt;1E-307);&quot;&quot;&amp;[.B176]=&quot;&quot;&amp;[.P176]))));[.O17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87.2961210861385">
            <text:p>87.29612</text:p>
          </table:table-cell>
          <table:table-cell table:style-name="ce5" table:formula="of:=NORMINV([.C177];[.D177];[.E177])" office:value-type="float" office:value="87.2961210861385">
            <text:p>87.29612</text:p>
          </table:table-cell>
          <table:table-cell table:style-name="ce10" office:value-type="float" office:value="0.1">
            <text:p>0.1</text:p>
          </table:table-cell>
          <table:table-cell table:style-name="ce10" office:value-type="float" office:value="90.5">
            <text:p>90.5</text:p>
          </table:table-cell>
          <table:table-cell table:style-name="ce10" office:value-type="float" office:value="2.5">
            <text:p>2.5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 office:value-type="string">
            <office:annotation draw:style-name="gr1" draw:text-style-name="P1" svg:width="3.553cm" svg:height="2.031cm" svg:x="36.186cm" svg:y="81.937cm" draw:caption-point-x="4.035cm" draw:caption-point-y="0.782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5"/>
          <table:table-cell table:formula="of:=IF(ISBLANK([.M177]);[.A177];[.M177])" office:value-type="float" office:value="87.2961210861385">
            <text:p>87.29612</text:p>
          </table:table-cell>
          <table:table-cell table:formula="of:=IF(ISBLANK([.O177]);IF(ISERROR([.B177]);&quot;Err:&quot;&amp;ORG.OPENOFFICE.ERRORTYPE([.B177])=[.M177];OR([.P177]=[.B177];IF(AND(ISNUMBER([.P177]);ISNUMBER([.B177]));OR(AND([.P177]=0;ABS([.B177])&lt;1E-307);&quot;&quot;&amp;[.B177]=&quot;&quot;&amp;[.P177]))));[.O17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88.3959469160677">
            <text:p>88.39595</text:p>
          </table:table-cell>
          <table:table-cell table:style-name="ce5" table:formula="of:=NORMINV([.C178];[.D178];[.E178])" office:value-type="float" office:value="88.3959469160677">
            <text:p>88.39595</text:p>
          </table:table-cell>
          <table:table-cell table:style-name="ce10" office:value-type="float" office:value="0.2">
            <text:p>0.2</text:p>
          </table:table-cell>
          <table:table-cell table:style-name="ce10" office:value-type="float" office:value="90.5">
            <text:p>90.5</text:p>
          </table:table-cell>
          <table:table-cell table:style-name="ce10" office:value-type="float" office:value="2.5">
            <text:p>2.5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 office:value-type="string">
            <office:annotation draw:style-name="gr1" draw:text-style-name="P1" svg:width="3.553cm" svg:height="2.031cm" svg:x="36.186cm" svg:y="82.408cm" draw:caption-point-x="4.035cm" draw:caption-point-y="0.781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5"/>
          <table:table-cell table:formula="of:=IF(ISBLANK([.M178]);[.A178];[.M178])" office:value-type="float" office:value="88.3959469160677">
            <text:p>88.39595</text:p>
          </table:table-cell>
          <table:table-cell table:formula="of:=IF(ISBLANK([.O178]);IF(ISERROR([.B178]);&quot;Err:&quot;&amp;ORG.OPENOFFICE.ERRORTYPE([.B178])=[.M178];OR([.P178]=[.B178];IF(AND(ISNUMBER([.P178]);ISNUMBER([.B178]));OR(AND([.P178]=0;ABS([.B178])&lt;1E-307);&quot;&quot;&amp;[.B178]=&quot;&quot;&amp;[.P178]))));[.O17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90.5">
            <text:p>90.5</text:p>
          </table:table-cell>
          <table:table-cell table:style-name="ce5" table:formula="of:=NORMINV([.C179];[.D179];[.E179])" office:value-type="float" office:value="90.5">
            <text:p>90.5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90.5">
            <text:p>90.5</text:p>
          </table:table-cell>
          <table:table-cell table:style-name="ce10" office:value-type="float" office:value="2.5">
            <text:p>2.5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 office:value-type="string">
            <office:annotation draw:style-name="gr1" draw:text-style-name="P1" svg:width="3.553cm" svg:height="2.031cm" svg:x="36.186cm" svg:y="82.879cm" draw:caption-point-x="4.035cm" draw:caption-point-y="0.781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5"/>
          <table:table-cell table:formula="of:=IF(ISBLANK([.M179]);[.A179];[.M179])" office:value-type="float" office:value="90.5">
            <text:p>90.5</text:p>
          </table:table-cell>
          <table:table-cell table:formula="of:=IF(ISBLANK([.O179]);IF(ISERROR([.B179]);&quot;Err:&quot;&amp;ORG.OPENOFFICE.ERRORTYPE([.B179])=[.M179];OR([.P179]=[.B179];IF(AND(ISNUMBER([.P179]);ISNUMBER([.B179]));OR(AND([.P179]=0;ABS([.B179])&lt;1E-307);&quot;&quot;&amp;[.B179]=&quot;&quot;&amp;[.P179]))));[.O17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92.6040530839323">
            <text:p>92.60405</text:p>
          </table:table-cell>
          <table:table-cell table:style-name="ce5" table:formula="of:=NORMINV([.C180];[.D180];[.E180])" office:value-type="float" office:value="92.6040530839323">
            <text:p>92.60405</text:p>
          </table:table-cell>
          <table:table-cell table:style-name="ce10" office:value-type="float" office:value="0.8">
            <text:p>0.8</text:p>
          </table:table-cell>
          <table:table-cell table:style-name="ce10" office:value-type="float" office:value="90.5">
            <text:p>90.5</text:p>
          </table:table-cell>
          <table:table-cell table:style-name="ce10" office:value-type="float" office:value="2.5">
            <text:p>2.5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 office:value-type="string">
            <office:annotation draw:style-name="gr1" draw:text-style-name="P1" svg:width="3.553cm" svg:height="2.031cm" svg:x="36.186cm" svg:y="83.35cm" draw:caption-point-x="4.035cm" draw:caption-point-y="0.781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5"/>
          <table:table-cell table:formula="of:=IF(ISBLANK([.M180]);[.A180];[.M180])" office:value-type="float" office:value="92.6040530839323">
            <text:p>92.60405</text:p>
          </table:table-cell>
          <table:table-cell table:formula="of:=IF(ISBLANK([.O180]);IF(ISERROR([.B180]);&quot;Err:&quot;&amp;ORG.OPENOFFICE.ERRORTYPE([.B180])=[.M180];OR([.P180]=[.B180];IF(AND(ISNUMBER([.P180]);ISNUMBER([.B180]));OR(AND([.P180]=0;ABS([.B180])&lt;1E-307);&quot;&quot;&amp;[.B180]=&quot;&quot;&amp;[.P180]))));[.O18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93.7038789138615">
            <text:p>93.70388</text:p>
          </table:table-cell>
          <table:table-cell table:style-name="ce5" table:formula="of:=NORMINV([.C181];[.D181];[.E181])" office:value-type="float" office:value="93.7038789138615">
            <text:p>93.70388</text:p>
          </table:table-cell>
          <table:table-cell table:style-name="ce10" office:value-type="float" office:value="0.9">
            <text:p>0.9</text:p>
          </table:table-cell>
          <table:table-cell table:style-name="ce10" office:value-type="float" office:value="90.5">
            <text:p>90.5</text:p>
          </table:table-cell>
          <table:table-cell table:style-name="ce10" office:value-type="float" office:value="2.5">
            <text:p>2.5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 office:value-type="string">
            <office:annotation draw:style-name="gr1" draw:text-style-name="P1" svg:width="3.553cm" svg:height="2.031cm" svg:x="36.186cm" svg:y="83.821cm" draw:caption-point-x="4.035cm" draw:caption-point-y="0.781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5"/>
          <table:table-cell table:formula="of:=IF(ISBLANK([.M181]);[.A181];[.M181])" office:value-type="float" office:value="93.7038789138615">
            <text:p>93.70388</text:p>
          </table:table-cell>
          <table:table-cell table:formula="of:=IF(ISBLANK([.O181]);IF(ISERROR([.B181]);&quot;Err:&quot;&amp;ORG.OPENOFFICE.ERRORTYPE([.B181])=[.M181];OR([.P181]=[.B181];IF(AND(ISNUMBER([.P181]);ISNUMBER([.B181]));OR(AND([.P181]=0;ABS([.B181])&lt;1E-307);&quot;&quot;&amp;[.B181]=&quot;&quot;&amp;[.P181]))));[.O18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94.6121340673787">
            <text:p>94.61213</text:p>
          </table:table-cell>
          <table:table-cell table:style-name="ce5" table:formula="of:=NORMINV([.C182];[.D182];[.E182])" office:value-type="float" office:value="94.6121340673787">
            <text:p>94.61213</text:p>
          </table:table-cell>
          <table:table-cell table:style-name="ce10" office:value-type="float" office:value="0.95">
            <text:p>0.95</text:p>
          </table:table-cell>
          <table:table-cell table:style-name="ce10" office:value-type="float" office:value="90.5">
            <text:p>90.5</text:p>
          </table:table-cell>
          <table:table-cell table:style-name="ce10" office:value-type="float" office:value="2.5">
            <text:p>2.5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 office:value-type="string">
            <office:annotation draw:style-name="gr1" draw:text-style-name="P1" svg:width="3.553cm" svg:height="2.031cm" svg:x="36.186cm" svg:y="84.292cm" draw:caption-point-x="4.035cm" draw:caption-point-y="0.781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5"/>
          <table:table-cell table:formula="of:=IF(ISBLANK([.M182]);[.A182];[.M182])" office:value-type="float" office:value="94.6121340673787">
            <text:p>94.61213</text:p>
          </table:table-cell>
          <table:table-cell table:formula="of:=IF(ISBLANK([.O182]);IF(ISERROR([.B182]);&quot;Err:&quot;&amp;ORG.OPENOFFICE.ERRORTYPE([.B182])=[.M182];OR([.P182]=[.B182];IF(AND(ISNUMBER([.P182]);ISNUMBER([.B182]));OR(AND([.P182]=0;ABS([.B182])&lt;1E-307);&quot;&quot;&amp;[.B182]=&quot;&quot;&amp;[.P182]))));[.O18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99.7975412136393">
            <text:p>99.79754</text:p>
          </table:table-cell>
          <table:table-cell table:style-name="ce5" table:formula="of:=NORMINV([.C183];[.D183];[.E183])" office:value-type="float" office:value="99.7975412136393">
            <text:p>99.79754</text:p>
          </table:table-cell>
          <table:table-cell table:style-name="ce10" office:value-type="float" office:value="0.9999">
            <text:p>0.9999</text:p>
          </table:table-cell>
          <table:table-cell table:style-name="ce10" office:value-type="float" office:value="90.5">
            <text:p>90.5</text:p>
          </table:table-cell>
          <table:table-cell table:style-name="ce10" office:value-type="float" office:value="2.5">
            <text:p>2.5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 office:value-type="string">
            <office:annotation draw:style-name="gr1" draw:text-style-name="P1" svg:width="3.553cm" svg:height="2.031cm" svg:x="36.186cm" svg:y="84.763cm" draw:caption-point-x="4.035cm" draw:caption-point-y="0.781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5"/>
          <table:table-cell table:formula="of:=IF(ISBLANK([.M183]);[.A183];[.M183])" office:value-type="float" office:value="99.7975412136393">
            <text:p>99.79754</text:p>
          </table:table-cell>
          <table:table-cell table:formula="of:=IF(ISBLANK([.O183]);IF(ISERROR([.B183]);&quot;Err:&quot;&amp;ORG.OPENOFFICE.ERRORTYPE([.B183])=[.M183];OR([.P183]=[.B183];IF(AND(ISNUMBER([.P183]);ISNUMBER([.B183]));OR(AND([.P183]=0;ABS([.B183])&lt;1E-307);&quot;&quot;&amp;[.B183]=&quot;&quot;&amp;[.P183]))));[.O183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89.1889987182299">
            <text:p>-89.18900</text:p>
          </table:table-cell>
          <table:table-cell table:style-name="ce5" table:formula="of:=NORMINV([.C184];[.D184];[.E184])" office:value-type="float" office:value="-89.1889987182299">
            <text:p>-89.18900</text:p>
          </table:table-cell>
          <table:table-cell table:style-name="ce10" office:value-type="float" office:value="0.7">
            <text:p>0.7</text:p>
          </table:table-cell>
          <table:table-cell table:style-name="ce10" office:value-type="float" office:value="-90.5">
            <text:p>-90.5</text:p>
          </table:table-cell>
          <table:table-cell table:style-name="ce10" office:value-type="float" office:value="2.5">
            <text:p>2.5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 office:value-type="string">
            <office:annotation draw:style-name="gr1" draw:text-style-name="P1" svg:width="3.553cm" svg:height="2.031cm" svg:x="36.186cm" svg:y="85.234cm" draw:caption-point-x="4.035cm" draw:caption-point-y="0.781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5"/>
          <table:table-cell table:formula="of:=IF(ISBLANK([.M184]);[.A184];[.M184])" office:value-type="float" office:value="-89.1889987182299">
            <text:p>-89.18900</text:p>
          </table:table-cell>
          <table:table-cell table:formula="of:=IF(ISBLANK([.O184]);IF(ISERROR([.B184]);&quot;Err:&quot;&amp;ORG.OPENOFFICE.ERRORTYPE([.B184])=[.M184];OR([.P184]=[.B184];IF(AND(ISNUMBER([.P184]);ISNUMBER([.B184]));OR(AND([.P184]=0;ABS([.B184])&lt;1E-307);&quot;&quot;&amp;[.B184]=&quot;&quot;&amp;[.P184]))));[.O18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87.8779974364598">
            <text:p>-87.87800</text:p>
          </table:table-cell>
          <table:table-cell table:style-name="ce5" table:formula="of:=NORMINV([.C185];[.D185];[.E185])" office:value-type="float" office:value="-87.8779974364598">
            <text:p>-87.87800</text:p>
          </table:table-cell>
          <table:table-cell table:style-name="ce10" office:value-type="float" office:value="0.7">
            <text:p>0.7</text:p>
          </table:table-cell>
          <table:table-cell table:style-name="ce10" office:value-type="float" office:value="-90.5">
            <text:p>-90.5</text:p>
          </table:table-cell>
          <table:table-cell table:style-name="ce10" office:value-type="float" office:value="5">
            <text:p>5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 office:value-type="string">
            <office:annotation draw:style-name="gr1" draw:text-style-name="P1" svg:width="3.553cm" svg:height="2.031cm" svg:x="36.186cm" svg:y="85.705cm" draw:caption-point-x="4.035cm" draw:caption-point-y="0.781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5"/>
          <table:table-cell table:formula="of:=IF(ISBLANK([.M185]);[.A185];[.M185])" office:value-type="float" office:value="-87.8779974364598">
            <text:p>-87.87800</text:p>
          </table:table-cell>
          <table:table-cell table:formula="of:=IF(ISBLANK([.O185]);IF(ISERROR([.B185]);&quot;Err:&quot;&amp;ORG.OPENOFFICE.ERRORTYPE([.B185])=[.M185];OR([.P185]=[.B185];IF(AND(ISNUMBER([.P185]);ISNUMBER([.B185]));OR(AND([.P185]=0;ABS([.B185])&lt;1E-307);&quot;&quot;&amp;[.B185]=&quot;&quot;&amp;[.P185]))));[.O18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NORMINV([.C186];[.D186];[.E186])" office:value-type="float" office:value="0">
            <text:p>#VALUE!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90.5">
            <text:p>90.5</text:p>
          </table:table-cell>
          <table:table-cell table:style-name="ce10" office:value-type="float" office:value="2.5">
            <text:p>2.5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 office:value-type="string">
            <text:p>Err:519</text:p>
          </table:table-cell>
          <table:table-cell table:style-name="ce5" office:value-type="string">
            <office:annotation draw:style-name="gr1" draw:text-style-name="P1" svg:width="3.553cm" svg:height="2.031cm" svg:x="36.186cm" svg:y="86.176cm" draw:caption-point-x="4.035cm" draw:caption-point-y="0.781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5"/>
          <table:table-cell table:formula="of:=IF(ISBLANK([.M186]);[.A186];[.M186])" office:value-type="string" office:string-value="Err:519">
            <text:p>Err:519</text:p>
          </table:table-cell>
          <table:table-cell table:formula="of:=IF(ISBLANK([.O186]);IF(ISERROR([.B186]);&quot;Err:&quot;&amp;ORG.OPENOFFICE.ERRORTYPE([.B186])=[.M186];OR([.P186]=[.B186];IF(AND(ISNUMBER([.P186]);ISNUMBER([.B186]));OR(AND([.P186]=0;ABS([.B186])&lt;1E-307);&quot;&quot;&amp;[.B186]=&quot;&quot;&amp;[.P186]))));[.O18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NORMINV([.C187];[.D187];[.E187])" office:value-type="float" office:value="0">
            <text:p>Err:502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90.5">
            <text:p>90.5</text:p>
          </table:table-cell>
          <table:table-cell table:style-name="ce10" office:value-type="float" office:value="2.5">
            <text:p>2.5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5" office:value-type="string">
            <office:annotation draw:style-name="gr1" draw:text-style-name="P1" svg:width="3.553cm" svg:height="2.031cm" svg:x="36.186cm" svg:y="86.647cm" draw:caption-point-x="4.035cm" draw:caption-point-y="0.781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5"/>
          <table:table-cell table:formula="of:=IF(ISBLANK([.M187]);[.A187];[.M187])" office:value-type="string" office:string-value="Err:502">
            <text:p>Err:502</text:p>
          </table:table-cell>
          <table:table-cell table:formula="of:=IF(ISBLANK([.O187]);IF(ISERROR([.B187]);&quot;Err:&quot;&amp;ORG.OPENOFFICE.ERRORTYPE([.B187])=[.M187];OR([.P187]=[.B187];IF(AND(ISNUMBER([.P187]);ISNUMBER([.B187]));OR(AND([.P187]=0;ABS([.B187])&lt;1E-307);&quot;&quot;&amp;[.B187]=&quot;&quot;&amp;[.P187]))));[.O18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NORMINV([.C188];[.D188];[.E188])" office:value-type="float" office:value="0">
            <text:p>#VALUE!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90.5">
            <text:p>90.5</text:p>
          </table:table-cell>
          <table:table-cell table:style-name="ce10" office:value-type="float" office:value="2.5">
            <text:p>2.5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 office:value-type="string">
            <text:p>Err:519</text:p>
          </table:table-cell>
          <table:table-cell table:style-name="ce5" office:value-type="string">
            <office:annotation draw:style-name="gr1" draw:text-style-name="P1" svg:width="3.553cm" svg:height="1.996cm" svg:x="36.186cm" svg:y="87.118cm" draw:caption-point-x="4.035cm" draw:caption-point-y="0.781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5"/>
          <table:table-cell table:formula="of:=IF(ISBLANK([.M188]);[.A188];[.M188])" office:value-type="string" office:string-value="Err:519">
            <text:p>Err:519</text:p>
          </table:table-cell>
          <table:table-cell table:formula="of:=IF(ISBLANK([.O188]);IF(ISERROR([.B188]);&quot;Err:&quot;&amp;ORG.OPENOFFICE.ERRORTYPE([.B188])=[.M188];OR([.P188]=[.B188];IF(AND(ISNUMBER([.P188]);ISNUMBER([.B188]));OR(AND([.P188]=0;ABS([.B188])&lt;1E-307);&quot;&quot;&amp;[.B188]=&quot;&quot;&amp;[.P188]))));[.O18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NORMINV([.C189];[.D189];[.E189])" office:value-type="float" office:value="0">
            <text:p>Err:502</text:p>
          </table:table-cell>
          <table:table-cell table:style-name="ce10" office:value-type="float" office:value="0.7">
            <text:p>0.7</text:p>
          </table:table-cell>
          <table:table-cell table:style-name="ce10" office:value-type="float" office:value="90.5">
            <text:p>90.5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5" office:value-type="string">
            <office:annotation draw:style-name="gr1" draw:text-style-name="P1" svg:width="3.553cm" svg:height="1.985cm" svg:x="36.186cm" svg:y="87.589cm" draw:caption-point-x="4.035cm" draw:caption-point-y="0.781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5"/>
          <table:table-cell table:formula="of:=IF(ISBLANK([.M189]);[.A189];[.M189])" office:value-type="string" office:string-value="Err:502">
            <text:p>Err:502</text:p>
          </table:table-cell>
          <table:table-cell table:formula="of:=IF(ISBLANK([.O189]);IF(ISERROR([.B189]);&quot;Err:&quot;&amp;ORG.OPENOFFICE.ERRORTYPE([.B189])=[.M189];OR([.P189]=[.B189];IF(AND(ISNUMBER([.P189]);ISNUMBER([.B189]));OR(AND([.P189]=0;ABS([.B189])&lt;1E-307);&quot;&quot;&amp;[.B189]=&quot;&quot;&amp;[.P189]))));[.O18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NORMINV([.C190];[.D190];[.E190])" office:value-type="float" office:value="0">
            <text:p>Err:502</text:p>
          </table:table-cell>
          <table:table-cell table:style-name="ce10" office:value-type="float" office:value="0.7">
            <text:p>0.7</text:p>
          </table:table-cell>
          <table:table-cell table:style-name="ce10" office:value-type="float" office:value="90.5">
            <text:p>90.5</text:p>
          </table:table-cell>
          <table:table-cell table:style-name="ce10" office:value-type="float" office:value="-1">
            <text:p>-1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5" office:value-type="string">
            <office:annotation draw:style-name="gr1" draw:text-style-name="P1" svg:width="3.553cm" svg:height="1.985cm" svg:x="36.186cm" svg:y="88.06cm" draw:caption-point-x="4.035cm" draw:caption-point-y="0.781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5"/>
          <table:table-cell table:formula="of:=IF(ISBLANK([.M190]);[.A190];[.M190])" office:value-type="string" office:string-value="Err:502">
            <text:p>Err:502</text:p>
          </table:table-cell>
          <table:table-cell table:formula="of:=IF(ISBLANK([.O190]);IF(ISERROR([.B190]);&quot;Err:&quot;&amp;ORG.OPENOFFICE.ERRORTYPE([.B190])=[.M190];OR([.P190]=[.B190];IF(AND(ISNUMBER([.P190]);ISNUMBER([.B190]));OR(AND([.P190]=0;ABS([.B190])&lt;1E-307);&quot;&quot;&amp;[.B190]=&quot;&quot;&amp;[.P190]))));[.O19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0" table:number-columns-repeated="7"/>
          <table:table-cell table:style-name="ce16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3.71901648545568">
            <text:p>-3.71902</text:p>
          </table:table-cell>
          <table:table-cell table:style-name="ce5" table:formula="of:=LEGACY.NORMSINV([.C192])" office:value-type="float" office:value="-3.71901648545568">
            <text:p>-3.71902</text:p>
          </table:table-cell>
          <table:table-cell table:style-name="ce10" office:value-type="float" office:value="0.0001">
            <text:p>0.0001</text:p>
          </table:table-cell>
          <table:table-cell table:style-name="ce10" table:number-columns-repeated="6"/>
          <table:table-cell table:style-name="ce16" office:value-type="float" office:value="1">
            <text:p>1</text:p>
          </table:table-cell>
          <table:table-cell table:style-name="ce5" office:value-type="string">
            <text:p>NORMSINV</text:p>
          </table:table-cell>
          <table:table-cell table:style-name="ce5" office:value-type="string">
            <text:p>NORMSINV</text:p>
          </table:table-cell>
          <table:table-cell table:style-name="ce18"/>
          <table:table-cell table:style-name="ce5" office:value-type="string">
            <office:annotation draw:style-name="gr1" draw:text-style-name="P1" svg:width="3.553cm" svg:height="2.004cm" svg:x="36.186cm" svg:y="88.983cm" draw:caption-point-x="4.035cm" draw:caption-point-y="0.779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5"/>
          <table:table-cell table:formula="of:=IF(ISBLANK([.M192]);[.A192];[.M192])" office:value-type="float" office:value="-3.71901648545568">
            <text:p>-3.71902</text:p>
          </table:table-cell>
          <table:table-cell table:formula="of:=IF(ISBLANK([.O192]);IF(ISERROR([.B192]);&quot;Err:&quot;&amp;ORG.OPENOFFICE.ERRORTYPE([.B192])=[.M192];OR([.P192]=[.B192];IF(AND(ISNUMBER([.P192]);ISNUMBER([.B192]));OR(AND([.P192]=0;ABS([.B192])&lt;1E-307);&quot;&quot;&amp;[.B192]=&quot;&quot;&amp;[.P192]))));[.O19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3.09023230616781">
            <text:p>-3.09023</text:p>
          </table:table-cell>
          <table:table-cell table:style-name="ce5" table:formula="of:=LEGACY.NORMSINV([.C193])" office:value-type="float" office:value="-3.09023230616781">
            <text:p>-3.09023</text:p>
          </table:table-cell>
          <table:table-cell table:style-name="ce10" office:value-type="float" office:value="0.001">
            <text:p>0.001</text:p>
          </table:table-cell>
          <table:table-cell table:style-name="ce10" table:number-columns-repeated="6"/>
          <table:table-cell table:style-name="ce16" office:value-type="float" office:value="1">
            <text:p>1</text:p>
          </table:table-cell>
          <table:table-cell table:style-name="ce5" table:number-columns-repeated="2"/>
          <table:table-cell table:style-name="ce18"/>
          <table:table-cell table:style-name="ce5" office:value-type="string">
            <office:annotation draw:style-name="gr1" draw:text-style-name="P1" svg:width="3.553cm" svg:height="2.031cm" svg:x="36.186cm" svg:y="89.427cm" draw:caption-point-x="4.035cm" draw:caption-point-y="0.806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5"/>
          <table:table-cell table:formula="of:=IF(ISBLANK([.M193]);[.A193];[.M193])" office:value-type="float" office:value="-3.09023230616781">
            <text:p>-3.09023</text:p>
          </table:table-cell>
          <table:table-cell table:formula="of:=IF(ISBLANK([.O193]);IF(ISERROR([.B193]);&quot;Err:&quot;&amp;ORG.OPENOFFICE.ERRORTYPE([.B193])=[.M193];OR([.P193]=[.B193];IF(AND(ISNUMBER([.P193]);ISNUMBER([.B193]));OR(AND([.P193]=0;ABS([.B193])&lt;1E-307);&quot;&quot;&amp;[.B193]=&quot;&quot;&amp;[.P193]))));[.O193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2.32634787404084">
            <text:p>-2.32635</text:p>
          </table:table-cell>
          <table:table-cell table:style-name="ce5" table:formula="of:=LEGACY.NORMSINV([.C194])" office:value-type="float" office:value="-2.32634787404084">
            <text:p>-2.32635</text:p>
          </table:table-cell>
          <table:table-cell table:style-name="ce10" office:value-type="float" office:value="0.01">
            <text:p>0.01</text:p>
          </table:table-cell>
          <table:table-cell table:style-name="ce10" table:number-columns-repeated="6"/>
          <table:table-cell table:style-name="ce16" office:value-type="float" office:value="1">
            <text:p>1</text:p>
          </table:table-cell>
          <table:table-cell table:style-name="ce5" table:number-columns-repeated="2"/>
          <table:table-cell table:style-name="ce18"/>
          <table:table-cell table:style-name="ce5" office:value-type="string">
            <office:annotation draw:style-name="gr1" draw:text-style-name="P1" svg:width="3.553cm" svg:height="2.031cm" svg:x="36.186cm" svg:y="89.898cm" draw:caption-point-x="4.035cm" draw:caption-point-y="0.806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5"/>
          <table:table-cell table:formula="of:=IF(ISBLANK([.M194]);[.A194];[.M194])" office:value-type="float" office:value="-2.32634787404084">
            <text:p>-2.32635</text:p>
          </table:table-cell>
          <table:table-cell table:formula="of:=IF(ISBLANK([.O194]);IF(ISERROR([.B194]);&quot;Err:&quot;&amp;ORG.OPENOFFICE.ERRORTYPE([.B194])=[.M194];OR([.P194]=[.B194];IF(AND(ISNUMBER([.P194]);ISNUMBER([.B194]));OR(AND([.P194]=0;ABS([.B194])&lt;1E-307);&quot;&quot;&amp;[.B194]=&quot;&quot;&amp;[.P194]))));[.O19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1.95996398454005">
            <text:p>-1.95996</text:p>
          </table:table-cell>
          <table:table-cell table:style-name="ce5" table:formula="of:=LEGACY.NORMSINV([.C195])" office:value-type="float" office:value="-1.95996398454005">
            <text:p>-1.95996</text:p>
          </table:table-cell>
          <table:table-cell table:style-name="ce10" office:value-type="float" office:value="0.025">
            <text:p>0.025</text:p>
          </table:table-cell>
          <table:table-cell table:style-name="ce10" table:number-columns-repeated="6"/>
          <table:table-cell table:style-name="ce16" office:value-type="float" office:value="1">
            <text:p>1</text:p>
          </table:table-cell>
          <table:table-cell table:style-name="ce5" table:number-columns-repeated="2"/>
          <table:table-cell table:style-name="ce18"/>
          <table:table-cell table:style-name="ce5" office:value-type="string">
            <office:annotation draw:style-name="gr1" draw:text-style-name="P1" svg:width="3.553cm" svg:height="2.031cm" svg:x="36.186cm" svg:y="90.369cm" draw:caption-point-x="4.035cm" draw:caption-point-y="0.806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5"/>
          <table:table-cell table:formula="of:=IF(ISBLANK([.M195]);[.A195];[.M195])" office:value-type="float" office:value="-1.95996398454005">
            <text:p>-1.95996</text:p>
          </table:table-cell>
          <table:table-cell table:formula="of:=IF(ISBLANK([.O195]);IF(ISERROR([.B195]);&quot;Err:&quot;&amp;ORG.OPENOFFICE.ERRORTYPE([.B195])=[.M195];OR([.P195]=[.B195];IF(AND(ISNUMBER([.P195]);ISNUMBER([.B195]));OR(AND([.P195]=0;ABS([.B195])&lt;1E-307);&quot;&quot;&amp;[.B195]=&quot;&quot;&amp;[.P195]))));[.O19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1.64485362695147">
            <text:p>-1.64485</text:p>
          </table:table-cell>
          <table:table-cell table:style-name="ce5" table:formula="of:=LEGACY.NORMSINV([.C196])" office:value-type="float" office:value="-1.64485362695147">
            <text:p>-1.64485</text:p>
          </table:table-cell>
          <table:table-cell table:style-name="ce10" office:value-type="float" office:value="0.05">
            <text:p>0.05</text:p>
          </table:table-cell>
          <table:table-cell table:style-name="ce10" table:number-columns-repeated="6"/>
          <table:table-cell table:style-name="ce16" office:value-type="float" office:value="1">
            <text:p>1</text:p>
          </table:table-cell>
          <table:table-cell table:style-name="ce5" table:number-columns-repeated="2"/>
          <table:table-cell table:style-name="ce18"/>
          <table:table-cell table:style-name="ce5" office:value-type="string">
            <office:annotation draw:style-name="gr1" draw:text-style-name="P1" svg:width="3.553cm" svg:height="2.031cm" svg:x="36.186cm" svg:y="90.84cm" draw:caption-point-x="4.035cm" draw:caption-point-y="0.806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5"/>
          <table:table-cell table:formula="of:=IF(ISBLANK([.M196]);[.A196];[.M196])" office:value-type="float" office:value="-1.64485362695147">
            <text:p>-1.64485</text:p>
          </table:table-cell>
          <table:table-cell table:formula="of:=IF(ISBLANK([.O196]);IF(ISERROR([.B196]);&quot;Err:&quot;&amp;ORG.OPENOFFICE.ERRORTYPE([.B196])=[.M196];OR([.P196]=[.B196];IF(AND(ISNUMBER([.P196]);ISNUMBER([.B196]));OR(AND([.P196]=0;ABS([.B196])&lt;1E-307);&quot;&quot;&amp;[.B196]=&quot;&quot;&amp;[.P196]))));[.O19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1.2815515655446">
            <text:p>-1.28155</text:p>
          </table:table-cell>
          <table:table-cell table:style-name="ce5" table:formula="of:=LEGACY.NORMSINV([.C197])" office:value-type="float" office:value="-1.2815515655446">
            <text:p>-1.28155</text:p>
          </table:table-cell>
          <table:table-cell table:style-name="ce10" office:value-type="float" office:value="0.1">
            <text:p>0.1</text:p>
          </table:table-cell>
          <table:table-cell table:style-name="ce10" table:number-columns-repeated="6"/>
          <table:table-cell table:style-name="ce16" office:value-type="float" office:value="1">
            <text:p>1</text:p>
          </table:table-cell>
          <table:table-cell table:style-name="ce5" table:number-columns-repeated="2"/>
          <table:table-cell table:style-name="ce18"/>
          <table:table-cell table:style-name="ce5" office:value-type="string">
            <office:annotation draw:style-name="gr1" draw:text-style-name="P1" svg:width="3.553cm" svg:height="2.031cm" svg:x="36.186cm" svg:y="91.311cm" draw:caption-point-x="4.035cm" draw:caption-point-y="0.806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5"/>
          <table:table-cell table:formula="of:=IF(ISBLANK([.M197]);[.A197];[.M197])" office:value-type="float" office:value="-1.2815515655446">
            <text:p>-1.28155</text:p>
          </table:table-cell>
          <table:table-cell table:formula="of:=IF(ISBLANK([.O197]);IF(ISERROR([.B197]);&quot;Err:&quot;&amp;ORG.OPENOFFICE.ERRORTYPE([.B197])=[.M197];OR([.P197]=[.B197];IF(AND(ISNUMBER([.P197]);ISNUMBER([.B197]));OR(AND([.P197]=0;ABS([.B197])&lt;1E-307);&quot;&quot;&amp;[.B197]=&quot;&quot;&amp;[.P197]))));[.O19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1.03643338949379">
            <text:p>-1.03643</text:p>
          </table:table-cell>
          <table:table-cell table:style-name="ce5" table:formula="of:=LEGACY.NORMSINV([.C198])" office:value-type="float" office:value="-1.03643338949379">
            <text:p>-1.03643</text:p>
          </table:table-cell>
          <table:table-cell table:style-name="ce10" office:value-type="float" office:value="0.15">
            <text:p>0.15</text:p>
          </table:table-cell>
          <table:table-cell table:style-name="ce10" table:number-columns-repeated="6"/>
          <table:table-cell table:style-name="ce16" office:value-type="float" office:value="1">
            <text:p>1</text:p>
          </table:table-cell>
          <table:table-cell table:style-name="ce5" table:number-columns-repeated="2"/>
          <table:table-cell table:style-name="ce18"/>
          <table:table-cell table:style-name="ce5" office:value-type="string">
            <office:annotation draw:style-name="gr1" draw:text-style-name="P1" svg:width="3.553cm" svg:height="2.031cm" svg:x="36.186cm" svg:y="91.782cm" draw:caption-point-x="4.035cm" draw:caption-point-y="0.806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5"/>
          <table:table-cell table:formula="of:=IF(ISBLANK([.M198]);[.A198];[.M198])" office:value-type="float" office:value="-1.03643338949379">
            <text:p>-1.03643</text:p>
          </table:table-cell>
          <table:table-cell table:formula="of:=IF(ISBLANK([.O198]);IF(ISERROR([.B198]);&quot;Err:&quot;&amp;ORG.OPENOFFICE.ERRORTYPE([.B198])=[.M198];OR([.P198]=[.B198];IF(AND(ISNUMBER([.P198]);ISNUMBER([.B198]));OR(AND([.P198]=0;ABS([.B198])&lt;1E-307);&quot;&quot;&amp;[.B198]=&quot;&quot;&amp;[.P198]))));[.O19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0.841621233572914">
            <text:p>-0.84162</text:p>
          </table:table-cell>
          <table:table-cell table:style-name="ce5" table:formula="of:=LEGACY.NORMSINV([.C199])" office:value-type="float" office:value="-0.841621233572914">
            <text:p>-0.84162</text:p>
          </table:table-cell>
          <table:table-cell table:style-name="ce10" office:value-type="float" office:value="0.2">
            <text:p>0.2</text:p>
          </table:table-cell>
          <table:table-cell table:style-name="ce10" table:number-columns-repeated="6"/>
          <table:table-cell table:style-name="ce16" office:value-type="float" office:value="1">
            <text:p>1</text:p>
          </table:table-cell>
          <table:table-cell table:style-name="ce5" table:number-columns-repeated="2"/>
          <table:table-cell table:style-name="ce18"/>
          <table:table-cell table:style-name="ce5" office:value-type="string">
            <office:annotation draw:style-name="gr1" draw:text-style-name="P1" svg:width="3.553cm" svg:height="2.031cm" svg:x="36.186cm" svg:y="92.253cm" draw:caption-point-x="4.035cm" draw:caption-point-y="0.805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5"/>
          <table:table-cell table:formula="of:=IF(ISBLANK([.M199]);[.A199];[.M199])" office:value-type="float" office:value="-0.841621233572914">
            <text:p>-0.84162</text:p>
          </table:table-cell>
          <table:table-cell table:formula="of:=IF(ISBLANK([.O199]);IF(ISERROR([.B199]);&quot;Err:&quot;&amp;ORG.OPENOFFICE.ERRORTYPE([.B199])=[.M199];OR([.P199]=[.B199];IF(AND(ISNUMBER([.P199]);ISNUMBER([.B199]));OR(AND([.P199]=0;ABS([.B199])&lt;1E-307);&quot;&quot;&amp;[.B199]=&quot;&quot;&amp;[.P199]))));[.O19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0.674489750196082">
            <text:p>-0.67449</text:p>
          </table:table-cell>
          <table:table-cell table:style-name="ce5" table:formula="of:=LEGACY.NORMSINV([.C200])" office:value-type="float" office:value="-0.674489750196082">
            <text:p>-0.67449</text:p>
          </table:table-cell>
          <table:table-cell table:style-name="ce10" office:value-type="float" office:value="0.25">
            <text:p>0.25</text:p>
          </table:table-cell>
          <table:table-cell table:style-name="ce10" table:number-columns-repeated="6"/>
          <table:table-cell table:style-name="ce16" office:value-type="float" office:value="1">
            <text:p>1</text:p>
          </table:table-cell>
          <table:table-cell table:style-name="ce5" table:number-columns-repeated="2"/>
          <table:table-cell table:style-name="ce18"/>
          <table:table-cell table:style-name="ce5" office:value-type="string">
            <office:annotation draw:style-name="gr1" draw:text-style-name="P1" svg:width="3.553cm" svg:height="2.031cm" svg:x="36.186cm" svg:y="92.724cm" draw:caption-point-x="4.035cm" draw:caption-point-y="0.805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5"/>
          <table:table-cell table:formula="of:=IF(ISBLANK([.M200]);[.A200];[.M200])" office:value-type="float" office:value="-0.674489750196082">
            <text:p>-0.67449</text:p>
          </table:table-cell>
          <table:table-cell table:formula="of:=IF(ISBLANK([.O200]);IF(ISERROR([.B200]);&quot;Err:&quot;&amp;ORG.OPENOFFICE.ERRORTYPE([.B200])=[.M200];OR([.P200]=[.B200];IF(AND(ISNUMBER([.P200]);ISNUMBER([.B200]));OR(AND([.P200]=0;ABS([.B200])&lt;1E-307);&quot;&quot;&amp;[.B200]=&quot;&quot;&amp;[.P200]))));[.O20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0.524400512708041">
            <text:p>-0.52440</text:p>
          </table:table-cell>
          <table:table-cell table:style-name="ce5" table:formula="of:=LEGACY.NORMSINV([.C201])" office:value-type="float" office:value="-0.524400512708041">
            <text:p>-0.52440</text:p>
          </table:table-cell>
          <table:table-cell table:style-name="ce10" office:value-type="float" office:value="0.3">
            <text:p>0.3</text:p>
          </table:table-cell>
          <table:table-cell table:style-name="ce10" table:number-columns-repeated="6"/>
          <table:table-cell table:style-name="ce16" office:value-type="float" office:value="1">
            <text:p>1</text:p>
          </table:table-cell>
          <table:table-cell table:style-name="ce5" table:number-columns-repeated="2"/>
          <table:table-cell table:style-name="ce18"/>
          <table:table-cell table:style-name="ce5" office:value-type="string">
            <office:annotation draw:style-name="gr1" draw:text-style-name="P1" svg:width="3.553cm" svg:height="2.032cm" svg:x="36.186cm" svg:y="93.194cm" draw:caption-point-x="4.035cm" draw:caption-point-y="0.806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5"/>
          <table:table-cell table:formula="of:=IF(ISBLANK([.M201]);[.A201];[.M201])" office:value-type="float" office:value="-0.524400512708041">
            <text:p>-0.52440</text:p>
          </table:table-cell>
          <table:table-cell table:formula="of:=IF(ISBLANK([.O201]);IF(ISERROR([.B201]);&quot;Err:&quot;&amp;ORG.OPENOFFICE.ERRORTYPE([.B201])=[.M201];OR([.P201]=[.B201];IF(AND(ISNUMBER([.P201]);ISNUMBER([.B201]));OR(AND([.P201]=0;ABS([.B201])&lt;1E-307);&quot;&quot;&amp;[.B201]=&quot;&quot;&amp;[.P201]))));[.O20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0.385320466407567">
            <text:p>-0.38532</text:p>
          </table:table-cell>
          <table:table-cell table:style-name="ce5" table:formula="of:=LEGACY.NORMSINV([.C202])" office:value-type="float" office:value="-0.385320466407567">
            <text:p>-0.38532</text:p>
          </table:table-cell>
          <table:table-cell table:style-name="ce10" office:value-type="float" office:value="0.35">
            <text:p>0.35</text:p>
          </table:table-cell>
          <table:table-cell table:style-name="ce10" table:number-columns-repeated="6"/>
          <table:table-cell table:style-name="ce16" office:value-type="float" office:value="1">
            <text:p>1</text:p>
          </table:table-cell>
          <table:table-cell table:style-name="ce5" table:number-columns-repeated="2"/>
          <table:table-cell table:style-name="ce18"/>
          <table:table-cell table:style-name="ce5" office:value-type="string">
            <office:annotation draw:style-name="gr1" draw:text-style-name="P1" svg:width="3.553cm" svg:height="2.032cm" svg:x="36.186cm" svg:y="93.665cm" draw:caption-point-x="4.035cm" draw:caption-point-y="0.806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5"/>
          <table:table-cell table:formula="of:=IF(ISBLANK([.M202]);[.A202];[.M202])" office:value-type="float" office:value="-0.385320466407567">
            <text:p>-0.38532</text:p>
          </table:table-cell>
          <table:table-cell table:formula="of:=IF(ISBLANK([.O202]);IF(ISERROR([.B202]);&quot;Err:&quot;&amp;ORG.OPENOFFICE.ERRORTYPE([.B202])=[.M202];OR([.P202]=[.B202];IF(AND(ISNUMBER([.P202]);ISNUMBER([.B202]));OR(AND([.P202]=0;ABS([.B202])&lt;1E-307);&quot;&quot;&amp;[.B202]=&quot;&quot;&amp;[.P202]))));[.O20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0.2533471031358">
            <text:p>-0.25335</text:p>
          </table:table-cell>
          <table:table-cell table:style-name="ce5" table:formula="of:=LEGACY.NORMSINV([.C203])" office:value-type="float" office:value="-0.2533471031358">
            <text:p>-0.25335</text:p>
          </table:table-cell>
          <table:table-cell table:style-name="ce10" office:value-type="float" office:value="0.4">
            <text:p>0.4</text:p>
          </table:table-cell>
          <table:table-cell table:style-name="ce10" table:number-columns-repeated="6"/>
          <table:table-cell table:style-name="ce16" office:value-type="float" office:value="1">
            <text:p>1</text:p>
          </table:table-cell>
          <table:table-cell table:style-name="ce5" table:number-columns-repeated="2"/>
          <table:table-cell table:style-name="ce18"/>
          <table:table-cell table:style-name="ce5" office:value-type="string">
            <office:annotation draw:style-name="gr1" draw:text-style-name="P1" svg:width="3.553cm" svg:height="2.032cm" svg:x="36.186cm" svg:y="94.136cm" draw:caption-point-x="4.035cm" draw:caption-point-y="0.806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5"/>
          <table:table-cell table:formula="of:=IF(ISBLANK([.M203]);[.A203];[.M203])" office:value-type="float" office:value="-0.2533471031358">
            <text:p>-0.25335</text:p>
          </table:table-cell>
          <table:table-cell table:formula="of:=IF(ISBLANK([.O203]);IF(ISERROR([.B203]);&quot;Err:&quot;&amp;ORG.OPENOFFICE.ERRORTYPE([.B203])=[.M203];OR([.P203]=[.B203];IF(AND(ISNUMBER([.P203]);ISNUMBER([.B203]));OR(AND([.P203]=0;ABS([.B203])&lt;1E-307);&quot;&quot;&amp;[.B203]=&quot;&quot;&amp;[.P203]))));[.O203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0.125661346855074">
            <text:p>-0.12566</text:p>
          </table:table-cell>
          <table:table-cell table:style-name="ce5" table:formula="of:=LEGACY.NORMSINV([.C204])" office:value-type="float" office:value="-0.125661346855074">
            <text:p>-0.12566</text:p>
          </table:table-cell>
          <table:table-cell table:style-name="ce10" office:value-type="float" office:value="0.45">
            <text:p>0.45</text:p>
          </table:table-cell>
          <table:table-cell table:style-name="ce10" table:number-columns-repeated="6"/>
          <table:table-cell table:style-name="ce16" office:value-type="float" office:value="1">
            <text:p>1</text:p>
          </table:table-cell>
          <table:table-cell table:style-name="ce5" table:number-columns-repeated="2"/>
          <table:table-cell table:style-name="ce18"/>
          <table:table-cell table:style-name="ce5" office:value-type="string">
            <office:annotation draw:style-name="gr1" draw:text-style-name="P1" svg:width="3.553cm" svg:height="2.032cm" svg:x="36.186cm" svg:y="94.607cm" draw:caption-point-x="4.035cm" draw:caption-point-y="0.806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5"/>
          <table:table-cell table:formula="of:=IF(ISBLANK([.M204]);[.A204];[.M204])" office:value-type="float" office:value="-0.125661346855074">
            <text:p>-0.12566</text:p>
          </table:table-cell>
          <table:table-cell table:formula="of:=IF(ISBLANK([.O204]);IF(ISERROR([.B204]);&quot;Err:&quot;&amp;ORG.OPENOFFICE.ERRORTYPE([.B204])=[.M204];OR([.P204]=[.B204];IF(AND(ISNUMBER([.P204]);ISNUMBER([.B204]));OR(AND([.P204]=0;ABS([.B204])&lt;1E-307);&quot;&quot;&amp;[.B204]=&quot;&quot;&amp;[.P204]))));[.O20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5" table:formula="of:=LEGACY.NORMSINV([.C205])" office:value-type="float" office:value="0">
            <text:p>0</text:p>
          </table:table-cell>
          <table:table-cell table:style-name="ce10" office:value-type="float" office:value="0.5">
            <text:p>0.5</text:p>
          </table:table-cell>
          <table:table-cell table:style-name="ce10" table:number-columns-repeated="6"/>
          <table:table-cell table:style-name="ce16" office:value-type="float" office:value="1">
            <text:p>1</text:p>
          </table:table-cell>
          <table:table-cell table:style-name="ce5" table:number-columns-repeated="2"/>
          <table:table-cell table:style-name="ce18"/>
          <table:table-cell table:style-name="ce5" office:value-type="string">
            <office:annotation draw:style-name="gr1" draw:text-style-name="P1" svg:width="3.553cm" svg:height="2.032cm" svg:x="36.186cm" svg:y="95.078cm" draw:caption-point-x="4.035cm" draw:caption-point-y="0.806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5"/>
          <table:table-cell table:formula="of:=IF(ISBLANK([.M205]);[.A205];[.M205])" office:value-type="float" office:value="0">
            <text:p>0</text:p>
          </table:table-cell>
          <table:table-cell table:formula="of:=IF(ISBLANK([.O205]);IF(ISERROR([.B205]);&quot;Err:&quot;&amp;ORG.OPENOFFICE.ERRORTYPE([.B205])=[.M205];OR([.P205]=[.B205];IF(AND(ISNUMBER([.P205]);ISNUMBER([.B205]));OR(AND([.P205]=0;ABS([.B205])&lt;1E-307);&quot;&quot;&amp;[.B205]=&quot;&quot;&amp;[.P205]))));[.O20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125661346855074">
            <text:p>0.12566</text:p>
          </table:table-cell>
          <table:table-cell table:style-name="ce5" table:formula="of:=LEGACY.NORMSINV([.C206])" office:value-type="float" office:value="0.125661346855074">
            <text:p>0.12566</text:p>
          </table:table-cell>
          <table:table-cell table:style-name="ce10" office:value-type="float" office:value="0.55">
            <text:p>0.55</text:p>
          </table:table-cell>
          <table:table-cell table:style-name="ce10" table:number-columns-repeated="6"/>
          <table:table-cell table:style-name="ce16" office:value-type="float" office:value="1">
            <text:p>1</text:p>
          </table:table-cell>
          <table:table-cell table:style-name="ce5" table:number-columns-repeated="2"/>
          <table:table-cell table:style-name="ce18"/>
          <table:table-cell table:style-name="ce5" office:value-type="string">
            <office:annotation draw:style-name="gr1" draw:text-style-name="P1" svg:width="3.553cm" svg:height="2.031cm" svg:x="36.186cm" svg:y="95.549cm" draw:caption-point-x="4.035cm" draw:caption-point-y="0.806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5"/>
          <table:table-cell table:formula="of:=IF(ISBLANK([.M206]);[.A206];[.M206])" office:value-type="float" office:value="0.125661346855074">
            <text:p>0.12566</text:p>
          </table:table-cell>
          <table:table-cell table:formula="of:=IF(ISBLANK([.O206]);IF(ISERROR([.B206]);&quot;Err:&quot;&amp;ORG.OPENOFFICE.ERRORTYPE([.B206])=[.M206];OR([.P206]=[.B206];IF(AND(ISNUMBER([.P206]);ISNUMBER([.B206]));OR(AND([.P206]=0;ABS([.B206])&lt;1E-307);&quot;&quot;&amp;[.B206]=&quot;&quot;&amp;[.P206]))));[.O20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2533471031358">
            <text:p>0.25335</text:p>
          </table:table-cell>
          <table:table-cell table:style-name="ce5" table:formula="of:=LEGACY.NORMSINV([.C207])" office:value-type="float" office:value="0.2533471031358">
            <text:p>0.25335</text:p>
          </table:table-cell>
          <table:table-cell table:style-name="ce10" office:value-type="float" office:value="0.6">
            <text:p>0.6</text:p>
          </table:table-cell>
          <table:table-cell table:style-name="ce10" table:number-columns-repeated="6"/>
          <table:table-cell table:style-name="ce16" office:value-type="float" office:value="1">
            <text:p>1</text:p>
          </table:table-cell>
          <table:table-cell table:style-name="ce5" table:number-columns-repeated="2"/>
          <table:table-cell table:style-name="ce18"/>
          <table:table-cell table:style-name="ce5" office:value-type="string">
            <office:annotation draw:style-name="gr1" draw:text-style-name="P1" svg:width="3.553cm" svg:height="2.031cm" svg:x="36.186cm" svg:y="96.02cm" draw:caption-point-x="4.035cm" draw:caption-point-y="0.806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5"/>
          <table:table-cell table:formula="of:=IF(ISBLANK([.M207]);[.A207];[.M207])" office:value-type="float" office:value="0.2533471031358">
            <text:p>0.25335</text:p>
          </table:table-cell>
          <table:table-cell table:formula="of:=IF(ISBLANK([.O207]);IF(ISERROR([.B207]);&quot;Err:&quot;&amp;ORG.OPENOFFICE.ERRORTYPE([.B207])=[.M207];OR([.P207]=[.B207];IF(AND(ISNUMBER([.P207]);ISNUMBER([.B207]));OR(AND([.P207]=0;ABS([.B207])&lt;1E-307);&quot;&quot;&amp;[.B207]=&quot;&quot;&amp;[.P207]))));[.O20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385320466407568">
            <text:p>0.38532</text:p>
          </table:table-cell>
          <table:table-cell table:style-name="ce5" table:formula="of:=LEGACY.NORMSINV([.C208])" office:value-type="float" office:value="0.385320466407568">
            <text:p>0.38532</text:p>
          </table:table-cell>
          <table:table-cell table:style-name="ce10" office:value-type="float" office:value="0.65">
            <text:p>0.65</text:p>
          </table:table-cell>
          <table:table-cell table:style-name="ce10" table:number-columns-repeated="6"/>
          <table:table-cell table:style-name="ce16" office:value-type="float" office:value="1">
            <text:p>1</text:p>
          </table:table-cell>
          <table:table-cell table:style-name="ce5" table:number-columns-repeated="2"/>
          <table:table-cell table:style-name="ce18"/>
          <table:table-cell table:style-name="ce5" office:value-type="string">
            <office:annotation draw:style-name="gr1" draw:text-style-name="P1" svg:width="3.553cm" svg:height="2.031cm" svg:x="36.186cm" svg:y="96.491cm" draw:caption-point-x="4.035cm" draw:caption-point-y="0.806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5"/>
          <table:table-cell table:formula="of:=IF(ISBLANK([.M208]);[.A208];[.M208])" office:value-type="float" office:value="0.385320466407568">
            <text:p>0.38532</text:p>
          </table:table-cell>
          <table:table-cell table:formula="of:=IF(ISBLANK([.O208]);IF(ISERROR([.B208]);&quot;Err:&quot;&amp;ORG.OPENOFFICE.ERRORTYPE([.B208])=[.M208];OR([.P208]=[.B208];IF(AND(ISNUMBER([.P208]);ISNUMBER([.B208]));OR(AND([.P208]=0;ABS([.B208])&lt;1E-307);&quot;&quot;&amp;[.B208]=&quot;&quot;&amp;[.P208]))));[.O20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524400512708041">
            <text:p>0.52440</text:p>
          </table:table-cell>
          <table:table-cell table:style-name="ce5" table:formula="of:=LEGACY.NORMSINV([.C209])" office:value-type="float" office:value="0.524400512708041">
            <text:p>0.52440</text:p>
          </table:table-cell>
          <table:table-cell table:style-name="ce10" office:value-type="float" office:value="0.7">
            <text:p>0.7</text:p>
          </table:table-cell>
          <table:table-cell table:style-name="ce10" table:number-columns-repeated="6"/>
          <table:table-cell table:style-name="ce16" office:value-type="float" office:value="1">
            <text:p>1</text:p>
          </table:table-cell>
          <table:table-cell table:style-name="ce5" table:number-columns-repeated="2"/>
          <table:table-cell table:style-name="ce18"/>
          <table:table-cell table:style-name="ce5" office:value-type="string">
            <office:annotation draw:style-name="gr1" draw:text-style-name="P1" svg:width="3.553cm" svg:height="2.031cm" svg:x="36.186cm" svg:y="96.962cm" draw:caption-point-x="4.035cm" draw:caption-point-y="0.806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5"/>
          <table:table-cell table:formula="of:=IF(ISBLANK([.M209]);[.A209];[.M209])" office:value-type="float" office:value="0.524400512708041">
            <text:p>0.52440</text:p>
          </table:table-cell>
          <table:table-cell table:formula="of:=IF(ISBLANK([.O209]);IF(ISERROR([.B209]);&quot;Err:&quot;&amp;ORG.OPENOFFICE.ERRORTYPE([.B209])=[.M209];OR([.P209]=[.B209];IF(AND(ISNUMBER([.P209]);ISNUMBER([.B209]));OR(AND([.P209]=0;ABS([.B209])&lt;1E-307);&quot;&quot;&amp;[.B209]=&quot;&quot;&amp;[.P209]))));[.O20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674489750196082">
            <text:p>0.67449</text:p>
          </table:table-cell>
          <table:table-cell table:style-name="ce5" table:formula="of:=LEGACY.NORMSINV([.C210])" office:value-type="float" office:value="0.674489750196082">
            <text:p>0.67449</text:p>
          </table:table-cell>
          <table:table-cell table:style-name="ce10" office:value-type="float" office:value="0.75">
            <text:p>0.75</text:p>
          </table:table-cell>
          <table:table-cell table:style-name="ce10" table:number-columns-repeated="6"/>
          <table:table-cell table:style-name="ce16" office:value-type="float" office:value="1">
            <text:p>1</text:p>
          </table:table-cell>
          <table:table-cell table:style-name="ce5" table:number-columns-repeated="2"/>
          <table:table-cell table:style-name="ce18"/>
          <table:table-cell table:style-name="ce5" office:value-type="string">
            <office:annotation draw:style-name="gr1" draw:text-style-name="P1" svg:width="3.553cm" svg:height="2.031cm" svg:x="36.186cm" svg:y="97.433cm" draw:caption-point-x="4.035cm" draw:caption-point-y="0.806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5"/>
          <table:table-cell table:formula="of:=IF(ISBLANK([.M210]);[.A210];[.M210])" office:value-type="float" office:value="0.674489750196082">
            <text:p>0.67449</text:p>
          </table:table-cell>
          <table:table-cell table:formula="of:=IF(ISBLANK([.O210]);IF(ISERROR([.B210]);&quot;Err:&quot;&amp;ORG.OPENOFFICE.ERRORTYPE([.B210])=[.M210];OR([.P210]=[.B210];IF(AND(ISNUMBER([.P210]);ISNUMBER([.B210]));OR(AND([.P210]=0;ABS([.B210])&lt;1E-307);&quot;&quot;&amp;[.B210]=&quot;&quot;&amp;[.P210]))));[.O21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841621233572914">
            <text:p>0.84162</text:p>
          </table:table-cell>
          <table:table-cell table:style-name="ce5" table:formula="of:=LEGACY.NORMSINV([.C211])" office:value-type="float" office:value="0.841621233572914">
            <text:p>0.84162</text:p>
          </table:table-cell>
          <table:table-cell table:style-name="ce10" office:value-type="float" office:value="0.8">
            <text:p>0.8</text:p>
          </table:table-cell>
          <table:table-cell table:style-name="ce10" table:number-columns-repeated="6"/>
          <table:table-cell table:style-name="ce16" office:value-type="float" office:value="1">
            <text:p>1</text:p>
          </table:table-cell>
          <table:table-cell table:style-name="ce5" table:number-columns-repeated="2"/>
          <table:table-cell table:style-name="ce18"/>
          <table:table-cell table:style-name="ce5" office:value-type="string">
            <office:annotation draw:style-name="gr1" draw:text-style-name="P1" svg:width="3.553cm" svg:height="2.031cm" svg:x="36.186cm" svg:y="97.904cm" draw:caption-point-x="4.035cm" draw:caption-point-y="0.806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5"/>
          <table:table-cell table:formula="of:=IF(ISBLANK([.M211]);[.A211];[.M211])" office:value-type="float" office:value="0.841621233572914">
            <text:p>0.84162</text:p>
          </table:table-cell>
          <table:table-cell table:formula="of:=IF(ISBLANK([.O211]);IF(ISERROR([.B211]);&quot;Err:&quot;&amp;ORG.OPENOFFICE.ERRORTYPE([.B211])=[.M211];OR([.P211]=[.B211];IF(AND(ISNUMBER([.P211]);ISNUMBER([.B211]));OR(AND([.P211]=0;ABS([.B211])&lt;1E-307);&quot;&quot;&amp;[.B211]=&quot;&quot;&amp;[.P211]))));[.O21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.03643338949379">
            <text:p>1.03643</text:p>
          </table:table-cell>
          <table:table-cell table:style-name="ce5" table:formula="of:=LEGACY.NORMSINV([.C212])" office:value-type="float" office:value="1.03643338949379">
            <text:p>1.03643</text:p>
          </table:table-cell>
          <table:table-cell table:style-name="ce10" office:value-type="float" office:value="0.85">
            <text:p>0.85</text:p>
          </table:table-cell>
          <table:table-cell table:style-name="ce10" table:number-columns-repeated="6"/>
          <table:table-cell table:style-name="ce16" office:value-type="float" office:value="1">
            <text:p>1</text:p>
          </table:table-cell>
          <table:table-cell table:style-name="ce5" table:number-columns-repeated="2"/>
          <table:table-cell table:style-name="ce18"/>
          <table:table-cell table:style-name="ce5" office:value-type="string">
            <office:annotation draw:style-name="gr1" draw:text-style-name="P1" svg:width="3.553cm" svg:height="2.031cm" svg:x="36.186cm" svg:y="98.375cm" draw:caption-point-x="4.035cm" draw:caption-point-y="0.806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5"/>
          <table:table-cell table:formula="of:=IF(ISBLANK([.M212]);[.A212];[.M212])" office:value-type="float" office:value="1.03643338949379">
            <text:p>1.03643</text:p>
          </table:table-cell>
          <table:table-cell table:formula="of:=IF(ISBLANK([.O212]);IF(ISERROR([.B212]);&quot;Err:&quot;&amp;ORG.OPENOFFICE.ERRORTYPE([.B212])=[.M212];OR([.P212]=[.B212];IF(AND(ISNUMBER([.P212]);ISNUMBER([.B212]));OR(AND([.P212]=0;ABS([.B212])&lt;1E-307);&quot;&quot;&amp;[.B212]=&quot;&quot;&amp;[.P212]))));[.O21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.2815515655446">
            <text:p>1.28155</text:p>
          </table:table-cell>
          <table:table-cell table:style-name="ce5" table:formula="of:=LEGACY.NORMSINV([.C213])" office:value-type="float" office:value="1.2815515655446">
            <text:p>1.28155</text:p>
          </table:table-cell>
          <table:table-cell table:style-name="ce10" office:value-type="float" office:value="0.9">
            <text:p>0.9</text:p>
          </table:table-cell>
          <table:table-cell table:style-name="ce10" table:number-columns-repeated="6"/>
          <table:table-cell table:style-name="ce16" office:value-type="float" office:value="1">
            <text:p>1</text:p>
          </table:table-cell>
          <table:table-cell table:style-name="ce5" table:number-columns-repeated="2"/>
          <table:table-cell table:style-name="ce18"/>
          <table:table-cell table:style-name="ce5" office:value-type="string">
            <office:annotation draw:style-name="gr1" draw:text-style-name="P1" svg:width="3.553cm" svg:height="2.031cm" svg:x="36.186cm" svg:y="98.846cm" draw:caption-point-x="4.035cm" draw:caption-point-y="0.806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5"/>
          <table:table-cell table:formula="of:=IF(ISBLANK([.M213]);[.A213];[.M213])" office:value-type="float" office:value="1.2815515655446">
            <text:p>1.28155</text:p>
          </table:table-cell>
          <table:table-cell table:formula="of:=IF(ISBLANK([.O213]);IF(ISERROR([.B213]);&quot;Err:&quot;&amp;ORG.OPENOFFICE.ERRORTYPE([.B213])=[.M213];OR([.P213]=[.B213];IF(AND(ISNUMBER([.P213]);ISNUMBER([.B213]));OR(AND([.P213]=0;ABS([.B213])&lt;1E-307);&quot;&quot;&amp;[.B213]=&quot;&quot;&amp;[.P213]))));[.O213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.64485362695147">
            <text:p>1.64485</text:p>
          </table:table-cell>
          <table:table-cell table:style-name="ce5" table:formula="of:=LEGACY.NORMSINV([.C214])" office:value-type="float" office:value="1.64485362695147">
            <text:p>1.64485</text:p>
          </table:table-cell>
          <table:table-cell table:style-name="ce10" office:value-type="float" office:value="0.95">
            <text:p>0.95</text:p>
          </table:table-cell>
          <table:table-cell table:style-name="ce10" table:number-columns-repeated="6"/>
          <table:table-cell table:style-name="ce16" office:value-type="float" office:value="1">
            <text:p>1</text:p>
          </table:table-cell>
          <table:table-cell table:style-name="ce5" table:number-columns-repeated="2"/>
          <table:table-cell table:style-name="ce18"/>
          <table:table-cell table:style-name="ce5" office:value-type="string">
            <office:annotation draw:style-name="gr1" draw:text-style-name="P1" svg:width="3.553cm" svg:height="2.031cm" svg:x="36.186cm" svg:y="99.317cm" draw:caption-point-x="4.035cm" draw:caption-point-y="0.806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5"/>
          <table:table-cell table:formula="of:=IF(ISBLANK([.M214]);[.A214];[.M214])" office:value-type="float" office:value="1.64485362695147">
            <text:p>1.64485</text:p>
          </table:table-cell>
          <table:table-cell table:formula="of:=IF(ISBLANK([.O214]);IF(ISERROR([.B214]);&quot;Err:&quot;&amp;ORG.OPENOFFICE.ERRORTYPE([.B214])=[.M214];OR([.P214]=[.B214];IF(AND(ISNUMBER([.P214]);ISNUMBER([.B214]));OR(AND([.P214]=0;ABS([.B214])&lt;1E-307);&quot;&quot;&amp;[.B214]=&quot;&quot;&amp;[.P214]))));[.O21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.95996398454005">
            <text:p>1.95996</text:p>
          </table:table-cell>
          <table:table-cell table:style-name="ce5" table:formula="of:=LEGACY.NORMSINV([.C215])" office:value-type="float" office:value="1.95996398454005">
            <text:p>1.95996</text:p>
          </table:table-cell>
          <table:table-cell table:style-name="ce10" office:value-type="float" office:value="0.975">
            <text:p>0.975</text:p>
          </table:table-cell>
          <table:table-cell table:style-name="ce10" table:number-columns-repeated="6"/>
          <table:table-cell table:style-name="ce16" office:value-type="float" office:value="1">
            <text:p>1</text:p>
          </table:table-cell>
          <table:table-cell table:style-name="ce5" table:number-columns-repeated="2"/>
          <table:table-cell table:style-name="ce18"/>
          <table:table-cell table:style-name="ce5" office:value-type="string">
            <office:annotation draw:style-name="gr1" draw:text-style-name="P1" svg:width="3.553cm" svg:height="2.031cm" svg:x="36.186cm" svg:y="99.788cm" draw:caption-point-x="4.035cm" draw:caption-point-y="0.806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5"/>
          <table:table-cell table:formula="of:=IF(ISBLANK([.M215]);[.A215];[.M215])" office:value-type="float" office:value="1.95996398454005">
            <text:p>1.95996</text:p>
          </table:table-cell>
          <table:table-cell table:formula="of:=IF(ISBLANK([.O215]);IF(ISERROR([.B215]);&quot;Err:&quot;&amp;ORG.OPENOFFICE.ERRORTYPE([.B215])=[.M215];OR([.P215]=[.B215];IF(AND(ISNUMBER([.P215]);ISNUMBER([.B215]));OR(AND([.P215]=0;ABS([.B215])&lt;1E-307);&quot;&quot;&amp;[.B215]=&quot;&quot;&amp;[.P215]))));[.O21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2.32634787404084">
            <text:p>2.32635</text:p>
          </table:table-cell>
          <table:table-cell table:style-name="ce5" table:formula="of:=LEGACY.NORMSINV([.C216])" office:value-type="float" office:value="2.32634787404084">
            <text:p>2.32635</text:p>
          </table:table-cell>
          <table:table-cell table:style-name="ce10" office:value-type="float" office:value="0.99">
            <text:p>0.99</text:p>
          </table:table-cell>
          <table:table-cell table:style-name="ce10" table:number-columns-repeated="6"/>
          <table:table-cell table:style-name="ce16" office:value-type="float" office:value="1">
            <text:p>1</text:p>
          </table:table-cell>
          <table:table-cell table:style-name="ce5" table:number-columns-repeated="2"/>
          <table:table-cell table:style-name="ce18"/>
          <table:table-cell table:style-name="ce5" office:value-type="string">
            <office:annotation draw:style-name="gr1" draw:text-style-name="P1" svg:width="3.553cm" svg:height="2.031cm" svg:x="36.186cm" svg:y="100.259cm" draw:caption-point-x="4.035cm" draw:caption-point-y="0.806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5"/>
          <table:table-cell table:formula="of:=IF(ISBLANK([.M216]);[.A216];[.M216])" office:value-type="float" office:value="2.32634787404084">
            <text:p>2.32635</text:p>
          </table:table-cell>
          <table:table-cell table:formula="of:=IF(ISBLANK([.O216]);IF(ISERROR([.B216]);&quot;Err:&quot;&amp;ORG.OPENOFFICE.ERRORTYPE([.B216])=[.M216];OR([.P216]=[.B216];IF(AND(ISNUMBER([.P216]);ISNUMBER([.B216]));OR(AND([.P216]=0;ABS([.B216])&lt;1E-307);&quot;&quot;&amp;[.B216]=&quot;&quot;&amp;[.P216]))));[.O21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3.09023230616781">
            <text:p>3.09023</text:p>
          </table:table-cell>
          <table:table-cell table:style-name="ce5" table:formula="of:=LEGACY.NORMSINV([.C217])" office:value-type="float" office:value="3.09023230616781">
            <text:p>3.09023</text:p>
          </table:table-cell>
          <table:table-cell table:style-name="ce10" office:value-type="float" office:value="0.999">
            <text:p>0.999</text:p>
          </table:table-cell>
          <table:table-cell table:style-name="ce10" table:number-columns-repeated="6"/>
          <table:table-cell table:style-name="ce16" office:value-type="float" office:value="1">
            <text:p>1</text:p>
          </table:table-cell>
          <table:table-cell table:style-name="ce5" table:number-columns-repeated="2"/>
          <table:table-cell table:style-name="ce18"/>
          <table:table-cell table:style-name="ce5" office:value-type="string">
            <office:annotation draw:style-name="gr1" draw:text-style-name="P1" svg:width="3.553cm" svg:height="2.031cm" svg:x="36.186cm" svg:y="100.73cm" draw:caption-point-x="4.035cm" draw:caption-point-y="0.806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5"/>
          <table:table-cell table:formula="of:=IF(ISBLANK([.M217]);[.A217];[.M217])" office:value-type="float" office:value="3.09023230616781">
            <text:p>3.09023</text:p>
          </table:table-cell>
          <table:table-cell table:formula="of:=IF(ISBLANK([.O217]);IF(ISERROR([.B217]);&quot;Err:&quot;&amp;ORG.OPENOFFICE.ERRORTYPE([.B217])=[.M217];OR([.P217]=[.B217];IF(AND(ISNUMBER([.P217]);ISNUMBER([.B217]));OR(AND([.P217]=0;ABS([.B217])&lt;1E-307);&quot;&quot;&amp;[.B217]=&quot;&quot;&amp;[.P217]))));[.O21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3.71901648545571">
            <text:p>3.71902</text:p>
          </table:table-cell>
          <table:table-cell table:style-name="ce5" table:formula="of:=LEGACY.NORMSINV([.C218])" office:value-type="float" office:value="3.71901648545571">
            <text:p>3.71902</text:p>
          </table:table-cell>
          <table:table-cell table:style-name="ce10" office:value-type="float" office:value="0.9999">
            <text:p>0.9999</text:p>
          </table:table-cell>
          <table:table-cell table:style-name="ce10" table:number-columns-repeated="6"/>
          <table:table-cell table:style-name="ce16" office:value-type="float" office:value="1">
            <text:p>1</text:p>
          </table:table-cell>
          <table:table-cell table:style-name="ce5" table:number-columns-repeated="2"/>
          <table:table-cell table:style-name="ce18"/>
          <table:table-cell table:style-name="ce5" office:value-type="string">
            <office:annotation draw:style-name="gr1" draw:text-style-name="P1" svg:width="3.553cm" svg:height="2.031cm" svg:x="36.186cm" svg:y="101.201cm" draw:caption-point-x="4.035cm" draw:caption-point-y="0.806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5"/>
          <table:table-cell table:formula="of:=IF(ISBLANK([.M218]);[.A218];[.M218])" office:value-type="float" office:value="3.71901648545571">
            <text:p>3.71902</text:p>
          </table:table-cell>
          <table:table-cell table:formula="of:=IF(ISBLANK([.O218]);IF(ISERROR([.B218]);&quot;Err:&quot;&amp;ORG.OPENOFFICE.ERRORTYPE([.B218])=[.M218];OR([.P218]=[.B218];IF(AND(ISNUMBER([.P218]);ISNUMBER([.B218]));OR(AND([.P218]=0;ABS([.B218])&lt;1E-307);&quot;&quot;&amp;[.B218]=&quot;&quot;&amp;[.P218]))));[.O21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LEGACY.NORMSINV([.C219])" office:value-type="float" office:value="0">
            <text:p>#VALUE!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6"/>
          <table:table-cell table:style-name="ce16" office:value-type="float" office:value="1">
            <text:p>1</text:p>
          </table:table-cell>
          <table:table-cell table:style-name="ce5" table:number-columns-repeated="2"/>
          <table:table-cell table:style-name="ce18" office:value-type="string">
            <text:p>Err:519</text:p>
          </table:table-cell>
          <table:table-cell table:style-name="ce5" office:value-type="string">
            <office:annotation draw:style-name="gr1" draw:text-style-name="P1" svg:width="3.553cm" svg:height="1.996cm" svg:x="36.186cm" svg:y="101.672cm" draw:caption-point-x="4.035cm" draw:caption-point-y="0.806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5"/>
          <table:table-cell table:formula="of:=IF(ISBLANK([.M219]);[.A219];[.M219])" office:value-type="string" office:string-value="Err:519">
            <text:p>Err:519</text:p>
          </table:table-cell>
          <table:table-cell table:formula="of:=IF(ISBLANK([.O219]);IF(ISERROR([.B219]);&quot;Err:&quot;&amp;ORG.OPENOFFICE.ERRORTYPE([.B219])=[.M219];OR([.P219]=[.B219];IF(AND(ISNUMBER([.P219]);ISNUMBER([.B219]));OR(AND([.P219]=0;ABS([.B219])&lt;1E-307);&quot;&quot;&amp;[.B219]=&quot;&quot;&amp;[.P219]))));[.O21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LEGACY.NORMSINV([.C220])" office:value-type="float" office:value="0">
            <text:p>Err:502</text:p>
          </table:table-cell>
          <table:table-cell table:style-name="ce10" office:value-type="float" office:value="-1">
            <text:p>-1</text:p>
          </table:table-cell>
          <table:table-cell table:style-name="ce10" table:number-columns-repeated="6"/>
          <table:table-cell table:style-name="ce16" office:value-type="float" office:value="1">
            <text:p>1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5" office:value-type="string">
            <office:annotation draw:style-name="gr1" draw:text-style-name="P1" svg:width="3.553cm" svg:height="1.985cm" svg:x="36.186cm" svg:y="102.143cm" draw:caption-point-x="4.035cm" draw:caption-point-y="0.806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5"/>
          <table:table-cell table:formula="of:=IF(ISBLANK([.M220]);[.A220];[.M220])" office:value-type="string" office:string-value="Err:502">
            <text:p>Err:502</text:p>
          </table:table-cell>
          <table:table-cell table:formula="of:=IF(ISBLANK([.O220]);IF(ISERROR([.B220]);&quot;Err:&quot;&amp;ORG.OPENOFFICE.ERRORTYPE([.B220])=[.M220];OR([.P220]=[.B220];IF(AND(ISNUMBER([.P220]);ISNUMBER([.B220]));OR(AND([.P220]=0;ABS([.B220])&lt;1E-307);&quot;&quot;&amp;[.B220]=&quot;&quot;&amp;[.P220]))));[.O22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LEGACY.NORMSINV([.C221])" office:value-type="float" office:value="0">
            <text:p>#VALUE!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6"/>
          <table:table-cell table:style-name="ce16" office:value-type="float" office:value="1">
            <text:p>1</text:p>
          </table:table-cell>
          <table:table-cell table:style-name="ce5" table:number-columns-repeated="2"/>
          <table:table-cell table:style-name="ce18" office:value-type="string">
            <text:p>Err:519</text:p>
          </table:table-cell>
          <table:table-cell table:style-name="ce5" office:value-type="string">
            <office:annotation draw:style-name="gr1" draw:text-style-name="P1" svg:width="3.553cm" svg:height="1.985cm" svg:x="36.186cm" svg:y="102.614cm" draw:caption-point-x="4.035cm" draw:caption-point-y="0.806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5"/>
          <table:table-cell table:formula="of:=IF(ISBLANK([.M221]);[.A221];[.M221])" office:value-type="string" office:string-value="Err:519">
            <text:p>Err:519</text:p>
          </table:table-cell>
          <table:table-cell table:formula="of:=IF(ISBLANK([.O221]);IF(ISERROR([.B221]);&quot;Err:&quot;&amp;ORG.OPENOFFICE.ERRORTYPE([.B221])=[.M221];OR([.P221]=[.B221];IF(AND(ISNUMBER([.P221]);ISNUMBER([.B221]));OR(AND([.P221]=0;ABS([.B221])&lt;1E-307);&quot;&quot;&amp;[.B221]=&quot;&quot;&amp;[.P221]))));[.O22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0" table:number-columns-repeated="7"/>
          <table:table-cell table:style-name="ce16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00197817462626412">
            <text:p>0.00198</text:p>
          </table:table-cell>
          <table:table-cell table:style-name="ce5" table:formula="of:=LOGINV([.C223];[.D223];[.E223])" office:value-type="float" office:value="0.00197817462626412">
            <text:p>0.00198</text:p>
          </table:table-cell>
          <table:table-cell table:style-name="ce10" office:value-type="float" office:value="0.001">
            <text:p>0.001</text:p>
          </table:table-cell>
          <table:table-cell table:style-name="ce10" office:value-type="float" office:value="1.5">
            <text:p>1.5</text:p>
          </table:table-cell>
          <table:table-cell table:style-name="ce10" office:value-type="float" office:value="2.5">
            <text:p>2.5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office:value-type="string">
            <text:p>LOGINV</text:p>
          </table:table-cell>
          <table:table-cell table:style-name="ce5" office:value-type="string">
            <text:p>LOGINV</text:p>
          </table:table-cell>
          <table:table-cell table:style-name="ce18"/>
          <table:table-cell table:style-name="ce5" office:value-type="string">
            <office:annotation draw:style-name="gr1" draw:text-style-name="P1" svg:width="3.553cm" svg:height="2.004cm" svg:x="36.186cm" svg:y="103.537cm" draw:caption-point-x="4.035cm" draw:caption-point-y="0.803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5"/>
          <table:table-cell table:formula="of:=IF(ISBLANK([.M223]);[.A223];[.M223])" office:value-type="float" office:value="0.00197817462626412">
            <text:p>0.00198</text:p>
          </table:table-cell>
          <table:table-cell table:formula="of:=IF(ISBLANK([.O223]);IF(ISERROR([.B223]);&quot;Err:&quot;&amp;ORG.OPENOFFICE.ERRORTYPE([.B223])=[.M223];OR([.P223]=[.B223];IF(AND(ISNUMBER([.P223]);ISNUMBER([.B223]));OR(AND([.P223]=0;ABS([.B223])&lt;1E-307);&quot;&quot;&amp;[.B223]=&quot;&quot;&amp;[.P223]))));[.O223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073377783420067">
            <text:p>0.07338</text:p>
          </table:table-cell>
          <table:table-cell table:style-name="ce5" table:formula="of:=LOGINV([.C224];[.D224];[.E224])" office:value-type="float" office:value="0.073377783420067">
            <text:p>0.07338</text:p>
          </table:table-cell>
          <table:table-cell table:style-name="ce10" office:value-type="float" office:value="0.05">
            <text:p>0.05</text:p>
          </table:table-cell>
          <table:table-cell table:style-name="ce10" office:value-type="float" office:value="1.5">
            <text:p>1.5</text:p>
          </table:table-cell>
          <table:table-cell table:style-name="ce10" office:value-type="float" office:value="2.5">
            <text:p>2.5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 office:value-type="string">
            <office:annotation draw:style-name="gr1" draw:text-style-name="P1" svg:width="3.553cm" svg:height="2.031cm" svg:x="36.186cm" svg:y="103.981cm" draw:caption-point-x="4.035cm" draw:caption-point-y="0.83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5"/>
          <table:table-cell table:formula="of:=IF(ISBLANK([.M224]);[.A224];[.M224])" office:value-type="float" office:value="0.073377783420067">
            <text:p>0.07338</text:p>
          </table:table-cell>
          <table:table-cell table:formula="of:=IF(ISBLANK([.O224]);IF(ISERROR([.B224]);&quot;Err:&quot;&amp;ORG.OPENOFFICE.ERRORTYPE([.B224])=[.M224];OR([.P224]=[.B224];IF(AND(ISNUMBER([.P224]);ISNUMBER([.B224]));OR(AND([.P224]=0;ABS([.B224])&lt;1E-307);&quot;&quot;&amp;[.B224]=&quot;&quot;&amp;[.P224]))));[.O22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181976282949439">
            <text:p>0.18198</text:p>
          </table:table-cell>
          <table:table-cell table:style-name="ce5" table:formula="of:=LOGINV([.C225];[.D225];[.E225])" office:value-type="float" office:value="0.181976282949439">
            <text:p>0.18198</text:p>
          </table:table-cell>
          <table:table-cell table:style-name="ce10" office:value-type="float" office:value="0.1">
            <text:p>0.1</text:p>
          </table:table-cell>
          <table:table-cell table:style-name="ce10" office:value-type="float" office:value="1.5">
            <text:p>1.5</text:p>
          </table:table-cell>
          <table:table-cell table:style-name="ce10" office:value-type="float" office:value="2.5">
            <text:p>2.5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 office:value-type="string">
            <office:annotation draw:style-name="gr1" draw:text-style-name="P1" svg:width="3.553cm" svg:height="2.031cm" svg:x="36.186cm" svg:y="104.452cm" draw:caption-point-x="4.035cm" draw:caption-point-y="0.83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5"/>
          <table:table-cell table:formula="of:=IF(ISBLANK([.M225]);[.A225];[.M225])" office:value-type="float" office:value="0.181976282949439">
            <text:p>0.18198</text:p>
          </table:table-cell>
          <table:table-cell table:formula="of:=IF(ISBLANK([.O225]);IF(ISERROR([.B225]);&quot;Err:&quot;&amp;ORG.OPENOFFICE.ERRORTYPE([.B225])=[.M225];OR([.P225]=[.B225];IF(AND(ISNUMBER([.P225]);ISNUMBER([.B225]));OR(AND([.P225]=0;ABS([.B225])&lt;1E-307);&quot;&quot;&amp;[.B225]=&quot;&quot;&amp;[.P225]))));[.O22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546591758184583">
            <text:p>0.54659</text:p>
          </table:table-cell>
          <table:table-cell table:style-name="ce5" table:formula="of:=LOGINV([.C226];[.D226];[.E226])" office:value-type="float" office:value="0.546591758184583">
            <text:p>0.54659</text:p>
          </table:table-cell>
          <table:table-cell table:style-name="ce10" office:value-type="float" office:value="0.2">
            <text:p>0.2</text:p>
          </table:table-cell>
          <table:table-cell table:style-name="ce10" office:value-type="float" office:value="1.5">
            <text:p>1.5</text:p>
          </table:table-cell>
          <table:table-cell table:style-name="ce10" office:value-type="float" office:value="2.5">
            <text:p>2.5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 office:value-type="string">
            <office:annotation draw:style-name="gr1" draw:text-style-name="P1" svg:width="3.553cm" svg:height="2.031cm" svg:x="36.186cm" svg:y="104.923cm" draw:caption-point-x="4.035cm" draw:caption-point-y="0.83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5"/>
          <table:table-cell table:formula="of:=IF(ISBLANK([.M226]);[.A226];[.M226])" office:value-type="float" office:value="0.546591758184583">
            <text:p>0.54659</text:p>
          </table:table-cell>
          <table:table-cell table:formula="of:=IF(ISBLANK([.O226]);IF(ISERROR([.B226]);&quot;Err:&quot;&amp;ORG.OPENOFFICE.ERRORTYPE([.B226])=[.M226];OR([.P226]=[.B226];IF(AND(ISNUMBER([.P226]);ISNUMBER([.B226]));OR(AND([.P226]=0;ABS([.B226])&lt;1E-307);&quot;&quot;&amp;[.B226]=&quot;&quot;&amp;[.P226]))));[.O22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4.48168907033806">
            <text:p>4.48169</text:p>
          </table:table-cell>
          <table:table-cell table:style-name="ce5" table:formula="of:=LOGINV([.C227];[.D227];[.E227])" office:value-type="float" office:value="4.48168907033806">
            <text:p>4.48169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1.5">
            <text:p>1.5</text:p>
          </table:table-cell>
          <table:table-cell table:style-name="ce10" office:value-type="float" office:value="2.5">
            <text:p>2.5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 office:value-type="string">
            <office:annotation draw:style-name="gr1" draw:text-style-name="P1" svg:width="3.553cm" svg:height="2.031cm" svg:x="36.186cm" svg:y="105.394cm" draw:caption-point-x="4.035cm" draw:caption-point-y="0.83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5"/>
          <table:table-cell table:formula="of:=IF(ISBLANK([.M227]);[.A227];[.M227])" office:value-type="float" office:value="4.48168907033806">
            <text:p>4.48169</text:p>
          </table:table-cell>
          <table:table-cell table:formula="of:=IF(ISBLANK([.O227]);IF(ISERROR([.B227]);&quot;Err:&quot;&amp;ORG.OPENOFFICE.ERRORTYPE([.B227])=[.M227];OR([.P227]=[.B227];IF(AND(ISNUMBER([.P227]);ISNUMBER([.B227]));OR(AND([.P227]=0;ABS([.B227])&lt;1E-307);&quot;&quot;&amp;[.B227]=&quot;&quot;&amp;[.P227]))));[.O22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36.7468711747476">
            <text:p>36.74687</text:p>
          </table:table-cell>
          <table:table-cell table:style-name="ce5" table:formula="of:=LOGINV([.C228];[.D228];[.E228])" office:value-type="float" office:value="36.7468711747476">
            <text:p>36.74687</text:p>
          </table:table-cell>
          <table:table-cell table:style-name="ce10" office:value-type="float" office:value="0.8">
            <text:p>0.8</text:p>
          </table:table-cell>
          <table:table-cell table:style-name="ce10" office:value-type="float" office:value="1.5">
            <text:p>1.5</text:p>
          </table:table-cell>
          <table:table-cell table:style-name="ce10" office:value-type="float" office:value="2.5">
            <text:p>2.5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 office:value-type="string">
            <office:annotation draw:style-name="gr1" draw:text-style-name="P1" svg:width="3.553cm" svg:height="2.031cm" svg:x="36.186cm" svg:y="105.865cm" draw:caption-point-x="4.035cm" draw:caption-point-y="0.83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5"/>
          <table:table-cell table:formula="of:=IF(ISBLANK([.M228]);[.A228];[.M228])" office:value-type="float" office:value="36.7468711747476">
            <text:p>36.74687</text:p>
          </table:table-cell>
          <table:table-cell table:formula="of:=IF(ISBLANK([.O228]);IF(ISERROR([.B228]);&quot;Err:&quot;&amp;ORG.OPENOFFICE.ERRORTYPE([.B228])=[.M228];OR([.P228]=[.B228];IF(AND(ISNUMBER([.P228]);ISNUMBER([.B228]));OR(AND([.P228]=0;ABS([.B228])&lt;1E-307);&quot;&quot;&amp;[.B228]=&quot;&quot;&amp;[.P228]))));[.O22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10.374476264956">
            <text:p>110.37448</text:p>
          </table:table-cell>
          <table:table-cell table:style-name="ce5" table:formula="of:=LOGINV([.C229];[.D229];[.E229])" office:value-type="float" office:value="110.374476264956">
            <text:p>110.37448</text:p>
          </table:table-cell>
          <table:table-cell table:style-name="ce10" office:value-type="float" office:value="0.9">
            <text:p>0.9</text:p>
          </table:table-cell>
          <table:table-cell table:style-name="ce10" office:value-type="float" office:value="1.5">
            <text:p>1.5</text:p>
          </table:table-cell>
          <table:table-cell table:style-name="ce10" office:value-type="float" office:value="2.5">
            <text:p>2.5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 office:value-type="string">
            <office:annotation draw:style-name="gr1" draw:text-style-name="P1" svg:width="3.553cm" svg:height="2.031cm" svg:x="36.186cm" svg:y="106.336cm" draw:caption-point-x="4.035cm" draw:caption-point-y="0.83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5"/>
          <table:table-cell table:formula="of:=IF(ISBLANK([.M229]);[.A229];[.M229])" office:value-type="float" office:value="110.374476264956">
            <text:p>110.37448</text:p>
          </table:table-cell>
          <table:table-cell table:formula="of:=IF(ISBLANK([.O229]);IF(ISERROR([.B229]);&quot;Err:&quot;&amp;ORG.OPENOFFICE.ERRORTYPE([.B229])=[.M229];OR([.P229]=[.B229];IF(AND(ISNUMBER([.P229]);ISNUMBER([.B229]));OR(AND([.P229]=0;ABS([.B229])&lt;1E-307);&quot;&quot;&amp;[.B229]=&quot;&quot;&amp;[.P229]))));[.O22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273.727768638141">
            <text:p>273.72777</text:p>
          </table:table-cell>
          <table:table-cell table:style-name="ce5" table:formula="of:=LOGINV([.C230];[.D230];[.E230])" office:value-type="float" office:value="273.727768638141">
            <text:p>273.72777</text:p>
          </table:table-cell>
          <table:table-cell table:style-name="ce10" office:value-type="float" office:value="0.95">
            <text:p>0.95</text:p>
          </table:table-cell>
          <table:table-cell table:style-name="ce10" office:value-type="float" office:value="1.5">
            <text:p>1.5</text:p>
          </table:table-cell>
          <table:table-cell table:style-name="ce10" office:value-type="float" office:value="2.5">
            <text:p>2.5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 office:value-type="string">
            <office:annotation draw:style-name="gr1" draw:text-style-name="P1" svg:width="3.553cm" svg:height="2.032cm" svg:x="36.186cm" svg:y="106.806cm" draw:caption-point-x="4.035cm" draw:caption-point-y="0.831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5"/>
          <table:table-cell table:formula="of:=IF(ISBLANK([.M230]);[.A230];[.M230])" office:value-type="float" office:value="273.727768638141">
            <text:p>273.72777</text:p>
          </table:table-cell>
          <table:table-cell table:formula="of:=IF(ISBLANK([.O230]);IF(ISERROR([.B230]);&quot;Err:&quot;&amp;ORG.OPENOFFICE.ERRORTYPE([.B230])=[.M230];OR([.P230]=[.B230];IF(AND(ISNUMBER([.P230]);ISNUMBER([.B230]));OR(AND([.P230]=0;ABS([.B230])&lt;1E-307);&quot;&quot;&amp;[.B230]=&quot;&quot;&amp;[.P230]))));[.O23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0153.5712047425">
            <text:p>10153.57120</text:p>
          </table:table-cell>
          <table:table-cell table:style-name="ce5" table:formula="of:=LOGINV([.C231];[.D231];[.E231])" office:value-type="float" office:value="10153.5712047425">
            <text:p>10153.57120</text:p>
          </table:table-cell>
          <table:table-cell table:style-name="ce10" office:value-type="float" office:value="0.999">
            <text:p>0.999</text:p>
          </table:table-cell>
          <table:table-cell table:style-name="ce10" office:value-type="float" office:value="1.5">
            <text:p>1.5</text:p>
          </table:table-cell>
          <table:table-cell table:style-name="ce10" office:value-type="float" office:value="2.5">
            <text:p>2.5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 office:value-type="string">
            <office:annotation draw:style-name="gr1" draw:text-style-name="P1" svg:width="3.553cm" svg:height="2.032cm" svg:x="36.186cm" svg:y="107.277cm" draw:caption-point-x="4.035cm" draw:caption-point-y="0.831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5"/>
          <table:table-cell table:formula="of:=IF(ISBLANK([.M231]);[.A231];[.M231])" office:value-type="float" office:value="10153.5712047425">
            <text:p>10153.57120</text:p>
          </table:table-cell>
          <table:table-cell table:formula="of:=IF(ISBLANK([.O231]);IF(ISERROR([.B231]);&quot;Err:&quot;&amp;ORG.OPENOFFICE.ERRORTYPE([.B231])=[.M231];OR([.P231]=[.B231];IF(AND(ISNUMBER([.P231]);ISNUMBER([.B231]));OR(AND([.P231]=0;ABS([.B231])&lt;1E-307);&quot;&quot;&amp;[.B231]=&quot;&quot;&amp;[.P231]))));[.O23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827787567727409">
            <text:p>0.82779</text:p>
          </table:table-cell>
          <table:table-cell table:style-name="ce5" table:formula="of:=LOGINV([.C232];[.D232];[.E232])" office:value-type="float" office:value="0.827787567727409">
            <text:p>0.82779</text:p>
          </table:table-cell>
          <table:table-cell table:style-name="ce10" office:value-type="float" office:value="0.7">
            <text:p>0.7</text:p>
          </table:table-cell>
          <table:table-cell table:style-name="ce10" office:value-type="float" office:value="-1.5">
            <text:p>-1.5</text:p>
          </table:table-cell>
          <table:table-cell table:style-name="ce10" office:value-type="float" office:value="2.5">
            <text:p>2.5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 office:value-type="string">
            <office:annotation draw:style-name="gr1" draw:text-style-name="P1" svg:width="3.553cm" svg:height="2.032cm" svg:x="36.186cm" svg:y="107.748cm" draw:caption-point-x="4.035cm" draw:caption-point-y="0.831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5"/>
          <table:table-cell table:formula="of:=IF(ISBLANK([.M232]);[.A232];[.M232])" office:value-type="float" office:value="0.827787567727409">
            <text:p>0.82779</text:p>
          </table:table-cell>
          <table:table-cell table:formula="of:=IF(ISBLANK([.O232]);IF(ISERROR([.B232]);&quot;Err:&quot;&amp;ORG.OPENOFFICE.ERRORTYPE([.B232])=[.M232];OR([.P232]=[.B232];IF(AND(ISNUMBER([.P232]);ISNUMBER([.B232]));OR(AND([.P232]=0;ABS([.B232])&lt;1E-307);&quot;&quot;&amp;[.B232]=&quot;&quot;&amp;[.P232]))));[.O23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3.07099791811305">
            <text:p>3.07100</text:p>
          </table:table-cell>
          <table:table-cell table:style-name="ce5" table:formula="of:=LOGINV([.C233];[.D233];[.E233])" office:value-type="float" office:value="3.07099791811305">
            <text:p>3.07100</text:p>
          </table:table-cell>
          <table:table-cell table:style-name="ce10" office:value-type="float" office:value="0.7">
            <text:p>0.7</text:p>
          </table:table-cell>
          <table:table-cell table:style-name="ce10" office:value-type="float" office:value="-1.5">
            <text:p>-1.5</text:p>
          </table:table-cell>
          <table:table-cell table:style-name="ce10" office:value-type="float" office:value="5">
            <text:p>5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 office:value-type="string">
            <office:annotation draw:style-name="gr1" draw:text-style-name="P1" svg:width="3.553cm" svg:height="2.032cm" svg:x="36.186cm" svg:y="108.219cm" draw:caption-point-x="4.035cm" draw:caption-point-y="0.831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5"/>
          <table:table-cell table:formula="of:=IF(ISBLANK([.M233]);[.A233];[.M233])" office:value-type="float" office:value="3.07099791811305">
            <text:p>3.07100</text:p>
          </table:table-cell>
          <table:table-cell table:formula="of:=IF(ISBLANK([.O233]);IF(ISERROR([.B233]);&quot;Err:&quot;&amp;ORG.OPENOFFICE.ERRORTYPE([.B233])=[.M233];OR([.P233]=[.B233];IF(AND(ISNUMBER([.P233]);ISNUMBER([.B233]));OR(AND([.P233]=0;ABS([.B233])&lt;1E-307);&quot;&quot;&amp;[.B233]=&quot;&quot;&amp;[.P233]))));[.O233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LOGINV([.C234];[.D234];[.E234])" office:value-type="float" office:value="0">
            <text:p>Err:50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.5">
            <text:p>1.5</text:p>
          </table:table-cell>
          <table:table-cell table:style-name="ce10" office:value-type="float" office:value="2.5">
            <text:p>2.5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5" office:value-type="string">
            <office:annotation draw:style-name="gr1" draw:text-style-name="P1" svg:width="3.553cm" svg:height="2.032cm" svg:x="36.186cm" svg:y="108.69cm" draw:caption-point-x="4.035cm" draw:caption-point-y="0.831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5"/>
          <table:table-cell table:formula="of:=IF(ISBLANK([.M234]);[.A234];[.M234])" office:value-type="string" office:string-value="Err:502">
            <text:p>Err:502</text:p>
          </table:table-cell>
          <table:table-cell table:formula="of:=IF(ISBLANK([.O234]);IF(ISERROR([.B234]);&quot;Err:&quot;&amp;ORG.OPENOFFICE.ERRORTYPE([.B234])=[.M234];OR([.P234]=[.B234];IF(AND(ISNUMBER([.P234]);ISNUMBER([.B234]));OR(AND([.P234]=0;ABS([.B234])&lt;1E-307);&quot;&quot;&amp;[.B234]=&quot;&quot;&amp;[.P234]))));[.O23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LOGINV([.C235];[.D235];[.E235])" office:value-type="float" office:value="0">
            <text:p>Err:502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1.5">
            <text:p>1.5</text:p>
          </table:table-cell>
          <table:table-cell table:style-name="ce10" office:value-type="float" office:value="2.5">
            <text:p>2.5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5" office:value-type="string">
            <office:annotation draw:style-name="gr1" draw:text-style-name="P1" svg:width="3.553cm" svg:height="2.032cm" svg:x="36.186cm" svg:y="109.161cm" draw:caption-point-x="4.035cm" draw:caption-point-y="0.831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5"/>
          <table:table-cell table:formula="of:=IF(ISBLANK([.M235]);[.A235];[.M235])" office:value-type="string" office:string-value="Err:502">
            <text:p>Err:502</text:p>
          </table:table-cell>
          <table:table-cell table:formula="of:=IF(ISBLANK([.O235]);IF(ISERROR([.B235]);&quot;Err:&quot;&amp;ORG.OPENOFFICE.ERRORTYPE([.B235])=[.M235];OR([.P235]=[.B235];IF(AND(ISNUMBER([.P235]);ISNUMBER([.B235]));OR(AND([.P235]=0;ABS([.B235])&lt;1E-307);&quot;&quot;&amp;[.B235]=&quot;&quot;&amp;[.P235]))));[.O23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LOGINV([.C236];[.D236];[.E236])" office:value-type="float" office:value="0">
            <text:p>Err:50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.5">
            <text:p>1.5</text:p>
          </table:table-cell>
          <table:table-cell table:style-name="ce10" office:value-type="float" office:value="2.5">
            <text:p>2.5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5" office:value-type="string">
            <office:annotation draw:style-name="gr1" draw:text-style-name="P1" svg:width="3.553cm" svg:height="1.996cm" svg:x="36.186cm" svg:y="109.632cm" draw:caption-point-x="4.035cm" draw:caption-point-y="0.831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5"/>
          <table:table-cell table:formula="of:=IF(ISBLANK([.M236]);[.A236];[.M236])" office:value-type="string" office:string-value="Err:502">
            <text:p>Err:502</text:p>
          </table:table-cell>
          <table:table-cell table:formula="of:=IF(ISBLANK([.O236]);IF(ISERROR([.B236]);&quot;Err:&quot;&amp;ORG.OPENOFFICE.ERRORTYPE([.B236])=[.M236];OR([.P236]=[.B236];IF(AND(ISNUMBER([.P236]);ISNUMBER([.B236]));OR(AND([.P236]=0;ABS([.B236])&lt;1E-307);&quot;&quot;&amp;[.B236]=&quot;&quot;&amp;[.P236]))));[.O23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LOGINV([.C237];[.D237];[.E237])" office:value-type="float" office:value="0">
            <text:p>Err:502</text:p>
          </table:table-cell>
          <table:table-cell table:style-name="ce10" office:value-type="float" office:value="0.7">
            <text:p>0.7</text:p>
          </table:table-cell>
          <table:table-cell table:style-name="ce10" office:value-type="float" office:value="1.5">
            <text:p>1.5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5" office:value-type="string">
            <office:annotation draw:style-name="gr1" draw:text-style-name="P1" svg:width="3.553cm" svg:height="1.986cm" svg:x="36.186cm" svg:y="110.103cm" draw:caption-point-x="4.035cm" draw:caption-point-y="0.831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5"/>
          <table:table-cell table:formula="of:=IF(ISBLANK([.M237]);[.A237];[.M237])" office:value-type="string" office:string-value="Err:502">
            <text:p>Err:502</text:p>
          </table:table-cell>
          <table:table-cell table:formula="of:=IF(ISBLANK([.O237]);IF(ISERROR([.B237]);&quot;Err:&quot;&amp;ORG.OPENOFFICE.ERRORTYPE([.B237])=[.M237];OR([.P237]=[.B237];IF(AND(ISNUMBER([.P237]);ISNUMBER([.B237]));OR(AND([.P237]=0;ABS([.B237])&lt;1E-307);&quot;&quot;&amp;[.B237]=&quot;&quot;&amp;[.P237]))));[.O23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LOGINV([.C238];[.D238];[.E238])" office:value-type="float" office:value="0">
            <text:p>Err:502</text:p>
          </table:table-cell>
          <table:table-cell table:style-name="ce10" office:value-type="float" office:value="0.7">
            <text:p>0.7</text:p>
          </table:table-cell>
          <table:table-cell table:style-name="ce10" office:value-type="float" office:value="1.5">
            <text:p>1.5</text:p>
          </table:table-cell>
          <table:table-cell table:style-name="ce10" office:value-type="float" office:value="-1">
            <text:p>-1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5" office:value-type="string">
            <office:annotation draw:style-name="gr1" draw:text-style-name="P1" svg:width="3.553cm" svg:height="1.986cm" svg:x="36.186cm" svg:y="110.574cm" draw:caption-point-x="4.035cm" draw:caption-point-y="0.831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5"/>
          <table:table-cell table:formula="of:=IF(ISBLANK([.M238]);[.A238];[.M238])" office:value-type="string" office:string-value="Err:502">
            <text:p>Err:502</text:p>
          </table:table-cell>
          <table:table-cell table:formula="of:=IF(ISBLANK([.O238]);IF(ISERROR([.B238]);&quot;Err:&quot;&amp;ORG.OPENOFFICE.ERRORTYPE([.B238])=[.M238];OR([.P238]=[.B238];IF(AND(ISNUMBER([.P238]);ISNUMBER([.B238]));OR(AND([.P238]=0;ABS([.B238])&lt;1E-307);&quot;&quot;&amp;[.B238]=&quot;&quot;&amp;[.P238]))));[.O23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0" table:number-columns-repeated="7"/>
          <table:table-cell table:style-name="ce16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252215496355505">
            <text:p>0.25222</text:p>
          </table:table-cell>
          <table:table-cell table:style-name="ce5" table:formula="of:=BETADIST([.C240];[.D240];[.E240])" office:value-type="float" office:value="0.252215496355505">
            <text:p>0.25222</text:p>
          </table:table-cell>
          <table:table-cell table:style-name="ce10" office:value-type="float" office:value="0.6">
            <text:p>0.6</text:p>
          </table:table-cell>
          <table:table-cell table:style-name="ce10" office:value-type="float" office:value="1.5">
            <text:p>1.5</text:p>
          </table:table-cell>
          <table:table-cell table:style-name="ce10" office:value-type="float" office:value="0.5">
            <text:p>0.5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office:value-type="string">
            <text:p>BETADIST</text:p>
          </table:table-cell>
          <table:table-cell table:style-name="ce5" office:value-type="string">
            <text:p>BETADIST</text:p>
          </table:table-cell>
          <table:table-cell table:style-name="ce18"/>
          <table:table-cell table:style-name="ce5" office:value-type="string">
            <office:annotation draw:style-name="gr1" draw:text-style-name="P1" svg:width="3.553cm" svg:height="2.005cm" svg:x="36.186cm" svg:y="111.497cm" draw:caption-point-x="4.035cm" draw:caption-point-y="0.829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</text:p>
          </table:table-cell>
          <table:table-cell table:style-name="ce5"/>
          <table:table-cell table:formula="of:=IF(ISBLANK([.M240]);[.A240];[.M240])" office:value-type="float" office:value="0.252215496355505">
            <text:p>0.25222</text:p>
          </table:table-cell>
          <table:table-cell table:formula="of:=IF(ISBLANK([.O240]);IF(ISERROR([.B240]);&quot;Err:&quot;&amp;ORG.OPENOFFICE.ERRORTYPE([.B240])=[.M240];OR([.P240]=[.B240];IF(AND(ISNUMBER([.P240]);ISNUMBER([.B240]));OR(AND([.P240]=0;ABS([.B240])&lt;1E-307);&quot;&quot;&amp;[.B240]=&quot;&quot;&amp;[.P240]))));[.O24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5" table:formula="of:=BETADIST([.C241];[.D241];[.E241])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.5">
            <text:p>1.5</text:p>
          </table:table-cell>
          <table:table-cell table:style-name="ce10" office:value-type="float" office:value="0.5">
            <text:p>0.5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241]);[.A241];[.M241])" office:value-type="float" office:value="0">
            <text:p>0</text:p>
          </table:table-cell>
          <table:table-cell table:formula="of:=IF(ISBLANK([.O241]);IF(ISERROR([.B241]);&quot;Err:&quot;&amp;ORG.OPENOFFICE.ERRORTYPE([.B241])=[.M241];OR([.P241]=[.B241];IF(AND(ISNUMBER([.P241]);ISNUMBER([.B241]));OR(AND([.P241]=0;ABS([.B241])&lt;1E-307);&quot;&quot;&amp;[.B241]=&quot;&quot;&amp;[.P241]))));[.O24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table:formula="of:=BETADIST([.C242];[.D242];[.E242])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.5">
            <text:p>1.5</text:p>
          </table:table-cell>
          <table:table-cell table:style-name="ce10" office:value-type="float" office:value="0.5">
            <text:p>0.5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242]);[.A242];[.M242])" office:value-type="float" office:value="1">
            <text:p>1</text:p>
          </table:table-cell>
          <table:table-cell table:formula="of:=IF(ISBLANK([.O242]);IF(ISERROR([.B242]);&quot;Err:&quot;&amp;ORG.OPENOFFICE.ERRORTYPE([.B242])=[.M242];OR([.P242]=[.B242];IF(AND(ISNUMBER([.P242]);ISNUMBER([.B242]));OR(AND([.P242]=0;ABS([.B242])&lt;1E-307);&quot;&quot;&amp;[.B242]=&quot;&quot;&amp;[.P242]))));[.O24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BETADIST([.C243];[.D243];[.E243])" office:value-type="float" office:value="0">
            <text:p>0</text:p>
          </table:table-cell>
          <table:table-cell table:style-name="ce10" office:value-type="float" office:value="-0.001">
            <text:p>-0.001</text:p>
          </table:table-cell>
          <table:table-cell table:style-name="ce10" office:value-type="float" office:value="1.5">
            <text:p>1.5</text:p>
          </table:table-cell>
          <table:table-cell table:style-name="ce10" office:value-type="float" office:value="0.5">
            <text:p>0.5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 office:value-type="float" office:value="0">
            <text:p>0</text:p>
          </table:table-cell>
          <table:table-cell table:style-name="ce5"/>
          <table:table-cell table:style-name="ce5"/>
          <table:table-cell table:formula="of:=IF(ISBLANK([.M243]);[.A243];[.M243])" office:value-type="float" office:value="0">
            <text:p>0</text:p>
          </table:table-cell>
          <table:table-cell table:formula="of:=IF(ISBLANK([.O243]);IF(ISERROR([.B243]);&quot;Err:&quot;&amp;ORG.OPENOFFICE.ERRORTYPE([.B243])=[.M243];OR([.P243]=[.B243];IF(AND(ISNUMBER([.P243]);ISNUMBER([.B243]));OR(AND([.P243]=0;ABS([.B243])&lt;1E-307);&quot;&quot;&amp;[.B243]=&quot;&quot;&amp;[.P243]))));[.O243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BETADIST([.C244];[.D244];[.E244])" office:value-type="float" office:value="1">
            <text:p>1</text:p>
          </table:table-cell>
          <table:table-cell table:style-name="ce10" office:value-type="float" office:value="1.001">
            <text:p>1.001</text:p>
          </table:table-cell>
          <table:table-cell table:style-name="ce10" office:value-type="float" office:value="1.5">
            <text:p>1.5</text:p>
          </table:table-cell>
          <table:table-cell table:style-name="ce10" office:value-type="float" office:value="0.5">
            <text:p>0.5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 office:value-type="float" office:value="1">
            <text:p>1</text:p>
          </table:table-cell>
          <table:table-cell table:style-name="ce5"/>
          <table:table-cell table:style-name="ce5"/>
          <table:table-cell table:formula="of:=IF(ISBLANK([.M244]);[.A244];[.M244])" office:value-type="float" office:value="1">
            <text:p>1</text:p>
          </table:table-cell>
          <table:table-cell table:formula="of:=IF(ISBLANK([.O244]);IF(ISERROR([.B244]);&quot;Err:&quot;&amp;ORG.OPENOFFICE.ERRORTYPE([.B244])=[.M244];OR([.P244]=[.B244];IF(AND(ISNUMBER([.P244]);ISNUMBER([.B244]));OR(AND([.P244]=0;ABS([.B244])&lt;1E-307);&quot;&quot;&amp;[.B244]=&quot;&quot;&amp;[.P244]))));[.O24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BETADIST([.C245];[.D245];[.E245])" office:value-type="float" office:value="0">
            <text:p>Err:502</text:p>
          </table:table-cell>
          <table:table-cell table:style-name="ce10" office:value-type="float" office:value="0.6">
            <text:p>0.6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.5">
            <text:p>0.5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5"/>
          <table:table-cell table:style-name="ce5"/>
          <table:table-cell table:formula="of:=IF(ISBLANK([.M245]);[.A245];[.M245])" office:value-type="string" office:string-value="Err:502">
            <text:p>Err:502</text:p>
          </table:table-cell>
          <table:table-cell table:formula="of:=IF(ISBLANK([.O245]);IF(ISERROR([.B245]);&quot;Err:&quot;&amp;ORG.OPENOFFICE.ERRORTYPE([.B245])=[.M245];OR([.P245]=[.B245];IF(AND(ISNUMBER([.P245]);ISNUMBER([.B245]));OR(AND([.P245]=0;ABS([.B245])&lt;1E-307);&quot;&quot;&amp;[.B245]=&quot;&quot;&amp;[.P245]))));[.O24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BETADIST([.C246];[.D246];[.E246])" office:value-type="float" office:value="0">
            <text:p>Err:502</text:p>
          </table:table-cell>
          <table:table-cell table:style-name="ce10" office:value-type="float" office:value="0.6">
            <text:p>0.6</text:p>
          </table:table-cell>
          <table:table-cell table:style-name="ce10" office:value-type="float" office:value="1.5">
            <text:p>1.5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5"/>
          <table:table-cell table:style-name="ce5"/>
          <table:table-cell table:formula="of:=IF(ISBLANK([.M246]);[.A246];[.M246])" office:value-type="string" office:string-value="Err:502">
            <text:p>Err:502</text:p>
          </table:table-cell>
          <table:table-cell table:formula="of:=IF(ISBLANK([.O246]);IF(ISERROR([.B246]);&quot;Err:&quot;&amp;ORG.OPENOFFICE.ERRORTYPE([.B246])=[.M246];OR([.P246]=[.B246];IF(AND(ISNUMBER([.P246]);ISNUMBER([.B246]));OR(AND([.P246]=0;ABS([.B246])&lt;1E-307);&quot;&quot;&amp;[.B246]=&quot;&quot;&amp;[.P246]))));[.O24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0" table:number-columns-repeated="7"/>
          <table:table-cell table:style-name="ce16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0269009173571366">
            <text:p>0.02690</text:p>
          </table:table-cell>
          <table:table-cell table:style-name="ce5" table:formula="of:=BETADIST([.C248];[.D248];[.E248];[.F248])" office:value-type="float" office:value="0.0269009173571366">
            <text:p>0.02690</text:p>
          </table:table-cell>
          <table:table-cell table:style-name="ce10" office:value-type="float" office:value="-0.1">
            <text:p>-0.1</text:p>
          </table:table-cell>
          <table:table-cell table:style-name="ce10" office:value-type="float" office:value="1.5">
            <text:p>1.5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-0.3">
            <text:p>-0.3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248]);[.A248];[.M248])" office:value-type="float" office:value="0.0269009173571366">
            <text:p>0.02690</text:p>
          </table:table-cell>
          <table:table-cell table:formula="of:=IF(ISBLANK([.O248]);IF(ISERROR([.B248]);&quot;Err:&quot;&amp;ORG.OPENOFFICE.ERRORTYPE([.B248])=[.M248];OR([.P248]=[.B248];IF(AND(ISNUMBER([.P248]);ISNUMBER([.B248]));OR(AND([.P248]=0;ABS([.B248])&lt;1E-307);&quot;&quot;&amp;[.B248]=&quot;&quot;&amp;[.P248]))));[.O24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0" table:number-columns-repeated="7"/>
          <table:table-cell table:style-name="ce16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0348969845101509">
            <text:p>0.03490</text:p>
          </table:table-cell>
          <table:table-cell table:style-name="ce5" table:formula="of:=BETADIST([.C250];[.D250];[.E250];[.F250];[.G250])" office:value-type="float" office:value="0.0348969845101509">
            <text:p>0.03490</text:p>
          </table:table-cell>
          <table:table-cell table:style-name="ce10" office:value-type="float" office:value="-0.1">
            <text:p>-0.1</text:p>
          </table:table-cell>
          <table:table-cell table:style-name="ce10" office:value-type="float" office:value="1.5">
            <text:p>1.5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-0.3">
            <text:p>-0.3</text:p>
          </table:table-cell>
          <table:table-cell table:style-name="ce10" office:value-type="float" office:value="0.8">
            <text:p>0.8</text:p>
          </table:table-cell>
          <table:table-cell table:style-name="ce10" table:number-columns-repeated="2"/>
          <table:table-cell table:style-name="ce16" office:value-type="float" office:value="5">
            <text:p>5</text:p>
          </table:table-cell>
          <table:table-cell table:style-name="ce5" table:number-columns-repeated="2"/>
          <table:table-cell table:style-name="ce18"/>
          <table:table-cell table:style-name="ce5" office:value-type="string">
            <office:annotation draw:style-name="gr1" draw:text-style-name="P1" svg:width="3.553cm" svg:height="2.004cm" svg:x="36.186cm" svg:y="116.116cm" draw:caption-point-x="4.035cm" draw:caption-point-y="0.877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</text:p>
          </table:table-cell>
          <table:table-cell table:style-name="ce5"/>
          <table:table-cell table:formula="of:=IF(ISBLANK([.M250]);[.A250];[.M250])" office:value-type="float" office:value="0.0348969845101509">
            <text:p>0.03490</text:p>
          </table:table-cell>
          <table:table-cell table:formula="of:=IF(ISBLANK([.O250]);IF(ISERROR([.B250]);&quot;Err:&quot;&amp;ORG.OPENOFFICE.ERRORTYPE([.B250])=[.M250];OR([.P250]=[.B250];IF(AND(ISNUMBER([.P250]);ISNUMBER([.B250]));OR(AND([.P250]=0;ABS([.B250])&lt;1E-307);&quot;&quot;&amp;[.B250]=&quot;&quot;&amp;[.P250]))));[.O25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5" table:formula="of:=BETADIST([.C251];[.D251];[.E251];[.F251];[.G251])" office:value-type="float" office:value="0">
            <text:p>0</text:p>
          </table:table-cell>
          <table:table-cell table:style-name="ce10" office:value-type="float" office:value="-0.3">
            <text:p>-0.3</text:p>
          </table:table-cell>
          <table:table-cell table:style-name="ce10" office:value-type="float" office:value="1.5">
            <text:p>1.5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-0.3">
            <text:p>-0.3</text:p>
          </table:table-cell>
          <table:table-cell table:style-name="ce10" office:value-type="float" office:value="0.8">
            <text:p>0.8</text:p>
          </table:table-cell>
          <table:table-cell table:style-name="ce10" table:number-columns-repeated="2"/>
          <table:table-cell table:style-name="ce16" office:value-type="float" office:value="5">
            <text:p>5</text:p>
          </table:table-cell>
          <table:table-cell table:style-name="ce5" table:number-columns-repeated="2"/>
          <table:table-cell table:style-name="ce18"/>
          <table:table-cell table:style-name="ce5" office:value-type="string">
            <office:annotation draw:style-name="gr1" draw:text-style-name="P1" svg:width="3.553cm" svg:height="2.031cm" svg:x="36.186cm" svg:y="116.56cm" draw:caption-point-x="4.035cm" draw:caption-point-y="0.904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</text:p>
          </table:table-cell>
          <table:table-cell table:style-name="ce5"/>
          <table:table-cell table:formula="of:=IF(ISBLANK([.M251]);[.A251];[.M251])" office:value-type="float" office:value="0">
            <text:p>0</text:p>
          </table:table-cell>
          <table:table-cell table:formula="of:=IF(ISBLANK([.O251]);IF(ISERROR([.B251]);&quot;Err:&quot;&amp;ORG.OPENOFFICE.ERRORTYPE([.B251])=[.M251];OR([.P251]=[.B251];IF(AND(ISNUMBER([.P251]);ISNUMBER([.B251]));OR(AND([.P251]=0;ABS([.B251])&lt;1E-307);&quot;&quot;&amp;[.B251]=&quot;&quot;&amp;[.P251]))));[.O25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table:formula="of:=BETADIST([.C252];[.D252];[.E252];[.F252];[.G252])" office:value-type="float" office:value="1">
            <text:p>1</text:p>
          </table:table-cell>
          <table:table-cell table:style-name="ce10" office:value-type="float" office:value="0.8">
            <text:p>0.8</text:p>
          </table:table-cell>
          <table:table-cell table:style-name="ce10" office:value-type="float" office:value="1.5">
            <text:p>1.5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-0.3">
            <text:p>-0.3</text:p>
          </table:table-cell>
          <table:table-cell table:style-name="ce10" office:value-type="float" office:value="0.8">
            <text:p>0.8</text:p>
          </table:table-cell>
          <table:table-cell table:style-name="ce10" table:number-columns-repeated="2"/>
          <table:table-cell table:style-name="ce16" office:value-type="float" office:value="5">
            <text:p>5</text:p>
          </table:table-cell>
          <table:table-cell table:style-name="ce5" table:number-columns-repeated="2"/>
          <table:table-cell table:style-name="ce18"/>
          <table:table-cell table:style-name="ce5" office:value-type="string">
            <office:annotation draw:style-name="gr1" draw:text-style-name="P1" svg:width="3.553cm" svg:height="2.032cm" svg:x="36.186cm" svg:y="117.03cm" draw:caption-point-x="4.035cm" draw:caption-point-y="0.905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</text:p>
          </table:table-cell>
          <table:table-cell table:style-name="ce5"/>
          <table:table-cell table:formula="of:=IF(ISBLANK([.M252]);[.A252];[.M252])" office:value-type="float" office:value="1">
            <text:p>1</text:p>
          </table:table-cell>
          <table:table-cell table:formula="of:=IF(ISBLANK([.O252]);IF(ISERROR([.B252]);&quot;Err:&quot;&amp;ORG.OPENOFFICE.ERRORTYPE([.B252])=[.M252];OR([.P252]=[.B252];IF(AND(ISNUMBER([.P252]);ISNUMBER([.B252]));OR(AND([.P252]=0;ABS([.B252])&lt;1E-307);&quot;&quot;&amp;[.B252]=&quot;&quot;&amp;[.P252]))));[.O25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BETADIST([.C253];[.D253];[.E253];[.F253];[.G253])" office:value-type="float" office:value="0">
            <text:p>0</text:p>
          </table:table-cell>
          <table:table-cell table:style-name="ce10" office:value-type="float" office:value="0.2">
            <text:p>0.2</text:p>
          </table:table-cell>
          <table:table-cell table:style-name="ce10" office:value-type="float" office:value="1.5">
            <text:p>1.5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0.3">
            <text:p>0.3</text:p>
          </table:table-cell>
          <table:table-cell table:style-name="ce10" office:value-type="float" office:value="0.8">
            <text:p>0.8</text:p>
          </table:table-cell>
          <table:table-cell table:style-name="ce10" table:number-columns-repeated="2"/>
          <table:table-cell table:style-name="ce16" office:value-type="float" office:value="5">
            <text:p>5</text:p>
          </table:table-cell>
          <table:table-cell table:style-name="ce5" table:number-columns-repeated="2"/>
          <table:table-cell table:style-name="ce18" office:value-type="float" office:value="0">
            <text:p>0</text:p>
          </table:table-cell>
          <table:table-cell table:style-name="ce5" office:value-type="string">
            <office:annotation draw:style-name="gr1" draw:text-style-name="P1" svg:width="3.553cm" svg:height="1.997cm" svg:x="36.186cm" svg:y="117.501cm" draw:caption-point-x="4.035cm" draw:caption-point-y="0.905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</text:p>
          </table:table-cell>
          <table:table-cell table:style-name="ce5"/>
          <table:table-cell table:formula="of:=IF(ISBLANK([.M253]);[.A253];[.M253])" office:value-type="float" office:value="0">
            <text:p>0</text:p>
          </table:table-cell>
          <table:table-cell table:formula="of:=IF(ISBLANK([.O253]);IF(ISERROR([.B253]);&quot;Err:&quot;&amp;ORG.OPENOFFICE.ERRORTYPE([.B253])=[.M253];OR([.P253]=[.B253];IF(AND(ISNUMBER([.P253]);ISNUMBER([.B253]));OR(AND([.P253]=0;ABS([.B253])&lt;1E-307);&quot;&quot;&amp;[.B253]=&quot;&quot;&amp;[.P253]))));[.O253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BETADIST([.C254];[.D254];[.E254];[.F254];[.G254])" office:value-type="float" office:value="1">
            <text:p>1</text:p>
          </table:table-cell>
          <table:table-cell table:style-name="ce10" office:value-type="float" office:value="0.9">
            <text:p>0.9</text:p>
          </table:table-cell>
          <table:table-cell table:style-name="ce10" office:value-type="float" office:value="1.5">
            <text:p>1.5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0.3">
            <text:p>0.3</text:p>
          </table:table-cell>
          <table:table-cell table:style-name="ce10" office:value-type="float" office:value="0.8">
            <text:p>0.8</text:p>
          </table:table-cell>
          <table:table-cell table:style-name="ce10" table:number-columns-repeated="2"/>
          <table:table-cell table:style-name="ce16" office:value-type="float" office:value="5">
            <text:p>5</text:p>
          </table:table-cell>
          <table:table-cell table:style-name="ce5" table:number-columns-repeated="2"/>
          <table:table-cell table:style-name="ce18" office:value-type="float" office:value="1">
            <text:p>1</text:p>
          </table:table-cell>
          <table:table-cell table:style-name="ce5" office:value-type="string">
            <office:annotation draw:style-name="gr1" draw:text-style-name="P1" svg:width="3.553cm" svg:height="1.986cm" svg:x="36.186cm" svg:y="117.972cm" draw:caption-point-x="4.035cm" draw:caption-point-y="0.905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</text:p>
          </table:table-cell>
          <table:table-cell table:style-name="ce5"/>
          <table:table-cell table:formula="of:=IF(ISBLANK([.M254]);[.A254];[.M254])" office:value-type="float" office:value="1">
            <text:p>1</text:p>
          </table:table-cell>
          <table:table-cell table:formula="of:=IF(ISBLANK([.O254]);IF(ISERROR([.B254]);&quot;Err:&quot;&amp;ORG.OPENOFFICE.ERRORTYPE([.B254])=[.M254];OR([.P254]=[.B254];IF(AND(ISNUMBER([.P254]);ISNUMBER([.B254]));OR(AND([.P254]=0;ABS([.B254])&lt;1E-307);&quot;&quot;&amp;[.B254]=&quot;&quot;&amp;[.P254]))));[.O25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BETADIST([.C255];[.D255];[.E255];[.F255];[.G255])" office:value-type="float" office:value="0">
            <text:p>Err:502</text:p>
          </table:table-cell>
          <table:table-cell table:style-name="ce10" office:value-type="float" office:value="0.9">
            <text:p>0.9</text:p>
          </table:table-cell>
          <table:table-cell table:style-name="ce10" office:value-type="float" office:value="1.5">
            <text:p>1.5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0.9">
            <text:p>0.9</text:p>
          </table:table-cell>
          <table:table-cell table:style-name="ce10" office:value-type="float" office:value="0.9">
            <text:p>0.9</text:p>
          </table:table-cell>
          <table:table-cell table:style-name="ce10" table:number-columns-repeated="2"/>
          <table:table-cell table:style-name="ce16" office:value-type="float" office:value="5">
            <text:p>5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5" office:value-type="string">
            <office:annotation draw:style-name="gr1" draw:text-style-name="P1" svg:width="3.553cm" svg:height="1.986cm" svg:x="36.186cm" svg:y="118.443cm" draw:caption-point-x="4.035cm" draw:caption-point-y="0.905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</text:p>
          </table:table-cell>
          <table:table-cell table:style-name="ce5"/>
          <table:table-cell table:formula="of:=IF(ISBLANK([.M255]);[.A255];[.M255])" office:value-type="string" office:string-value="Err:502">
            <text:p>Err:502</text:p>
          </table:table-cell>
          <table:table-cell table:formula="of:=IF(ISBLANK([.O255]);IF(ISERROR([.B255]);&quot;Err:&quot;&amp;ORG.OPENOFFICE.ERRORTYPE([.B255])=[.M255];OR([.P255]=[.B255];IF(AND(ISNUMBER([.P255]);ISNUMBER([.B255]));OR(AND([.P255]=0;ABS([.B255])&lt;1E-307);&quot;&quot;&amp;[.B255]=&quot;&quot;&amp;[.P255]))));[.O25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0" table:number-columns-repeated="7"/>
          <table:table-cell table:style-name="ce16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table:formula="of:=BINOMDIST([.C257];[.D257];[.E257];[.F257])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office:value-type="string">
            <text:p>BINOMDIST</text:p>
          </table:table-cell>
          <table:table-cell table:style-name="ce5" office:value-type="string">
            <text:p>BINOMDIST</text:p>
          </table:table-cell>
          <table:table-cell table:style-name="ce18"/>
          <table:table-cell table:style-name="ce5"/>
          <table:table-cell table:style-name="ce5"/>
          <table:table-cell table:formula="of:=IF(ISBLANK([.M257]);[.A257];[.M257])" office:value-type="float" office:value="1">
            <text:p>1</text:p>
          </table:table-cell>
          <table:table-cell table:formula="of:=IF(ISBLANK([.O257]);IF(ISERROR([.B257]);&quot;Err:&quot;&amp;ORG.OPENOFFICE.ERRORTYPE([.B257])=[.M257];OR([.P257]=[.B257];IF(AND(ISNUMBER([.P257]);ISNUMBER([.B257]));OR(AND([.P257]=0;ABS([.B257])&lt;1E-307);&quot;&quot;&amp;[.B257]=&quot;&quot;&amp;[.P257]))));[.O25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512">
            <text:p>0.512</text:p>
          </table:table-cell>
          <table:table-cell table:style-name="ce5" table:formula="of:=BINOMDIST([.C258];[.D258];[.E258];[.F258])" office:value-type="float" office:value="0.512">
            <text:p>0.51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.2">
            <text:p>0.2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/>
          <table:table-cell table:style-name="ce17"/>
          <table:table-cell table:style-name="ce18"/>
          <table:table-cell table:style-name="ce5"/>
          <table:table-cell table:style-name="ce5"/>
          <table:table-cell table:formula="of:=IF(ISBLANK([.M258]);[.A258];[.M258])" office:value-type="float" office:value="0.512">
            <text:p>0.512</text:p>
          </table:table-cell>
          <table:table-cell table:formula="of:=IF(ISBLANK([.O258]);IF(ISERROR([.B258]);&quot;Err:&quot;&amp;ORG.OPENOFFICE.ERRORTYPE([.B258])=[.M258];OR([.P258]=[.B258];IF(AND(ISNUMBER([.P258]);ISNUMBER([.B258]));OR(AND([.P258]=0;ABS([.B258])&lt;1E-307);&quot;&quot;&amp;[.B258]=&quot;&quot;&amp;[.P258]))));[.O25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896">
            <text:p>0.896</text:p>
          </table:table-cell>
          <table:table-cell table:style-name="ce5" table:formula="of:=BINOMDIST([.C259];[.D259];[.E259];[.F259])" office:value-type="float" office:value="0.896">
            <text:p>0.896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.2">
            <text:p>0.2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259]);[.A259];[.M259])" office:value-type="float" office:value="0.896">
            <text:p>0.896</text:p>
          </table:table-cell>
          <table:table-cell table:formula="of:=IF(ISBLANK([.O259]);IF(ISERROR([.B259]);&quot;Err:&quot;&amp;ORG.OPENOFFICE.ERRORTYPE([.B259])=[.M259];OR([.P259]=[.B259];IF(AND(ISNUMBER([.P259]);ISNUMBER([.B259]));OR(AND([.P259]=0;ABS([.B259])&lt;1E-307);&quot;&quot;&amp;[.B259]=&quot;&quot;&amp;[.P259]))));[.O25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992">
            <text:p>0.992</text:p>
          </table:table-cell>
          <table:table-cell table:style-name="ce5" table:formula="of:=BINOMDIST([.C260];[.D260];[.E260];[.F260])" office:value-type="float" office:value="0.992">
            <text:p>0.99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.2">
            <text:p>0.2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260]);[.A260];[.M260])" office:value-type="float" office:value="0.992">
            <text:p>0.992</text:p>
          </table:table-cell>
          <table:table-cell table:formula="of:=IF(ISBLANK([.O260]);IF(ISERROR([.B260]);&quot;Err:&quot;&amp;ORG.OPENOFFICE.ERRORTYPE([.B260])=[.M260];OR([.P260]=[.B260];IF(AND(ISNUMBER([.P260]);ISNUMBER([.B260]));OR(AND([.P260]=0;ABS([.B260])&lt;1E-307);&quot;&quot;&amp;[.B260]=&quot;&quot;&amp;[.P260]))));[.O26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table:formula="of:=BINOMDIST([.C261];[.D261];[.E261];[.F261])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.2">
            <text:p>0.2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261]);[.A261];[.M261])" office:value-type="float" office:value="1">
            <text:p>1</text:p>
          </table:table-cell>
          <table:table-cell table:formula="of:=IF(ISBLANK([.O261]);IF(ISERROR([.B261]);&quot;Err:&quot;&amp;ORG.OPENOFFICE.ERRORTYPE([.B261])=[.M261];OR([.P261]=[.B261];IF(AND(ISNUMBER([.P261]);ISNUMBER([.B261]));OR(AND([.P261]=0;ABS([.B261])&lt;1E-307);&quot;&quot;&amp;[.B261]=&quot;&quot;&amp;[.P261]))));[.O26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64">
            <text:p>0.64</text:p>
          </table:table-cell>
          <table:table-cell table:style-name="ce5" table:formula="of:=BINOMDIST([.C262];[.D262];[.E262];[.F262])" office:value-type="float" office:value="0.64">
            <text:p>0.64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.2">
            <text:p>0.2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/>
          <table:table-cell table:style-name="ce17"/>
          <table:table-cell table:style-name="ce18"/>
          <table:table-cell table:style-name="ce5"/>
          <table:table-cell table:style-name="ce5"/>
          <table:table-cell table:formula="of:=IF(ISBLANK([.M262]);[.A262];[.M262])" office:value-type="float" office:value="0.64">
            <text:p>0.64</text:p>
          </table:table-cell>
          <table:table-cell table:formula="of:=IF(ISBLANK([.O262]);IF(ISERROR([.B262]);&quot;Err:&quot;&amp;ORG.OPENOFFICE.ERRORTYPE([.B262])=[.M262];OR([.P262]=[.B262];IF(AND(ISNUMBER([.P262]);ISNUMBER([.B262]));OR(AND([.P262]=0;ABS([.B262])&lt;1E-307);&quot;&quot;&amp;[.B262]=&quot;&quot;&amp;[.P262]))));[.O26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36">
            <text:p>0.36</text:p>
          </table:table-cell>
          <table:table-cell table:style-name="ce5" table:formula="of:=BINOMDIST([.C263];[.D263];[.E263];[.F263])" office:value-type="float" office:value="0.36">
            <text:p>0.36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.8">
            <text:p>0.8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263]);[.A263];[.M263])" office:value-type="float" office:value="0.36">
            <text:p>0.36</text:p>
          </table:table-cell>
          <table:table-cell table:formula="of:=IF(ISBLANK([.O263]);IF(ISERROR([.B263]);&quot;Err:&quot;&amp;ORG.OPENOFFICE.ERRORTYPE([.B263])=[.M263];OR([.P263]=[.B263];IF(AND(ISNUMBER([.P263]);ISNUMBER([.B263]));OR(AND([.P263]=0;ABS([.B263])&lt;1E-307);&quot;&quot;&amp;[.B263]=&quot;&quot;&amp;[.P263]))));[.O263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table:formula="of:=BINOMDIST([.C264];[.D264];[.E264];[.F264])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.8">
            <text:p>0.8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264]);[.A264];[.M264])" office:value-type="float" office:value="1">
            <text:p>1</text:p>
          </table:table-cell>
          <table:table-cell table:formula="of:=IF(ISBLANK([.O264]);IF(ISERROR([.B264]);&quot;Err:&quot;&amp;ORG.OPENOFFICE.ERRORTYPE([.B264])=[.M264];OR([.P264]=[.B264];IF(AND(ISNUMBER([.P264]);ISNUMBER([.B264]));OR(AND([.P264]=0;ABS([.B264])&lt;1E-307);&quot;&quot;&amp;[.B264]=&quot;&quot;&amp;[.P264]))));[.O26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5" table:formula="of:=BINOMDIST([.C265];[.D265];[.E265];[.F265])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265]);[.A265];[.M265])" office:value-type="float" office:value="0">
            <text:p>0</text:p>
          </table:table-cell>
          <table:table-cell table:formula="of:=IF(ISBLANK([.O265]);IF(ISERROR([.B265]);&quot;Err:&quot;&amp;ORG.OPENOFFICE.ERRORTYPE([.B265])=[.M265];OR([.P265]=[.B265];IF(AND(ISNUMBER([.P265]);ISNUMBER([.B265]));OR(AND([.P265]=0;ABS([.B265])&lt;1E-307);&quot;&quot;&amp;[.B265]=&quot;&quot;&amp;[.P265]))));[.O26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table:formula="of:=BINOMDIST([.C266];[.D266];[.E266];[.F266])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266]);[.A266];[.M266])" office:value-type="float" office:value="1">
            <text:p>1</text:p>
          </table:table-cell>
          <table:table-cell table:formula="of:=IF(ISBLANK([.O266]);IF(ISERROR([.B266]);&quot;Err:&quot;&amp;ORG.OPENOFFICE.ERRORTYPE([.B266])=[.M266];OR([.P266]=[.B266];IF(AND(ISNUMBER([.P266]);ISNUMBER([.B266]));OR(AND([.P266]=0;ABS([.B266])&lt;1E-307);&quot;&quot;&amp;[.B266]=&quot;&quot;&amp;[.P266]))));[.O26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512">
            <text:p>0.512</text:p>
          </table:table-cell>
          <table:table-cell table:style-name="ce5" table:formula="of:=BINOMDIST([.C267];[.D267];[.E267];[.F267])" office:value-type="float" office:value="0.512">
            <text:p>0.512</text:p>
          </table:table-cell>
          <table:table-cell table:style-name="ce10" office:value-type="float" office:value="0.9">
            <text:p>0.9</text:p>
          </table:table-cell>
          <table:table-cell table:style-name="ce10" office:value-type="float" office:value="3.9">
            <text:p>3.9</text:p>
          </table:table-cell>
          <table:table-cell table:style-name="ce10" office:value-type="float" office:value="0.2">
            <text:p>0.2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/>
          <table:table-cell table:style-name="ce17"/>
          <table:table-cell table:style-name="ce18"/>
          <table:table-cell table:style-name="ce5"/>
          <table:table-cell table:style-name="ce5"/>
          <table:table-cell table:formula="of:=IF(ISBLANK([.M267]);[.A267];[.M267])" office:value-type="float" office:value="0.512">
            <text:p>0.512</text:p>
          </table:table-cell>
          <table:table-cell table:formula="of:=IF(ISBLANK([.O267]);IF(ISERROR([.B267]);&quot;Err:&quot;&amp;ORG.OPENOFFICE.ERRORTYPE([.B267])=[.M267];OR([.P267]=[.B267];IF(AND(ISNUMBER([.P267]);ISNUMBER([.B267]));OR(AND([.P267]=0;ABS([.B267])&lt;1E-307);&quot;&quot;&amp;[.B267]=&quot;&quot;&amp;[.P267]))));[.O26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5" table:formula="of:=BINOMDIST([.C268];[.D268];[.E268];[.F268])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3" office:value-type="boolean" office:boolean-value="false">
            <text:p>FALSE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/>
          <table:table-cell table:style-name="ce17"/>
          <table:table-cell table:style-name="ce18"/>
          <table:table-cell table:style-name="ce5"/>
          <table:table-cell table:style-name="ce5"/>
          <table:table-cell table:formula="of:=IF(ISBLANK([.M268]);[.A268];[.M268])" office:value-type="float" office:value="0">
            <text:p>0</text:p>
          </table:table-cell>
          <table:table-cell table:formula="of:=IF(ISBLANK([.O268]);IF(ISERROR([.B268]);&quot;Err:&quot;&amp;ORG.OPENOFFICE.ERRORTYPE([.B268])=[.M268];OR([.P268]=[.B268];IF(AND(ISNUMBER([.P268]);ISNUMBER([.B268]));OR(AND([.P268]=0;ABS([.B268])&lt;1E-307);&quot;&quot;&amp;[.B268]=&quot;&quot;&amp;[.P268]))));[.O26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512">
            <text:p>0.512</text:p>
          </table:table-cell>
          <table:table-cell table:style-name="ce5" table:formula="of:=BINOMDIST([.C269];[.D269];[.E269];[.F269])" office:value-type="float" office:value="0.512">
            <text:p>0.51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.2">
            <text:p>0.2</text:p>
          </table:table-cell>
          <table:table-cell table:style-name="ce13" office:value-type="boolean" office:boolean-value="false">
            <text:p>FALSE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/>
          <table:table-cell table:style-name="ce17"/>
          <table:table-cell table:style-name="ce18"/>
          <table:table-cell table:style-name="ce5"/>
          <table:table-cell table:style-name="ce5"/>
          <table:table-cell table:formula="of:=IF(ISBLANK([.M269]);[.A269];[.M269])" office:value-type="float" office:value="0.512">
            <text:p>0.512</text:p>
          </table:table-cell>
          <table:table-cell table:formula="of:=IF(ISBLANK([.O269]);IF(ISERROR([.B269]);&quot;Err:&quot;&amp;ORG.OPENOFFICE.ERRORTYPE([.B269])=[.M269];OR([.P269]=[.B269];IF(AND(ISNUMBER([.P269]);ISNUMBER([.B269]));OR(AND([.P269]=0;ABS([.B269])&lt;1E-307);&quot;&quot;&amp;[.B269]=&quot;&quot;&amp;[.P269]))));[.O26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384">
            <text:p>0.384</text:p>
          </table:table-cell>
          <table:table-cell table:style-name="ce5" table:formula="of:=BINOMDIST([.C270];[.D270];[.E270];[.F270])" office:value-type="float" office:value="0.384">
            <text:p>0.38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.2">
            <text:p>0.2</text:p>
          </table:table-cell>
          <table:table-cell table:style-name="ce13" office:value-type="boolean" office:boolean-value="false">
            <text:p>FALSE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270]);[.A270];[.M270])" office:value-type="float" office:value="0.384">
            <text:p>0.384</text:p>
          </table:table-cell>
          <table:table-cell table:formula="of:=IF(ISBLANK([.O270]);IF(ISERROR([.B270]);&quot;Err:&quot;&amp;ORG.OPENOFFICE.ERRORTYPE([.B270])=[.M270];OR([.P270]=[.B270];IF(AND(ISNUMBER([.P270]);ISNUMBER([.B270]));OR(AND([.P270]=0;ABS([.B270])&lt;1E-307);&quot;&quot;&amp;[.B270]=&quot;&quot;&amp;[.P270]))));[.O27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096">
            <text:p>0.096</text:p>
          </table:table-cell>
          <table:table-cell table:style-name="ce5" table:formula="of:=BINOMDIST([.C271];[.D271];[.E271];[.F271])" office:value-type="float" office:value="0.0960000000000001">
            <text:p>0.096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.2">
            <text:p>0.2</text:p>
          </table:table-cell>
          <table:table-cell table:style-name="ce13" office:value-type="boolean" office:boolean-value="false">
            <text:p>FALSE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271]);[.A271];[.M271])" office:value-type="float" office:value="0.096">
            <text:p>0.096</text:p>
          </table:table-cell>
          <table:table-cell table:formula="of:=IF(ISBLANK([.O271]);IF(ISERROR([.B271]);&quot;Err:&quot;&amp;ORG.OPENOFFICE.ERRORTYPE([.B271])=[.M271];OR([.P271]=[.B271];IF(AND(ISNUMBER([.P271]);ISNUMBER([.B271]));OR(AND([.P271]=0;ABS([.B271])&lt;1E-307);&quot;&quot;&amp;[.B271]=&quot;&quot;&amp;[.P271]))));[.O27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008">
            <text:p>0.008</text:p>
          </table:table-cell>
          <table:table-cell table:style-name="ce5" table:formula="of:=BINOMDIST([.C272];[.D272];[.E272];[.F272])" office:value-type="float" office:value="0.008">
            <text:p>0.008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.2">
            <text:p>0.2</text:p>
          </table:table-cell>
          <table:table-cell table:style-name="ce13" office:value-type="boolean" office:boolean-value="false">
            <text:p>FALSE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272]);[.A272];[.M272])" office:value-type="float" office:value="0.008">
            <text:p>0.008</text:p>
          </table:table-cell>
          <table:table-cell table:formula="of:=IF(ISBLANK([.O272]);IF(ISERROR([.B272]);&quot;Err:&quot;&amp;ORG.OPENOFFICE.ERRORTYPE([.B272])=[.M272];OR([.P272]=[.B272];IF(AND(ISNUMBER([.P272]);ISNUMBER([.B272]));OR(AND([.P272]=0;ABS([.B272])&lt;1E-307);&quot;&quot;&amp;[.B272]=&quot;&quot;&amp;[.P272]))));[.O27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64">
            <text:p>0.64</text:p>
          </table:table-cell>
          <table:table-cell table:style-name="ce5" table:formula="of:=BINOMDIST([.C273];[.D273];[.E273];[.F273])" office:value-type="float" office:value="0.64">
            <text:p>0.64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.2">
            <text:p>0.2</text:p>
          </table:table-cell>
          <table:table-cell table:style-name="ce13" office:value-type="boolean" office:boolean-value="false">
            <text:p>FALSE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/>
          <table:table-cell table:style-name="ce17"/>
          <table:table-cell table:style-name="ce18"/>
          <table:table-cell table:style-name="ce5"/>
          <table:table-cell table:style-name="ce5"/>
          <table:table-cell table:formula="of:=IF(ISBLANK([.M273]);[.A273];[.M273])" office:value-type="float" office:value="0.64">
            <text:p>0.64</text:p>
          </table:table-cell>
          <table:table-cell table:formula="of:=IF(ISBLANK([.O273]);IF(ISERROR([.B273]);&quot;Err:&quot;&amp;ORG.OPENOFFICE.ERRORTYPE([.B273])=[.M273];OR([.P273]=[.B273];IF(AND(ISNUMBER([.P273]);ISNUMBER([.B273]));OR(AND([.P273]=0;ABS([.B273])&lt;1E-307);&quot;&quot;&amp;[.B273]=&quot;&quot;&amp;[.P273]))));[.O273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32">
            <text:p>0.32</text:p>
          </table:table-cell>
          <table:table-cell table:style-name="ce5" table:formula="of:=BINOMDIST([.C274];[.D274];[.E274];[.F274])" office:value-type="float" office:value="0.32">
            <text:p>0.3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.8">
            <text:p>0.8</text:p>
          </table:table-cell>
          <table:table-cell table:style-name="ce13" office:value-type="boolean" office:boolean-value="false">
            <text:p>FALSE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274]);[.A274];[.M274])" office:value-type="float" office:value="0.32">
            <text:p>0.32</text:p>
          </table:table-cell>
          <table:table-cell table:formula="of:=IF(ISBLANK([.O274]);IF(ISERROR([.B274]);&quot;Err:&quot;&amp;ORG.OPENOFFICE.ERRORTYPE([.B274])=[.M274];OR([.P274]=[.B274];IF(AND(ISNUMBER([.P274]);ISNUMBER([.B274]));OR(AND([.P274]=0;ABS([.B274])&lt;1E-307);&quot;&quot;&amp;[.B274]=&quot;&quot;&amp;[.P274]))));[.O27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64">
            <text:p>0.64</text:p>
          </table:table-cell>
          <table:table-cell table:style-name="ce5" table:formula="of:=BINOMDIST([.C275];[.D275];[.E275];[.F275])" office:value-type="float" office:value="0.64">
            <text:p>0.64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.8">
            <text:p>0.8</text:p>
          </table:table-cell>
          <table:table-cell table:style-name="ce13" office:value-type="boolean" office:boolean-value="false">
            <text:p>FALSE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275]);[.A275];[.M275])" office:value-type="float" office:value="0.64">
            <text:p>0.64</text:p>
          </table:table-cell>
          <table:table-cell table:formula="of:=IF(ISBLANK([.O275]);IF(ISERROR([.B275]);&quot;Err:&quot;&amp;ORG.OPENOFFICE.ERRORTYPE([.B275])=[.M275];OR([.P275]=[.B275];IF(AND(ISNUMBER([.P275]);ISNUMBER([.B275]));OR(AND([.P275]=0;ABS([.B275])&lt;1E-307);&quot;&quot;&amp;[.B275]=&quot;&quot;&amp;[.P275]))));[.O27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5" table:formula="of:=BINOMDIST([.C276];[.D276];[.E276];[.F276])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3" office:value-type="boolean" office:boolean-value="false">
            <text:p>FALSE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276]);[.A276];[.M276])" office:value-type="float" office:value="0">
            <text:p>0</text:p>
          </table:table-cell>
          <table:table-cell table:formula="of:=IF(ISBLANK([.O276]);IF(ISERROR([.B276]);&quot;Err:&quot;&amp;ORG.OPENOFFICE.ERRORTYPE([.B276])=[.M276];OR([.P276]=[.B276];IF(AND(ISNUMBER([.P276]);ISNUMBER([.B276]));OR(AND([.P276]=0;ABS([.B276])&lt;1E-307);&quot;&quot;&amp;[.B276]=&quot;&quot;&amp;[.P276]))));[.O27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table:formula="of:=BINOMDIST([.C277];[.D277];[.E277];[.F277])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3" office:value-type="boolean" office:boolean-value="false">
            <text:p>FALSE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277]);[.A277];[.M277])" office:value-type="float" office:value="1">
            <text:p>1</text:p>
          </table:table-cell>
          <table:table-cell table:formula="of:=IF(ISBLANK([.O277]);IF(ISERROR([.B277]);&quot;Err:&quot;&amp;ORG.OPENOFFICE.ERRORTYPE([.B277])=[.M277];OR([.P277]=[.B277];IF(AND(ISNUMBER([.P277]);ISNUMBER([.B277]));OR(AND([.P277]=0;ABS([.B277])&lt;1E-307);&quot;&quot;&amp;[.B277]=&quot;&quot;&amp;[.P277]))));[.O27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096">
            <text:p>0.096</text:p>
          </table:table-cell>
          <table:table-cell table:style-name="ce5" table:formula="of:=BINOMDIST([.C278];[.D278];[.E278];[.F278])" office:value-type="float" office:value="0.0960000000000001">
            <text:p>0.096</text:p>
          </table:table-cell>
          <table:table-cell table:style-name="ce10" office:value-type="float" office:value="2.9">
            <text:p>2.9</text:p>
          </table:table-cell>
          <table:table-cell table:style-name="ce10" office:value-type="float" office:value="3.9">
            <text:p>3.9</text:p>
          </table:table-cell>
          <table:table-cell table:style-name="ce10" office:value-type="float" office:value="0.2">
            <text:p>0.2</text:p>
          </table:table-cell>
          <table:table-cell table:style-name="ce13" office:value-type="boolean" office:boolean-value="false">
            <text:p>FALSE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278]);[.A278];[.M278])" office:value-type="float" office:value="0.096">
            <text:p>0.096</text:p>
          </table:table-cell>
          <table:table-cell table:formula="of:=IF(ISBLANK([.O278]);IF(ISERROR([.B278]);&quot;Err:&quot;&amp;ORG.OPENOFFICE.ERRORTYPE([.B278])=[.M278];OR([.P278]=[.B278];IF(AND(ISNUMBER([.P278]);ISNUMBER([.B278]));OR(AND([.P278]=0;ABS([.B278])&lt;1E-307);&quot;&quot;&amp;[.B278]=&quot;&quot;&amp;[.P278]))));[.O27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BINOMDIST([.C279];[.D279];[.E279];[.F279])" office:value-type="float" office:value="0">
            <text:p>Err:502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.2">
            <text:p>0.2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5"/>
          <table:table-cell table:style-name="ce5"/>
          <table:table-cell table:formula="of:=IF(ISBLANK([.M279]);[.A279];[.M279])" office:value-type="string" office:string-value="Err:502">
            <text:p>Err:502</text:p>
          </table:table-cell>
          <table:table-cell table:formula="of:=IF(ISBLANK([.O279]);IF(ISERROR([.B279]);&quot;Err:&quot;&amp;ORG.OPENOFFICE.ERRORTYPE([.B279])=[.M279];OR([.P279]=[.B279];IF(AND(ISNUMBER([.P279]);ISNUMBER([.B279]));OR(AND([.P279]=0;ABS([.B279])&lt;1E-307);&quot;&quot;&amp;[.B279]=&quot;&quot;&amp;[.P279]))));[.O27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BINOMDIST([.C280];[.D280];[.E280];[.F280])" office:value-type="float" office:value="0">
            <text:p>Err:502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.2">
            <text:p>0.2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/>
          <table:table-cell table:style-name="ce17"/>
          <table:table-cell table:style-name="ce18" office:value-type="string">
            <text:p>Err:502</text:p>
          </table:table-cell>
          <table:table-cell table:style-name="ce5"/>
          <table:table-cell table:style-name="ce5"/>
          <table:table-cell table:formula="of:=IF(ISBLANK([.M280]);[.A280];[.M280])" office:value-type="string" office:string-value="Err:502">
            <text:p>Err:502</text:p>
          </table:table-cell>
          <table:table-cell table:formula="of:=IF(ISBLANK([.O280]);IF(ISERROR([.B280]);&quot;Err:&quot;&amp;ORG.OPENOFFICE.ERRORTYPE([.B280])=[.M280];OR([.P280]=[.B280];IF(AND(ISNUMBER([.P280]);ISNUMBER([.B280]));OR(AND([.P280]=0;ABS([.B280])&lt;1E-307);&quot;&quot;&amp;[.B280]=&quot;&quot;&amp;[.P280]))));[.O28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BINOMDIST([.C281];[.D281];[.E281];[.F281])" office:value-type="float" office:value="0">
            <text:p>Err:50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-0.001">
            <text:p>-0.001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5"/>
          <table:table-cell table:style-name="ce5"/>
          <table:table-cell table:formula="of:=IF(ISBLANK([.M281]);[.A281];[.M281])" office:value-type="string" office:string-value="Err:502">
            <text:p>Err:502</text:p>
          </table:table-cell>
          <table:table-cell table:formula="of:=IF(ISBLANK([.O281]);IF(ISERROR([.B281]);&quot;Err:&quot;&amp;ORG.OPENOFFICE.ERRORTYPE([.B281])=[.M281];OR([.P281]=[.B281];IF(AND(ISNUMBER([.P281]);ISNUMBER([.B281]));OR(AND([.P281]=0;ABS([.B281])&lt;1E-307);&quot;&quot;&amp;[.B281]=&quot;&quot;&amp;[.P281]))));[.O28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BINOMDIST([.C282];[.D282];[.E282];[.F282])" office:value-type="float" office:value="0">
            <text:p>Err:50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.001">
            <text:p>1.001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5"/>
          <table:table-cell table:style-name="ce5"/>
          <table:table-cell table:formula="of:=IF(ISBLANK([.M282]);[.A282];[.M282])" office:value-type="string" office:string-value="Err:502">
            <text:p>Err:502</text:p>
          </table:table-cell>
          <table:table-cell table:formula="of:=IF(ISBLANK([.O282]);IF(ISERROR([.B282]);&quot;Err:&quot;&amp;ORG.OPENOFFICE.ERRORTYPE([.B282])=[.M282];OR([.P282]=[.B282];IF(AND(ISNUMBER([.P282]);ISNUMBER([.B282]));OR(AND([.P282]=0;ABS([.B282])&lt;1E-307);&quot;&quot;&amp;[.B282]=&quot;&quot;&amp;[.P282]))));[.O28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BINOMDIST([.C283];[.D283];[.E283];[.F283])" office:value-type="float" office:value="0">
            <text:p>#VALUE!</text:p>
          </table:table-cell>
          <table:table-cell table:style-name="ce10" office:value-type="float" office:value="1000000000">
            <text:p>1000000000</text:p>
          </table:table-cell>
          <table:table-cell table:style-name="ce10" office:value-type="float" office:value="10000000000">
            <text:p>10000000000</text:p>
          </table:table-cell>
          <table:table-cell table:style-name="ce10" office:value-type="float" office:value="0.5">
            <text:p>0.5</text:p>
          </table:table-cell>
          <table:table-cell table:style-name="ce13" office:value-type="boolean" office:boolean-value="false">
            <text:p>FALSE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18" office:value-type="string">
            <text:p>Err:519</text:p>
          </table:table-cell>
          <table:table-cell table:style-name="ce5"/>
          <table:table-cell table:style-name="ce5"/>
          <table:table-cell table:formula="of:=IF(ISBLANK([.M283]);[.A283];[.M283])" office:value-type="string" office:string-value="Err:519">
            <text:p>Err:519</text:p>
          </table:table-cell>
          <table:table-cell table:formula="of:=IF(ISBLANK([.O283]);IF(ISERROR([.B283]);&quot;Err:&quot;&amp;ORG.OPENOFFICE.ERRORTYPE([.B283])=[.M283];OR([.P283]=[.B283];IF(AND(ISNUMBER([.P283]);ISNUMBER([.B283]));OR(AND([.P283]=0;ABS([.B283])&lt;1E-307);&quot;&quot;&amp;[.B283]=&quot;&quot;&amp;[.P283]))));[.O283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0" table:number-columns-repeated="7"/>
          <table:table-cell table:style-name="ce16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8">
            <text:p>0.8</text:p>
          </table:table-cell>
          <table:table-cell table:style-name="ce5" table:formula="of:=NEGBINOMDIST([.C285];[.D285];[.E285])" office:value-type="float" office:value="0.8">
            <text:p>0.8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.8">
            <text:p>0.8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office:value-type="string">
            <text:p>NEGBINOMDIST</text:p>
          </table:table-cell>
          <table:table-cell table:style-name="ce5" office:value-type="string">
            <text:p>NEGBINOMDIST</text:p>
          </table:table-cell>
          <table:table-cell table:style-name="ce18"/>
          <table:table-cell table:style-name="ce5"/>
          <table:table-cell table:style-name="ce5"/>
          <table:table-cell table:formula="of:=IF(ISBLANK([.M285]);[.A285];[.M285])" office:value-type="float" office:value="0.8">
            <text:p>0.8</text:p>
          </table:table-cell>
          <table:table-cell table:formula="of:=IF(ISBLANK([.O285]);IF(ISERROR([.B285]);&quot;Err:&quot;&amp;ORG.OPENOFFICE.ERRORTYPE([.B285])=[.M285];OR([.P285]=[.B285];IF(AND(ISNUMBER([.P285]);ISNUMBER([.B285]));OR(AND([.P285]=0;ABS([.B285])&lt;1E-307);&quot;&quot;&amp;[.B285]=&quot;&quot;&amp;[.P285]))));[.O28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16">
            <text:p>0.16</text:p>
          </table:table-cell>
          <table:table-cell table:style-name="ce5" table:formula="of:=NEGBINOMDIST([.C286];[.D286];[.E286])" office:value-type="float" office:value="0.16">
            <text:p>0.16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.8">
            <text:p>0.8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/>
          <table:table-cell table:style-name="ce17"/>
          <table:table-cell table:style-name="ce18"/>
          <table:table-cell table:style-name="ce5"/>
          <table:table-cell table:style-name="ce5"/>
          <table:table-cell table:formula="of:=IF(ISBLANK([.M286]);[.A286];[.M286])" office:value-type="float" office:value="0.16">
            <text:p>0.16</text:p>
          </table:table-cell>
          <table:table-cell table:formula="of:=IF(ISBLANK([.O286]);IF(ISERROR([.B286]);&quot;Err:&quot;&amp;ORG.OPENOFFICE.ERRORTYPE([.B286])=[.M286];OR([.P286]=[.B286];IF(AND(ISNUMBER([.P286]);ISNUMBER([.B286]));OR(AND([.P286]=0;ABS([.B286])&lt;1E-307);&quot;&quot;&amp;[.B286]=&quot;&quot;&amp;[.P286]))));[.O28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032">
            <text:p>0.032</text:p>
          </table:table-cell>
          <table:table-cell table:style-name="ce5" table:formula="of:=NEGBINOMDIST([.C287];[.D287];[.E287])" office:value-type="float" office:value="0.032">
            <text:p>0.03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.8">
            <text:p>0.8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287]);[.A287];[.M287])" office:value-type="float" office:value="0.032">
            <text:p>0.032</text:p>
          </table:table-cell>
          <table:table-cell table:formula="of:=IF(ISBLANK([.O287]);IF(ISERROR([.B287]);&quot;Err:&quot;&amp;ORG.OPENOFFICE.ERRORTYPE([.B287])=[.M287];OR([.P287]=[.B287];IF(AND(ISNUMBER([.P287]);ISNUMBER([.B287]));OR(AND([.P287]=0;ABS([.B287])&lt;1E-307);&quot;&quot;&amp;[.B287]=&quot;&quot;&amp;[.P287]))));[.O28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0064">
            <text:p>0.0064</text:p>
          </table:table-cell>
          <table:table-cell table:style-name="ce5" table:formula="of:=NEGBINOMDIST([.C288];[.D288];[.E288])" office:value-type="float" office:value="0.0064">
            <text:p>0.0064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.8">
            <text:p>0.8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288]);[.A288];[.M288])" office:value-type="float" office:value="0.0064">
            <text:p>0.0064</text:p>
          </table:table-cell>
          <table:table-cell table:formula="of:=IF(ISBLANK([.O288]);IF(ISERROR([.B288]);&quot;Err:&quot;&amp;ORG.OPENOFFICE.ERRORTYPE([.B288])=[.M288];OR([.P288]=[.B288];IF(AND(ISNUMBER([.P288]);ISNUMBER([.B288]));OR(AND([.P288]=0;ABS([.B288])&lt;1E-307);&quot;&quot;&amp;[.B288]=&quot;&quot;&amp;[.P288]))));[.O28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64">
            <text:p>0.64</text:p>
          </table:table-cell>
          <table:table-cell table:style-name="ce5" table:formula="of:=NEGBINOMDIST([.C289];[.D289];[.E289])" office:value-type="float" office:value="0.64">
            <text:p>0.64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.8">
            <text:p>0.8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289]);[.A289];[.M289])" office:value-type="float" office:value="0.64">
            <text:p>0.64</text:p>
          </table:table-cell>
          <table:table-cell table:formula="of:=IF(ISBLANK([.O289]);IF(ISERROR([.B289]);&quot;Err:&quot;&amp;ORG.OPENOFFICE.ERRORTYPE([.B289])=[.M289];OR([.P289]=[.B289];IF(AND(ISNUMBER([.P289]);ISNUMBER([.B289]));OR(AND([.P289]=0;ABS([.B289])&lt;1E-307);&quot;&quot;&amp;[.B289]=&quot;&quot;&amp;[.P289]))));[.O28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256">
            <text:p>0.256</text:p>
          </table:table-cell>
          <table:table-cell table:style-name="ce5" table:formula="of:=NEGBINOMDIST([.C290];[.D290];[.E290])" office:value-type="float" office:value="0.256">
            <text:p>0.256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.8">
            <text:p>0.8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/>
          <table:table-cell table:style-name="ce17"/>
          <table:table-cell table:style-name="ce18"/>
          <table:table-cell table:style-name="ce5"/>
          <table:table-cell table:style-name="ce5"/>
          <table:table-cell table:formula="of:=IF(ISBLANK([.M290]);[.A290];[.M290])" office:value-type="float" office:value="0.256">
            <text:p>0.256</text:p>
          </table:table-cell>
          <table:table-cell table:formula="of:=IF(ISBLANK([.O290]);IF(ISERROR([.B290]);&quot;Err:&quot;&amp;ORG.OPENOFFICE.ERRORTYPE([.B290])=[.M290];OR([.P290]=[.B290];IF(AND(ISNUMBER([.P290]);ISNUMBER([.B290]));OR(AND([.P290]=0;ABS([.B290])&lt;1E-307);&quot;&quot;&amp;[.B290]=&quot;&quot;&amp;[.P290]))));[.O29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0768">
            <text:p>0.0768</text:p>
          </table:table-cell>
          <table:table-cell table:style-name="ce5" table:formula="of:=NEGBINOMDIST([.C291];[.D291];[.E291])" office:value-type="float" office:value="0.0768">
            <text:p>0.0768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.8">
            <text:p>0.8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291]);[.A291];[.M291])" office:value-type="float" office:value="0.0768">
            <text:p>0.0768</text:p>
          </table:table-cell>
          <table:table-cell table:formula="of:=IF(ISBLANK([.O291]);IF(ISERROR([.B291]);&quot;Err:&quot;&amp;ORG.OPENOFFICE.ERRORTYPE([.B291])=[.M291];OR([.P291]=[.B291];IF(AND(ISNUMBER([.P291]);ISNUMBER([.B291]));OR(AND([.P291]=0;ABS([.B291])&lt;1E-307);&quot;&quot;&amp;[.B291]=&quot;&quot;&amp;[.P291]))));[.O29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02048">
            <text:p>0.02048</text:p>
          </table:table-cell>
          <table:table-cell table:style-name="ce5" table:formula="of:=NEGBINOMDIST([.C292];[.D292];[.E292])" office:value-type="float" office:value="0.02048">
            <text:p>0.02048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.8">
            <text:p>0.8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292]);[.A292];[.M292])" office:value-type="float" office:value="0.02048">
            <text:p>0.02048</text:p>
          </table:table-cell>
          <table:table-cell table:formula="of:=IF(ISBLANK([.O292]);IF(ISERROR([.B292]);&quot;Err:&quot;&amp;ORG.OPENOFFICE.ERRORTYPE([.B292])=[.M292];OR([.P292]=[.B292];IF(AND(ISNUMBER([.P292]);ISNUMBER([.B292]));OR(AND([.P292]=0;ABS([.B292])&lt;1E-307);&quot;&quot;&amp;[.B292]=&quot;&quot;&amp;[.P292]))));[.O29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512">
            <text:p>0.512</text:p>
          </table:table-cell>
          <table:table-cell table:style-name="ce5" table:formula="of:=NEGBINOMDIST([.C293];[.D293];[.E293])" office:value-type="float" office:value="0.512">
            <text:p>0.51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.8">
            <text:p>0.8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293]);[.A293];[.M293])" office:value-type="float" office:value="0.512">
            <text:p>0.512</text:p>
          </table:table-cell>
          <table:table-cell table:formula="of:=IF(ISBLANK([.O293]);IF(ISERROR([.B293]);&quot;Err:&quot;&amp;ORG.OPENOFFICE.ERRORTYPE([.B293])=[.M293];OR([.P293]=[.B293];IF(AND(ISNUMBER([.P293]);ISNUMBER([.B293]));OR(AND([.P293]=0;ABS([.B293])&lt;1E-307);&quot;&quot;&amp;[.B293]=&quot;&quot;&amp;[.P293]))));[.O293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3072">
            <text:p>0.3072</text:p>
          </table:table-cell>
          <table:table-cell table:style-name="ce5" table:formula="of:=NEGBINOMDIST([.C294];[.D294];[.E294])" office:value-type="float" office:value="0.3072">
            <text:p>0.307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.8">
            <text:p>0.8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294]);[.A294];[.M294])" office:value-type="float" office:value="0.3072">
            <text:p>0.3072</text:p>
          </table:table-cell>
          <table:table-cell table:formula="of:=IF(ISBLANK([.O294]);IF(ISERROR([.B294]);&quot;Err:&quot;&amp;ORG.OPENOFFICE.ERRORTYPE([.B294])=[.M294];OR([.P294]=[.B294];IF(AND(ISNUMBER([.P294]);ISNUMBER([.B294]));OR(AND([.P294]=0;ABS([.B294])&lt;1E-307);&quot;&quot;&amp;[.B294]=&quot;&quot;&amp;[.P294]))));[.O29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12288">
            <text:p>0.12288</text:p>
          </table:table-cell>
          <table:table-cell table:style-name="ce5" table:formula="of:=NEGBINOMDIST([.C295];[.D295];[.E295])" office:value-type="float" office:value="0.12288">
            <text:p>0.12288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.8">
            <text:p>0.8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/>
          <table:table-cell table:style-name="ce17"/>
          <table:table-cell table:style-name="ce18"/>
          <table:table-cell table:style-name="ce5"/>
          <table:table-cell table:style-name="ce5"/>
          <table:table-cell table:formula="of:=IF(ISBLANK([.M295]);[.A295];[.M295])" office:value-type="float" office:value="0.12288">
            <text:p>0.12288</text:p>
          </table:table-cell>
          <table:table-cell table:formula="of:=IF(ISBLANK([.O295]);IF(ISERROR([.B295]);&quot;Err:&quot;&amp;ORG.OPENOFFICE.ERRORTYPE([.B295])=[.M295];OR([.P295]=[.B295];IF(AND(ISNUMBER([.P295]);ISNUMBER([.B295]));OR(AND([.P295]=0;ABS([.B295])&lt;1E-307);&quot;&quot;&amp;[.B295]=&quot;&quot;&amp;[.P295]))));[.O29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04096">
            <text:p>0.04096</text:p>
          </table:table-cell>
          <table:table-cell table:style-name="ce5" table:formula="of:=NEGBINOMDIST([.C296];[.D296];[.E296])" office:value-type="float" office:value="0.04096">
            <text:p>0.04096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.8">
            <text:p>0.8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/>
          <table:table-cell table:style-name="ce17"/>
          <table:table-cell table:style-name="ce18"/>
          <table:table-cell table:style-name="ce5"/>
          <table:table-cell table:style-name="ce5"/>
          <table:table-cell table:formula="of:=IF(ISBLANK([.M296]);[.A296];[.M296])" office:value-type="float" office:value="0.04096">
            <text:p>0.04096</text:p>
          </table:table-cell>
          <table:table-cell table:formula="of:=IF(ISBLANK([.O296]);IF(ISERROR([.B296]);&quot;Err:&quot;&amp;ORG.OPENOFFICE.ERRORTYPE([.B296])=[.M296];OR([.P296]=[.B296];IF(AND(ISNUMBER([.P296]);ISNUMBER([.B296]));OR(AND([.P296]=0;ABS([.B296])&lt;1E-307);&quot;&quot;&amp;[.B296]=&quot;&quot;&amp;[.P296]))));[.O29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04">
            <text:p>0.04</text:p>
          </table:table-cell>
          <table:table-cell table:style-name="ce5" table:formula="of:=NEGBINOMDIST([.C297];[.D297];[.E297])" office:value-type="float" office:value="0.04">
            <text:p>0.04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.2">
            <text:p>0.2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297]);[.A297];[.M297])" office:value-type="float" office:value="0.04">
            <text:p>0.04</text:p>
          </table:table-cell>
          <table:table-cell table:formula="of:=IF(ISBLANK([.O297]);IF(ISERROR([.B297]);&quot;Err:&quot;&amp;ORG.OPENOFFICE.ERRORTYPE([.B297])=[.M297];OR([.P297]=[.B297];IF(AND(ISNUMBER([.P297]);ISNUMBER([.B297]));OR(AND([.P297]=0;ABS([.B297])&lt;1E-307);&quot;&quot;&amp;[.B297]=&quot;&quot;&amp;[.P297]))));[.O29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064">
            <text:p>0.064</text:p>
          </table:table-cell>
          <table:table-cell table:style-name="ce5" table:formula="of:=NEGBINOMDIST([.C298];[.D298];[.E298])" office:value-type="float" office:value="0.064">
            <text:p>0.06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.2">
            <text:p>0.2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298]);[.A298];[.M298])" office:value-type="float" office:value="0.064">
            <text:p>0.064</text:p>
          </table:table-cell>
          <table:table-cell table:formula="of:=IF(ISBLANK([.O298]);IF(ISERROR([.B298]);&quot;Err:&quot;&amp;ORG.OPENOFFICE.ERRORTYPE([.B298])=[.M298];OR([.P298]=[.B298];IF(AND(ISNUMBER([.P298]);ISNUMBER([.B298]));OR(AND([.P298]=0;ABS([.B298])&lt;1E-307);&quot;&quot;&amp;[.B298]=&quot;&quot;&amp;[.P298]))));[.O29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0768">
            <text:p>0.0768</text:p>
          </table:table-cell>
          <table:table-cell table:style-name="ce5" table:formula="of:=NEGBINOMDIST([.C299];[.D299];[.E299])" office:value-type="float" office:value="0.0768">
            <text:p>0.0768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.2">
            <text:p>0.2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299]);[.A299];[.M299])" office:value-type="float" office:value="0.0768">
            <text:p>0.0768</text:p>
          </table:table-cell>
          <table:table-cell table:formula="of:=IF(ISBLANK([.O299]);IF(ISERROR([.B299]);&quot;Err:&quot;&amp;ORG.OPENOFFICE.ERRORTYPE([.B299])=[.M299];OR([.P299]=[.B299];IF(AND(ISNUMBER([.P299]);ISNUMBER([.B299]));OR(AND([.P299]=0;ABS([.B299])&lt;1E-307);&quot;&quot;&amp;[.B299]=&quot;&quot;&amp;[.P299]))));[.O29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08192">
            <text:p>0.08192</text:p>
          </table:table-cell>
          <table:table-cell table:style-name="ce5" table:formula="of:=NEGBINOMDIST([.C300];[.D300];[.E300])" office:value-type="float" office:value="0.08192">
            <text:p>0.0819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.2">
            <text:p>0.2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/>
          <table:table-cell table:style-name="ce17"/>
          <table:table-cell table:style-name="ce18"/>
          <table:table-cell table:style-name="ce5"/>
          <table:table-cell table:style-name="ce5"/>
          <table:table-cell table:formula="of:=IF(ISBLANK([.M300]);[.A300];[.M300])" office:value-type="float" office:value="0.08192">
            <text:p>0.08192</text:p>
          </table:table-cell>
          <table:table-cell table:formula="of:=IF(ISBLANK([.O300]);IF(ISERROR([.B300]);&quot;Err:&quot;&amp;ORG.OPENOFFICE.ERRORTYPE([.B300])=[.M300];OR([.P300]=[.B300];IF(AND(ISNUMBER([.P300]);ISNUMBER([.B300]));OR(AND([.P300]=0;ABS([.B300])&lt;1E-307);&quot;&quot;&amp;[.B300]=&quot;&quot;&amp;[.P300]))));[.O30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08192">
            <text:p>0.08192</text:p>
          </table:table-cell>
          <table:table-cell table:style-name="ce5" table:formula="of:=NEGBINOMDIST([.C301];[.D301];[.E301])" office:value-type="float" office:value="0.0524380327282375">
            <text:p>0.05244</text:p>
          </table:table-cell>
          <table:table-cell table:style-name="ce10" office:value-type="float" office:value="3.9">
            <text:p>3.9</text:p>
          </table:table-cell>
          <table:table-cell table:style-name="ce10" office:value-type="float" office:value="2.9">
            <text:p>2.9</text:p>
          </table:table-cell>
          <table:table-cell table:style-name="ce10" office:value-type="float" office:value="0.2">
            <text:p>0.2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 office:value-type="float" office:value="0.0524380327282375">
            <text:p>0.05244</text:p>
          </table:table-cell>
          <table:table-cell table:style-name="ce5"/>
          <table:table-cell table:style-name="ce5"/>
          <table:table-cell table:formula="of:=IF(ISBLANK([.M301]);[.A301];[.M301])" office:value-type="float" office:value="0.0524380327282375">
            <text:p>0.05244</text:p>
          </table:table-cell>
          <table:table-cell table:formula="of:=IF(ISBLANK([.O301]);IF(ISERROR([.B301]);&quot;Err:&quot;&amp;ORG.OPENOFFICE.ERRORTYPE([.B301])=[.M301];OR([.P301]=[.B301];IF(AND(ISNUMBER([.P301]);ISNUMBER([.B301]));OR(AND([.P301]=0;ABS([.B301])&lt;1E-307);&quot;&quot;&amp;[.B301]=&quot;&quot;&amp;[.P301]))));[.O30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NEGBINOMDIST([.C302];[.D302];[.E302])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9" office:value-type="float" office:value="0">
            <text:p>0</text:p>
          </table:table-cell>
          <table:table-cell table:style-name="ce5"/>
          <table:table-cell table:style-name="ce5"/>
          <table:table-cell table:formula="of:=IF(ISBLANK([.M302]);[.A302];[.M302])" office:value-type="float" office:value="0">
            <text:p>0</text:p>
          </table:table-cell>
          <table:table-cell table:formula="of:=IF(ISBLANK([.O302]);IF(ISERROR([.B302]);&quot;Err:&quot;&amp;ORG.OPENOFFICE.ERRORTYPE([.B302])=[.M302];OR([.P302]=[.B302];IF(AND(ISNUMBER([.P302]);ISNUMBER([.B302]));OR(AND([.P302]=0;ABS([.B302])&lt;1E-307);&quot;&quot;&amp;[.B302]=&quot;&quot;&amp;[.P302]))));[.O30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NEGBINOMDIST([.C303];[.D303];[.E303])" office:value-type="float" office:value="0">
            <text:p>Err:50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-0.1">
            <text:p>-0.1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5"/>
          <table:table-cell table:style-name="ce5"/>
          <table:table-cell table:formula="of:=IF(ISBLANK([.M303]);[.A303];[.M303])" office:value-type="string" office:string-value="Err:502">
            <text:p>Err:502</text:p>
          </table:table-cell>
          <table:table-cell table:formula="of:=IF(ISBLANK([.O303]);IF(ISERROR([.B303]);&quot;Err:&quot;&amp;ORG.OPENOFFICE.ERRORTYPE([.B303])=[.M303];OR([.P303]=[.B303];IF(AND(ISNUMBER([.P303]);ISNUMBER([.B303]));OR(AND([.P303]=0;ABS([.B303])&lt;1E-307);&quot;&quot;&amp;[.B303]=&quot;&quot;&amp;[.P303]))));[.O303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NEGBINOMDIST([.C304];[.D304];[.E304])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 office:value-type="float" office:value="0">
            <text:p>0</text:p>
          </table:table-cell>
          <table:table-cell table:style-name="ce5"/>
          <table:table-cell table:style-name="ce5"/>
          <table:table-cell table:formula="of:=IF(ISBLANK([.M304]);[.A304];[.M304])" office:value-type="float" office:value="0">
            <text:p>0</text:p>
          </table:table-cell>
          <table:table-cell table:formula="of:=IF(ISBLANK([.O304]);IF(ISERROR([.B304]);&quot;Err:&quot;&amp;ORG.OPENOFFICE.ERRORTYPE([.B304])=[.M304];OR([.P304]=[.B304];IF(AND(ISNUMBER([.P304]);ISNUMBER([.B304]));OR(AND([.P304]=0;ABS([.B304])&lt;1E-307);&quot;&quot;&amp;[.B304]=&quot;&quot;&amp;[.P304]))));[.O30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NEGBINOMDIST([.C305];[.D305];[.E305])" office:value-type="float" office:value="0">
            <text:p>Err:50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.1">
            <text:p>1.1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5"/>
          <table:table-cell table:style-name="ce5"/>
          <table:table-cell table:formula="of:=IF(ISBLANK([.M305]);[.A305];[.M305])" office:value-type="string" office:string-value="Err:502">
            <text:p>Err:502</text:p>
          </table:table-cell>
          <table:table-cell table:formula="of:=IF(ISBLANK([.O305]);IF(ISERROR([.B305]);&quot;Err:&quot;&amp;ORG.OPENOFFICE.ERRORTYPE([.B305])=[.M305];OR([.P305]=[.B305];IF(AND(ISNUMBER([.P305]);ISNUMBER([.B305]));OR(AND([.P305]=0;ABS([.B305])&lt;1E-307);&quot;&quot;&amp;[.B305]=&quot;&quot;&amp;[.P305]))));[.O30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NEGBINOMDIST([.C306];[.D306];[.E306])" office:value-type="float" office:value="0">
            <text:p>Err:502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.8">
            <text:p>0.8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5"/>
          <table:table-cell table:style-name="ce5"/>
          <table:table-cell table:formula="of:=IF(ISBLANK([.M306]);[.A306];[.M306])" office:value-type="string" office:string-value="Err:502">
            <text:p>Err:502</text:p>
          </table:table-cell>
          <table:table-cell table:formula="of:=IF(ISBLANK([.O306]);IF(ISERROR([.B306]);&quot;Err:&quot;&amp;ORG.OPENOFFICE.ERRORTYPE([.B306])=[.M306];OR([.P306]=[.B306];IF(AND(ISNUMBER([.P306]);ISNUMBER([.B306]));OR(AND([.P306]=0;ABS([.B306])&lt;1E-307);&quot;&quot;&amp;[.B306]=&quot;&quot;&amp;[.P306]))));[.O30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NEGBINOMDIST([.C307];[.D307];[.E307])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.8">
            <text:p>0.8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 office:value-type="float" office:value="0">
            <text:p>0</text:p>
          </table:table-cell>
          <table:table-cell table:style-name="ce5"/>
          <table:table-cell table:style-name="ce5"/>
          <table:table-cell table:formula="of:=IF(ISBLANK([.M307]);[.A307];[.M307])" office:value-type="float" office:value="0">
            <text:p>0</text:p>
          </table:table-cell>
          <table:table-cell table:formula="of:=IF(ISBLANK([.O307]);IF(ISERROR([.B307]);&quot;Err:&quot;&amp;ORG.OPENOFFICE.ERRORTYPE([.B307])=[.M307];OR([.P307]=[.B307];IF(AND(ISNUMBER([.P307]);ISNUMBER([.B307]));OR(AND([.P307]=0;ABS([.B307])&lt;1E-307);&quot;&quot;&amp;[.B307]=&quot;&quot;&amp;[.P307]))));[.O30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0" table:number-columns-repeated="7"/>
          <table:table-cell table:style-name="ce16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table:formula="of:=LEGACY.CHIDIST([.C309];[.D309])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5"/>
          <table:table-cell table:style-name="ce16" office:value-type="float" office:value="2">
            <text:p>2</text:p>
          </table:table-cell>
          <table:table-cell table:style-name="ce5" office:value-type="string">
            <text:p>CHIDIST</text:p>
          </table:table-cell>
          <table:table-cell table:style-name="ce5" office:value-type="string">
            <text:p>CHIDIST</text:p>
          </table:table-cell>
          <table:table-cell table:style-name="ce18"/>
          <table:table-cell table:style-name="ce5"/>
          <table:table-cell table:style-name="ce5"/>
          <table:table-cell table:formula="of:=IF(ISBLANK([.M309]);[.A309];[.M309])" office:value-type="float" office:value="1">
            <text:p>1</text:p>
          </table:table-cell>
          <table:table-cell table:formula="of:=IF(ISBLANK([.O309]);IF(ISERROR([.B309]);&quot;Err:&quot;&amp;ORG.OPENOFFICE.ERRORTYPE([.B309])=[.M309];OR([.P309]=[.B309];IF(AND(ISNUMBER([.P309]);ISNUMBER([.B309]));OR(AND([.P309]=0;ABS([.B309])&lt;1E-307);&quot;&quot;&amp;[.B309]=&quot;&quot;&amp;[.P309]))));[.O30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751829634045849">
            <text:p>0.75183</text:p>
          </table:table-cell>
          <table:table-cell table:style-name="ce5" table:formula="of:=LEGACY.CHIDIST([.C310];[.D310])" office:value-type="float" office:value="0.751829634045849">
            <text:p>0.75183</text:p>
          </table:table-cell>
          <table:table-cell table:style-name="ce10" office:value-type="float" office:value="0.1">
            <text:p>0.1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5"/>
          <table:table-cell table:style-name="ce16" office:value-type="float" office:value="2">
            <text:p>2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310]);[.A310];[.M310])" office:value-type="float" office:value="0.751829634045849">
            <text:p>0.75183</text:p>
          </table:table-cell>
          <table:table-cell table:formula="of:=IF(ISBLANK([.O310]);IF(ISERROR([.B310]);&quot;Err:&quot;&amp;ORG.OPENOFFICE.ERRORTYPE([.B310])=[.M310];OR([.P310]=[.B310];IF(AND(ISNUMBER([.P310]);ISNUMBER([.B310]));OR(AND([.P310]=0;ABS([.B310])&lt;1E-307);&quot;&quot;&amp;[.B310]=&quot;&quot;&amp;[.P310]))));[.O31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479500122186953">
            <text:p>0.47950</text:p>
          </table:table-cell>
          <table:table-cell table:style-name="ce5" table:formula="of:=LEGACY.CHIDIST([.C311];[.D311])" office:value-type="float" office:value="0.479500122186953">
            <text:p>0.47950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5"/>
          <table:table-cell table:style-name="ce16" office:value-type="float" office:value="2">
            <text:p>2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311]);[.A311];[.M311])" office:value-type="float" office:value="0.479500122186953">
            <text:p>0.47950</text:p>
          </table:table-cell>
          <table:table-cell table:formula="of:=IF(ISBLANK([.O311]);IF(ISERROR([.B311]);&quot;Err:&quot;&amp;ORG.OPENOFFICE.ERRORTYPE([.B311])=[.M311];OR([.P311]=[.B311];IF(AND(ISNUMBER([.P311]);ISNUMBER([.B311]));OR(AND([.P311]=0;ABS([.B311])&lt;1E-307);&quot;&quot;&amp;[.B311]=&quot;&quot;&amp;[.P311]))));[.O31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00156540225800255">
            <text:p>0.00157</text:p>
          </table:table-cell>
          <table:table-cell table:style-name="ce5" table:formula="of:=LEGACY.CHIDIST([.C312];[.D312])" office:value-type="float" office:value="0.00156540225800255">
            <text:p>0.00157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5"/>
          <table:table-cell table:style-name="ce16" office:value-type="float" office:value="2">
            <text:p>2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312]);[.A312];[.M312])" office:value-type="float" office:value="0.00156540225800255">
            <text:p>0.00157</text:p>
          </table:table-cell>
          <table:table-cell table:formula="of:=IF(ISBLANK([.O312]);IF(ISERROR([.B312]);&quot;Err:&quot;&amp;ORG.OPENOFFICE.ERRORTYPE([.B312])=[.M312];OR([.P312]=[.B312];IF(AND(ISNUMBER([.P312]);ISNUMBER([.B312]));OR(AND([.P312]=0;ABS([.B312])&lt;1E-307);&quot;&quot;&amp;[.B312]=&quot;&quot;&amp;[.P312]))));[.O31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table:formula="of:=LEGACY.CHIDIST([.C313];[.D313])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5"/>
          <table:table-cell table:style-name="ce16" office:value-type="float" office:value="2">
            <text:p>2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313]);[.A313];[.M313])" office:value-type="float" office:value="1">
            <text:p>1</text:p>
          </table:table-cell>
          <table:table-cell table:formula="of:=IF(ISBLANK([.O313]);IF(ISERROR([.B313]);&quot;Err:&quot;&amp;ORG.OPENOFFICE.ERRORTYPE([.B313])=[.M313];OR([.P313]=[.B313];IF(AND(ISNUMBER([.P313]);ISNUMBER([.B313]));OR(AND([.P313]=0;ABS([.B313])&lt;1E-307);&quot;&quot;&amp;[.B313]=&quot;&quot;&amp;[.P313]))));[.O313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951229424500714">
            <text:p>0.95123</text:p>
          </table:table-cell>
          <table:table-cell table:style-name="ce5" table:formula="of:=LEGACY.CHIDIST([.C314];[.D314])" office:value-type="float" office:value="0.951229424500714">
            <text:p>0.95123</text:p>
          </table:table-cell>
          <table:table-cell table:style-name="ce10" office:value-type="float" office:value="0.1">
            <text:p>0.1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5"/>
          <table:table-cell table:style-name="ce16" office:value-type="float" office:value="2">
            <text:p>2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314]);[.A314];[.M314])" office:value-type="float" office:value="0.951229424500714">
            <text:p>0.95123</text:p>
          </table:table-cell>
          <table:table-cell table:formula="of:=IF(ISBLANK([.O314]);IF(ISERROR([.B314]);&quot;Err:&quot;&amp;ORG.OPENOFFICE.ERRORTYPE([.B314])=[.M314];OR([.P314]=[.B314];IF(AND(ISNUMBER([.P314]);ISNUMBER([.B314]));OR(AND([.P314]=0;ABS([.B314])&lt;1E-307);&quot;&quot;&amp;[.B314]=&quot;&quot;&amp;[.P314]))));[.O31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778800783071405">
            <text:p>0.77880</text:p>
          </table:table-cell>
          <table:table-cell table:style-name="ce5" table:formula="of:=LEGACY.CHIDIST([.C315];[.D315])" office:value-type="float" office:value="0.778800783071405">
            <text:p>0.77880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5"/>
          <table:table-cell table:style-name="ce16" office:value-type="float" office:value="2">
            <text:p>2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315]);[.A315];[.M315])" office:value-type="float" office:value="0.778800783071405">
            <text:p>0.77880</text:p>
          </table:table-cell>
          <table:table-cell table:formula="of:=IF(ISBLANK([.O315]);IF(ISERROR([.B315]);&quot;Err:&quot;&amp;ORG.OPENOFFICE.ERRORTYPE([.B315])=[.M315];OR([.P315]=[.B315];IF(AND(ISNUMBER([.P315]);ISNUMBER([.B315]));OR(AND([.P315]=0;ABS([.B315])&lt;1E-307);&quot;&quot;&amp;[.B315]=&quot;&quot;&amp;[.P315]))));[.O31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606530659712633">
            <text:p>0.60653</text:p>
          </table:table-cell>
          <table:table-cell table:style-name="ce5" table:formula="of:=LEGACY.CHIDIST([.C316];[.D316])" office:value-type="float" office:value="0.606530659712633">
            <text:p>0.6065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5"/>
          <table:table-cell table:style-name="ce16" office:value-type="float" office:value="2">
            <text:p>2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316]);[.A316];[.M316])" office:value-type="float" office:value="0.606530659712633">
            <text:p>0.60653</text:p>
          </table:table-cell>
          <table:table-cell table:formula="of:=IF(ISBLANK([.O316]);IF(ISERROR([.B316]);&quot;Err:&quot;&amp;ORG.OPENOFFICE.ERRORTYPE([.B316])=[.M316];OR([.P316]=[.B316];IF(AND(ISNUMBER([.P316]);ISNUMBER([.B316]));OR(AND([.P316]=0;ABS([.B316])&lt;1E-307);&quot;&quot;&amp;[.B316]=&quot;&quot;&amp;[.P316]))));[.O31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00673794699908547">
            <text:p>0.00674</text:p>
          </table:table-cell>
          <table:table-cell table:style-name="ce5" table:formula="of:=LEGACY.CHIDIST([.C317];[.D317])" office:value-type="float" office:value="0.00673794699908547">
            <text:p>0.00674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5"/>
          <table:table-cell table:style-name="ce16" office:value-type="float" office:value="2">
            <text:p>2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317]);[.A317];[.M317])" office:value-type="float" office:value="0.00673794699908547">
            <text:p>0.00674</text:p>
          </table:table-cell>
          <table:table-cell table:formula="of:=IF(ISBLANK([.O317]);IF(ISERROR([.B317]);&quot;Err:&quot;&amp;ORG.OPENOFFICE.ERRORTYPE([.B317])=[.M317];OR([.P317]=[.B317];IF(AND(ISNUMBER([.P317]);ISNUMBER([.B317]));OR(AND([.P317]=0;ABS([.B317])&lt;1E-307);&quot;&quot;&amp;[.B317]=&quot;&quot;&amp;[.P317]))));[.O31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table:formula="of:=LEGACY.CHIDIST([.C318];[.D318])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table:number-columns-repeated="5"/>
          <table:table-cell table:style-name="ce16" office:value-type="float" office:value="2">
            <text:p>2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318]);[.A318];[.M318])" office:value-type="float" office:value="1">
            <text:p>1</text:p>
          </table:table-cell>
          <table:table-cell table:formula="of:=IF(ISBLANK([.O318]);IF(ISERROR([.B318]);&quot;Err:&quot;&amp;ORG.OPENOFFICE.ERRORTYPE([.B318])=[.M318];OR([.P318]=[.B318];IF(AND(ISNUMBER([.P318]);ISNUMBER([.B318]));OR(AND([.P318]=0;ABS([.B318])&lt;1E-307);&quot;&quot;&amp;[.B318]=&quot;&quot;&amp;[.P318]))));[.O31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991837423731876">
            <text:p>0.99184</text:p>
          </table:table-cell>
          <table:table-cell table:style-name="ce5" table:formula="of:=LEGACY.CHIDIST([.C319];[.D319])" office:value-type="float" office:value="0.991837423731876">
            <text:p>0.99184</text:p>
          </table:table-cell>
          <table:table-cell table:style-name="ce10" office:value-type="float" office:value="0.1">
            <text:p>0.1</text:p>
          </table:table-cell>
          <table:table-cell table:style-name="ce10" office:value-type="float" office:value="3">
            <text:p>3</text:p>
          </table:table-cell>
          <table:table-cell table:style-name="ce10" table:number-columns-repeated="5"/>
          <table:table-cell table:style-name="ce16" office:value-type="float" office:value="2">
            <text:p>2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319]);[.A319];[.M319])" office:value-type="float" office:value="0.991837423731876">
            <text:p>0.99184</text:p>
          </table:table-cell>
          <table:table-cell table:formula="of:=IF(ISBLANK([.O319]);IF(ISERROR([.B319]);&quot;Err:&quot;&amp;ORG.OPENOFFICE.ERRORTYPE([.B319])=[.M319];OR([.P319]=[.B319];IF(AND(ISNUMBER([.P319]);ISNUMBER([.B319]));OR(AND([.P319]=0;ABS([.B319])&lt;1E-307);&quot;&quot;&amp;[.B319]=&quot;&quot;&amp;[.P319]))));[.O31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918891411654676">
            <text:p>0.91889</text:p>
          </table:table-cell>
          <table:table-cell table:style-name="ce5" table:formula="of:=LEGACY.CHIDIST([.C320];[.D320])" office:value-type="float" office:value="0.918891411654676">
            <text:p>0.91889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3">
            <text:p>3</text:p>
          </table:table-cell>
          <table:table-cell table:style-name="ce10" table:number-columns-repeated="5"/>
          <table:table-cell table:style-name="ce16" office:value-type="float" office:value="2">
            <text:p>2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320]);[.A320];[.M320])" office:value-type="float" office:value="0.918891411654676">
            <text:p>0.91889</text:p>
          </table:table-cell>
          <table:table-cell table:formula="of:=IF(ISBLANK([.O320]);IF(ISERROR([.B320]);&quot;Err:&quot;&amp;ORG.OPENOFFICE.ERRORTYPE([.B320])=[.M320];OR([.P320]=[.B320];IF(AND(ISNUMBER([.P320]);ISNUMBER([.B320]));OR(AND([.P320]=0;ABS([.B320])&lt;1E-307);&quot;&quot;&amp;[.B320]=&quot;&quot;&amp;[.P320]))));[.O32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801251956901201">
            <text:p>0.80125</text:p>
          </table:table-cell>
          <table:table-cell table:style-name="ce5" table:formula="of:=LEGACY.CHIDIST([.C321];[.D321])" office:value-type="float" office:value="0.801251956901201">
            <text:p>0.80125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table:number-columns-repeated="5"/>
          <table:table-cell table:style-name="ce16" office:value-type="float" office:value="2">
            <text:p>2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321]);[.A321];[.M321])" office:value-type="float" office:value="0.801251956901201">
            <text:p>0.80125</text:p>
          </table:table-cell>
          <table:table-cell table:formula="of:=IF(ISBLANK([.O321]);IF(ISERROR([.B321]);&quot;Err:&quot;&amp;ORG.OPENOFFICE.ERRORTYPE([.B321])=[.M321];OR([.P321]=[.B321];IF(AND(ISNUMBER([.P321]);ISNUMBER([.B321]));OR(AND([.P321]=0;ABS([.B321])&lt;1E-307);&quot;&quot;&amp;[.B321]=&quot;&quot;&amp;[.P321]))));[.O32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0185661354630433">
            <text:p>0.01857</text:p>
          </table:table-cell>
          <table:table-cell table:style-name="ce5" table:formula="of:=LEGACY.CHIDIST([.C322];[.D322])" office:value-type="float" office:value="0.0185661354630433">
            <text:p>0.01857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3">
            <text:p>3</text:p>
          </table:table-cell>
          <table:table-cell table:style-name="ce10" table:number-columns-repeated="5"/>
          <table:table-cell table:style-name="ce16" office:value-type="float" office:value="2">
            <text:p>2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322]);[.A322];[.M322])" office:value-type="float" office:value="0.0185661354630433">
            <text:p>0.01857</text:p>
          </table:table-cell>
          <table:table-cell table:formula="of:=IF(ISBLANK([.O322]);IF(ISERROR([.B322]);&quot;Err:&quot;&amp;ORG.OPENOFFICE.ERRORTYPE([.B322])=[.M322];OR([.P322]=[.B322];IF(AND(ISNUMBER([.P322]);ISNUMBER([.B322]));OR(AND([.P322]=0;ABS([.B322])&lt;1E-307);&quot;&quot;&amp;[.B322]=&quot;&quot;&amp;[.P322]))));[.O32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table:formula="of:=LEGACY.CHIDIST([.C323];[.D323])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10" table:number-columns-repeated="5"/>
          <table:table-cell table:style-name="ce16" office:value-type="float" office:value="2">
            <text:p>2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323]);[.A323];[.M323])" office:value-type="float" office:value="1">
            <text:p>1</text:p>
          </table:table-cell>
          <table:table-cell table:formula="of:=IF(ISBLANK([.O323]);IF(ISERROR([.B323]);&quot;Err:&quot;&amp;ORG.OPENOFFICE.ERRORTYPE([.B323])=[.M323];OR([.P323]=[.B323];IF(AND(ISNUMBER([.P323]);ISNUMBER([.B323]));OR(AND([.P323]=0;ABS([.B323])&lt;1E-307);&quot;&quot;&amp;[.B323]=&quot;&quot;&amp;[.P323]))));[.O323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999837683388077">
            <text:p>0.99984</text:p>
          </table:table-cell>
          <table:table-cell table:style-name="ce5" table:formula="of:=LEGACY.CHIDIST([.C324];[.D324])" office:value-type="float" office:value="0.999837683388077">
            <text:p>0.99984</text:p>
          </table:table-cell>
          <table:table-cell table:style-name="ce10" office:value-type="float" office:value="0.1">
            <text:p>0.1</text:p>
          </table:table-cell>
          <table:table-cell table:style-name="ce10" office:value-type="float" office:value="5">
            <text:p>5</text:p>
          </table:table-cell>
          <table:table-cell table:style-name="ce10" table:number-columns-repeated="5"/>
          <table:table-cell table:style-name="ce16" office:value-type="float" office:value="2">
            <text:p>2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324]);[.A324];[.M324])" office:value-type="float" office:value="0.999837683388077">
            <text:p>0.99984</text:p>
          </table:table-cell>
          <table:table-cell table:formula="of:=IF(ISBLANK([.O324]);IF(ISERROR([.B324]);&quot;Err:&quot;&amp;ORG.OPENOFFICE.ERRORTYPE([.B324])=[.M324];OR([.P324]=[.B324];IF(AND(ISNUMBER([.P324]);ISNUMBER([.B324]));OR(AND([.P324]=0;ABS([.B324])&lt;1E-307);&quot;&quot;&amp;[.B324]=&quot;&quot;&amp;[.P324]))));[.O32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99212329323263">
            <text:p>0.99212</text:p>
          </table:table-cell>
          <table:table-cell table:style-name="ce5" table:formula="of:=LEGACY.CHIDIST([.C325];[.D325])" office:value-type="float" office:value="0.99212329323263">
            <text:p>0.99212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5">
            <text:p>5</text:p>
          </table:table-cell>
          <table:table-cell table:style-name="ce10" table:number-columns-repeated="5"/>
          <table:table-cell table:style-name="ce16" office:value-type="float" office:value="2">
            <text:p>2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325]);[.A325];[.M325])" office:value-type="float" office:value="0.99212329323263">
            <text:p>0.99212</text:p>
          </table:table-cell>
          <table:table-cell table:formula="of:=IF(ISBLANK([.O325]);IF(ISERROR([.B325]);&quot;Err:&quot;&amp;ORG.OPENOFFICE.ERRORTYPE([.B325])=[.M325];OR([.P325]=[.B325];IF(AND(ISNUMBER([.P325]);ISNUMBER([.B325]));OR(AND([.P325]=0;ABS([.B325])&lt;1E-307);&quot;&quot;&amp;[.B325]=&quot;&quot;&amp;[.P325]))));[.O32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962565773247296">
            <text:p>0.96257</text:p>
          </table:table-cell>
          <table:table-cell table:style-name="ce5" table:formula="of:=LEGACY.CHIDIST([.C326];[.D326])" office:value-type="float" office:value="0.962565773247296">
            <text:p>0.96257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">
            <text:p>5</text:p>
          </table:table-cell>
          <table:table-cell table:style-name="ce10" table:number-columns-repeated="5"/>
          <table:table-cell table:style-name="ce16" office:value-type="float" office:value="2">
            <text:p>2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326]);[.A326];[.M326])" office:value-type="float" office:value="0.962565773247296">
            <text:p>0.96257</text:p>
          </table:table-cell>
          <table:table-cell table:formula="of:=IF(ISBLANK([.O326]);IF(ISERROR([.B326]);&quot;Err:&quot;&amp;ORG.OPENOFFICE.ERRORTYPE([.B326])=[.M326];OR([.P326]=[.B326];IF(AND(ISNUMBER([.P326]);ISNUMBER([.B326]));OR(AND([.P326]=0;ABS([.B326])&lt;1E-307);&quot;&quot;&amp;[.B326]=&quot;&quot;&amp;[.P326]))));[.O32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0752352461465122">
            <text:p>0.07524</text:p>
          </table:table-cell>
          <table:table-cell table:style-name="ce5" table:formula="of:=LEGACY.CHIDIST([.C327];[.D327])" office:value-type="float" office:value="0.0752352461465122">
            <text:p>0.07524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5">
            <text:p>5</text:p>
          </table:table-cell>
          <table:table-cell table:style-name="ce10" table:number-columns-repeated="5"/>
          <table:table-cell table:style-name="ce16" office:value-type="float" office:value="2">
            <text:p>2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327]);[.A327];[.M327])" office:value-type="float" office:value="0.0752352461465122">
            <text:p>0.07524</text:p>
          </table:table-cell>
          <table:table-cell table:formula="of:=IF(ISBLANK([.O327]);IF(ISERROR([.B327]);&quot;Err:&quot;&amp;ORG.OPENOFFICE.ERRORTYPE([.B327])=[.M327];OR([.P327]=[.B327];IF(AND(ISNUMBER([.P327]);ISNUMBER([.B327]));OR(AND([.P327]=0;ABS([.B327])&lt;1E-307);&quot;&quot;&amp;[.B327]=&quot;&quot;&amp;[.P327]))));[.O32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table:formula="of:=LEGACY.CHIDIST([.C328];[.D328])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10" table:number-columns-repeated="5"/>
          <table:table-cell table:style-name="ce16" office:value-type="float" office:value="2">
            <text:p>2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328]);[.A328];[.M328])" office:value-type="float" office:value="1">
            <text:p>1</text:p>
          </table:table-cell>
          <table:table-cell table:formula="of:=IF(ISBLANK([.O328]);IF(ISERROR([.B328]);&quot;Err:&quot;&amp;ORG.OPENOFFICE.ERRORTYPE([.B328])=[.M328];OR([.P328]=[.B328];IF(AND(ISNUMBER([.P328]);ISNUMBER([.B328]));OR(AND([.P328]=0;ABS([.B328])&lt;1E-307);&quot;&quot;&amp;[.B328]=&quot;&quot;&amp;[.P328]))));[.O32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999999997502049">
            <text:p>1.00000</text:p>
          </table:table-cell>
          <table:table-cell table:style-name="ce5" table:formula="of:=LEGACY.CHIDIST([.C329];[.D329])" office:value-type="float" office:value="0.999999997502049">
            <text:p>1.00000</text:p>
          </table:table-cell>
          <table:table-cell table:style-name="ce10" office:value-type="float" office:value="0.1">
            <text:p>0.1</text:p>
          </table:table-cell>
          <table:table-cell table:style-name="ce10" office:value-type="float" office:value="10">
            <text:p>10</text:p>
          </table:table-cell>
          <table:table-cell table:style-name="ce10" table:number-columns-repeated="5"/>
          <table:table-cell table:style-name="ce16" office:value-type="float" office:value="2">
            <text:p>2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329]);[.A329];[.M329])" office:value-type="float" office:value="0.999999997502049">
            <text:p>1.00000</text:p>
          </table:table-cell>
          <table:table-cell table:formula="of:=IF(ISBLANK([.O329]);IF(ISERROR([.B329]);&quot;Err:&quot;&amp;ORG.OPENOFFICE.ERRORTYPE([.B329])=[.M329];OR([.P329]=[.B329];IF(AND(ISNUMBER([.P329]);ISNUMBER([.B329]));OR(AND([.P329]=0;ABS([.B329])&lt;1E-307);&quot;&quot;&amp;[.B329]=&quot;&quot;&amp;[.P329]))));[.O32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999993388289439">
            <text:p>0.99999</text:p>
          </table:table-cell>
          <table:table-cell table:style-name="ce5" table:formula="of:=LEGACY.CHIDIST([.C330];[.D330])" office:value-type="float" office:value="0.999993388289439">
            <text:p>0.99999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10">
            <text:p>10</text:p>
          </table:table-cell>
          <table:table-cell table:style-name="ce10" table:number-columns-repeated="5"/>
          <table:table-cell table:style-name="ce16" office:value-type="float" office:value="2">
            <text:p>2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330]);[.A330];[.M330])" office:value-type="float" office:value="0.999993388289439">
            <text:p>0.99999</text:p>
          </table:table-cell>
          <table:table-cell table:formula="of:=IF(ISBLANK([.O330]);IF(ISERROR([.B330]);&quot;Err:&quot;&amp;ORG.OPENOFFICE.ERRORTYPE([.B330])=[.M330];OR([.P330]=[.B330];IF(AND(ISNUMBER([.P330]);ISNUMBER([.B330]));OR(AND([.P330]=0;ABS([.B330])&lt;1E-307);&quot;&quot;&amp;[.B330]=&quot;&quot;&amp;[.P330]))));[.O33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999827884370044">
            <text:p>0.99983</text:p>
          </table:table-cell>
          <table:table-cell table:style-name="ce5" table:formula="of:=LEGACY.CHIDIST([.C331];[.D331])" office:value-type="float" office:value="0.999827884370044">
            <text:p>0.9998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0">
            <text:p>10</text:p>
          </table:table-cell>
          <table:table-cell table:style-name="ce10" table:number-columns-repeated="5"/>
          <table:table-cell table:style-name="ce16" office:value-type="float" office:value="2">
            <text:p>2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331]);[.A331];[.M331])" office:value-type="float" office:value="0.999827884370044">
            <text:p>0.99983</text:p>
          </table:table-cell>
          <table:table-cell table:formula="of:=IF(ISBLANK([.O331]);IF(ISERROR([.B331]);&quot;Err:&quot;&amp;ORG.OPENOFFICE.ERRORTYPE([.B331])=[.M331];OR([.P331]=[.B331];IF(AND(ISNUMBER([.P331]);ISNUMBER([.B331]));OR(AND([.P331]=0;ABS([.B331])&lt;1E-307);&quot;&quot;&amp;[.B331]=&quot;&quot;&amp;[.P331]))));[.O33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440493285065213">
            <text:p>0.44049</text:p>
          </table:table-cell>
          <table:table-cell table:style-name="ce5" table:formula="of:=LEGACY.CHIDIST([.C332];[.D332])" office:value-type="float" office:value="0.440493285065213">
            <text:p>0.44049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0">
            <text:p>10</text:p>
          </table:table-cell>
          <table:table-cell table:style-name="ce10" table:number-columns-repeated="5"/>
          <table:table-cell table:style-name="ce16" office:value-type="float" office:value="2">
            <text:p>2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332]);[.A332];[.M332])" office:value-type="float" office:value="0.440493285065213">
            <text:p>0.44049</text:p>
          </table:table-cell>
          <table:table-cell table:formula="of:=IF(ISBLANK([.O332]);IF(ISERROR([.B332]);&quot;Err:&quot;&amp;ORG.OPENOFFICE.ERRORTYPE([.B332])=[.M332];OR([.P332]=[.B332];IF(AND(ISNUMBER([.P332]);ISNUMBER([.B332]));OR(AND([.P332]=0;ABS([.B332])&lt;1E-307);&quot;&quot;&amp;[.B332]=&quot;&quot;&amp;[.P332]))));[.O33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0292526880769611">
            <text:p>0.02925</text:p>
          </table:table-cell>
          <table:table-cell table:style-name="ce5" table:formula="of:=LEGACY.CHIDIST([.C333];[.D333])" office:value-type="float" office:value="0.0292526880769611">
            <text:p>0.02925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10">
            <text:p>10</text:p>
          </table:table-cell>
          <table:table-cell table:style-name="ce10" table:number-columns-repeated="5"/>
          <table:table-cell table:style-name="ce16" office:value-type="float" office:value="2">
            <text:p>2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333]);[.A333];[.M333])" office:value-type="float" office:value="0.0292526880769611">
            <text:p>0.02925</text:p>
          </table:table-cell>
          <table:table-cell table:formula="of:=IF(ISBLANK([.O333]);IF(ISERROR([.B333]);&quot;Err:&quot;&amp;ORG.OPENOFFICE.ERRORTYPE([.B333])=[.M333];OR([.P333]=[.B333];IF(AND(ISNUMBER([.P333]);ISNUMBER([.B333]));OR(AND([.P333]=0;ABS([.B333])&lt;1E-307);&quot;&quot;&amp;[.B333]=&quot;&quot;&amp;[.P333]))));[.O333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000856641210775301">
            <text:p>0.00086</text:p>
          </table:table-cell>
          <table:table-cell table:style-name="ce5" table:formula="of:=LEGACY.CHIDIST([.C334];[.D334])" office:value-type="float" office:value="0.000856641210775301">
            <text:p>0.00086</text:p>
          </table:table-cell>
          <table:table-cell table:style-name="ce10" office:value-type="float" office:value="30">
            <text:p>30</text:p>
          </table:table-cell>
          <table:table-cell table:style-name="ce10" office:value-type="float" office:value="10">
            <text:p>10</text:p>
          </table:table-cell>
          <table:table-cell table:style-name="ce10" table:number-columns-repeated="5"/>
          <table:table-cell table:style-name="ce16" office:value-type="float" office:value="2">
            <text:p>2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334]);[.A334];[.M334])" office:value-type="float" office:value="0.000856641210775301">
            <text:p>0.00086</text:p>
          </table:table-cell>
          <table:table-cell table:formula="of:=IF(ISBLANK([.O334]);IF(ISERROR([.B334]);&quot;Err:&quot;&amp;ORG.OPENOFFICE.ERRORTYPE([.B334])=[.M334];OR([.P334]=[.B334];IF(AND(ISNUMBER([.P334]);ISNUMBER([.B334]));OR(AND([.P334]=0;ABS([.B334])&lt;1E-307);&quot;&quot;&amp;[.B334]=&quot;&quot;&amp;[.P334]))));[.O33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000856641210775301">
            <text:p>0.00086</text:p>
          </table:table-cell>
          <table:table-cell table:style-name="ce5" table:formula="of:=LEGACY.CHIDIST([.C335];[.D335])" office:value-type="float" office:value="0.000856641210775301">
            <text:p>0.00086</text:p>
          </table:table-cell>
          <table:table-cell table:style-name="ce10" office:value-type="float" office:value="30">
            <text:p>30</text:p>
          </table:table-cell>
          <table:table-cell table:style-name="ce10" office:value-type="float" office:value="10.9">
            <text:p>10.9</text:p>
          </table:table-cell>
          <table:table-cell table:style-name="ce10" table:number-columns-repeated="5"/>
          <table:table-cell table:style-name="ce16" office:value-type="float" office:value="2">
            <text:p>2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335]);[.A335];[.M335])" office:value-type="float" office:value="0.000856641210775301">
            <text:p>0.00086</text:p>
          </table:table-cell>
          <table:table-cell table:formula="of:=IF(ISBLANK([.O335]);IF(ISERROR([.B335]);&quot;Err:&quot;&amp;ORG.OPENOFFICE.ERRORTYPE([.B335])=[.M335];OR([.P335]=[.B335];IF(AND(ISNUMBER([.P335]);ISNUMBER([.B335]));OR(AND([.P335]=0;ABS([.B335])&lt;1E-307);&quot;&quot;&amp;[.B335]=&quot;&quot;&amp;[.P335]))));[.O33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LEGACY.CHIDIST([.C336];[.D336])" office:value-type="float" office:value="1">
            <text:p>1</text:p>
          </table:table-cell>
          <table:table-cell table:style-name="ce10" office:value-type="float" office:value="-0.1">
            <text:p>-0.1</text:p>
          </table:table-cell>
          <table:table-cell table:style-name="ce10" office:value-type="float" office:value="3">
            <text:p>3</text:p>
          </table:table-cell>
          <table:table-cell table:style-name="ce10" table:number-columns-repeated="5"/>
          <table:table-cell table:style-name="ce16" office:value-type="float" office:value="2">
            <text:p>2</text:p>
          </table:table-cell>
          <table:table-cell table:style-name="ce5" table:number-columns-repeated="2"/>
          <table:table-cell table:style-name="ce18" office:value-type="float" office:value="1">
            <text:p>1</text:p>
          </table:table-cell>
          <table:table-cell table:style-name="ce5"/>
          <table:table-cell table:style-name="ce5"/>
          <table:table-cell table:formula="of:=IF(ISBLANK([.M336]);[.A336];[.M336])" office:value-type="float" office:value="1">
            <text:p>1</text:p>
          </table:table-cell>
          <table:table-cell table:formula="of:=IF(ISBLANK([.O336]);IF(ISERROR([.B336]);&quot;Err:&quot;&amp;ORG.OPENOFFICE.ERRORTYPE([.B336])=[.M336];OR([.P336]=[.B336];IF(AND(ISNUMBER([.P336]);ISNUMBER([.B336]));OR(AND([.P336]=0;ABS([.B336])&lt;1E-307);&quot;&quot;&amp;[.B336]=&quot;&quot;&amp;[.P336]))));[.O33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LEGACY.CHIDIST([.C337];[.D337])" office:value-type="float" office:value="0">
            <text:p>Err:502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5"/>
          <table:table-cell table:style-name="ce16" office:value-type="float" office:value="2">
            <text:p>2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5"/>
          <table:table-cell table:style-name="ce5"/>
          <table:table-cell table:formula="of:=IF(ISBLANK([.M337]);[.A337];[.M337])" office:value-type="string" office:string-value="Err:502">
            <text:p>Err:502</text:p>
          </table:table-cell>
          <table:table-cell table:formula="of:=IF(ISBLANK([.O337]);IF(ISERROR([.B337]);&quot;Err:&quot;&amp;ORG.OPENOFFICE.ERRORTYPE([.B337])=[.M337];OR([.P337]=[.B337];IF(AND(ISNUMBER([.P337]);ISNUMBER([.B337]));OR(AND([.P337]=0;ABS([.B337])&lt;1E-307);&quot;&quot;&amp;[.B337]=&quot;&quot;&amp;[.P337]))));[.O33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LEGACY.CHIDIST([.C338];[.D338])" office:value-type="float" office:value="0">
            <text:p>Err:502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-1">
            <text:p>-1</text:p>
          </table:table-cell>
          <table:table-cell table:style-name="ce10" table:number-columns-repeated="5"/>
          <table:table-cell table:style-name="ce16" office:value-type="float" office:value="2">
            <text:p>2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5"/>
          <table:table-cell table:style-name="ce5"/>
          <table:table-cell table:formula="of:=IF(ISBLANK([.M338]);[.A338];[.M338])" office:value-type="string" office:string-value="Err:502">
            <text:p>Err:502</text:p>
          </table:table-cell>
          <table:table-cell table:formula="of:=IF(ISBLANK([.O338]);IF(ISERROR([.B338]);&quot;Err:&quot;&amp;ORG.OPENOFFICE.ERRORTYPE([.B338])=[.M338];OR([.P338]=[.B338];IF(AND(ISNUMBER([.P338]);ISNUMBER([.B338]));OR(AND([.P338]=0;ABS([.B338])&lt;1E-307);&quot;&quot;&amp;[.B338]=&quot;&quot;&amp;[.P338]))));[.O33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0" table:number-columns-repeated="7"/>
          <table:table-cell table:style-name="ce16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table:formula="of:=LEGACY.FDIST([.C340];[.D340];[.E340])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office:value-type="string">
            <text:p>FDIST</text:p>
          </table:table-cell>
          <table:table-cell table:style-name="ce5" office:value-type="string">
            <text:p>FDIST</text:p>
          </table:table-cell>
          <table:table-cell table:style-name="ce18"/>
          <table:table-cell table:style-name="ce5"/>
          <table:table-cell table:style-name="ce5"/>
          <table:table-cell table:formula="of:=IF(ISBLANK([.M340]);[.A340];[.M340])" office:value-type="float" office:value="1">
            <text:p>1</text:p>
          </table:table-cell>
          <table:table-cell table:formula="of:=IF(ISBLANK([.O340]);IF(ISERROR([.B340]);&quot;Err:&quot;&amp;ORG.OPENOFFICE.ERRORTYPE([.B340])=[.M340];OR([.P340]=[.B340];IF(AND(ISNUMBER([.P340]);ISNUMBER([.B340]));OR(AND([.P340]=0;ABS([.B340])&lt;1E-307);&quot;&quot;&amp;[.B340]=&quot;&quot;&amp;[.P340]))));[.O34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table:formula="of:=LEGACY.FDIST([.C341];[.D341];[.E341])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341]);[.A341];[.M341])" office:value-type="float" office:value="1">
            <text:p>1</text:p>
          </table:table-cell>
          <table:table-cell table:formula="of:=IF(ISBLANK([.O341]);IF(ISERROR([.B341]);&quot;Err:&quot;&amp;ORG.OPENOFFICE.ERRORTYPE([.B341])=[.M341];OR([.P341]=[.B341];IF(AND(ISNUMBER([.P341]);ISNUMBER([.B341]));OR(AND([.P341]=0;ABS([.B341])&lt;1E-307);&quot;&quot;&amp;[.B341]=&quot;&quot;&amp;[.P341]))));[.O34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table:formula="of:=LEGACY.FDIST([.C342];[.D342];[.E342])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342]);[.A342];[.M342])" office:value-type="float" office:value="1">
            <text:p>1</text:p>
          </table:table-cell>
          <table:table-cell table:formula="of:=IF(ISBLANK([.O342]);IF(ISERROR([.B342]);&quot;Err:&quot;&amp;ORG.OPENOFFICE.ERRORTYPE([.B342])=[.M342];OR([.P342]=[.B342];IF(AND(ISNUMBER([.P342]);ISNUMBER([.B342]));OR(AND([.P342]=0;ABS([.B342])&lt;1E-307);&quot;&quot;&amp;[.B342]=&quot;&quot;&amp;[.P342]))));[.O34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805017770957863">
            <text:p>0.80502</text:p>
          </table:table-cell>
          <table:table-cell table:style-name="ce5" table:formula="of:=LEGACY.FDIST([.C343];[.D343];[.E343])" office:value-type="float" office:value="0.805017770957863">
            <text:p>0.80502</text:p>
          </table:table-cell>
          <table:table-cell table:style-name="ce10" office:value-type="float" office:value="0.1">
            <text:p>0.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343]);[.A343];[.M343])" office:value-type="float" office:value="0.805017770957863">
            <text:p>0.80502</text:p>
          </table:table-cell>
          <table:table-cell table:formula="of:=IF(ISBLANK([.O343]);IF(ISERROR([.B343]);&quot;Err:&quot;&amp;ORG.OPENOFFICE.ERRORTYPE([.B343])=[.M343];OR([.P343]=[.B343];IF(AND(ISNUMBER([.P343]);ISNUMBER([.B343]));OR(AND([.P343]=0;ABS([.B343])&lt;1E-307);&quot;&quot;&amp;[.B343]=&quot;&quot;&amp;[.P343]))));[.O343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781782109764007">
            <text:p>0.78178</text:p>
          </table:table-cell>
          <table:table-cell table:style-name="ce5" table:formula="of:=LEGACY.FDIST([.C344];[.D344];[.E344])" office:value-type="float" office:value="0.781782109764007">
            <text:p>0.78178</text:p>
          </table:table-cell>
          <table:table-cell table:style-name="ce10" office:value-type="float" office:value="0.1">
            <text:p>0.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 office:value-type="string">
            <office:annotation draw:style-name="gr1" draw:text-style-name="P1" svg:width="3.553cm" svg:height="2.031cm" svg:x="36.186cm" svg:y="160.176cm" draw:caption-point-x="4.035cm" draw:caption-point-y="1.002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5"/>
          <table:table-cell table:formula="of:=IF(ISBLANK([.M344]);[.A344];[.M344])" office:value-type="float" office:value="0.781782109764007">
            <text:p>0.78178</text:p>
          </table:table-cell>
          <table:table-cell table:formula="of:=IF(ISBLANK([.O344]);IF(ISERROR([.B344]);&quot;Err:&quot;&amp;ORG.OPENOFFICE.ERRORTYPE([.B344])=[.M344];OR([.P344]=[.B344];IF(AND(ISNUMBER([.P344]);ISNUMBER([.B344]));OR(AND([.P344]=0;ABS([.B344])&lt;1E-307);&quot;&quot;&amp;[.B344]=&quot;&quot;&amp;[.P344]))));[.O34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912870929175277">
            <text:p>0.91287</text:p>
          </table:table-cell>
          <table:table-cell table:style-name="ce5" table:formula="of:=LEGACY.FDIST([.C345];[.D345];[.E345])" office:value-type="float" office:value="0.912870929175277">
            <text:p>0.91287</text:p>
          </table:table-cell>
          <table:table-cell table:style-name="ce10" office:value-type="float" office:value="0.1">
            <text:p>0.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345]);[.A345];[.M345])" office:value-type="float" office:value="0.912870929175277">
            <text:p>0.91287</text:p>
          </table:table-cell>
          <table:table-cell table:formula="of:=IF(ISBLANK([.O345]);IF(ISERROR([.B345]);&quot;Err:&quot;&amp;ORG.OPENOFFICE.ERRORTYPE([.B345])=[.M345];OR([.P345]=[.B345];IF(AND(ISNUMBER([.P345]);ISNUMBER([.B345]));OR(AND([.P345]=0;ABS([.B345])&lt;1E-307);&quot;&quot;&amp;[.B345]=&quot;&quot;&amp;[.P345]))));[.O34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0634510348611071">
            <text:p>0.06345</text:p>
          </table:table-cell>
          <table:table-cell table:style-name="ce5" table:formula="of:=LEGACY.FDIST([.C346];[.D346];[.E346])" office:value-type="float" office:value="0.0634510348611071">
            <text:p>0.06345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 office:value-type="string">
            <office:annotation draw:style-name="gr1" draw:text-style-name="P1" svg:width="3.553cm" svg:height="2.031cm" svg:x="36.186cm" svg:y="161.118cm" draw:caption-point-x="4.035cm" draw:caption-point-y="1.002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 table:style-name="ce5"/>
          <table:table-cell table:formula="of:=IF(ISBLANK([.M346]);[.A346];[.M346])" office:value-type="float" office:value="0.0634510348611071">
            <text:p>0.06345</text:p>
          </table:table-cell>
          <table:table-cell table:formula="of:=IF(ISBLANK([.O346]);IF(ISERROR([.B346]);&quot;Err:&quot;&amp;ORG.OPENOFFICE.ERRORTYPE([.B346])=[.M346];OR([.P346]=[.B346];IF(AND(ISNUMBER([.P346]);ISNUMBER([.B346]));OR(AND([.P346]=0;ABS([.B346])&lt;1E-307);&quot;&quot;&amp;[.B346]=&quot;&quot;&amp;[.P346]))));[.O34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00985245702332569">
            <text:p>0.00985</text:p>
          </table:table-cell>
          <table:table-cell table:style-name="ce5" table:formula="of:=LEGACY.FDIST([.C347];[.D347];[.E347])" office:value-type="float" office:value="0.00985245702332569">
            <text:p>0.00985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347]);[.A347];[.M347])" office:value-type="float" office:value="0.00985245702332569">
            <text:p>0.00985</text:p>
          </table:table-cell>
          <table:table-cell table:formula="of:=IF(ISBLANK([.O347]);IF(ISERROR([.B347]);&quot;Err:&quot;&amp;ORG.OPENOFFICE.ERRORTYPE([.B347])=[.M347];OR([.P347]=[.B347];IF(AND(ISNUMBER([.P347]);ISNUMBER([.B347]));OR(AND([.P347]=0;ABS([.B347])&lt;1E-307);&quot;&quot;&amp;[.B347]=&quot;&quot;&amp;[.P347]))));[.O34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0705345615858598">
            <text:p>0.07053</text:p>
          </table:table-cell>
          <table:table-cell table:style-name="ce5" table:formula="of:=LEGACY.FDIST([.C348];[.D348];[.E348])" office:value-type="float" office:value="0.0705345615858598">
            <text:p>0.07053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 office:value-type="string">
            <office:annotation draw:style-name="gr1" draw:text-style-name="P1" svg:width="3.553cm" svg:height="2.032cm" svg:x="36.186cm" svg:y="162.059cm" draw:caption-point-x="4.035cm" draw:caption-point-y="1.003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5"/>
          <table:table-cell table:formula="of:=IF(ISBLANK([.M348]);[.A348];[.M348])" office:value-type="float" office:value="0.0705345615858598">
            <text:p>0.07053</text:p>
          </table:table-cell>
          <table:table-cell table:formula="of:=IF(ISBLANK([.O348]);IF(ISERROR([.B348]);&quot;Err:&quot;&amp;ORG.OPENOFFICE.ERRORTYPE([.B348])=[.M348];OR([.P348]=[.B348];IF(AND(ISNUMBER([.P348]);ISNUMBER([.B348]));OR(AND([.P348]=0;ABS([.B348])&lt;1E-307);&quot;&quot;&amp;[.B348]=&quot;&quot;&amp;[.P348]))));[.O34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0099009900990099">
            <text:p>0.00990</text:p>
          </table:table-cell>
          <table:table-cell table:style-name="ce5" table:formula="of:=LEGACY.FDIST([.C349];[.D349];[.E349])" office:value-type="float" office:value="0.0099009900990099">
            <text:p>0.00990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349]);[.A349];[.M349])" office:value-type="float" office:value="0.0099009900990099">
            <text:p>0.00990</text:p>
          </table:table-cell>
          <table:table-cell table:formula="of:=IF(ISBLANK([.O349]);IF(ISERROR([.B349]);&quot;Err:&quot;&amp;ORG.OPENOFFICE.ERRORTYPE([.B349])=[.M349];OR([.P349]=[.B349];IF(AND(ISNUMBER([.P349]);ISNUMBER([.B349]));OR(AND([.P349]=0;ABS([.B349])&lt;1E-307);&quot;&quot;&amp;[.B349]=&quot;&quot;&amp;[.P349]))));[.O34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0294440897683455">
            <text:p>0.02944</text:p>
          </table:table-cell>
          <table:table-cell table:style-name="ce5" table:formula="of:=LEGACY.FDIST([.C350];[.D350];[.E350])" office:value-type="float" office:value="0.0294440897683455">
            <text:p>0.02944</text:p>
          </table:table-cell>
          <table:table-cell table:style-name="ce10" office:value-type="float" office:value="5.5">
            <text:p>5.5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0">
            <text:p>20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350]);[.A350];[.M350])" office:value-type="float" office:value="0.0294440897683455">
            <text:p>0.02944</text:p>
          </table:table-cell>
          <table:table-cell table:formula="of:=IF(ISBLANK([.O350]);IF(ISERROR([.B350]);&quot;Err:&quot;&amp;ORG.OPENOFFICE.ERRORTYPE([.B350])=[.M350];OR([.P350]=[.B350];IF(AND(ISNUMBER([.P350]);ISNUMBER([.B350]));OR(AND([.P350]=0;ABS([.B350])&lt;1E-307);&quot;&quot;&amp;[.B350]=&quot;&quot;&amp;[.P350]))));[.O35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325630298052588">
            <text:p>0.32563</text:p>
          </table:table-cell>
          <table:table-cell table:style-name="ce5" table:formula="of:=LEGACY.FDIST([.C351];[.D351];[.E351])" office:value-type="float" office:value="0.325630298052588">
            <text:p>0.32563</text:p>
          </table:table-cell>
          <table:table-cell table:style-name="ce10" office:value-type="float" office:value="5.5">
            <text:p>5.5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 office:value-type="string">
            <office:annotation draw:style-name="gr1" draw:text-style-name="P1" svg:width="3.553cm" svg:height="2.032cm" svg:x="36.186cm" svg:y="163.472cm" draw:caption-point-x="4.035cm" draw:caption-point-y="1.003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style-name="ce5"/>
          <table:table-cell table:formula="of:=IF(ISBLANK([.M351]);[.A351];[.M351])" office:value-type="float" office:value="0.325630298052588">
            <text:p>0.32563</text:p>
          </table:table-cell>
          <table:table-cell table:formula="of:=IF(ISBLANK([.O351]);IF(ISERROR([.B351]);&quot;Err:&quot;&amp;ORG.OPENOFFICE.ERRORTYPE([.B351])=[.M351];OR([.P351]=[.B351];IF(AND(ISNUMBER([.P351]);ISNUMBER([.B351]));OR(AND([.P351]=0;ABS([.B351])&lt;1E-307);&quot;&quot;&amp;[.B351]=&quot;&quot;&amp;[.P351]))));[.O35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000178313132290071">
            <text:p>0.00018</text:p>
          </table:table-cell>
          <table:table-cell table:style-name="ce5" table:formula="of:=LEGACY.FDIST([.C352];[.D352];[.E352])" office:value-type="float" office:value="0.000178313132290071">
            <text:p>0.00018</text:p>
          </table:table-cell>
          <table:table-cell table:style-name="ce10" office:value-type="float" office:value="5.5">
            <text:p>5.5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20">
            <text:p>20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352]);[.A352];[.M352])" office:value-type="float" office:value="0.000178313132290071">
            <text:p>0.00018</text:p>
          </table:table-cell>
          <table:table-cell table:formula="of:=IF(ISBLANK([.O352]);IF(ISERROR([.B352]);&quot;Err:&quot;&amp;ORG.OPENOFFICE.ERRORTYPE([.B352])=[.M352];OR([.P352]=[.B352];IF(AND(ISNUMBER([.P352]);ISNUMBER([.B352]));OR(AND([.P352]=0;ABS([.B352])&lt;1E-307);&quot;&quot;&amp;[.B352]=&quot;&quot;&amp;[.P352]))));[.O35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00423459019485585">
            <text:p>0.00423</text:p>
          </table:table-cell>
          <table:table-cell table:style-name="ce5" table:formula="of:=LEGACY.FDIST([.C353];[.D353];[.E353])" office:value-type="float" office:value="0.00423459019485585">
            <text:p>0.00423</text:p>
          </table:table-cell>
          <table:table-cell table:style-name="ce10" office:value-type="float" office:value="5.5">
            <text:p>5.5</text:p>
          </table:table-cell>
          <table:table-cell table:style-name="ce10" office:value-type="float" office:value="20.9">
            <text:p>20.9</text:p>
          </table:table-cell>
          <table:table-cell table:style-name="ce10" office:value-type="float" office:value="10.9">
            <text:p>10.9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353]);[.A353];[.M353])" office:value-type="float" office:value="0.00423459019485585">
            <text:p>0.00423</text:p>
          </table:table-cell>
          <table:table-cell table:formula="of:=IF(ISBLANK([.O353]);IF(ISERROR([.B353]);&quot;Err:&quot;&amp;ORG.OPENOFFICE.ERRORTYPE([.B353])=[.M353];OR([.P353]=[.B353];IF(AND(ISNUMBER([.P353]);ISNUMBER([.B353]));OR(AND([.P353]=0;ABS([.B353])&lt;1E-307);&quot;&quot;&amp;[.B353]=&quot;&quot;&amp;[.P353]))));[.O353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LEGACY.FDIST([.C354];[.D354];[.E354])" office:value-type="float" office:value="0">
            <text:p>Err:502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5"/>
          <table:table-cell table:style-name="ce5"/>
          <table:table-cell table:formula="of:=IF(ISBLANK([.M354]);[.A354];[.M354])" office:value-type="string" office:string-value="Err:502">
            <text:p>Err:502</text:p>
          </table:table-cell>
          <table:table-cell table:formula="of:=IF(ISBLANK([.O354]);IF(ISERROR([.B354]);&quot;Err:&quot;&amp;ORG.OPENOFFICE.ERRORTYPE([.B354])=[.M354];OR([.P354]=[.B354];IF(AND(ISNUMBER([.P354]);ISNUMBER([.B354]));OR(AND([.P354]=0;ABS([.B354])&lt;1E-307);&quot;&quot;&amp;[.B354]=&quot;&quot;&amp;[.P354]))));[.O35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LEGACY.FDIST([.C355];[.D355];[.E355])" office:value-type="float" office:value="0">
            <text:p>Err:50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5"/>
          <table:table-cell table:style-name="ce5"/>
          <table:table-cell table:formula="of:=IF(ISBLANK([.M355]);[.A355];[.M355])" office:value-type="string" office:string-value="Err:502">
            <text:p>Err:502</text:p>
          </table:table-cell>
          <table:table-cell table:formula="of:=IF(ISBLANK([.O355]);IF(ISERROR([.B355]);&quot;Err:&quot;&amp;ORG.OPENOFFICE.ERRORTYPE([.B355])=[.M355];OR([.P355]=[.B355];IF(AND(ISNUMBER([.P355]);ISNUMBER([.B355]));OR(AND([.P355]=0;ABS([.B355])&lt;1E-307);&quot;&quot;&amp;[.B355]=&quot;&quot;&amp;[.P355]))));[.O35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LEGACY.FDIST([.C356];[.D356];[.E356])" office:value-type="float" office:value="0">
            <text:p>Err:50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5"/>
          <table:table-cell table:style-name="ce5"/>
          <table:table-cell table:formula="of:=IF(ISBLANK([.M356]);[.A356];[.M356])" office:value-type="string" office:string-value="Err:502">
            <text:p>Err:502</text:p>
          </table:table-cell>
          <table:table-cell table:formula="of:=IF(ISBLANK([.O356]);IF(ISERROR([.B356]);&quot;Err:&quot;&amp;ORG.OPENOFFICE.ERRORTYPE([.B356])=[.M356];OR([.P356]=[.B356];IF(AND(ISNUMBER([.P356]);ISNUMBER([.B356]));OR(AND([.P356]=0;ABS([.B356])&lt;1E-307);&quot;&quot;&amp;[.B356]=&quot;&quot;&amp;[.P356]))));[.O35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0" table:number-columns-repeated="7"/>
          <table:table-cell table:style-name="ce16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5" table:formula="of:=GAMMADIST([.C358];[.D358];[.E358];[.F358])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.5">
            <text:p>1.5</text:p>
          </table:table-cell>
          <table:table-cell table:style-name="ce10" office:value-type="float" office:value="0.5">
            <text:p>0.5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office:value-type="string">
            <text:p>GAMMADIST</text:p>
          </table:table-cell>
          <table:table-cell table:style-name="ce5" office:value-type="string">
            <text:p>GAMMADIST</text:p>
          </table:table-cell>
          <table:table-cell table:style-name="ce18"/>
          <table:table-cell table:style-name="ce5"/>
          <table:table-cell table:style-name="ce5"/>
          <table:table-cell table:formula="of:=IF(ISBLANK([.M358]);[.A358];[.M358])" office:value-type="float" office:value="0">
            <text:p>0</text:p>
          </table:table-cell>
          <table:table-cell table:formula="of:=IF(ISBLANK([.O358]);IF(ISERROR([.B358]);&quot;Err:&quot;&amp;ORG.OPENOFFICE.ERRORTYPE([.B358])=[.M358];OR([.P358]=[.B358];IF(AND(ISNUMBER([.P358]);ISNUMBER([.B358]));OR(AND([.P358]=0;ABS([.B358])&lt;1E-307);&quot;&quot;&amp;[.B358]=&quot;&quot;&amp;[.P358]))));[.O35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506365377288272">
            <text:p>0.50637</text:p>
          </table:table-cell>
          <table:table-cell table:style-name="ce5" table:formula="of:=GAMMADIST([.C359];[.D359];[.E359];[.F359])" office:value-type="float" office:value="0.506365377288272">
            <text:p>0.50637</text:p>
          </table:table-cell>
          <table:table-cell table:style-name="ce10" office:value-type="float" office:value="0.6">
            <text:p>0.6</text:p>
          </table:table-cell>
          <table:table-cell table:style-name="ce10" office:value-type="float" office:value="1.5">
            <text:p>1.5</text:p>
          </table:table-cell>
          <table:table-cell table:style-name="ce10" office:value-type="float" office:value="0.5">
            <text:p>0.5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359]);[.A359];[.M359])" office:value-type="float" office:value="0.506365377288272">
            <text:p>0.50637</text:p>
          </table:table-cell>
          <table:table-cell table:formula="of:=IF(ISBLANK([.O359]);IF(ISERROR([.B359]);&quot;Err:&quot;&amp;ORG.OPENOFFICE.ERRORTYPE([.B359])=[.M359];OR([.P359]=[.B359];IF(AND(ISNUMBER([.P359]);ISNUMBER([.B359]));OR(AND([.P359]=0;ABS([.B359])&lt;1E-307);&quot;&quot;&amp;[.B359]=&quot;&quot;&amp;[.P359]))));[.O35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600924803451763">
            <text:p>0.60092</text:p>
          </table:table-cell>
          <table:table-cell table:style-name="ce5" table:formula="of:=GAMMADIST([.C360];[.D360];[.E360];[.F360])" office:value-type="float" office:value="0.600924803451763">
            <text:p>0.60092</text:p>
          </table:table-cell>
          <table:table-cell table:style-name="ce10" office:value-type="float" office:value="1.6">
            <text:p>1.6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4.5">
            <text:p>4.5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360]);[.A360];[.M360])" office:value-type="float" office:value="0.600924803451763">
            <text:p>0.60092</text:p>
          </table:table-cell>
          <table:table-cell table:formula="of:=IF(ISBLANK([.O360]);IF(ISERROR([.B360]);&quot;Err:&quot;&amp;ORG.OPENOFFICE.ERRORTYPE([.B360])=[.M360];OR([.P360]=[.B360];IF(AND(ISNUMBER([.P360]);ISNUMBER([.B360]));OR(AND([.P360]=0;ABS([.B360])&lt;1E-307);&quot;&quot;&amp;[.B360]=&quot;&quot;&amp;[.P360]))));[.O36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926361729879698">
            <text:p>0.92636</text:p>
          </table:table-cell>
          <table:table-cell table:style-name="ce5" table:formula="of:=GAMMADIST([.C361];[.D361];[.E361];[.F361])" office:value-type="float" office:value="0.926361729879698">
            <text:p>0.92636</text:p>
          </table:table-cell>
          <table:table-cell table:style-name="ce10" office:value-type="float" office:value="1.6">
            <text:p>1.6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1">
            <text:p>1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18"/>
          <table:table-cell table:style-name="ce5" office:value-type="string">
            <office:annotation draw:style-name="gr1" draw:text-style-name="P1" svg:width="3.553cm" svg:height="2.031cm" svg:x="36.186cm" svg:y="168.136cm" draw:caption-point-x="4.035cm" draw:caption-point-y="1.028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</text:p>
          </table:table-cell>
          <table:table-cell table:style-name="ce5"/>
          <table:table-cell table:formula="of:=IF(ISBLANK([.M361]);[.A361];[.M361])" office:value-type="float" office:value="0.926361729879698">
            <text:p>0.92636</text:p>
          </table:table-cell>
          <table:table-cell table:formula="of:=IF(ISBLANK([.O361]);IF(ISERROR([.B361]);&quot;Err:&quot;&amp;ORG.OPENOFFICE.ERRORTYPE([.B361])=[.M361];OR([.P361]=[.B361];IF(AND(ISNUMBER([.P361]);ISNUMBER([.B361]));OR(AND([.P361]=0;ABS([.B361])&lt;1E-307);&quot;&quot;&amp;[.B361]=&quot;&quot;&amp;[.P361]))));[.O36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5" table:formula="of:=GAMMADIST([.C362];[.D362];[.E362];[.F362])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.5">
            <text:p>1.5</text:p>
          </table:table-cell>
          <table:table-cell table:style-name="ce10" office:value-type="float" office:value="0.5">
            <text:p>0.5</text:p>
          </table:table-cell>
          <table:table-cell table:style-name="ce13" office:value-type="boolean" office:boolean-value="false">
            <text:p>FALSE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362]);[.A362];[.M362])" office:value-type="float" office:value="0">
            <text:p>0</text:p>
          </table:table-cell>
          <table:table-cell table:formula="of:=IF(ISBLANK([.O362]);IF(ISERROR([.B362]);&quot;Err:&quot;&amp;ORG.OPENOFFICE.ERRORTYPE([.B362])=[.M362];OR([.P362]=[.B362];IF(AND(ISNUMBER([.P362]);ISNUMBER([.B362]));OR(AND([.P362]=0;ABS([.B362])&lt;1E-307);&quot;&quot;&amp;[.B362]=&quot;&quot;&amp;[.P362]))));[.O36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744598744706492">
            <text:p>0.74460</text:p>
          </table:table-cell>
          <table:table-cell table:style-name="ce5" table:formula="of:=GAMMADIST([.C363];[.D363];[.E363];[.F363])" office:value-type="float" office:value="0.744598744706492">
            <text:p>0.74460</text:p>
          </table:table-cell>
          <table:table-cell table:style-name="ce10" office:value-type="float" office:value="0.6">
            <text:p>0.6</text:p>
          </table:table-cell>
          <table:table-cell table:style-name="ce10" office:value-type="float" office:value="1.5">
            <text:p>1.5</text:p>
          </table:table-cell>
          <table:table-cell table:style-name="ce10" office:value-type="float" office:value="0.5">
            <text:p>0.5</text:p>
          </table:table-cell>
          <table:table-cell table:style-name="ce13" office:value-type="boolean" office:boolean-value="false">
            <text:p>FALSE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363]);[.A363];[.M363])" office:value-type="float" office:value="0.744598744706492">
            <text:p>0.74460</text:p>
          </table:table-cell>
          <table:table-cell table:formula="of:=IF(ISBLANK([.O363]);IF(ISERROR([.B363]);&quot;Err:&quot;&amp;ORG.OPENOFFICE.ERRORTYPE([.B363])=[.M363];OR([.P363]=[.B363];IF(AND(ISNUMBER([.P363]);ISNUMBER([.B363]));OR(AND([.P363]=0;ABS([.B363])&lt;1E-307);&quot;&quot;&amp;[.B363]=&quot;&quot;&amp;[.P363]))));[.O363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147347577336478">
            <text:p>0.14735</text:p>
          </table:table-cell>
          <table:table-cell table:style-name="ce5" table:formula="of:=GAMMADIST([.C364];[.D364];[.E364];[.F364])" office:value-type="float" office:value="0.147347577336478">
            <text:p>0.14735</text:p>
          </table:table-cell>
          <table:table-cell table:style-name="ce10" office:value-type="float" office:value="1.6">
            <text:p>1.6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4.5">
            <text:p>4.5</text:p>
          </table:table-cell>
          <table:table-cell table:style-name="ce13" office:value-type="boolean" office:boolean-value="false">
            <text:p>FALSE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364]);[.A364];[.M364])" office:value-type="float" office:value="0.147347577336478">
            <text:p>0.14735</text:p>
          </table:table-cell>
          <table:table-cell table:formula="of:=IF(ISBLANK([.O364]);IF(ISERROR([.B364]);&quot;Err:&quot;&amp;ORG.OPENOFFICE.ERRORTYPE([.B364])=[.M364];OR([.P364]=[.B364];IF(AND(ISNUMBER([.P364]);ISNUMBER([.B364]));OR(AND([.P364]=0;ABS([.B364])&lt;1E-307);&quot;&quot;&amp;[.B364]=&quot;&quot;&amp;[.P364]))));[.O36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0900521116803841">
            <text:p>0.09005</text:p>
          </table:table-cell>
          <table:table-cell table:style-name="ce5" table:formula="of:=GAMMADIST([.C365];[.D365];[.E365];[.F365])" office:value-type="float" office:value="0.0900521116803841">
            <text:p>0.09005</text:p>
          </table:table-cell>
          <table:table-cell table:style-name="ce10" office:value-type="float" office:value="1.6">
            <text:p>1.6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1">
            <text:p>1</text:p>
          </table:table-cell>
          <table:table-cell table:style-name="ce13" office:value-type="boolean" office:boolean-value="false">
            <text:p>FALSE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365]);[.A365];[.M365])" office:value-type="float" office:value="0.0900521116803841">
            <text:p>0.09005</text:p>
          </table:table-cell>
          <table:table-cell table:formula="of:=IF(ISBLANK([.O365]);IF(ISERROR([.B365]);&quot;Err:&quot;&amp;ORG.OPENOFFICE.ERRORTYPE([.B365])=[.M365];OR([.P365]=[.B365];IF(AND(ISNUMBER([.P365]);ISNUMBER([.B365]));OR(AND([.P365]=0;ABS([.B365])&lt;1E-307);&quot;&quot;&amp;[.B365]=&quot;&quot;&amp;[.P365]))));[.O36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GAMMADIST([.C366];[.D366];[.E366];[.F366])" office:value-type="float" office:value="0">
            <text:p>0</text:p>
          </table:table-cell>
          <table:table-cell table:style-name="ce10" office:value-type="float" office:value="-0.1">
            <text:p>-0.1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0.5">
            <text:p>0.5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18" office:value-type="float" office:value="0">
            <text:p>0</text:p>
          </table:table-cell>
          <table:table-cell table:style-name="ce5" office:value-type="string">
            <office:annotation draw:style-name="gr1" draw:text-style-name="P1" svg:width="3.553cm" svg:height="2.031cm" svg:x="36.186cm" svg:y="170.491cm" draw:caption-point-x="4.035cm" draw:caption-point-y="1.027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</text:p>
          </table:table-cell>
          <table:table-cell table:style-name="ce5"/>
          <table:table-cell table:formula="of:=IF(ISBLANK([.M366]);[.A366];[.M366])" office:value-type="float" office:value="0">
            <text:p>0</text:p>
          </table:table-cell>
          <table:table-cell table:formula="of:=IF(ISBLANK([.O366]);IF(ISERROR([.B366]);&quot;Err:&quot;&amp;ORG.OPENOFFICE.ERRORTYPE([.B366])=[.M366];OR([.P366]=[.B366];IF(AND(ISNUMBER([.P366]);ISNUMBER([.B366]));OR(AND([.P366]=0;ABS([.B366])&lt;1E-307);&quot;&quot;&amp;[.B366]=&quot;&quot;&amp;[.P366]))));[.O36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GAMMADIST([.C367];[.D367];[.E367];[.F367])" office:value-type="float" office:value="0">
            <text:p>Err:502</text:p>
          </table:table-cell>
          <table:table-cell table:style-name="ce10" office:value-type="float" office:value="1.6">
            <text:p>1.6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.5">
            <text:p>0.5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5"/>
          <table:table-cell table:style-name="ce5"/>
          <table:table-cell table:formula="of:=IF(ISBLANK([.M367]);[.A367];[.M367])" office:value-type="string" office:string-value="Err:502">
            <text:p>Err:502</text:p>
          </table:table-cell>
          <table:table-cell table:formula="of:=IF(ISBLANK([.O367]);IF(ISERROR([.B367]);&quot;Err:&quot;&amp;ORG.OPENOFFICE.ERRORTYPE([.B367])=[.M367];OR([.P367]=[.B367];IF(AND(ISNUMBER([.P367]);ISNUMBER([.B367]));OR(AND([.P367]=0;ABS([.B367])&lt;1E-307);&quot;&quot;&amp;[.B367]=&quot;&quot;&amp;[.P367]))));[.O36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GAMMADIST([.C368];[.D368];[.E368];[.F368])" office:value-type="float" office:value="0">
            <text:p>Err:502</text:p>
          </table:table-cell>
          <table:table-cell table:style-name="ce10" office:value-type="float" office:value="1.6">
            <text:p>1.6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0.5">
            <text:p>0.5</text:p>
          </table:table-cell>
          <table:table-cell table:style-name="ce13" office:value-type="boolean" office:boolean-value="false">
            <text:p>FALSE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5"/>
          <table:table-cell table:style-name="ce5"/>
          <table:table-cell table:formula="of:=IF(ISBLANK([.M368]);[.A368];[.M368])" office:value-type="string" office:string-value="Err:502">
            <text:p>Err:502</text:p>
          </table:table-cell>
          <table:table-cell table:formula="of:=IF(ISBLANK([.O368]);IF(ISERROR([.B368]);&quot;Err:&quot;&amp;ORG.OPENOFFICE.ERRORTYPE([.B368])=[.M368];OR([.P368]=[.B368];IF(AND(ISNUMBER([.P368]);ISNUMBER([.B368]));OR(AND([.P368]=0;ABS([.B368])&lt;1E-307);&quot;&quot;&amp;[.B368]=&quot;&quot;&amp;[.P368]))));[.O36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GAMMADIST([.C369];[.D369];[.E369];[.F369])" office:value-type="float" office:value="0">
            <text:p>Err:502</text:p>
          </table:table-cell>
          <table:table-cell table:style-name="ce10" office:value-type="float" office:value="1.6">
            <text:p>1.6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0">
            <text:p>0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5"/>
          <table:table-cell table:style-name="ce5"/>
          <table:table-cell table:formula="of:=IF(ISBLANK([.M369]);[.A369];[.M369])" office:value-type="string" office:string-value="Err:502">
            <text:p>Err:502</text:p>
          </table:table-cell>
          <table:table-cell table:formula="of:=IF(ISBLANK([.O369]);IF(ISERROR([.B369]);&quot;Err:&quot;&amp;ORG.OPENOFFICE.ERRORTYPE([.B369])=[.M369];OR([.P369]=[.B369];IF(AND(ISNUMBER([.P369]);ISNUMBER([.B369]));OR(AND([.P369]=0;ABS([.B369])&lt;1E-307);&quot;&quot;&amp;[.B369]=&quot;&quot;&amp;[.P369]))));[.O36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GAMMADIST([.C370];[.D370];[.E370];[.F370])" office:value-type="float" office:value="0">
            <text:p>Err:502</text:p>
          </table:table-cell>
          <table:table-cell table:style-name="ce10" office:value-type="float" office:value="1.6">
            <text:p>1.6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-1">
            <text:p>-1</text:p>
          </table:table-cell>
          <table:table-cell table:style-name="ce13" office:value-type="boolean" office:boolean-value="false">
            <text:p>FALSE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5"/>
          <table:table-cell table:style-name="ce5"/>
          <table:table-cell table:formula="of:=IF(ISBLANK([.M370]);[.A370];[.M370])" office:value-type="string" office:string-value="Err:502">
            <text:p>Err:502</text:p>
          </table:table-cell>
          <table:table-cell table:formula="of:=IF(ISBLANK([.O370]);IF(ISERROR([.B370]);&quot;Err:&quot;&amp;ORG.OPENOFFICE.ERRORTYPE([.B370])=[.M370];OR([.P370]=[.B370];IF(AND(ISNUMBER([.P370]);ISNUMBER([.B370]));OR(AND([.P370]=0;ABS([.B370])&lt;1E-307);&quot;&quot;&amp;[.B370]=&quot;&quot;&amp;[.P370]))));[.O37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0" table:number-columns-repeated="7"/>
          <table:table-cell table:style-name="ce16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table:formula="of:=POISSON([.C372];[.D372];[.E372])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office:value-type="string">
            <text:p>POISSON</text:p>
          </table:table-cell>
          <table:table-cell table:style-name="ce5" office:value-type="string">
            <text:p>POISSON</text:p>
          </table:table-cell>
          <table:table-cell table:style-name="ce18"/>
          <table:table-cell table:style-name="ce5"/>
          <table:table-cell table:style-name="ce5"/>
          <table:table-cell table:formula="of:=IF(ISBLANK([.M372]);[.A372];[.M372])" office:value-type="float" office:value="1">
            <text:p>1</text:p>
          </table:table-cell>
          <table:table-cell table:formula="of:=IF(ISBLANK([.O372]);IF(ISERROR([.B372]);&quot;Err:&quot;&amp;ORG.OPENOFFICE.ERRORTYPE([.B372])=[.M372];OR([.P372]=[.B372];IF(AND(ISNUMBER([.P372]);ISNUMBER([.B372]));OR(AND([.P372]=0;ABS([.B372])&lt;1E-307);&quot;&quot;&amp;[.B372]=&quot;&quot;&amp;[.P372]))));[.O37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table:formula="of:=POISSON([.C373];[.D373];[.E373])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373]);[.A373];[.M373])" office:value-type="float" office:value="1">
            <text:p>1</text:p>
          </table:table-cell>
          <table:table-cell table:formula="of:=IF(ISBLANK([.O373]);IF(ISERROR([.B373]);&quot;Err:&quot;&amp;ORG.OPENOFFICE.ERRORTYPE([.B373])=[.M373];OR([.P373]=[.B373];IF(AND(ISNUMBER([.P373]);ISNUMBER([.B373]));OR(AND([.P373]=0;ABS([.B373])&lt;1E-307);&quot;&quot;&amp;[.B373]=&quot;&quot;&amp;[.P373]))));[.O373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table:formula="of:=POISSON([.C374];[.D374];[.E374])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374]);[.A374];[.M374])" office:value-type="float" office:value="1">
            <text:p>1</text:p>
          </table:table-cell>
          <table:table-cell table:formula="of:=IF(ISBLANK([.O374]);IF(ISERROR([.B374]);&quot;Err:&quot;&amp;ORG.OPENOFFICE.ERRORTYPE([.B374])=[.M374];OR([.P374]=[.B374];IF(AND(ISNUMBER([.P374]);ISNUMBER([.B374]));OR(AND([.P374]=0;ABS([.B374])&lt;1E-307);&quot;&quot;&amp;[.B374]=&quot;&quot;&amp;[.P374]))));[.O37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table:formula="of:=POISSON([.C375];[.D375];[.E375])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375]);[.A375];[.M375])" office:value-type="float" office:value="1">
            <text:p>1</text:p>
          </table:table-cell>
          <table:table-cell table:formula="of:=IF(ISBLANK([.O375]);IF(ISERROR([.B375]);&quot;Err:&quot;&amp;ORG.OPENOFFICE.ERRORTYPE([.B375])=[.M375];OR([.P375]=[.B375];IF(AND(ISNUMBER([.P375]);ISNUMBER([.B375]));OR(AND([.P375]=0;ABS([.B375])&lt;1E-307);&quot;&quot;&amp;[.B375]=&quot;&quot;&amp;[.P375]))));[.O37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367879441171442">
            <text:p>0.36788</text:p>
          </table:table-cell>
          <table:table-cell table:style-name="ce5" table:formula="of:=POISSON([.C376];[.D376];[.E376])" office:value-type="float" office:value="0.367879441171442">
            <text:p>0.36788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376]);[.A376];[.M376])" office:value-type="float" office:value="0.367879441171442">
            <text:p>0.36788</text:p>
          </table:table-cell>
          <table:table-cell table:formula="of:=IF(ISBLANK([.O376]);IF(ISERROR([.B376]);&quot;Err:&quot;&amp;ORG.OPENOFFICE.ERRORTYPE([.B376])=[.M376];OR([.P376]=[.B376];IF(AND(ISNUMBER([.P376]);ISNUMBER([.B376]));OR(AND([.P376]=0;ABS([.B376])&lt;1E-307);&quot;&quot;&amp;[.B376]=&quot;&quot;&amp;[.P376]))));[.O37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735758882342885">
            <text:p>0.73576</text:p>
          </table:table-cell>
          <table:table-cell table:style-name="ce5" table:formula="of:=POISSON([.C377];[.D377];[.E377])" office:value-type="float" office:value="0.735758882342885">
            <text:p>0.73576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377]);[.A377];[.M377])" office:value-type="float" office:value="0.735758882342885">
            <text:p>0.73576</text:p>
          </table:table-cell>
          <table:table-cell table:formula="of:=IF(ISBLANK([.O377]);IF(ISERROR([.B377]);&quot;Err:&quot;&amp;ORG.OPENOFFICE.ERRORTYPE([.B377])=[.M377];OR([.P377]=[.B377];IF(AND(ISNUMBER([.P377]);ISNUMBER([.B377]));OR(AND([.P377]=0;ABS([.B377])&lt;1E-307);&quot;&quot;&amp;[.B377]=&quot;&quot;&amp;[.P377]))));[.O37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919698602928606">
            <text:p>0.91970</text:p>
          </table:table-cell>
          <table:table-cell table:style-name="ce5" table:formula="of:=POISSON([.C378];[.D378];[.E378])" office:value-type="float" office:value="0.919698602928606">
            <text:p>0.9197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378]);[.A378];[.M378])" office:value-type="float" office:value="0.919698602928606">
            <text:p>0.91970</text:p>
          </table:table-cell>
          <table:table-cell table:formula="of:=IF(ISBLANK([.O378]);IF(ISERROR([.B378]);&quot;Err:&quot;&amp;ORG.OPENOFFICE.ERRORTYPE([.B378])=[.M378];OR([.P378]=[.B378];IF(AND(ISNUMBER([.P378]);ISNUMBER([.B378]));OR(AND([.P378]=0;ABS([.B378])&lt;1E-307);&quot;&quot;&amp;[.B378]=&quot;&quot;&amp;[.P378]))));[.O37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981011843123846">
            <text:p>0.98101</text:p>
          </table:table-cell>
          <table:table-cell table:style-name="ce5" table:formula="of:=POISSON([.C379];[.D379];[.E379])" office:value-type="float" office:value="0.981011843123846">
            <text:p>0.9810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379]);[.A379];[.M379])" office:value-type="float" office:value="0.981011843123846">
            <text:p>0.98101</text:p>
          </table:table-cell>
          <table:table-cell table:formula="of:=IF(ISBLANK([.O379]);IF(ISERROR([.B379]);&quot;Err:&quot;&amp;ORG.OPENOFFICE.ERRORTYPE([.B379])=[.M379];OR([.P379]=[.B379];IF(AND(ISNUMBER([.P379]);ISNUMBER([.B379]));OR(AND([.P379]=0;ABS([.B379])&lt;1E-307);&quot;&quot;&amp;[.B379]=&quot;&quot;&amp;[.P379]))));[.O37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135335283236613">
            <text:p>0.13534</text:p>
          </table:table-cell>
          <table:table-cell table:style-name="ce5" table:formula="of:=POISSON([.C380];[.D380];[.E380])" office:value-type="float" office:value="0.135335283236613">
            <text:p>0.13534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380]);[.A380];[.M380])" office:value-type="float" office:value="0.135335283236613">
            <text:p>0.13534</text:p>
          </table:table-cell>
          <table:table-cell table:formula="of:=IF(ISBLANK([.O380]);IF(ISERROR([.B380]);&quot;Err:&quot;&amp;ORG.OPENOFFICE.ERRORTYPE([.B380])=[.M380];OR([.P380]=[.B380];IF(AND(ISNUMBER([.P380]);ISNUMBER([.B380]));OR(AND([.P380]=0;ABS([.B380])&lt;1E-307);&quot;&quot;&amp;[.B380]=&quot;&quot;&amp;[.P380]))));[.O38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406005849709838">
            <text:p>0.40601</text:p>
          </table:table-cell>
          <table:table-cell table:style-name="ce5" table:formula="of:=POISSON([.C381];[.D381];[.E381])" office:value-type="float" office:value="0.406005849709838">
            <text:p>0.4060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381]);[.A381];[.M381])" office:value-type="float" office:value="0.406005849709838">
            <text:p>0.40601</text:p>
          </table:table-cell>
          <table:table-cell table:formula="of:=IF(ISBLANK([.O381]);IF(ISERROR([.B381]);&quot;Err:&quot;&amp;ORG.OPENOFFICE.ERRORTYPE([.B381])=[.M381];OR([.P381]=[.B381];IF(AND(ISNUMBER([.P381]);ISNUMBER([.B381]));OR(AND([.P381]=0;ABS([.B381])&lt;1E-307);&quot;&quot;&amp;[.B381]=&quot;&quot;&amp;[.P381]))));[.O38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676676416183063">
            <text:p>0.67668</text:p>
          </table:table-cell>
          <table:table-cell table:style-name="ce5" table:formula="of:=POISSON([.C382];[.D382];[.E382])" office:value-type="float" office:value="0.676676416183063">
            <text:p>0.67668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382]);[.A382];[.M382])" office:value-type="float" office:value="0.676676416183063">
            <text:p>0.67668</text:p>
          </table:table-cell>
          <table:table-cell table:formula="of:=IF(ISBLANK([.O382]);IF(ISERROR([.B382]);&quot;Err:&quot;&amp;ORG.OPENOFFICE.ERRORTYPE([.B382])=[.M382];OR([.P382]=[.B382];IF(AND(ISNUMBER([.P382]);ISNUMBER([.B382]));OR(AND([.P382]=0;ABS([.B382])&lt;1E-307);&quot;&quot;&amp;[.B382]=&quot;&quot;&amp;[.P382]))));[.O38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857123460498547">
            <text:p>0.85712</text:p>
          </table:table-cell>
          <table:table-cell table:style-name="ce5" table:formula="of:=POISSON([.C383];[.D383];[.E383])" office:value-type="float" office:value="0.857123460498547">
            <text:p>0.8571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383]);[.A383];[.M383])" office:value-type="float" office:value="0.857123460498547">
            <text:p>0.85712</text:p>
          </table:table-cell>
          <table:table-cell table:formula="of:=IF(ISBLANK([.O383]);IF(ISERROR([.B383]);&quot;Err:&quot;&amp;ORG.OPENOFFICE.ERRORTYPE([.B383])=[.M383];OR([.P383]=[.B383];IF(AND(ISNUMBER([.P383]);ISNUMBER([.B383]));OR(AND([.P383]=0;ABS([.B383])&lt;1E-307);&quot;&quot;&amp;[.B383]=&quot;&quot;&amp;[.P383]))));[.O383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0273237224472926">
            <text:p>0.02732</text:p>
          </table:table-cell>
          <table:table-cell table:style-name="ce5" table:formula="of:=POISSON([.C384];[.D384];[.E384])" office:value-type="float" office:value="0.0273237224472926">
            <text:p>0.0273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.6">
            <text:p>3.6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384]);[.A384];[.M384])" office:value-type="float" office:value="0.0273237224472926">
            <text:p>0.02732</text:p>
          </table:table-cell>
          <table:table-cell table:formula="of:=IF(ISBLANK([.O384]);IF(ISERROR([.B384]);&quot;Err:&quot;&amp;ORG.OPENOFFICE.ERRORTYPE([.B384])=[.M384];OR([.P384]=[.B384];IF(AND(ISNUMBER([.P384]);ISNUMBER([.B384]));OR(AND([.P384]=0;ABS([.B384])&lt;1E-307);&quot;&quot;&amp;[.B384]=&quot;&quot;&amp;[.P384]))));[.O38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125689123257546">
            <text:p>0.12569</text:p>
          </table:table-cell>
          <table:table-cell table:style-name="ce5" table:formula="of:=POISSON([.C385];[.D385];[.E385])" office:value-type="float" office:value="0.125689123257546">
            <text:p>0.12569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.6">
            <text:p>3.6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385]);[.A385];[.M385])" office:value-type="float" office:value="0.125689123257546">
            <text:p>0.12569</text:p>
          </table:table-cell>
          <table:table-cell table:formula="of:=IF(ISBLANK([.O385]);IF(ISERROR([.B385]);&quot;Err:&quot;&amp;ORG.OPENOFFICE.ERRORTYPE([.B385])=[.M385];OR([.P385]=[.B385];IF(AND(ISNUMBER([.P385]);ISNUMBER([.B385]));OR(AND([.P385]=0;ABS([.B385])&lt;1E-307);&quot;&quot;&amp;[.B385]=&quot;&quot;&amp;[.P385]))));[.O38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302746844716002">
            <text:p>0.30275</text:p>
          </table:table-cell>
          <table:table-cell table:style-name="ce5" table:formula="of:=POISSON([.C386];[.D386];[.E386])" office:value-type="float" office:value="0.302746844716002">
            <text:p>0.30275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.6">
            <text:p>3.6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386]);[.A386];[.M386])" office:value-type="float" office:value="0.302746844716002">
            <text:p>0.30275</text:p>
          </table:table-cell>
          <table:table-cell table:formula="of:=IF(ISBLANK([.O386]);IF(ISERROR([.B386]);&quot;Err:&quot;&amp;ORG.OPENOFFICE.ERRORTYPE([.B386])=[.M386];OR([.P386]=[.B386];IF(AND(ISNUMBER([.P386]);ISNUMBER([.B386]));OR(AND([.P386]=0;ABS([.B386])&lt;1E-307);&quot;&quot;&amp;[.B386]=&quot;&quot;&amp;[.P386]))));[.O38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515216110466149">
            <text:p>0.51522</text:p>
          </table:table-cell>
          <table:table-cell table:style-name="ce5" table:formula="of:=POISSON([.C387];[.D387];[.E387])" office:value-type="float" office:value="0.515216110466149">
            <text:p>0.5152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.6">
            <text:p>3.6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387]);[.A387];[.M387])" office:value-type="float" office:value="0.515216110466149">
            <text:p>0.51522</text:p>
          </table:table-cell>
          <table:table-cell table:formula="of:=IF(ISBLANK([.O387]);IF(ISERROR([.B387]);&quot;Err:&quot;&amp;ORG.OPENOFFICE.ERRORTYPE([.B387])=[.M387];OR([.P387]=[.B387];IF(AND(ISNUMBER([.P387]);ISNUMBER([.B387]));OR(AND([.P387]=0;ABS([.B387])&lt;1E-307);&quot;&quot;&amp;[.B387]=&quot;&quot;&amp;[.P387]))));[.O38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515216110466149">
            <text:p>0.51522</text:p>
          </table:table-cell>
          <table:table-cell table:style-name="ce5" table:formula="of:=POISSON([.C388];[.D388];[.E388])" office:value-type="float" office:value="0.515216110466149">
            <text:p>0.51522</text:p>
          </table:table-cell>
          <table:table-cell table:style-name="ce10" office:value-type="float" office:value="3.9">
            <text:p>3.9</text:p>
          </table:table-cell>
          <table:table-cell table:style-name="ce10" office:value-type="float" office:value="3.6">
            <text:p>3.6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388]);[.A388];[.M388])" office:value-type="float" office:value="0.515216110466149">
            <text:p>0.51522</text:p>
          </table:table-cell>
          <table:table-cell table:formula="of:=IF(ISBLANK([.O388]);IF(ISERROR([.B388]);&quot;Err:&quot;&amp;ORG.OPENOFFICE.ERRORTYPE([.B388])=[.M388];OR([.P388]=[.B388];IF(AND(ISNUMBER([.P388]);ISNUMBER([.B388]));OR(AND([.P388]=0;ABS([.B388])&lt;1E-307);&quot;&quot;&amp;[.B388]=&quot;&quot;&amp;[.P388]))));[.O38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table:formula="of:=POISSON([.C389];[.D389];[.E389])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3" office:value-type="boolean" office:boolean-value="false">
            <text:p>FALSE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 office:value-type="float" office:value="0">
            <text:p>0</text:p>
          </table:table-cell>
          <table:table-cell table:style-name="ce5"/>
          <table:table-cell table:style-name="ce5"/>
          <table:table-cell table:formula="of:=IF(ISBLANK([.M389]);[.A389];[.M389])" office:value-type="float" office:value="0">
            <text:p>0</text:p>
          </table:table-cell>
          <table:table-cell table:formula="of:=IF(ISBLANK([.O389]);IF(ISERROR([.B389]);&quot;Err:&quot;&amp;ORG.OPENOFFICE.ERRORTYPE([.B389])=[.M389];OR([.P389]=[.B389];IF(AND(ISNUMBER([.P389]);ISNUMBER([.B389]));OR(AND([.P389]=0;ABS([.B389])&lt;1E-307);&quot;&quot;&amp;[.B389]=&quot;&quot;&amp;[.P389]))));[.O38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5" table:formula="of:=POISSON([.C390];[.D390];[.E390])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3" office:value-type="boolean" office:boolean-value="false">
            <text:p>FALSE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390]);[.A390];[.M390])" office:value-type="float" office:value="0">
            <text:p>0</text:p>
          </table:table-cell>
          <table:table-cell table:formula="of:=IF(ISBLANK([.O390]);IF(ISERROR([.B390]);&quot;Err:&quot;&amp;ORG.OPENOFFICE.ERRORTYPE([.B390])=[.M390];OR([.P390]=[.B390];IF(AND(ISNUMBER([.P390]);ISNUMBER([.B390]));OR(AND([.P390]=0;ABS([.B390])&lt;1E-307);&quot;&quot;&amp;[.B390]=&quot;&quot;&amp;[.P390]))));[.O39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5" table:formula="of:=POISSON([.C391];[.D391];[.E391])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3" office:value-type="boolean" office:boolean-value="false">
            <text:p>FALSE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391]);[.A391];[.M391])" office:value-type="float" office:value="0">
            <text:p>0</text:p>
          </table:table-cell>
          <table:table-cell table:formula="of:=IF(ISBLANK([.O391]);IF(ISERROR([.B391]);&quot;Err:&quot;&amp;ORG.OPENOFFICE.ERRORTYPE([.B391])=[.M391];OR([.P391]=[.B391];IF(AND(ISNUMBER([.P391]);ISNUMBER([.B391]));OR(AND([.P391]=0;ABS([.B391])&lt;1E-307);&quot;&quot;&amp;[.B391]=&quot;&quot;&amp;[.P391]))));[.O39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5" table:formula="of:=POISSON([.C392];[.D392];[.E392])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3" office:value-type="boolean" office:boolean-value="false">
            <text:p>FALSE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392]);[.A392];[.M392])" office:value-type="float" office:value="0">
            <text:p>0</text:p>
          </table:table-cell>
          <table:table-cell table:formula="of:=IF(ISBLANK([.O392]);IF(ISERROR([.B392]);&quot;Err:&quot;&amp;ORG.OPENOFFICE.ERRORTYPE([.B392])=[.M392];OR([.P392]=[.B392];IF(AND(ISNUMBER([.P392]);ISNUMBER([.B392]));OR(AND([.P392]=0;ABS([.B392])&lt;1E-307);&quot;&quot;&amp;[.B392]=&quot;&quot;&amp;[.P392]))));[.O39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367879441171442">
            <text:p>0.36788</text:p>
          </table:table-cell>
          <table:table-cell table:style-name="ce5" table:formula="of:=POISSON([.C393];[.D393];[.E393])" office:value-type="float" office:value="0.367879441171442">
            <text:p>0.36788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3" office:value-type="boolean" office:boolean-value="false">
            <text:p>FALSE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393]);[.A393];[.M393])" office:value-type="float" office:value="0.367879441171442">
            <text:p>0.36788</text:p>
          </table:table-cell>
          <table:table-cell table:formula="of:=IF(ISBLANK([.O393]);IF(ISERROR([.B393]);&quot;Err:&quot;&amp;ORG.OPENOFFICE.ERRORTYPE([.B393])=[.M393];OR([.P393]=[.B393];IF(AND(ISNUMBER([.P393]);ISNUMBER([.B393]));OR(AND([.P393]=0;ABS([.B393])&lt;1E-307);&quot;&quot;&amp;[.B393]=&quot;&quot;&amp;[.P393]))));[.O393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367879441171442">
            <text:p>0.36788</text:p>
          </table:table-cell>
          <table:table-cell table:style-name="ce5" table:formula="of:=POISSON([.C394];[.D394];[.E394])" office:value-type="float" office:value="0.367879441171442">
            <text:p>0.36788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3" office:value-type="boolean" office:boolean-value="false">
            <text:p>FALSE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394]);[.A394];[.M394])" office:value-type="float" office:value="0.367879441171442">
            <text:p>0.36788</text:p>
          </table:table-cell>
          <table:table-cell table:formula="of:=IF(ISBLANK([.O394]);IF(ISERROR([.B394]);&quot;Err:&quot;&amp;ORG.OPENOFFICE.ERRORTYPE([.B394])=[.M394];OR([.P394]=[.B394];IF(AND(ISNUMBER([.P394]);ISNUMBER([.B394]));OR(AND([.P394]=0;ABS([.B394])&lt;1E-307);&quot;&quot;&amp;[.B394]=&quot;&quot;&amp;[.P394]))));[.O39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183939720585721">
            <text:p>0.18394</text:p>
          </table:table-cell>
          <table:table-cell table:style-name="ce5" table:formula="of:=POISSON([.C395];[.D395];[.E395])" office:value-type="float" office:value="0.183939720585721">
            <text:p>0.18394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3" office:value-type="boolean" office:boolean-value="false">
            <text:p>FALSE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395]);[.A395];[.M395])" office:value-type="float" office:value="0.183939720585721">
            <text:p>0.18394</text:p>
          </table:table-cell>
          <table:table-cell table:formula="of:=IF(ISBLANK([.O395]);IF(ISERROR([.B395]);&quot;Err:&quot;&amp;ORG.OPENOFFICE.ERRORTYPE([.B395])=[.M395];OR([.P395]=[.B395];IF(AND(ISNUMBER([.P395]);ISNUMBER([.B395]));OR(AND([.P395]=0;ABS([.B395])&lt;1E-307);&quot;&quot;&amp;[.B395]=&quot;&quot;&amp;[.P395]))));[.O39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0613132401952404">
            <text:p>0.06131</text:p>
          </table:table-cell>
          <table:table-cell table:style-name="ce5" table:formula="of:=POISSON([.C396];[.D396];[.E396])" office:value-type="float" office:value="0.0613132401952404">
            <text:p>0.0613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3" office:value-type="boolean" office:boolean-value="false">
            <text:p>FALSE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396]);[.A396];[.M396])" office:value-type="float" office:value="0.0613132401952404">
            <text:p>0.06131</text:p>
          </table:table-cell>
          <table:table-cell table:formula="of:=IF(ISBLANK([.O396]);IF(ISERROR([.B396]);&quot;Err:&quot;&amp;ORG.OPENOFFICE.ERRORTYPE([.B396])=[.M396];OR([.P396]=[.B396];IF(AND(ISNUMBER([.P396]);ISNUMBER([.B396]));OR(AND([.P396]=0;ABS([.B396])&lt;1E-307);&quot;&quot;&amp;[.B396]=&quot;&quot;&amp;[.P396]))));[.O39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135335283236613">
            <text:p>0.13534</text:p>
          </table:table-cell>
          <table:table-cell table:style-name="ce5" table:formula="of:=POISSON([.C397];[.D397];[.E397])" office:value-type="float" office:value="0.135335283236613">
            <text:p>0.13534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3" office:value-type="boolean" office:boolean-value="false">
            <text:p>FALSE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397]);[.A397];[.M397])" office:value-type="float" office:value="0.135335283236613">
            <text:p>0.13534</text:p>
          </table:table-cell>
          <table:table-cell table:formula="of:=IF(ISBLANK([.O397]);IF(ISERROR([.B397]);&quot;Err:&quot;&amp;ORG.OPENOFFICE.ERRORTYPE([.B397])=[.M397];OR([.P397]=[.B397];IF(AND(ISNUMBER([.P397]);ISNUMBER([.B397]));OR(AND([.P397]=0;ABS([.B397])&lt;1E-307);&quot;&quot;&amp;[.B397]=&quot;&quot;&amp;[.P397]))));[.O39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270670566473225">
            <text:p>0.27067</text:p>
          </table:table-cell>
          <table:table-cell table:style-name="ce5" table:formula="of:=POISSON([.C398];[.D398];[.E398])" office:value-type="float" office:value="0.270670566473225">
            <text:p>0.27067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3" office:value-type="boolean" office:boolean-value="false">
            <text:p>FALSE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398]);[.A398];[.M398])" office:value-type="float" office:value="0.270670566473225">
            <text:p>0.27067</text:p>
          </table:table-cell>
          <table:table-cell table:formula="of:=IF(ISBLANK([.O398]);IF(ISERROR([.B398]);&quot;Err:&quot;&amp;ORG.OPENOFFICE.ERRORTYPE([.B398])=[.M398];OR([.P398]=[.B398];IF(AND(ISNUMBER([.P398]);ISNUMBER([.B398]));OR(AND([.P398]=0;ABS([.B398])&lt;1E-307);&quot;&quot;&amp;[.B398]=&quot;&quot;&amp;[.P398]))));[.O39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270670566473225">
            <text:p>0.27067</text:p>
          </table:table-cell>
          <table:table-cell table:style-name="ce5" table:formula="of:=POISSON([.C399];[.D399];[.E399])" office:value-type="float" office:value="0.270670566473225">
            <text:p>0.27067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3" office:value-type="boolean" office:boolean-value="false">
            <text:p>FALSE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399]);[.A399];[.M399])" office:value-type="float" office:value="0.270670566473225">
            <text:p>0.27067</text:p>
          </table:table-cell>
          <table:table-cell table:formula="of:=IF(ISBLANK([.O399]);IF(ISERROR([.B399]);&quot;Err:&quot;&amp;ORG.OPENOFFICE.ERRORTYPE([.B399])=[.M399];OR([.P399]=[.B399];IF(AND(ISNUMBER([.P399]);ISNUMBER([.B399]));OR(AND([.P399]=0;ABS([.B399])&lt;1E-307);&quot;&quot;&amp;[.B399]=&quot;&quot;&amp;[.P399]))));[.O39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180447044315484">
            <text:p>0.18045</text:p>
          </table:table-cell>
          <table:table-cell table:style-name="ce5" table:formula="of:=POISSON([.C400];[.D400];[.E400])" office:value-type="float" office:value="0.180447044315484">
            <text:p>0.18045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3" office:value-type="boolean" office:boolean-value="false">
            <text:p>FALSE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400]);[.A400];[.M400])" office:value-type="float" office:value="0.180447044315484">
            <text:p>0.18045</text:p>
          </table:table-cell>
          <table:table-cell table:formula="of:=IF(ISBLANK([.O400]);IF(ISERROR([.B400]);&quot;Err:&quot;&amp;ORG.OPENOFFICE.ERRORTYPE([.B400])=[.M400];OR([.P400]=[.B400];IF(AND(ISNUMBER([.P400]);ISNUMBER([.B400]));OR(AND([.P400]=0;ABS([.B400])&lt;1E-307);&quot;&quot;&amp;[.B400]=&quot;&quot;&amp;[.P400]))));[.O40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0273237224472926">
            <text:p>0.02732</text:p>
          </table:table-cell>
          <table:table-cell table:style-name="ce5" table:formula="of:=POISSON([.C401];[.D401];[.E401])" office:value-type="float" office:value="0.0273237224472926">
            <text:p>0.0273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.6">
            <text:p>3.6</text:p>
          </table:table-cell>
          <table:table-cell table:style-name="ce13" office:value-type="boolean" office:boolean-value="false">
            <text:p>FALSE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401]);[.A401];[.M401])" office:value-type="float" office:value="0.0273237224472926">
            <text:p>0.02732</text:p>
          </table:table-cell>
          <table:table-cell table:formula="of:=IF(ISBLANK([.O401]);IF(ISERROR([.B401]);&quot;Err:&quot;&amp;ORG.OPENOFFICE.ERRORTYPE([.B401])=[.M401];OR([.P401]=[.B401];IF(AND(ISNUMBER([.P401]);ISNUMBER([.B401]));OR(AND([.P401]=0;ABS([.B401])&lt;1E-307);&quot;&quot;&amp;[.B401]=&quot;&quot;&amp;[.P401]))));[.O40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0983654008102532">
            <text:p>0.09837</text:p>
          </table:table-cell>
          <table:table-cell table:style-name="ce5" table:formula="of:=POISSON([.C402];[.D402];[.E402])" office:value-type="float" office:value="0.0983654008102532">
            <text:p>0.09837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.6">
            <text:p>3.6</text:p>
          </table:table-cell>
          <table:table-cell table:style-name="ce13" office:value-type="boolean" office:boolean-value="false">
            <text:p>FALSE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402]);[.A402];[.M402])" office:value-type="float" office:value="0.0983654008102532">
            <text:p>0.09837</text:p>
          </table:table-cell>
          <table:table-cell table:formula="of:=IF(ISBLANK([.O402]);IF(ISERROR([.B402]);&quot;Err:&quot;&amp;ORG.OPENOFFICE.ERRORTYPE([.B402])=[.M402];OR([.P402]=[.B402];IF(AND(ISNUMBER([.P402]);ISNUMBER([.B402]));OR(AND([.P402]=0;ABS([.B402])&lt;1E-307);&quot;&quot;&amp;[.B402]=&quot;&quot;&amp;[.P402]))));[.O40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177057721458456">
            <text:p>0.17706</text:p>
          </table:table-cell>
          <table:table-cell table:style-name="ce5" table:formula="of:=POISSON([.C403];[.D403];[.E403])" office:value-type="float" office:value="0.177057721458456">
            <text:p>0.17706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.6">
            <text:p>3.6</text:p>
          </table:table-cell>
          <table:table-cell table:style-name="ce13" office:value-type="boolean" office:boolean-value="false">
            <text:p>FALSE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403]);[.A403];[.M403])" office:value-type="float" office:value="0.177057721458456">
            <text:p>0.17706</text:p>
          </table:table-cell>
          <table:table-cell table:formula="of:=IF(ISBLANK([.O403]);IF(ISERROR([.B403]);&quot;Err:&quot;&amp;ORG.OPENOFFICE.ERRORTYPE([.B403])=[.M403];OR([.P403]=[.B403];IF(AND(ISNUMBER([.P403]);ISNUMBER([.B403]));OR(AND([.P403]=0;ABS([.B403])&lt;1E-307);&quot;&quot;&amp;[.B403]=&quot;&quot;&amp;[.P403]))));[.O403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212469265750147">
            <text:p>0.21247</text:p>
          </table:table-cell>
          <table:table-cell table:style-name="ce5" table:formula="of:=POISSON([.C404];[.D404];[.E404])" office:value-type="float" office:value="0.212469265750147">
            <text:p>0.21247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.6">
            <text:p>3.6</text:p>
          </table:table-cell>
          <table:table-cell table:style-name="ce13" office:value-type="boolean" office:boolean-value="false">
            <text:p>FALSE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404]);[.A404];[.M404])" office:value-type="float" office:value="0.212469265750147">
            <text:p>0.21247</text:p>
          </table:table-cell>
          <table:table-cell table:formula="of:=IF(ISBLANK([.O404]);IF(ISERROR([.B404]);&quot;Err:&quot;&amp;ORG.OPENOFFICE.ERRORTYPE([.B404])=[.M404];OR([.P404]=[.B404];IF(AND(ISNUMBER([.P404]);ISNUMBER([.B404]));OR(AND([.P404]=0;ABS([.B404])&lt;1E-307);&quot;&quot;&amp;[.B404]=&quot;&quot;&amp;[.P404]))));[.O40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212469265750147">
            <text:p>0.21247</text:p>
          </table:table-cell>
          <table:table-cell table:style-name="ce5" table:formula="of:=POISSON([.C405];[.D405];[.E405])" office:value-type="float" office:value="0.212469265750147">
            <text:p>0.21247</text:p>
          </table:table-cell>
          <table:table-cell table:style-name="ce10" office:value-type="float" office:value="3.9">
            <text:p>3.9</text:p>
          </table:table-cell>
          <table:table-cell table:style-name="ce10" office:value-type="float" office:value="3.6">
            <text:p>3.6</text:p>
          </table:table-cell>
          <table:table-cell table:style-name="ce13" office:value-type="boolean" office:boolean-value="false">
            <text:p>FALSE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405]);[.A405];[.M405])" office:value-type="float" office:value="0.212469265750147">
            <text:p>0.21247</text:p>
          </table:table-cell>
          <table:table-cell table:formula="of:=IF(ISBLANK([.O405]);IF(ISERROR([.B405]);&quot;Err:&quot;&amp;ORG.OPENOFFICE.ERRORTYPE([.B405])=[.M405];OR([.P405]=[.B405];IF(AND(ISNUMBER([.P405]);ISNUMBER([.B405]));OR(AND([.P405]=0;ABS([.B405])&lt;1E-307);&quot;&quot;&amp;[.B405]=&quot;&quot;&amp;[.P405]))));[.O40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POISSON([.C406];[.D406];[.E406])" office:value-type="float" office:value="0">
            <text:p>Err:502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2">
            <text:p>2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5"/>
          <table:table-cell table:style-name="ce5"/>
          <table:table-cell table:formula="of:=IF(ISBLANK([.M406]);[.A406];[.M406])" office:value-type="string" office:string-value="Err:502">
            <text:p>Err:502</text:p>
          </table:table-cell>
          <table:table-cell table:formula="of:=IF(ISBLANK([.O406]);IF(ISERROR([.B406]);&quot;Err:&quot;&amp;ORG.OPENOFFICE.ERRORTYPE([.B406])=[.M406];OR([.P406]=[.B406];IF(AND(ISNUMBER([.P406]);ISNUMBER([.B406]));OR(AND([.P406]=0;ABS([.B406])&lt;1E-307);&quot;&quot;&amp;[.B406]=&quot;&quot;&amp;[.P406]))));[.O40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POISSON([.C407];[.D407];[.E407])" office:value-type="float" office:value="0">
            <text:p>Err:502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2">
            <text:p>2</text:p>
          </table:table-cell>
          <table:table-cell table:style-name="ce13" office:value-type="boolean" office:boolean-value="false">
            <text:p>FALSE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5"/>
          <table:table-cell table:style-name="ce5"/>
          <table:table-cell table:formula="of:=IF(ISBLANK([.M407]);[.A407];[.M407])" office:value-type="string" office:string-value="Err:502">
            <text:p>Err:502</text:p>
          </table:table-cell>
          <table:table-cell table:formula="of:=IF(ISBLANK([.O407]);IF(ISERROR([.B407]);&quot;Err:&quot;&amp;ORG.OPENOFFICE.ERRORTYPE([.B407])=[.M407];OR([.P407]=[.B407];IF(AND(ISNUMBER([.P407]);ISNUMBER([.B407]));OR(AND([.P407]=0;ABS([.B407])&lt;1E-307);&quot;&quot;&amp;[.B407]=&quot;&quot;&amp;[.P407]))));[.O40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POISSON([.C408];[.D408];[.E408])" office:value-type="float" office:value="0">
            <text:p>Err:50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-1">
            <text:p>-1</text:p>
          </table:table-cell>
          <table:table-cell table:style-name="ce13" office:value-type="boolean" office:boolean-value="true">
            <text:p>TRUE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5"/>
          <table:table-cell table:style-name="ce5"/>
          <table:table-cell table:formula="of:=IF(ISBLANK([.M408]);[.A408];[.M408])" office:value-type="string" office:string-value="Err:502">
            <text:p>Err:502</text:p>
          </table:table-cell>
          <table:table-cell table:formula="of:=IF(ISBLANK([.O408]);IF(ISERROR([.B408]);&quot;Err:&quot;&amp;ORG.OPENOFFICE.ERRORTYPE([.B408])=[.M408];OR([.P408]=[.B408];IF(AND(ISNUMBER([.P408]);ISNUMBER([.B408]));OR(AND([.P408]=0;ABS([.B408])&lt;1E-307);&quot;&quot;&amp;[.B408]=&quot;&quot;&amp;[.P408]))));[.O40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POISSON([.C409];[.D409];[.E409])" office:value-type="float" office:value="0">
            <text:p>Err:50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-1">
            <text:p>-1</text:p>
          </table:table-cell>
          <table:table-cell table:style-name="ce13" office:value-type="boolean" office:boolean-value="false">
            <text:p>FALSE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5"/>
          <table:table-cell table:style-name="ce5"/>
          <table:table-cell table:formula="of:=IF(ISBLANK([.M409]);[.A409];[.M409])" office:value-type="string" office:string-value="Err:502">
            <text:p>Err:502</text:p>
          </table:table-cell>
          <table:table-cell table:formula="of:=IF(ISBLANK([.O409]);IF(ISERROR([.B409]);&quot;Err:&quot;&amp;ORG.OPENOFFICE.ERRORTYPE([.B409])=[.M409];OR([.P409]=[.B409];IF(AND(ISNUMBER([.P409]);ISNUMBER([.B409]));OR(AND([.P409]=0;ABS([.B409])&lt;1E-307);&quot;&quot;&amp;[.B409]=&quot;&quot;&amp;[.P409]))));[.O40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 table:number-rows-repeated="2">
          <table:table-cell table:style-name="ce2"/>
          <table:table-cell table:style-name="ce5"/>
          <table:table-cell table:style-name="ce10" table:number-columns-repeated="7"/>
          <table:table-cell table:style-name="ce16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5">
            <text:p>0.5</text:p>
          </table:table-cell>
          <table:table-cell table:style-name="ce5" table:formula="of:=TDIST([.C412];[.D412];[.E412])" office:value-type="float" office:value="0.5">
            <text:p>0.5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office:value-type="string">
            <text:p>TDIST</text:p>
          </table:table-cell>
          <table:table-cell table:style-name="ce5" office:value-type="string">
            <text:p>TDIST</text:p>
          </table:table-cell>
          <table:table-cell table:style-name="ce18"/>
          <table:table-cell table:style-name="ce5"/>
          <table:table-cell table:style-name="ce5"/>
          <table:table-cell table:formula="of:=IF(ISBLANK([.M412]);[.A412];[.M412])" office:value-type="float" office:value="0.5">
            <text:p>0.5</text:p>
          </table:table-cell>
          <table:table-cell table:formula="of:=IF(ISBLANK([.O412]);IF(ISERROR([.B412]);&quot;Err:&quot;&amp;ORG.OPENOFFICE.ERRORTYPE([.B412])=[.M412];OR([.P412]=[.B412];IF(AND(ISNUMBER([.P412]);ISNUMBER([.B412]));OR(AND([.P412]=0;ABS([.B412])&lt;1E-307);&quot;&quot;&amp;[.B412]=&quot;&quot;&amp;[.P412]))));[.O41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table:formula="of:=TDIST([.C413];[.D413];[.E413])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413]);[.A413];[.M413])" office:value-type="float" office:value="1">
            <text:p>1</text:p>
          </table:table-cell>
          <table:table-cell table:formula="of:=IF(ISBLANK([.O413]);IF(ISERROR([.B413]);&quot;Err:&quot;&amp;ORG.OPENOFFICE.ERRORTYPE([.B413])=[.M413];OR([.P413]=[.B413];IF(AND(ISNUMBER([.P413]);ISNUMBER([.B413]));OR(AND([.P413]=0;ABS([.B413])&lt;1E-307);&quot;&quot;&amp;[.B413]=&quot;&quot;&amp;[.P413]))));[.O413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5">
            <text:p>0.5</text:p>
          </table:table-cell>
          <table:table-cell table:style-name="ce5" table:formula="of:=TDIST([.C414];[.D414];[.E414])" office:value-type="float" office:value="0.5">
            <text:p>0.5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414]);[.A414];[.M414])" office:value-type="float" office:value="0.5">
            <text:p>0.5</text:p>
          </table:table-cell>
          <table:table-cell table:formula="of:=IF(ISBLANK([.O414]);IF(ISERROR([.B414]);&quot;Err:&quot;&amp;ORG.OPENOFFICE.ERRORTYPE([.B414])=[.M414];OR([.P414]=[.B414];IF(AND(ISNUMBER([.P414]);ISNUMBER([.B414]));OR(AND([.P414]=0;ABS([.B414])&lt;1E-307);&quot;&quot;&amp;[.B414]=&quot;&quot;&amp;[.P414]))));[.O41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468274482569446">
            <text:p>0.46827</text:p>
          </table:table-cell>
          <table:table-cell table:style-name="ce5" table:formula="of:=TDIST([.C415];[.D415];[.E415])" office:value-type="float" office:value="0.468274482569446">
            <text:p>0.46827</text:p>
          </table:table-cell>
          <table:table-cell table:style-name="ce10" office:value-type="float" office:value="0.1">
            <text:p>0.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415]);[.A415];[.M415])" office:value-type="float" office:value="0.468274482569446">
            <text:p>0.46827</text:p>
          </table:table-cell>
          <table:table-cell table:formula="of:=IF(ISBLANK([.O415]);IF(ISERROR([.B415]);&quot;Err:&quot;&amp;ORG.OPENOFFICE.ERRORTYPE([.B415])=[.M415];OR([.P415]=[.B415];IF(AND(ISNUMBER([.P415]);ISNUMBER([.B415]));OR(AND([.P415]=0;ABS([.B415])&lt;1E-307);&quot;&quot;&amp;[.B415]=&quot;&quot;&amp;[.P415]))));[.O41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936548965138893">
            <text:p>0.93655</text:p>
          </table:table-cell>
          <table:table-cell table:style-name="ce5" table:formula="of:=TDIST([.C416];[.D416];[.E416])" office:value-type="float" office:value="0.936548965138893">
            <text:p>0.93655</text:p>
          </table:table-cell>
          <table:table-cell table:style-name="ce10" office:value-type="float" office:value="0.1">
            <text:p>0.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416]);[.A416];[.M416])" office:value-type="float" office:value="0.936548965138893">
            <text:p>0.93655</text:p>
          </table:table-cell>
          <table:table-cell table:formula="of:=IF(ISBLANK([.O416]);IF(ISERROR([.B416]);&quot;Err:&quot;&amp;ORG.OPENOFFICE.ERRORTYPE([.B416])=[.M416];OR([.P416]=[.B416];IF(AND(ISNUMBER([.P416]);ISNUMBER([.B416]));OR(AND([.P416]=0;ABS([.B416])&lt;1E-307);&quot;&quot;&amp;[.B416]=&quot;&quot;&amp;[.P416]))));[.O41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464732719207071">
            <text:p>0.46473</text:p>
          </table:table-cell>
          <table:table-cell table:style-name="ce5" table:formula="of:=TDIST([.C417];[.D417];[.E417])" office:value-type="float" office:value="0.464732719207071">
            <text:p>0.46473</text:p>
          </table:table-cell>
          <table:table-cell table:style-name="ce10" office:value-type="float" office:value="0.1">
            <text:p>0.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417]);[.A417];[.M417])" office:value-type="float" office:value="0.464732719207071">
            <text:p>0.46473</text:p>
          </table:table-cell>
          <table:table-cell table:formula="of:=IF(ISBLANK([.O417]);IF(ISERROR([.B417]);&quot;Err:&quot;&amp;ORG.OPENOFFICE.ERRORTYPE([.B417])=[.M417];OR([.P417]=[.B417];IF(AND(ISNUMBER([.P417]);ISNUMBER([.B417]));OR(AND([.P417]=0;ABS([.B417])&lt;1E-307);&quot;&quot;&amp;[.B417]=&quot;&quot;&amp;[.P417]))));[.O41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460272265547922">
            <text:p>0.46027</text:p>
          </table:table-cell>
          <table:table-cell table:style-name="ce5" table:formula="of:=TDIST([.C418];[.D418];[.E418])" office:value-type="float" office:value="0.460272265547922">
            <text:p>0.46027</text:p>
          </table:table-cell>
          <table:table-cell table:style-name="ce10" office:value-type="float" office:value="0.1">
            <text:p>0.1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418]);[.A418];[.M418])" office:value-type="float" office:value="0.460272265547922">
            <text:p>0.46027</text:p>
          </table:table-cell>
          <table:table-cell table:formula="of:=IF(ISBLANK([.O418]);IF(ISERROR([.B418]);&quot;Err:&quot;&amp;ORG.OPENOFFICE.ERRORTYPE([.B418])=[.M418];OR([.P418]=[.B418];IF(AND(ISNUMBER([.P418]);ISNUMBER([.B418]));OR(AND([.P418]=0;ABS([.B418])&lt;1E-307);&quot;&quot;&amp;[.B418]=&quot;&quot;&amp;[.P418]))));[.O41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00318299276490825">
            <text:p>0.00318</text:p>
          </table:table-cell>
          <table:table-cell table:style-name="ce5" table:formula="of:=TDIST([.C419];[.D419];[.E419])" office:value-type="float" office:value="0.00318299276490825">
            <text:p>0.00318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419]);[.A419];[.M419])" office:value-type="float" office:value="0.00318299276490825">
            <text:p>0.00318</text:p>
          </table:table-cell>
          <table:table-cell table:formula="of:=IF(ISBLANK([.O419]);IF(ISERROR([.B419]);&quot;Err:&quot;&amp;ORG.OPENOFFICE.ERRORTYPE([.B419])=[.M419];OR([.P419]=[.B419];IF(AND(ISNUMBER([.P419]);ISNUMBER([.B419]));OR(AND([.P419]=0;ABS([.B419])&lt;1E-307);&quot;&quot;&amp;[.B419]=&quot;&quot;&amp;[.P419]))));[.O41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0000499925012497813">
            <text:p>0.00005</text:p>
          </table:table-cell>
          <table:table-cell table:style-name="ce5" table:formula="of:=TDIST([.C420];[.D420];[.E420])" office:value-type="float" office:value="0.0000499925012497813">
            <text:p>0.00005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420]);[.A420];[.M420])" office:value-type="float" office:value="0.0000499925012497813">
            <text:p>0.00005</text:p>
          </table:table-cell>
          <table:table-cell table:formula="of:=IF(ISBLANK([.O420]);IF(ISERROR([.B420]);&quot;Err:&quot;&amp;ORG.OPENOFFICE.ERRORTYPE([.B420])=[.M420];OR([.P420]=[.B420];IF(AND(ISNUMBER([.P420]);ISNUMBER([.B420]));OR(AND([.P420]=0;ABS([.B420])&lt;1E-307);&quot;&quot;&amp;[.B420]=&quot;&quot;&amp;[.P420]))));[.O42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0572491470487001">
            <text:p>0.05725</text:p>
          </table:table-cell>
          <table:table-cell table:style-name="ce5" table:formula="of:=TDIST([.C421];[.D421];[.E421])" office:value-type="float" office:value="0.0572491470487001">
            <text:p>0.05725</text:p>
          </table:table-cell>
          <table:table-cell table:style-name="ce10" office:value-type="float" office:value="5.5">
            <text:p>5.5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421]);[.A421];[.M421])" office:value-type="float" office:value="0.0572491470487001">
            <text:p>0.05725</text:p>
          </table:table-cell>
          <table:table-cell table:formula="of:=IF(ISBLANK([.O421]);IF(ISERROR([.B421]);&quot;Err:&quot;&amp;ORG.OPENOFFICE.ERRORTYPE([.B421])=[.M421];OR([.P421]=[.B421];IF(AND(ISNUMBER([.P421]);ISNUMBER([.B421]));OR(AND([.P421]=0;ABS([.B421])&lt;1E-307);&quot;&quot;&amp;[.B421]=&quot;&quot;&amp;[.P421]))));[.O42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0157520015209069">
            <text:p>0.01575</text:p>
          </table:table-cell>
          <table:table-cell table:style-name="ce5" table:formula="of:=TDIST([.C422];[.D422];[.E422])" office:value-type="float" office:value="0.0157520015209069">
            <text:p>0.01575</text:p>
          </table:table-cell>
          <table:table-cell table:style-name="ce10" office:value-type="float" office:value="5.5">
            <text:p>5.5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422]);[.A422];[.M422])" office:value-type="float" office:value="0.0157520015209069">
            <text:p>0.01575</text:p>
          </table:table-cell>
          <table:table-cell table:formula="of:=IF(ISBLANK([.O422]);IF(ISERROR([.B422]);&quot;Err:&quot;&amp;ORG.OPENOFFICE.ERRORTYPE([.B422])=[.M422];OR([.P422]=[.B422];IF(AND(ISNUMBER([.P422]);ISNUMBER([.B422]));OR(AND([.P422]=0;ABS([.B422])&lt;1E-307);&quot;&quot;&amp;[.B422]=&quot;&quot;&amp;[.P422]))));[.O42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000000146171072721469">
            <text:p>0.00000</text:p>
          </table:table-cell>
          <table:table-cell table:style-name="ce5" table:formula="of:=TDIST([.C423];[.D423];[.E423])" office:value-type="float" office:value="0.000000146171072721469">
            <text:p>0.00000</text:p>
          </table:table-cell>
          <table:table-cell table:style-name="ce10" office:value-type="float" office:value="5.5">
            <text:p>5.5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423]);[.A423];[.M423])" office:value-type="float" office:value="0.000000146171072721469">
            <text:p>0.00000</text:p>
          </table:table-cell>
          <table:table-cell table:formula="of:=IF(ISBLANK([.O423]);IF(ISERROR([.B423]);&quot;Err:&quot;&amp;ORG.OPENOFFICE.ERRORTYPE([.B423])=[.M423];OR([.P423]=[.B423];IF(AND(ISNUMBER([.P423]);ISNUMBER([.B423]));OR(AND([.P423]=0;ABS([.B423])&lt;1E-307);&quot;&quot;&amp;[.B423]=&quot;&quot;&amp;[.P423]))));[.O423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000000146171072721469">
            <text:p>0.00000</text:p>
          </table:table-cell>
          <table:table-cell table:style-name="ce5" table:formula="of:=TDIST([.C424];[.D424];[.E424])" office:value-type="float" office:value="0.000000146171072721469">
            <text:p>0.00000</text:p>
          </table:table-cell>
          <table:table-cell table:style-name="ce10" office:value-type="float" office:value="5.5">
            <text:p>5.5</text:p>
          </table:table-cell>
          <table:table-cell table:style-name="ce10" office:value-type="float" office:value="100.9">
            <text:p>100.9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424]);[.A424];[.M424])" office:value-type="float" office:value="0.000000146171072721469">
            <text:p>0.00000</text:p>
          </table:table-cell>
          <table:table-cell table:formula="of:=IF(ISBLANK([.O424]);IF(ISERROR([.B424]);&quot;Err:&quot;&amp;ORG.OPENOFFICE.ERRORTYPE([.B424])=[.M424];OR([.P424]=[.B424];IF(AND(ISNUMBER([.P424]);ISNUMBER([.B424]));OR(AND([.P424]=0;ABS([.B424])&lt;1E-307);&quot;&quot;&amp;[.B424]=&quot;&quot;&amp;[.P424]))));[.O42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000000146171072721469">
            <text:p>0.00000</text:p>
          </table:table-cell>
          <table:table-cell table:style-name="ce5" table:formula="of:=TDIST([.C425];[.D425];[.E425])" office:value-type="float" office:value="0.000000146171072721469">
            <text:p>0.00000</text:p>
          </table:table-cell>
          <table:table-cell table:style-name="ce10" office:value-type="float" office:value="5.5">
            <text:p>5.5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1.9">
            <text:p>1.9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425]);[.A425];[.M425])" office:value-type="float" office:value="0.000000146171072721469">
            <text:p>0.00000</text:p>
          </table:table-cell>
          <table:table-cell table:formula="of:=IF(ISBLANK([.O425]);IF(ISERROR([.B425]);&quot;Err:&quot;&amp;ORG.OPENOFFICE.ERRORTYPE([.B425])=[.M425];OR([.P425]=[.B425];IF(AND(ISNUMBER([.P425]);ISNUMBER([.B425]));OR(AND([.P425]=0;ABS([.B425])&lt;1E-307);&quot;&quot;&amp;[.B425]=&quot;&quot;&amp;[.P425]))));[.O42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000000292342145442938">
            <text:p>0.00000</text:p>
          </table:table-cell>
          <table:table-cell table:style-name="ce5" table:formula="of:=TDIST([.C426];[.D426];[.E426])" office:value-type="float" office:value="0.000000292342145442938">
            <text:p>0.00000</text:p>
          </table:table-cell>
          <table:table-cell table:style-name="ce10" office:value-type="float" office:value="5.5">
            <text:p>5.5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2.9">
            <text:p>2.9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426]);[.A426];[.M426])" office:value-type="float" office:value="0.000000292342145442938">
            <text:p>0.00000</text:p>
          </table:table-cell>
          <table:table-cell table:formula="of:=IF(ISBLANK([.O426]);IF(ISERROR([.B426]);&quot;Err:&quot;&amp;ORG.OPENOFFICE.ERRORTYPE([.B426])=[.M426];OR([.P426]=[.B426];IF(AND(ISNUMBER([.P426]);ISNUMBER([.B426]));OR(AND([.P426]=0;ABS([.B426])&lt;1E-307);&quot;&quot;&amp;[.B426]=&quot;&quot;&amp;[.P426]))));[.O42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TDIST([.C427];[.D427];[.E427])" office:value-type="float" office:value="0">
            <text:p>Err:502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5"/>
          <table:table-cell table:style-name="ce5"/>
          <table:table-cell table:formula="of:=IF(ISBLANK([.M427]);[.A427];[.M427])" office:value-type="string" office:string-value="Err:502">
            <text:p>Err:502</text:p>
          </table:table-cell>
          <table:table-cell table:formula="of:=IF(ISBLANK([.O427]);IF(ISERROR([.B427]);&quot;Err:&quot;&amp;ORG.OPENOFFICE.ERRORTYPE([.B427])=[.M427];OR([.P427]=[.B427];IF(AND(ISNUMBER([.P427]);ISNUMBER([.B427]));OR(AND([.P427]=0;ABS([.B427])&lt;1E-307);&quot;&quot;&amp;[.B427]=&quot;&quot;&amp;[.P427]))));[.O42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TDIST([.C428];[.D428];[.E428])" office:value-type="float" office:value="0">
            <text:p>Err:50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5"/>
          <table:table-cell table:style-name="ce5"/>
          <table:table-cell table:formula="of:=IF(ISBLANK([.M428]);[.A428];[.M428])" office:value-type="string" office:string-value="Err:502">
            <text:p>Err:502</text:p>
          </table:table-cell>
          <table:table-cell table:formula="of:=IF(ISBLANK([.O428]);IF(ISERROR([.B428]);&quot;Err:&quot;&amp;ORG.OPENOFFICE.ERRORTYPE([.B428])=[.M428];OR([.P428]=[.B428];IF(AND(ISNUMBER([.P428]);ISNUMBER([.B428]));OR(AND([.P428]=0;ABS([.B428])&lt;1E-307);&quot;&quot;&amp;[.B428]=&quot;&quot;&amp;[.P428]))));[.O42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TDIST([.C429];[.D429];[.E429])" office:value-type="float" office:value="0">
            <text:p>Err:50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5"/>
          <table:table-cell table:style-name="ce5"/>
          <table:table-cell table:formula="of:=IF(ISBLANK([.M429]);[.A429];[.M429])" office:value-type="string" office:string-value="Err:502">
            <text:p>Err:502</text:p>
          </table:table-cell>
          <table:table-cell table:formula="of:=IF(ISBLANK([.O429]);IF(ISERROR([.B429]);&quot;Err:&quot;&amp;ORG.OPENOFFICE.ERRORTYPE([.B429])=[.M429];OR([.P429]=[.B429];IF(AND(ISNUMBER([.P429]);ISNUMBER([.B429]));OR(AND([.P429]=0;ABS([.B429])&lt;1E-307);&quot;&quot;&amp;[.B429]=&quot;&quot;&amp;[.P429]))));[.O42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TDIST([.C430];[.D430];[.E430])" office:value-type="float" office:value="0">
            <text:p>Err:50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5"/>
          <table:table-cell table:style-name="ce5"/>
          <table:table-cell table:formula="of:=IF(ISBLANK([.M430]);[.A430];[.M430])" office:value-type="string" office:string-value="Err:502">
            <text:p>Err:502</text:p>
          </table:table-cell>
          <table:table-cell table:formula="of:=IF(ISBLANK([.O430]);IF(ISERROR([.B430]);&quot;Err:&quot;&amp;ORG.OPENOFFICE.ERRORTYPE([.B430])=[.M430];OR([.P430]=[.B430];IF(AND(ISNUMBER([.P430]);ISNUMBER([.B430]));OR(AND([.P430]=0;ABS([.B430])&lt;1E-307);&quot;&quot;&amp;[.B430]=&quot;&quot;&amp;[.P430]))));[.O43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0" table:number-columns-repeated="7"/>
          <table:table-cell table:style-name="ce16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41815909286748">
            <text:p>0.41816</text:p>
          </table:table-cell>
          <table:table-cell table:style-name="ce5" table:formula="of:=BETAINV([.C432];[.D432];[.E432])" office:value-type="float" office:value="0.41815909286748">
            <text:p>0.41816</text:p>
          </table:table-cell>
          <table:table-cell table:style-name="ce10" office:value-type="float" office:value="0.6">
            <text:p>0.6</text:p>
          </table:table-cell>
          <table:table-cell table:style-name="ce10" office:value-type="float" office:value="1.5">
            <text:p>1.5</text:p>
          </table:table-cell>
          <table:table-cell table:style-name="ce10" office:value-type="float" office:value="2.5">
            <text:p>2.5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office:value-type="string">
            <text:p>BETAINV</text:p>
          </table:table-cell>
          <table:table-cell table:style-name="ce5" office:value-type="string">
            <text:p>BETAINV</text:p>
          </table:table-cell>
          <table:table-cell table:style-name="ce19"/>
          <table:table-cell/>
          <table:table-cell table:style-name="ce21"/>
          <table:table-cell table:formula="of:=IF(ISBLANK([.M432]);[.A432];[.M432])" office:value-type="float" office:value="0.41815909286748">
            <text:p>0.41816</text:p>
          </table:table-cell>
          <table:table-cell table:formula="of:=IF(ISBLANK([.O432]);IF(ISERROR([.B432]);&quot;Err:&quot;&amp;ORG.OPENOFFICE.ERRORTYPE([.B432])=[.M432];OR([.P432]=[.B432];IF(AND(ISNUMBER([.P432]);ISNUMBER([.B432]));OR(AND([.P432]=0;ABS([.B432])&lt;1E-307);&quot;&quot;&amp;[.B432]=&quot;&quot;&amp;[.P432]))));[.O432])" office:value-type="boolean" office:boolean-value="true">
            <text:p>TRUE</text:p>
          </table:table-cell>
          <table:table-cell table:style-name="ce21" table:number-columns-repeated="12"/>
          <table:table-cell table:style-name="ce5" table:number-columns-repeated="227"/>
          <table:table-cell table:number-columns-repeated="768"/>
        </table:table-row>
        <table:table-row table:style-name="ro2">
          <table:table-cell table:style-name="ce2" office:value-type="float" office:value="0.94109471233433">
            <text:p>0.94109</text:p>
          </table:table-cell>
          <table:table-cell table:style-name="ce5" table:formula="of:=BETAINV([.C433];[.D433];[.E433])" office:value-type="float" office:value="0.94109471233433">
            <text:p>0.94109</text:p>
          </table:table-cell>
          <table:table-cell table:style-name="ce10" office:value-type="float" office:value="0.6">
            <text:p>0.6</text:p>
          </table:table-cell>
          <table:table-cell table:style-name="ce10" office:value-type="float" office:value="2.5">
            <text:p>2.5</text:p>
          </table:table-cell>
          <table:table-cell table:style-name="ce10" office:value-type="float" office:value="0.5">
            <text:p>0.5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9"/>
          <table:table-cell/>
          <table:table-cell table:style-name="ce21"/>
          <table:table-cell table:formula="of:=IF(ISBLANK([.M433]);[.A433];[.M433])" office:value-type="float" office:value="0.94109471233433">
            <text:p>0.94109</text:p>
          </table:table-cell>
          <table:table-cell table:formula="of:=IF(ISBLANK([.O433]);IF(ISERROR([.B433]);&quot;Err:&quot;&amp;ORG.OPENOFFICE.ERRORTYPE([.B433])=[.M433];OR([.P433]=[.B433];IF(AND(ISNUMBER([.P433]);ISNUMBER([.B433]));OR(AND([.P433]=0;ABS([.B433])&lt;1E-307);&quot;&quot;&amp;[.B433]=&quot;&quot;&amp;[.P433]))));[.O433])" office:value-type="boolean" office:boolean-value="true">
            <text:p>TRUE</text:p>
          </table:table-cell>
          <table:table-cell table:style-name="ce21" table:number-columns-repeated="12"/>
          <table:table-cell table:style-name="ce5" table:number-columns-repeated="227"/>
          <table:table-cell table:number-columns-repeated="768"/>
        </table:table-row>
        <table:table-row table:style-name="ro2">
          <table:table-cell table:style-name="ce2" office:value-type="float" office:value="0.897797338567868">
            <text:p>0.89780</text:p>
          </table:table-cell>
          <table:table-cell table:style-name="ce5" table:formula="of:=BETAINV([.C434];[.D434];[.E434])" office:value-type="float" office:value="0.897797338567868">
            <text:p>0.89780</text:p>
          </table:table-cell>
          <table:table-cell table:style-name="ce10" office:value-type="float" office:value="0.6">
            <text:p>0.6</text:p>
          </table:table-cell>
          <table:table-cell table:style-name="ce10" office:value-type="float" office:value="1.5">
            <text:p>1.5</text:p>
          </table:table-cell>
          <table:table-cell table:style-name="ce10" office:value-type="float" office:value="0.5">
            <text:p>0.5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9"/>
          <table:table-cell/>
          <table:table-cell table:style-name="ce21"/>
          <table:table-cell table:formula="of:=IF(ISBLANK([.M434]);[.A434];[.M434])" office:value-type="float" office:value="0.897797338567868">
            <text:p>0.89780</text:p>
          </table:table-cell>
          <table:table-cell table:formula="of:=IF(ISBLANK([.O434]);IF(ISERROR([.B434]);&quot;Err:&quot;&amp;ORG.OPENOFFICE.ERRORTYPE([.B434])=[.M434];OR([.P434]=[.B434];IF(AND(ISNUMBER([.P434]);ISNUMBER([.B434]));OR(AND([.P434]=0;ABS([.B434])&lt;1E-307);&quot;&quot;&amp;[.B434]=&quot;&quot;&amp;[.P434]))));[.O434])" office:value-type="boolean" office:boolean-value="true">
            <text:p>TRUE</text:p>
          </table:table-cell>
          <table:table-cell table:style-name="ce21" table:number-columns-repeated="12"/>
          <table:table-cell table:style-name="ce5" table:number-columns-repeated="227"/>
          <table:table-cell table:number-columns-repeated="768"/>
        </table:table-row>
        <table:table-row table:style-name="ro2">
          <table:table-cell table:style-name="ce2" office:value-type="float" office:value="0.897797338567868">
            <text:p>0.89780</text:p>
          </table:table-cell>
          <table:table-cell table:style-name="ce5" table:formula="of:=BETAINV([.C435];[.D435];[.E435];[.F435])" office:value-type="float" office:value="0.897797338567868">
            <text:p>0.89780</text:p>
          </table:table-cell>
          <table:table-cell table:style-name="ce10" office:value-type="float" office:value="0.6">
            <text:p>0.6</text:p>
          </table:table-cell>
          <table:table-cell table:style-name="ce10" office:value-type="float" office:value="1.5">
            <text:p>1.5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19"/>
          <table:table-cell/>
          <table:table-cell table:style-name="ce21"/>
          <table:table-cell table:formula="of:=IF(ISBLANK([.M435]);[.A435];[.M435])" office:value-type="float" office:value="0.897797338567868">
            <text:p>0.89780</text:p>
          </table:table-cell>
          <table:table-cell table:formula="of:=IF(ISBLANK([.O435]);IF(ISERROR([.B435]);&quot;Err:&quot;&amp;ORG.OPENOFFICE.ERRORTYPE([.B435])=[.M435];OR([.P435]=[.B435];IF(AND(ISNUMBER([.P435]);ISNUMBER([.B435]));OR(AND([.P435]=0;ABS([.B435])&lt;1E-307);&quot;&quot;&amp;[.B435]=&quot;&quot;&amp;[.P435]))));[.O435])" office:value-type="boolean" office:boolean-value="true">
            <text:p>TRUE</text:p>
          </table:table-cell>
          <table:table-cell table:style-name="ce21" table:number-columns-repeated="12"/>
          <table:table-cell table:style-name="ce5" table:number-columns-repeated="227"/>
          <table:table-cell table:number-columns-repeated="768"/>
        </table:table-row>
        <table:table-row table:style-name="ro2">
          <table:table-cell table:style-name="ce2" office:value-type="float" office:value="0.897797338567868">
            <text:p>0.89780</text:p>
          </table:table-cell>
          <table:table-cell table:style-name="ce5" table:formula="of:=BETAINV([.C436];[.D436];[.E436];0;[.F436])" office:value-type="float" office:value="0.897797338567868">
            <text:p>0.89780</text:p>
          </table:table-cell>
          <table:table-cell table:style-name="ce10" office:value-type="float" office:value="0.6">
            <text:p>0.6</text:p>
          </table:table-cell>
          <table:table-cell table:style-name="ce10" office:value-type="float" office:value="1.5">
            <text:p>1.5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19"/>
          <table:table-cell/>
          <table:table-cell table:style-name="ce21"/>
          <table:table-cell table:formula="of:=IF(ISBLANK([.M436]);[.A436];[.M436])" office:value-type="float" office:value="0.897797338567868">
            <text:p>0.89780</text:p>
          </table:table-cell>
          <table:table-cell table:formula="of:=IF(ISBLANK([.O436]);IF(ISERROR([.B436]);&quot;Err:&quot;&amp;ORG.OPENOFFICE.ERRORTYPE([.B436])=[.M436];OR([.P436]=[.B436];IF(AND(ISNUMBER([.P436]);ISNUMBER([.B436]));OR(AND([.P436]=0;ABS([.B436])&lt;1E-307);&quot;&quot;&amp;[.B436]=&quot;&quot;&amp;[.P436]))));[.O436])" office:value-type="boolean" office:boolean-value="true">
            <text:p>TRUE</text:p>
          </table:table-cell>
          <table:table-cell table:style-name="ce21" table:number-columns-repeated="12"/>
          <table:table-cell table:style-name="ce5" table:number-columns-repeated="227"/>
          <table:table-cell table:number-columns-repeated="768"/>
        </table:table-row>
        <table:table-row table:style-name="ro2">
          <table:table-cell table:style-name="ce2" office:value-type="float" office:value="0.897797338567868">
            <text:p>0.89780</text:p>
          </table:table-cell>
          <table:table-cell table:style-name="ce5" table:formula="of:=BETAINV([.C437];[.D437];[.E437];[.F437];[.G437])" office:value-type="float" office:value="0.897797338567868">
            <text:p>0.89780</text:p>
          </table:table-cell>
          <table:table-cell table:style-name="ce10" office:value-type="float" office:value="0.6">
            <text:p>0.6</text:p>
          </table:table-cell>
          <table:table-cell table:style-name="ce10" office:value-type="float" office:value="1.5">
            <text:p>1.5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"/>
          <table:table-cell table:style-name="ce16" office:value-type="float" office:value="5">
            <text:p>5</text:p>
          </table:table-cell>
          <table:table-cell table:style-name="ce5" table:number-columns-repeated="2"/>
          <table:table-cell table:style-name="ce19"/>
          <table:table-cell/>
          <table:table-cell table:style-name="ce21"/>
          <table:table-cell table:formula="of:=IF(ISBLANK([.M437]);[.A437];[.M437])" office:value-type="float" office:value="0.897797338567868">
            <text:p>0.89780</text:p>
          </table:table-cell>
          <table:table-cell table:formula="of:=IF(ISBLANK([.O437]);IF(ISERROR([.B437]);&quot;Err:&quot;&amp;ORG.OPENOFFICE.ERRORTYPE([.B437])=[.M437];OR([.P437]=[.B437];IF(AND(ISNUMBER([.P437]);ISNUMBER([.B437]));OR(AND([.P437]=0;ABS([.B437])&lt;1E-307);&quot;&quot;&amp;[.B437]=&quot;&quot;&amp;[.P437]))));[.O437])" office:value-type="boolean" office:boolean-value="true">
            <text:p>TRUE</text:p>
          </table:table-cell>
          <table:table-cell table:style-name="ce21" table:number-columns-repeated="12"/>
          <table:table-cell table:style-name="ce5" table:number-columns-repeated="227"/>
          <table:table-cell table:number-columns-repeated="768"/>
        </table:table-row>
        <table:table-row table:style-name="ro2">
          <table:table-cell table:style-name="ce2" office:value-type="float" office:value="0.918237870854295">
            <text:p>0.91824</text:p>
          </table:table-cell>
          <table:table-cell table:style-name="ce5" table:formula="of:=BETAINV([.C438];[.D438];[.E438];[.F438])" office:value-type="float" office:value="0.918237870854295">
            <text:p>0.91824</text:p>
          </table:table-cell>
          <table:table-cell table:style-name="ce10" office:value-type="float" office:value="0.6">
            <text:p>0.6</text:p>
          </table:table-cell>
          <table:table-cell table:style-name="ce10" office:value-type="float" office:value="1.5">
            <text:p>1.5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0.2">
            <text:p>0.2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19"/>
          <table:table-cell/>
          <table:table-cell table:style-name="ce21"/>
          <table:table-cell table:formula="of:=IF(ISBLANK([.M438]);[.A438];[.M438])" office:value-type="float" office:value="0.918237870854295">
            <text:p>0.91824</text:p>
          </table:table-cell>
          <table:table-cell table:formula="of:=IF(ISBLANK([.O438]);IF(ISERROR([.B438]);&quot;Err:&quot;&amp;ORG.OPENOFFICE.ERRORTYPE([.B438])=[.M438];OR([.P438]=[.B438];IF(AND(ISNUMBER([.P438]);ISNUMBER([.B438]));OR(AND([.P438]=0;ABS([.B438])&lt;1E-307);&quot;&quot;&amp;[.B438]=&quot;&quot;&amp;[.P438]))));[.O438])" office:value-type="boolean" office:boolean-value="true">
            <text:p>TRUE</text:p>
          </table:table-cell>
          <table:table-cell table:style-name="ce21" table:number-columns-repeated="12"/>
          <table:table-cell table:style-name="ce5" table:number-columns-repeated="227"/>
          <table:table-cell table:number-columns-repeated="768"/>
        </table:table-row>
        <table:table-row table:style-name="ro2">
          <table:table-cell table:style-name="ce2" office:value-type="float" office:value="0.918237870854295">
            <text:p>0.91824</text:p>
          </table:table-cell>
          <table:table-cell table:style-name="ce5" table:formula="of:=BETAINV([.C439];[.D439];[.E439];[.F439];[.G439])" office:value-type="float" office:value="0.918237870854295">
            <text:p>0.91824</text:p>
          </table:table-cell>
          <table:table-cell table:style-name="ce10" office:value-type="float" office:value="0.6">
            <text:p>0.6</text:p>
          </table:table-cell>
          <table:table-cell table:style-name="ce10" office:value-type="float" office:value="1.5">
            <text:p>1.5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0.2">
            <text:p>0.2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"/>
          <table:table-cell table:style-name="ce16" office:value-type="float" office:value="5">
            <text:p>5</text:p>
          </table:table-cell>
          <table:table-cell table:style-name="ce5" table:number-columns-repeated="2"/>
          <table:table-cell table:style-name="ce19"/>
          <table:table-cell/>
          <table:table-cell table:style-name="ce21"/>
          <table:table-cell table:formula="of:=IF(ISBLANK([.M439]);[.A439];[.M439])" office:value-type="float" office:value="0.918237870854295">
            <text:p>0.91824</text:p>
          </table:table-cell>
          <table:table-cell table:formula="of:=IF(ISBLANK([.O439]);IF(ISERROR([.B439]);&quot;Err:&quot;&amp;ORG.OPENOFFICE.ERRORTYPE([.B439])=[.M439];OR([.P439]=[.B439];IF(AND(ISNUMBER([.P439]);ISNUMBER([.B439]));OR(AND([.P439]=0;ABS([.B439])&lt;1E-307);&quot;&quot;&amp;[.B439]=&quot;&quot;&amp;[.P439]))));[.O439])" office:value-type="boolean" office:boolean-value="true">
            <text:p>TRUE</text:p>
          </table:table-cell>
          <table:table-cell table:style-name="ce21" table:number-columns-repeated="12"/>
          <table:table-cell table:style-name="ce5" table:number-columns-repeated="227"/>
          <table:table-cell table:number-columns-repeated="768"/>
        </table:table-row>
        <table:table-row table:style-name="ro2">
          <table:table-cell table:style-name="ce2" office:value-type="float" office:value="0.269339201570361">
            <text:p>0.26934</text:p>
          </table:table-cell>
          <table:table-cell table:style-name="ce5" table:formula="of:=BETAINV([.C440];[.D440];[.E440];0;[.F440])" office:value-type="float" office:value="0.269339201570361">
            <text:p>0.26934</text:p>
          </table:table-cell>
          <table:table-cell table:style-name="ce10" office:value-type="float" office:value="0.6">
            <text:p>0.6</text:p>
          </table:table-cell>
          <table:table-cell table:style-name="ce10" office:value-type="float" office:value="1.5">
            <text:p>1.5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0.3">
            <text:p>0.3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19"/>
          <table:table-cell/>
          <table:table-cell table:style-name="ce5"/>
          <table:table-cell table:formula="of:=IF(ISBLANK([.M440]);[.A440];[.M440])" office:value-type="float" office:value="0.269339201570361">
            <text:p>0.26934</text:p>
          </table:table-cell>
          <table:table-cell table:formula="of:=IF(ISBLANK([.O440]);IF(ISERROR([.B440]);&quot;Err:&quot;&amp;ORG.OPENOFFICE.ERRORTYPE([.B440])=[.M440];OR([.P440]=[.B440];IF(AND(ISNUMBER([.P440]);ISNUMBER([.B440]));OR(AND([.P440]=0;ABS([.B440])&lt;1E-307);&quot;&quot;&amp;[.B440]=&quot;&quot;&amp;[.P440]))));[.O440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0.269339201570361">
            <text:p>0.26934</text:p>
          </table:table-cell>
          <table:table-cell table:style-name="ce5" table:formula="of:=BETAINV([.C441];[.D441];[.E441];[.F441];[.G441])" office:value-type="float" office:value="0.269339201570361">
            <text:p>0.26934</text:p>
          </table:table-cell>
          <table:table-cell table:style-name="ce10" office:value-type="float" office:value="0.6">
            <text:p>0.6</text:p>
          </table:table-cell>
          <table:table-cell table:style-name="ce10" office:value-type="float" office:value="1.5">
            <text:p>1.5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.3">
            <text:p>0.3</text:p>
          </table:table-cell>
          <table:table-cell table:style-name="ce10" table:number-columns-repeated="2"/>
          <table:table-cell table:style-name="ce16" office:value-type="float" office:value="5">
            <text:p>5</text:p>
          </table:table-cell>
          <table:table-cell table:style-name="ce5" table:number-columns-repeated="2"/>
          <table:table-cell table:style-name="ce19"/>
          <table:table-cell/>
          <table:table-cell table:style-name="ce5"/>
          <table:table-cell table:formula="of:=IF(ISBLANK([.M441]);[.A441];[.M441])" office:value-type="float" office:value="0.269339201570361">
            <text:p>0.26934</text:p>
          </table:table-cell>
          <table:table-cell table:formula="of:=IF(ISBLANK([.O441]);IF(ISERROR([.B441]);&quot;Err:&quot;&amp;ORG.OPENOFFICE.ERRORTYPE([.B441])=[.M441];OR([.P441]=[.B441];IF(AND(ISNUMBER([.P441]);ISNUMBER([.B441]));OR(AND([.P441]=0;ABS([.B441])&lt;1E-307);&quot;&quot;&amp;[.B441]=&quot;&quot;&amp;[.P441]))));[.O441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0.289779733856787">
            <text:p>0.28978</text:p>
          </table:table-cell>
          <table:table-cell table:style-name="ce5" table:formula="of:=BETAINV([.C442];[.D442];[.E442];[.F442];[.G442])" office:value-type="float" office:value="0.289779733856787">
            <text:p>0.28978</text:p>
          </table:table-cell>
          <table:table-cell table:style-name="ce10" office:value-type="float" office:value="0.6">
            <text:p>0.6</text:p>
          </table:table-cell>
          <table:table-cell table:style-name="ce10" office:value-type="float" office:value="1.5">
            <text:p>1.5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0.2">
            <text:p>0.2</text:p>
          </table:table-cell>
          <table:table-cell table:style-name="ce10" office:value-type="float" office:value="0.3">
            <text:p>0.3</text:p>
          </table:table-cell>
          <table:table-cell table:style-name="ce10" table:number-columns-repeated="2"/>
          <table:table-cell table:style-name="ce16" office:value-type="float" office:value="5">
            <text:p>5</text:p>
          </table:table-cell>
          <table:table-cell table:style-name="ce5" table:number-columns-repeated="2"/>
          <table:table-cell table:style-name="ce19"/>
          <table:table-cell/>
          <table:table-cell table:style-name="ce5"/>
          <table:table-cell table:formula="of:=IF(ISBLANK([.M442]);[.A442];[.M442])" office:value-type="float" office:value="0.289779733856787">
            <text:p>0.28978</text:p>
          </table:table-cell>
          <table:table-cell table:formula="of:=IF(ISBLANK([.O442]);IF(ISERROR([.B442]);&quot;Err:&quot;&amp;ORG.OPENOFFICE.ERRORTYPE([.B442])=[.M442];OR([.P442]=[.B442];IF(AND(ISNUMBER([.P442]);ISNUMBER([.B442]));OR(AND([.P442]=0;ABS([.B442])&lt;1E-307);&quot;&quot;&amp;[.B442]=&quot;&quot;&amp;[.P442]))));[.O442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BETAINV([.C443];[.D443];[.E443];[.F443];[.G443])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.5">
            <text:p>1.5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0.2">
            <text:p>0.2</text:p>
          </table:table-cell>
          <table:table-cell table:style-name="ce10" office:value-type="float" office:value="0.3">
            <text:p>0.3</text:p>
          </table:table-cell>
          <table:table-cell table:style-name="ce10" table:number-columns-repeated="2"/>
          <table:table-cell table:style-name="ce16" office:value-type="float" office:value="5">
            <text:p>5</text:p>
          </table:table-cell>
          <table:table-cell table:style-name="ce5" table:number-columns-repeated="2"/>
          <table:table-cell table:style-name="ce19" office:value-type="float" office:value="0">
            <text:p>0</text:p>
          </table:table-cell>
          <table:table-cell/>
          <table:table-cell table:style-name="ce5"/>
          <table:table-cell table:formula="of:=IF(ISBLANK([.M443]);[.A443];[.M443])" office:value-type="float" office:value="0">
            <text:p>0</text:p>
          </table:table-cell>
          <table:table-cell table:formula="of:=IF(ISBLANK([.O443]);IF(ISERROR([.B443]);&quot;Err:&quot;&amp;ORG.OPENOFFICE.ERRORTYPE([.B443])=[.M443];OR([.P443]=[.B443];IF(AND(ISNUMBER([.P443]);ISNUMBER([.B443]));OR(AND([.P443]=0;ABS([.B443])&lt;1E-307);&quot;&quot;&amp;[.B443]=&quot;&quot;&amp;[.P443]))));[.O443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BETAINV([.C444];[.D444];[.E444];[.F444];[.G444])" office:value-type="float" office:value="0">
            <text:p>Err:502</text:p>
          </table:table-cell>
          <table:table-cell table:style-name="ce10" office:value-type="float" office:value="-0.001">
            <text:p>-0.001</text:p>
          </table:table-cell>
          <table:table-cell table:style-name="ce10" office:value-type="float" office:value="1.5">
            <text:p>1.5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0.2">
            <text:p>0.2</text:p>
          </table:table-cell>
          <table:table-cell table:style-name="ce10" office:value-type="float" office:value="0.3">
            <text:p>0.3</text:p>
          </table:table-cell>
          <table:table-cell table:style-name="ce10" table:number-columns-repeated="2"/>
          <table:table-cell table:style-name="ce16" office:value-type="float" office:value="5">
            <text:p>5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/>
          <table:table-cell table:style-name="ce5"/>
          <table:table-cell table:formula="of:=IF(ISBLANK([.M444]);[.A444];[.M444])" office:value-type="string" office:string-value="Err:502">
            <text:p>Err:502</text:p>
          </table:table-cell>
          <table:table-cell table:formula="of:=IF(ISBLANK([.O444]);IF(ISERROR([.B444]);&quot;Err:&quot;&amp;ORG.OPENOFFICE.ERRORTYPE([.B444])=[.M444];OR([.P444]=[.B444];IF(AND(ISNUMBER([.P444]);ISNUMBER([.B444]));OR(AND([.P444]=0;ABS([.B444])&lt;1E-307);&quot;&quot;&amp;[.B444]=&quot;&quot;&amp;[.P444]))));[.O444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BETAINV([.C445];[.D445];[.E445];[.F445];[.G445])" office:value-type="float" office:value="0">
            <text:p>Err:50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.5">
            <text:p>1.5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0.2">
            <text:p>0.2</text:p>
          </table:table-cell>
          <table:table-cell table:style-name="ce10" office:value-type="float" office:value="0.3">
            <text:p>0.3</text:p>
          </table:table-cell>
          <table:table-cell table:style-name="ce10" table:number-columns-repeated="2"/>
          <table:table-cell table:style-name="ce16" office:value-type="float" office:value="5">
            <text:p>5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/>
          <table:table-cell table:style-name="ce5"/>
          <table:table-cell table:formula="of:=IF(ISBLANK([.M445]);[.A445];[.M445])" office:value-type="string" office:string-value="Err:502">
            <text:p>Err:502</text:p>
          </table:table-cell>
          <table:table-cell table:formula="of:=IF(ISBLANK([.O445]);IF(ISERROR([.B445]);&quot;Err:&quot;&amp;ORG.OPENOFFICE.ERRORTYPE([.B445])=[.M445];OR([.P445]=[.B445];IF(AND(ISNUMBER([.P445]);ISNUMBER([.B445]));OR(AND([.P445]=0;ABS([.B445])&lt;1E-307);&quot;&quot;&amp;[.B445]=&quot;&quot;&amp;[.P445]))));[.O445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BETAINV([.C446];[.D446];[.E446];[.F446];[.G446])" office:value-type="float" office:value="0">
            <text:p>Err:502</text:p>
          </table:table-cell>
          <table:table-cell table:style-name="ce10" office:value-type="float" office:value="0.6">
            <text:p>0.6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0.2">
            <text:p>0.2</text:p>
          </table:table-cell>
          <table:table-cell table:style-name="ce10" office:value-type="float" office:value="0.3">
            <text:p>0.3</text:p>
          </table:table-cell>
          <table:table-cell table:style-name="ce10" table:number-columns-repeated="2"/>
          <table:table-cell table:style-name="ce16" office:value-type="float" office:value="5">
            <text:p>5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/>
          <table:table-cell table:style-name="ce5"/>
          <table:table-cell table:formula="of:=IF(ISBLANK([.M446]);[.A446];[.M446])" office:value-type="string" office:string-value="Err:502">
            <text:p>Err:502</text:p>
          </table:table-cell>
          <table:table-cell table:formula="of:=IF(ISBLANK([.O446]);IF(ISERROR([.B446]);&quot;Err:&quot;&amp;ORG.OPENOFFICE.ERRORTYPE([.B446])=[.M446];OR([.P446]=[.B446];IF(AND(ISNUMBER([.P446]);ISNUMBER([.B446]));OR(AND([.P446]=0;ABS([.B446])&lt;1E-307);&quot;&quot;&amp;[.B446]=&quot;&quot;&amp;[.P446]))));[.O446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BETAINV([.C447];[.D447];[.E447];[.F447];[.G447])" office:value-type="float" office:value="0">
            <text:p>Err:502</text:p>
          </table:table-cell>
          <table:table-cell table:style-name="ce10" office:value-type="float" office:value="0.6">
            <text:p>0.6</text:p>
          </table:table-cell>
          <table:table-cell table:style-name="ce10" office:value-type="float" office:value="1.5">
            <text:p>1.5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.2">
            <text:p>0.2</text:p>
          </table:table-cell>
          <table:table-cell table:style-name="ce10" office:value-type="float" office:value="0.3">
            <text:p>0.3</text:p>
          </table:table-cell>
          <table:table-cell table:style-name="ce10" table:number-columns-repeated="2"/>
          <table:table-cell table:style-name="ce16" office:value-type="float" office:value="5">
            <text:p>5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/>
          <table:table-cell table:style-name="ce5"/>
          <table:table-cell table:formula="of:=IF(ISBLANK([.M447]);[.A447];[.M447])" office:value-type="string" office:string-value="Err:502">
            <text:p>Err:502</text:p>
          </table:table-cell>
          <table:table-cell table:formula="of:=IF(ISBLANK([.O447]);IF(ISERROR([.B447]);&quot;Err:&quot;&amp;ORG.OPENOFFICE.ERRORTYPE([.B447])=[.M447];OR([.P447]=[.B447];IF(AND(ISNUMBER([.P447]);ISNUMBER([.B447]));OR(AND([.P447]=0;ABS([.B447])&lt;1E-307);&quot;&quot;&amp;[.B447]=&quot;&quot;&amp;[.P447]))));[.O447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BETAINV([.C448];[.D448];[.E448];[.F448];[.G448])" office:value-type="float" office:value="0">
            <text:p>Err:502</text:p>
          </table:table-cell>
          <table:table-cell table:style-name="ce10" office:value-type="float" office:value="0.6">
            <text:p>0.6</text:p>
          </table:table-cell>
          <table:table-cell table:style-name="ce10" office:value-type="float" office:value="1.5">
            <text:p>1.5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0.3">
            <text:p>0.3</text:p>
          </table:table-cell>
          <table:table-cell table:style-name="ce10" office:value-type="float" office:value="0.3">
            <text:p>0.3</text:p>
          </table:table-cell>
          <table:table-cell table:style-name="ce10" table:number-columns-repeated="2"/>
          <table:table-cell table:style-name="ce16" office:value-type="float" office:value="5">
            <text:p>5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/>
          <table:table-cell table:style-name="ce5"/>
          <table:table-cell table:formula="of:=IF(ISBLANK([.M448]);[.A448];[.M448])" office:value-type="string" office:string-value="Err:502">
            <text:p>Err:502</text:p>
          </table:table-cell>
          <table:table-cell table:formula="of:=IF(ISBLANK([.O448]);IF(ISERROR([.B448]);&quot;Err:&quot;&amp;ORG.OPENOFFICE.ERRORTYPE([.B448])=[.M448];OR([.P448]=[.B448];IF(AND(ISNUMBER([.P448]);ISNUMBER([.B448]));OR(AND([.P448]=0;ABS([.B448])&lt;1E-307);&quot;&quot;&amp;[.B448]=&quot;&quot;&amp;[.P448]))));[.O448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BETAINV([.C449];[.D449];[.E449];[.F449];[.G449])" office:value-type="float" office:value="0.210220266143213">
            <text:p>0.21022</text:p>
          </table:table-cell>
          <table:table-cell table:style-name="ce10" office:value-type="float" office:value="0.6">
            <text:p>0.6</text:p>
          </table:table-cell>
          <table:table-cell table:style-name="ce10" office:value-type="float" office:value="1.5">
            <text:p>1.5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0.3">
            <text:p>0.3</text:p>
          </table:table-cell>
          <table:table-cell table:style-name="ce10" office:value-type="float" office:value="0.2">
            <text:p>0.2</text:p>
          </table:table-cell>
          <table:table-cell table:style-name="ce10" table:number-columns-repeated="2"/>
          <table:table-cell table:style-name="ce16" office:value-type="float" office:value="5">
            <text:p>5</text:p>
          </table:table-cell>
          <table:table-cell table:style-name="ce5" table:number-columns-repeated="2"/>
          <table:table-cell table:style-name="ce19" office:value-type="float" office:value="0.210220266143213">
            <text:p>0.21022</text:p>
          </table:table-cell>
          <table:table-cell/>
          <table:table-cell table:style-name="ce21"/>
          <table:table-cell table:formula="of:=IF(ISBLANK([.M449]);[.A449];[.M449])" office:value-type="float" office:value="0.210220266143213">
            <text:p>0.21022</text:p>
          </table:table-cell>
          <table:table-cell table:formula="of:=IF(ISBLANK([.O449]);IF(ISERROR([.B449]);&quot;Err:&quot;&amp;ORG.OPENOFFICE.ERRORTYPE([.B449])=[.M449];OR([.P449]=[.B449];IF(AND(ISNUMBER([.P449]);ISNUMBER([.B449]));OR(AND([.P449]=0;ABS([.B449])&lt;1E-307);&quot;&quot;&amp;[.B449]=&quot;&quot;&amp;[.P449]))));[.O449])" office:value-type="boolean" office:boolean-value="true">
            <text:p>TRUE</text:p>
          </table:table-cell>
          <table:table-cell table:style-name="ce21" table:number-columns-repeated="12"/>
          <table:table-cell table:style-name="ce5" table:number-columns-repeated="227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0" table:number-columns-repeated="7"/>
          <table:table-cell table:style-name="ce16"/>
          <table:table-cell table:style-name="ce5" table:number-columns-repeated="2"/>
          <table:table-cell table:style-name="ce18"/>
          <table:table-cell table:style-name="ce5"/>
          <table:table-cell table:style-name="ce21"/>
          <table:table-cell table:number-columns-repeated="2"/>
          <table:table-cell table:style-name="ce21" table:number-columns-repeated="12"/>
          <table:table-cell table:style-name="ce5" table:number-columns-repeated="227"/>
          <table:table-cell table:number-columns-repeated="768"/>
        </table:table-row>
        <table:table-row table:style-name="ro2">
          <table:table-cell table:style-name="ce2" office:value-type="float" office:value="3.2188758248682">
            <text:p>3.21888</text:p>
          </table:table-cell>
          <table:table-cell table:style-name="ce5" table:formula="of:=LEGACY.CHIINV([.C451];[.D451])" office:value-type="float" office:value="3.2188758248682">
            <text:p>3.21888</text:p>
          </table:table-cell>
          <table:table-cell table:style-name="ce10" office:value-type="float" office:value="0.2">
            <text:p>0.2</text:p>
          </table:table-cell>
          <table:table-cell table:style-name="ce10" office:value-type="float" office:value="2.4">
            <text:p>2.4</text:p>
          </table:table-cell>
          <table:table-cell table:style-name="ce10" table:number-columns-repeated="5"/>
          <table:table-cell table:style-name="ce16" office:value-type="float" office:value="2">
            <text:p>2</text:p>
          </table:table-cell>
          <table:table-cell table:style-name="ce5" office:value-type="string">
            <text:p>CHIINV</text:p>
          </table:table-cell>
          <table:table-cell table:style-name="ce5" office:value-type="string">
            <text:p>CHIINV</text:p>
          </table:table-cell>
          <table:table-cell table:style-name="ce18"/>
          <table:table-cell table:style-name="ce5"/>
          <table:table-cell table:style-name="ce5"/>
          <table:table-cell table:formula="of:=IF(ISBLANK([.M451]);[.A451];[.M451])" office:value-type="float" office:value="3.2188758248682">
            <text:p>3.21888</text:p>
          </table:table-cell>
          <table:table-cell table:formula="of:=IF(ISBLANK([.O451]);IF(ISERROR([.B451]);&quot;Err:&quot;&amp;ORG.OPENOFFICE.ERRORTYPE([.B451])=[.M451];OR([.P451]=[.B451];IF(AND(ISNUMBER([.P451]);ISNUMBER([.B451]));OR(AND([.P451]=0;ABS([.B451])&lt;1E-307);&quot;&quot;&amp;[.B451]=&quot;&quot;&amp;[.P451]))));[.O451])" office:value-type="boolean" office:boolean-value="true">
            <text:p>TRUE</text:p>
          </table:table-cell>
          <table:table-cell table:style-name="ce21" table:number-columns-repeated="12"/>
          <table:table-cell table:style-name="ce5" table:number-columns-repeated="227"/>
          <table:table-cell table:number-columns-repeated="768"/>
        </table:table-row>
        <table:table-row table:style-name="ro2">
          <table:table-cell table:style-name="ce2" office:value-type="float" office:value="0.413893310640176">
            <text:p>0.41389</text:p>
          </table:table-cell>
          <table:table-cell table:style-name="ce5" table:formula="of:=LEGACY.CHIINV([.C452];[.D452])" office:value-type="float" office:value="0.413893310640176">
            <text:p>0.41389</text:p>
          </table:table-cell>
          <table:table-cell table:style-name="ce10" office:value-type="float" office:value="0.52">
            <text:p>0.52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5"/>
          <table:table-cell table:style-name="ce16" office:value-type="float" office:value="2">
            <text:p>2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452]);[.A452];[.M452])" office:value-type="float" office:value="0.413893310640176">
            <text:p>0.41389</text:p>
          </table:table-cell>
          <table:table-cell table:formula="of:=IF(ISBLANK([.O452]);IF(ISERROR([.B452]);&quot;Err:&quot;&amp;ORG.OPENOFFICE.ERRORTYPE([.B452])=[.M452];OR([.P452]=[.B452];IF(AND(ISNUMBER([.P452]);ISNUMBER([.B452]));OR(AND([.P452]=0;ABS([.B452])&lt;1E-307);&quot;&quot;&amp;[.B452]=&quot;&quot;&amp;[.P452]))));[.O452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2.80511844928978">
            <text:p>2.80512</text:p>
          </table:table-cell>
          <table:table-cell table:style-name="ce5" table:formula="of:=LEGACY.CHIINV([.C453];[.D453])" office:value-type="float" office:value="2.80511844928978">
            <text:p>2.80512</text:p>
          </table:table-cell>
          <table:table-cell table:style-name="ce10" office:value-type="float" office:value="0.73">
            <text:p>0.73</text:p>
          </table:table-cell>
          <table:table-cell table:style-name="ce10" office:value-type="float" office:value="5">
            <text:p>5</text:p>
          </table:table-cell>
          <table:table-cell table:style-name="ce10" table:number-columns-repeated="5"/>
          <table:table-cell table:style-name="ce16" office:value-type="float" office:value="2">
            <text:p>2</text:p>
          </table:table-cell>
          <table:table-cell table:style-name="ce5" table:number-columns-repeated="2"/>
          <table:table-cell table:style-name="ce18"/>
          <table:table-cell table:style-name="ce5" office:value-type="string">
            <office:annotation draw:style-name="gr1" draw:text-style-name="P1" svg:width="3.553cm" svg:height="5.909cm" svg:x="36.186cm" svg:y="208.79cm" draw:caption-point-x="4.035cm" draw:caption-point-y="3.596cm">
              <dc:date>2007-11-27T00:00:00</dc:date>
              <text:p text:style-name="P1"><text:span text:style-name="T1">Samsonov:</text:span></text:p>
              <text:p text:style-name="P1"><text:span text:style-name="T2">Precision problem</text:span></text:p>
            </office:annotation>
            <text:p>bigdecimal</text:p>
          </table:table-cell>
          <table:table-cell table:style-name="ce5"/>
          <table:table-cell table:formula="of:=IF(ISBLANK([.M453]);[.A453];[.M453])" office:value-type="float" office:value="2.80511844928978">
            <text:p>2.80512</text:p>
          </table:table-cell>
          <table:table-cell table:formula="of:=IF(ISBLANK([.O453]);IF(ISERROR([.B453]);&quot;Err:&quot;&amp;ORG.OPENOFFICE.ERRORTYPE([.B453])=[.M453];OR([.P453]=[.B453];IF(AND(ISNUMBER([.P453]);ISNUMBER([.B453]));OR(AND([.P453]=0;ABS([.B453])&lt;1E-307);&quot;&quot;&amp;[.B453]=&quot;&quot;&amp;[.P453]))));[.O453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2.80511844928978">
            <text:p>2.80512</text:p>
          </table:table-cell>
          <table:table-cell table:style-name="ce5" table:formula="of:=LEGACY.CHIINV([.C454];[.D454])" office:value-type="float" office:value="2.80511844928978">
            <text:p>2.80512</text:p>
          </table:table-cell>
          <table:table-cell table:style-name="ce10" office:value-type="float" office:value="0.73">
            <text:p>0.73</text:p>
          </table:table-cell>
          <table:table-cell table:style-name="ce10" office:value-type="float" office:value="5.42">
            <text:p>5.42</text:p>
          </table:table-cell>
          <table:table-cell table:style-name="ce10" table:number-columns-repeated="5"/>
          <table:table-cell table:style-name="ce16" office:value-type="float" office:value="2">
            <text:p>2</text:p>
          </table:table-cell>
          <table:table-cell table:style-name="ce5" table:number-columns-repeated="2"/>
          <table:table-cell table:style-name="ce18"/>
          <table:table-cell table:style-name="ce5" office:value-type="string">
            <office:annotation draw:style-name="gr1" draw:text-style-name="P1" svg:width="3.553cm" svg:height="5.863cm" svg:x="36.186cm" svg:y="209.261cm" draw:caption-point-x="4.035cm" draw:caption-point-y="3.596cm">
              <dc:date>2007-11-27T00:00:00</dc:date>
              <text:p text:style-name="P1"><text:span text:style-name="T1">Samsonov:</text:span></text:p>
              <text:p text:style-name="P1"><text:span text:style-name="T2">Precision problem</text:span></text:p>
            </office:annotation>
            <text:p>bigdecimal</text:p>
          </table:table-cell>
          <table:table-cell table:style-name="ce5"/>
          <table:table-cell table:formula="of:=IF(ISBLANK([.M454]);[.A454];[.M454])" office:value-type="float" office:value="2.80511844928978">
            <text:p>2.80512</text:p>
          </table:table-cell>
          <table:table-cell table:formula="of:=IF(ISBLANK([.O454]);IF(ISERROR([.B454]);&quot;Err:&quot;&amp;ORG.OPENOFFICE.ERRORTYPE([.B454])=[.M454];OR([.P454]=[.B454];IF(AND(ISNUMBER([.P454]);ISNUMBER([.B454]));OR(AND([.P454]=0;ABS([.B454])&lt;1E-307);&quot;&quot;&amp;[.B454]=&quot;&quot;&amp;[.P454]))));[.O454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5.74940967673633">
            <text:p>5.74941</text:p>
          </table:table-cell>
          <table:table-cell table:style-name="ce5" table:formula="of:=LEGACY.CHIINV([.C455];[.D455])" office:value-type="float" office:value="5.74940967673633">
            <text:p>5.74941</text:p>
          </table:table-cell>
          <table:table-cell table:style-name="ce10" office:value-type="float" office:value="0.9999">
            <text:p>0.9999</text:p>
          </table:table-cell>
          <table:table-cell table:style-name="ce10" office:value-type="float" office:value="23">
            <text:p>23</text:p>
          </table:table-cell>
          <table:table-cell table:style-name="ce10" table:number-columns-repeated="5"/>
          <table:table-cell table:style-name="ce16" office:value-type="float" office:value="2">
            <text:p>2</text:p>
          </table:table-cell>
          <table:table-cell table:style-name="ce5" table:number-columns-repeated="2"/>
          <table:table-cell table:style-name="ce18"/>
          <table:table-cell table:style-name="ce5" office:value-type="string">
            <office:annotation draw:style-name="gr1" draw:text-style-name="P1" svg:width="3.553cm" svg:height="5.863cm" svg:x="36.186cm" svg:y="209.732cm" draw:caption-point-x="4.035cm" draw:caption-point-y="3.596cm">
              <dc:date>2007-11-27T00:00:00</dc:date>
              <text:p text:style-name="P1"><text:span text:style-name="T1">Samsonov:</text:span></text:p>
              <text:p text:style-name="P1"><text:span text:style-name="T2">Precision problem</text:span></text:p>
            </office:annotation>
            <text:p>bigdecimal</text:p>
          </table:table-cell>
          <table:table-cell table:style-name="ce5"/>
          <table:table-cell table:formula="of:=IF(ISBLANK([.M455]);[.A455];[.M455])" office:value-type="float" office:value="5.74940967673633">
            <text:p>5.74941</text:p>
          </table:table-cell>
          <table:table-cell table:formula="of:=IF(ISBLANK([.O455]);IF(ISERROR([.B455]);&quot;Err:&quot;&amp;ORG.OPENOFFICE.ERRORTYPE([.B455])=[.M455];OR([.P455]=[.B455];IF(AND(ISNUMBER([.P455]);ISNUMBER([.B455]));OR(AND([.P455]=0;ABS([.B455])&lt;1E-307);&quot;&quot;&amp;[.B455]=&quot;&quot;&amp;[.P455]))));[.O455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32.0068996817043">
            <text:p>32.00690</text:p>
          </table:table-cell>
          <table:table-cell table:style-name="ce5" table:formula="of:=LEGACY.CHIINV([.C456];[.D456])" office:value-type="float" office:value="32.0068996817043">
            <text:p>32.00690</text:p>
          </table:table-cell>
          <table:table-cell table:style-name="ce10" office:value-type="float" office:value="0.1">
            <text:p>0.1</text:p>
          </table:table-cell>
          <table:table-cell table:style-name="ce10" office:value-type="float" office:value="23">
            <text:p>23</text:p>
          </table:table-cell>
          <table:table-cell table:style-name="ce10" table:number-columns-repeated="5"/>
          <table:table-cell table:style-name="ce16" office:value-type="float" office:value="2">
            <text:p>2</text:p>
          </table:table-cell>
          <table:table-cell table:style-name="ce5" table:number-columns-repeated="2"/>
          <table:table-cell table:style-name="ce18"/>
          <table:table-cell table:style-name="ce5" office:value-type="string">
            <office:annotation draw:style-name="gr1" draw:text-style-name="P1" svg:width="3.553cm" svg:height="5.864cm" svg:x="36.186cm" svg:y="210.202cm" draw:caption-point-x="4.035cm" draw:caption-point-y="3.597cm">
              <dc:date>2007-11-27T00:00:00</dc:date>
              <text:p text:style-name="P1"><text:span text:style-name="T1">Samsonov:</text:span></text:p>
              <text:p text:style-name="P1"><text:span text:style-name="T2">Precision problem</text:span></text:p>
            </office:annotation>
            <text:p>bigdecimal</text:p>
          </table:table-cell>
          <table:table-cell table:style-name="ce5"/>
          <table:table-cell table:formula="of:=IF(ISBLANK([.M456]);[.A456];[.M456])" office:value-type="float" office:value="32.0068996817043">
            <text:p>32.00690</text:p>
          </table:table-cell>
          <table:table-cell table:formula="of:=IF(ISBLANK([.O456]);IF(ISERROR([.B456]);&quot;Err:&quot;&amp;ORG.OPENOFFICE.ERRORTYPE([.B456])=[.M456];OR([.P456]=[.B456];IF(AND(ISNUMBER([.P456]);ISNUMBER([.B456]));OR(AND([.P456]=0;ABS([.B456])&lt;1E-307);&quot;&quot;&amp;[.B456]=&quot;&quot;&amp;[.P456]))));[.O456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35.997362241175">
            <text:p>35.99736</text:p>
          </table:table-cell>
          <table:table-cell table:style-name="ce5" table:formula="of:=LEGACY.CHIINV([.C457];[.D457])" office:value-type="float" office:value="35.997362241175">
            <text:p>35.99736</text:p>
          </table:table-cell>
          <table:table-cell table:style-name="ce10" office:value-type="float" office:value="0.33">
            <text:p>0.33</text:p>
          </table:table-cell>
          <table:table-cell table:style-name="ce10" office:value-type="float" office:value="33">
            <text:p>33</text:p>
          </table:table-cell>
          <table:table-cell table:style-name="ce10" table:number-columns-repeated="5"/>
          <table:table-cell table:style-name="ce16" office:value-type="float" office:value="2">
            <text:p>2</text:p>
          </table:table-cell>
          <table:table-cell table:style-name="ce5" table:number-columns-repeated="2"/>
          <table:table-cell table:style-name="ce18"/>
          <table:table-cell table:style-name="ce5" office:value-type="string">
            <office:annotation draw:style-name="gr1" draw:text-style-name="P1" svg:width="3.553cm" svg:height="5.864cm" svg:x="36.186cm" svg:y="210.673cm" draw:caption-point-x="4.035cm" draw:caption-point-y="3.597cm">
              <dc:date>2007-11-27T00:00:00</dc:date>
              <text:p text:style-name="P1"><text:span text:style-name="T1">Samsonov:</text:span></text:p>
              <text:p text:style-name="P1"><text:span text:style-name="T2">Precision problem</text:span></text:p>
            </office:annotation>
            <text:p>bigdecimal</text:p>
          </table:table-cell>
          <table:table-cell table:style-name="ce5"/>
          <table:table-cell table:formula="of:=IF(ISBLANK([.M457]);[.A457];[.M457])" office:value-type="float" office:value="35.997362241175">
            <text:p>35.99736</text:p>
          </table:table-cell>
          <table:table-cell table:formula="of:=IF(ISBLANK([.O457]);IF(ISERROR([.B457]);&quot;Err:&quot;&amp;ORG.OPENOFFICE.ERRORTYPE([.B457])=[.M457];OR([.P457]=[.B457];IF(AND(ISNUMBER([.P457]);ISNUMBER([.B457]));OR(AND([.P457]=0;ABS([.B457])&lt;1E-307);&quot;&quot;&amp;[.B457]=&quot;&quot;&amp;[.P457]))));[.O457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78.749524228043">
            <text:p>78.74952</text:p>
          </table:table-cell>
          <table:table-cell table:style-name="ce5" table:formula="of:=LEGACY.CHIINV([.C458];[.D458])" office:value-type="float" office:value="78.749524228043">
            <text:p>78.74952</text:p>
          </table:table-cell>
          <table:table-cell table:style-name="ce10" office:value-type="float" office:value="0.001">
            <text:p>0.001</text:p>
          </table:table-cell>
          <table:table-cell table:style-name="ce10" office:value-type="float" office:value="44">
            <text:p>44</text:p>
          </table:table-cell>
          <table:table-cell table:style-name="ce10" table:number-columns-repeated="5"/>
          <table:table-cell table:style-name="ce16" office:value-type="float" office:value="2">
            <text:p>2</text:p>
          </table:table-cell>
          <table:table-cell table:style-name="ce5" table:number-columns-repeated="2"/>
          <table:table-cell table:style-name="ce18"/>
          <table:table-cell table:style-name="ce5" office:value-type="string">
            <office:annotation draw:style-name="gr1" draw:text-style-name="P1" svg:width="3.553cm" svg:height="5.864cm" svg:x="36.186cm" svg:y="211.144cm" draw:caption-point-x="4.035cm" draw:caption-point-y="3.597cm">
              <dc:date>2007-11-27T00:00:00</dc:date>
              <text:p text:style-name="P1"><text:span text:style-name="T1">Samsonov:</text:span></text:p>
              <text:p text:style-name="P1"><text:span text:style-name="T2">Precision problem</text:span></text:p>
            </office:annotation>
            <text:p>bigdecimal</text:p>
          </table:table-cell>
          <table:table-cell table:style-name="ce5"/>
          <table:table-cell table:formula="of:=IF(ISBLANK([.M458]);[.A458];[.M458])" office:value-type="float" office:value="78.749524228043">
            <text:p>78.74952</text:p>
          </table:table-cell>
          <table:table-cell table:formula="of:=IF(ISBLANK([.O458]);IF(ISERROR([.B458]);&quot;Err:&quot;&amp;ORG.OPENOFFICE.ERRORTYPE([.B458])=[.M458];OR([.P458]=[.B458];IF(AND(ISNUMBER([.P458]);ISNUMBER([.B458]));OR(AND([.P458]=0;ABS([.B458])&lt;1E-307);&quot;&quot;&amp;[.B458]=&quot;&quot;&amp;[.P458]))));[.O458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2.40794560865187">
            <text:p>2.40795</text:p>
          </table:table-cell>
          <table:table-cell table:style-name="ce5" table:formula="of:=LEGACY.CHIINV([.C459];[.D459])" office:value-type="float" office:value="2.40794560865187">
            <text:p>2.40795</text:p>
          </table:table-cell>
          <table:table-cell table:style-name="ce10" office:value-type="float" office:value="0.3">
            <text:p>0.3</text:p>
          </table:table-cell>
          <table:table-cell table:style-name="ce10" office:value-type="float" office:value="2.4">
            <text:p>2.4</text:p>
          </table:table-cell>
          <table:table-cell table:style-name="ce10" table:number-columns-repeated="5"/>
          <table:table-cell table:style-name="ce16" office:value-type="float" office:value="2">
            <text:p>2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459]);[.A459];[.M459])" office:value-type="float" office:value="2.40794560865187">
            <text:p>2.40795</text:p>
          </table:table-cell>
          <table:table-cell table:formula="of:=IF(ISBLANK([.O459]);IF(ISERROR([.B459]);&quot;Err:&quot;&amp;ORG.OPENOFFICE.ERRORTYPE([.B459])=[.M459];OR([.P459]=[.B459];IF(AND(ISNUMBER([.P459]);ISNUMBER([.B459]));OR(AND([.P459]=0;ABS([.B459])&lt;1E-307);&quot;&quot;&amp;[.B459]=&quot;&quot;&amp;[.P459]))));[.O459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13.8155105579643">
            <text:p>13.81551</text:p>
          </table:table-cell>
          <table:table-cell table:style-name="ce5" table:formula="of:=LEGACY.CHIINV([.C460];[.D460])" office:value-type="float" office:value="13.8155105579643">
            <text:p>13.81551</text:p>
          </table:table-cell>
          <table:table-cell table:style-name="ce10" office:value-type="float" office:value="0.001">
            <text:p>0.001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5"/>
          <table:table-cell table:style-name="ce16" office:value-type="float" office:value="2">
            <text:p>2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460]);[.A460];[.M460])" office:value-type="float" office:value="13.8155105579643">
            <text:p>13.81551</text:p>
          </table:table-cell>
          <table:table-cell table:formula="of:=IF(ISBLANK([.O460]);IF(ISERROR([.B460]);&quot;Err:&quot;&amp;ORG.OPENOFFICE.ERRORTYPE([.B460])=[.M460];OR([.P460]=[.B460];IF(AND(ISNUMBER([.P460]);ISNUMBER([.B460]));OR(AND([.P460]=0;ABS([.B460])&lt;1E-307);&quot;&quot;&amp;[.B460]=&quot;&quot;&amp;[.P460]))));[.O460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LEGACY.CHIINV([.C461];[.D461])" office:value-type="float" office:value="0">
            <text:p>Err:50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5"/>
          <table:table-cell table:style-name="ce16" office:value-type="float" office:value="2">
            <text:p>2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5"/>
          <table:table-cell table:style-name="ce5"/>
          <table:table-cell table:formula="of:=IF(ISBLANK([.M461]);[.A461];[.M461])" office:value-type="string" office:string-value="Err:502">
            <text:p>Err:502</text:p>
          </table:table-cell>
          <table:table-cell table:formula="of:=IF(ISBLANK([.O461]);IF(ISERROR([.B461]);&quot;Err:&quot;&amp;ORG.OPENOFFICE.ERRORTYPE([.B461])=[.M461];OR([.P461]=[.B461];IF(AND(ISNUMBER([.P461]);ISNUMBER([.B461]));OR(AND([.P461]=0;ABS([.B461])&lt;1E-307);&quot;&quot;&amp;[.B461]=&quot;&quot;&amp;[.P461]))));[.O461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LEGACY.CHIINV([.C462];[.D462])" office:value-type="float" office:value="0">
            <text:p>Err:502</text:p>
          </table:table-cell>
          <table:table-cell table:style-name="ce10" office:value-type="float" office:value="1.001">
            <text:p>1.001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5"/>
          <table:table-cell table:style-name="ce16" office:value-type="float" office:value="2">
            <text:p>2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5"/>
          <table:table-cell table:style-name="ce5"/>
          <table:table-cell table:formula="of:=IF(ISBLANK([.M462]);[.A462];[.M462])" office:value-type="string" office:string-value="Err:502">
            <text:p>Err:502</text:p>
          </table:table-cell>
          <table:table-cell table:formula="of:=IF(ISBLANK([.O462]);IF(ISERROR([.B462]);&quot;Err:&quot;&amp;ORG.OPENOFFICE.ERRORTYPE([.B462])=[.M462];OR([.P462]=[.B462];IF(AND(ISNUMBER([.P462]);ISNUMBER([.B462]));OR(AND([.P462]=0;ABS([.B462])&lt;1E-307);&quot;&quot;&amp;[.B462]=&quot;&quot;&amp;[.P462]))));[.O462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LEGACY.CHIINV([.C463];[.D463])" office:value-type="float" office:value="0">
            <text:p>Err:502</text:p>
          </table:table-cell>
          <table:table-cell table:style-name="ce10" office:value-type="float" office:value="0.2">
            <text:p>0.2</text:p>
          </table:table-cell>
          <table:table-cell table:style-name="ce10" office:value-type="float" office:value="0.99">
            <text:p>0.99</text:p>
          </table:table-cell>
          <table:table-cell table:style-name="ce10" table:number-columns-repeated="5"/>
          <table:table-cell table:style-name="ce16" office:value-type="float" office:value="2">
            <text:p>2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5"/>
          <table:table-cell table:style-name="ce5"/>
          <table:table-cell table:formula="of:=IF(ISBLANK([.M463]);[.A463];[.M463])" office:value-type="string" office:string-value="Err:502">
            <text:p>Err:502</text:p>
          </table:table-cell>
          <table:table-cell table:formula="of:=IF(ISBLANK([.O463]);IF(ISERROR([.B463]);&quot;Err:&quot;&amp;ORG.OPENOFFICE.ERRORTYPE([.B463])=[.M463];OR([.P463]=[.B463];IF(AND(ISNUMBER([.P463]);ISNUMBER([.B463]));OR(AND([.P463]=0;ABS([.B463])&lt;1E-307);&quot;&quot;&amp;[.B463]=&quot;&quot;&amp;[.P463]))));[.O463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LEGACY.CHIINV([.C464];[.D464])" office:value-type="float" office:value="0">
            <text:p>Err:523</text:p>
          </table:table-cell>
          <table:table-cell table:style-name="ce10" office:value-type="float" office:value="0.2">
            <text:p>0.2</text:p>
          </table:table-cell>
          <table:table-cell table:style-name="ce14" office:value-type="float" office:value="100000000000">
            <text:p>1.00E+11</text:p>
          </table:table-cell>
          <table:table-cell table:style-name="ce10" table:number-columns-repeated="5"/>
          <table:table-cell table:style-name="ce16" office:value-type="float" office:value="2">
            <text:p>2</text:p>
          </table:table-cell>
          <table:table-cell table:style-name="ce5" table:number-columns-repeated="2"/>
          <table:table-cell table:style-name="ce18" office:value-type="string">
            <text:p>Err:523</text:p>
          </table:table-cell>
          <table:table-cell table:style-name="ce5"/>
          <table:table-cell table:style-name="ce5"/>
          <table:table-cell table:formula="of:=IF(ISBLANK([.M464]);[.A464];[.M464])" office:value-type="string" office:string-value="Err:523">
            <text:p>Err:523</text:p>
          </table:table-cell>
          <table:table-cell table:formula="of:=IF(ISBLANK([.O464]);IF(ISERROR([.B464]);&quot;Err:&quot;&amp;ORG.OPENOFFICE.ERRORTYPE([.B464])=[.M464];OR([.P464]=[.B464];IF(AND(ISNUMBER([.P464]);ISNUMBER([.B464]));OR(AND([.P464]=0;ABS([.B464])&lt;1E-307);&quot;&quot;&amp;[.B464]=&quot;&quot;&amp;[.P464]))));[.O464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0" table:number-columns-repeated="4"/>
          <table:table-cell table:style-name="ce15" table:number-columns-repeated="3"/>
          <table:table-cell table:style-name="ce16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0.666666666666667">
            <text:p>0.66667</text:p>
          </table:table-cell>
          <table:table-cell table:style-name="ce5" table:formula="of:=LEGACY.FINV([.C466];[.D466];[.E466])" office:value-type="float" office:value="0.666666666666667">
            <text:p>0.66667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1.9">
            <text:p>1.9</text:p>
          </table:table-cell>
          <table:table-cell table:style-name="ce10" office:value-type="float" office:value="2.4">
            <text:p>2.4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office:value-type="string">
            <text:p>FINV</text:p>
          </table:table-cell>
          <table:table-cell table:style-name="ce5" office:value-type="string">
            <text:p>FINV</text:p>
          </table:table-cell>
          <table:table-cell table:style-name="ce20"/>
          <table:table-cell table:style-name="ce21"/>
          <table:table-cell table:style-name="ce21"/>
          <table:table-cell table:formula="of:=IF(ISBLANK([.M466]);[.A466];[.M466])" office:value-type="float" office:value="0.666666666666667">
            <text:p>0.66667</text:p>
          </table:table-cell>
          <table:table-cell table:formula="of:=IF(ISBLANK([.O466]);IF(ISERROR([.B466]);&quot;Err:&quot;&amp;ORG.OPENOFFICE.ERRORTYPE([.B466])=[.M466];OR([.P466]=[.B466];IF(AND(ISNUMBER([.P466]);ISNUMBER([.B466]));OR(AND([.P466]=0;ABS([.B466])&lt;1E-307);&quot;&quot;&amp;[.B466]=&quot;&quot;&amp;[.P466]))));[.O466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5" table:formula="of:=LEGACY.FINV([.C467];[.D467];[.E467])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.4">
            <text:p>2.4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467]);[.A467];[.M467])" office:value-type="float" office:value="0">
            <text:p>0</text:p>
          </table:table-cell>
          <table:table-cell table:formula="of:=IF(ISBLANK([.O467]);IF(ISERROR([.B467]);&quot;Err:&quot;&amp;ORG.OPENOFFICE.ERRORTYPE([.B467])=[.M467];OR([.P467]=[.B467];IF(AND(ISNUMBER([.P467]);ISNUMBER([.B467]));OR(AND([.P467]=0;ABS([.B467])&lt;1E-307);&quot;&quot;&amp;[.B467]=&quot;&quot;&amp;[.P467]))));[.O467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1000000000">
            <text:p>1000000000</text:p>
          </table:table-cell>
          <table:table-cell table:style-name="ce5" table:formula="of:=LEGACY.FINV([.C468];[.D468];[.E468])" office:value-type="float" office:value="0">
            <text:p>Err:50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5"/>
          <table:table-cell table:style-name="ce5"/>
          <table:table-cell table:formula="of:=IF(ISBLANK([.M468]);[.A468];[.M468])" office:value-type="string" office:string-value="Err:502">
            <text:p>Err:502</text:p>
          </table:table-cell>
          <table:table-cell table:formula="of:=IF(ISBLANK([.O468]);IF(ISERROR([.B468]);&quot;Err:&quot;&amp;ORG.OPENOFFICE.ERRORTYPE([.B468])=[.M468];OR([.P468]=[.B468];IF(AND(ISNUMBER([.P468]);ISNUMBER([.B468]));OR(AND([.P468]=0;ABS([.B468])&lt;1E-307);&quot;&quot;&amp;[.B468]=&quot;&quot;&amp;[.P468]))));[.O468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8.45128505307999">
            <text:p>8.45129</text:p>
          </table:table-cell>
          <table:table-cell table:style-name="ce5" table:formula="of:=LEGACY.FINV([.C469];[.D469];[.E469])" office:value-type="float" office:value="8.45128505307999">
            <text:p>8.45129</text:p>
          </table:table-cell>
          <table:table-cell table:style-name="ce10" office:value-type="float" office:value="0.01">
            <text:p>0.01</text:p>
          </table:table-cell>
          <table:table-cell table:style-name="ce10" office:value-type="float" office:value="3.6">
            <text:p>3.6</text:p>
          </table:table-cell>
          <table:table-cell table:style-name="ce10" office:value-type="float" office:value="7.9">
            <text:p>7.9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469]);[.A469];[.M469])" office:value-type="float" office:value="8.45128505307999">
            <text:p>8.45129</text:p>
          </table:table-cell>
          <table:table-cell table:formula="of:=IF(ISBLANK([.O469]);IF(ISERROR([.B469]);&quot;Err:&quot;&amp;ORG.OPENOFFICE.ERRORTYPE([.B469])=[.M469];OR([.P469]=[.B469];IF(AND(ISNUMBER([.P469]);ISNUMBER([.B469]));OR(AND([.P469]=0;ABS([.B469])&lt;1E-307);&quot;&quot;&amp;[.B469]=&quot;&quot;&amp;[.P469]))));[.O469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0.623235137189454">
            <text:p>0.62324</text:p>
          </table:table-cell>
          <table:table-cell table:style-name="ce5" table:formula="of:=LEGACY.FINV([.C470];[.D470];[.E470])" office:value-type="float" office:value="0.623235137189454">
            <text:p>0.62324</text:p>
          </table:table-cell>
          <table:table-cell table:style-name="ce10" office:value-type="float" office:value="0.7">
            <text:p>0.7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3">
            <text:p>3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 office:value-type="string">
            <office:annotation draw:style-name="gr1" draw:text-style-name="P1" svg:width="3.553cm" svg:height="2.891cm" svg:x="36.186cm" svg:y="216.75cm" draw:caption-point-x="4.035cm" draw:caption-point-y="3.621cm">
              <dc:date>2007-11-27T00:00:00</dc:date>
              <text:p text:style-name="P1"><text:span text:style-name="T1">Samsonov:</text:span></text:p>
              <text:p text:style-name="P1"><text:span text:style-name="T2">Precision problem</text:span></text:p>
            </office:annotation>
            <text:p>bigdecimal</text:p>
          </table:table-cell>
          <table:table-cell table:style-name="ce5"/>
          <table:table-cell table:formula="of:=IF(ISBLANK([.M470]);[.A470];[.M470])" office:value-type="float" office:value="0.623235137189454">
            <text:p>0.62324</text:p>
          </table:table-cell>
          <table:table-cell table:formula="of:=IF(ISBLANK([.O470]);IF(ISERROR([.B470]);&quot;Err:&quot;&amp;ORG.OPENOFFICE.ERRORTYPE([.B470])=[.M470];OR([.P470]=[.B470];IF(AND(ISNUMBER([.P470]);ISNUMBER([.B470]));OR(AND([.P470]=0;ABS([.B470])&lt;1E-307);&quot;&quot;&amp;[.B470]=&quot;&quot;&amp;[.P470]))));[.O470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18.772269815099">
            <text:p>18.77227</text:p>
          </table:table-cell>
          <table:table-cell table:style-name="ce5" table:formula="of:=LEGACY.FINV([.C471];[.D471];[.E471])" office:value-type="float" office:value="18.772269815099">
            <text:p>18.77227</text:p>
          </table:table-cell>
          <table:table-cell table:style-name="ce10" office:value-type="float" office:value="0.001">
            <text:p>0.001</text:p>
          </table:table-cell>
          <table:table-cell table:style-name="ce10" office:value-type="float" office:value="3.6">
            <text:p>3.6</text:p>
          </table:table-cell>
          <table:table-cell table:style-name="ce10" office:value-type="float" office:value="7.9">
            <text:p>7.9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471]);[.A471];[.M471])" office:value-type="float" office:value="18.772269815099">
            <text:p>18.77227</text:p>
          </table:table-cell>
          <table:table-cell table:formula="of:=IF(ISBLANK([.O471]);IF(ISERROR([.B471]);&quot;Err:&quot;&amp;ORG.OPENOFFICE.ERRORTYPE([.B471])=[.M471];OR([.P471]=[.B471];IF(AND(ISNUMBER([.P471]);ISNUMBER([.B471]));OR(AND([.P471]=0;ABS([.B471])&lt;1E-307);&quot;&quot;&amp;[.B471]=&quot;&quot;&amp;[.P471]))));[.O471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LEGACY.FINV([.C472];[.D472];[.E472])" office:value-type="float" office:value="0">
            <text:p>Err:502</text:p>
          </table:table-cell>
          <table:table-cell table:style-name="ce10" office:value-type="float" office:value="-0.01">
            <text:p>-0.01</text:p>
          </table:table-cell>
          <table:table-cell table:style-name="ce10" office:value-type="float" office:value="1.9">
            <text:p>1.9</text:p>
          </table:table-cell>
          <table:table-cell table:style-name="ce10" office:value-type="float" office:value="2.4">
            <text:p>2.4</text:p>
          </table:table-cell>
          <table:table-cell table:style-name="ce10"/>
          <table:table-cell table:style-name="ce15" table:number-columns-repeated="3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5"/>
          <table:table-cell table:style-name="ce5"/>
          <table:table-cell table:formula="of:=IF(ISBLANK([.M472]);[.A472];[.M472])" office:value-type="string" office:string-value="Err:502">
            <text:p>Err:502</text:p>
          </table:table-cell>
          <table:table-cell table:formula="of:=IF(ISBLANK([.O472]);IF(ISERROR([.B472]);&quot;Err:&quot;&amp;ORG.OPENOFFICE.ERRORTYPE([.B472])=[.M472];OR([.P472]=[.B472];IF(AND(ISNUMBER([.P472]);ISNUMBER([.B472]));OR(AND([.P472]=0;ABS([.B472])&lt;1E-307);&quot;&quot;&amp;[.B472]=&quot;&quot;&amp;[.P472]))));[.O472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LEGACY.FINV([.C473];[.D473];[.E473])" office:value-type="float" office:value="0">
            <text:p>Err:502</text:p>
          </table:table-cell>
          <table:table-cell table:style-name="ce10" office:value-type="float" office:value="1.1">
            <text:p>1.1</text:p>
          </table:table-cell>
          <table:table-cell table:style-name="ce10" office:value-type="float" office:value="1.9">
            <text:p>1.9</text:p>
          </table:table-cell>
          <table:table-cell table:style-name="ce10" office:value-type="float" office:value="2.4">
            <text:p>2.4</text:p>
          </table:table-cell>
          <table:table-cell table:style-name="ce10"/>
          <table:table-cell table:style-name="ce15" table:number-columns-repeated="3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5"/>
          <table:table-cell table:style-name="ce5"/>
          <table:table-cell table:formula="of:=IF(ISBLANK([.M473]);[.A473];[.M473])" office:value-type="string" office:string-value="Err:502">
            <text:p>Err:502</text:p>
          </table:table-cell>
          <table:table-cell table:formula="of:=IF(ISBLANK([.O473]);IF(ISERROR([.B473]);&quot;Err:&quot;&amp;ORG.OPENOFFICE.ERRORTYPE([.B473])=[.M473];OR([.P473]=[.B473];IF(AND(ISNUMBER([.P473]);ISNUMBER([.B473]));OR(AND([.P473]=0;ABS([.B473])&lt;1E-307);&quot;&quot;&amp;[.B473]=&quot;&quot;&amp;[.P473]))));[.O473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LEGACY.FINV([.C474];[.D474];[.E474])" office:value-type="float" office:value="0">
            <text:p>Err:502</text:p>
          </table:table-cell>
          <table:table-cell table:style-name="ce10" office:value-type="float" office:value="0.4">
            <text:p>0.4</text:p>
          </table:table-cell>
          <table:table-cell table:style-name="ce10" office:value-type="float" office:value="0.7">
            <text:p>0.7</text:p>
          </table:table-cell>
          <table:table-cell table:style-name="ce10" office:value-type="float" office:value="2.4">
            <text:p>2.4</text:p>
          </table:table-cell>
          <table:table-cell table:style-name="ce10"/>
          <table:table-cell table:style-name="ce15" table:number-columns-repeated="3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5"/>
          <table:table-cell table:style-name="ce5"/>
          <table:table-cell table:formula="of:=IF(ISBLANK([.M474]);[.A474];[.M474])" office:value-type="string" office:string-value="Err:502">
            <text:p>Err:502</text:p>
          </table:table-cell>
          <table:table-cell table:formula="of:=IF(ISBLANK([.O474]);IF(ISERROR([.B474]);&quot;Err:&quot;&amp;ORG.OPENOFFICE.ERRORTYPE([.B474])=[.M474];OR([.P474]=[.B474];IF(AND(ISNUMBER([.P474]);ISNUMBER([.B474]));OR(AND([.P474]=0;ABS([.B474])&lt;1E-307);&quot;&quot;&amp;[.B474]=&quot;&quot;&amp;[.P474]))));[.O474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LEGACY.FINV([.C475];[.D475];[.E475])" office:value-type="float" office:value="0">
            <text:p>Err:502</text:p>
          </table:table-cell>
          <table:table-cell table:style-name="ce10" office:value-type="float" office:value="0.5">
            <text:p>0.5</text:p>
          </table:table-cell>
          <table:table-cell table:style-name="ce14" office:value-type="float" office:value="100000000000">
            <text:p>1.00E+11</text:p>
          </table:table-cell>
          <table:table-cell table:style-name="ce10" office:value-type="float" office:value="2.4">
            <text:p>2.4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5"/>
          <table:table-cell table:style-name="ce5"/>
          <table:table-cell table:formula="of:=IF(ISBLANK([.M475]);[.A475];[.M475])" office:value-type="string" office:string-value="Err:502">
            <text:p>Err:502</text:p>
          </table:table-cell>
          <table:table-cell table:formula="of:=IF(ISBLANK([.O475]);IF(ISERROR([.B475]);&quot;Err:&quot;&amp;ORG.OPENOFFICE.ERRORTYPE([.B475])=[.M475];OR([.P475]=[.B475];IF(AND(ISNUMBER([.P475]);ISNUMBER([.B475]));OR(AND([.P475]=0;ABS([.B475])&lt;1E-307);&quot;&quot;&amp;[.B475]=&quot;&quot;&amp;[.P475]))));[.O475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LEGACY.FINV([.C476];[.D476];[.E476])" office:value-type="float" office:value="0">
            <text:p>Err:502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1.9">
            <text:p>1.9</text:p>
          </table:table-cell>
          <table:table-cell table:style-name="ce14" office:value-type="float" office:value="100000000000">
            <text:p>1.00E+11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5"/>
          <table:table-cell table:style-name="ce5"/>
          <table:table-cell table:formula="of:=IF(ISBLANK([.M476]);[.A476];[.M476])" office:value-type="string" office:string-value="Err:502">
            <text:p>Err:502</text:p>
          </table:table-cell>
          <table:table-cell table:formula="of:=IF(ISBLANK([.O476]);IF(ISERROR([.B476]);&quot;Err:&quot;&amp;ORG.OPENOFFICE.ERRORTYPE([.B476])=[.M476];OR([.P476]=[.B476];IF(AND(ISNUMBER([.P476]);ISNUMBER([.B476]));OR(AND([.P476]=0;ABS([.B476])&lt;1E-307);&quot;&quot;&amp;[.B476]=&quot;&quot;&amp;[.P476]))));[.O476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0" table:number-columns-repeated="4"/>
          <table:table-cell table:style-name="ce15" table:number-columns-repeated="3"/>
          <table:table-cell table:style-name="ce16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0.604367777117164">
            <text:p>0.60437</text:p>
          </table:table-cell>
          <table:table-cell table:style-name="ce5" table:formula="of:=FISHERINV([.C478])" office:value-type="float" office:value="0.604367777117164">
            <text:p>0.60437</text:p>
          </table:table-cell>
          <table:table-cell table:style-name="ce10" office:value-type="float" office:value="0.7">
            <text:p>0.7</text:p>
          </table:table-cell>
          <table:table-cell table:style-name="ce10" table:number-columns-repeated="3"/>
          <table:table-cell table:style-name="ce15" table:number-columns-repeated="3"/>
          <table:table-cell table:style-name="ce16" office:value-type="float" office:value="1">
            <text:p>1</text:p>
          </table:table-cell>
          <table:table-cell table:style-name="ce5" office:value-type="string">
            <text:p>FISHERINV</text:p>
          </table:table-cell>
          <table:table-cell table:style-name="ce5" office:value-type="string">
            <text:p>FISHERINV</text:p>
          </table:table-cell>
          <table:table-cell table:style-name="ce18"/>
          <table:table-cell table:style-name="ce5"/>
          <table:table-cell table:style-name="ce5"/>
          <table:table-cell table:formula="of:=IF(ISBLANK([.M478]);[.A478];[.M478])" office:value-type="float" office:value="0.604367777117164">
            <text:p>0.60437</text:p>
          </table:table-cell>
          <table:table-cell table:formula="of:=IF(ISBLANK([.O478]);IF(ISERROR([.B478]);&quot;Err:&quot;&amp;ORG.OPENOFFICE.ERRORTYPE([.B478])=[.M478];OR([.P478]=[.B478];IF(AND(ISNUMBER([.P478]);ISNUMBER([.B478]));OR(AND([.P478]=0;ABS([.B478])&lt;1E-307);&quot;&quot;&amp;[.B478]=&quot;&quot;&amp;[.P478]))));[.O478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5" table:formula="of:=FISHERINV([.C479])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3"/>
          <table:table-cell table:style-name="ce15" table:number-columns-repeated="3"/>
          <table:table-cell table:style-name="ce16" office:value-type="float" office:value="1">
            <text:p>1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479]);[.A479];[.M479])" office:value-type="float" office:value="0">
            <text:p>0</text:p>
          </table:table-cell>
          <table:table-cell table:formula="of:=IF(ISBLANK([.O479]);IF(ISERROR([.B479]);&quot;Err:&quot;&amp;ORG.OPENOFFICE.ERRORTYPE([.B479])=[.M479];OR([.P479]=[.B479];IF(AND(ISNUMBER([.P479]);ISNUMBER([.B479]));OR(AND([.P479]=0;ABS([.B479])&lt;1E-307);&quot;&quot;&amp;[.B479]=&quot;&quot;&amp;[.P479]))));[.O479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0.76117386166057">
            <text:p>0.76117</text:p>
          </table:table-cell>
          <table:table-cell table:style-name="ce5" table:formula="of:=FISHERINV([.C480])" office:value-type="float" office:value="0.76117386166057">
            <text:p>0.76117</text:p>
          </table:table-cell>
          <table:table-cell table:style-name="ce10" office:value-type="float" office:value="0.999">
            <text:p>0.999</text:p>
          </table:table-cell>
          <table:table-cell table:style-name="ce10" table:number-columns-repeated="3"/>
          <table:table-cell table:style-name="ce15" table:number-columns-repeated="3"/>
          <table:table-cell table:style-name="ce16" office:value-type="float" office:value="1">
            <text:p>1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480]);[.A480];[.M480])" office:value-type="float" office:value="0.76117386166057">
            <text:p>0.76117</text:p>
          </table:table-cell>
          <table:table-cell table:formula="of:=IF(ISBLANK([.O480]);IF(ISERROR([.B480]);&quot;Err:&quot;&amp;ORG.OPENOFFICE.ERRORTYPE([.B480])=[.M480];OR([.P480]=[.B480];IF(AND(ISNUMBER([.P480]);ISNUMBER([.B480]));OR(AND([.P480]=0;ABS([.B480])&lt;1E-307);&quot;&quot;&amp;[.B480]=&quot;&quot;&amp;[.P480]))));[.O480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0.00999966667999944">
            <text:p>0.01000</text:p>
          </table:table-cell>
          <table:table-cell table:style-name="ce5" table:formula="of:=FISHERINV([.C481])" office:value-type="float" office:value="0.00999966667999946">
            <text:p>0.01000</text:p>
          </table:table-cell>
          <table:table-cell table:style-name="ce10" office:value-type="float" office:value="0.01">
            <text:p>0.01</text:p>
          </table:table-cell>
          <table:table-cell table:style-name="ce10" table:number-columns-repeated="3"/>
          <table:table-cell table:style-name="ce15" table:number-columns-repeated="3"/>
          <table:table-cell table:style-name="ce16" office:value-type="float" office:value="1">
            <text:p>1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481]);[.A481];[.M481])" office:value-type="float" office:value="0.00999966667999944">
            <text:p>0.01000</text:p>
          </table:table-cell>
          <table:table-cell table:formula="of:=IF(ISBLANK([.O481]);IF(ISERROR([.B481]);&quot;Err:&quot;&amp;ORG.OPENOFFICE.ERRORTYPE([.B481])=[.M481];OR([.P481]=[.B481];IF(AND(ISNUMBER([.P481]);ISNUMBER([.B481]));OR(AND([.P481]=0;ABS([.B481])&lt;1E-307);&quot;&quot;&amp;[.B481]=&quot;&quot;&amp;[.P481]))));[.O481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0.46211715726001">
            <text:p>0.46212</text:p>
          </table:table-cell>
          <table:table-cell table:style-name="ce5" table:formula="of:=FISHERINV([.C482])" office:value-type="float" office:value="0.46211715726001">
            <text:p>0.46212</text:p>
          </table:table-cell>
          <table:table-cell table:style-name="ce10" office:value-type="float" office:value="0.5">
            <text:p>0.5</text:p>
          </table:table-cell>
          <table:table-cell table:style-name="ce10" table:number-columns-repeated="3"/>
          <table:table-cell table:style-name="ce15" table:number-columns-repeated="3"/>
          <table:table-cell table:style-name="ce16" office:value-type="float" office:value="1">
            <text:p>1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482]);[.A482];[.M482])" office:value-type="float" office:value="0.46211715726001">
            <text:p>0.46212</text:p>
          </table:table-cell>
          <table:table-cell table:formula="of:=IF(ISBLANK([.O482]);IF(ISERROR([.B482]);&quot;Err:&quot;&amp;ORG.OPENOFFICE.ERRORTYPE([.B482])=[.M482];OR([.P482]=[.B482];IF(AND(ISNUMBER([.P482]);ISNUMBER([.B482]));OR(AND([.P482]=0;ABS([.B482])&lt;1E-307);&quot;&quot;&amp;[.B482]=&quot;&quot;&amp;[.P482]))));[.O482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-0.46211715726001">
            <text:p>-0.46212</text:p>
          </table:table-cell>
          <table:table-cell table:style-name="ce5" table:formula="of:=FISHERINV([.C483])" office:value-type="float" office:value="-0.46211715726001">
            <text:p>-0.46212</text:p>
          </table:table-cell>
          <table:table-cell table:style-name="ce10" office:value-type="float" office:value="-0.5">
            <text:p>-0.5</text:p>
          </table:table-cell>
          <table:table-cell table:style-name="ce10" table:number-columns-repeated="3"/>
          <table:table-cell table:style-name="ce15" table:number-columns-repeated="3"/>
          <table:table-cell table:style-name="ce16" office:value-type="float" office:value="1">
            <text:p>1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483]);[.A483];[.M483])" office:value-type="float" office:value="-0.46211715726001">
            <text:p>-0.46212</text:p>
          </table:table-cell>
          <table:table-cell table:formula="of:=IF(ISBLANK([.O483]);IF(ISERROR([.B483]);&quot;Err:&quot;&amp;ORG.OPENOFFICE.ERRORTYPE([.B483])=[.M483];OR([.P483]=[.B483];IF(AND(ISNUMBER([.P483]);ISNUMBER([.B483]));OR(AND([.P483]=0;ABS([.B483])&lt;1E-307);&quot;&quot;&amp;[.B483]=&quot;&quot;&amp;[.P483]))));[.O483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0.229820548214317">
            <text:p>0.22982</text:p>
          </table:table-cell>
          <table:table-cell table:style-name="ce5" table:formula="of:=FISHERINV([.C484])" office:value-type="float" office:value="0.229820548214317">
            <text:p>0.22982</text:p>
          </table:table-cell>
          <table:table-cell table:style-name="ce10" office:value-type="float" office:value="0.234">
            <text:p>0.234</text:p>
          </table:table-cell>
          <table:table-cell table:style-name="ce10" table:number-columns-repeated="3"/>
          <table:table-cell table:style-name="ce15" table:number-columns-repeated="3"/>
          <table:table-cell table:style-name="ce16" office:value-type="float" office:value="1">
            <text:p>1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484]);[.A484];[.M484])" office:value-type="float" office:value="0.229820548214317">
            <text:p>0.22982</text:p>
          </table:table-cell>
          <table:table-cell table:formula="of:=IF(ISBLANK([.O484]);IF(ISERROR([.B484]);&quot;Err:&quot;&amp;ORG.OPENOFFICE.ERRORTYPE([.B484])=[.M484];OR([.P484]=[.B484];IF(AND(ISNUMBER([.P484]);ISNUMBER([.B484]));OR(AND([.P484]=0;ABS([.B484])&lt;1E-307);&quot;&quot;&amp;[.B484]=&quot;&quot;&amp;[.P484]))));[.O484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0.999909204262595">
            <text:p>0.99991</text:p>
          </table:table-cell>
          <table:table-cell table:style-name="ce5" table:formula="of:=FISHERINV([.C485])" office:value-type="float" office:value="0.999909204262595">
            <text:p>0.99991</text:p>
          </table:table-cell>
          <table:table-cell table:style-name="ce10" office:value-type="float" office:value="5">
            <text:p>5</text:p>
          </table:table-cell>
          <table:table-cell table:style-name="ce10" table:number-columns-repeated="3"/>
          <table:table-cell table:style-name="ce15" table:number-columns-repeated="3"/>
          <table:table-cell table:style-name="ce16" office:value-type="float" office:value="1">
            <text:p>1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485]);[.A485];[.M485])" office:value-type="float" office:value="0.999909204262595">
            <text:p>0.99991</text:p>
          </table:table-cell>
          <table:table-cell table:formula="of:=IF(ISBLANK([.O485]);IF(ISERROR([.B485]);&quot;Err:&quot;&amp;ORG.OPENOFFICE.ERRORTYPE([.B485])=[.M485];OR([.P485]=[.B485];IF(AND(ISNUMBER([.P485]);ISNUMBER([.B485]));OR(AND([.P485]=0;ABS([.B485])&lt;1E-307);&quot;&quot;&amp;[.B485]=&quot;&quot;&amp;[.P485]))));[.O485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0.999999999442106">
            <text:p>1.00000</text:p>
          </table:table-cell>
          <table:table-cell table:style-name="ce5" table:formula="of:=FISHERINV([.C486])" office:value-type="float" office:value="0.999999999442106">
            <text:p>1.00000</text:p>
          </table:table-cell>
          <table:table-cell table:style-name="ce10" office:value-type="float" office:value="11">
            <text:p>11</text:p>
          </table:table-cell>
          <table:table-cell table:style-name="ce10" table:number-columns-repeated="3"/>
          <table:table-cell table:style-name="ce15" table:number-columns-repeated="3"/>
          <table:table-cell table:style-name="ce16" office:value-type="float" office:value="1">
            <text:p>1</text:p>
          </table:table-cell>
          <table:table-cell table:style-name="ce5" table:number-columns-repeated="2"/>
          <table:table-cell table:style-name="ce18"/>
          <table:table-cell table:style-name="ce5" office:value-type="string">
            <text:p>long</text:p>
          </table:table-cell>
          <table:table-cell table:style-name="ce5"/>
          <table:table-cell table:formula="of:=IF(ISBLANK([.M486]);[.A486];[.M486])" office:value-type="float" office:value="0.999999999442106">
            <text:p>1.00000</text:p>
          </table:table-cell>
          <table:table-cell table:formula="of:=IF(ISBLANK([.O486]);IF(ISERROR([.B486]);&quot;Err:&quot;&amp;ORG.OPENOFFICE.ERRORTYPE([.B486])=[.M486];OR([.P486]=[.B486];IF(AND(ISNUMBER([.P486]);ISNUMBER([.B486]));OR(AND([.P486]=0;ABS([.B486])&lt;1E-307);&quot;&quot;&amp;[.B486]=&quot;&quot;&amp;[.P486]))));[.O486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-0.999999999442106">
            <text:p>-1.00000</text:p>
          </table:table-cell>
          <table:table-cell table:style-name="ce5" table:formula="of:=FISHERINV([.C487])" office:value-type="float" office:value="-0.999999999442106">
            <text:p>-1.00000</text:p>
          </table:table-cell>
          <table:table-cell table:style-name="ce10" office:value-type="float" office:value="-11">
            <text:p>-11</text:p>
          </table:table-cell>
          <table:table-cell table:style-name="ce10" table:number-columns-repeated="3"/>
          <table:table-cell table:style-name="ce15" table:number-columns-repeated="3"/>
          <table:table-cell table:style-name="ce16" office:value-type="float" office:value="1">
            <text:p>1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487]);[.A487];[.M487])" office:value-type="float" office:value="-0.999999999442106">
            <text:p>-1.00000</text:p>
          </table:table-cell>
          <table:table-cell table:formula="of:=IF(ISBLANK([.O487]);IF(ISERROR([.B487]);&quot;Err:&quot;&amp;ORG.OPENOFFICE.ERRORTYPE([.B487])=[.M487];OR([.P487]=[.B487];IF(AND(ISNUMBER([.P487]);ISNUMBER([.B487]));OR(AND([.P487]=0;ABS([.B487])&lt;1E-307);&quot;&quot;&amp;[.B487]=&quot;&quot;&amp;[.P487]))));[.O487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0" table:number-columns-repeated="4"/>
          <table:table-cell table:style-name="ce15" table:number-columns-repeated="3"/>
          <table:table-cell table:style-name="ce16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4.95191549578131">
            <text:p>4.95192</text:p>
          </table:table-cell>
          <table:table-cell table:style-name="ce5" table:formula="of:=GAMMAINV([.C489];[.D489];[.E489])" office:value-type="float" office:value="4.95191549578131">
            <text:p>4.95192</text:p>
          </table:table-cell>
          <table:table-cell table:style-name="ce10" office:value-type="float" office:value="0.065">
            <text:p>0.065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5" table:number-columns-repeated="3"/>
          <table:table-cell table:style-name="ce16" office:value-type="float" office:value="3">
            <text:p>3</text:p>
          </table:table-cell>
          <table:table-cell table:style-name="ce5" office:value-type="string">
            <text:p>GAMMAINV</text:p>
          </table:table-cell>
          <table:table-cell table:style-name="ce5" office:value-type="string">
            <text:p>GAMMAINV</text:p>
          </table:table-cell>
          <table:table-cell table:style-name="ce18"/>
          <table:table-cell table:style-name="ce5" office:value-type="string">
            <office:annotation draw:style-name="gr1" draw:text-style-name="P1" svg:width="3.553cm" svg:height="5.882cm" svg:x="36.186cm" svg:y="225.634cm" draw:caption-point-x="4.035cm" draw:caption-point-y="3.643cm">
              <dc:date>2007-11-27T00:00:00</dc:date>
              <text:p text:style-name="P1"><text:span text:style-name="T1">Samsonov:</text:span></text:p>
              <text:p text:style-name="P1"><text:span text:style-name="T2">Precision problem</text:span></text:p>
            </office:annotation>
            <text:p>bigdecimal</text:p>
          </table:table-cell>
          <table:table-cell table:style-name="ce5"/>
          <table:table-cell table:formula="of:=IF(ISBLANK([.M489]);[.A489];[.M489])" office:value-type="float" office:value="4.95191549578131">
            <text:p>4.95192</text:p>
          </table:table-cell>
          <table:table-cell table:formula="of:=IF(ISBLANK([.O489]);IF(ISERROR([.B489]);&quot;Err:&quot;&amp;ORG.OPENOFFICE.ERRORTYPE([.B489])=[.M489];OR([.P489]=[.B489];IF(AND(ISNUMBER([.P489]);ISNUMBER([.B489]));OR(AND([.P489]=0;ABS([.B489])&lt;1E-307);&quot;&quot;&amp;[.B489]=&quot;&quot;&amp;[.P489]))));[.O489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1.51412773262978">
            <text:p>1.51413</text:p>
          </table:table-cell>
          <table:table-cell table:style-name="ce5" table:formula="of:=GAMMAINV([.C490];[.D490];[.E490])" office:value-type="float" office:value="1.51412773262978">
            <text:p>1.51413</text:p>
          </table:table-cell>
          <table:table-cell table:style-name="ce10" office:value-type="float" office:value="0.78">
            <text:p>0.78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5" table:number-columns-repeated="3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490]);[.A490];[.M490])" office:value-type="float" office:value="1.51412773262978">
            <text:p>1.51413</text:p>
          </table:table-cell>
          <table:table-cell table:formula="of:=IF(ISBLANK([.O490]);IF(ISERROR([.B490]);&quot;Err:&quot;&amp;ORG.OPENOFFICE.ERRORTYPE([.B490])=[.M490];OR([.P490]=[.B490];IF(AND(ISNUMBER([.P490]);ISNUMBER([.B490]));OR(AND([.P490]=0;ABS([.B490])&lt;1E-307);&quot;&quot;&amp;[.B490]=&quot;&quot;&amp;[.P490]))));[.O490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5" table:formula="of:=GAMMAINV([.C491];[.D491];[.E491])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15" table:number-columns-repeated="3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491]);[.A491];[.M491])" office:value-type="float" office:value="0">
            <text:p>0</text:p>
          </table:table-cell>
          <table:table-cell table:formula="of:=IF(ISBLANK([.O491]);IF(ISERROR([.B491]);&quot;Err:&quot;&amp;ORG.OPENOFFICE.ERRORTYPE([.B491])=[.M491];OR([.P491]=[.B491];IF(AND(ISNUMBER([.P491]);ISNUMBER([.B491]));OR(AND([.P491]=0;ABS([.B491])&lt;1E-307);&quot;&quot;&amp;[.B491]=&quot;&quot;&amp;[.P491]))));[.O491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18.4178943922278">
            <text:p>18.41789</text:p>
          </table:table-cell>
          <table:table-cell table:style-name="ce5" table:formula="of:=GAMMAINV([.C492];[.D492];[.E492])" office:value-type="float" office:value="18.4178943922278">
            <text:p>18.41789</text:p>
          </table:table-cell>
          <table:table-cell table:style-name="ce10" office:value-type="float" office:value="0.7">
            <text:p>0.7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15" table:number-columns-repeated="3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492]);[.A492];[.M492])" office:value-type="float" office:value="18.4178943922278">
            <text:p>18.41789</text:p>
          </table:table-cell>
          <table:table-cell table:formula="of:=IF(ISBLANK([.O492]);IF(ISERROR([.B492]);&quot;Err:&quot;&amp;ORG.OPENOFFICE.ERRORTYPE([.B492])=[.M492];OR([.P492]=[.B492];IF(AND(ISNUMBER([.P492]);ISNUMBER([.B492]));OR(AND([.P492]=0;ABS([.B492])&lt;1E-307);&quot;&quot;&amp;[.B492]=&quot;&quot;&amp;[.P492]))));[.O492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3.01548041264718">
            <text:p>3.01548</text:p>
          </table:table-cell>
          <table:table-cell table:style-name="ce5" table:formula="of:=GAMMAINV([.C493];[.D493];[.E493])" office:value-type="float" office:value="3.01548041264718">
            <text:p>3.01548</text:p>
          </table:table-cell>
          <table:table-cell table:style-name="ce10" office:value-type="float" office:value="0.35">
            <text:p>0.35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7">
            <text:p>7</text:p>
          </table:table-cell>
          <table:table-cell table:style-name="ce10"/>
          <table:table-cell table:style-name="ce15" table:number-columns-repeated="3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 office:value-type="string">
            <office:annotation draw:style-name="gr1" draw:text-style-name="P1" svg:width="3.553cm" svg:height="5.67cm" svg:x="36.186cm" svg:y="227.491cm" draw:caption-point-x="4.035cm" draw:caption-point-y="3.67cm">
              <dc:date>2007-11-27T00:00:00</dc:date>
              <text:p text:style-name="P1"><text:span text:style-name="T1">Samsonov:</text:span></text:p>
              <text:p text:style-name="P1"><text:span text:style-name="T2">Precision problem</text:span></text:p>
            </office:annotation>
            <text:p>bigdecimal</text:p>
          </table:table-cell>
          <table:table-cell table:style-name="ce5"/>
          <table:table-cell table:formula="of:=IF(ISBLANK([.M493]);[.A493];[.M493])" office:value-type="float" office:value="3.01548041264718">
            <text:p>3.01548</text:p>
          </table:table-cell>
          <table:table-cell table:formula="of:=IF(ISBLANK([.O493]);IF(ISERROR([.B493]);&quot;Err:&quot;&amp;ORG.OPENOFFICE.ERRORTYPE([.B493])=[.M493];OR([.P493]=[.B493];IF(AND(ISNUMBER([.P493]);ISNUMBER([.B493]));OR(AND([.P493]=0;ABS([.B493])&lt;1E-307);&quot;&quot;&amp;[.B493]=&quot;&quot;&amp;[.P493]))));[.O493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80.8654023258471">
            <text:p>80.86540</text:p>
          </table:table-cell>
          <table:table-cell table:style-name="ce5" table:formula="of:=GAMMAINV([.C494];[.D494];[.E494])" office:value-type="float" office:value="80.8654023258471">
            <text:p>80.86540</text:p>
          </table:table-cell>
          <table:table-cell table:style-name="ce10" office:value-type="float" office:value="0.98">
            <text:p>0.98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5">
            <text:p>5</text:p>
          </table:table-cell>
          <table:table-cell table:style-name="ce10"/>
          <table:table-cell table:style-name="ce15" table:number-columns-repeated="3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494]);[.A494];[.M494])" office:value-type="float" office:value="80.8654023258471">
            <text:p>80.86540</text:p>
          </table:table-cell>
          <table:table-cell table:formula="of:=IF(ISBLANK([.O494]);IF(ISERROR([.B494]);&quot;Err:&quot;&amp;ORG.OPENOFFICE.ERRORTYPE([.B494])=[.M494];OR([.P494]=[.B494];IF(AND(ISNUMBER([.P494]);ISNUMBER([.B494]));OR(AND([.P494]=0;ABS([.B494])&lt;1E-307);&quot;&quot;&amp;[.B494]=&quot;&quot;&amp;[.P494]))));[.O494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134.793137810624">
            <text:p>134.79314</text:p>
          </table:table-cell>
          <table:table-cell table:style-name="ce5" table:formula="of:=GAMMAINV([.C495];[.D495];[.E495])" office:value-type="float" office:value="134.793137810624">
            <text:p>134.79314</text:p>
          </table:table-cell>
          <table:table-cell table:style-name="ce10" office:value-type="float" office:value="0.99">
            <text:p>0.99</text:p>
          </table:table-cell>
          <table:table-cell table:style-name="ce10" office:value-type="float" office:value="23.2">
            <text:p>23.2</text:p>
          </table:table-cell>
          <table:table-cell table:style-name="ce10" office:value-type="float" office:value="3.76">
            <text:p>3.76</text:p>
          </table:table-cell>
          <table:table-cell table:style-name="ce10"/>
          <table:table-cell table:style-name="ce15" table:number-columns-repeated="3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 office:value-type="string">
            <office:annotation draw:style-name="gr1" draw:text-style-name="P1" svg:width="3.553cm" svg:height="5.199cm" svg:x="36.186cm" svg:y="228.433cm" draw:caption-point-x="4.035cm" draw:caption-point-y="3.67cm">
              <dc:date>2007-11-27T00:00:00</dc:date>
              <text:p text:style-name="P1"><text:span text:style-name="T1">Samsonov:</text:span></text:p>
              <text:p text:style-name="P1"><text:span text:style-name="T2">Precision problem</text:span></text:p>
            </office:annotation>
            <text:p>bigdecimal</text:p>
          </table:table-cell>
          <table:table-cell table:style-name="ce5"/>
          <table:table-cell table:formula="of:=IF(ISBLANK([.M495]);[.A495];[.M495])" office:value-type="float" office:value="134.793137810624">
            <text:p>134.79314</text:p>
          </table:table-cell>
          <table:table-cell table:formula="of:=IF(ISBLANK([.O495]);IF(ISERROR([.B495]);&quot;Err:&quot;&amp;ORG.OPENOFFICE.ERRORTYPE([.B495])=[.M495];OR([.P495]=[.B495];IF(AND(ISNUMBER([.P495]);ISNUMBER([.B495]));OR(AND([.P495]=0;ABS([.B495])&lt;1E-307);&quot;&quot;&amp;[.B495]=&quot;&quot;&amp;[.P495]))));[.O495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GAMMAINV([.C496];[.D496];[.E496])" office:value-type="float" office:value="0">
            <text:p>Err:502</text:p>
          </table:table-cell>
          <table:table-cell table:style-name="ce10" office:value-type="float" office:value="-0.01">
            <text:p>-0.01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5" table:number-columns-repeated="3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5"/>
          <table:table-cell table:style-name="ce5"/>
          <table:table-cell table:formula="of:=IF(ISBLANK([.M496]);[.A496];[.M496])" office:value-type="string" office:string-value="Err:502">
            <text:p>Err:502</text:p>
          </table:table-cell>
          <table:table-cell table:formula="of:=IF(ISBLANK([.O496]);IF(ISERROR([.B496]);&quot;Err:&quot;&amp;ORG.OPENOFFICE.ERRORTYPE([.B496])=[.M496];OR([.P496]=[.B496];IF(AND(ISNUMBER([.P496]);ISNUMBER([.B496]));OR(AND([.P496]=0;ABS([.B496])&lt;1E-307);&quot;&quot;&amp;[.B496]=&quot;&quot;&amp;[.P496]))));[.O496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GAMMAINV([.C497];[.D497];[.E497])" office:value-type="float" office:value="0">
            <text:p>Err:502</text:p>
          </table:table-cell>
          <table:table-cell table:style-name="ce10" office:value-type="float" office:value="1.01">
            <text:p>1.01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5" table:number-columns-repeated="3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5"/>
          <table:table-cell table:style-name="ce5"/>
          <table:table-cell table:formula="of:=IF(ISBLANK([.M497]);[.A497];[.M497])" office:value-type="string" office:string-value="Err:502">
            <text:p>Err:502</text:p>
          </table:table-cell>
          <table:table-cell table:formula="of:=IF(ISBLANK([.O497]);IF(ISERROR([.B497]);&quot;Err:&quot;&amp;ORG.OPENOFFICE.ERRORTYPE([.B497])=[.M497];OR([.P497]=[.B497];IF(AND(ISNUMBER([.P497]);ISNUMBER([.B497]));OR(AND([.P497]=0;ABS([.B497])&lt;1E-307);&quot;&quot;&amp;[.B497]=&quot;&quot;&amp;[.P497]))));[.O497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GAMMAINV([.C498];[.D498];[.E498])" office:value-type="float" office:value="0">
            <text:p>Err:502</text:p>
          </table:table-cell>
          <table:table-cell table:style-name="ce10" office:value-type="float" office:value="0.77">
            <text:p>0.77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-1">
            <text:p>-1</text:p>
          </table:table-cell>
          <table:table-cell table:style-name="ce10"/>
          <table:table-cell table:style-name="ce15" table:number-columns-repeated="3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5"/>
          <table:table-cell table:style-name="ce5"/>
          <table:table-cell table:formula="of:=IF(ISBLANK([.M498]);[.A498];[.M498])" office:value-type="string" office:string-value="Err:502">
            <text:p>Err:502</text:p>
          </table:table-cell>
          <table:table-cell table:formula="of:=IF(ISBLANK([.O498]);IF(ISERROR([.B498]);&quot;Err:&quot;&amp;ORG.OPENOFFICE.ERRORTYPE([.B498])=[.M498];OR([.P498]=[.B498];IF(AND(ISNUMBER([.P498]);ISNUMBER([.B498]));OR(AND([.P498]=0;ABS([.B498])&lt;1E-307);&quot;&quot;&amp;[.B498]=&quot;&quot;&amp;[.P498]))));[.O498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GAMMAINV([.C499];[.D499];[.E499])" office:value-type="float" office:value="0">
            <text:p>Err:502</text:p>
          </table:table-cell>
          <table:table-cell table:style-name="ce10" office:value-type="float" office:value="0.35">
            <text:p>0.35</text:p>
          </table:table-cell>
          <table:table-cell table:style-name="ce10" office:value-type="float" office:value="-0.01">
            <text:p>-0.01</text:p>
          </table:table-cell>
          <table:table-cell table:style-name="ce10" office:value-type="float" office:value="100">
            <text:p>100</text:p>
          </table:table-cell>
          <table:table-cell table:style-name="ce10"/>
          <table:table-cell table:style-name="ce15" table:number-columns-repeated="3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5"/>
          <table:table-cell table:style-name="ce5"/>
          <table:table-cell table:formula="of:=IF(ISBLANK([.M499]);[.A499];[.M499])" office:value-type="string" office:string-value="Err:502">
            <text:p>Err:502</text:p>
          </table:table-cell>
          <table:table-cell table:formula="of:=IF(ISBLANK([.O499]);IF(ISERROR([.B499]);&quot;Err:&quot;&amp;ORG.OPENOFFICE.ERRORTYPE([.B499])=[.M499];OR([.P499]=[.B499];IF(AND(ISNUMBER([.P499]);ISNUMBER([.B499]));OR(AND([.P499]=0;ABS([.B499])&lt;1E-307);&quot;&quot;&amp;[.B499]=&quot;&quot;&amp;[.P499]))));[.O499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GAMMAINV([.C500];[.D500];[.E500])" office:value-type="float" office:value="0">
            <text:p>Err:502</text:p>
          </table:table-cell>
          <table:table-cell table:style-name="ce10" office:value-type="float" office:value="0.35">
            <text:p>0.35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10"/>
          <table:table-cell table:style-name="ce15" table:number-columns-repeated="3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5"/>
          <table:table-cell table:style-name="ce5"/>
          <table:table-cell table:formula="of:=IF(ISBLANK([.M500]);[.A500];[.M500])" office:value-type="string" office:string-value="Err:502">
            <text:p>Err:502</text:p>
          </table:table-cell>
          <table:table-cell table:formula="of:=IF(ISBLANK([.O500]);IF(ISERROR([.B500]);&quot;Err:&quot;&amp;ORG.OPENOFFICE.ERRORTYPE([.B500])=[.M500];OR([.P500]=[.B500];IF(AND(ISNUMBER([.P500]);ISNUMBER([.B500]));OR(AND([.P500]=0;ABS([.B500])&lt;1E-307);&quot;&quot;&amp;[.B500]=&quot;&quot;&amp;[.P500]))));[.O500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0" table:number-columns-repeated="4"/>
          <table:table-cell table:style-name="ce15" table:number-columns-repeated="3"/>
          <table:table-cell table:style-name="ce16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1.8797511031801">
            <text:p>1.87975</text:p>
          </table:table-cell>
          <table:table-cell table:style-name="ce5" table:formula="of:=TINV([.C502];[.D502])" office:value-type="float" office:value="1.8797511031801">
            <text:p>1.87975</text:p>
          </table:table-cell>
          <table:table-cell table:style-name="ce10" office:value-type="float" office:value="0.065">
            <text:p>0.065</text:p>
          </table:table-cell>
          <table:table-cell table:style-name="ce10" office:value-type="float" office:value="60">
            <text:p>60</text:p>
          </table:table-cell>
          <table:table-cell table:style-name="ce10" table:number-columns-repeated="2"/>
          <table:table-cell table:style-name="ce15" table:number-columns-repeated="3"/>
          <table:table-cell table:style-name="ce16" office:value-type="float" office:value="2">
            <text:p>2</text:p>
          </table:table-cell>
          <table:table-cell table:style-name="ce5" office:value-type="string">
            <text:p>TINV</text:p>
          </table:table-cell>
          <table:table-cell table:style-name="ce5" office:value-type="string">
            <text:p>TINV</text:p>
          </table:table-cell>
          <table:table-cell table:style-name="ce18"/>
          <table:table-cell table:style-name="ce5" office:value-type="string">
            <office:annotation draw:style-name="gr1" draw:text-style-name="P1" svg:width="3.553cm" svg:height="2.863cm" svg:x="36.186cm" svg:y="231.711cm" draw:caption-point-x="4.035cm" draw:caption-point-y="3.668cm">
              <dc:date>2007-11-27T00:00:00</dc:date>
              <text:p text:style-name="P1"><text:span text:style-name="T1">Samsonov:</text:span></text:p>
              <text:p text:style-name="P1"><text:span text:style-name="T2">Precision problem</text:span></text:p>
            </office:annotation>
            <text:p>bigdecimal</text:p>
          </table:table-cell>
          <table:table-cell table:style-name="ce5"/>
          <table:table-cell table:formula="of:=IF(ISBLANK([.M502]);[.A502];[.M502])" office:value-type="float" office:value="1.8797511031801">
            <text:p>1.87975</text:p>
          </table:table-cell>
          <table:table-cell table:formula="of:=IF(ISBLANK([.O502]);IF(ISERROR([.B502]);&quot;Err:&quot;&amp;ORG.OPENOFFICE.ERRORTYPE([.B502])=[.M502];OR([.P502]=[.B502];IF(AND(ISNUMBER([.P502]);ISNUMBER([.B502]));OR(AND([.P502]=0;ABS([.B502])&lt;1E-307);&quot;&quot;&amp;[.B502]=&quot;&quot;&amp;[.P502]))));[.O502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5" table:formula="of:=TINV([.C503];[.D503])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23">
            <text:p>123</text:p>
          </table:table-cell>
          <table:table-cell table:style-name="ce10" table:number-columns-repeated="2"/>
          <table:table-cell table:style-name="ce15" table:number-columns-repeated="3"/>
          <table:table-cell table:style-name="ce16" office:value-type="float" office:value="2">
            <text:p>2</text:p>
          </table:table-cell>
          <table:table-cell table:style-name="ce5" table:number-columns-repeated="2"/>
          <table:table-cell table:style-name="ce18"/>
          <table:table-cell table:style-name="ce5" office:value-type="string">
            <office:annotation draw:style-name="gr1" draw:text-style-name="P1" svg:width="3.553cm" svg:height="2.89cm" svg:x="36.186cm" svg:y="232.155cm" draw:caption-point-x="4.035cm" draw:caption-point-y="3.695cm">
              <dc:date>2007-11-27T00:00:00</dc:date>
              <text:p text:style-name="P1"><text:span text:style-name="T1">Samsonov:</text:span></text:p>
              <text:p text:style-name="P1"><text:span text:style-name="T2">Precision problem</text:span></text:p>
            </office:annotation>
            <text:p>bigdecimal</text:p>
          </table:table-cell>
          <table:table-cell table:style-name="ce5"/>
          <table:table-cell table:formula="of:=IF(ISBLANK([.M503]);[.A503];[.M503])" office:value-type="float" office:value="0">
            <text:p>0</text:p>
          </table:table-cell>
          <table:table-cell table:formula="of:=IF(ISBLANK([.O503]);IF(ISERROR([.B503]);&quot;Err:&quot;&amp;ORG.OPENOFFICE.ERRORTYPE([.B503])=[.M503];OR([.P503]=[.B503];IF(AND(ISNUMBER([.P503]);ISNUMBER([.B503]));OR(AND([.P503]=0;ABS([.B503])&lt;1E-307);&quot;&quot;&amp;[.B503]=&quot;&quot;&amp;[.P503]))));[.O503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table:formula="of:=TINV([.C504];[.D504])" office:value-type="float" office:value="1">
            <text:p>1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"/>
          <table:table-cell table:style-name="ce15" table:number-columns-repeated="3"/>
          <table:table-cell table:style-name="ce16" office:value-type="float" office:value="2">
            <text:p>2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504]);[.A504];[.M504])" office:value-type="float" office:value="1">
            <text:p>1</text:p>
          </table:table-cell>
          <table:table-cell table:formula="of:=IF(ISBLANK([.O504]);IF(ISERROR([.B504]);&quot;Err:&quot;&amp;ORG.OPENOFFICE.ERRORTYPE([.B504])=[.M504];OR([.P504]=[.B504];IF(AND(ISNUMBER([.P504]);ISNUMBER([.B504]));OR(AND([.P504]=0;ABS([.B504])&lt;1E-307);&quot;&quot;&amp;[.B504]=&quot;&quot;&amp;[.P504]))));[.O504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0.816496580927726">
            <text:p>0.81650</text:p>
          </table:table-cell>
          <table:table-cell table:style-name="ce5" table:formula="of:=TINV([.C505];[.D505])" office:value-type="float" office:value="0.816496580927726">
            <text:p>0.81650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2"/>
          <table:table-cell table:style-name="ce15" table:number-columns-repeated="3"/>
          <table:table-cell table:style-name="ce16" office:value-type="float" office:value="2">
            <text:p>2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505]);[.A505];[.M505])" office:value-type="float" office:value="0.816496580927726">
            <text:p>0.81650</text:p>
          </table:table-cell>
          <table:table-cell table:formula="of:=IF(ISBLANK([.O505]);IF(ISERROR([.B505]);&quot;Err:&quot;&amp;ORG.OPENOFFICE.ERRORTYPE([.B505])=[.M505];OR([.P505]=[.B505];IF(AND(ISNUMBER([.P505]);ISNUMBER([.B505]));OR(AND([.P505]=0;ABS([.B505])&lt;1E-307);&quot;&quot;&amp;[.B505]=&quot;&quot;&amp;[.P505]))));[.O505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0.509525449494429">
            <text:p>0.50953</text:p>
          </table:table-cell>
          <table:table-cell table:style-name="ce5" table:formula="of:=TINV([.C506];[.D506])" office:value-type="float" office:value="0.509525449494429">
            <text:p>0.50953</text:p>
          </table:table-cell>
          <table:table-cell table:style-name="ce10" office:value-type="float" office:value="0.7">
            <text:p>0.7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"/>
          <table:table-cell table:style-name="ce15" table:number-columns-repeated="3"/>
          <table:table-cell table:style-name="ce16" office:value-type="float" office:value="2">
            <text:p>2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506]);[.A506];[.M506])" office:value-type="float" office:value="0.509525449494429">
            <text:p>0.50953</text:p>
          </table:table-cell>
          <table:table-cell table:formula="of:=IF(ISBLANK([.O506]);IF(ISERROR([.B506]);&quot;Err:&quot;&amp;ORG.OPENOFFICE.ERRORTYPE([.B506])=[.M506];OR([.P506]=[.B506];IF(AND(ISNUMBER([.P506]);ISNUMBER([.B506]));OR(AND([.P506]=0;ABS([.B506])&lt;1E-307);&quot;&quot;&amp;[.B506]=&quot;&quot;&amp;[.P506]))));[.O506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2.94671288347524">
            <text:p>2.94671</text:p>
          </table:table-cell>
          <table:table-cell table:style-name="ce5" table:formula="of:=TINV([.C507];[.D507])" office:value-type="float" office:value="2.94671288347524">
            <text:p>2.94671</text:p>
          </table:table-cell>
          <table:table-cell table:style-name="ce10" office:value-type="float" office:value="0.01">
            <text:p>0.01</text:p>
          </table:table-cell>
          <table:table-cell table:style-name="ce10" office:value-type="float" office:value="15">
            <text:p>15</text:p>
          </table:table-cell>
          <table:table-cell table:style-name="ce10" table:number-columns-repeated="2"/>
          <table:table-cell table:style-name="ce15" table:number-columns-repeated="3"/>
          <table:table-cell table:style-name="ce16" office:value-type="float" office:value="2">
            <text:p>2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507]);[.A507];[.M507])" office:value-type="float" office:value="2.94671288347524">
            <text:p>2.94671</text:p>
          </table:table-cell>
          <table:table-cell table:formula="of:=IF(ISBLANK([.O507]);IF(ISERROR([.B507]);&quot;Err:&quot;&amp;ORG.OPENOFFICE.ERRORTYPE([.B507])=[.M507];OR([.P507]=[.B507];IF(AND(ISNUMBER([.P507]);ISNUMBER([.B507]));OR(AND([.P507]=0;ABS([.B507])&lt;1E-307);&quot;&quot;&amp;[.B507]=&quot;&quot;&amp;[.P507]))));[.O507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TINV([.C508];[.D508])" office:value-type="float" office:value="0">
            <text:p>Err:502</text:p>
          </table:table-cell>
          <table:table-cell table:style-name="ce10" office:value-type="float" office:value="1.1">
            <text:p>1.1</text:p>
          </table:table-cell>
          <table:table-cell table:style-name="ce10" office:value-type="float" office:value="60">
            <text:p>60</text:p>
          </table:table-cell>
          <table:table-cell table:style-name="ce10" table:number-columns-repeated="2"/>
          <table:table-cell table:style-name="ce15" table:number-columns-repeated="3"/>
          <table:table-cell table:style-name="ce16" office:value-type="float" office:value="2">
            <text:p>2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5"/>
          <table:table-cell table:style-name="ce5"/>
          <table:table-cell table:formula="of:=IF(ISBLANK([.M508]);[.A508];[.M508])" office:value-type="string" office:string-value="Err:502">
            <text:p>Err:502</text:p>
          </table:table-cell>
          <table:table-cell table:formula="of:=IF(ISBLANK([.O508]);IF(ISERROR([.B508]);&quot;Err:&quot;&amp;ORG.OPENOFFICE.ERRORTYPE([.B508])=[.M508];OR([.P508]=[.B508];IF(AND(ISNUMBER([.P508]);ISNUMBER([.B508]));OR(AND([.P508]=0;ABS([.B508])&lt;1E-307);&quot;&quot;&amp;[.B508]=&quot;&quot;&amp;[.P508]))));[.O508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TINV([.C509];[.D509])" office:value-type="float" office:value="0">
            <text:p>Err:502</text:p>
          </table:table-cell>
          <table:table-cell table:style-name="ce10" office:value-type="float" office:value="0.065">
            <text:p>0.065</text:p>
          </table:table-cell>
          <table:table-cell table:style-name="ce10" office:value-type="float" office:value="-1">
            <text:p>-1</text:p>
          </table:table-cell>
          <table:table-cell table:style-name="ce10" table:number-columns-repeated="2"/>
          <table:table-cell table:style-name="ce15" table:number-columns-repeated="3"/>
          <table:table-cell table:style-name="ce16" office:value-type="float" office:value="2">
            <text:p>2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5"/>
          <table:table-cell table:style-name="ce5"/>
          <table:table-cell table:formula="of:=IF(ISBLANK([.M509]);[.A509];[.M509])" office:value-type="string" office:string-value="Err:502">
            <text:p>Err:502</text:p>
          </table:table-cell>
          <table:table-cell table:formula="of:=IF(ISBLANK([.O509]);IF(ISERROR([.B509]);&quot;Err:&quot;&amp;ORG.OPENOFFICE.ERRORTYPE([.B509])=[.M509];OR([.P509]=[.B509];IF(AND(ISNUMBER([.P509]);ISNUMBER([.B509]));OR(AND([.P509]=0;ABS([.B509])&lt;1E-307);&quot;&quot;&amp;[.B509]=&quot;&quot;&amp;[.P509]))));[.O509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TINV([.C510];[.D510])" office:value-type="float" office:value="0">
            <text:p>Err:502</text:p>
          </table:table-cell>
          <table:table-cell table:style-name="ce10" office:value-type="float" office:value="0.065">
            <text:p>0.065</text:p>
          </table:table-cell>
          <table:table-cell table:style-name="ce10" office:value-type="float" office:value="0.5">
            <text:p>0.5</text:p>
          </table:table-cell>
          <table:table-cell table:style-name="ce10" table:number-columns-repeated="2"/>
          <table:table-cell table:style-name="ce15" table:number-columns-repeated="3"/>
          <table:table-cell table:style-name="ce16" office:value-type="float" office:value="2">
            <text:p>2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5"/>
          <table:table-cell table:style-name="ce5"/>
          <table:table-cell table:formula="of:=IF(ISBLANK([.M510]);[.A510];[.M510])" office:value-type="string" office:string-value="Err:502">
            <text:p>Err:502</text:p>
          </table:table-cell>
          <table:table-cell table:formula="of:=IF(ISBLANK([.O510]);IF(ISERROR([.B510]);&quot;Err:&quot;&amp;ORG.OPENOFFICE.ERRORTYPE([.B510])=[.M510];OR([.P510]=[.B510];IF(AND(ISNUMBER([.P510]);ISNUMBER([.B510]));OR(AND([.P510]=0;ABS([.B510])&lt;1E-307);&quot;&quot;&amp;[.B510]=&quot;&quot;&amp;[.P510]))));[.O510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TINV([.C511];[.D511])" office:value-type="float" office:value="0">
            <text:p>Err:502</text:p>
          </table:table-cell>
          <table:table-cell table:style-name="ce10" office:value-type="float" office:value="-0.01">
            <text:p>-0.01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2"/>
          <table:table-cell table:style-name="ce15" table:number-columns-repeated="3"/>
          <table:table-cell table:style-name="ce16" office:value-type="float" office:value="2">
            <text:p>2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5"/>
          <table:table-cell table:style-name="ce5"/>
          <table:table-cell table:formula="of:=IF(ISBLANK([.M511]);[.A511];[.M511])" office:value-type="string" office:string-value="Err:502">
            <text:p>Err:502</text:p>
          </table:table-cell>
          <table:table-cell table:formula="of:=IF(ISBLANK([.O511]);IF(ISERROR([.B511]);&quot;Err:&quot;&amp;ORG.OPENOFFICE.ERRORTYPE([.B511])=[.M511];OR([.P511]=[.B511];IF(AND(ISNUMBER([.P511]);ISNUMBER([.B511]));OR(AND([.P511]=0;ABS([.B511])&lt;1E-307);&quot;&quot;&amp;[.B511]=&quot;&quot;&amp;[.P511]))));[.O511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TINV([.C512];[.D512])" office:value-type="float" office:value="0">
            <text:p>Err:502</text:p>
          </table:table-cell>
          <table:table-cell table:style-name="ce10" office:value-type="float" office:value="1.01">
            <text:p>1.01</text:p>
          </table:table-cell>
          <table:table-cell table:style-name="ce10" office:value-type="float" office:value="3">
            <text:p>3</text:p>
          </table:table-cell>
          <table:table-cell table:style-name="ce10" table:number-columns-repeated="2"/>
          <table:table-cell table:style-name="ce15" table:number-columns-repeated="3"/>
          <table:table-cell table:style-name="ce16" office:value-type="float" office:value="2">
            <text:p>2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5"/>
          <table:table-cell table:style-name="ce5"/>
          <table:table-cell table:formula="of:=IF(ISBLANK([.M512]);[.A512];[.M512])" office:value-type="string" office:string-value="Err:502">
            <text:p>Err:502</text:p>
          </table:table-cell>
          <table:table-cell table:formula="of:=IF(ISBLANK([.O512]);IF(ISERROR([.B512]);&quot;Err:&quot;&amp;ORG.OPENOFFICE.ERRORTYPE([.B512])=[.M512];OR([.P512]=[.B512];IF(AND(ISNUMBER([.P512]);ISNUMBER([.B512]));OR(AND([.P512]=0;ABS([.B512])&lt;1E-307);&quot;&quot;&amp;[.B512]=&quot;&quot;&amp;[.P512]))));[.O512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0" table:number-columns-repeated="7"/>
          <table:table-cell table:style-name="ce16"/>
          <table:table-cell table:style-name="ce5" table:number-columns-repeated="2"/>
          <table:table-cell table:style-name="ce20"/>
          <table:table-cell table:style-name="ce21" table:number-columns-repeated="2"/>
          <table:table-cell table:number-columns-repeated="2"/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5" table:formula="of:=HYPGEOMDIST([.C514];[.D514];[.E514];[.F514])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office:value-type="string">
            <text:p>HYPGEOMDIST</text:p>
          </table:table-cell>
          <table:table-cell table:style-name="ce5" office:value-type="string">
            <text:p>HYPGEOMDIST</text:p>
          </table:table-cell>
          <table:table-cell table:style-name="ce20"/>
          <table:table-cell table:style-name="ce21"/>
          <table:table-cell table:style-name="ce21"/>
          <table:table-cell table:formula="of:=IF(ISBLANK([.M514]);[.A514];[.M514])" office:value-type="float" office:value="1">
            <text:p>1</text:p>
          </table:table-cell>
          <table:table-cell table:formula="of:=IF(ISBLANK([.O514]);IF(ISERROR([.B514]);&quot;Err:&quot;&amp;ORG.OPENOFFICE.ERRORTYPE([.B514])=[.M514];OR([.P514]=[.B514];IF(AND(ISNUMBER([.P514]);ISNUMBER([.B514]));OR(AND([.P514]=0;ABS([.B514])&lt;1E-307);&quot;&quot;&amp;[.B514]=&quot;&quot;&amp;[.P514]))));[.O514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5" table:formula="of:=HYPGEOMDIST([.C515];[.D515];[.E515];[.F515])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20"/>
          <table:table-cell table:style-name="ce21"/>
          <table:table-cell table:style-name="ce21"/>
          <table:table-cell table:formula="of:=IF(ISBLANK([.M515]);[.A515];[.M515])" office:value-type="float" office:value="1">
            <text:p>1</text:p>
          </table:table-cell>
          <table:table-cell table:formula="of:=IF(ISBLANK([.O515]);IF(ISERROR([.B515]);&quot;Err:&quot;&amp;ORG.OPENOFFICE.ERRORTYPE([.B515])=[.M515];OR([.P515]=[.B515];IF(AND(ISNUMBER([.P515]);ISNUMBER([.B515]));OR(AND([.P515]=0;ABS([.B515])&lt;1E-307);&quot;&quot;&amp;[.B515]=&quot;&quot;&amp;[.P515]))));[.O515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5" table:formula="of:=HYPGEOMDIST([.C516];[.D516];[.E516];[.F516])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20"/>
          <table:table-cell table:style-name="ce21"/>
          <table:table-cell table:style-name="ce21"/>
          <table:table-cell table:formula="of:=IF(ISBLANK([.M516]);[.A516];[.M516])" office:value-type="float" office:value="1">
            <text:p>1</text:p>
          </table:table-cell>
          <table:table-cell table:formula="of:=IF(ISBLANK([.O516]);IF(ISERROR([.B516]);&quot;Err:&quot;&amp;ORG.OPENOFFICE.ERRORTYPE([.B516])=[.M516];OR([.P516]=[.B516];IF(AND(ISNUMBER([.P516]);ISNUMBER([.B516]));OR(AND([.P516]=0;ABS([.B516])&lt;1E-307);&quot;&quot;&amp;[.B516]=&quot;&quot;&amp;[.P516]))));[.O516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5" table:formula="of:=HYPGEOMDIST([.C517];[.D517];[.E517];[.F517])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20"/>
          <table:table-cell table:style-name="ce21"/>
          <table:table-cell table:style-name="ce21"/>
          <table:table-cell table:formula="of:=IF(ISBLANK([.M517]);[.A517];[.M517])" office:value-type="float" office:value="1">
            <text:p>1</text:p>
          </table:table-cell>
          <table:table-cell table:formula="of:=IF(ISBLANK([.O517]);IF(ISERROR([.B517]);&quot;Err:&quot;&amp;ORG.OPENOFFICE.ERRORTYPE([.B517])=[.M517];OR([.P517]=[.B517];IF(AND(ISNUMBER([.P517]);ISNUMBER([.B517]));OR(AND([.P517]=0;ABS([.B517])&lt;1E-307);&quot;&quot;&amp;[.B517]=&quot;&quot;&amp;[.P517]))));[.O517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3" office:value-type="float" office:value="0.5">
            <text:p>0.5</text:p>
          </table:table-cell>
          <table:table-cell table:style-name="ce5" table:formula="of:=HYPGEOMDIST([.C518];[.D518];[.E518];[.F518])" office:value-type="float" office:value="0.5">
            <text:p>0.5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20"/>
          <table:table-cell table:style-name="ce21"/>
          <table:table-cell table:style-name="ce21"/>
          <table:table-cell table:formula="of:=IF(ISBLANK([.M518]);[.A518];[.M518])" office:value-type="float" office:value="0.5">
            <text:p>0.5</text:p>
          </table:table-cell>
          <table:table-cell table:formula="of:=IF(ISBLANK([.O518]);IF(ISERROR([.B518]);&quot;Err:&quot;&amp;ORG.OPENOFFICE.ERRORTYPE([.B518])=[.M518];OR([.P518]=[.B518];IF(AND(ISNUMBER([.P518]);ISNUMBER([.B518]));OR(AND([.P518]=0;ABS([.B518])&lt;1E-307);&quot;&quot;&amp;[.B518]=&quot;&quot;&amp;[.P518]))));[.O518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3" office:value-type="float" office:value="0.166666666666667">
            <text:p>0.16667</text:p>
          </table:table-cell>
          <table:table-cell table:style-name="ce5" table:formula="of:=HYPGEOMDIST([.C519];[.D519];[.E519];[.F519])" office:value-type="float" office:value="0.166666666666667">
            <text:p>0.16667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6">
            <text:p>6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20"/>
          <table:table-cell table:style-name="ce21"/>
          <table:table-cell table:style-name="ce21"/>
          <table:table-cell table:formula="of:=IF(ISBLANK([.M519]);[.A519];[.M519])" office:value-type="float" office:value="0.166666666666667">
            <text:p>0.16667</text:p>
          </table:table-cell>
          <table:table-cell table:formula="of:=IF(ISBLANK([.O519]);IF(ISERROR([.B519]);&quot;Err:&quot;&amp;ORG.OPENOFFICE.ERRORTYPE([.B519])=[.M519];OR([.P519]=[.B519];IF(AND(ISNUMBER([.P519]);ISNUMBER([.B519]));OR(AND([.P519]=0;ABS([.B519])&lt;1E-307);&quot;&quot;&amp;[.B519]=&quot;&quot;&amp;[.P519]))));[.O519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3" office:value-type="float" office:value="0.166666666666667">
            <text:p>0.16667</text:p>
          </table:table-cell>
          <table:table-cell table:style-name="ce5" table:formula="of:=HYPGEOMDIST([.C520];[.D520];[.E520];[.F520])" office:value-type="float" office:value="0.166666666666667">
            <text:p>0.16667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6">
            <text:p>6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20"/>
          <table:table-cell table:style-name="ce21"/>
          <table:table-cell table:style-name="ce21"/>
          <table:table-cell table:formula="of:=IF(ISBLANK([.M520]);[.A520];[.M520])" office:value-type="float" office:value="0.166666666666667">
            <text:p>0.16667</text:p>
          </table:table-cell>
          <table:table-cell table:formula="of:=IF(ISBLANK([.O520]);IF(ISERROR([.B520]);&quot;Err:&quot;&amp;ORG.OPENOFFICE.ERRORTYPE([.B520])=[.M520];OR([.P520]=[.B520];IF(AND(ISNUMBER([.P520]);ISNUMBER([.B520]));OR(AND([.P520]=0;ABS([.B520])&lt;1E-307);&quot;&quot;&amp;[.B520]=&quot;&quot;&amp;[.P520]))));[.O520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5" table:formula="of:=HYPGEOMDIST([.C521];[.D521];[.E521];[.F521])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20"/>
          <table:table-cell table:style-name="ce21"/>
          <table:table-cell table:style-name="ce21"/>
          <table:table-cell table:formula="of:=IF(ISBLANK([.M521]);[.A521];[.M521])" office:value-type="float" office:value="1">
            <text:p>1</text:p>
          </table:table-cell>
          <table:table-cell table:formula="of:=IF(ISBLANK([.O521]);IF(ISERROR([.B521]);&quot;Err:&quot;&amp;ORG.OPENOFFICE.ERRORTYPE([.B521])=[.M521];OR([.P521]=[.B521];IF(AND(ISNUMBER([.P521]);ISNUMBER([.B521]));OR(AND([.P521]=0;ABS([.B521])&lt;1E-307);&quot;&quot;&amp;[.B521]=&quot;&quot;&amp;[.P521]))));[.O521])" office:value-type="boolean" office:boolean-value="true">
            <text:p>TRUE</text:p>
          </table:table-cell>
          <table:table-cell table:style-name="ce21" table:number-columns-repeated="2"/>
          <table:table-cell table:style-name="ce23"/>
          <table:table-cell table:style-name="ce21" table:number-columns-repeated="236"/>
          <table:table-cell table:number-columns-repeated="768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5" table:formula="of:=HYPGEOMDIST([.C522];[.D522];[.E522];[.F522])" office:value-type="float" office:value="1">
            <text:p>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4">
            <text:p>4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20"/>
          <table:table-cell table:style-name="ce21"/>
          <table:table-cell table:style-name="ce21"/>
          <table:table-cell table:formula="of:=IF(ISBLANK([.M522]);[.A522];[.M522])" office:value-type="float" office:value="1">
            <text:p>1</text:p>
          </table:table-cell>
          <table:table-cell table:formula="of:=IF(ISBLANK([.O522]);IF(ISERROR([.B522]);&quot;Err:&quot;&amp;ORG.OPENOFFICE.ERRORTYPE([.B522])=[.M522];OR([.P522]=[.B522];IF(AND(ISNUMBER([.P522]);ISNUMBER([.B522]));OR(AND([.P522]=0;ABS([.B522])&lt;1E-307);&quot;&quot;&amp;[.B522]=&quot;&quot;&amp;[.P522]))));[.O522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3" office:value-type="float" office:value="0.4">
            <text:p>0.4</text:p>
          </table:table-cell>
          <table:table-cell table:style-name="ce5" table:formula="of:=HYPGEOMDIST([.C523];[.D523];[.E523];[.F523])" office:value-type="float" office:value="0.4">
            <text:p>0.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">
            <text:p>5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20"/>
          <table:table-cell table:style-name="ce21"/>
          <table:table-cell table:style-name="ce21"/>
          <table:table-cell table:formula="of:=IF(ISBLANK([.M523]);[.A523];[.M523])" office:value-type="float" office:value="0.4">
            <text:p>0.4</text:p>
          </table:table-cell>
          <table:table-cell table:formula="of:=IF(ISBLANK([.O523]);IF(ISERROR([.B523]);&quot;Err:&quot;&amp;ORG.OPENOFFICE.ERRORTYPE([.B523])=[.M523];OR([.P523]=[.B523];IF(AND(ISNUMBER([.P523]);ISNUMBER([.B523]));OR(AND([.P523]=0;ABS([.B523])&lt;1E-307);&quot;&quot;&amp;[.B523]=&quot;&quot;&amp;[.P523]))));[.O523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5" table:formula="of:=HYPGEOMDIST([.C524];[.D524];[.E524];[.F524])" office:value-type="float" office:value="1">
            <text:p>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20"/>
          <table:table-cell table:style-name="ce21"/>
          <table:table-cell table:style-name="ce21"/>
          <table:table-cell table:formula="of:=IF(ISBLANK([.M524]);[.A524];[.M524])" office:value-type="float" office:value="1">
            <text:p>1</text:p>
          </table:table-cell>
          <table:table-cell table:formula="of:=IF(ISBLANK([.O524]);IF(ISERROR([.B524]);&quot;Err:&quot;&amp;ORG.OPENOFFICE.ERRORTYPE([.B524])=[.M524];OR([.P524]=[.B524];IF(AND(ISNUMBER([.P524]);ISNUMBER([.B524]));OR(AND([.P524]=0;ABS([.B524])&lt;1E-307);&quot;&quot;&amp;[.B524]=&quot;&quot;&amp;[.P524]))));[.O524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3" office:value-type="float" office:value="0.4">
            <text:p>0.4</text:p>
          </table:table-cell>
          <table:table-cell table:style-name="ce5" table:formula="of:=HYPGEOMDIST([.C525];[.D525];[.E525];[.F525])" office:value-type="float" office:value="0.4">
            <text:p>0.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">
            <text:p>5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20"/>
          <table:table-cell table:style-name="ce21"/>
          <table:table-cell table:style-name="ce21"/>
          <table:table-cell table:formula="of:=IF(ISBLANK([.M525]);[.A525];[.M525])" office:value-type="float" office:value="0.4">
            <text:p>0.4</text:p>
          </table:table-cell>
          <table:table-cell table:formula="of:=IF(ISBLANK([.O525]);IF(ISERROR([.B525]);&quot;Err:&quot;&amp;ORG.OPENOFFICE.ERRORTYPE([.B525])=[.M525];OR([.P525]=[.B525];IF(AND(ISNUMBER([.P525]);ISNUMBER([.B525]));OR(AND([.P525]=0;ABS([.B525])&lt;1E-307);&quot;&quot;&amp;[.B525]=&quot;&quot;&amp;[.P525]))));[.O525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5" table:formula="of:=HYPGEOMDIST([.C526];[.D526];[.E526];[.F526])" office:value-type="float" office:value="1">
            <text:p>1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8">
            <text:p>8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20"/>
          <table:table-cell table:style-name="ce21"/>
          <table:table-cell table:style-name="ce21"/>
          <table:table-cell table:formula="of:=IF(ISBLANK([.M526]);[.A526];[.M526])" office:value-type="float" office:value="1">
            <text:p>1</text:p>
          </table:table-cell>
          <table:table-cell table:formula="of:=IF(ISBLANK([.O526]);IF(ISERROR([.B526]);&quot;Err:&quot;&amp;ORG.OPENOFFICE.ERRORTYPE([.B526])=[.M526];OR([.P526]=[.B526];IF(AND(ISNUMBER([.P526]);ISNUMBER([.B526]));OR(AND([.P526]=0;ABS([.B526])&lt;1E-307);&quot;&quot;&amp;[.B526]=&quot;&quot;&amp;[.P526]))));[.O526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3" office:value-type="float" office:value="0.75">
            <text:p>0.75</text:p>
          </table:table-cell>
          <table:table-cell table:style-name="ce5" table:formula="of:=HYPGEOMDIST([.C527];[.D527];[.E527];[.F527])" office:value-type="float" office:value="0.75">
            <text:p>0.75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2">
            <text:p>12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20"/>
          <table:table-cell table:style-name="ce21"/>
          <table:table-cell table:style-name="ce21"/>
          <table:table-cell table:formula="of:=IF(ISBLANK([.M527]);[.A527];[.M527])" office:value-type="float" office:value="0.75">
            <text:p>0.75</text:p>
          </table:table-cell>
          <table:table-cell table:formula="of:=IF(ISBLANK([.O527]);IF(ISERROR([.B527]);&quot;Err:&quot;&amp;ORG.OPENOFFICE.ERRORTYPE([.B527])=[.M527];OR([.P527]=[.B527];IF(AND(ISNUMBER([.P527]);ISNUMBER([.B527]));OR(AND([.P527]=0;ABS([.B527])&lt;1E-307);&quot;&quot;&amp;[.B527]=&quot;&quot;&amp;[.P527]))));[.O527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3" office:value-type="float" office:value="0.681818181818182">
            <text:p>0.68182</text:p>
          </table:table-cell>
          <table:table-cell table:style-name="ce5" table:formula="of:=HYPGEOMDIST([.C528];[.D528];[.E528];[.F528])" office:value-type="float" office:value="0.681818181818182">
            <text:p>0.68182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2">
            <text:p>12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20"/>
          <table:table-cell table:style-name="ce21"/>
          <table:table-cell table:style-name="ce21"/>
          <table:table-cell table:formula="of:=IF(ISBLANK([.M528]);[.A528];[.M528])" office:value-type="float" office:value="0.681818181818182">
            <text:p>0.68182</text:p>
          </table:table-cell>
          <table:table-cell table:formula="of:=IF(ISBLANK([.O528]);IF(ISERROR([.B528]);&quot;Err:&quot;&amp;ORG.OPENOFFICE.ERRORTYPE([.B528])=[.M528];OR([.P528]=[.B528];IF(AND(ISNUMBER([.P528]);ISNUMBER([.B528]));OR(AND([.P528]=0;ABS([.B528])&lt;1E-307);&quot;&quot;&amp;[.B528]=&quot;&quot;&amp;[.P528]))));[.O528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3" office:value-type="float" office:value="0.75">
            <text:p>0.75</text:p>
          </table:table-cell>
          <table:table-cell table:style-name="ce5" table:formula="of:=HYPGEOMDIST([.C529];[.D529];[.E529];[.F529])" office:value-type="float" office:value="0.75">
            <text:p>0.75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2">
            <text:p>12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20"/>
          <table:table-cell table:style-name="ce21"/>
          <table:table-cell table:style-name="ce21"/>
          <table:table-cell table:formula="of:=IF(ISBLANK([.M529]);[.A529];[.M529])" office:value-type="float" office:value="0.75">
            <text:p>0.75</text:p>
          </table:table-cell>
          <table:table-cell table:formula="of:=IF(ISBLANK([.O529]);IF(ISERROR([.B529]);&quot;Err:&quot;&amp;ORG.OPENOFFICE.ERRORTYPE([.B529])=[.M529];OR([.P529]=[.B529];IF(AND(ISNUMBER([.P529]);ISNUMBER([.B529]));OR(AND([.P529]=0;ABS([.B529])&lt;1E-307);&quot;&quot;&amp;[.B529]=&quot;&quot;&amp;[.P529]))));[.O529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5" table:formula="of:=HYPGEOMDIST([.C530];[.D530];[.E530];[.F530])" office:value-type="float" office:value="1">
            <text:p>1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2">
            <text:p>12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20"/>
          <table:table-cell table:style-name="ce21"/>
          <table:table-cell table:style-name="ce21"/>
          <table:table-cell table:formula="of:=IF(ISBLANK([.M530]);[.A530];[.M530])" office:value-type="float" office:value="1">
            <text:p>1</text:p>
          </table:table-cell>
          <table:table-cell table:formula="of:=IF(ISBLANK([.O530]);IF(ISERROR([.B530]);&quot;Err:&quot;&amp;ORG.OPENOFFICE.ERRORTYPE([.B530])=[.M530];OR([.P530]=[.B530];IF(AND(ISNUMBER([.P530]);ISNUMBER([.B530]));OR(AND([.P530]=0;ABS([.B530])&lt;1E-307);&quot;&quot;&amp;[.B530]=&quot;&quot;&amp;[.P530]))));[.O530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5" table:formula="of:=HYPGEOMDIST([.C531];[.D531];[.E531];[.F531])" office:value-type="float" office:value="1">
            <text:p>1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2">
            <text:p>12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20"/>
          <table:table-cell table:style-name="ce21"/>
          <table:table-cell table:style-name="ce21"/>
          <table:table-cell table:formula="of:=IF(ISBLANK([.M531]);[.A531];[.M531])" office:value-type="float" office:value="1">
            <text:p>1</text:p>
          </table:table-cell>
          <table:table-cell table:formula="of:=IF(ISBLANK([.O531]);IF(ISERROR([.B531]);&quot;Err:&quot;&amp;ORG.OPENOFFICE.ERRORTYPE([.B531])=[.M531];OR([.P531]=[.B531];IF(AND(ISNUMBER([.P531]);ISNUMBER([.B531]));OR(AND([.P531]=0;ABS([.B531])&lt;1E-307);&quot;&quot;&amp;[.B531]=&quot;&quot;&amp;[.P531]))));[.O531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3" office:value-type="float" office:value="0.985">
            <text:p>0.985</text:p>
          </table:table-cell>
          <table:table-cell table:style-name="ce5" table:formula="of:=HYPGEOMDIST([.C532];[.D532];[.E532];[.F532])" office:value-type="float" office:value="0.985">
            <text:p>0.985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00">
            <text:p>200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18"/>
          <table:table-cell table:style-name="ce21"/>
          <table:table-cell table:style-name="ce21"/>
          <table:table-cell table:formula="of:=IF(ISBLANK([.M532]);[.A532];[.M532])" office:value-type="float" office:value="0.985">
            <text:p>0.985</text:p>
          </table:table-cell>
          <table:table-cell table:formula="of:=IF(ISBLANK([.O532]);IF(ISERROR([.B532]);&quot;Err:&quot;&amp;ORG.OPENOFFICE.ERRORTYPE([.B532])=[.M532];OR([.P532]=[.B532];IF(AND(ISNUMBER([.P532]);ISNUMBER([.B532]));OR(AND([.P532]=0;ABS([.B532])&lt;1E-307);&quot;&quot;&amp;[.B532]=&quot;&quot;&amp;[.P532]))));[.O532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3" office:value-type="float" office:value="0.135431073144994">
            <text:p>0.13543</text:p>
          </table:table-cell>
          <table:table-cell table:style-name="ce5" table:formula="of:=HYPGEOMDIST([.C533];[.D533];[.E533];[.F533])" office:value-type="float" office:value="0.135431073144994">
            <text:p>0.13543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300">
            <text:p>300</text:p>
          </table:table-cell>
          <table:table-cell table:style-name="ce11" office:value-type="float" office:value="2000">
            <text:p>2000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18"/>
          <table:table-cell table:style-name="ce21"/>
          <table:table-cell table:style-name="ce21"/>
          <table:table-cell table:formula="of:=IF(ISBLANK([.M533]);[.A533];[.M533])" office:value-type="float" office:value="0.135431073144994">
            <text:p>0.13543</text:p>
          </table:table-cell>
          <table:table-cell table:formula="of:=IF(ISBLANK([.O533]);IF(ISERROR([.B533]);&quot;Err:&quot;&amp;ORG.OPENOFFICE.ERRORTYPE([.B533])=[.M533];OR([.P533]=[.B533];IF(AND(ISNUMBER([.P533]);ISNUMBER([.B533]));OR(AND([.P533]=0;ABS([.B533])&lt;1E-307);&quot;&quot;&amp;[.B533]=&quot;&quot;&amp;[.P533]))));[.O533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3" office:value-type="float" office:value="0.0941079938290504">
            <text:p>0.09411</text:p>
          </table:table-cell>
          <table:table-cell table:style-name="ce5" table:formula="of:=HYPGEOMDIST([.C534];[.D534];[.E534];[.F534])" office:value-type="float" office:value="0.0941079938290504">
            <text:p>0.09411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200">
            <text:p>200</text:p>
          </table:table-cell>
          <table:table-cell table:style-name="ce11" office:value-type="float" office:value="2000">
            <text:p>2000</text:p>
          </table:table-cell>
          <table:table-cell table:style-name="ce11" office:value-type="float" office:value="20000">
            <text:p>20000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18"/>
          <table:table-cell table:style-name="ce21"/>
          <table:table-cell table:style-name="ce21"/>
          <table:table-cell table:formula="of:=IF(ISBLANK([.M534]);[.A534];[.M534])" office:value-type="float" office:value="0.0941079938290504">
            <text:p>0.09411</text:p>
          </table:table-cell>
          <table:table-cell table:formula="of:=IF(ISBLANK([.O534]);IF(ISERROR([.B534]);&quot;Err:&quot;&amp;ORG.OPENOFFICE.ERRORTYPE([.B534])=[.M534];OR([.P534]=[.B534];IF(AND(ISNUMBER([.P534]);ISNUMBER([.B534]));OR(AND([.P534]=0;ABS([.B534])&lt;1E-307);&quot;&quot;&amp;[.B534]=&quot;&quot;&amp;[.P534]))));[.O534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3" office:value-type="float" office:value="0.75">
            <text:p>0.75</text:p>
          </table:table-cell>
          <table:table-cell table:style-name="ce5" table:formula="of:=HYPGEOMDIST([.C535];[.D535];[.E535];[.F535])" office:value-type="float" office:value="0.75">
            <text:p>0.75</text:p>
          </table:table-cell>
          <table:table-cell table:style-name="ce11" office:value-type="float" office:value="8.5">
            <text:p>8.5</text:p>
          </table:table-cell>
          <table:table-cell table:style-name="ce11" office:value-type="float" office:value="9.5">
            <text:p>9.5</text:p>
          </table:table-cell>
          <table:table-cell table:style-name="ce11" office:value-type="float" office:value="11.5">
            <text:p>11.5</text:p>
          </table:table-cell>
          <table:table-cell table:style-name="ce11" office:value-type="float" office:value="12.5">
            <text:p>12.5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18"/>
          <table:table-cell table:style-name="ce21"/>
          <table:table-cell table:style-name="ce21"/>
          <table:table-cell table:formula="of:=IF(ISBLANK([.M535]);[.A535];[.M535])" office:value-type="float" office:value="0.75">
            <text:p>0.75</text:p>
          </table:table-cell>
          <table:table-cell table:formula="of:=IF(ISBLANK([.O535]);IF(ISERROR([.B535]);&quot;Err:&quot;&amp;ORG.OPENOFFICE.ERRORTYPE([.B535])=[.M535];OR([.P535]=[.B535];IF(AND(ISNUMBER([.P535]);ISNUMBER([.B535]));OR(AND([.P535]=0;ABS([.B535])&lt;1E-307);&quot;&quot;&amp;[.B535]=&quot;&quot;&amp;[.P535]))));[.O535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!NUM:FE</text:p>
          </table:table-cell>
          <table:table-cell table:style-name="ce5" table:formula="of:=HYPGEOMDIST([.C536];[.D536];[.E536];[.F536])" office:value-type="float" office:value="0">
            <text:p>Err:502</text:p>
          </table:table-cell>
          <table:table-cell table:style-name="ce11" office:value-type="float" office:value="-1">
            <text:p>-1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0">
            <text:p>20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21"/>
          <table:table-cell table:style-name="ce21"/>
          <table:table-cell table:formula="of:=IF(ISBLANK([.M536]);[.A536];[.M536])" office:value-type="string" office:string-value="Err:502">
            <text:p>Err:502</text:p>
          </table:table-cell>
          <table:table-cell table:formula="of:=IF(ISBLANK([.O536]);IF(ISERROR([.B536]);&quot;Err:&quot;&amp;ORG.OPENOFFICE.ERRORTYPE([.B536])=[.M536];OR([.P536]=[.B536];IF(AND(ISNUMBER([.P536]);ISNUMBER([.B536]));OR(AND([.P536]=0;ABS([.B536])&lt;1E-307);&quot;&quot;&amp;[.B536]=&quot;&quot;&amp;[.P536]))));[.O536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!NUM:FE</text:p>
          </table:table-cell>
          <table:table-cell table:style-name="ce5" table:formula="of:=HYPGEOMDIST([.C537];[.D537];[.E537];[.F537])" office:value-type="float" office:value="0">
            <text:p>Err:50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7">
            <text:p>7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21"/>
          <table:table-cell table:style-name="ce21"/>
          <table:table-cell table:formula="of:=IF(ISBLANK([.M537]);[.A537];[.M537])" office:value-type="string" office:string-value="Err:502">
            <text:p>Err:502</text:p>
          </table:table-cell>
          <table:table-cell table:formula="of:=IF(ISBLANK([.O537]);IF(ISERROR([.B537]);&quot;Err:&quot;&amp;ORG.OPENOFFICE.ERRORTYPE([.B537])=[.M537];OR([.P537]=[.B537];IF(AND(ISNUMBER([.P537]);ISNUMBER([.B537]));OR(AND([.P537]=0;ABS([.B537])&lt;1E-307);&quot;&quot;&amp;[.B537]=&quot;&quot;&amp;[.P537]))));[.O537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!NUM:FE</text:p>
          </table:table-cell>
          <table:table-cell table:style-name="ce5" table:formula="of:=HYPGEOMDIST([.C538];[.D538];[.E538];[.F538])" office:value-type="float" office:value="0">
            <text:p>Err:50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7">
            <text:p>7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21"/>
          <table:table-cell table:style-name="ce21"/>
          <table:table-cell table:formula="of:=IF(ISBLANK([.M538]);[.A538];[.M538])" office:value-type="string" office:string-value="Err:502">
            <text:p>Err:502</text:p>
          </table:table-cell>
          <table:table-cell table:formula="of:=IF(ISBLANK([.O538]);IF(ISERROR([.B538]);&quot;Err:&quot;&amp;ORG.OPENOFFICE.ERRORTYPE([.B538])=[.M538];OR([.P538]=[.B538];IF(AND(ISNUMBER([.P538]);ISNUMBER([.B538]));OR(AND([.P538]=0;ABS([.B538])&lt;1E-307);&quot;&quot;&amp;[.B538]=&quot;&quot;&amp;[.P538]))));[.O538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!NUM:FE</text:p>
          </table:table-cell>
          <table:table-cell table:style-name="ce5" table:formula="of:=HYPGEOMDIST([.C539];[.D539];[.E539];[.F539])" office:value-type="float" office:value="0">
            <text:p>Err:502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2">
            <text:p>12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21"/>
          <table:table-cell table:style-name="ce21"/>
          <table:table-cell table:formula="of:=IF(ISBLANK([.M539]);[.A539];[.M539])" office:value-type="string" office:string-value="Err:502">
            <text:p>Err:502</text:p>
          </table:table-cell>
          <table:table-cell table:formula="of:=IF(ISBLANK([.O539]);IF(ISERROR([.B539]);&quot;Err:&quot;&amp;ORG.OPENOFFICE.ERRORTYPE([.B539])=[.M539];OR([.P539]=[.B539];IF(AND(ISNUMBER([.P539]);ISNUMBER([.B539]));OR(AND([.P539]=0;ABS([.B539])&lt;1E-307);&quot;&quot;&amp;[.B539]=&quot;&quot;&amp;[.P539]))));[.O539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!NUM:FE</text:p>
          </table:table-cell>
          <table:table-cell table:style-name="ce5" table:formula="of:=HYPGEOMDIST([.C540];[.D540];[.E540];[.F540])" office:value-type="float" office:value="0">
            <text:p>Err:502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14">
            <text:p>14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21"/>
          <table:table-cell table:style-name="ce21"/>
          <table:table-cell table:formula="of:=IF(ISBLANK([.M540]);[.A540];[.M540])" office:value-type="string" office:string-value="Err:502">
            <text:p>Err:502</text:p>
          </table:table-cell>
          <table:table-cell table:formula="of:=IF(ISBLANK([.O540]);IF(ISERROR([.B540]);&quot;Err:&quot;&amp;ORG.OPENOFFICE.ERRORTYPE([.B540])=[.M540];OR([.P540]=[.B540];IF(AND(ISNUMBER([.P540]);ISNUMBER([.B540]));OR(AND([.P540]=0;ABS([.B540])&lt;1E-307);&quot;&quot;&amp;[.B540]=&quot;&quot;&amp;[.P540]))));[.O540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!NUM:FE</text:p>
          </table:table-cell>
          <table:table-cell table:style-name="ce5" table:formula="of:=HYPGEOMDIST([.C541];[.D541];[.E541];[.F541])" office:value-type="float" office:value="0">
            <text:p>Err:502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-1">
            <text:p>-1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2">
            <text:p>12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21"/>
          <table:table-cell table:style-name="ce21"/>
          <table:table-cell table:formula="of:=IF(ISBLANK([.M541]);[.A541];[.M541])" office:value-type="string" office:string-value="Err:502">
            <text:p>Err:502</text:p>
          </table:table-cell>
          <table:table-cell table:formula="of:=IF(ISBLANK([.O541]);IF(ISERROR([.B541]);&quot;Err:&quot;&amp;ORG.OPENOFFICE.ERRORTYPE([.B541])=[.M541];OR([.P541]=[.B541];IF(AND(ISNUMBER([.P541]);ISNUMBER([.B541]));OR(AND([.P541]=0;ABS([.B541])&lt;1E-307);&quot;&quot;&amp;[.B541]=&quot;&quot;&amp;[.P541]))));[.O541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!NUM:FE</text:p>
          </table:table-cell>
          <table:table-cell table:style-name="ce5" table:formula="of:=HYPGEOMDIST([.C542];[.D542];[.E542];[.F542])" office:value-type="float" office:value="0">
            <text:p>Err:502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-1">
            <text:p>-1</text:p>
          </table:table-cell>
          <table:table-cell table:style-name="ce11" office:value-type="float" office:value="12">
            <text:p>12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21"/>
          <table:table-cell table:style-name="ce21"/>
          <table:table-cell table:formula="of:=IF(ISBLANK([.M542]);[.A542];[.M542])" office:value-type="string" office:string-value="Err:502">
            <text:p>Err:502</text:p>
          </table:table-cell>
          <table:table-cell table:formula="of:=IF(ISBLANK([.O542]);IF(ISERROR([.B542]);&quot;Err:&quot;&amp;ORG.OPENOFFICE.ERRORTYPE([.B542])=[.M542];OR([.P542]=[.B542];IF(AND(ISNUMBER([.P542]);ISNUMBER([.B542]));OR(AND([.P542]=0;ABS([.B542])&lt;1E-307);&quot;&quot;&amp;[.B542]=&quot;&quot;&amp;[.P542]))));[.O542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!NUM:FE</text:p>
          </table:table-cell>
          <table:table-cell table:style-name="ce5" table:formula="of:=HYPGEOMDIST([.C543];[.D543];[.E543];[.F543])" office:value-type="float" office:value="0">
            <text:p>Err:502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-1">
            <text:p>-1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21"/>
          <table:table-cell table:style-name="ce21"/>
          <table:table-cell table:formula="of:=IF(ISBLANK([.M543]);[.A543];[.M543])" office:value-type="string" office:string-value="Err:502">
            <text:p>Err:502</text:p>
          </table:table-cell>
          <table:table-cell table:formula="of:=IF(ISBLANK([.O543]);IF(ISERROR([.B543]);&quot;Err:&quot;&amp;ORG.OPENOFFICE.ERRORTYPE([.B543])=[.M543];OR([.P543]=[.B543];IF(AND(ISNUMBER([.P543]);ISNUMBER([.B543]));OR(AND([.P543]=0;ABS([.B543])&lt;1E-307);&quot;&quot;&amp;[.B543]=&quot;&quot;&amp;[.P543]))));[.O543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9"/>
          <table:table-cell table:style-name="ce10" table:number-columns-repeated="7"/>
          <table:table-cell table:style-name="ce16"/>
          <table:table-cell table:style-name="ce5" table:number-columns-repeated="2"/>
          <table:table-cell table:style-name="ce20"/>
          <table:table-cell table:style-name="ce21" table:number-columns-repeated="2"/>
          <table:table-cell table:number-columns-repeated="2"/>
          <table:table-cell table:style-name="ce21" table:number-columns-repeated="3"/>
          <table:table-cell table:style-name="ce24"/>
          <table:table-cell table:style-name="ce21" table:number-columns-repeated="235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table:formula="of:=RSQ([.C545:.E545];[.F545:.H545])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office:value-type="string">
            <text:p>RSQ</text:p>
          </table:table-cell>
          <table:table-cell table:style-name="ce5" office:value-type="string">
            <text:p>RSQ</text:p>
          </table:table-cell>
          <table:table-cell table:style-name="ce20"/>
          <table:table-cell table:style-name="ce21"/>
          <table:table-cell table:style-name="ce21"/>
          <table:table-cell table:formula="of:=IF(ISBLANK([.M545]);[.A545];[.M545])" office:value-type="float" office:value="1">
            <text:p>1</text:p>
          </table:table-cell>
          <table:table-cell table:formula="of:=IF(ISBLANK([.O545]);IF(ISERROR([.B545]);&quot;Err:&quot;&amp;ORG.OPENOFFICE.ERRORTYPE([.B545])=[.M545];OR([.P545]=[.B545];IF(AND(ISNUMBER([.P545]);ISNUMBER([.B545]));OR(AND([.P545]=0;ABS([.B545])&lt;1E-307);&quot;&quot;&amp;[.B545]=&quot;&quot;&amp;[.P545]))));[.O545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5" table:formula="of:=RSQ([.C546:.E546];[.F546:.H546])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20"/>
          <table:table-cell table:style-name="ce21"/>
          <table:table-cell table:style-name="ce21"/>
          <table:table-cell table:formula="of:=IF(ISBLANK([.M546]);[.A546];[.M546])" office:value-type="float" office:value="0">
            <text:p>0</text:p>
          </table:table-cell>
          <table:table-cell table:formula="of:=IF(ISBLANK([.O546]);IF(ISERROR([.B546]);&quot;Err:&quot;&amp;ORG.OPENOFFICE.ERRORTYPE([.B546])=[.M546];OR([.P546]=[.B546];IF(AND(ISNUMBER([.P546]);ISNUMBER([.B546]));OR(AND([.P546]=0;ABS([.B546])&lt;1E-307);&quot;&quot;&amp;[.B546]=&quot;&quot;&amp;[.P546]))));[.O546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0.25">
            <text:p>0.25</text:p>
          </table:table-cell>
          <table:table-cell table:style-name="ce5" table:formula="of:=RSQ([.C547:.E547];[.F547:.H547])" office:value-type="float" office:value="0.25">
            <text:p>0.25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20"/>
          <table:table-cell table:style-name="ce21"/>
          <table:table-cell table:style-name="ce21"/>
          <table:table-cell table:formula="of:=IF(ISBLANK([.M547]);[.A547];[.M547])" office:value-type="float" office:value="0.25">
            <text:p>0.25</text:p>
          </table:table-cell>
          <table:table-cell table:formula="of:=IF(ISBLANK([.O547]);IF(ISERROR([.B547]);&quot;Err:&quot;&amp;ORG.OPENOFFICE.ERRORTYPE([.B547])=[.M547];OR([.P547]=[.B547];IF(AND(ISNUMBER([.P547]);ISNUMBER([.B547]));OR(AND([.P547]=0;ABS([.B547])&lt;1E-307);&quot;&quot;&amp;[.B547]=&quot;&quot;&amp;[.P547]))));[.O547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0.87335266209805">
            <text:p>0.87335</text:p>
          </table:table-cell>
          <table:table-cell table:style-name="ce5" table:formula="of:=RSQ([.C548:.E548];[.F548:.H548])" office:value-type="float" office:value="0.87335266209805">
            <text:p>0.8733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0">
            <text:p>3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0">
            <text:p>30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20"/>
          <table:table-cell table:style-name="ce21"/>
          <table:table-cell table:style-name="ce21"/>
          <table:table-cell table:formula="of:=IF(ISBLANK([.M548]);[.A548];[.M548])" office:value-type="float" office:value="0.87335266209805">
            <text:p>0.87335</text:p>
          </table:table-cell>
          <table:table-cell table:formula="of:=IF(ISBLANK([.O548]);IF(ISERROR([.B548]);&quot;Err:&quot;&amp;ORG.OPENOFFICE.ERRORTYPE([.B548])=[.M548];OR([.P548]=[.B548];IF(AND(ISNUMBER([.P548]);ISNUMBER([.B548]));OR(AND([.P548]=0;ABS([.B548])&lt;1E-307);&quot;&quot;&amp;[.B548]=&quot;&quot;&amp;[.P548]))));[.O548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0.75">
            <text:p>0.75</text:p>
          </table:table-cell>
          <table:table-cell table:style-name="ce5" table:formula="of:=RSQ([.C549:.E549];[.F549:.H549])" office:value-type="float" office:value="0.75">
            <text:p>0.75</text:p>
          </table:table-cell>
          <table:table-cell table:style-name="ce10" office:value-type="float" office:value="2.2">
            <text:p>2.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20"/>
          <table:table-cell table:style-name="ce21"/>
          <table:table-cell table:style-name="ce21"/>
          <table:table-cell table:formula="of:=IF(ISBLANK([.M549]);[.A549];[.M549])" office:value-type="float" office:value="0.75">
            <text:p>0.75</text:p>
          </table:table-cell>
          <table:table-cell table:formula="of:=IF(ISBLANK([.O549]);IF(ISERROR([.B549]);&quot;Err:&quot;&amp;ORG.OPENOFFICE.ERRORTYPE([.B549])=[.M549];OR([.P549]=[.B549];IF(AND(ISNUMBER([.P549]);ISNUMBER([.B549]));OR(AND([.P549]=0;ABS([.B549])&lt;1E-307);&quot;&quot;&amp;[.B549]=&quot;&quot;&amp;[.P549]))));[.O549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0.916270820166765">
            <text:p>0.91627</text:p>
          </table:table-cell>
          <table:table-cell table:style-name="ce5" table:formula="of:=RSQ([.C550:.E550];[.F550:.H550])" office:value-type="float" office:value="0.916270820166765">
            <text:p>0.91627</text:p>
          </table:table-cell>
          <table:table-cell table:style-name="ce10" office:value-type="float" office:value="2.4">
            <text:p>2.4</text:p>
          </table:table-cell>
          <table:table-cell table:style-name="ce10" office:value-type="float" office:value="3.5">
            <text:p>3.5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.8">
            <text:p>4.8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20"/>
          <table:table-cell table:style-name="ce21"/>
          <table:table-cell table:style-name="ce21"/>
          <table:table-cell table:formula="of:=IF(ISBLANK([.M550]);[.A550];[.M550])" office:value-type="float" office:value="0.916270820166765">
            <text:p>0.91627</text:p>
          </table:table-cell>
          <table:table-cell table:formula="of:=IF(ISBLANK([.O550]);IF(ISERROR([.B550]);&quot;Err:&quot;&amp;ORG.OPENOFFICE.ERRORTYPE([.B550])=[.M550];OR([.P550]=[.B550];IF(AND(ISNUMBER([.P550]);ISNUMBER([.B550]));OR(AND([.P550]=0;ABS([.B550])&lt;1E-307);&quot;&quot;&amp;[.B550]=&quot;&quot;&amp;[.P550]))));[.O550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0.571428571428571">
            <text:p>0.57143</text:p>
          </table:table-cell>
          <table:table-cell table:style-name="ce5" table:formula="of:=RSQ([.C551:.E551];[.F551:.H551])" office:value-type="float" office:value="0.571428571428571">
            <text:p>0.5714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20"/>
          <table:table-cell table:style-name="ce21"/>
          <table:table-cell table:style-name="ce21"/>
          <table:table-cell table:formula="of:=IF(ISBLANK([.M551]);[.A551];[.M551])" office:value-type="float" office:value="0.571428571428571">
            <text:p>0.57143</text:p>
          </table:table-cell>
          <table:table-cell table:formula="of:=IF(ISBLANK([.O551]);IF(ISERROR([.B551]);&quot;Err:&quot;&amp;ORG.OPENOFFICE.ERRORTYPE([.B551])=[.M551];OR([.P551]=[.B551];IF(AND(ISNUMBER([.P551]);ISNUMBER([.B551]));OR(AND([.P551]=0;ABS([.B551])&lt;1E-307);&quot;&quot;&amp;[.B551]=&quot;&quot;&amp;[.P551]))));[.O551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0.137755102040816">
            <text:p>0.13776</text:p>
          </table:table-cell>
          <table:table-cell table:style-name="ce5" table:formula="of:=RSQ([.C552:.E552];[.F552:.H552])" office:value-type="float" office:value="0.137755102040816">
            <text:p>0.13776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2">
            <text:p>22</text:p>
          </table:table-cell>
          <table:table-cell table:style-name="ce10" office:value-type="float" office:value="-3">
            <text:p>-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20"/>
          <table:table-cell table:style-name="ce21"/>
          <table:table-cell table:style-name="ce21"/>
          <table:table-cell table:formula="of:=IF(ISBLANK([.M552]);[.A552];[.M552])" office:value-type="float" office:value="0.137755102040816">
            <text:p>0.13776</text:p>
          </table:table-cell>
          <table:table-cell table:formula="of:=IF(ISBLANK([.O552]);IF(ISERROR([.B552]);&quot;Err:&quot;&amp;ORG.OPENOFFICE.ERRORTYPE([.B552])=[.M552];OR([.P552]=[.B552];IF(AND(ISNUMBER([.P552]);ISNUMBER([.B552]));OR(AND([.P552]=0;ABS([.B552])&lt;1E-307);&quot;&quot;&amp;[.B552]=&quot;&quot;&amp;[.P552]))));[.O552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0.669477666273097">
            <text:p>0.66948</text:p>
          </table:table-cell>
          <table:table-cell table:style-name="ce5" table:formula="of:=RSQ([.C553:.E553];[.F553:.H553])" office:value-type="float" office:value="0.669477666273096">
            <text:p>0.66948</text:p>
          </table:table-cell>
          <table:table-cell table:style-name="ce10" office:value-type="float" office:value="56">
            <text:p>56</text:p>
          </table:table-cell>
          <table:table-cell table:style-name="ce10" office:value-type="float" office:value="51">
            <text:p>51</text:p>
          </table:table-cell>
          <table:table-cell table:style-name="ce10" office:value-type="float" office:value="37.58">
            <text:p>37.58</text:p>
          </table:table-cell>
          <table:table-cell table:style-name="ce10" office:value-type="float" office:value="71">
            <text:p>71</text:p>
          </table:table-cell>
          <table:table-cell table:style-name="ce10" office:value-type="float" office:value="39">
            <text:p>39</text:p>
          </table:table-cell>
          <table:table-cell table:style-name="ce10" office:value-type="float" office:value="32">
            <text:p>32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20"/>
          <table:table-cell table:style-name="ce21"/>
          <table:table-cell table:style-name="ce21"/>
          <table:table-cell table:formula="of:=IF(ISBLANK([.M553]);[.A553];[.M553])" office:value-type="float" office:value="0.669477666273097">
            <text:p>0.66948</text:p>
          </table:table-cell>
          <table:table-cell table:formula="of:=IF(ISBLANK([.O553]);IF(ISERROR([.B553]);&quot;Err:&quot;&amp;ORG.OPENOFFICE.ERRORTYPE([.B553])=[.M553];OR([.P553]=[.B553];IF(AND(ISNUMBER([.P553]);ISNUMBER([.B553]));OR(AND([.P553]=0;ABS([.B553])&lt;1E-307);&quot;&quot;&amp;[.B553]=&quot;&quot;&amp;[.P553]))));[.O553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0.0818437152874151">
            <text:p>0.08184</text:p>
          </table:table-cell>
          <table:table-cell table:style-name="ce5" table:formula="of:=RSQ([.C554:.E554];[.F554:.H554])" office:value-type="float" office:value="0.0818437152874151">
            <text:p>0.08184</text:p>
          </table:table-cell>
          <table:table-cell table:style-name="ce10" office:value-type="float" office:value="123">
            <text:p>123</text:p>
          </table:table-cell>
          <table:table-cell table:style-name="ce10" office:value-type="float" office:value="12312">
            <text:p>12312</text:p>
          </table:table-cell>
          <table:table-cell table:style-name="ce10" office:value-type="float" office:value="123123">
            <text:p>123123</text:p>
          </table:table-cell>
          <table:table-cell table:style-name="ce10" office:value-type="float" office:value="459">
            <text:p>459</text:p>
          </table:table-cell>
          <table:table-cell table:style-name="ce10" office:value-type="float" office:value="34232">
            <text:p>34232</text:p>
          </table:table-cell>
          <table:table-cell table:style-name="ce10" office:value-type="float" office:value="5657">
            <text:p>5657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20"/>
          <table:table-cell table:style-name="ce5" office:value-type="string">
            <office:annotation draw:style-name="gr1" draw:text-style-name="P1" svg:width="3.553cm" svg:height="2.642cm" svg:x="36.186cm" svg:y="252.785cm" draw:caption-point-x="4.035cm" draw:caption-point-y="7.041cm">
              <dc:date>2007-11-27T00:00:00</dc:date>
              <text:p text:style-name="P1"><text:span text:style-name="T1">Samsonov:</text:span></text:p>
              <text:p text:style-name="P1"><text:span text:style-name="T2">Precision problem</text:span></text:p>
            </office:annotation>
            <text:p>long</text:p>
          </table:table-cell>
          <table:table-cell table:style-name="ce21"/>
          <table:table-cell table:formula="of:=IF(ISBLANK([.M554]);[.A554];[.M554])" office:value-type="float" office:value="0.0818437152874151">
            <text:p>0.08184</text:p>
          </table:table-cell>
          <table:table-cell table:formula="of:=IF(ISBLANK([.O554]);IF(ISERROR([.B554]);&quot;Err:&quot;&amp;ORG.OPENOFFICE.ERRORTYPE([.B554])=[.M554];OR([.P554]=[.B554];IF(AND(ISNUMBER([.P554]);ISNUMBER([.B554]));OR(AND([.P554]=0;ABS([.B554])&lt;1E-307);&quot;&quot;&amp;[.B554]=&quot;&quot;&amp;[.P554]))));[.O554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NaN/AE</text:p>
          </table:table-cell>
          <table:table-cell table:style-name="ce5" table:formula="of:=RSQ([.C555:.E555];[.F555:.H555])" office:value-type="float" office:value="0">
            <text:p>#DIV/0!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18" office:value-type="string">
            <text:p>Err:532</text:p>
          </table:table-cell>
          <table:table-cell table:style-name="ce21"/>
          <table:table-cell table:style-name="ce21"/>
          <table:table-cell table:formula="of:=IF(ISBLANK([.M555]);[.A555];[.M555])" office:value-type="string" office:string-value="Err:532">
            <text:p>Err:532</text:p>
          </table:table-cell>
          <table:table-cell table:formula="of:=IF(ISBLANK([.O555]);IF(ISERROR([.B555]);&quot;Err:&quot;&amp;ORG.OPENOFFICE.ERRORTYPE([.B555])=[.M555];OR([.P555]=[.B555];IF(AND(ISNUMBER([.P555]);ISNUMBER([.B555]));OR(AND([.P555]=0;ABS([.B555])&lt;1E-307);&quot;&quot;&amp;[.B555]=&quot;&quot;&amp;[.P555]))));[.O555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0" table:number-columns-repeated="7"/>
          <table:table-cell table:style-name="ce16"/>
          <table:table-cell table:style-name="ce5" table:number-columns-repeated="2"/>
          <table:table-cell table:style-name="ce18"/>
          <table:table-cell table:style-name="ce21" table:number-columns-repeated="2"/>
          <table:table-cell table:number-columns-repeated="2"/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table:formula="of:=RSQ([.C557:.D557];[.E557:.F557])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4">
            <text:p>44</text:p>
          </table:table-cell>
          <table:table-cell table:style-name="ce10" office:value-type="float" office:value="34">
            <text:p>34</text:p>
          </table:table-cell>
          <table:table-cell table:style-name="ce10" office:value-type="float" office:value="-2">
            <text:p>-2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20"/>
          <table:table-cell table:style-name="ce21"/>
          <table:table-cell table:style-name="ce21"/>
          <table:table-cell table:formula="of:=IF(ISBLANK([.M557]);[.A557];[.M557])" office:value-type="float" office:value="1">
            <text:p>1</text:p>
          </table:table-cell>
          <table:table-cell table:formula="of:=IF(ISBLANK([.O557]);IF(ISERROR([.B557]);&quot;Err:&quot;&amp;ORG.OPENOFFICE.ERRORTYPE([.B557])=[.M557];OR([.P557]=[.B557];IF(AND(ISNUMBER([.P557]);ISNUMBER([.B557]));OR(AND([.P557]=0;ABS([.B557])&lt;1E-307);&quot;&quot;&amp;[.B557]=&quot;&quot;&amp;[.P557]))));[.O557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NA</text:p>
          </table:table-cell>
          <table:table-cell table:style-name="ce5" table:formula="of:=RSQ([.C558:.E558];[.F558])" office:value-type="float" office:value="0">
            <text:p>Err:50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4">
            <text:p>44</text:p>
          </table:table-cell>
          <table:table-cell table:style-name="ce10" office:value-type="float" office:value="34">
            <text:p>34</text:p>
          </table:table-cell>
          <table:table-cell table:style-name="ce10" office:value-type="float" office:value="-2">
            <text:p>-2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21"/>
          <table:table-cell table:style-name="ce21"/>
          <table:table-cell table:formula="of:=IF(ISBLANK([.M558]);[.A558];[.M558])" office:value-type="string" office:string-value="Err:502">
            <text:p>Err:502</text:p>
          </table:table-cell>
          <table:table-cell table:formula="of:=IF(ISBLANK([.O558]);IF(ISERROR([.B558]);&quot;Err:&quot;&amp;ORG.OPENOFFICE.ERRORTYPE([.B558])=[.M558];OR([.P558]=[.B558];IF(AND(ISNUMBER([.P558]);ISNUMBER([.B558]));OR(AND([.P558]=0;ABS([.B558])&lt;1E-307);&quot;&quot;&amp;[.B558]=&quot;&quot;&amp;[.P558]))));[.O558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0" table:number-columns-repeated="7"/>
          <table:table-cell table:style-name="ce16"/>
          <table:table-cell table:style-name="ce5" table:number-columns-repeated="2"/>
          <table:table-cell table:style-name="ce20"/>
          <table:table-cell table:style-name="ce21" table:number-columns-repeated="2"/>
          <table:table-cell table:number-columns-repeated="2"/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0.5">
            <text:p>0.5</text:p>
          </table:table-cell>
          <table:table-cell table:style-name="ce5" table:formula="of:=PEARSON([.C560:.E560];[.F560:.H560])" office:value-type="float" office:value="0.5">
            <text:p>0.5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office:value-type="string">
            <text:p>PEARSON</text:p>
          </table:table-cell>
          <table:table-cell table:style-name="ce5" office:value-type="string">
            <text:p>PEARSON</text:p>
          </table:table-cell>
          <table:table-cell table:style-name="ce20"/>
          <table:table-cell table:style-name="ce21"/>
          <table:table-cell table:style-name="ce21"/>
          <table:table-cell table:formula="of:=IF(ISBLANK([.M560]);[.A560];[.M560])" office:value-type="float" office:value="0.5">
            <text:p>0.5</text:p>
          </table:table-cell>
          <table:table-cell table:formula="of:=IF(ISBLANK([.O560]);IF(ISERROR([.B560]);&quot;Err:&quot;&amp;ORG.OPENOFFICE.ERRORTYPE([.B560])=[.M560];OR([.P560]=[.B560];IF(AND(ISNUMBER([.P560]);ISNUMBER([.B560]));OR(AND([.P560]=0;ABS([.B560])&lt;1E-307);&quot;&quot;&amp;[.B560]=&quot;&quot;&amp;[.P560]))));[.O560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-0.866025403784439">
            <text:p>-0.86603</text:p>
          </table:table-cell>
          <table:table-cell table:style-name="ce5" table:formula="of:=PEARSON([.C561:.E561];[.F561:.H561])" office:value-type="float" office:value="-0.866025403784439">
            <text:p>-0.8660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20"/>
          <table:table-cell table:style-name="ce21"/>
          <table:table-cell table:style-name="ce21"/>
          <table:table-cell table:formula="of:=IF(ISBLANK([.M561]);[.A561];[.M561])" office:value-type="float" office:value="-0.866025403784439">
            <text:p>-0.86603</text:p>
          </table:table-cell>
          <table:table-cell table:formula="of:=IF(ISBLANK([.O561]);IF(ISERROR([.B561]);&quot;Err:&quot;&amp;ORG.OPENOFFICE.ERRORTYPE([.B561])=[.M561];OR([.P561]=[.B561];IF(AND(ISNUMBER([.P561]);ISNUMBER([.B561]));OR(AND([.P561]=0;ABS([.B561])&lt;1E-307);&quot;&quot;&amp;[.B561]=&quot;&quot;&amp;[.P561]))));[.O561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0.818216148870881">
            <text:p>0.81822</text:p>
          </table:table-cell>
          <table:table-cell table:style-name="ce5" table:formula="of:=PEARSON([.C562:.E562];[.F562:.H562])" office:value-type="float" office:value="0.818216148870881">
            <text:p>0.81822</text:p>
          </table:table-cell>
          <table:table-cell table:style-name="ce10" office:value-type="float" office:value="56">
            <text:p>56</text:p>
          </table:table-cell>
          <table:table-cell table:style-name="ce10" office:value-type="float" office:value="51">
            <text:p>51</text:p>
          </table:table-cell>
          <table:table-cell table:style-name="ce10" office:value-type="float" office:value="37.58">
            <text:p>37.58</text:p>
          </table:table-cell>
          <table:table-cell table:style-name="ce10" office:value-type="float" office:value="71">
            <text:p>71</text:p>
          </table:table-cell>
          <table:table-cell table:style-name="ce10" office:value-type="float" office:value="39">
            <text:p>39</text:p>
          </table:table-cell>
          <table:table-cell table:style-name="ce10" office:value-type="float" office:value="32">
            <text:p>32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20"/>
          <table:table-cell table:style-name="ce21"/>
          <table:table-cell table:style-name="ce21"/>
          <table:table-cell table:formula="of:=IF(ISBLANK([.M562]);[.A562];[.M562])" office:value-type="float" office:value="0.818216148870881">
            <text:p>0.81822</text:p>
          </table:table-cell>
          <table:table-cell table:formula="of:=IF(ISBLANK([.O562]);IF(ISERROR([.B562]);&quot;Err:&quot;&amp;ORG.OPENOFFICE.ERRORTYPE([.B562])=[.M562];OR([.P562]=[.B562];IF(AND(ISNUMBER([.P562]);ISNUMBER([.B562]));OR(AND([.P562]=0;ABS([.B562])&lt;1E-307);&quot;&quot;&amp;[.B562]=&quot;&quot;&amp;[.P562]))));[.O562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0.998206944360405">
            <text:p>0.99821</text:p>
          </table:table-cell>
          <table:table-cell table:style-name="ce5" table:formula="of:=PEARSON([.C563:.E563];[.F563:.H563])" office:value-type="float" office:value="0.998206944360405">
            <text:p>0.99821</text:p>
          </table:table-cell>
          <table:table-cell table:style-name="ce10" office:value-type="float" office:value="12332">
            <text:p>12332</text:p>
          </table:table-cell>
          <table:table-cell table:style-name="ce10" office:value-type="float" office:value="2311">
            <text:p>2311</text:p>
          </table:table-cell>
          <table:table-cell table:style-name="ce10" office:value-type="float" office:value="232311">
            <text:p>232311</text:p>
          </table:table-cell>
          <table:table-cell table:style-name="ce10" office:value-type="float" office:value="3234">
            <text:p>3234</text:p>
          </table:table-cell>
          <table:table-cell table:style-name="ce10" office:value-type="float" office:value="3455">
            <text:p>3455</text:p>
          </table:table-cell>
          <table:table-cell table:style-name="ce10" office:value-type="float" office:value="12312">
            <text:p>12312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20"/>
          <table:table-cell table:style-name="ce5" office:value-type="string">
            <office:annotation draw:style-name="gr1" draw:text-style-name="P1" svg:width="3.553cm" svg:height="2.695cm" svg:x="36.186cm" svg:y="256.933cm" draw:caption-point-x="4.035cm" draw:caption-point-y="7.09cm">
              <dc:date>2007-11-27T00:00:00</dc:date>
              <text:p text:style-name="P1"><text:span text:style-name="T1">Samsonov:</text:span></text:p>
              <text:p text:style-name="P1"><text:span text:style-name="T2">Precision problem</text:span></text:p>
            </office:annotation>
            <text:p>long</text:p>
          </table:table-cell>
          <table:table-cell table:style-name="ce21"/>
          <table:table-cell table:formula="of:=IF(ISBLANK([.M563]);[.A563];[.M563])" office:value-type="float" office:value="0.998206944360405">
            <text:p>0.99821</text:p>
          </table:table-cell>
          <table:table-cell table:formula="of:=IF(ISBLANK([.O563]);IF(ISERROR([.B563]);&quot;Err:&quot;&amp;ORG.OPENOFFICE.ERRORTYPE([.B563])=[.M563];OR([.P563]=[.B563];IF(AND(ISNUMBER([.P563]);ISNUMBER([.B563]));OR(AND([.P563]=0;ABS([.B563])&lt;1E-307);&quot;&quot;&amp;[.B563]=&quot;&quot;&amp;[.P563]))));[.O563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-0.273002396328816">
            <text:p>-0.27300</text:p>
          </table:table-cell>
          <table:table-cell table:style-name="ce5" table:formula="of:=PEARSON([.C564:.E564];[.F564:.H564])" office:value-type="float" office:value="-0.273002396328816">
            <text:p>-0.2730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-6">
            <text:p>-6</text:p>
          </table:table-cell>
          <table:table-cell table:style-name="ce10" office:value-type="float" office:value="-4">
            <text:p>-4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20"/>
          <table:table-cell table:style-name="ce21"/>
          <table:table-cell table:style-name="ce21"/>
          <table:table-cell table:formula="of:=IF(ISBLANK([.M564]);[.A564];[.M564])" office:value-type="float" office:value="-0.273002396328816">
            <text:p>-0.27300</text:p>
          </table:table-cell>
          <table:table-cell table:formula="of:=IF(ISBLANK([.O564]);IF(ISERROR([.B564]);&quot;Err:&quot;&amp;ORG.OPENOFFICE.ERRORTYPE([.B564])=[.M564];OR([.P564]=[.B564];IF(AND(ISNUMBER([.P564]);ISNUMBER([.B564]));OR(AND([.P564]=0;ABS([.B564])&lt;1E-307);&quot;&quot;&amp;[.B564]=&quot;&quot;&amp;[.P564]))));[.O564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0.914553889587727">
            <text:p>0.91455</text:p>
          </table:table-cell>
          <table:table-cell table:style-name="ce5" table:formula="of:=PEARSON([.C565:.E565];[.F565:.H565])" office:value-type="float" office:value="0.914553889587727">
            <text:p>0.91455</text:p>
          </table:table-cell>
          <table:table-cell table:style-name="ce10" office:value-type="float" office:value="2.345">
            <text:p>2.345</text:p>
          </table:table-cell>
          <table:table-cell table:style-name="ce10" office:value-type="float" office:value="3.45">
            <text:p>3.45</text:p>
          </table:table-cell>
          <table:table-cell table:style-name="ce10" office:value-type="float" office:value="1.87">
            <text:p>1.87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20"/>
          <table:table-cell table:style-name="ce21"/>
          <table:table-cell table:style-name="ce21"/>
          <table:table-cell table:formula="of:=IF(ISBLANK([.M565]);[.A565];[.M565])" office:value-type="float" office:value="0.914553889587727">
            <text:p>0.91455</text:p>
          </table:table-cell>
          <table:table-cell table:formula="of:=IF(ISBLANK([.O565]);IF(ISERROR([.B565]);&quot;Err:&quot;&amp;ORG.OPENOFFICE.ERRORTYPE([.B565])=[.M565];OR([.P565]=[.B565];IF(AND(ISNUMBER([.P565]);ISNUMBER([.B565]));OR(AND([.P565]=0;ABS([.B565])&lt;1E-307);&quot;&quot;&amp;[.B565]=&quot;&quot;&amp;[.P565]))));[.O565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-0.944911182523068">
            <text:p>-0.94491</text:p>
          </table:table-cell>
          <table:table-cell table:style-name="ce5" table:formula="of:=PEARSON([.C566:.E566];[.F566:.H566])" office:value-type="float" office:value="-0.944911182523068">
            <text:p>-0.9449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20"/>
          <table:table-cell table:style-name="ce21"/>
          <table:table-cell table:style-name="ce21"/>
          <table:table-cell table:formula="of:=IF(ISBLANK([.M566]);[.A566];[.M566])" office:value-type="float" office:value="-0.944911182523068">
            <text:p>-0.94491</text:p>
          </table:table-cell>
          <table:table-cell table:formula="of:=IF(ISBLANK([.O566]);IF(ISERROR([.B566]);&quot;Err:&quot;&amp;ORG.OPENOFFICE.ERRORTYPE([.B566])=[.M566];OR([.P566]=[.B566];IF(AND(ISNUMBER([.P566]);ISNUMBER([.B566]));OR(AND([.P566]=0;ABS([.B566])&lt;1E-307);&quot;&quot;&amp;[.B566]=&quot;&quot;&amp;[.P566]))));[.O566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0.243468319832992">
            <text:p>0.24347</text:p>
          </table:table-cell>
          <table:table-cell table:style-name="ce5" table:formula="of:=PEARSON([.C567:.E567];[.F567:.H567])" office:value-type="float" office:value="0.243468319832992">
            <text:p>0.24347</text:p>
          </table:table-cell>
          <table:table-cell table:style-name="ce10" office:value-type="float" office:value="33">
            <text:p>3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20"/>
          <table:table-cell table:style-name="ce21"/>
          <table:table-cell table:style-name="ce21"/>
          <table:table-cell table:formula="of:=IF(ISBLANK([.M567]);[.A567];[.M567])" office:value-type="float" office:value="0.243468319832992">
            <text:p>0.24347</text:p>
          </table:table-cell>
          <table:table-cell table:formula="of:=IF(ISBLANK([.O567]);IF(ISERROR([.B567]);&quot;Err:&quot;&amp;ORG.OPENOFFICE.ERRORTYPE([.B567])=[.M567];OR([.P567]=[.B567];IF(AND(ISNUMBER([.P567]);ISNUMBER([.B567]));OR(AND([.P567]=0;ABS([.B567])&lt;1E-307);&quot;&quot;&amp;[.B567]=&quot;&quot;&amp;[.P567]))));[.O567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-0.944911182523068">
            <text:p>-0.94491</text:p>
          </table:table-cell>
          <table:table-cell table:style-name="ce5" table:formula="of:=PEARSON([.C568:.E568];[.F568:.H568])" office:value-type="float" office:value="-0.944911182523068">
            <text:p>-0.9449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20"/>
          <table:table-cell table:style-name="ce21"/>
          <table:table-cell table:style-name="ce21"/>
          <table:table-cell table:formula="of:=IF(ISBLANK([.M568]);[.A568];[.M568])" office:value-type="float" office:value="-0.944911182523068">
            <text:p>-0.94491</text:p>
          </table:table-cell>
          <table:table-cell table:formula="of:=IF(ISBLANK([.O568]);IF(ISERROR([.B568]);&quot;Err:&quot;&amp;ORG.OPENOFFICE.ERRORTYPE([.B568])=[.M568];OR([.P568]=[.B568];IF(AND(ISNUMBER([.P568]);ISNUMBER([.B568]));OR(AND([.P568]=0;ABS([.B568])&lt;1E-307);&quot;&quot;&amp;[.B568]=&quot;&quot;&amp;[.P568]))));[.O568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-0.944911182523068">
            <text:p>-0.94491</text:p>
          </table:table-cell>
          <table:table-cell table:style-name="ce5" table:formula="of:=PEARSON([.C569:.E569];[.F569:.H569])" office:value-type="float" office:value="-0.944911182523068">
            <text:p>-0.9449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20"/>
          <table:table-cell table:style-name="ce21"/>
          <table:table-cell table:style-name="ce21"/>
          <table:table-cell table:formula="of:=IF(ISBLANK([.M569]);[.A569];[.M569])" office:value-type="float" office:value="-0.944911182523068">
            <text:p>-0.94491</text:p>
          </table:table-cell>
          <table:table-cell table:formula="of:=IF(ISBLANK([.O569]);IF(ISERROR([.B569]);&quot;Err:&quot;&amp;ORG.OPENOFFICE.ERRORTYPE([.B569])=[.M569];OR([.P569]=[.B569];IF(AND(ISNUMBER([.P569]);ISNUMBER([.B569]));OR(AND([.P569]=0;ABS([.B569])&lt;1E-307);&quot;&quot;&amp;[.B569]=&quot;&quot;&amp;[.P569]))));[.O569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0.243468319832992">
            <text:p>0.24347</text:p>
          </table:table-cell>
          <table:table-cell table:style-name="ce5" table:formula="of:=PEARSON([.C570:.E570];[.F570:.H570])" office:value-type="float" office:value="0.243468319832992">
            <text:p>0.24347</text:p>
          </table:table-cell>
          <table:table-cell table:style-name="ce10" office:value-type="float" office:value="33">
            <text:p>3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20"/>
          <table:table-cell table:style-name="ce21"/>
          <table:table-cell table:style-name="ce21"/>
          <table:table-cell table:formula="of:=IF(ISBLANK([.M570]);[.A570];[.M570])" office:value-type="float" office:value="0.243468319832992">
            <text:p>0.24347</text:p>
          </table:table-cell>
          <table:table-cell table:formula="of:=IF(ISBLANK([.O570]);IF(ISERROR([.B570]);&quot;Err:&quot;&amp;ORG.OPENOFFICE.ERRORTYPE([.B570])=[.M570];OR([.P570]=[.B570];IF(AND(ISNUMBER([.P570]);ISNUMBER([.B570]));OR(AND([.P570]=0;ABS([.B570])&lt;1E-307);&quot;&quot;&amp;[.B570]=&quot;&quot;&amp;[.P570]))));[.O570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NaN/AE</text:p>
          </table:table-cell>
          <table:table-cell table:style-name="ce5" table:formula="of:=PEARSON([.C571:.E571];[.F571:.H571])" office:value-type="float" office:value="0">
            <text:p>#DIV/0!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18" office:value-type="string">
            <text:p>Err:532</text:p>
          </table:table-cell>
          <table:table-cell table:style-name="ce21"/>
          <table:table-cell table:style-name="ce21"/>
          <table:table-cell table:formula="of:=IF(ISBLANK([.M571]);[.A571];[.M571])" office:value-type="string" office:string-value="Err:532">
            <text:p>Err:532</text:p>
          </table:table-cell>
          <table:table-cell table:formula="of:=IF(ISBLANK([.O571]);IF(ISERROR([.B571]);&quot;Err:&quot;&amp;ORG.OPENOFFICE.ERRORTYPE([.B571])=[.M571];OR([.P571]=[.B571];IF(AND(ISNUMBER([.P571]);ISNUMBER([.B571]));OR(AND([.P571]=0;ABS([.B571])&lt;1E-307);&quot;&quot;&amp;[.B571]=&quot;&quot;&amp;[.P571]))));[.O571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NaN/AE</text:p>
          </table:table-cell>
          <table:table-cell table:style-name="ce5" table:formula="of:=PEARSON([.C572:.E572];[.F572:.H572])" office:value-type="float" office:value="0">
            <text:p>#DIV/0!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18" office:value-type="string">
            <text:p>Err:532</text:p>
          </table:table-cell>
          <table:table-cell table:style-name="ce21"/>
          <table:table-cell table:style-name="ce21"/>
          <table:table-cell table:formula="of:=IF(ISBLANK([.M572]);[.A572];[.M572])" office:value-type="string" office:string-value="Err:532">
            <text:p>Err:532</text:p>
          </table:table-cell>
          <table:table-cell table:formula="of:=IF(ISBLANK([.O572]);IF(ISERROR([.B572]);&quot;Err:&quot;&amp;ORG.OPENOFFICE.ERRORTYPE([.B572])=[.M572];OR([.P572]=[.B572];IF(AND(ISNUMBER([.P572]);ISNUMBER([.B572]));OR(AND([.P572]=0;ABS([.B572])&lt;1E-307);&quot;&quot;&amp;[.B572]=&quot;&quot;&amp;[.P572]))));[.O572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0" table:number-columns-repeated="7"/>
          <table:table-cell table:style-name="ce16"/>
          <table:table-cell table:style-name="ce5" table:number-columns-repeated="2"/>
          <table:table-cell table:style-name="ce18"/>
          <table:table-cell table:style-name="ce21" table:number-columns-repeated="2"/>
          <table:table-cell table:number-columns-repeated="2"/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NA</text:p>
          </table:table-cell>
          <table:table-cell table:style-name="ce5" table:formula="of:=PEARSON([.C574:.E574];[.F574:.G574])" office:value-type="float" office:value="0">
            <text:p>Err:502</text:p>
          </table:table-cell>
          <table:table-cell table:style-name="ce10" office:value-type="float" office:value="33">
            <text:p>3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table:number-columns-repeated="2"/>
          <table:table-cell table:style-name="ce16" office:value-type="float" office:value="5">
            <text:p>5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21"/>
          <table:table-cell table:style-name="ce21"/>
          <table:table-cell table:formula="of:=IF(ISBLANK([.M574]);[.A574];[.M574])" office:value-type="string" office:string-value="Err:502">
            <text:p>Err:502</text:p>
          </table:table-cell>
          <table:table-cell table:formula="of:=IF(ISBLANK([.O574]);IF(ISERROR([.B574]);&quot;Err:&quot;&amp;ORG.OPENOFFICE.ERRORTYPE([.B574])=[.M574];OR([.P574]=[.B574];IF(AND(ISNUMBER([.P574]);ISNUMBER([.B574]));OR(AND([.P574]=0;ABS([.B574])&lt;1E-307);&quot;&quot;&amp;[.B574]=&quot;&quot;&amp;[.P574]))));[.O574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0" table:number-columns-repeated="7"/>
          <table:table-cell table:style-name="ce16"/>
          <table:table-cell table:style-name="ce5" table:number-columns-repeated="2"/>
          <table:table-cell table:style-name="ce20"/>
          <table:table-cell table:style-name="ce21" table:number-columns-repeated="2"/>
          <table:table-cell table:number-columns-repeated="2"/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0.17494279638547">
            <text:p>0.17494</text:p>
          </table:table-cell>
          <table:table-cell table:style-name="ce5" table:formula="of:=TTEST([.C576:.D576];[.E576:.F576];[.G576];[.H576])" office:value-type="float" office:value="0.17494279638547">
            <text:p>0.1749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office:value-type="string">
            <text:p>TTEST</text:p>
          </table:table-cell>
          <table:table-cell table:style-name="ce5" office:value-type="string">
            <text:p>TTEST</text:p>
          </table:table-cell>
          <table:table-cell table:style-name="ce20"/>
          <table:table-cell table:style-name="ce21"/>
          <table:table-cell table:style-name="ce21"/>
          <table:table-cell table:formula="of:=IF(ISBLANK([.M576]);[.A576];[.M576])" office:value-type="float" office:value="0.17494279638547">
            <text:p>0.17494</text:p>
          </table:table-cell>
          <table:table-cell table:formula="of:=IF(ISBLANK([.O576]);IF(ISERROR([.B576]);&quot;Err:&quot;&amp;ORG.OPENOFFICE.ERRORTYPE([.B576])=[.M576];OR([.P576]=[.B576];IF(AND(ISNUMBER([.P576]);ISNUMBER([.B576]));OR(AND([.P576]=0;ABS([.B576])&lt;1E-307);&quot;&quot;&amp;[.B576]=&quot;&quot;&amp;[.P576]))));[.O576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0.102416382349567">
            <text:p>0.10242</text:p>
          </table:table-cell>
          <table:table-cell table:style-name="ce5" table:formula="of:=TTEST([.C577:.D577];[.E577:.F577];[.G577];[.H577])" office:value-type="float" office:value="0.102416382349567">
            <text:p>0.1024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20"/>
          <table:table-cell table:style-name="ce21"/>
          <table:table-cell table:style-name="ce21"/>
          <table:table-cell table:formula="of:=IF(ISBLANK([.M577]);[.A577];[.M577])" office:value-type="float" office:value="0.102416382349567">
            <text:p>0.10242</text:p>
          </table:table-cell>
          <table:table-cell table:formula="of:=IF(ISBLANK([.O577]);IF(ISERROR([.B577]);&quot;Err:&quot;&amp;ORG.OPENOFFICE.ERRORTYPE([.B577])=[.M577];OR([.P577]=[.B577];IF(AND(ISNUMBER([.P577]);ISNUMBER([.B577]));OR(AND([.P577]=0;ABS([.B577])&lt;1E-307);&quot;&quot;&amp;[.B577]=&quot;&quot;&amp;[.P577]))));[.O577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0.155876399194157">
            <text:p>0.15588</text:p>
          </table:table-cell>
          <table:table-cell table:style-name="ce5" table:formula="of:=TTEST([.C578:.D578];[.E578:.F578];[.G578];[.H578])" office:value-type="float" office:value="0.155876399194157">
            <text:p>0.15588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20"/>
          <table:table-cell table:style-name="ce21"/>
          <table:table-cell table:style-name="ce21"/>
          <table:table-cell table:formula="of:=IF(ISBLANK([.M578]);[.A578];[.M578])" office:value-type="float" office:value="0.155876399194157">
            <text:p>0.15588</text:p>
          </table:table-cell>
          <table:table-cell table:formula="of:=IF(ISBLANK([.O578]);IF(ISERROR([.B578]);&quot;Err:&quot;&amp;ORG.OPENOFFICE.ERRORTYPE([.B578])=[.M578];OR([.P578]=[.B578];IF(AND(ISNUMBER([.P578]);ISNUMBER([.B578]));OR(AND([.P578]=0;ABS([.B578])&lt;1E-307);&quot;&quot;&amp;[.B578]=&quot;&quot;&amp;[.P578]))));[.O578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0.121983473936037">
            <text:p>0.12198</text:p>
          </table:table-cell>
          <table:table-cell table:style-name="ce5" table:formula="of:=TTEST([.C579:.D579];[.E579:.F579];[.G579];[.H579])" office:value-type="float" office:value="0.121983473936037">
            <text:p>0.12198</text:p>
          </table:table-cell>
          <table:table-cell table:style-name="ce10" office:value-type="float" office:value="-11">
            <text:p>-1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40">
            <text:p>4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20"/>
          <table:table-cell table:style-name="ce21"/>
          <table:table-cell table:style-name="ce21"/>
          <table:table-cell table:formula="of:=IF(ISBLANK([.M579]);[.A579];[.M579])" office:value-type="float" office:value="0.121983473936037">
            <text:p>0.12198</text:p>
          </table:table-cell>
          <table:table-cell table:formula="of:=IF(ISBLANK([.O579]);IF(ISERROR([.B579]);&quot;Err:&quot;&amp;ORG.OPENOFFICE.ERRORTYPE([.B579])=[.M579];OR([.P579]=[.B579];IF(AND(ISNUMBER([.P579]);ISNUMBER([.B579]));OR(AND([.P579]=0;ABS([.B579])&lt;1E-307);&quot;&quot;&amp;[.B579]=&quot;&quot;&amp;[.P579]))));[.O579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0.150188323111357">
            <text:p>0.15019</text:p>
          </table:table-cell>
          <table:table-cell table:style-name="ce5" table:formula="of:=TTEST([.C580:.D580];[.E580:.F580];[.G580];[.H580])" office:value-type="float" office:value="0.150188323111357">
            <text:p>0.15019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89">
            <text:p>89</text:p>
          </table:table-cell>
          <table:table-cell table:style-name="ce10" office:value-type="float" office:value="73">
            <text:p>73</text:p>
          </table:table-cell>
          <table:table-cell table:style-name="ce10" office:value-type="float" office:value="24">
            <text:p>2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20"/>
          <table:table-cell table:style-name="ce21"/>
          <table:table-cell table:style-name="ce21"/>
          <table:table-cell table:formula="of:=IF(ISBLANK([.M580]);[.A580];[.M580])" office:value-type="float" office:value="0.150188323111357">
            <text:p>0.15019</text:p>
          </table:table-cell>
          <table:table-cell table:formula="of:=IF(ISBLANK([.O580]);IF(ISERROR([.B580]);&quot;Err:&quot;&amp;ORG.OPENOFFICE.ERRORTYPE([.B580])=[.M580];OR([.P580]=[.B580];IF(AND(ISNUMBER([.P580]);ISNUMBER([.B580]));OR(AND([.P580]=0;ABS([.B580])&lt;1E-307);&quot;&quot;&amp;[.B580]=&quot;&quot;&amp;[.P580]))));[.O580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0.842829927555035">
            <text:p>0.84283</text:p>
          </table:table-cell>
          <table:table-cell table:style-name="ce5" table:formula="of:=TTEST([.C581:.D581];[.E581:.F581];[.G581];[.H581])" office:value-type="float" office:value="0.842829927555035">
            <text:p>0.84283</text:p>
          </table:table-cell>
          <table:table-cell table:style-name="ce10" office:value-type="float" office:value="1002">
            <text:p>1002</text:p>
          </table:table-cell>
          <table:table-cell table:style-name="ce10" office:value-type="float" office:value="3456">
            <text:p>3456</text:p>
          </table:table-cell>
          <table:table-cell table:style-name="ce10" office:value-type="float" office:value="2342">
            <text:p>2342</text:p>
          </table:table-cell>
          <table:table-cell table:style-name="ce10" office:value-type="float" office:value="1213">
            <text:p>121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20"/>
          <table:table-cell table:style-name="ce5" office:value-type="string">
            <office:annotation draw:style-name="gr1" draw:text-style-name="P1" svg:width="3.553cm" svg:height="2.891cm" svg:x="36.186cm" svg:y="265.318cm" draw:caption-point-x="4.035cm" draw:caption-point-y="7.14cm">
              <dc:date>2007-11-27T00:00:00</dc:date>
              <text:p text:style-name="P1"><text:span text:style-name="T1">Samsonov:</text:span></text:p>
              <text:p text:style-name="P1"><text:span text:style-name="T2">Precision problem</text:span></text:p>
            </office:annotation>
            <text:p>long</text:p>
          </table:table-cell>
          <table:table-cell table:style-name="ce21"/>
          <table:table-cell table:formula="of:=IF(ISBLANK([.M581]);[.A581];[.M581])" office:value-type="float" office:value="0.842829927555035">
            <text:p>0.84283</text:p>
          </table:table-cell>
          <table:table-cell table:formula="of:=IF(ISBLANK([.O581]);IF(ISERROR([.B581]);&quot;Err:&quot;&amp;ORG.OPENOFFICE.ERRORTYPE([.B581])=[.M581];OR([.P581]=[.B581];IF(AND(ISNUMBER([.P581]);ISNUMBER([.B581]));OR(AND([.P581]=0;ABS([.B581])&lt;1E-307);&quot;&quot;&amp;[.B581]=&quot;&quot;&amp;[.P581]))));[.O581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0.00302663411658514">
            <text:p>0.00303</text:p>
          </table:table-cell>
          <table:table-cell table:style-name="ce5" table:formula="of:=TTEST([.C582:.D582];[.E582:.F582];[.G582];[.H582])" office:value-type="float" office:value="0.00302663411658514">
            <text:p>0.00303</text:p>
          </table:table-cell>
          <table:table-cell table:style-name="ce10" office:value-type="float" office:value="11233">
            <text:p>11233</text:p>
          </table:table-cell>
          <table:table-cell table:style-name="ce10" office:value-type="float" office:value="12321">
            <text:p>12321</text:p>
          </table:table-cell>
          <table:table-cell table:style-name="ce10" office:value-type="float" office:value="34556">
            <text:p>34556</text:p>
          </table:table-cell>
          <table:table-cell table:style-name="ce10" office:value-type="float" office:value="32423">
            <text:p>3242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20"/>
          <table:table-cell table:style-name="ce5" office:value-type="string">
            <office:annotation draw:style-name="gr1" draw:text-style-name="P1" svg:width="3.553cm" svg:height="2.891cm" svg:x="36.186cm" svg:y="265.789cm" draw:caption-point-x="4.035cm" draw:caption-point-y="7.14cm">
              <dc:date>2007-11-27T00:00:00</dc:date>
              <text:p text:style-name="P1"><text:span text:style-name="T1">Samsonov:</text:span></text:p>
              <text:p text:style-name="P1"><text:span text:style-name="T2">Precision problem</text:span></text:p>
            </office:annotation>
            <text:p>long</text:p>
          </table:table-cell>
          <table:table-cell table:style-name="ce21"/>
          <table:table-cell table:formula="of:=IF(ISBLANK([.M582]);[.A582];[.M582])" office:value-type="float" office:value="0.00302663411658514">
            <text:p>0.00303</text:p>
          </table:table-cell>
          <table:table-cell table:formula="of:=IF(ISBLANK([.O582]);IF(ISERROR([.B582]);&quot;Err:&quot;&amp;ORG.OPENOFFICE.ERRORTYPE([.B582])=[.M582];OR([.P582]=[.B582];IF(AND(ISNUMBER([.P582]);ISNUMBER([.B582]));OR(AND([.P582]=0;ABS([.B582])&lt;1E-307);&quot;&quot;&amp;[.B582]=&quot;&quot;&amp;[.P582]))));[.O582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0.224921531554647">
            <text:p>0.22492</text:p>
          </table:table-cell>
          <table:table-cell table:style-name="ce5" table:formula="of:=TTEST([.C583:.D583];[.E583:.F583];[.G583];[.H583])" office:value-type="float" office:value="0.224921531554647">
            <text:p>0.22492</text:p>
          </table:table-cell>
          <table:table-cell table:style-name="ce10" office:value-type="float" office:value="-234">
            <text:p>-234</text:p>
          </table:table-cell>
          <table:table-cell table:style-name="ce10" office:value-type="float" office:value="546">
            <text:p>546</text:p>
          </table:table-cell>
          <table:table-cell table:style-name="ce10" office:value-type="float" office:value="5342">
            <text:p>534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20"/>
          <table:table-cell table:style-name="ce5" office:value-type="string">
            <office:annotation draw:style-name="gr1" draw:text-style-name="P1" svg:width="3.553cm" svg:height="2.891cm" svg:x="36.186cm" svg:y="266.26cm" draw:caption-point-x="4.035cm" draw:caption-point-y="7.14cm">
              <dc:date>2007-11-27T00:00:00</dc:date>
              <text:p text:style-name="P1"><text:span text:style-name="T1">Samsonov:</text:span></text:p>
              <text:p text:style-name="P1"><text:span text:style-name="T2">Precision problem</text:span></text:p>
            </office:annotation>
            <text:p>long</text:p>
          </table:table-cell>
          <table:table-cell table:style-name="ce21"/>
          <table:table-cell table:formula="of:=IF(ISBLANK([.M583]);[.A583];[.M583])" office:value-type="float" office:value="0.224921531554647">
            <text:p>0.22492</text:p>
          </table:table-cell>
          <table:table-cell table:formula="of:=IF(ISBLANK([.O583]);IF(ISERROR([.B583]);&quot;Err:&quot;&amp;ORG.OPENOFFICE.ERRORTYPE([.B583])=[.M583];OR([.P583]=[.B583];IF(AND(ISNUMBER([.P583]);ISNUMBER([.B583]));OR(AND([.P583]=0;ABS([.B583])&lt;1E-307);&quot;&quot;&amp;[.B583]=&quot;&quot;&amp;[.P583]))));[.O583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0.409071216630115">
            <text:p>0.40907</text:p>
          </table:table-cell>
          <table:table-cell table:style-name="ce5" table:formula="of:=TTEST([.C584:.D584];[.E584:.F584];[.G584];[.H584])" office:value-type="float" office:value="0.409071216630115">
            <text:p>0.40907</text:p>
          </table:table-cell>
          <table:table-cell table:style-name="ce10" office:value-type="float" office:value="1.34">
            <text:p>1.34</text:p>
          </table:table-cell>
          <table:table-cell table:style-name="ce10" office:value-type="float" office:value="2.48">
            <text:p>2.48</text:p>
          </table:table-cell>
          <table:table-cell table:style-name="ce10" office:value-type="float" office:value="-2.25">
            <text:p>-2.25</text:p>
          </table:table-cell>
          <table:table-cell table:style-name="ce10" office:value-type="float" office:value="4.44">
            <text:p>4.4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20"/>
          <table:table-cell table:style-name="ce21"/>
          <table:table-cell table:style-name="ce21"/>
          <table:table-cell table:formula="of:=IF(ISBLANK([.M584]);[.A584];[.M584])" office:value-type="float" office:value="0.409071216630115">
            <text:p>0.40907</text:p>
          </table:table-cell>
          <table:table-cell table:formula="of:=IF(ISBLANK([.O584]);IF(ISERROR([.B584]);&quot;Err:&quot;&amp;ORG.OPENOFFICE.ERRORTYPE([.B584])=[.M584];OR([.P584]=[.B584];IF(AND(ISNUMBER([.P584]);ISNUMBER([.B584]));OR(AND([.P584]=0;ABS([.B584])&lt;1E-307);&quot;&quot;&amp;[.B584]=&quot;&quot;&amp;[.P584]))));[.O584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0.416280608383871">
            <text:p>0.41628</text:p>
          </table:table-cell>
          <table:table-cell table:style-name="ce5" table:formula="of:=TTEST([.C585:.D585];[.E585:.F585];[.G585];[.H585])" office:value-type="float" office:value="0.416280608383871">
            <text:p>0.41628</text:p>
          </table:table-cell>
          <table:table-cell table:style-name="ce10" office:value-type="float" office:value="1.34">
            <text:p>1.34</text:p>
          </table:table-cell>
          <table:table-cell table:style-name="ce10" office:value-type="float" office:value="2.48">
            <text:p>2.48</text:p>
          </table:table-cell>
          <table:table-cell table:style-name="ce10" office:value-type="float" office:value="-2.25">
            <text:p>-2.25</text:p>
          </table:table-cell>
          <table:table-cell table:style-name="ce10" office:value-type="float" office:value="4.44">
            <text:p>4.4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20"/>
          <table:table-cell table:style-name="ce21"/>
          <table:table-cell table:style-name="ce21"/>
          <table:table-cell table:formula="of:=IF(ISBLANK([.M585]);[.A585];[.M585])" office:value-type="float" office:value="0.416280608383871">
            <text:p>0.41628</text:p>
          </table:table-cell>
          <table:table-cell table:formula="of:=IF(ISBLANK([.O585]);IF(ISERROR([.B585]);&quot;Err:&quot;&amp;ORG.OPENOFFICE.ERRORTYPE([.B585])=[.M585];OR([.P585]=[.B585];IF(AND(ISNUMBER([.P585]);ISNUMBER([.B585]));OR(AND([.P585]=0;ABS([.B585])&lt;1E-307);&quot;&quot;&amp;[.B585]=&quot;&quot;&amp;[.P585]))));[.O585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0.42412415823462">
            <text:p>0.42412</text:p>
          </table:table-cell>
          <table:table-cell table:style-name="ce5" table:formula="of:=TTEST([.C586:.D586];[.E586:.F586];[.G586];[.H586])" office:value-type="float" office:value="0.42412415823462">
            <text:p>0.42412</text:p>
          </table:table-cell>
          <table:table-cell table:style-name="ce10" office:value-type="float" office:value="1.34">
            <text:p>1.34</text:p>
          </table:table-cell>
          <table:table-cell table:style-name="ce10" office:value-type="float" office:value="2.48">
            <text:p>2.48</text:p>
          </table:table-cell>
          <table:table-cell table:style-name="ce10" office:value-type="float" office:value="-2.25">
            <text:p>-2.25</text:p>
          </table:table-cell>
          <table:table-cell table:style-name="ce10" office:value-type="float" office:value="4.44">
            <text:p>4.4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20"/>
          <table:table-cell table:style-name="ce21"/>
          <table:table-cell table:style-name="ce21"/>
          <table:table-cell table:formula="of:=IF(ISBLANK([.M586]);[.A586];[.M586])" office:value-type="float" office:value="0.42412415823462">
            <text:p>0.42412</text:p>
          </table:table-cell>
          <table:table-cell table:formula="of:=IF(ISBLANK([.O586]);IF(ISERROR([.B586]);&quot;Err:&quot;&amp;ORG.OPENOFFICE.ERRORTYPE([.B586])=[.M586];OR([.P586]=[.B586];IF(AND(ISNUMBER([.P586]);ISNUMBER([.B586]));OR(AND([.P586]=0;ABS([.B586])&lt;1E-307);&quot;&quot;&amp;[.B586]=&quot;&quot;&amp;[.P586]))));[.O586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0.0100459105166056">
            <text:p>0.01005</text:p>
          </table:table-cell>
          <table:table-cell table:style-name="ce5" table:formula="of:=TTEST([.C587:.D587];[.E587:.F587];[.G587];[.H587])" office:value-type="float" office:value="0.0100459105166056">
            <text:p>0.01005</text:p>
          </table:table-cell>
          <table:table-cell table:style-name="ce10" office:value-type="float" office:value="11233">
            <text:p>11233</text:p>
          </table:table-cell>
          <table:table-cell table:style-name="ce10" office:value-type="float" office:value="12321">
            <text:p>12321</text:p>
          </table:table-cell>
          <table:table-cell table:style-name="ce10" office:value-type="float" office:value="34556">
            <text:p>34556</text:p>
          </table:table-cell>
          <table:table-cell table:style-name="ce10" office:value-type="float" office:value="32423">
            <text:p>3242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20"/>
          <table:table-cell table:style-name="ce5" office:value-type="string">
            <office:annotation draw:style-name="gr1" draw:text-style-name="P1" svg:width="3.553cm" svg:height="2.89cm" svg:x="36.186cm" svg:y="268.144cm" draw:caption-point-x="4.035cm" draw:caption-point-y="7.139cm">
              <dc:date>2007-11-27T00:00:00</dc:date>
              <text:p text:style-name="P1"><text:span text:style-name="T1">Samsonov:</text:span></text:p>
              <text:p text:style-name="P1"><text:span text:style-name="T2">Precision problem</text:span></text:p>
            </office:annotation>
            <text:p>long</text:p>
          </table:table-cell>
          <table:table-cell table:style-name="ce21"/>
          <table:table-cell table:formula="of:=IF(ISBLANK([.M587]);[.A587];[.M587])" office:value-type="float" office:value="0.0100459105166056">
            <text:p>0.01005</text:p>
          </table:table-cell>
          <table:table-cell table:formula="of:=IF(ISBLANK([.O587]);IF(ISERROR([.B587]);&quot;Err:&quot;&amp;ORG.OPENOFFICE.ERRORTYPE([.B587])=[.M587];OR([.P587]=[.B587];IF(AND(ISNUMBER([.P587]);ISNUMBER([.B587]));OR(AND([.P587]=0;ABS([.B587])&lt;1E-307);&quot;&quot;&amp;[.B587]=&quot;&quot;&amp;[.P587]))));[.O587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!NUM:FE</text:p>
          </table:table-cell>
          <table:table-cell table:style-name="ce5" table:formula="of:=TTEST([.C588:.D588];[.E588:.F588];[.G588];[.H588])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18" office:value-type="float" office:value="0">
            <text:p>0</text:p>
          </table:table-cell>
          <table:table-cell table:style-name="ce5"/>
          <table:table-cell table:style-name="ce21"/>
          <table:table-cell table:formula="of:=IF(ISBLANK([.M588]);[.A588];[.M588])" office:value-type="float" office:value="0">
            <text:p>0</text:p>
          </table:table-cell>
          <table:table-cell table:formula="of:=IF(ISBLANK([.O588]);IF(ISERROR([.B588]);&quot;Err:&quot;&amp;ORG.OPENOFFICE.ERRORTYPE([.B588])=[.M588];OR([.P588]=[.B588];IF(AND(ISNUMBER([.P588]);ISNUMBER([.B588]));OR(AND([.P588]=0;ABS([.B588])&lt;1E-307);&quot;&quot;&amp;[.B588]=&quot;&quot;&amp;[.P588]))));[.O588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NaN/AE</text:p>
          </table:table-cell>
          <table:table-cell table:style-name="ce5" table:formula="of:=TTEST([.C589:.D589];[.E589:.F589];[.G589];[.H589])" office:value-type="float" office:value="0">
            <text:p>#VALUE!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18" office:value-type="string">
            <text:p>Err:519</text:p>
          </table:table-cell>
          <table:table-cell table:style-name="ce21"/>
          <table:table-cell table:style-name="ce21"/>
          <table:table-cell table:formula="of:=IF(ISBLANK([.M589]);[.A589];[.M589])" office:value-type="string" office:string-value="Err:519">
            <text:p>Err:519</text:p>
          </table:table-cell>
          <table:table-cell table:formula="of:=IF(ISBLANK([.O589]);IF(ISERROR([.B589]);&quot;Err:&quot;&amp;ORG.OPENOFFICE.ERRORTYPE([.B589])=[.M589];OR([.P589]=[.B589];IF(AND(ISNUMBER([.P589]);ISNUMBER([.B589]));OR(AND([.P589]=0;ABS([.B589])&lt;1E-307);&quot;&quot;&amp;[.B589]=&quot;&quot;&amp;[.P589]))));[.O589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NaN/AE</text:p>
          </table:table-cell>
          <table:table-cell table:style-name="ce5" table:formula="of:=TTEST([.C590:.D590];[.E590:.F590];[.G590];[.H590])" office:value-type="float" office:value="0">
            <text:p>#VALUE!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18" office:value-type="string">
            <text:p>Err:519</text:p>
          </table:table-cell>
          <table:table-cell table:style-name="ce5"/>
          <table:table-cell table:style-name="ce21"/>
          <table:table-cell table:formula="of:=IF(ISBLANK([.M590]);[.A590];[.M590])" office:value-type="string" office:string-value="Err:519">
            <text:p>Err:519</text:p>
          </table:table-cell>
          <table:table-cell table:formula="of:=IF(ISBLANK([.O590]);IF(ISERROR([.B590]);&quot;Err:&quot;&amp;ORG.OPENOFFICE.ERRORTYPE([.B590])=[.M590];OR([.P590]=[.B590];IF(AND(ISNUMBER([.P590]);ISNUMBER([.B590]));OR(AND([.P590]=0;ABS([.B590])&lt;1E-307);&quot;&quot;&amp;[.B590]=&quot;&quot;&amp;[.P590]))));[.O590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TTEST([.C591:.D591];[.E591:.F591];[.G591];[.H591])" office:value-type="float" office:value="0">
            <text:p>Err:50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5"/>
          <table:table-cell table:style-name="ce21"/>
          <table:table-cell table:formula="of:=IF(ISBLANK([.M591]);[.A591];[.M591])" office:value-type="string" office:string-value="Err:502">
            <text:p>Err:502</text:p>
          </table:table-cell>
          <table:table-cell table:formula="of:=IF(ISBLANK([.O591]);IF(ISERROR([.B591]);&quot;Err:&quot;&amp;ORG.OPENOFFICE.ERRORTYPE([.B591])=[.M591];OR([.P591]=[.B591];IF(AND(ISNUMBER([.P591]);ISNUMBER([.B591]));OR(AND([.P591]=0;ABS([.B591])&lt;1E-307);&quot;&quot;&amp;[.B591]=&quot;&quot;&amp;[.P591]))));[.O591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TTEST([.C592:.D592];[.E592:.F592];[.G592];[.H592])" office:value-type="float" office:value="0">
            <text:p>Err:50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21"/>
          <table:table-cell table:style-name="ce21"/>
          <table:table-cell table:formula="of:=IF(ISBLANK([.M592]);[.A592];[.M592])" office:value-type="string" office:string-value="Err:502">
            <text:p>Err:502</text:p>
          </table:table-cell>
          <table:table-cell table:formula="of:=IF(ISBLANK([.O592]);IF(ISERROR([.B592]);&quot;Err:&quot;&amp;ORG.OPENOFFICE.ERRORTYPE([.B592])=[.M592];OR([.P592]=[.B592];IF(AND(ISNUMBER([.P592]);ISNUMBER([.B592]));OR(AND([.P592]=0;ABS([.B592])&lt;1E-307);&quot;&quot;&amp;[.B592]=&quot;&quot;&amp;[.P592]))));[.O592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0" table:number-columns-repeated="7"/>
          <table:table-cell table:style-name="ce16"/>
          <table:table-cell table:style-name="ce5" table:number-columns-repeated="2"/>
          <table:table-cell table:style-name="ce18"/>
          <table:table-cell table:style-name="ce21" table:number-columns-repeated="2"/>
          <table:table-cell table:number-columns-repeated="2"/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NA</text:p>
          </table:table-cell>
          <table:table-cell table:style-name="ce5" table:formula="of:=TTEST([.C594:.D594];[.E594:.G594];[.H594];[.I594])" office:value-type="float" office:value="0">
            <text:p>Err:50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6" office:value-type="float" office:value="7">
            <text:p>7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21"/>
          <table:table-cell table:style-name="ce21"/>
          <table:table-cell table:formula="of:=IF(ISBLANK([.M594]);[.A594];[.M594])" office:value-type="string" office:string-value="Err:502">
            <text:p>Err:502</text:p>
          </table:table-cell>
          <table:table-cell table:formula="of:=IF(ISBLANK([.O594]);IF(ISERROR([.B594]);&quot;Err:&quot;&amp;ORG.OPENOFFICE.ERRORTYPE([.B594])=[.M594];OR([.P594]=[.B594];IF(AND(ISNUMBER([.P594]);ISNUMBER([.B594]));OR(AND([.P594]=0;ABS([.B594])&lt;1E-307);&quot;&quot;&amp;[.B594]=&quot;&quot;&amp;[.P594]))));[.O594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0" table:number-columns-repeated="7"/>
          <table:table-cell table:style-name="ce16"/>
          <table:table-cell table:style-name="ce5" table:number-columns-repeated="2"/>
          <table:table-cell table:style-name="ce18"/>
          <table:table-cell table:style-name="ce21" table:number-columns-repeated="2"/>
          <table:table-cell table:number-columns-repeated="2"/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3" office:value-type="float" office:value="0.460172162722971">
            <text:p>0.46017</text:p>
          </table:table-cell>
          <table:table-cell table:style-name="ce5" table:formula="of:=ZTEST([.C596:.F596];[.G596];[.H596])" office:value-type="float" office:value="0.460172162722971">
            <text:p>0.46017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office:value-type="string">
            <text:p>ZTEST</text:p>
          </table:table-cell>
          <table:table-cell table:style-name="ce5" office:value-type="string">
            <text:p>ZTEST</text:p>
          </table:table-cell>
          <table:table-cell table:style-name="ce18"/>
          <table:table-cell table:style-name="ce21"/>
          <table:table-cell table:style-name="ce21"/>
          <table:table-cell table:formula="of:=IF(ISBLANK([.M596]);[.A596];[.M596])" office:value-type="float" office:value="0.460172162722971">
            <text:p>0.46017</text:p>
          </table:table-cell>
          <table:table-cell table:formula="of:=IF(ISBLANK([.O596]);IF(ISERROR([.B596]);&quot;Err:&quot;&amp;ORG.OPENOFFICE.ERRORTYPE([.B596])=[.M596];OR([.P596]=[.B596];IF(AND(ISNUMBER([.P596]);ISNUMBER([.B596]));OR(AND([.P596]=0;ABS([.B596])&lt;1E-307);&quot;&quot;&amp;[.B596]=&quot;&quot;&amp;[.P596]))));[.O596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3" office:value-type="float" office:value="0.884930329778292">
            <text:p>0.88493</text:p>
          </table:table-cell>
          <table:table-cell table:style-name="ce5" table:formula="of:=ZTEST([.C597:.F597];[.G597];[.H597])" office:value-type="float" office:value="0.884930329778292">
            <text:p>0.8849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5">
            <text:p>5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18"/>
          <table:table-cell table:style-name="ce21"/>
          <table:table-cell table:style-name="ce21"/>
          <table:table-cell table:formula="of:=IF(ISBLANK([.M597]);[.A597];[.M597])" office:value-type="float" office:value="0.884930329778292">
            <text:p>0.88493</text:p>
          </table:table-cell>
          <table:table-cell table:formula="of:=IF(ISBLANK([.O597]);IF(ISERROR([.B597]);&quot;Err:&quot;&amp;ORG.OPENOFFICE.ERRORTYPE([.B597])=[.M597];OR([.P597]=[.B597];IF(AND(ISNUMBER([.P597]);ISNUMBER([.B597]));OR(AND([.P597]=0;ABS([.B597])&lt;1E-307);&quot;&quot;&amp;[.B597]=&quot;&quot;&amp;[.P597]))));[.O597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ZTEST([.C598:.F598];[.G598];[.H598])" office:value-type="float" office:value="0">
            <text:p>Err:50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0">
            <text:p>0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21"/>
          <table:table-cell table:style-name="ce21"/>
          <table:table-cell table:formula="of:=IF(ISBLANK([.M598]);[.A598];[.M598])" office:value-type="string" office:string-value="Err:502">
            <text:p>Err:502</text:p>
          </table:table-cell>
          <table:table-cell table:formula="of:=IF(ISBLANK([.O598]);IF(ISERROR([.B598]);&quot;Err:&quot;&amp;ORG.OPENOFFICE.ERRORTYPE([.B598])=[.M598];OR([.P598]=[.B598];IF(AND(ISNUMBER([.P598]);ISNUMBER([.B598]));OR(AND([.P598]=0;ABS([.B598])&lt;1E-307);&quot;&quot;&amp;[.B598]=&quot;&quot;&amp;[.P598]))));[.O598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ZTEST([.C599:.F599];[.G599];[.H599])" office:value-type="float" office:value="0">
            <text:p>Err:50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-1">
            <text:p>-1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21"/>
          <table:table-cell table:style-name="ce21"/>
          <table:table-cell table:formula="of:=IF(ISBLANK([.M599]);[.A599];[.M599])" office:value-type="string" office:string-value="Err:502">
            <text:p>Err:502</text:p>
          </table:table-cell>
          <table:table-cell table:formula="of:=IF(ISBLANK([.O599]);IF(ISERROR([.B599]);&quot;Err:&quot;&amp;ORG.OPENOFFICE.ERRORTYPE([.B599])=[.M599];OR([.P599]=[.B599];IF(AND(ISNUMBER([.P599]);ISNUMBER([.B599]));OR(AND([.P599]=0;ABS([.B599])&lt;1E-307);&quot;&quot;&amp;[.B599]=&quot;&quot;&amp;[.P599]))));[.O599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0" table:number-columns-repeated="7"/>
          <table:table-cell table:style-name="ce16"/>
          <table:table-cell table:style-name="ce5" table:number-columns-repeated="2"/>
          <table:table-cell table:style-name="ce18"/>
          <table:table-cell table:style-name="ce21" table:number-columns-repeated="2"/>
          <table:table-cell table:number-columns-repeated="2"/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0.96776725996109">
            <text:p>0.96777</text:p>
          </table:table-cell>
          <table:table-cell table:style-name="ce5" table:formula="of:=ZTEST([.C601:.F601];[.G601])" office:value-type="float" office:value="0.96776725996109">
            <text:p>0.96777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6">
            <text:p>6</text:p>
          </table:table-cell>
          <table:table-cell table:style-name="ce10" table:number-columns-repeated="2"/>
          <table:table-cell table:style-name="ce16" office:value-type="float" office:value="5">
            <text:p>5</text:p>
          </table:table-cell>
          <table:table-cell table:style-name="ce5" table:number-columns-repeated="2"/>
          <table:table-cell table:style-name="ce18"/>
          <table:table-cell table:style-name="ce21"/>
          <table:table-cell table:style-name="ce21"/>
          <table:table-cell table:formula="of:=IF(ISBLANK([.M601]);[.A601];[.M601])" office:value-type="float" office:value="0.96776725996109">
            <text:p>0.96777</text:p>
          </table:table-cell>
          <table:table-cell table:formula="of:=IF(ISBLANK([.O601]);IF(ISERROR([.B601]);&quot;Err:&quot;&amp;ORG.OPENOFFICE.ERRORTYPE([.B601])=[.M601];OR([.P601]=[.B601];IF(AND(ISNUMBER([.P601]);ISNUMBER([.B601]));OR(AND([.P601]=0;ABS([.B601])&lt;1E-307);&quot;&quot;&amp;[.B601]=&quot;&quot;&amp;[.P601]))));[.O601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0.136660839146149">
            <text:p>0.13666</text:p>
          </table:table-cell>
          <table:table-cell table:style-name="ce5" table:formula="of:=ZTEST([.C602:.F602];[.G602])" office:value-type="float" office:value="0.136660839146149">
            <text:p>0.13666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0" table:number-columns-repeated="2"/>
          <table:table-cell table:style-name="ce16" office:value-type="float" office:value="5">
            <text:p>5</text:p>
          </table:table-cell>
          <table:table-cell table:style-name="ce5" table:number-columns-repeated="2"/>
          <table:table-cell table:style-name="ce18"/>
          <table:table-cell table:style-name="ce21"/>
          <table:table-cell table:style-name="ce21"/>
          <table:table-cell table:formula="of:=IF(ISBLANK([.M602]);[.A602];[.M602])" office:value-type="float" office:value="0.136660839146149">
            <text:p>0.13666</text:p>
          </table:table-cell>
          <table:table-cell table:formula="of:=IF(ISBLANK([.O602]);IF(ISERROR([.B602]);&quot;Err:&quot;&amp;ORG.OPENOFFICE.ERRORTYPE([.B602])=[.M602];OR([.P602]=[.B602];IF(AND(ISNUMBER([.P602]);ISNUMBER([.B602]));OR(AND([.P602]=0;ABS([.B602])&lt;1E-307);&quot;&quot;&amp;[.B602]=&quot;&quot;&amp;[.P602]))));[.O602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0" table:number-columns-repeated="7"/>
          <table:table-cell table:style-name="ce16"/>
          <table:table-cell table:style-name="ce5" table:number-columns-repeated="2"/>
          <table:table-cell table:style-name="ce18"/>
          <table:table-cell table:style-name="ce21" table:number-columns-repeated="2"/>
          <table:table-cell table:number-columns-repeated="2"/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3" office:value-type="float" office:value="0.617202758002118">
            <text:p>0.61720</text:p>
          </table:table-cell>
          <table:table-cell table:style-name="ce5" table:formula="of:=ZTEST([.C604:.G604];[.H604];[.I604])" office:value-type="float" office:value="0.617202758002118">
            <text:p>0.6172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6" office:value-type="float" office:value="7">
            <text:p>7</text:p>
          </table:table-cell>
          <table:table-cell table:style-name="ce5" table:number-columns-repeated="2"/>
          <table:table-cell table:style-name="ce18"/>
          <table:table-cell table:style-name="ce21"/>
          <table:table-cell table:style-name="ce21"/>
          <table:table-cell table:formula="of:=IF(ISBLANK([.M604]);[.A604];[.M604])" office:value-type="float" office:value="0.617202758002118">
            <text:p>0.61720</text:p>
          </table:table-cell>
          <table:table-cell table:formula="of:=IF(ISBLANK([.O604]);IF(ISERROR([.B604]);&quot;Err:&quot;&amp;ORG.OPENOFFICE.ERRORTYPE([.B604])=[.M604];OR([.P604]=[.B604];IF(AND(ISNUMBER([.P604]);ISNUMBER([.B604]));OR(AND([.P604]=0;ABS([.B604])&lt;1E-307);&quot;&quot;&amp;[.B604]=&quot;&quot;&amp;[.P604]))));[.O604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3" office:value-type="float" office:value="0.9101437525605">
            <text:p>0.91014</text:p>
          </table:table-cell>
          <table:table-cell table:style-name="ce5" table:formula="of:=ZTEST([.C605:.G605];[.H605];[.I605])" office:value-type="float" office:value="0.9101437525605">
            <text:p>0.91014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6" office:value-type="float" office:value="7">
            <text:p>7</text:p>
          </table:table-cell>
          <table:table-cell table:style-name="ce5" table:number-columns-repeated="2"/>
          <table:table-cell table:style-name="ce18"/>
          <table:table-cell table:style-name="ce21"/>
          <table:table-cell table:style-name="ce21"/>
          <table:table-cell table:formula="of:=IF(ISBLANK([.M605]);[.A605];[.M605])" office:value-type="float" office:value="0.9101437525605">
            <text:p>0.91014</text:p>
          </table:table-cell>
          <table:table-cell table:formula="of:=IF(ISBLANK([.O605]);IF(ISERROR([.B605]);&quot;Err:&quot;&amp;ORG.OPENOFFICE.ERRORTYPE([.B605])=[.M605];OR([.P605]=[.B605];IF(AND(ISNUMBER([.P605]);ISNUMBER([.B605]));OR(AND([.P605]=0;ABS([.B605])&lt;1E-307);&quot;&quot;&amp;[.B605]=&quot;&quot;&amp;[.P605]))));[.O605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3" office:value-type="float" office:value="0">
            <text:p>0</text:p>
          </table:table-cell>
          <table:table-cell table:style-name="ce5" table:formula="of:=ZTEST([.C606:.G606];[.H606];[.I606])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6" office:value-type="float" office:value="7">
            <text:p>7</text:p>
          </table:table-cell>
          <table:table-cell table:style-name="ce5" table:number-columns-repeated="2"/>
          <table:table-cell table:style-name="ce18"/>
          <table:table-cell table:style-name="ce21"/>
          <table:table-cell table:style-name="ce21"/>
          <table:table-cell table:formula="of:=IF(ISBLANK([.M606]);[.A606];[.M606])" office:value-type="float" office:value="0">
            <text:p>0</text:p>
          </table:table-cell>
          <table:table-cell table:formula="of:=IF(ISBLANK([.O606]);IF(ISERROR([.B606]);&quot;Err:&quot;&amp;ORG.OPENOFFICE.ERRORTYPE([.B606])=[.M606];OR([.P606]=[.B606];IF(AND(ISNUMBER([.P606]);ISNUMBER([.B606]));OR(AND([.P606]=0;ABS([.B606])&lt;1E-307);&quot;&quot;&amp;[.B606]=&quot;&quot;&amp;[.P606]))));[.O606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3" office:value-type="float" office:value="0.0312037092843529">
            <text:p>0.03120</text:p>
          </table:table-cell>
          <table:table-cell table:style-name="ce5" table:formula="of:=ZTEST([.C607:.G607];[.H607];[.I607])" office:value-type="float" office:value="0.0312037092843529">
            <text:p>0.0312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6">
            <text:p>6</text:p>
          </table:table-cell>
          <table:table-cell table:style-name="ce16" office:value-type="float" office:value="7">
            <text:p>7</text:p>
          </table:table-cell>
          <table:table-cell table:style-name="ce5" table:number-columns-repeated="2"/>
          <table:table-cell table:style-name="ce18"/>
          <table:table-cell table:style-name="ce21"/>
          <table:table-cell table:style-name="ce21"/>
          <table:table-cell table:formula="of:=IF(ISBLANK([.M607]);[.A607];[.M607])" office:value-type="float" office:value="0.0312037092843529">
            <text:p>0.03120</text:p>
          </table:table-cell>
          <table:table-cell table:formula="of:=IF(ISBLANK([.O607]);IF(ISERROR([.B607]);&quot;Err:&quot;&amp;ORG.OPENOFFICE.ERRORTYPE([.B607])=[.M607];OR([.P607]=[.B607];IF(AND(ISNUMBER([.P607]);ISNUMBER([.B607]));OR(AND([.P607]=0;ABS([.B607])&lt;1E-307);&quot;&quot;&amp;[.B607]=&quot;&quot;&amp;[.P607]))));[.O607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3" office:value-type="float" office:value="0.352175393525007">
            <text:p>0.35218</text:p>
          </table:table-cell>
          <table:table-cell table:style-name="ce5" table:formula="of:=ZTEST([.C608:.G608];[.H608];[.I608])" office:value-type="float" office:value="0.352175393525007">
            <text:p>0.35218</text:p>
          </table:table-cell>
          <table:table-cell table:style-name="ce10" office:value-type="float" office:value="1993">
            <text:p>1993</text:p>
          </table:table-cell>
          <table:table-cell table:style-name="ce10" office:value-type="float" office:value="2231">
            <text:p>2231</text:p>
          </table:table-cell>
          <table:table-cell table:style-name="ce10" office:value-type="float" office:value="4565">
            <text:p>4565</text:p>
          </table:table-cell>
          <table:table-cell table:style-name="ce10" office:value-type="float" office:value="2311">
            <text:p>2311</text:p>
          </table:table-cell>
          <table:table-cell table:style-name="ce10" office:value-type="float" office:value="2312">
            <text:p>2312</text:p>
          </table:table-cell>
          <table:table-cell table:style-name="ce10" office:value-type="float" office:value="2324">
            <text:p>2324</text:p>
          </table:table-cell>
          <table:table-cell table:style-name="ce10" office:value-type="float" office:value="2112">
            <text:p>2112</text:p>
          </table:table-cell>
          <table:table-cell table:style-name="ce16" office:value-type="float" office:value="7">
            <text:p>7</text:p>
          </table:table-cell>
          <table:table-cell table:style-name="ce5" table:number-columns-repeated="2"/>
          <table:table-cell table:style-name="ce18"/>
          <table:table-cell table:style-name="ce21"/>
          <table:table-cell table:style-name="ce21"/>
          <table:table-cell table:formula="of:=IF(ISBLANK([.M608]);[.A608];[.M608])" office:value-type="float" office:value="0.352175393525007">
            <text:p>0.35218</text:p>
          </table:table-cell>
          <table:table-cell table:formula="of:=IF(ISBLANK([.O608]);IF(ISERROR([.B608]);&quot;Err:&quot;&amp;ORG.OPENOFFICE.ERRORTYPE([.B608])=[.M608];OR([.P608]=[.B608];IF(AND(ISNUMBER([.P608]);ISNUMBER([.B608]));OR(AND([.P608]=0;ABS([.B608])&lt;1E-307);&quot;&quot;&amp;[.B608]=&quot;&quot;&amp;[.P608]))));[.O608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3" office:value-type="float" office:value="0.17574708796421">
            <text:p>0.17575</text:p>
          </table:table-cell>
          <table:table-cell table:style-name="ce5" table:formula="of:=ZTEST([.C609:.G609];[.H609];[.I609])" office:value-type="float" office:value="0.17574708796421">
            <text:p>0.17575</text:p>
          </table:table-cell>
          <table:table-cell table:style-name="ce10" office:value-type="float" office:value="2.2">
            <text:p>2.2</text:p>
          </table:table-cell>
          <table:table-cell table:style-name="ce10" office:value-type="float" office:value="3.8">
            <text:p>3.8</text:p>
          </table:table-cell>
          <table:table-cell table:style-name="ce10" office:value-type="float" office:value="7.5">
            <text:p>7.5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6">
            <text:p>6</text:p>
          </table:table-cell>
          <table:table-cell table:style-name="ce16" office:value-type="float" office:value="7">
            <text:p>7</text:p>
          </table:table-cell>
          <table:table-cell table:style-name="ce5" table:number-columns-repeated="2"/>
          <table:table-cell table:style-name="ce18"/>
          <table:table-cell table:style-name="ce21"/>
          <table:table-cell table:style-name="ce21"/>
          <table:table-cell table:formula="of:=IF(ISBLANK([.M609]);[.A609];[.M609])" office:value-type="float" office:value="0.17574708796421">
            <text:p>0.17575</text:p>
          </table:table-cell>
          <table:table-cell table:formula="of:=IF(ISBLANK([.O609]);IF(ISERROR([.B609]);&quot;Err:&quot;&amp;ORG.OPENOFFICE.ERRORTYPE([.B609])=[.M609];OR([.P609]=[.B609];IF(AND(ISNUMBER([.P609]);ISNUMBER([.B609]));OR(AND([.P609]=0;ABS([.B609])&lt;1E-307);&quot;&quot;&amp;[.B609]=&quot;&quot;&amp;[.P609]))));[.O609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3" office:value-type="float" office:value="0.5">
            <text:p>0.5</text:p>
          </table:table-cell>
          <table:table-cell table:style-name="ce5" table:formula="of:=ZTEST([.C610:.G610];[.H610];[.I610])" office:value-type="float" office:value="0.5">
            <text:p>0.5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6" office:value-type="float" office:value="7">
            <text:p>7</text:p>
          </table:table-cell>
          <table:table-cell table:style-name="ce5" table:number-columns-repeated="2"/>
          <table:table-cell table:style-name="ce18"/>
          <table:table-cell table:style-name="ce21"/>
          <table:table-cell table:style-name="ce21"/>
          <table:table-cell table:formula="of:=IF(ISBLANK([.M610]);[.A610];[.M610])" office:value-type="float" office:value="0.5">
            <text:p>0.5</text:p>
          </table:table-cell>
          <table:table-cell table:formula="of:=IF(ISBLANK([.O610]);IF(ISERROR([.B610]);&quot;Err:&quot;&amp;ORG.OPENOFFICE.ERRORTYPE([.B610])=[.M610];OR([.P610]=[.B610];IF(AND(ISNUMBER([.P610]);ISNUMBER([.B610]));OR(AND([.P610]=0;ABS([.B610])&lt;1E-307);&quot;&quot;&amp;[.B610]=&quot;&quot;&amp;[.P610]))));[.O610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2" table:number-columns-repeated="2"/>
          <table:table-cell table:style-name="ce10" table:number-columns-repeated="5"/>
          <table:table-cell table:style-name="ce16"/>
          <table:table-cell table:style-name="ce5"/>
          <table:table-cell table:style-name="ce5" table:formula="of:=[.B609]=[.M609]" office:value-type="boolean" office:boolean-value="false">
            <text:p>FALSE</text:p>
          </table:table-cell>
          <table:table-cell table:style-name="ce20"/>
          <table:table-cell table:style-name="ce21" table:number-columns-repeated="2"/>
          <table:table-cell table:number-columns-repeated="2"/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table:formula="of:=LEGACY.CHITEST([.C612:.E612];[.F612:.H612])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office:value-type="string">
            <text:p>CHITEST</text:p>
          </table:table-cell>
          <table:table-cell table:style-name="ce5" office:value-type="string">
            <text:p>CHITEST</text:p>
          </table:table-cell>
          <table:table-cell table:style-name="ce20"/>
          <table:table-cell table:style-name="ce21"/>
          <table:table-cell table:style-name="ce21"/>
          <table:table-cell table:formula="of:=IF(ISBLANK([.M612]);[.A612];[.M612])" office:value-type="float" office:value="1">
            <text:p>1</text:p>
          </table:table-cell>
          <table:table-cell table:formula="of:=IF(ISBLANK([.O612]);IF(ISERROR([.B612]);&quot;Err:&quot;&amp;ORG.OPENOFFICE.ERRORTYPE([.B612])=[.M612];OR([.P612]=[.B612];IF(AND(ISNUMBER([.P612]);ISNUMBER([.B612]));OR(AND([.P612]=0;ABS([.B612])&lt;1E-307);&quot;&quot;&amp;[.B612]=&quot;&quot;&amp;[.P612]))));[.O612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0.0158885604470874">
            <text:p>0.01589</text:p>
          </table:table-cell>
          <table:table-cell table:style-name="ce5" table:formula="of:=LEGACY.CHITEST([.C613:.E613];[.F613:.H613])" office:value-type="float" office:value="0.0158885604470874">
            <text:p>0.01589</text:p>
          </table:table-cell>
          <table:table-cell table:style-name="ce12" office:value-type="float" office:value="58">
            <text:p>58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45.35">
            <text:p>45.35</text:p>
          </table:table-cell>
          <table:table-cell table:style-name="ce12" office:value-type="float" office:value="17.56">
            <text:p>17.56</text:p>
          </table:table-cell>
          <table:table-cell table:style-name="ce12" office:value-type="float" office:value="16.09">
            <text:p>16.09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20"/>
          <table:table-cell table:style-name="ce21"/>
          <table:table-cell table:style-name="ce21"/>
          <table:table-cell table:formula="of:=IF(ISBLANK([.M613]);[.A613];[.M613])" office:value-type="float" office:value="0.0158885604470874">
            <text:p>0.01589</text:p>
          </table:table-cell>
          <table:table-cell table:formula="of:=IF(ISBLANK([.O613]);IF(ISERROR([.B613]);&quot;Err:&quot;&amp;ORG.OPENOFFICE.ERRORTYPE([.B613])=[.M613];OR([.P613]=[.B613];IF(AND(ISNUMBER([.P613]);ISNUMBER([.B613]));OR(AND([.P613]=0;ABS([.B613])&lt;1E-307);&quot;&quot;&amp;[.B613]=&quot;&quot;&amp;[.P613]))));[.O613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table:formula="of:=LEGACY.CHITEST([.C614:.E614];[.F614:.H614])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20"/>
          <table:table-cell table:style-name="ce21"/>
          <table:table-cell table:style-name="ce21"/>
          <table:table-cell table:formula="of:=IF(ISBLANK([.M614]);[.A614];[.M614])" office:value-type="float" office:value="1">
            <text:p>1</text:p>
          </table:table-cell>
          <table:table-cell table:formula="of:=IF(ISBLANK([.O614]);IF(ISERROR([.B614]);&quot;Err:&quot;&amp;ORG.OPENOFFICE.ERRORTYPE([.B614])=[.M614];OR([.P614]=[.B614];IF(AND(ISNUMBER([.P614]);ISNUMBER([.B614]));OR(AND([.P614]=0;ABS([.B614])&lt;1E-307);&quot;&quot;&amp;[.B614]=&quot;&quot;&amp;[.P614]))));[.O614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0.105399224561864">
            <text:p>0.10540</text:p>
          </table:table-cell>
          <table:table-cell table:style-name="ce5" table:formula="of:=LEGACY.CHITEST([.C615:.E615];[.F615:.H615])" office:value-type="float" office:value="0.105399224561864">
            <text:p>0.10540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8">
            <text:p>18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20"/>
          <table:table-cell table:style-name="ce21"/>
          <table:table-cell table:style-name="ce21"/>
          <table:table-cell table:formula="of:=IF(ISBLANK([.M615]);[.A615];[.M615])" office:value-type="float" office:value="0.105399224561864">
            <text:p>0.10540</text:p>
          </table:table-cell>
          <table:table-cell table:formula="of:=IF(ISBLANK([.O615]);IF(ISERROR([.B615]);&quot;Err:&quot;&amp;ORG.OPENOFFICE.ERRORTYPE([.B615])=[.M615];OR([.P615]=[.B615];IF(AND(ISNUMBER([.P615]);ISNUMBER([.B615]));OR(AND([.P615]=0;ABS([.B615])&lt;1E-307);&quot;&quot;&amp;[.B615]=&quot;&quot;&amp;[.P615]))));[.O615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0.0704733821310903">
            <text:p>0.07047</text:p>
          </table:table-cell>
          <table:table-cell table:style-name="ce5" table:formula="of:=LEGACY.CHITEST([.C616:.E616];[.F616:.H616])" office:value-type="float" office:value="0.0704733821310903">
            <text:p>0.07047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6.09">
            <text:p>16.09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20"/>
          <table:table-cell table:style-name="ce21"/>
          <table:table-cell table:style-name="ce21"/>
          <table:table-cell table:formula="of:=IF(ISBLANK([.M616]);[.A616];[.M616])" office:value-type="float" office:value="0.0704733821310903">
            <text:p>0.07047</text:p>
          </table:table-cell>
          <table:table-cell table:formula="of:=IF(ISBLANK([.O616]);IF(ISERROR([.B616]);&quot;Err:&quot;&amp;ORG.OPENOFFICE.ERRORTYPE([.B616])=[.M616];OR([.P616]=[.B616];IF(AND(ISNUMBER([.P616]);ISNUMBER([.B616]));OR(AND([.P616]=0;ABS([.B616])&lt;1E-307);&quot;&quot;&amp;[.B616]=&quot;&quot;&amp;[.P616]))));[.O616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0.0503057598469167">
            <text:p>0.05031</text:p>
          </table:table-cell>
          <table:table-cell table:style-name="ce5" table:formula="of:=LEGACY.CHITEST([.C617:.E617];[.F617:.H617])" office:value-type="float" office:value="0.0503057598469167">
            <text:p>0.05031</text:p>
          </table:table-cell>
          <table:table-cell table:style-name="ce12" office:value-type="float" office:value="58">
            <text:p>58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45.35">
            <text:p>45.35</text:p>
          </table:table-cell>
          <table:table-cell table:style-name="ce12" office:value-type="float" office:value="17.56">
            <text:p>17.56</text:p>
          </table:table-cell>
          <table:table-cell table:style-name="ce12" office:value-type="float" office:value="10">
            <text:p>10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20"/>
          <table:table-cell table:style-name="ce21"/>
          <table:table-cell table:style-name="ce21"/>
          <table:table-cell table:formula="of:=IF(ISBLANK([.M617]);[.A617];[.M617])" office:value-type="float" office:value="0.0503057598469167">
            <text:p>0.05031</text:p>
          </table:table-cell>
          <table:table-cell table:formula="of:=IF(ISBLANK([.O617]);IF(ISERROR([.B617]);&quot;Err:&quot;&amp;ORG.OPENOFFICE.ERRORTYPE([.B617])=[.M617];OR([.P617]=[.B617];IF(AND(ISNUMBER([.P617]);ISNUMBER([.B617]));OR(AND([.P617]=0;ABS([.B617])&lt;1E-307);&quot;&quot;&amp;[.B617]=&quot;&quot;&amp;[.P617]))));[.O617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0.0503057598469167">
            <text:p>0.05031</text:p>
          </table:table-cell>
          <table:table-cell table:style-name="ce5" table:formula="of:=LEGACY.CHITEST([.C618:.E618];[.F618:.H618])" office:value-type="float" office:value="0.0503057598469167">
            <text:p>0.05031</text:p>
          </table:table-cell>
          <table:table-cell table:style-name="ce12" office:value-type="float" office:value="58">
            <text:p>58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45.35">
            <text:p>45.35</text:p>
          </table:table-cell>
          <table:table-cell table:style-name="ce12" office:value-type="float" office:value="17.56">
            <text:p>17.56</text:p>
          </table:table-cell>
          <table:table-cell table:style-name="ce12" office:value-type="float" office:value="10">
            <text:p>10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20"/>
          <table:table-cell table:style-name="ce21"/>
          <table:table-cell table:style-name="ce21"/>
          <table:table-cell table:formula="of:=IF(ISBLANK([.M618]);[.A618];[.M618])" office:value-type="float" office:value="0.0503057598469167">
            <text:p>0.05031</text:p>
          </table:table-cell>
          <table:table-cell table:formula="of:=IF(ISBLANK([.O618]);IF(ISERROR([.B618]);&quot;Err:&quot;&amp;ORG.OPENOFFICE.ERRORTYPE([.B618])=[.M618];OR([.P618]=[.B618];IF(AND(ISNUMBER([.P618]);ISNUMBER([.B618]));OR(AND([.P618]=0;ABS([.B618])&lt;1E-307);&quot;&quot;&amp;[.B618]=&quot;&quot;&amp;[.P618]))));[.O618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0.435623418771408">
            <text:p>0.43562</text:p>
          </table:table-cell>
          <table:table-cell table:style-name="ce5" table:formula="of:=LEGACY.CHITEST([.C619:.E619];[.F619:.H619])" office:value-type="float" office:value="0.435623418771408">
            <text:p>0.43562</text:p>
          </table:table-cell>
          <table:table-cell table:style-name="ce12" office:value-type="float" office:value="12345">
            <text:p>12345</text:p>
          </table:table-cell>
          <table:table-cell table:style-name="ce12" office:value-type="float" office:value="12345">
            <text:p>12345</text:p>
          </table:table-cell>
          <table:table-cell table:style-name="ce12" office:value-type="float" office:value="32345">
            <text:p>32345</text:p>
          </table:table-cell>
          <table:table-cell table:style-name="ce12" office:value-type="float" office:value="12312">
            <text:p>12312</text:p>
          </table:table-cell>
          <table:table-cell table:style-name="ce12" office:value-type="float" office:value="12323">
            <text:p>12323</text:p>
          </table:table-cell>
          <table:table-cell table:style-name="ce12" office:value-type="float" office:value="32123">
            <text:p>32123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20"/>
          <table:table-cell table:style-name="ce21"/>
          <table:table-cell table:style-name="ce21"/>
          <table:table-cell table:formula="of:=IF(ISBLANK([.M619]);[.A619];[.M619])" office:value-type="float" office:value="0.435623418771408">
            <text:p>0.43562</text:p>
          </table:table-cell>
          <table:table-cell table:formula="of:=IF(ISBLANK([.O619]);IF(ISERROR([.B619]);&quot;Err:&quot;&amp;ORG.OPENOFFICE.ERRORTYPE([.B619])=[.M619];OR([.P619]=[.B619];IF(AND(ISNUMBER([.P619]);ISNUMBER([.B619]));OR(AND([.P619]=0;ABS([.B619])&lt;1E-307);&quot;&quot;&amp;[.B619]=&quot;&quot;&amp;[.P619]))));[.O619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0.367200848101995">
            <text:p>0.36720</text:p>
          </table:table-cell>
          <table:table-cell table:style-name="ce5" table:formula="of:=LEGACY.CHITEST([.C620:.E620];[.F620:.H620])" office:value-type="float" office:value="0.367200848101995">
            <text:p>0.36720</text:p>
          </table:table-cell>
          <table:table-cell table:style-name="ce12" office:value-type="float" office:value="-11">
            <text:p>-11</text:p>
          </table:table-cell>
          <table:table-cell table:style-name="ce12" office:value-type="float" office:value="17">
            <text:p>17</text:p>
          </table:table-cell>
          <table:table-cell table:style-name="ce12" office:value-type="float" office:value="10.32">
            <text:p>10.32</text:p>
          </table:table-cell>
          <table:table-cell table:style-name="ce12" office:value-type="float" office:value="-12">
            <text:p>-12</text:p>
          </table:table-cell>
          <table:table-cell table:style-name="ce12" office:value-type="float" office:value="17.56">
            <text:p>17.56</text:p>
          </table:table-cell>
          <table:table-cell table:style-name="ce12" office:value-type="float" office:value="16.09">
            <text:p>16.09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20"/>
          <table:table-cell table:style-name="ce21"/>
          <table:table-cell table:style-name="ce21"/>
          <table:table-cell table:formula="of:=IF(ISBLANK([.M620]);[.A620];[.M620])" office:value-type="float" office:value="0.367200848101995">
            <text:p>0.36720</text:p>
          </table:table-cell>
          <table:table-cell table:formula="of:=IF(ISBLANK([.O620]);IF(ISERROR([.B620]);&quot;Err:&quot;&amp;ORG.OPENOFFICE.ERRORTYPE([.B620])=[.M620];OR([.P620]=[.B620];IF(AND(ISNUMBER([.P620]);ISNUMBER([.B620]));OR(AND([.P620]=0;ABS([.B620])&lt;1E-307);&quot;&quot;&amp;[.B620]=&quot;&quot;&amp;[.P620]))));[.O620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4" office:value-type="string">
            <text:p>!NUM:NaN/AE</text:p>
          </table:table-cell>
          <table:table-cell table:style-name="ce5" table:formula="of:=LEGACY.CHITEST([.C621:.E621];[.F621:.H621])" office:value-type="float" office:value="0">
            <text:p>Err:523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18" office:value-type="string">
            <text:p>Err:523</text:p>
          </table:table-cell>
          <table:table-cell table:style-name="ce21"/>
          <table:table-cell table:style-name="ce21"/>
          <table:table-cell table:formula="of:=IF(ISBLANK([.M621]);[.A621];[.M621])" office:value-type="string" office:string-value="Err:523">
            <text:p>Err:523</text:p>
          </table:table-cell>
          <table:table-cell table:formula="of:=IF(ISBLANK([.O621]);IF(ISERROR([.B621]);&quot;Err:&quot;&amp;ORG.OPENOFFICE.ERRORTYPE([.B621])=[.M621];OR([.P621]=[.B621];IF(AND(ISNUMBER([.P621]);ISNUMBER([.B621]));OR(AND([.P621]=0;ABS([.B621])&lt;1E-307);&quot;&quot;&amp;[.B621]=&quot;&quot;&amp;[.P621]))));[.O621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2" table:number-columns-repeated="6"/>
          <table:table-cell table:style-name="ce10"/>
          <table:table-cell table:style-name="ce16"/>
          <table:table-cell table:style-name="ce5" table:number-columns-repeated="2"/>
          <table:table-cell table:style-name="ce20"/>
          <table:table-cell table:style-name="ce21" table:number-columns-repeated="2"/>
          <table:table-cell table:number-columns-repeated="2"/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NA</text:p>
          </table:table-cell>
          <table:table-cell table:style-name="ce5" table:formula="of:=LEGACY.CHITEST([.C623];[.D623])" office:value-type="float" office:value="0">
            <text:p>#VALUE!</text:p>
          </table:table-cell>
          <table:table-cell table:style-name="ce12" office:value-type="float" office:value="14">
            <text:p>14</text:p>
          </table:table-cell>
          <table:table-cell table:style-name="ce12" office:value-type="float" office:value="11">
            <text:p>11</text:p>
          </table:table-cell>
          <table:table-cell table:style-name="ce12" table:number-columns-repeated="4"/>
          <table:table-cell table:style-name="ce10"/>
          <table:table-cell table:style-name="ce16" office:value-type="float" office:value="2">
            <text:p>2</text:p>
          </table:table-cell>
          <table:table-cell table:style-name="ce5" table:number-columns-repeated="2"/>
          <table:table-cell table:style-name="ce18" office:value-type="string">
            <text:p>Err:519</text:p>
          </table:table-cell>
          <table:table-cell table:style-name="ce21"/>
          <table:table-cell table:style-name="ce21"/>
          <table:table-cell table:formula="of:=IF(ISBLANK([.M623]);[.A623];[.M623])" office:value-type="string" office:string-value="Err:519">
            <text:p>Err:519</text:p>
          </table:table-cell>
          <table:table-cell table:formula="of:=IF(ISBLANK([.O623]);IF(ISERROR([.B623]);&quot;Err:&quot;&amp;ORG.OPENOFFICE.ERRORTYPE([.B623])=[.M623];OR([.P623]=[.B623];IF(AND(ISNUMBER([.P623]);ISNUMBER([.B623]));OR(AND([.P623]=0;ABS([.B623])&lt;1E-307);&quot;&quot;&amp;[.B623]=&quot;&quot;&amp;[.P623]))));[.O623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0.0987144932631525">
            <text:p>0.09871</text:p>
          </table:table-cell>
          <table:table-cell table:style-name="ce5" table:formula="of:=LEGACY.CHITEST([.C624:.D624];[.E624:.F624])" office:value-type="float" office:value="0.0987144932631525">
            <text:p>0.09871</text:p>
          </table:table-cell>
          <table:table-cell table:style-name="ce12" office:value-type="float" office:value="58">
            <text:p>58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48">
            <text:p>48</text:p>
          </table:table-cell>
          <table:table-cell table:style-name="ce12" office:value-type="float" office:value="14">
            <text:p>14</text:p>
          </table:table-cell>
          <table:table-cell table:style-name="ce12" table:number-columns-repeated="2"/>
          <table:table-cell table:style-name="ce10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20"/>
          <table:table-cell table:style-name="ce21"/>
          <table:table-cell table:style-name="ce21"/>
          <table:table-cell table:formula="of:=IF(ISBLANK([.M624]);[.A624];[.M624])" office:value-type="float" office:value="0.0987144932631525">
            <text:p>0.09871</text:p>
          </table:table-cell>
          <table:table-cell table:formula="of:=IF(ISBLANK([.O624]);IF(ISERROR([.B624]);&quot;Err:&quot;&amp;ORG.OPENOFFICE.ERRORTYPE([.B624])=[.M624];OR([.P624]=[.B624];IF(AND(ISNUMBER([.P624]);ISNUMBER([.B624]));OR(AND([.P624]=0;ABS([.B624])&lt;1E-307);&quot;&quot;&amp;[.B624]=&quot;&quot;&amp;[.P624]))));[.O624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0.42541284832121">
            <text:p>0.42541</text:p>
          </table:table-cell>
          <table:table-cell table:style-name="ce5" table:formula="of:=LEGACY.CHITEST([.C625:.F625];[.C626:.D627])" office:value-type="float" office:value="0">
            <text:p>Err:502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48">
            <text:p>48</text:p>
          </table:table-cell>
          <table:table-cell table:style-name="ce12" office:value-type="float" office:value="14">
            <text:p>14</text:p>
          </table:table-cell>
          <table:table-cell table:style-name="ce12" table:number-columns-repeated="2"/>
          <table:table-cell table:style-name="ce10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21"/>
          <table:table-cell table:style-name="ce21"/>
          <table:table-cell table:formula="of:=IF(ISBLANK([.M625]);[.A625];[.M625])" office:value-type="string" office:string-value="Err:502">
            <text:p>Err:502</text:p>
          </table:table-cell>
          <table:table-cell table:formula="of:=IF(ISBLANK([.O625]);IF(ISERROR([.B625]);&quot;Err:&quot;&amp;ORG.OPENOFFICE.ERRORTYPE([.B625])=[.M625];OR([.P625]=[.B625];IF(AND(ISNUMBER([.P625]);ISNUMBER([.B625]));OR(AND([.P625]=0;ABS([.B625])&lt;1E-307);&quot;&quot;&amp;[.B625]=&quot;&quot;&amp;[.P625]))));[.O625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NA</text:p>
          </table:table-cell>
          <table:table-cell table:style-name="ce5" table:formula="of:=LEGACY.CHITEST([.C626:.E626];[.F626:.G626])" office:value-type="float" office:value="0">
            <text:p>Err:502</text:p>
          </table:table-cell>
          <table:table-cell table:style-name="ce12" office:value-type="float" office:value="58">
            <text:p>58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45.35">
            <text:p>45.35</text:p>
          </table:table-cell>
          <table:table-cell table:style-name="ce12" office:value-type="float" office:value="17.56">
            <text:p>17.56</text:p>
          </table:table-cell>
          <table:table-cell table:style-name="ce12"/>
          <table:table-cell table:style-name="ce10"/>
          <table:table-cell table:style-name="ce16" office:value-type="float" office:value="5">
            <text:p>5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21"/>
          <table:table-cell table:style-name="ce21"/>
          <table:table-cell table:formula="of:=IF(ISBLANK([.M626]);[.A626];[.M626])" office:value-type="string" office:string-value="Err:502">
            <text:p>Err:502</text:p>
          </table:table-cell>
          <table:table-cell table:formula="of:=IF(ISBLANK([.O626]);IF(ISERROR([.B626]);&quot;Err:&quot;&amp;ORG.OPENOFFICE.ERRORTYPE([.B626])=[.M626];OR([.P626]=[.B626];IF(AND(ISNUMBER([.P626]);ISNUMBER([.B626]));OR(AND([.P626]=0;ABS([.B626])&lt;1E-307);&quot;&quot;&amp;[.B626]=&quot;&quot;&amp;[.P626]))));[.O626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0.0107395449107375">
            <text:p>0.01074</text:p>
          </table:table-cell>
          <table:table-cell table:style-name="ce5" table:formula="of:=LEGACY.CHITEST([.C627:.E628];[.F627:.H628])" office:value-type="float" office:value="0.0107395449107375">
            <text:p>0.01074</text:p>
          </table:table-cell>
          <table:table-cell table:style-name="ce12" office:value-type="float" office:value="58">
            <text:p>58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45.35">
            <text:p>45.35</text:p>
          </table:table-cell>
          <table:table-cell table:style-name="ce12" office:value-type="float" office:value="17.56">
            <text:p>17.56</text:p>
          </table:table-cell>
          <table:table-cell table:style-name="ce12" office:value-type="float" office:value="16.09">
            <text:p>16.09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20"/>
          <table:table-cell table:style-name="ce21"/>
          <table:table-cell table:style-name="ce21"/>
          <table:table-cell table:formula="of:=IF(ISBLANK([.M627]);[.A627];[.M627])" office:value-type="float" office:value="0.0107395449107375">
            <text:p>0.01074</text:p>
          </table:table-cell>
          <table:table-cell table:formula="of:=IF(ISBLANK([.O627]);IF(ISERROR([.B627]);&quot;Err:&quot;&amp;ORG.OPENOFFICE.ERRORTYPE([.B627])=[.M627];OR([.P627]=[.B627];IF(AND(ISNUMBER([.P627]);ISNUMBER([.B627]));OR(AND([.P627]=0;ABS([.B627])&lt;1E-307);&quot;&quot;&amp;[.B627]=&quot;&quot;&amp;[.P627]))));[.O627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NA</text:p>
          </table:table-cell>
          <table:table-cell table:style-name="ce5" table:formula="of:=LEGACY.CHITEST([.C627:.E628];[.F627:.G628])" office:value-type="float" office:value="0">
            <text:p>Err:502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21"/>
          <table:table-cell table:style-name="ce21"/>
          <table:table-cell table:formula="of:=IF(ISBLANK([.M628]);[.A628];[.M628])" office:value-type="string" office:string-value="Err:502">
            <text:p>Err:502</text:p>
          </table:table-cell>
          <table:table-cell table:formula="of:=IF(ISBLANK([.O628]);IF(ISERROR([.B628]);&quot;Err:&quot;&amp;ORG.OPENOFFICE.ERRORTYPE([.B628])=[.M628];OR([.P628]=[.B628];IF(AND(ISNUMBER([.P628]);ISNUMBER([.B628]));OR(AND([.P628]=0;ABS([.B628])&lt;1E-307);&quot;&quot;&amp;[.B628]=&quot;&quot;&amp;[.P628]))));[.O628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2" table:number-columns-repeated="6"/>
          <table:table-cell table:style-name="ce10"/>
          <table:table-cell table:style-name="ce16"/>
          <table:table-cell table:style-name="ce5" table:number-columns-repeated="2"/>
          <table:table-cell table:style-name="ce18"/>
          <table:table-cell table:style-name="ce21" table:number-columns-repeated="2"/>
          <table:table-cell table:number-columns-repeated="2"/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0.437499999999999">
            <text:p>0.4375</text:p>
          </table:table-cell>
          <table:table-cell table:style-name="ce5" table:formula="of:=FTEST([.C630:.E630];[.F630:.H630])" office:value-type="float" office:value="0.437499999999999">
            <text:p>0.4375</text:p>
          </table:table-cell>
          <table:table-cell table:style-name="ce10" office:value-type="float" office:value="2.2">
            <text:p>2.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6">
            <text:p>6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office:value-type="string">
            <text:p>FTEST</text:p>
          </table:table-cell>
          <table:table-cell table:style-name="ce5" office:value-type="string">
            <text:p>FTEST</text:p>
          </table:table-cell>
          <table:table-cell table:style-name="ce20"/>
          <table:table-cell table:style-name="ce21"/>
          <table:table-cell table:style-name="ce21"/>
          <table:table-cell table:formula="of:=IF(ISBLANK([.M630]);[.A630];[.M630])" office:value-type="float" office:value="0.437499999999999">
            <text:p>0.4375</text:p>
          </table:table-cell>
          <table:table-cell table:formula="of:=IF(ISBLANK([.O630]);IF(ISERROR([.B630]);&quot;Err:&quot;&amp;ORG.OPENOFFICE.ERRORTYPE([.B630])=[.M630];OR([.P630]=[.B630];IF(AND(ISNUMBER([.P630]);ISNUMBER([.B630]));OR(AND([.P630]=0;ABS([.B630])&lt;1E-307);&quot;&quot;&amp;[.B630]=&quot;&quot;&amp;[.P630]))));[.O630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0.8495082575617">
            <text:p>0.84951</text:p>
          </table:table-cell>
          <table:table-cell table:style-name="ce5" table:formula="of:=FTEST([.C631:.E631];[.F631:.H631])" office:value-type="float" office:value="0.8495082575617">
            <text:p>0.84951</text:p>
          </table:table-cell>
          <table:table-cell table:style-name="ce10" office:value-type="float" office:value="-2">
            <text:p>-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.3">
            <text:p>3.3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6">
            <text:p>6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20"/>
          <table:table-cell table:style-name="ce21"/>
          <table:table-cell table:style-name="ce21"/>
          <table:table-cell table:formula="of:=IF(ISBLANK([.M631]);[.A631];[.M631])" office:value-type="float" office:value="0.8495082575617">
            <text:p>0.84951</text:p>
          </table:table-cell>
          <table:table-cell table:formula="of:=IF(ISBLANK([.O631]);IF(ISERROR([.B631]);&quot;Err:&quot;&amp;ORG.OPENOFFICE.ERRORTYPE([.B631])=[.M631];OR([.P631]=[.B631];IF(AND(ISNUMBER([.P631]);ISNUMBER([.B631]));OR(AND([.P631]=0;ABS([.B631])&lt;1E-307);&quot;&quot;&amp;[.B631]=&quot;&quot;&amp;[.P631]))));[.O631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0.7">
            <text:p>0.7</text:p>
          </table:table-cell>
          <table:table-cell table:style-name="ce5" table:formula="of:=FTEST([.C632:.E632];[.F632:.H632])" office:value-type="float" office:value="0.7">
            <text:p>0.7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20"/>
          <table:table-cell table:style-name="ce21"/>
          <table:table-cell table:style-name="ce21"/>
          <table:table-cell table:formula="of:=IF(ISBLANK([.M632]);[.A632];[.M632])" office:value-type="float" office:value="0.7">
            <text:p>0.7</text:p>
          </table:table-cell>
          <table:table-cell table:formula="of:=IF(ISBLANK([.O632]);IF(ISERROR([.B632]);&quot;Err:&quot;&amp;ORG.OPENOFFICE.ERRORTYPE([.B632])=[.M632];OR([.P632]=[.B632];IF(AND(ISNUMBER([.P632]);ISNUMBER([.B632]));OR(AND([.P632]=0;ABS([.B632])&lt;1E-307);&quot;&quot;&amp;[.B632]=&quot;&quot;&amp;[.P632]))));[.O632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0.451011737236865">
            <text:p>0.45101</text:p>
          </table:table-cell>
          <table:table-cell table:style-name="ce5" table:formula="of:=FTEST([.C633:.E633];[.F633:.H633])" office:value-type="float" office:value="0.451011737236865">
            <text:p>0.45101</text:p>
          </table:table-cell>
          <table:table-cell table:style-name="ce10" office:value-type="float" office:value="2210">
            <text:p>2210</text:p>
          </table:table-cell>
          <table:table-cell table:style-name="ce10" office:value-type="float" office:value="2131">
            <text:p>2131</text:p>
          </table:table-cell>
          <table:table-cell table:style-name="ce10" office:value-type="float" office:value="1232">
            <text:p>1232</text:p>
          </table:table-cell>
          <table:table-cell table:style-name="ce10" office:value-type="float" office:value="1233">
            <text:p>1233</text:p>
          </table:table-cell>
          <table:table-cell table:style-name="ce10" office:value-type="float" office:value="3243">
            <text:p>3243</text:p>
          </table:table-cell>
          <table:table-cell table:style-name="ce10" office:value-type="float" office:value="2133">
            <text:p>2133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20"/>
          <table:table-cell table:style-name="ce5" office:value-type="string">
            <office:annotation draw:style-name="gr1" draw:text-style-name="P1" svg:width="3.553cm" svg:height="2.696cm" svg:x="36.186cm" svg:y="289.488cm" draw:caption-point-x="4.035cm" draw:caption-point-y="7.312cm">
              <dc:date>2007-11-27T00:00:00</dc:date>
              <text:p text:style-name="P1"><text:span text:style-name="T1">Samsonov:</text:span></text:p>
              <text:p text:style-name="P1"><text:span text:style-name="T2">Precision problem</text:span></text:p>
            </office:annotation>
            <text:p>long</text:p>
          </table:table-cell>
          <table:table-cell table:style-name="ce21"/>
          <table:table-cell table:formula="of:=IF(ISBLANK([.M633]);[.A633];[.M633])" office:value-type="float" office:value="0.451011737236865">
            <text:p>0.45101</text:p>
          </table:table-cell>
          <table:table-cell table:formula="of:=IF(ISBLANK([.O633]);IF(ISERROR([.B633]);&quot;Err:&quot;&amp;ORG.OPENOFFICE.ERRORTYPE([.B633])=[.M633];OR([.P633]=[.B633];IF(AND(ISNUMBER([.P633]);ISNUMBER([.B633]));OR(AND([.P633]=0;ABS([.B633])&lt;1E-307);&quot;&quot;&amp;[.B633]=&quot;&quot;&amp;[.P633]))));[.O633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0.6">
            <text:p>0.6</text:p>
          </table:table-cell>
          <table:table-cell table:style-name="ce5" table:formula="of:=FTEST([.C634:.E634];[.F634:.H634])" office:value-type="float" office:value="0.6">
            <text:p>0.6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20"/>
          <table:table-cell table:style-name="ce21"/>
          <table:table-cell table:style-name="ce21"/>
          <table:table-cell table:formula="of:=IF(ISBLANK([.M634]);[.A634];[.M634])" office:value-type="float" office:value="0.6">
            <text:p>0.6</text:p>
          </table:table-cell>
          <table:table-cell table:formula="of:=IF(ISBLANK([.O634]);IF(ISERROR([.B634]);&quot;Err:&quot;&amp;ORG.OPENOFFICE.ERRORTYPE([.B634])=[.M634];OR([.P634]=[.B634];IF(AND(ISNUMBER([.P634]);ISNUMBER([.B634]));OR(AND([.P634]=0;ABS([.B634])&lt;1E-307);&quot;&quot;&amp;[.B634]=&quot;&quot;&amp;[.P634]))));[.O634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0.000000000246913580216431">
            <text:p>0.00000</text:p>
          </table:table-cell>
          <table:table-cell table:style-name="ce5" table:formula="of:=FTEST([.C635:.E635];[.F635:.H635])" office:value-type="float" office:value="0.000000000246913580216431">
            <text:p>0.00000</text:p>
          </table:table-cell>
          <table:table-cell table:style-name="ce10" office:value-type="float" office:value="10000">
            <text:p>10000</text:p>
          </table:table-cell>
          <table:table-cell table:style-name="ce10" office:value-type="float" office:value="10000">
            <text:p>10000</text:p>
          </table:table-cell>
          <table:table-cell table:style-name="ce10" office:value-type="float" office:value="100000">
            <text:p>10000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20"/>
          <table:table-cell table:style-name="ce21"/>
          <table:table-cell table:style-name="ce21"/>
          <table:table-cell table:formula="of:=IF(ISBLANK([.M635]);[.A635];[.M635])" office:value-type="float" office:value="0.000000000246913580216431">
            <text:p>0.00000</text:p>
          </table:table-cell>
          <table:table-cell table:formula="of:=IF(ISBLANK([.O635]);IF(ISERROR([.B635]);&quot;Err:&quot;&amp;ORG.OPENOFFICE.ERRORTYPE([.B635])=[.M635];OR([.P635]=[.B635];IF(AND(ISNUMBER([.P635]);ISNUMBER([.B635]));OR(AND([.P635]=0;ABS([.B635])&lt;1E-307);&quot;&quot;&amp;[.B635]=&quot;&quot;&amp;[.P635]))));[.O635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table:formula="of:=FTEST([.C636:.E636];[.F636:.H636])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20"/>
          <table:table-cell table:style-name="ce21"/>
          <table:table-cell table:style-name="ce21"/>
          <table:table-cell table:formula="of:=IF(ISBLANK([.M636]);[.A636];[.M636])" office:value-type="float" office:value="1">
            <text:p>1</text:p>
          </table:table-cell>
          <table:table-cell table:formula="of:=IF(ISBLANK([.O636]);IF(ISERROR([.B636]);&quot;Err:&quot;&amp;ORG.OPENOFFICE.ERRORTYPE([.B636])=[.M636];OR([.P636]=[.B636];IF(AND(ISNUMBER([.P636]);ISNUMBER([.B636]));OR(AND([.P636]=0;ABS([.B636])&lt;1E-307);&quot;&quot;&amp;[.B636]=&quot;&quot;&amp;[.P636]))));[.O636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0.437499999999999">
            <text:p>0.4375</text:p>
          </table:table-cell>
          <table:table-cell table:style-name="ce5" table:formula="of:=FTEST([.C637:.E637];[.F637:.H637])" office:value-type="float" office:value="0.437499999999999">
            <text:p>0.4375</text:p>
          </table:table-cell>
          <table:table-cell table:style-name="ce10" office:value-type="float" office:value="2.2">
            <text:p>2.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6">
            <text:p>6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20"/>
          <table:table-cell table:style-name="ce21"/>
          <table:table-cell table:style-name="ce21"/>
          <table:table-cell table:formula="of:=IF(ISBLANK([.M637]);[.A637];[.M637])" office:value-type="float" office:value="0.437499999999999">
            <text:p>0.4375</text:p>
          </table:table-cell>
          <table:table-cell table:formula="of:=IF(ISBLANK([.O637]);IF(ISERROR([.B637]);&quot;Err:&quot;&amp;ORG.OPENOFFICE.ERRORTYPE([.B637])=[.M637];OR([.P637]=[.B637];IF(AND(ISNUMBER([.P637]);ISNUMBER([.B637]));OR(AND([.P637]=0;ABS([.B637])&lt;1E-307);&quot;&quot;&amp;[.B637]=&quot;&quot;&amp;[.P637]))));[.O637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FTEST([.C638:.E638];[.F638:.H638])" office:value-type="float" office:value="0">
            <text:p>#VALUE!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18" office:value-type="string">
            <text:p>Err:519</text:p>
          </table:table-cell>
          <table:table-cell table:style-name="ce21"/>
          <table:table-cell table:style-name="ce21"/>
          <table:table-cell table:formula="of:=IF(ISBLANK([.M638]);[.A638];[.M638])" office:value-type="string" office:string-value="Err:519">
            <text:p>Err:519</text:p>
          </table:table-cell>
          <table:table-cell table:formula="of:=IF(ISBLANK([.O638]);IF(ISERROR([.B638]);&quot;Err:&quot;&amp;ORG.OPENOFFICE.ERRORTYPE([.B638])=[.M638];OR([.P638]=[.B638];IF(AND(ISNUMBER([.P638]);ISNUMBER([.B638]));OR(AND([.P638]=0;ABS([.B638])&lt;1E-307);&quot;&quot;&amp;[.B638]=&quot;&quot;&amp;[.P638]))));[.O638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0" table:number-columns-repeated="7"/>
          <table:table-cell table:style-name="ce16"/>
          <table:table-cell table:style-name="ce5" table:number-columns-repeated="2"/>
          <table:table-cell table:style-name="ce18"/>
          <table:table-cell table:style-name="ce21" table:number-columns-repeated="2"/>
          <table:table-cell table:number-columns-repeated="2"/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FTEST([.C640];[.D640:.H640])" office:value-type="float" office:value="0">
            <text:p>#VALUE!</text:p>
          </table:table-cell>
          <table:table-cell table:style-name="ce10" office:value-type="float" office:value="2.2">
            <text:p>2.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6">
            <text:p>6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18" office:value-type="string">
            <text:p>Err:519</text:p>
          </table:table-cell>
          <table:table-cell table:style-name="ce21"/>
          <table:table-cell table:style-name="ce21"/>
          <table:table-cell table:formula="of:=IF(ISBLANK([.M640]);[.A640];[.M640])" office:value-type="string" office:string-value="Err:519">
            <text:p>Err:519</text:p>
          </table:table-cell>
          <table:table-cell table:formula="of:=IF(ISBLANK([.O640]);IF(ISERROR([.B640]);&quot;Err:&quot;&amp;ORG.OPENOFFICE.ERRORTYPE([.B640])=[.M640];OR([.P640]=[.B640];IF(AND(ISNUMBER([.P640]);ISNUMBER([.B640]));OR(AND([.P640]=0;ABS([.B640])&lt;1E-307);&quot;&quot;&amp;[.B640]=&quot;&quot;&amp;[.P640]))));[.O640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0.160625543037321">
            <text:p>0.16063</text:p>
          </table:table-cell>
          <table:table-cell table:style-name="ce5" table:formula="of:=FTEST([.C641:.D641];[.E641:.H641])" office:value-type="float" office:value="0.160625543037321">
            <text:p>0.16063</text:p>
          </table:table-cell>
          <table:table-cell table:style-name="ce10" office:value-type="float" office:value="2.2">
            <text:p>2.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6">
            <text:p>6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20"/>
          <table:table-cell table:style-name="ce5" office:value-type="string">
            <office:annotation draw:style-name="gr1" draw:text-style-name="P1" svg:width="3.553cm" svg:height="2.845cm" svg:x="36.186cm" svg:y="293.21cm" draw:caption-point-x="4.035cm" draw:caption-point-y="7.336cm">
              <dc:date>2007-11-27T00:00:00</dc:date>
              <text:p text:style-name="P1"><text:span text:style-name="T1">Samsono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style-name="ce5"/>
          <table:table-cell table:formula="of:=IF(ISBLANK([.M641]);[.A641];[.M641])" office:value-type="float" office:value="0.160625543037321">
            <text:p>0.16063</text:p>
          </table:table-cell>
          <table:table-cell table:formula="of:=IF(ISBLANK([.O641]);IF(ISERROR([.B641]);&quot;Err:&quot;&amp;ORG.OPENOFFICE.ERRORTYPE([.B641])=[.M641];OR([.P641]=[.B641];IF(AND(ISNUMBER([.P641]);ISNUMBER([.B641]));OR(AND([.P641]=0;ABS([.B641])&lt;1E-307);&quot;&quot;&amp;[.B641]=&quot;&quot;&amp;[.P641]))));[.O641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0.626394360513109">
            <text:p>0.62639</text:p>
          </table:table-cell>
          <table:table-cell table:style-name="ce5" table:formula="of:=FTEST([.C642:.E642];[.F642:.G642])" office:value-type="float" office:value="0.626394360513109">
            <text:p>0.62639</text:p>
          </table:table-cell>
          <table:table-cell table:style-name="ce10" office:value-type="float" office:value="2.2">
            <text:p>2.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table:number-columns-repeated="2"/>
          <table:table-cell table:style-name="ce16" office:value-type="float" office:value="5">
            <text:p>5</text:p>
          </table:table-cell>
          <table:table-cell table:style-name="ce5" table:number-columns-repeated="2"/>
          <table:table-cell table:style-name="ce20"/>
          <table:table-cell table:style-name="ce21"/>
          <table:table-cell table:style-name="ce21"/>
          <table:table-cell table:formula="of:=IF(ISBLANK([.M642]);[.A642];[.M642])" office:value-type="float" office:value="0.626394360513109">
            <text:p>0.62639</text:p>
          </table:table-cell>
          <table:table-cell table:formula="of:=IF(ISBLANK([.O642]);IF(ISERROR([.B642]);&quot;Err:&quot;&amp;ORG.OPENOFFICE.ERRORTYPE([.B642])=[.M642];OR([.P642]=[.B642];IF(AND(ISNUMBER([.P642]);ISNUMBER([.B642]));OR(AND([.P642]=0;ABS([.B642])&lt;1E-307);&quot;&quot;&amp;[.B642]=&quot;&quot;&amp;[.P642]))));[.O642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0" table:number-columns-repeated="7"/>
          <table:table-cell table:style-name="ce16"/>
          <table:table-cell table:style-name="ce5" table:number-columns-repeated="2"/>
          <table:table-cell table:style-name="ce20"/>
          <table:table-cell table:style-name="ce21" table:number-columns-repeated="2"/>
          <table:table-cell table:number-columns-repeated="2"/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1.33333333333333">
            <text:p>1.33333</text:p>
          </table:table-cell>
          <table:table-cell table:style-name="ce5" table:formula="of:=STANDARDIZE([.C644];[.D644];[.E644])" office:value-type="float" office:value="1.33333333333333">
            <text:p>1.33333</text:p>
          </table:table-cell>
          <table:table-cell table:style-name="ce10" office:value-type="float" office:value="42">
            <text:p>42</text:p>
          </table:table-cell>
          <table:table-cell table:style-name="ce10" office:value-type="float" office:value="40">
            <text:p>40</text:p>
          </table:table-cell>
          <table:table-cell table:style-name="ce10" office:value-type="float" office:value="1.5">
            <text:p>1.5</text:p>
          </table:table-cell>
          <table:table-cell table:style-name="ce10"/>
          <table:table-cell table:style-name="ce15" table:number-columns-repeated="3"/>
          <table:table-cell table:style-name="ce16" office:value-type="float" office:value="3">
            <text:p>3</text:p>
          </table:table-cell>
          <table:table-cell table:style-name="ce5" office:value-type="string">
            <text:p>STANDARDIZE</text:p>
          </table:table-cell>
          <table:table-cell table:style-name="ce5" office:value-type="string">
            <text:p>STANDARDIZE</text:p>
          </table:table-cell>
          <table:table-cell table:style-name="ce18"/>
          <table:table-cell table:style-name="ce5"/>
          <table:table-cell table:style-name="ce5"/>
          <table:table-cell table:formula="of:=IF(ISBLANK([.M644]);[.A644];[.M644])" office:value-type="float" office:value="1.33333333333333">
            <text:p>1.33333</text:p>
          </table:table-cell>
          <table:table-cell table:formula="of:=IF(ISBLANK([.O644]);IF(ISERROR([.B644]);&quot;Err:&quot;&amp;ORG.OPENOFFICE.ERRORTYPE([.B644])=[.M644];OR([.P644]=[.B644];IF(AND(ISNUMBER([.P644]);ISNUMBER([.B644]));OR(AND([.P644]=0;ABS([.B644])&lt;1E-307);&quot;&quot;&amp;[.B644]=&quot;&quot;&amp;[.P644]))));[.O644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-1.04">
            <text:p>-1.04</text:p>
          </table:table-cell>
          <table:table-cell table:style-name="ce5" table:formula="of:=STANDARDIZE([.C645];[.D645];[.E645])" office:value-type="float" office:value="-1.04">
            <text:p>-1.04</text:p>
          </table:table-cell>
          <table:table-cell table:style-name="ce10" office:value-type="float" office:value="1.2">
            <text:p>1.2</text:p>
          </table:table-cell>
          <table:table-cell table:style-name="ce10" office:value-type="float" office:value="3.8">
            <text:p>3.8</text:p>
          </table:table-cell>
          <table:table-cell table:style-name="ce10" office:value-type="float" office:value="2.5">
            <text:p>2.5</text:p>
          </table:table-cell>
          <table:table-cell table:style-name="ce10"/>
          <table:table-cell table:style-name="ce15" table:number-columns-repeated="3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20"/>
          <table:table-cell table:style-name="ce21"/>
          <table:table-cell table:style-name="ce21"/>
          <table:table-cell table:formula="of:=IF(ISBLANK([.M645]);[.A645];[.M645])" office:value-type="float" office:value="-1.04">
            <text:p>-1.04</text:p>
          </table:table-cell>
          <table:table-cell table:formula="of:=IF(ISBLANK([.O645]);IF(ISERROR([.B645]);&quot;Err:&quot;&amp;ORG.OPENOFFICE.ERRORTYPE([.B645])=[.M645];OR([.P645]=[.B645];IF(AND(ISNUMBER([.P645]);ISNUMBER([.B645]));OR(AND([.P645]=0;ABS([.B645])&lt;1E-307);&quot;&quot;&amp;[.B645]=&quot;&quot;&amp;[.P645]))));[.O645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0.810372771474878">
            <text:p>0.81037</text:p>
          </table:table-cell>
          <table:table-cell table:style-name="ce5" table:formula="of:=STANDARDIZE([.C646];[.D646];[.E646])" office:value-type="float" office:value="0.810372771474878">
            <text:p>0.81037</text:p>
          </table:table-cell>
          <table:table-cell table:style-name="ce10" office:value-type="float" office:value="3000">
            <text:p>3000</text:p>
          </table:table-cell>
          <table:table-cell table:style-name="ce10" office:value-type="float" office:value="2000">
            <text:p>2000</text:p>
          </table:table-cell>
          <table:table-cell table:style-name="ce10" office:value-type="float" office:value="1234">
            <text:p>1234</text:p>
          </table:table-cell>
          <table:table-cell table:style-name="ce10"/>
          <table:table-cell table:style-name="ce15" table:number-columns-repeated="3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20"/>
          <table:table-cell table:style-name="ce21"/>
          <table:table-cell table:style-name="ce21"/>
          <table:table-cell table:formula="of:=IF(ISBLANK([.M646]);[.A646];[.M646])" office:value-type="float" office:value="0.810372771474878">
            <text:p>0.81037</text:p>
          </table:table-cell>
          <table:table-cell table:formula="of:=IF(ISBLANK([.O646]);IF(ISERROR([.B646]);&quot;Err:&quot;&amp;ORG.OPENOFFICE.ERRORTYPE([.B646])=[.M646];OR([.P646]=[.B646];IF(AND(ISNUMBER([.P646]);ISNUMBER([.B646]));OR(AND([.P646]=0;ABS([.B646])&lt;1E-307);&quot;&quot;&amp;[.B646]=&quot;&quot;&amp;[.P646]))));[.O646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5" table:formula="of:=STANDARDIZE([.C647];[.D647];[.E647])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5" table:number-columns-repeated="3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20"/>
          <table:table-cell table:style-name="ce21"/>
          <table:table-cell table:style-name="ce21"/>
          <table:table-cell table:formula="of:=IF(ISBLANK([.M647]);[.A647];[.M647])" office:value-type="float" office:value="0">
            <text:p>0</text:p>
          </table:table-cell>
          <table:table-cell table:formula="of:=IF(ISBLANK([.O647]);IF(ISERROR([.B647]);&quot;Err:&quot;&amp;ORG.OPENOFFICE.ERRORTYPE([.B647])=[.M647];OR([.P647]=[.B647];IF(AND(ISNUMBER([.P647]);ISNUMBER([.B647]));OR(AND([.P647]=0;ABS([.B647])&lt;1E-307);&quot;&quot;&amp;[.B647]=&quot;&quot;&amp;[.P647]))));[.O647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-1.33333333333333">
            <text:p>-1.33333</text:p>
          </table:table-cell>
          <table:table-cell table:style-name="ce5" table:formula="of:=STANDARDIZE([.C648];[.D648];[.E648])" office:value-type="float" office:value="-1.33333333333333">
            <text:p>-1.33333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/>
          <table:table-cell table:style-name="ce15" table:number-columns-repeated="3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20"/>
          <table:table-cell table:style-name="ce21"/>
          <table:table-cell table:style-name="ce21"/>
          <table:table-cell table:formula="of:=IF(ISBLANK([.M648]);[.A648];[.M648])" office:value-type="float" office:value="-1.33333333333333">
            <text:p>-1.33333</text:p>
          </table:table-cell>
          <table:table-cell table:formula="of:=IF(ISBLANK([.O648]);IF(ISERROR([.B648]);&quot;Err:&quot;&amp;ORG.OPENOFFICE.ERRORTYPE([.B648])=[.M648];OR([.P648]=[.B648];IF(AND(ISNUMBER([.P648]);ISNUMBER([.B648]));OR(AND([.P648]=0;ABS([.B648])&lt;1E-307);&quot;&quot;&amp;[.B648]=&quot;&quot;&amp;[.P648]))));[.O648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STANDARDIZE([.C649];[.D649];[.E649])" office:value-type="float" office:value="0">
            <text:p>#DIV/0!</text:p>
          </table:table-cell>
          <table:table-cell table:style-name="ce10" office:value-type="float" office:value="42">
            <text:p>42</text:p>
          </table:table-cell>
          <table:table-cell table:style-name="ce10" office:value-type="float" office:value="40">
            <text:p>40</text:p>
          </table:table-cell>
          <table:table-cell table:style-name="ce10" office:value-type="float" office:value="0">
            <text:p>0</text:p>
          </table:table-cell>
          <table:table-cell table:style-name="ce10"/>
          <table:table-cell table:style-name="ce15" table:number-columns-repeated="3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 office:value-type="string">
            <text:p>Err:532</text:p>
          </table:table-cell>
          <table:table-cell table:style-name="ce21"/>
          <table:table-cell table:style-name="ce21"/>
          <table:table-cell table:formula="of:=IF(ISBLANK([.M649]);[.A649];[.M649])" office:value-type="string" office:string-value="Err:532">
            <text:p>Err:532</text:p>
          </table:table-cell>
          <table:table-cell table:formula="of:=IF(ISBLANK([.O649]);IF(ISERROR([.B649]);&quot;Err:&quot;&amp;ORG.OPENOFFICE.ERRORTYPE([.B649])=[.M649];OR([.P649]=[.B649];IF(AND(ISNUMBER([.P649]);ISNUMBER([.B649]));OR(AND([.P649]=0;ABS([.B649])&lt;1E-307);&quot;&quot;&amp;[.B649]=&quot;&quot;&amp;[.P649]))));[.O649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STANDARDIZE([.C650];[.D650];[.E650])" office:value-type="float" office:value="0">
            <text:p>Err:502</text:p>
          </table:table-cell>
          <table:table-cell table:style-name="ce10" office:value-type="float" office:value="42">
            <text:p>42</text:p>
          </table:table-cell>
          <table:table-cell table:style-name="ce10" office:value-type="float" office:value="40">
            <text:p>40</text:p>
          </table:table-cell>
          <table:table-cell table:style-name="ce10" office:value-type="float" office:value="-1">
            <text:p>-1</text:p>
          </table:table-cell>
          <table:table-cell table:style-name="ce10"/>
          <table:table-cell table:style-name="ce15" table:number-columns-repeated="3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21"/>
          <table:table-cell table:style-name="ce21"/>
          <table:table-cell table:formula="of:=IF(ISBLANK([.M650]);[.A650];[.M650])" office:value-type="string" office:string-value="Err:502">
            <text:p>Err:502</text:p>
          </table:table-cell>
          <table:table-cell table:formula="of:=IF(ISBLANK([.O650]);IF(ISERROR([.B650]);&quot;Err:&quot;&amp;ORG.OPENOFFICE.ERRORTYPE([.B650])=[.M650];OR([.P650]=[.B650];IF(AND(ISNUMBER([.P650]);ISNUMBER([.B650]));OR(AND([.P650]=0;ABS([.B650])&lt;1E-307);&quot;&quot;&amp;[.B650]=&quot;&quot;&amp;[.P650]))));[.O650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0" table:number-columns-repeated="7"/>
          <table:table-cell table:style-name="ce16"/>
          <table:table-cell table:style-name="ce5" table:number-columns-repeated="2"/>
          <table:table-cell table:style-name="ce20"/>
          <table:table-cell table:style-name="ce21" table:number-columns-repeated="2"/>
          <table:table-cell table:number-columns-repeated="2"/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1.52406382243078">
            <text:p>1.52406</text:p>
          </table:table-cell>
          <table:table-cell table:style-name="ce5" table:formula="of:=GAMMALN([.C652])" office:value-type="float" office:value="1.52406382243078">
            <text:p>1.52406</text:p>
          </table:table-cell>
          <table:table-cell table:style-name="ce10" office:value-type="float" office:value="0.2">
            <text:p>0.2</text:p>
          </table:table-cell>
          <table:table-cell table:style-name="ce10" table:number-columns-repeated="3"/>
          <table:table-cell table:style-name="ce15" table:number-columns-repeated="3"/>
          <table:table-cell table:style-name="ce16" office:value-type="float" office:value="1">
            <text:p>1</text:p>
          </table:table-cell>
          <table:table-cell table:style-name="ce5" office:value-type="string">
            <text:p>GAMMALN</text:p>
          </table:table-cell>
          <table:table-cell table:style-name="ce5" office:value-type="string">
            <text:p>GAMMALN</text:p>
          </table:table-cell>
          <table:table-cell table:style-name="ce20"/>
          <table:table-cell table:style-name="ce21"/>
          <table:table-cell table:style-name="ce21"/>
          <table:table-cell table:formula="of:=IF(ISBLANK([.M652]);[.A652];[.M652])" office:value-type="float" office:value="1.52406382243078">
            <text:p>1.52406</text:p>
          </table:table-cell>
          <table:table-cell table:formula="of:=IF(ISBLANK([.O652]);IF(ISERROR([.B652]);&quot;Err:&quot;&amp;ORG.OPENOFFICE.ERRORTYPE([.B652])=[.M652];OR([.P652]=[.B652];IF(AND(ISNUMBER([.P652]);ISNUMBER([.B652]));OR(AND([.P652]=0;ABS([.B652])&lt;1E-307);&quot;&quot;&amp;[.B652]=&quot;&quot;&amp;[.P652]))));[.O652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-0.0498724412598389">
            <text:p>-0.04987</text:p>
          </table:table-cell>
          <table:table-cell table:style-name="ce5" table:formula="of:=GAMMALN([.C653])" office:value-type="float" office:value="-0.0498724412598389">
            <text:p>-0.04987</text:p>
          </table:table-cell>
          <table:table-cell table:style-name="ce10" office:value-type="float" office:value="1.1">
            <text:p>1.1</text:p>
          </table:table-cell>
          <table:table-cell table:style-name="ce10" table:number-columns-repeated="3"/>
          <table:table-cell table:style-name="ce15" table:number-columns-repeated="3"/>
          <table:table-cell table:style-name="ce16" office:value-type="float" office:value="1">
            <text:p>1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653]);[.A653];[.M653])" office:value-type="float" office:value="-0.0498724412598389">
            <text:p>-0.04987</text:p>
          </table:table-cell>
          <table:table-cell table:formula="of:=IF(ISBLANK([.O653]);IF(ISERROR([.B653]);&quot;Err:&quot;&amp;ORG.OPENOFFICE.ERRORTYPE([.B653])=[.M653];OR([.P653]=[.B653];IF(AND(ISNUMBER([.P653]);ISNUMBER([.B653]));OR(AND([.P653]=0;ABS([.B653])&lt;1E-307);&quot;&quot;&amp;[.B653]=&quot;&quot;&amp;[.P653]))));[.O653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5" table:formula="of:=GAMMALN([.C654])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3"/>
          <table:table-cell table:style-name="ce15" table:number-columns-repeated="3"/>
          <table:table-cell table:style-name="ce16" office:value-type="float" office:value="1">
            <text:p>1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654]);[.A654];[.M654])" office:value-type="float" office:value="0">
            <text:p>0</text:p>
          </table:table-cell>
          <table:table-cell table:formula="of:=IF(ISBLANK([.O654]);IF(ISERROR([.B654]);&quot;Err:&quot;&amp;ORG.OPENOFFICE.ERRORTYPE([.B654])=[.M654];OR([.P654]=[.B654];IF(AND(ISNUMBER([.P654]);ISNUMBER([.B654]));OR(AND([.P654]=0;ABS([.B654])&lt;1E-307);&quot;&quot;&amp;[.B654]=&quot;&quot;&amp;[.P654]))));[.O654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0.00585480676470956">
            <text:p>0.00585</text:p>
          </table:table-cell>
          <table:table-cell table:style-name="ce5" table:formula="of:=GAMMALN([.C655])" office:value-type="float" office:value="0.00585480676470956">
            <text:p>0.00585</text:p>
          </table:table-cell>
          <table:table-cell table:style-name="ce10" office:value-type="float" office:value="0.99">
            <text:p>0.99</text:p>
          </table:table-cell>
          <table:table-cell table:style-name="ce10" table:number-columns-repeated="3"/>
          <table:table-cell table:style-name="ce15" table:number-columns-repeated="3"/>
          <table:table-cell table:style-name="ce16" office:value-type="float" office:value="1">
            <text:p>1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655]);[.A655];[.M655])" office:value-type="float" office:value="0.00585480676470956">
            <text:p>0.00585</text:p>
          </table:table-cell>
          <table:table-cell table:formula="of:=IF(ISBLANK([.O655]);IF(ISERROR([.B655]);&quot;Err:&quot;&amp;ORG.OPENOFFICE.ERRORTYPE([.B655])=[.M655];OR([.P655]=[.B655];IF(AND(ISNUMBER([.P655]);ISNUMBER([.B655]));OR(AND([.P655]=0;ABS([.B655])&lt;1E-307);&quot;&quot;&amp;[.B655]=&quot;&quot;&amp;[.P655]))));[.O655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GAMMALN([.C656])" office:value-type="float" office:value="0">
            <text:p>Err:502</text:p>
          </table:table-cell>
          <table:table-cell table:style-name="ce10" office:value-type="float" office:value="-1">
            <text:p>-1</text:p>
          </table:table-cell>
          <table:table-cell table:style-name="ce10" table:number-columns-repeated="3"/>
          <table:table-cell table:style-name="ce15" table:number-columns-repeated="3"/>
          <table:table-cell table:style-name="ce16" office:value-type="float" office:value="1">
            <text:p>1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5"/>
          <table:table-cell table:style-name="ce5"/>
          <table:table-cell table:formula="of:=IF(ISBLANK([.M656]);[.A656];[.M656])" office:value-type="string" office:string-value="Err:502">
            <text:p>Err:502</text:p>
          </table:table-cell>
          <table:table-cell table:formula="of:=IF(ISBLANK([.O656]);IF(ISERROR([.B656]);&quot;Err:&quot;&amp;ORG.OPENOFFICE.ERRORTYPE([.B656])=[.M656];OR([.P656]=[.B656];IF(AND(ISNUMBER([.P656]);ISNUMBER([.B656]));OR(AND([.P656]=0;ABS([.B656])&lt;1E-307);&quot;&quot;&amp;[.B656]=&quot;&quot;&amp;[.P656]))));[.O656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GAMMALN([.C657])" office:value-type="float" office:value="0">
            <text:p>Err:502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3"/>
          <table:table-cell table:style-name="ce15" table:number-columns-repeated="3"/>
          <table:table-cell table:style-name="ce16" office:value-type="float" office:value="1">
            <text:p>1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5"/>
          <table:table-cell table:style-name="ce5"/>
          <table:table-cell table:formula="of:=IF(ISBLANK([.M657]);[.A657];[.M657])" office:value-type="string" office:string-value="Err:502">
            <text:p>Err:502</text:p>
          </table:table-cell>
          <table:table-cell table:formula="of:=IF(ISBLANK([.O657]);IF(ISERROR([.B657]);&quot;Err:&quot;&amp;ORG.OPENOFFICE.ERRORTYPE([.B657])=[.M657];OR([.P657]=[.B657];IF(AND(ISNUMBER([.P657]);ISNUMBER([.B657]));OR(AND([.P657]=0;ABS([.B657])&lt;1E-307);&quot;&quot;&amp;[.B657]=&quot;&quot;&amp;[.P657]))));[.O657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0" table:number-columns-repeated="4"/>
          <table:table-cell table:style-name="ce15" table:number-columns-repeated="3"/>
          <table:table-cell table:style-name="ce16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0.864664716763387">
            <text:p>0.86466</text:p>
          </table:table-cell>
          <table:table-cell table:style-name="ce5" table:formula="of:=EXPONDIST([.C659];[.D659];[.E659])" office:value-type="float" office:value="0.864664716763387">
            <text:p>0.86466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3" office:value-type="boolean" office:boolean-value="true">
            <text:p>TRUE</text:p>
          </table:table-cell>
          <table:table-cell table:style-name="ce10"/>
          <table:table-cell table:style-name="ce15" table:number-columns-repeated="3"/>
          <table:table-cell table:style-name="ce16" office:value-type="float" office:value="3">
            <text:p>3</text:p>
          </table:table-cell>
          <table:table-cell table:style-name="ce5" office:value-type="string">
            <text:p>EXPONDIST</text:p>
          </table:table-cell>
          <table:table-cell table:style-name="ce5" office:value-type="string">
            <text:p>EXPONDIST</text:p>
          </table:table-cell>
          <table:table-cell table:style-name="ce18"/>
          <table:table-cell table:style-name="ce5"/>
          <table:table-cell table:style-name="ce5"/>
          <table:table-cell table:formula="of:=IF(ISBLANK([.M659]);[.A659];[.M659])" office:value-type="float" office:value="0.864664716763387">
            <text:p>0.86466</text:p>
          </table:table-cell>
          <table:table-cell table:formula="of:=IF(ISBLANK([.O659]);IF(ISERROR([.B659]);&quot;Err:&quot;&amp;ORG.OPENOFFICE.ERRORTYPE([.B659])=[.M659];OR([.P659]=[.B659];IF(AND(ISNUMBER([.P659]);ISNUMBER([.B659]));OR(AND([.P659]=0;ABS([.B659])&lt;1E-307);&quot;&quot;&amp;[.B659]=&quot;&quot;&amp;[.P659]))));[.O659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0.270670566473225">
            <text:p>0.27067</text:p>
          </table:table-cell>
          <table:table-cell table:style-name="ce5" table:formula="of:=EXPONDIST([.C660];[.D660];[.E660])" office:value-type="float" office:value="0.270670566473225">
            <text:p>0.27067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3" office:value-type="boolean" office:boolean-value="false">
            <text:p>FALSE</text:p>
          </table:table-cell>
          <table:table-cell table:style-name="ce10"/>
          <table:table-cell table:style-name="ce15" table:number-columns-repeated="3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 office:value-type="string">
            <office:annotation draw:style-name="gr1" draw:text-style-name="P1" svg:width="3.553cm" svg:height="2.891cm" svg:x="36.186cm" svg:y="302.021cm" draw:caption-point-x="4.035cm" draw:caption-point-y="7.41cm">
              <dc:date>2007-11-27T00:00:00</dc:date>
              <text:p text:style-name="P1"><text:span text:style-name="T1">Samsonov:</text:span></text:p>
              <text:p text:style-name="P1"><text:span text:style-name="T2">Precision problem</text:span></text:p>
            </office:annotation>
            <text:p>bigdecimal</text:p>
          </table:table-cell>
          <table:table-cell table:style-name="ce5"/>
          <table:table-cell table:formula="of:=IF(ISBLANK([.M660]);[.A660];[.M660])" office:value-type="float" office:value="0.270670566473225">
            <text:p>0.27067</text:p>
          </table:table-cell>
          <table:table-cell table:formula="of:=IF(ISBLANK([.O660]);IF(ISERROR([.B660]);&quot;Err:&quot;&amp;ORG.OPENOFFICE.ERRORTYPE([.B660])=[.M660];OR([.P660]=[.B660];IF(AND(ISNUMBER([.P660]);ISNUMBER([.B660]));OR(AND([.P660]=0;ABS([.B660])&lt;1E-307);&quot;&quot;&amp;[.B660]=&quot;&quot;&amp;[.P660]))));[.O660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0.81362602396059">
            <text:p>0.81363</text:p>
          </table:table-cell>
          <table:table-cell table:style-name="ce5" table:formula="of:=EXPONDIST([.C661];[.D661];[.E661])" office:value-type="float" office:value="0.81362602396059">
            <text:p>0.81363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0.12">
            <text:p>0.12</text:p>
          </table:table-cell>
          <table:table-cell table:style-name="ce13" office:value-type="boolean" office:boolean-value="true">
            <text:p>TRUE</text:p>
          </table:table-cell>
          <table:table-cell table:style-name="ce10"/>
          <table:table-cell table:style-name="ce15" table:number-columns-repeated="3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661]);[.A661];[.M661])" office:value-type="float" office:value="0.81362602396059">
            <text:p>0.81363</text:p>
          </table:table-cell>
          <table:table-cell table:formula="of:=IF(ISBLANK([.O661]);IF(ISERROR([.B661]);&quot;Err:&quot;&amp;ORG.OPENOFFICE.ERRORTYPE([.B661])=[.M661];OR([.P661]=[.B661];IF(AND(ISNUMBER([.P661]);ISNUMBER([.B661]));OR(AND([.P661]=0;ABS([.B661])&lt;1E-307);&quot;&quot;&amp;[.B661]=&quot;&quot;&amp;[.P661]))));[.O661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0.0223648771247292">
            <text:p>0.02236</text:p>
          </table:table-cell>
          <table:table-cell table:style-name="ce5" table:formula="of:=EXPONDIST([.C662];[.D662];[.E662])" office:value-type="float" office:value="0.0223648771247292">
            <text:p>0.02236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0.12">
            <text:p>0.12</text:p>
          </table:table-cell>
          <table:table-cell table:style-name="ce13" office:value-type="boolean" office:boolean-value="false">
            <text:p>FALSE</text:p>
          </table:table-cell>
          <table:table-cell table:style-name="ce10"/>
          <table:table-cell table:style-name="ce15" table:number-columns-repeated="3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662]);[.A662];[.M662])" office:value-type="float" office:value="0.0223648771247292">
            <text:p>0.02236</text:p>
          </table:table-cell>
          <table:table-cell table:formula="of:=IF(ISBLANK([.O662]);IF(ISERROR([.B662]);&quot;Err:&quot;&amp;ORG.OPENOFFICE.ERRORTYPE([.B662])=[.M662];OR([.P662]=[.B662];IF(AND(ISNUMBER([.P662]);ISNUMBER([.B662]));OR(AND([.P662]=0;ABS([.B662])&lt;1E-307);&quot;&quot;&amp;[.B662]=&quot;&quot;&amp;[.P662]))));[.O662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0.990176718033718">
            <text:p>0.99018</text:p>
          </table:table-cell>
          <table:table-cell table:style-name="ce5" table:formula="of:=EXPONDIST([.C663];[.D663];[.E663])" office:value-type="float" office:value="0.990176718033718">
            <text:p>0.99018</text:p>
          </table:table-cell>
          <table:table-cell table:style-name="ce10" office:value-type="float" office:value="1.34">
            <text:p>1.34</text:p>
          </table:table-cell>
          <table:table-cell table:style-name="ce10" office:value-type="float" office:value="3.45">
            <text:p>3.45</text:p>
          </table:table-cell>
          <table:table-cell table:style-name="ce13" office:value-type="boolean" office:boolean-value="true">
            <text:p>TRUE</text:p>
          </table:table-cell>
          <table:table-cell table:style-name="ce10"/>
          <table:table-cell table:style-name="ce15" table:number-columns-repeated="3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663]);[.A663];[.M663])" office:value-type="float" office:value="0.990176718033718">
            <text:p>0.99018</text:p>
          </table:table-cell>
          <table:table-cell table:formula="of:=IF(ISBLANK([.O663]);IF(ISERROR([.B663]);&quot;Err:&quot;&amp;ORG.OPENOFFICE.ERRORTYPE([.B663])=[.M663];OR([.P663]=[.B663];IF(AND(ISNUMBER([.P663]);ISNUMBER([.B663]));OR(AND([.P663]=0;ABS([.B663])&lt;1E-307);&quot;&quot;&amp;[.B663]=&quot;&quot;&amp;[.P663]))));[.O663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0.0338903227836716">
            <text:p>0.03389</text:p>
          </table:table-cell>
          <table:table-cell table:style-name="ce5" table:formula="of:=EXPONDIST([.C664];[.D664];[.E664])" office:value-type="float" office:value="0.0338903227836716">
            <text:p>0.03389</text:p>
          </table:table-cell>
          <table:table-cell table:style-name="ce10" office:value-type="float" office:value="1.34">
            <text:p>1.34</text:p>
          </table:table-cell>
          <table:table-cell table:style-name="ce10" office:value-type="float" office:value="3.45">
            <text:p>3.45</text:p>
          </table:table-cell>
          <table:table-cell table:style-name="ce13" office:value-type="boolean" office:boolean-value="false">
            <text:p>FALSE</text:p>
          </table:table-cell>
          <table:table-cell table:style-name="ce10"/>
          <table:table-cell table:style-name="ce15" table:number-columns-repeated="3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664]);[.A664];[.M664])" office:value-type="float" office:value="0.0338903227836716">
            <text:p>0.03389</text:p>
          </table:table-cell>
          <table:table-cell table:formula="of:=IF(ISBLANK([.O664]);IF(ISERROR([.B664]);&quot;Err:&quot;&amp;ORG.OPENOFFICE.ERRORTYPE([.B664])=[.M664];OR([.P664]=[.B664];IF(AND(ISNUMBER([.P664]);ISNUMBER([.B664]));OR(AND([.P664]=0;ABS([.B664])&lt;1E-307);&quot;&quot;&amp;[.B664]=&quot;&quot;&amp;[.P664]))));[.O664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0.769522030933364">
            <text:p>0.76952</text:p>
          </table:table-cell>
          <table:table-cell table:style-name="ce5" table:formula="of:=EXPONDIST([.C665];[.D665];[.E665])" office:value-type="float" office:value="0.769522030933364">
            <text:p>0.76952</text:p>
          </table:table-cell>
          <table:table-cell table:style-name="ce10" office:value-type="float" office:value="1223">
            <text:p>1223</text:p>
          </table:table-cell>
          <table:table-cell table:style-name="ce10" office:value-type="float" office:value="0.0012">
            <text:p>0.0012</text:p>
          </table:table-cell>
          <table:table-cell table:style-name="ce13" office:value-type="boolean" office:boolean-value="true">
            <text:p>TRUE</text:p>
          </table:table-cell>
          <table:table-cell table:style-name="ce10"/>
          <table:table-cell table:style-name="ce15" table:number-columns-repeated="3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665]);[.A665];[.M665])" office:value-type="float" office:value="0.769522030933364">
            <text:p>0.76952</text:p>
          </table:table-cell>
          <table:table-cell table:formula="of:=IF(ISBLANK([.O665]);IF(ISERROR([.B665]);&quot;Err:&quot;&amp;ORG.OPENOFFICE.ERRORTYPE([.B665])=[.M665];OR([.P665]=[.B665];IF(AND(ISNUMBER([.P665]);ISNUMBER([.B665]));OR(AND([.P665]=0;ABS([.B665])&lt;1E-307);&quot;&quot;&amp;[.B665]=&quot;&quot;&amp;[.P665]))));[.O665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0.000276573562879963">
            <text:p>0.00028</text:p>
          </table:table-cell>
          <table:table-cell table:style-name="ce5" table:formula="of:=EXPONDIST([.C666];[.D666];[.E666])" office:value-type="float" office:value="0.000276573562879963">
            <text:p>0.00028</text:p>
          </table:table-cell>
          <table:table-cell table:style-name="ce10" office:value-type="float" office:value="1223">
            <text:p>1223</text:p>
          </table:table-cell>
          <table:table-cell table:style-name="ce10" office:value-type="float" office:value="0.0012">
            <text:p>0.0012</text:p>
          </table:table-cell>
          <table:table-cell table:style-name="ce13" office:value-type="boolean" office:boolean-value="false">
            <text:p>FALSE</text:p>
          </table:table-cell>
          <table:table-cell table:style-name="ce10"/>
          <table:table-cell table:style-name="ce15" table:number-columns-repeated="3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666]);[.A666];[.M666])" office:value-type="float" office:value="0.000276573562879963">
            <text:p>0.00028</text:p>
          </table:table-cell>
          <table:table-cell table:formula="of:=IF(ISBLANK([.O666]);IF(ISERROR([.B666]);&quot;Err:&quot;&amp;ORG.OPENOFFICE.ERRORTYPE([.B666])=[.M666];OR([.P666]=[.B666];IF(AND(ISNUMBER([.P666]);ISNUMBER([.B666]));OR(AND([.P666]=0;ABS([.B666])&lt;1E-307);&quot;&quot;&amp;[.B666]=&quot;&quot;&amp;[.P666]))));[.O666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0.19562755841065">
            <text:p>0.19563</text:p>
          </table:table-cell>
          <table:table-cell table:style-name="ce5" table:formula="of:=EXPONDIST([.C667];[.D667];[.E667])" office:value-type="float" office:value="0.19562755841065">
            <text:p>0.19563</text:p>
          </table:table-cell>
          <table:table-cell table:style-name="ce10" office:value-type="float" office:value="1.1">
            <text:p>1.1</text:p>
          </table:table-cell>
          <table:table-cell table:style-name="ce10" office:value-type="float" office:value="2.2">
            <text:p>2.2</text:p>
          </table:table-cell>
          <table:table-cell table:style-name="ce13" office:value-type="boolean" office:boolean-value="false">
            <text:p>FALSE</text:p>
          </table:table-cell>
          <table:table-cell table:style-name="ce10"/>
          <table:table-cell table:style-name="ce15" table:number-columns-repeated="3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667]);[.A667];[.M667])" office:value-type="float" office:value="0.19562755841065">
            <text:p>0.19563</text:p>
          </table:table-cell>
          <table:table-cell table:formula="of:=IF(ISBLANK([.O667]);IF(ISERROR([.B667]);&quot;Err:&quot;&amp;ORG.OPENOFFICE.ERRORTYPE([.B667])=[.M667];OR([.P667]=[.B667];IF(AND(ISNUMBER([.P667]);ISNUMBER([.B667]));OR(AND([.P667]=0;ABS([.B667])&lt;1E-307);&quot;&quot;&amp;[.B667]=&quot;&quot;&amp;[.P667]))));[.O667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EXPONDIST([.C668];[.D668];[.E668])" office:value-type="float" office:value="0">
            <text:p>0</text:p>
          </table:table-cell>
          <table:table-cell table:style-name="ce10" office:value-type="float" office:value="-0.01">
            <text:p>-0.01</text:p>
          </table:table-cell>
          <table:table-cell table:style-name="ce10" office:value-type="float" office:value="2.2">
            <text:p>2.2</text:p>
          </table:table-cell>
          <table:table-cell table:style-name="ce13" office:value-type="boolean" office:boolean-value="false">
            <text:p>FALSE</text:p>
          </table:table-cell>
          <table:table-cell table:style-name="ce10"/>
          <table:table-cell table:style-name="ce15" table:number-columns-repeated="3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 office:value-type="float" office:value="0">
            <text:p>0</text:p>
          </table:table-cell>
          <table:table-cell table:style-name="ce5"/>
          <table:table-cell table:style-name="ce5"/>
          <table:table-cell table:formula="of:=IF(ISBLANK([.M668]);[.A668];[.M668])" office:value-type="float" office:value="0">
            <text:p>0</text:p>
          </table:table-cell>
          <table:table-cell table:formula="of:=IF(ISBLANK([.O668]);IF(ISERROR([.B668]);&quot;Err:&quot;&amp;ORG.OPENOFFICE.ERRORTYPE([.B668])=[.M668];OR([.P668]=[.B668];IF(AND(ISNUMBER([.P668]);ISNUMBER([.B668]));OR(AND([.P668]=0;ABS([.B668])&lt;1E-307);&quot;&quot;&amp;[.B668]=&quot;&quot;&amp;[.P668]))));[.O668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EXPONDIST([.C669];[.D669];[.E669])" office:value-type="float" office:value="0">
            <text:p>Err:502</text:p>
          </table:table-cell>
          <table:table-cell table:style-name="ce10" office:value-type="float" office:value="1.1">
            <text:p>1.1</text:p>
          </table:table-cell>
          <table:table-cell table:style-name="ce10" office:value-type="float" office:value="0">
            <text:p>0</text:p>
          </table:table-cell>
          <table:table-cell table:style-name="ce13" office:value-type="boolean" office:boolean-value="false">
            <text:p>FALSE</text:p>
          </table:table-cell>
          <table:table-cell table:style-name="ce10"/>
          <table:table-cell table:style-name="ce15" table:number-columns-repeated="3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5"/>
          <table:table-cell table:style-name="ce5"/>
          <table:table-cell table:formula="of:=IF(ISBLANK([.M669]);[.A669];[.M669])" office:value-type="string" office:string-value="Err:502">
            <text:p>Err:502</text:p>
          </table:table-cell>
          <table:table-cell table:formula="of:=IF(ISBLANK([.O669]);IF(ISERROR([.B669]);&quot;Err:&quot;&amp;ORG.OPENOFFICE.ERRORTYPE([.B669])=[.M669];OR([.P669]=[.B669];IF(AND(ISNUMBER([.P669]);ISNUMBER([.B669]));OR(AND([.P669]=0;ABS([.B669])&lt;1E-307);&quot;&quot;&amp;[.B669]=&quot;&quot;&amp;[.P669]))));[.O669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0" table:number-columns-repeated="4"/>
          <table:table-cell table:style-name="ce15" table:number-columns-repeated="3"/>
          <table:table-cell table:style-name="ce16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0.632120558828558">
            <text:p>0.63212</text:p>
          </table:table-cell>
          <table:table-cell table:style-name="ce5" table:formula="of:=WEIBULL([.C671];[.D671];[.E671];[.F671])" office:value-type="float" office:value="0.632120558828558">
            <text:p>0.6321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3" office:value-type="boolean" office:boolean-value="true">
            <text:p>TRUE</text:p>
          </table:table-cell>
          <table:table-cell table:style-name="ce15" table:number-columns-repeated="3"/>
          <table:table-cell table:style-name="ce16" office:value-type="float" office:value="4">
            <text:p>4</text:p>
          </table:table-cell>
          <table:table-cell table:style-name="ce5" office:value-type="string">
            <text:p>WEIBULL</text:p>
          </table:table-cell>
          <table:table-cell table:style-name="ce5" office:value-type="string">
            <text:p>WEIBULL</text:p>
          </table:table-cell>
          <table:table-cell table:style-name="ce18"/>
          <table:table-cell table:style-name="ce5"/>
          <table:table-cell table:style-name="ce5"/>
          <table:table-cell table:formula="of:=IF(ISBLANK([.M671]);[.A671];[.M671])" office:value-type="float" office:value="0.632120558828558">
            <text:p>0.63212</text:p>
          </table:table-cell>
          <table:table-cell table:formula="of:=IF(ISBLANK([.O671]);IF(ISERROR([.B671]);&quot;Err:&quot;&amp;ORG.OPENOFFICE.ERRORTYPE([.B671])=[.M671];OR([.P671]=[.B671];IF(AND(ISNUMBER([.P671]);ISNUMBER([.B671]));OR(AND([.P671]=0;ABS([.B671])&lt;1E-307);&quot;&quot;&amp;[.B671]=&quot;&quot;&amp;[.P671]))));[.O671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5" table:formula="of:=WEIBULL([.C672];[.D672];[.E672];[.F672])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1">
            <text:p>21</text:p>
          </table:table-cell>
          <table:table-cell table:style-name="ce10" office:value-type="float" office:value="321">
            <text:p>321</text:p>
          </table:table-cell>
          <table:table-cell table:style-name="ce13" office:value-type="boolean" office:boolean-value="false">
            <text:p>FALSE</text:p>
          </table:table-cell>
          <table:table-cell table:style-name="ce15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672]);[.A672];[.M672])" office:value-type="float" office:value="0">
            <text:p>0</text:p>
          </table:table-cell>
          <table:table-cell table:formula="of:=IF(ISBLANK([.O672]);IF(ISERROR([.B672]);&quot;Err:&quot;&amp;ORG.OPENOFFICE.ERRORTYPE([.B672])=[.M672];OR([.P672]=[.B672];IF(AND(ISNUMBER([.P672]);ISNUMBER([.B672]));OR(AND([.P672]=0;ABS([.B672])&lt;1E-307);&quot;&quot;&amp;[.B672]=&quot;&quot;&amp;[.P672]))));[.O672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0.10516068318563">
            <text:p>0.10516</text:p>
          </table:table-cell>
          <table:table-cell table:style-name="ce5" table:formula="of:=WEIBULL([.C673];[.D673];[.E673];[.F673])" office:value-type="float" office:value="0.10516068318563">
            <text:p>0.10516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3" office:value-type="boolean" office:boolean-value="true">
            <text:p>TRUE</text:p>
          </table:table-cell>
          <table:table-cell table:style-name="ce15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673]);[.A673];[.M673])" office:value-type="float" office:value="0.10516068318563">
            <text:p>0.10516</text:p>
          </table:table-cell>
          <table:table-cell table:formula="of:=IF(ISBLANK([.O673]);IF(ISERROR([.B673]);&quot;Err:&quot;&amp;ORG.OPENOFFICE.ERRORTYPE([.B673])=[.M673];OR([.P673]=[.B673];IF(AND(ISNUMBER([.P673]);ISNUMBER([.B673]));OR(AND([.P673]=0;ABS([.B673])&lt;1E-307);&quot;&quot;&amp;[.B673]=&quot;&quot;&amp;[.P673]))));[.O673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0.129399802992336">
            <text:p>0.12940</text:p>
          </table:table-cell>
          <table:table-cell table:style-name="ce5" table:formula="of:=WEIBULL([.C674];[.D674];[.E674];[.F674])" office:value-type="float" office:value="0.129399802992336">
            <text:p>0.12940</text:p>
          </table:table-cell>
          <table:table-cell table:style-name="ce10" office:value-type="float" office:value="1.1">
            <text:p>1.1</text:p>
          </table:table-cell>
          <table:table-cell table:style-name="ce10" office:value-type="float" office:value="2.2">
            <text:p>2.2</text:p>
          </table:table-cell>
          <table:table-cell table:style-name="ce10" office:value-type="float" office:value="3.7">
            <text:p>3.7</text:p>
          </table:table-cell>
          <table:table-cell table:style-name="ce13" office:value-type="boolean" office:boolean-value="false">
            <text:p>FALSE</text:p>
          </table:table-cell>
          <table:table-cell table:style-name="ce15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674]);[.A674];[.M674])" office:value-type="float" office:value="0.129399802992336">
            <text:p>0.12940</text:p>
          </table:table-cell>
          <table:table-cell table:formula="of:=IF(ISBLANK([.O674]);IF(ISERROR([.B674]);&quot;Err:&quot;&amp;ORG.OPENOFFICE.ERRORTYPE([.B674])=[.M674];OR([.P674]=[.B674];IF(AND(ISNUMBER([.P674]);ISNUMBER([.B674]));OR(AND([.P674]=0;ABS([.B674])&lt;1E-307);&quot;&quot;&amp;[.B674]=&quot;&quot;&amp;[.P674]))));[.O674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0.10516068318563">
            <text:p>0.10516</text:p>
          </table:table-cell>
          <table:table-cell table:style-name="ce5" table:formula="of:=WEIBULL([.C675];[.D675];[.E675];[.F675])" office:value-type="float" office:value="0.10516068318563">
            <text:p>0.10516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3" office:value-type="boolean" office:boolean-value="true">
            <text:p>TRUE</text:p>
          </table:table-cell>
          <table:table-cell table:style-name="ce15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675]);[.A675];[.M675])" office:value-type="float" office:value="0.10516068318563">
            <text:p>0.10516</text:p>
          </table:table-cell>
          <table:table-cell table:formula="of:=IF(ISBLANK([.O675]);IF(ISERROR([.B675]);&quot;Err:&quot;&amp;ORG.OPENOFFICE.ERRORTYPE([.B675])=[.M675];OR([.P675]=[.B675];IF(AND(ISNUMBER([.P675]);ISNUMBER([.B675]));OR(AND([.P675]=0;ABS([.B675])&lt;1E-307);&quot;&quot;&amp;[.B675]=&quot;&quot;&amp;[.P675]))));[.O675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0.129399802992336">
            <text:p>0.12940</text:p>
          </table:table-cell>
          <table:table-cell table:style-name="ce5" table:formula="of:=WEIBULL([.C676];[.D676];[.E676];[.F676])" office:value-type="float" office:value="0.129399802992336">
            <text:p>0.12940</text:p>
          </table:table-cell>
          <table:table-cell table:style-name="ce10" office:value-type="float" office:value="1.1">
            <text:p>1.1</text:p>
          </table:table-cell>
          <table:table-cell table:style-name="ce10" office:value-type="float" office:value="2.2">
            <text:p>2.2</text:p>
          </table:table-cell>
          <table:table-cell table:style-name="ce10" office:value-type="float" office:value="3.7">
            <text:p>3.7</text:p>
          </table:table-cell>
          <table:table-cell table:style-name="ce13" office:value-type="boolean" office:boolean-value="false">
            <text:p>FALSE</text:p>
          </table:table-cell>
          <table:table-cell table:style-name="ce15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676]);[.A676];[.M676])" office:value-type="float" office:value="0.129399802992336">
            <text:p>0.12940</text:p>
          </table:table-cell>
          <table:table-cell table:formula="of:=IF(ISBLANK([.O676]);IF(ISERROR([.B676]);&quot;Err:&quot;&amp;ORG.OPENOFFICE.ERRORTYPE([.B676])=[.M676];OR([.P676]=[.B676];IF(AND(ISNUMBER([.P676]);ISNUMBER([.B676]));OR(AND([.P676]=0;ABS([.B676])&lt;1E-307);&quot;&quot;&amp;[.B676]=&quot;&quot;&amp;[.P676]))));[.O676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0.929581390069277">
            <text:p>0.92958</text:p>
          </table:table-cell>
          <table:table-cell table:style-name="ce5" table:formula="of:=WEIBULL([.C677];[.D677];[.E677];[.F677])" office:value-type="float" office:value="0.929581390069277">
            <text:p>0.92958</text:p>
          </table:table-cell>
          <table:table-cell table:style-name="ce10" office:value-type="float" office:value="105">
            <text:p>105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100">
            <text:p>100</text:p>
          </table:table-cell>
          <table:table-cell table:style-name="ce13" office:value-type="boolean" office:boolean-value="true">
            <text:p>TRUE</text:p>
          </table:table-cell>
          <table:table-cell table:style-name="ce15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677]);[.A677];[.M677])" office:value-type="float" office:value="0.929581390069277">
            <text:p>0.92958</text:p>
          </table:table-cell>
          <table:table-cell table:formula="of:=IF(ISBLANK([.O677]);IF(ISERROR([.B677]);&quot;Err:&quot;&amp;ORG.OPENOFFICE.ERRORTYPE([.B677])=[.M677];OR([.P677]=[.B677];IF(AND(ISNUMBER([.P677]);ISNUMBER([.B677]));OR(AND([.P677]=0;ABS([.B677])&lt;1E-307);&quot;&quot;&amp;[.B677]=&quot;&quot;&amp;[.P677]))));[.O677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WEIBULL([.C678];[.D678];[.E678];[.F678])" office:value-type="float" office:value="0">
            <text:p>Err:502</text:p>
          </table:table-cell>
          <table:table-cell table:style-name="ce10" office:value-type="float" office:value="102">
            <text:p>10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13" office:value-type="boolean" office:boolean-value="false">
            <text:p>FALSE</text:p>
          </table:table-cell>
          <table:table-cell table:style-name="ce15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5"/>
          <table:table-cell table:style-name="ce5"/>
          <table:table-cell table:formula="of:=IF(ISBLANK([.M678]);[.A678];[.M678])" office:value-type="string" office:string-value="Err:502">
            <text:p>Err:502</text:p>
          </table:table-cell>
          <table:table-cell table:formula="of:=IF(ISBLANK([.O678]);IF(ISERROR([.B678]);&quot;Err:&quot;&amp;ORG.OPENOFFICE.ERRORTYPE([.B678])=[.M678];OR([.P678]=[.B678];IF(AND(ISNUMBER([.P678]);ISNUMBER([.B678]));OR(AND([.P678]=0;ABS([.B678])&lt;1E-307);&quot;&quot;&amp;[.B678]=&quot;&quot;&amp;[.P678]))));[.O678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WEIBULL([.C679];[.D679];[.E679];[.F679])" office:value-type="float" office:value="0">
            <text:p>Err:502</text:p>
          </table:table-cell>
          <table:table-cell table:style-name="ce10" office:value-type="float" office:value="105">
            <text:p>105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-1">
            <text:p>-1</text:p>
          </table:table-cell>
          <table:table-cell table:style-name="ce13" office:value-type="boolean" office:boolean-value="true">
            <text:p>TRUE</text:p>
          </table:table-cell>
          <table:table-cell table:style-name="ce15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5"/>
          <table:table-cell table:style-name="ce5"/>
          <table:table-cell table:formula="of:=IF(ISBLANK([.M679]);[.A679];[.M679])" office:value-type="string" office:string-value="Err:502">
            <text:p>Err:502</text:p>
          </table:table-cell>
          <table:table-cell table:formula="of:=IF(ISBLANK([.O679]);IF(ISERROR([.B679]);&quot;Err:&quot;&amp;ORG.OPENOFFICE.ERRORTYPE([.B679])=[.M679];OR([.P679]=[.B679];IF(AND(ISNUMBER([.P679]);ISNUMBER([.B679]));OR(AND([.P679]=0;ABS([.B679])&lt;1E-307);&quot;&quot;&amp;[.B679]=&quot;&quot;&amp;[.P679]))));[.O679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WEIBULL([.C680];[.D680];[.E680];[.F680])" office:value-type="float" office:value="0">
            <text:p>Err:502</text:p>
          </table:table-cell>
          <table:table-cell table:style-name="ce10" office:value-type="float" office:value="-0.01">
            <text:p>-0.01</text:p>
          </table:table-cell>
          <table:table-cell table:style-name="ce10" office:value-type="float" office:value="30">
            <text:p>30</text:p>
          </table:table-cell>
          <table:table-cell table:style-name="ce10" office:value-type="float" office:value="100">
            <text:p>100</text:p>
          </table:table-cell>
          <table:table-cell table:style-name="ce13" office:value-type="boolean" office:boolean-value="false">
            <text:p>FALSE</text:p>
          </table:table-cell>
          <table:table-cell table:style-name="ce15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5" office:value-type="string">
            <office:annotation draw:style-name="gr1" draw:text-style-name="P1" svg:width="3.553cm" svg:height="2.649cm" svg:x="36.186cm" svg:y="311.395cm" draw:caption-point-x="4.035cm" draw:caption-point-y="7.434cm">
              <dc:date>2007-11-27T00:00:00</dc:date>
              <text:p text:style-name="P1"><text:span text:style-name="T1">Samsonov:</text:span></text:p>
              <text:p text:style-name="P1"><text:span text:style-name="T2">Precision problem</text:span></text:p>
            </office:annotation>
            <text:p>long</text:p>
          </table:table-cell>
          <table:table-cell table:style-name="ce5"/>
          <table:table-cell table:formula="of:=IF(ISBLANK([.M680]);[.A680];[.M680])" office:value-type="string" office:string-value="Err:502">
            <text:p>Err:502</text:p>
          </table:table-cell>
          <table:table-cell table:formula="of:=IF(ISBLANK([.O680]);IF(ISERROR([.B680]);&quot;Err:&quot;&amp;ORG.OPENOFFICE.ERRORTYPE([.B680])=[.M680];OR([.P680]=[.B680];IF(AND(ISNUMBER([.P680]);ISNUMBER([.B680]));OR(AND([.P680]=0;ABS([.B680])&lt;1E-307);&quot;&quot;&amp;[.B680]=&quot;&quot;&amp;[.P680]))));[.O680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0" table:number-columns-repeated="4"/>
          <table:table-cell table:style-name="ce15" table:number-columns-repeated="3"/>
          <table:table-cell table:style-name="ce16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0.867300527694053">
            <text:p>0.86730</text:p>
          </table:table-cell>
          <table:table-cell table:style-name="ce5" table:formula="of:=FISHER([.C682])" office:value-type="float" office:value="0.867300527694053">
            <text:p>0.86730</text:p>
          </table:table-cell>
          <table:table-cell table:style-name="ce10" office:value-type="float" office:value="0.7">
            <text:p>0.7</text:p>
          </table:table-cell>
          <table:table-cell table:style-name="ce10" table:number-columns-repeated="3"/>
          <table:table-cell table:style-name="ce15" table:number-columns-repeated="3"/>
          <table:table-cell table:style-name="ce16" office:value-type="float" office:value="1">
            <text:p>1</text:p>
          </table:table-cell>
          <table:table-cell table:style-name="ce5" office:value-type="string">
            <text:p>FISHER</text:p>
          </table:table-cell>
          <table:table-cell table:style-name="ce5" office:value-type="string">
            <text:p>FISHER</text:p>
          </table:table-cell>
          <table:table-cell table:style-name="ce18"/>
          <table:table-cell table:style-name="ce5"/>
          <table:table-cell table:style-name="ce5"/>
          <table:table-cell table:formula="of:=IF(ISBLANK([.M682]);[.A682];[.M682])" office:value-type="float" office:value="0.867300527694053">
            <text:p>0.86730</text:p>
          </table:table-cell>
          <table:table-cell table:formula="of:=IF(ISBLANK([.O682]);IF(ISERROR([.B682]);&quot;Err:&quot;&amp;ORG.OPENOFFICE.ERRORTYPE([.B682])=[.M682];OR([.P682]=[.B682];IF(AND(ISNUMBER([.P682]);ISNUMBER([.B682]));OR(AND([.P682]=0;ABS([.B682])&lt;1E-307);&quot;&quot;&amp;[.B682]=&quot;&quot;&amp;[.P682]))));[.O682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5" table:formula="of:=FISHER([.C683])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3"/>
          <table:table-cell table:style-name="ce15" table:number-columns-repeated="3"/>
          <table:table-cell table:style-name="ce16" office:value-type="float" office:value="1">
            <text:p>1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683]);[.A683];[.M683])" office:value-type="float" office:value="0">
            <text:p>0</text:p>
          </table:table-cell>
          <table:table-cell table:formula="of:=IF(ISBLANK([.O683]);IF(ISERROR([.B683]);&quot;Err:&quot;&amp;ORG.OPENOFFICE.ERRORTYPE([.B683])=[.M683];OR([.P683]=[.B683];IF(AND(ISNUMBER([.P683]);ISNUMBER([.B683]));OR(AND([.P683]=0;ABS([.B683])&lt;1E-307);&quot;&quot;&amp;[.B683]=&quot;&quot;&amp;[.P683]))));[.O683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3.8002011672502">
            <text:p>3.80020</text:p>
          </table:table-cell>
          <table:table-cell table:style-name="ce5" table:formula="of:=FISHER([.C684])" office:value-type="float" office:value="3.8002011672502">
            <text:p>3.80020</text:p>
          </table:table-cell>
          <table:table-cell table:style-name="ce10" office:value-type="float" office:value="0.999">
            <text:p>0.999</text:p>
          </table:table-cell>
          <table:table-cell table:style-name="ce10" table:number-columns-repeated="3"/>
          <table:table-cell table:style-name="ce15" table:number-columns-repeated="3"/>
          <table:table-cell table:style-name="ce16" office:value-type="float" office:value="1">
            <text:p>1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684]);[.A684];[.M684])" office:value-type="float" office:value="3.8002011672502">
            <text:p>3.80020</text:p>
          </table:table-cell>
          <table:table-cell table:formula="of:=IF(ISBLANK([.O684]);IF(ISERROR([.B684]);&quot;Err:&quot;&amp;ORG.OPENOFFICE.ERRORTYPE([.B684])=[.M684];OR([.P684]=[.B684];IF(AND(ISNUMBER([.P684]);ISNUMBER([.B684]));OR(AND([.P684]=0;ABS([.B684])&lt;1E-307);&quot;&quot;&amp;[.B684]=&quot;&quot;&amp;[.P684]))));[.O684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0.0100003333533348">
            <text:p>0.01000</text:p>
          </table:table-cell>
          <table:table-cell table:style-name="ce5" table:formula="of:=FISHER([.C685])" office:value-type="float" office:value="0.0100003333533348">
            <text:p>0.01000</text:p>
          </table:table-cell>
          <table:table-cell table:style-name="ce10" office:value-type="float" office:value="0.01">
            <text:p>0.01</text:p>
          </table:table-cell>
          <table:table-cell table:style-name="ce10" table:number-columns-repeated="3"/>
          <table:table-cell table:style-name="ce15" table:number-columns-repeated="3"/>
          <table:table-cell table:style-name="ce16" office:value-type="float" office:value="1">
            <text:p>1</text:p>
          </table:table-cell>
          <table:table-cell table:style-name="ce5" table:number-columns-repeated="2"/>
          <table:table-cell table:style-name="ce18"/>
          <table:table-cell table:style-name="ce5" office:value-type="string">
            <office:annotation draw:style-name="gr1" draw:text-style-name="P1" svg:width="3.553cm" svg:height="2.89cm" svg:x="36.186cm" svg:y="313.704cm" draw:caption-point-x="4.035cm" draw:caption-point-y="7.459cm">
              <dc:date>2007-11-27T00:00:00</dc:date>
              <text:p text:style-name="P1"><text:span text:style-name="T1">Samsonov:</text:span></text:p>
              <text:p text:style-name="P1"><text:span text:style-name="T2">Precision problem</text:span></text:p>
            </office:annotation>
            <text:p>bigdecimal</text:p>
          </table:table-cell>
          <table:table-cell table:style-name="ce5"/>
          <table:table-cell table:formula="of:=IF(ISBLANK([.M685]);[.A685];[.M685])" office:value-type="float" office:value="0.0100003333533348">
            <text:p>0.01000</text:p>
          </table:table-cell>
          <table:table-cell table:formula="of:=IF(ISBLANK([.O685]);IF(ISERROR([.B685]);&quot;Err:&quot;&amp;ORG.OPENOFFICE.ERRORTYPE([.B685])=[.M685];OR([.P685]=[.B685];IF(AND(ISNUMBER([.P685]);ISNUMBER([.B685]));OR(AND([.P685]=0;ABS([.B685])&lt;1E-307);&quot;&quot;&amp;[.B685]=&quot;&quot;&amp;[.P685]))));[.O685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0.549306144334055">
            <text:p>0.54931</text:p>
          </table:table-cell>
          <table:table-cell table:style-name="ce5" table:formula="of:=FISHER([.C686])" office:value-type="float" office:value="0.549306144334055">
            <text:p>0.54931</text:p>
          </table:table-cell>
          <table:table-cell table:style-name="ce10" office:value-type="float" office:value="0.5">
            <text:p>0.5</text:p>
          </table:table-cell>
          <table:table-cell table:style-name="ce10" table:number-columns-repeated="3"/>
          <table:table-cell table:style-name="ce15" table:number-columns-repeated="3"/>
          <table:table-cell table:style-name="ce16" office:value-type="float" office:value="1">
            <text:p>1</text:p>
          </table:table-cell>
          <table:table-cell table:style-name="ce5" table:number-columns-repeated="2"/>
          <table:table-cell table:style-name="ce18"/>
          <table:table-cell table:style-name="ce5" office:value-type="string">
            <office:annotation draw:style-name="gr1" draw:text-style-name="P1" svg:width="3.553cm" svg:height="2.89cm" svg:x="36.186cm" svg:y="314.175cm" draw:caption-point-x="4.035cm" draw:caption-point-y="7.459cm">
              <dc:date>2007-11-27T00:00:00</dc:date>
              <text:p text:style-name="P1"><text:span text:style-name="T1">Samsonov:</text:span></text:p>
              <text:p text:style-name="P1"><text:span text:style-name="T2">Precision problem</text:span></text:p>
            </office:annotation>
            <text:p>bigdecimal</text:p>
          </table:table-cell>
          <table:table-cell table:style-name="ce5"/>
          <table:table-cell table:formula="of:=IF(ISBLANK([.M686]);[.A686];[.M686])" office:value-type="float" office:value="0.549306144334055">
            <text:p>0.54931</text:p>
          </table:table-cell>
          <table:table-cell table:formula="of:=IF(ISBLANK([.O686]);IF(ISERROR([.B686]);&quot;Err:&quot;&amp;ORG.OPENOFFICE.ERRORTYPE([.B686])=[.M686];OR([.P686]=[.B686];IF(AND(ISNUMBER([.P686]);ISNUMBER([.B686]));OR(AND([.P686]=0;ABS([.B686])&lt;1E-307);&quot;&quot;&amp;[.B686]=&quot;&quot;&amp;[.P686]))));[.O686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-0.549306144334055">
            <text:p>-0.54931</text:p>
          </table:table-cell>
          <table:table-cell table:style-name="ce5" table:formula="of:=FISHER([.C687])" office:value-type="float" office:value="-0.549306144334055">
            <text:p>-0.54931</text:p>
          </table:table-cell>
          <table:table-cell table:style-name="ce10" office:value-type="float" office:value="-0.5">
            <text:p>-0.5</text:p>
          </table:table-cell>
          <table:table-cell table:style-name="ce10" table:number-columns-repeated="3"/>
          <table:table-cell table:style-name="ce15" table:number-columns-repeated="3"/>
          <table:table-cell table:style-name="ce16" office:value-type="float" office:value="1">
            <text:p>1</text:p>
          </table:table-cell>
          <table:table-cell table:style-name="ce5" table:number-columns-repeated="2"/>
          <table:table-cell table:style-name="ce18"/>
          <table:table-cell table:style-name="ce5" office:value-type="string">
            <office:annotation draw:style-name="gr1" draw:text-style-name="P1" svg:width="3.553cm" svg:height="2.863cm" svg:x="36.186cm" svg:y="314.646cm" draw:caption-point-x="4.035cm" draw:caption-point-y="7.459cm">
              <dc:date>2007-11-27T00:00:00</dc:date>
              <text:p text:style-name="P1"><text:span text:style-name="T1">Samsonov:</text:span></text:p>
              <text:p text:style-name="P1"><text:span text:style-name="T2">Precision problem</text:span></text:p>
            </office:annotation>
            <text:p>bigdecimal</text:p>
          </table:table-cell>
          <table:table-cell table:style-name="ce5"/>
          <table:table-cell table:formula="of:=IF(ISBLANK([.M687]);[.A687];[.M687])" office:value-type="float" office:value="-0.549306144334055">
            <text:p>-0.54931</text:p>
          </table:table-cell>
          <table:table-cell table:formula="of:=IF(ISBLANK([.O687]);IF(ISERROR([.B687]);&quot;Err:&quot;&amp;ORG.OPENOFFICE.ERRORTYPE([.B687])=[.M687];OR([.P687]=[.B687];IF(AND(ISNUMBER([.P687]);ISNUMBER([.B687]));OR(AND([.P687]=0;ABS([.B687])&lt;1E-307);&quot;&quot;&amp;[.B687]=&quot;&quot;&amp;[.P687]))));[.O687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0.238417017362371">
            <text:p>0.23842</text:p>
          </table:table-cell>
          <table:table-cell table:style-name="ce5" table:formula="of:=FISHER([.C688])" office:value-type="float" office:value="0.238417017362371">
            <text:p>0.23842</text:p>
          </table:table-cell>
          <table:table-cell table:style-name="ce10" office:value-type="float" office:value="0.234">
            <text:p>0.234</text:p>
          </table:table-cell>
          <table:table-cell table:style-name="ce10" table:number-columns-repeated="3"/>
          <table:table-cell table:style-name="ce15" table:number-columns-repeated="3"/>
          <table:table-cell table:style-name="ce16" office:value-type="float" office:value="1">
            <text:p>1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688]);[.A688];[.M688])" office:value-type="float" office:value="0.238417017362371">
            <text:p>0.23842</text:p>
          </table:table-cell>
          <table:table-cell table:formula="of:=IF(ISBLANK([.O688]);IF(ISERROR([.B688]);&quot;Err:&quot;&amp;ORG.OPENOFFICE.ERRORTYPE([.B688])=[.M688];OR([.P688]=[.B688];IF(AND(ISNUMBER([.P688]);ISNUMBER([.B688]));OR(AND([.P688]=0;ABS([.B688])&lt;1E-307);&quot;&quot;&amp;[.B688]=&quot;&quot;&amp;[.P688]))));[.O688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FISHER([.C689])" office:value-type="float" office:value="0">
            <text:p>Err:502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3"/>
          <table:table-cell table:style-name="ce15" table:number-columns-repeated="3"/>
          <table:table-cell table:style-name="ce16" office:value-type="float" office:value="1">
            <text:p>1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5"/>
          <table:table-cell table:style-name="ce5"/>
          <table:table-cell table:formula="of:=IF(ISBLANK([.M689]);[.A689];[.M689])" office:value-type="string" office:string-value="Err:502">
            <text:p>Err:502</text:p>
          </table:table-cell>
          <table:table-cell table:formula="of:=IF(ISBLANK([.O689]);IF(ISERROR([.B689]);&quot;Err:&quot;&amp;ORG.OPENOFFICE.ERRORTYPE([.B689])=[.M689];OR([.P689]=[.B689];IF(AND(ISNUMBER([.P689]);ISNUMBER([.B689]));OR(AND([.P689]=0;ABS([.B689])&lt;1E-307);&quot;&quot;&amp;[.B689]=&quot;&quot;&amp;[.P689]))));[.O689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FISHER([.C690])" office:value-type="float" office:value="0">
            <text:p>Err:502</text:p>
          </table:table-cell>
          <table:table-cell table:style-name="ce10" office:value-type="float" office:value="1.2">
            <text:p>1.2</text:p>
          </table:table-cell>
          <table:table-cell table:style-name="ce10" table:number-columns-repeated="3"/>
          <table:table-cell table:style-name="ce15" table:number-columns-repeated="3"/>
          <table:table-cell table:style-name="ce16" office:value-type="float" office:value="1">
            <text:p>1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5"/>
          <table:table-cell table:style-name="ce5"/>
          <table:table-cell table:formula="of:=IF(ISBLANK([.M690]);[.A690];[.M690])" office:value-type="string" office:string-value="Err:502">
            <text:p>Err:502</text:p>
          </table:table-cell>
          <table:table-cell table:formula="of:=IF(ISBLANK([.O690]);IF(ISERROR([.B690]);&quot;Err:&quot;&amp;ORG.OPENOFFICE.ERRORTYPE([.B690])=[.M690];OR([.P690]=[.B690];IF(AND(ISNUMBER([.P690]);ISNUMBER([.B690]));OR(AND([.P690]=0;ABS([.B690])&lt;1E-307);&quot;&quot;&amp;[.B690]=&quot;&quot;&amp;[.P690]))));[.O690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FISHER([.C691])" office:value-type="float" office:value="0">
            <text:p>Err:502</text:p>
          </table:table-cell>
          <table:table-cell table:style-name="ce10" office:value-type="float" office:value="-1">
            <text:p>-1</text:p>
          </table:table-cell>
          <table:table-cell table:style-name="ce10" table:number-columns-repeated="3"/>
          <table:table-cell table:style-name="ce15" table:number-columns-repeated="3"/>
          <table:table-cell table:style-name="ce16" office:value-type="float" office:value="1">
            <text:p>1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5"/>
          <table:table-cell table:style-name="ce5"/>
          <table:table-cell table:formula="of:=IF(ISBLANK([.M691]);[.A691];[.M691])" office:value-type="string" office:string-value="Err:502">
            <text:p>Err:502</text:p>
          </table:table-cell>
          <table:table-cell table:formula="of:=IF(ISBLANK([.O691]);IF(ISERROR([.B691]);&quot;Err:&quot;&amp;ORG.OPENOFFICE.ERRORTYPE([.B691])=[.M691];OR([.P691]=[.B691];IF(AND(ISNUMBER([.P691]);ISNUMBER([.B691]));OR(AND([.P691]=0;ABS([.B691])&lt;1E-307);&quot;&quot;&amp;[.B691]=&quot;&quot;&amp;[.P691]))));[.O691])" office:value-type="boolean" office:boolean-value="true">
            <text:p>TRUE</text:p>
          </table:table-cell>
          <table:table-cell table:style-name="ce21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0" table:number-columns-repeated="4"/>
          <table:table-cell table:style-name="ce15" table:number-columns-repeated="3"/>
          <table:table-cell table:style-name="ce16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5" table:formula="of:=SUMX2MY2([.C693:.E693];[.F693:.H693])" office:value-type="float" office:value="12">
            <text:p>1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office:value-type="string">
            <text:p>SUMX2MY2</text:p>
          </table:table-cell>
          <table:table-cell table:style-name="ce5" office:value-type="string">
            <text:p>SUMX2MY2</text:p>
          </table:table-cell>
          <table:table-cell table:style-name="ce18"/>
          <table:table-cell table:style-name="ce5"/>
          <table:table-cell table:style-name="ce5"/>
          <table:table-cell table:formula="of:=IF(ISBLANK([.M693]);[.A693];[.M693])" office:value-type="float" office:value="12">
            <text:p>12</text:p>
          </table:table-cell>
          <table:table-cell table:formula="of:=IF(ISBLANK([.O693]);IF(ISERROR([.B693]);&quot;Err:&quot;&amp;ORG.OPENOFFICE.ERRORTYPE([.B693])=[.M693];OR([.P693]=[.B693];IF(AND(ISNUMBER([.P693]);ISNUMBER([.B693]));OR(AND([.P693]=0;ABS([.B693])&lt;1E-307);&quot;&quot;&amp;[.B693]=&quot;&quot;&amp;[.P693]))));[.O693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9.96">
            <text:p>9.96</text:p>
          </table:table-cell>
          <table:table-cell table:style-name="ce5" table:formula="of:=SUMX2MY2([.C694:.E694];[.F694:.H694])" office:value-type="float" office:value="9.96">
            <text:p>9.96</text:p>
          </table:table-cell>
          <table:table-cell table:style-name="ce10" office:value-type="float" office:value="2.2">
            <text:p>2.2</text:p>
          </table:table-cell>
          <table:table-cell table:style-name="ce10" office:value-type="float" office:value="-3.4">
            <text:p>-3.4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.8">
            <text:p>3.8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694]);[.A694];[.M694])" office:value-type="float" office:value="9.96">
            <text:p>9.96</text:p>
          </table:table-cell>
          <table:table-cell table:formula="of:=IF(ISBLANK([.O694]);IF(ISERROR([.B694]);&quot;Err:&quot;&amp;ORG.OPENOFFICE.ERRORTYPE([.B694])=[.M694];OR([.P694]=[.B694];IF(AND(ISNUMBER([.P694]);ISNUMBER([.B694]));OR(AND([.P694]=0;ABS([.B694])&lt;1E-307);&quot;&quot;&amp;[.B694]=&quot;&quot;&amp;[.P694]))));[.O69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0" table:number-columns-repeated="7"/>
          <table:table-cell table:style-name="ce16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NA</text:p>
          </table:table-cell>
          <table:table-cell table:style-name="ce5" table:formula="of:=SUMX2MY2([.C696:.E696];[.F696:.G696])" office:value-type="float" office:value="0">
            <text:p>#VALUE!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2"/>
          <table:table-cell table:style-name="ce16" office:value-type="float" office:value="5">
            <text:p>5</text:p>
          </table:table-cell>
          <table:table-cell table:style-name="ce5" table:number-columns-repeated="2"/>
          <table:table-cell table:style-name="ce18" office:value-type="string">
            <text:p>Err:519</text:p>
          </table:table-cell>
          <table:table-cell table:style-name="ce5"/>
          <table:table-cell table:style-name="ce5"/>
          <table:table-cell table:formula="of:=IF(ISBLANK([.M696]);[.A696];[.M696])" office:value-type="string" office:string-value="Err:519">
            <text:p>Err:519</text:p>
          </table:table-cell>
          <table:table-cell table:formula="of:=IF(ISBLANK([.O696]);IF(ISERROR([.B696]);&quot;Err:&quot;&amp;ORG.OPENOFFICE.ERRORTYPE([.B696])=[.M696];OR([.P696]=[.B696];IF(AND(ISNUMBER([.P696]);ISNUMBER([.B696]));OR(AND([.P696]=0;ABS([.B696])&lt;1E-307);&quot;&quot;&amp;[.B696]=&quot;&quot;&amp;[.P696]))));[.O69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0" table:number-columns-repeated="7"/>
          <table:table-cell table:style-name="ce16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46">
            <text:p>46</text:p>
          </table:table-cell>
          <table:table-cell table:style-name="ce5" table:formula="of:=SUMX2PY2([.C698:.E698];[.F698:.H698])" office:value-type="float" office:value="46">
            <text:p>46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office:value-type="string">
            <text:p>SUMX2PY2</text:p>
          </table:table-cell>
          <table:table-cell table:style-name="ce5" office:value-type="string">
            <text:p>SUMX2PY2</text:p>
          </table:table-cell>
          <table:table-cell table:style-name="ce18"/>
          <table:table-cell table:style-name="ce5"/>
          <table:table-cell table:style-name="ce5"/>
          <table:table-cell table:formula="of:=IF(ISBLANK([.M698]);[.A698];[.M698])" office:value-type="float" office:value="46">
            <text:p>46</text:p>
          </table:table-cell>
          <table:table-cell table:formula="of:=IF(ISBLANK([.O698]);IF(ISERROR([.B698]);&quot;Err:&quot;&amp;ORG.OPENOFFICE.ERRORTYPE([.B698])=[.M698];OR([.P698]=[.B698];IF(AND(ISNUMBER([.P698]);ISNUMBER([.B698]));OR(AND([.P698]=0;ABS([.B698])&lt;1E-307);&quot;&quot;&amp;[.B698]=&quot;&quot;&amp;[.P698]))));[.O69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54.84">
            <text:p>54.84</text:p>
          </table:table-cell>
          <table:table-cell table:style-name="ce5" table:formula="of:=SUMX2PY2([.C699:.E699];[.F699:.H699])" office:value-type="float" office:value="54.84">
            <text:p>54.84</text:p>
          </table:table-cell>
          <table:table-cell table:style-name="ce10" office:value-type="float" office:value="2.2">
            <text:p>2.2</text:p>
          </table:table-cell>
          <table:table-cell table:style-name="ce10" office:value-type="float" office:value="-3.4">
            <text:p>-3.4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.8">
            <text:p>3.8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699]);[.A699];[.M699])" office:value-type="float" office:value="54.84">
            <text:p>54.84</text:p>
          </table:table-cell>
          <table:table-cell table:formula="of:=IF(ISBLANK([.O699]);IF(ISERROR([.B699]);&quot;Err:&quot;&amp;ORG.OPENOFFICE.ERRORTYPE([.B699])=[.M699];OR([.P699]=[.B699];IF(AND(ISNUMBER([.P699]);ISNUMBER([.B699]));OR(AND([.P699]=0;ABS([.B699])&lt;1E-307);&quot;&quot;&amp;[.B699]=&quot;&quot;&amp;[.P699]))));[.O69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0" table:number-columns-repeated="7"/>
          <table:table-cell table:style-name="ce16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NA</text:p>
          </table:table-cell>
          <table:table-cell table:style-name="ce5" table:formula="of:=SUMX2PY2([.C701:.E701];[.F701:.G701])" office:value-type="float" office:value="0">
            <text:p>#VALUE!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2"/>
          <table:table-cell table:style-name="ce16" office:value-type="float" office:value="5">
            <text:p>5</text:p>
          </table:table-cell>
          <table:table-cell table:style-name="ce5" table:number-columns-repeated="2"/>
          <table:table-cell table:style-name="ce18" office:value-type="string">
            <text:p>Err:519</text:p>
          </table:table-cell>
          <table:table-cell table:style-name="ce5"/>
          <table:table-cell table:style-name="ce5"/>
          <table:table-cell table:formula="of:=IF(ISBLANK([.M701]);[.A701];[.M701])" office:value-type="string" office:string-value="Err:519">
            <text:p>Err:519</text:p>
          </table:table-cell>
          <table:table-cell table:formula="of:=IF(ISBLANK([.O701]);IF(ISERROR([.B701]);&quot;Err:&quot;&amp;ORG.OPENOFFICE.ERRORTYPE([.B701])=[.M701];OR([.P701]=[.B701];IF(AND(ISNUMBER([.P701]);ISNUMBER([.B701]));OR(AND([.P701]=0;ABS([.B701])&lt;1E-307);&quot;&quot;&amp;[.B701]=&quot;&quot;&amp;[.P701]))));[.O70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0" table:number-columns-repeated="7"/>
          <table:table-cell table:style-name="ce16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table:formula="of:=SUMXMY2([.C703:.E703];[.F703:.H703])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office:value-type="string">
            <text:p>SUMXMY2</text:p>
          </table:table-cell>
          <table:table-cell table:style-name="ce5" office:value-type="string">
            <text:p>SUMXMY2</text:p>
          </table:table-cell>
          <table:table-cell table:style-name="ce18"/>
          <table:table-cell table:style-name="ce5"/>
          <table:table-cell table:style-name="ce5"/>
          <table:table-cell table:formula="of:=IF(ISBLANK([.M703]);[.A703];[.M703])" office:value-type="float" office:value="2">
            <text:p>2</text:p>
          </table:table-cell>
          <table:table-cell table:formula="of:=IF(ISBLANK([.O703]);IF(ISERROR([.B703]);&quot;Err:&quot;&amp;ORG.OPENOFFICE.ERRORTYPE([.B703])=[.M703];OR([.P703]=[.B703];IF(AND(ISNUMBER([.P703]);ISNUMBER([.B703]));OR(AND([.P703]=0;ABS([.B703])&lt;1E-307);&quot;&quot;&amp;[.B703]=&quot;&quot;&amp;[.P703]))));[.O703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29.24">
            <text:p>29.24</text:p>
          </table:table-cell>
          <table:table-cell table:style-name="ce5" table:formula="of:=SUMXMY2([.C704:.E704];[.F704:.H704])" office:value-type="float" office:value="29.24">
            <text:p>29.24</text:p>
          </table:table-cell>
          <table:table-cell table:style-name="ce10" office:value-type="float" office:value="2.2">
            <text:p>2.2</text:p>
          </table:table-cell>
          <table:table-cell table:style-name="ce10" office:value-type="float" office:value="-3.4">
            <text:p>-3.4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.8">
            <text:p>3.8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704]);[.A704];[.M704])" office:value-type="float" office:value="29.24">
            <text:p>29.24</text:p>
          </table:table-cell>
          <table:table-cell table:formula="of:=IF(ISBLANK([.O704]);IF(ISERROR([.B704]);&quot;Err:&quot;&amp;ORG.OPENOFFICE.ERRORTYPE([.B704])=[.M704];OR([.P704]=[.B704];IF(AND(ISNUMBER([.P704]);ISNUMBER([.B704]));OR(AND([.P704]=0;ABS([.B704])&lt;1E-307);&quot;&quot;&amp;[.B704]=&quot;&quot;&amp;[.P704]))));[.O70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0" table:number-columns-repeated="7"/>
          <table:table-cell table:style-name="ce16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NA</text:p>
          </table:table-cell>
          <table:table-cell table:style-name="ce5" table:formula="of:=SUMXMY2([.C706:.E706];[.F706:.G706])" office:value-type="float" office:value="0">
            <text:p>#VALUE!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2"/>
          <table:table-cell table:style-name="ce16" office:value-type="float" office:value="5">
            <text:p>5</text:p>
          </table:table-cell>
          <table:table-cell table:style-name="ce5" table:number-columns-repeated="2"/>
          <table:table-cell table:style-name="ce18" office:value-type="string">
            <text:p>Err:519</text:p>
          </table:table-cell>
          <table:table-cell table:style-name="ce5"/>
          <table:table-cell table:style-name="ce5"/>
          <table:table-cell table:formula="of:=IF(ISBLANK([.M706]);[.A706];[.M706])" office:value-type="string" office:string-value="Err:519">
            <text:p>Err:519</text:p>
          </table:table-cell>
          <table:table-cell table:formula="of:=IF(ISBLANK([.O706]);IF(ISERROR([.B706]);&quot;Err:&quot;&amp;ORG.OPENOFFICE.ERRORTYPE([.B706])=[.M706];OR([.P706]=[.B706];IF(AND(ISNUMBER([.P706]);ISNUMBER([.B706]));OR(AND([.P706]=0;ABS([.B706])&lt;1E-307);&quot;&quot;&amp;[.B706]=&quot;&quot;&amp;[.P706]))));[.O70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0" table:number-columns-repeated="7"/>
          <table:table-cell table:style-name="ce16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5" table:formula="of:=STDEVPA([.C708])" office:value-type="float" office:value="0">
            <text:p>0</text:p>
          </table:table-cell>
          <table:table-cell table:style-name="ce10" office:value-type="float" office:value="2.3">
            <text:p>2.3</text:p>
          </table:table-cell>
          <table:table-cell table:style-name="ce10" table:number-columns-repeated="6"/>
          <table:table-cell table:style-name="ce16" office:value-type="float" office:value="1">
            <text:p>1</text:p>
          </table:table-cell>
          <table:table-cell table:style-name="ce5" office:value-type="string">
            <text:p>STDEVPA</text:p>
          </table:table-cell>
          <table:table-cell table:style-name="ce5" office:value-type="string">
            <text:p>STDEVPA</text:p>
          </table:table-cell>
          <table:table-cell table:style-name="ce18"/>
          <table:table-cell table:style-name="ce5"/>
          <table:table-cell table:style-name="ce5"/>
          <table:table-cell table:formula="of:=IF(ISBLANK([.M708]);[.A708];[.M708])" office:value-type="float" office:value="0">
            <text:p>0</text:p>
          </table:table-cell>
          <table:table-cell table:formula="of:=IF(ISBLANK([.O708]);IF(ISERROR([.B708]);&quot;Err:&quot;&amp;ORG.OPENOFFICE.ERRORTYPE([.B708])=[.M708];OR([.P708]=[.B708];IF(AND(ISNUMBER([.P708]);ISNUMBER([.B708]));OR(AND([.P708]=0;ABS([.B708])&lt;1E-307);&quot;&quot;&amp;[.B708]=&quot;&quot;&amp;[.P708]))));[.O70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0" table:number-columns-repeated="7"/>
          <table:table-cell table:style-name="ce16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.4142135623731">
            <text:p>1.41421</text:p>
          </table:table-cell>
          <table:table-cell table:style-name="ce5" table:formula="of:=STDEVPA([.C710:.F710])" office:value-type="float" office:value="1.4142135623731">
            <text:p>1.4142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4">
            <text:p>4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710]);[.A710];[.M710])" office:value-type="float" office:value="1.4142135623731">
            <text:p>1.41421</text:p>
          </table:table-cell>
          <table:table-cell table:formula="of:=IF(ISBLANK([.O710]);IF(ISERROR([.B710]);&quot;Err:&quot;&amp;ORG.OPENOFFICE.ERRORTYPE([.B710])=[.M710];OR([.P710]=[.B710];IF(AND(ISNUMBER([.P710]);ISNUMBER([.B710]));OR(AND([.P710]=0;ABS([.B710])&lt;1E-307);&quot;&quot;&amp;[.B710]=&quot;&quot;&amp;[.P710]))));[.O71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5" table:formula="of:=STDEVPA([.C711:.F711])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711]);[.A711];[.M711])" office:value-type="float" office:value="0">
            <text:p>0</text:p>
          </table:table-cell>
          <table:table-cell table:formula="of:=IF(ISBLANK([.O711]);IF(ISERROR([.B711]);&quot;Err:&quot;&amp;ORG.OPENOFFICE.ERRORTYPE([.B711])=[.M711];OR([.P711]=[.B711];IF(AND(ISNUMBER([.P711]);ISNUMBER([.B711]));OR(AND([.P711]=0;ABS([.B711])&lt;1E-307);&quot;&quot;&amp;[.B711]=&quot;&quot;&amp;[.P711]))));[.O71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2.5664907948403">
            <text:p>2.56649</text:p>
          </table:table-cell>
          <table:table-cell table:style-name="ce5" table:formula="of:=STDEVPA([.C712:.F712])" office:value-type="float" office:value="2.5664907948403">
            <text:p>2.56649</text:p>
          </table:table-cell>
          <table:table-cell table:style-name="ce10" office:value-type="float" office:value="-2.3">
            <text:p>-2.3</text:p>
          </table:table-cell>
          <table:table-cell table:style-name="ce10" office:value-type="float" office:value="3.4">
            <text:p>3.4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4">
            <text:p>4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712]);[.A712];[.M712])" office:value-type="float" office:value="2.5664907948403">
            <text:p>2.56649</text:p>
          </table:table-cell>
          <table:table-cell table:formula="of:=IF(ISBLANK([.O712]);IF(ISERROR([.B712]);&quot;Err:&quot;&amp;ORG.OPENOFFICE.ERRORTYPE([.B712])=[.M712];OR([.P712]=[.B712];IF(AND(ISNUMBER([.P712]);ISNUMBER([.B712]));OR(AND([.P712]=0;ABS([.B712])&lt;1E-307);&quot;&quot;&amp;[.B712]=&quot;&quot;&amp;[.P712]))));[.O71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0" table:number-columns-repeated="7"/>
          <table:table-cell table:style-name="ce16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.38443731048635">
            <text:p>1.38444</text:p>
          </table:table-cell>
          <table:table-cell table:style-name="ce5" table:formula="of:=STDEVPA([.C714:.H714])" office:value-type="float" office:value="1.38443731048635">
            <text:p>1.38444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714]);[.A714];[.M714])" office:value-type="float" office:value="1.38443731048635">
            <text:p>1.38444</text:p>
          </table:table-cell>
          <table:table-cell table:formula="of:=IF(ISBLANK([.O714]);IF(ISERROR([.B714]);&quot;Err:&quot;&amp;ORG.OPENOFFICE.ERRORTYPE([.B714])=[.M714];OR([.P714]=[.B714];IF(AND(ISNUMBER([.P714]);ISNUMBER([.B714]));OR(AND([.P714]=0;ABS([.B714])&lt;1E-307);&quot;&quot;&amp;[.B714]=&quot;&quot;&amp;[.P714]))));[.O71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.49071198499986">
            <text:p>1.49071</text:p>
          </table:table-cell>
          <table:table-cell table:style-name="ce5" table:formula="of:=STDEVPA([.C715:.H715])" office:value-type="float" office:value="1.49071198499986">
            <text:p>1.4907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3" office:value-type="boolean" office:boolean-value="false">
            <text:p>FALSE</text:p>
          </table:table-cell>
          <table:table-cell table:style-name="ce10" office:value-type="float" office:value="4">
            <text:p>4</text:p>
          </table:table-cell>
          <table:table-cell table:style-name="ce13" office:value-type="boolean" office:boolean-value="true">
            <text:p>TRUE</text:p>
          </table:table-cell>
          <table:table-cell table:style-name="ce10" office:value-type="float" office:value="4">
            <text:p>4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715]);[.A715];[.M715])" office:value-type="float" office:value="1.49071198499986">
            <text:p>1.49071</text:p>
          </table:table-cell>
          <table:table-cell table:formula="of:=IF(ISBLANK([.O715]);IF(ISERROR([.B715]);&quot;Err:&quot;&amp;ORG.OPENOFFICE.ERRORTYPE([.B715])=[.M715];OR([.P715]=[.B715];IF(AND(ISNUMBER([.P715]);ISNUMBER([.B715]));OR(AND([.P715]=0;ABS([.B715])&lt;1E-307);&quot;&quot;&amp;[.B715]=&quot;&quot;&amp;[.P715]))));[.O71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0" table:number-columns-repeated="7"/>
          <table:table-cell table:style-name="ce16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462910049886276">
            <text:p>0.46291</text:p>
          </table:table-cell>
          <table:table-cell table:style-name="ce5" table:formula="of:=STEYX([.C717:.E717];[.F717:.H717])" office:value-type="float" office:value="0.462910049886276">
            <text:p>0.46291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8">
            <text:p>8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office:value-type="string">
            <text:p>STEYX</text:p>
          </table:table-cell>
          <table:table-cell table:style-name="ce5" office:value-type="string">
            <text:p>STEYX</text:p>
          </table:table-cell>
          <table:table-cell table:style-name="ce18"/>
          <table:table-cell table:style-name="ce5"/>
          <table:table-cell table:style-name="ce5"/>
          <table:table-cell table:formula="of:=IF(ISBLANK([.M717]);[.A717];[.M717])" office:value-type="float" office:value="0.462910049886276">
            <text:p>0.46291</text:p>
          </table:table-cell>
          <table:table-cell table:formula="of:=IF(ISBLANK([.O717]);IF(ISERROR([.B717]);&quot;Err:&quot;&amp;ORG.OPENOFFICE.ERRORTYPE([.B717])=[.M717];OR([.P717]=[.B717];IF(AND(ISNUMBER([.P717]);ISNUMBER([.B717]));OR(AND([.P717]=0;ABS([.B717])&lt;1E-307);&quot;&quot;&amp;[.B717]=&quot;&quot;&amp;[.P717]))));[.O71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2.54950975679639">
            <text:p>2.54951</text:p>
          </table:table-cell>
          <table:table-cell table:style-name="ce5" table:formula="of:=STEYX([.C718:.E718];[.F718:.H718])" office:value-type="float" office:value="2.54950975679639">
            <text:p>2.5495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718]);[.A718];[.M718])" office:value-type="float" office:value="2.54950975679639">
            <text:p>2.54951</text:p>
          </table:table-cell>
          <table:table-cell table:formula="of:=IF(ISBLANK([.O718]);IF(ISERROR([.B718]);&quot;Err:&quot;&amp;ORG.OPENOFFICE.ERRORTYPE([.B718])=[.M718];OR([.P718]=[.B718];IF(AND(ISNUMBER([.P718]);ISNUMBER([.B718]));OR(AND([.P718]=0;ABS([.B718])&lt;1E-307);&quot;&quot;&amp;[.B718]=&quot;&quot;&amp;[.P718]))));[.O71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571547606649408">
            <text:p>0.57155</text:p>
          </table:table-cell>
          <table:table-cell table:style-name="ce5" table:formula="of:=STEYX([.C719:.E719];[.F719:.H719])" office:value-type="float" office:value="0.571547606649408">
            <text:p>0.57155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.2">
            <text:p>4.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719]);[.A719];[.M719])" office:value-type="float" office:value="0.571547606649408">
            <text:p>0.57155</text:p>
          </table:table-cell>
          <table:table-cell table:formula="of:=IF(ISBLANK([.O719]);IF(ISERROR([.B719]);&quot;Err:&quot;&amp;ORG.OPENOFFICE.ERRORTYPE([.B719])=[.M719];OR([.P719]=[.B719];IF(AND(ISNUMBER([.P719]);ISNUMBER([.B719]));OR(AND([.P719]=0;ABS([.B719])&lt;1E-307);&quot;&quot;&amp;[.B719]=&quot;&quot;&amp;[.P719]))));[.O71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5.63774535269823">
            <text:p>5.63775</text:p>
          </table:table-cell>
          <table:table-cell table:style-name="ce5" table:formula="of:=STEYX([.C720:.E720];[.F720:.H720])" office:value-type="float" office:value="5.63774535269823">
            <text:p>5.63775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-5">
            <text:p>-5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2.1">
            <text:p>2.1</text:p>
          </table:table-cell>
          <table:table-cell table:style-name="ce10" office:value-type="float" office:value="3">
            <text:p>3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720]);[.A720];[.M720])" office:value-type="float" office:value="5.63774535269823">
            <text:p>5.63775</text:p>
          </table:table-cell>
          <table:table-cell table:formula="of:=IF(ISBLANK([.O720]);IF(ISERROR([.B720]);&quot;Err:&quot;&amp;ORG.OPENOFFICE.ERRORTYPE([.B720])=[.M720];OR([.P720]=[.B720];IF(AND(ISNUMBER([.P720]);ISNUMBER([.B720]));OR(AND([.P720]=0;ABS([.B720])&lt;1E-307);&quot;&quot;&amp;[.B720]=&quot;&quot;&amp;[.P720]))));[.O72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881962098311">
            <text:p>0.88196</text:p>
          </table:table-cell>
          <table:table-cell table:style-name="ce5" table:formula="of:=STEYX([.C721:.E721];[.F721:.H721])" office:value-type="float" office:value="0.881962098311">
            <text:p>0.88196</text:p>
          </table:table-cell>
          <table:table-cell table:style-name="ce10" office:value-type="float" office:value="4.1">
            <text:p>4.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721]);[.A721];[.M721])" office:value-type="float" office:value="0.881962098311">
            <text:p>0.88196</text:p>
          </table:table-cell>
          <table:table-cell table:formula="of:=IF(ISBLANK([.O721]);IF(ISERROR([.B721]);&quot;Err:&quot;&amp;ORG.OPENOFFICE.ERRORTYPE([.B721])=[.M721];OR([.P721]=[.B721];IF(AND(ISNUMBER([.P721]);ISNUMBER([.B721]));OR(AND([.P721]=0;ABS([.B721])&lt;1E-307);&quot;&quot;&amp;[.B721]=&quot;&quot;&amp;[.P721]))));[.O72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.68374582404827">
            <text:p>1.68375</text:p>
          </table:table-cell>
          <table:table-cell table:style-name="ce5" table:formula="of:=STEYX([.C722:.E722];[.F722:.H722])" office:value-type="float" office:value="1.68374582404827">
            <text:p>1.68375</text:p>
          </table:table-cell>
          <table:table-cell table:style-name="ce10" office:value-type="float" office:value="4.1">
            <text:p>4.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722]);[.A722];[.M722])" office:value-type="float" office:value="1.68374582404827">
            <text:p>1.68375</text:p>
          </table:table-cell>
          <table:table-cell table:formula="of:=IF(ISBLANK([.O722]);IF(ISERROR([.B722]);&quot;Err:&quot;&amp;ORG.OPENOFFICE.ERRORTYPE([.B722])=[.M722];OR([.P722]=[.B722];IF(AND(ISNUMBER([.P722]);ISNUMBER([.B722]));OR(AND([.P722]=0;ABS([.B722])&lt;1E-307);&quot;&quot;&amp;[.B722]=&quot;&quot;&amp;[.P722]))));[.O72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4.43920964570057">
            <text:p>4.43921</text:p>
          </table:table-cell>
          <table:table-cell table:style-name="ce5" table:formula="of:=STEYX([.C723:.E723];[.F723:.H723])" office:value-type="float" office:value="4.43920964570057">
            <text:p>4.43921</text:p>
          </table:table-cell>
          <table:table-cell table:style-name="ce10" office:value-type="float" office:value="4.1">
            <text:p>4.1</text:p>
          </table:table-cell>
          <table:table-cell table:style-name="ce10" office:value-type="float" office:value="-3.4">
            <text:p>-3.4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.9">
            <text:p>3.9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723]);[.A723];[.M723])" office:value-type="float" office:value="4.43920964570057">
            <text:p>4.43921</text:p>
          </table:table-cell>
          <table:table-cell table:formula="of:=IF(ISBLANK([.O723]);IF(ISERROR([.B723]);&quot;Err:&quot;&amp;ORG.OPENOFFICE.ERRORTYPE([.B723])=[.M723];OR([.P723]=[.B723];IF(AND(ISNUMBER([.P723]);ISNUMBER([.B723]));OR(AND([.P723]=0;ABS([.B723])&lt;1E-307);&quot;&quot;&amp;[.B723]=&quot;&quot;&amp;[.P723]))));[.O723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NaN/AE</text:p>
          </table:table-cell>
          <table:table-cell table:style-name="ce5" table:formula="of:=STEYX([.C724:.E724];[.F724:.H724])" office:value-type="float" office:value="0">
            <text:p>#DIV/0!</text:p>
          </table:table-cell>
          <table:table-cell table:style-name="ce10" office:value-type="float" office:value="4.1">
            <text:p>4.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18" office:value-type="string">
            <text:p>Err:532</text:p>
          </table:table-cell>
          <table:table-cell table:style-name="ce5"/>
          <table:table-cell table:style-name="ce5"/>
          <table:table-cell table:formula="of:=IF(ISBLANK([.M724]);[.A724];[.M724])" office:value-type="string" office:string-value="Err:532">
            <text:p>Err:532</text:p>
          </table:table-cell>
          <table:table-cell table:formula="of:=IF(ISBLANK([.O724]);IF(ISERROR([.B724]);&quot;Err:&quot;&amp;ORG.OPENOFFICE.ERRORTYPE([.B724])=[.M724];OR([.P724]=[.B724];IF(AND(ISNUMBER([.P724]);ISNUMBER([.B724]));OR(AND([.P724]=0;ABS([.B724])&lt;1E-307);&quot;&quot;&amp;[.B724]=&quot;&quot;&amp;[.P724]))));[.O72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5" table:formula="of:=STEYX([.C725:.E725];[.F725:.H725])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725]);[.A725];[.M725])" office:value-type="float" office:value="0">
            <text:p>0</text:p>
          </table:table-cell>
          <table:table-cell table:formula="of:=IF(ISBLANK([.O725]);IF(ISERROR([.B725]);&quot;Err:&quot;&amp;ORG.OPENOFFICE.ERRORTYPE([.B725])=[.M725];OR([.P725]=[.B725];IF(AND(ISNUMBER([.P725]);ISNUMBER([.B725]));OR(AND([.P725]=0;ABS([.B725])&lt;1E-307);&quot;&quot;&amp;[.B725]=&quot;&quot;&amp;[.P725]))));[.O72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0" table:number-columns-repeated="7"/>
          <table:table-cell table:style-name="ce16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NA</text:p>
          </table:table-cell>
          <table:table-cell table:style-name="ce5" table:formula="of:=STEYX([.C727:.E727];[.F727:.G727])" office:value-type="float" office:value="0">
            <text:p>Err:502</text:p>
          </table:table-cell>
          <table:table-cell table:style-name="ce10" office:value-type="float" office:value="4.1">
            <text:p>4.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0" table:number-columns-repeated="2"/>
          <table:table-cell table:style-name="ce16" office:value-type="float" office:value="5">
            <text:p>5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5"/>
          <table:table-cell table:style-name="ce5"/>
          <table:table-cell table:formula="of:=IF(ISBLANK([.M727]);[.A727];[.M727])" office:value-type="string" office:string-value="Err:502">
            <text:p>Err:502</text:p>
          </table:table-cell>
          <table:table-cell table:formula="of:=IF(ISBLANK([.O727]);IF(ISERROR([.B727]);&quot;Err:&quot;&amp;ORG.OPENOFFICE.ERRORTYPE([.B727])=[.M727];OR([.P727]=[.B727];IF(AND(ISNUMBER([.P727]);ISNUMBER([.B727]));OR(AND([.P727]=0;ABS([.B727])&lt;1E-307);&quot;&quot;&amp;[.B727]=&quot;&quot;&amp;[.P727]))));[.O72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STEYX([.C728];[.D728])" office:value-type="float" office:value="0">
            <text:p>#VALUE!</text:p>
          </table:table-cell>
          <table:table-cell table:style-name="ce10" office:value-type="float" office:value="4.1">
            <text:p>4.1</text:p>
          </table:table-cell>
          <table:table-cell table:style-name="ce10" office:value-type="float" office:value="3">
            <text:p>3</text:p>
          </table:table-cell>
          <table:table-cell table:style-name="ce10" table:number-columns-repeated="5"/>
          <table:table-cell table:style-name="ce16" office:value-type="float" office:value="2">
            <text:p>2</text:p>
          </table:table-cell>
          <table:table-cell table:style-name="ce5" table:number-columns-repeated="2"/>
          <table:table-cell table:style-name="ce18" office:value-type="string">
            <text:p>Err:519</text:p>
          </table:table-cell>
          <table:table-cell table:style-name="ce5"/>
          <table:table-cell table:style-name="ce5"/>
          <table:table-cell table:formula="of:=IF(ISBLANK([.M728]);[.A728];[.M728])" office:value-type="string" office:string-value="Err:519">
            <text:p>Err:519</text:p>
          </table:table-cell>
          <table:table-cell table:formula="of:=IF(ISBLANK([.O728]);IF(ISERROR([.B728]);&quot;Err:&quot;&amp;ORG.OPENOFFICE.ERRORTYPE([.B728])=[.M728];OR([.P728]=[.B728];IF(AND(ISNUMBER([.P728]);ISNUMBER([.B728]));OR(AND([.P728]=0;ABS([.B728])&lt;1E-307);&quot;&quot;&amp;[.B728]=&quot;&quot;&amp;[.P728]))));[.O72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0" table:number-columns-repeated="7"/>
          <table:table-cell table:style-name="ce16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3.30571895021004">
            <text:p>3.30572</text:p>
          </table:table-cell>
          <table:table-cell table:style-name="ce5" table:formula="of:=STEYX([.C730:.I730];[.C731:.I731])" office:value-type="float" office:value="3.30571895021004">
            <text:p>3.3057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5">
            <text:p>5</text:p>
          </table:table-cell>
          <table:table-cell table:style-name="ce16" office:value-type="float" office:value="7">
            <text:p>7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730]);[.A730];[.M730])" office:value-type="float" office:value="3.30571895021004">
            <text:p>3.30572</text:p>
          </table:table-cell>
          <table:table-cell table:formula="of:=IF(ISBLANK([.O730]);IF(ISERROR([.B730]);&quot;Err:&quot;&amp;ORG.OPENOFFICE.ERRORTYPE([.B730])=[.M730];OR([.P730]=[.B730];IF(AND(ISNUMBER([.P730]);ISNUMBER([.B730]));OR(AND([.P730]=0;ABS([.B730])&lt;1E-307);&quot;&quot;&amp;[.B730]=&quot;&quot;&amp;[.P730]))));[.O73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3.81051177665153">
            <text:p>3.81051</text:p>
          </table:table-cell>
          <table:table-cell table:style-name="ce5" table:formula="of:=STEYX([.C730:.E731];[.F730:.H731])" office:value-type="float" office:value="3.81051177665153">
            <text:p>3.81051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6" office:value-type="float" office:value="7">
            <text:p>7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731]);[.A731];[.M731])" office:value-type="float" office:value="3.81051177665153">
            <text:p>3.81051</text:p>
          </table:table-cell>
          <table:table-cell table:formula="of:=IF(ISBLANK([.O731]);IF(ISERROR([.B731]);&quot;Err:&quot;&amp;ORG.OPENOFFICE.ERRORTYPE([.B731])=[.M731];OR([.P731]=[.B731];IF(AND(ISNUMBER([.P731]);ISNUMBER([.B731]));OR(AND([.P731]=0;ABS([.B731])&lt;1E-307);&quot;&quot;&amp;[.B731]=&quot;&quot;&amp;[.P731]))));[.O73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 table:number-rows-repeated="2">
          <table:table-cell table:style-name="ce2"/>
          <table:table-cell table:style-name="ce5"/>
          <table:table-cell table:style-name="ce10" table:number-columns-repeated="7"/>
          <table:table-cell table:style-name="ce16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0.944911182523068">
            <text:p>-0.94491</text:p>
          </table:table-cell>
          <table:table-cell table:style-name="ce5" table:formula="of:=CORREL([.C734:.E734];[.F734:.H734])" office:value-type="float" office:value="-0.944911182523068">
            <text:p>-0.94491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8">
            <text:p>8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office:value-type="string">
            <text:p>CORREL</text:p>
          </table:table-cell>
          <table:table-cell table:style-name="ce5" office:value-type="string">
            <text:p>CORREL</text:p>
          </table:table-cell>
          <table:table-cell table:style-name="ce18"/>
          <table:table-cell table:style-name="ce5"/>
          <table:table-cell table:style-name="ce5"/>
          <table:table-cell table:formula="of:=IF(ISBLANK([.M734]);[.A734];[.M734])" office:value-type="float" office:value="-0.944911182523068">
            <text:p>-0.94491</text:p>
          </table:table-cell>
          <table:table-cell table:formula="of:=IF(ISBLANK([.O734]);IF(ISERROR([.B734]);&quot;Err:&quot;&amp;ORG.OPENOFFICE.ERRORTYPE([.B734])=[.M734];OR([.P734]=[.B734];IF(AND(ISNUMBER([.P734]);ISNUMBER([.B734]));OR(AND([.P734]=0;ABS([.B734])&lt;1E-307);&quot;&quot;&amp;[.B734]=&quot;&quot;&amp;[.P734]))));[.O73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0524142418360959">
            <text:p>0.05241</text:p>
          </table:table-cell>
          <table:table-cell table:style-name="ce5" table:formula="of:=CORREL([.C735:.E735];[.F735:.H735])" office:value-type="float" office:value="0.0524142418360959">
            <text:p>0.0524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735]);[.A735];[.M735])" office:value-type="float" office:value="0.0524142418360959">
            <text:p>0.05241</text:p>
          </table:table-cell>
          <table:table-cell table:formula="of:=IF(ISBLANK([.O735]);IF(ISERROR([.B735]);&quot;Err:&quot;&amp;ORG.OPENOFFICE.ERRORTYPE([.B735])=[.M735];OR([.P735]=[.B735];IF(AND(ISNUMBER([.P735]);ISNUMBER([.B735]));OR(AND([.P735]=0;ABS([.B735])&lt;1E-307);&quot;&quot;&amp;[.B735]=&quot;&quot;&amp;[.P735]))));[.O73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0.777713771047819">
            <text:p>-0.77771</text:p>
          </table:table-cell>
          <table:table-cell table:style-name="ce5" table:formula="of:=CORREL([.C736:.E736];[.F736:.H736])" office:value-type="float" office:value="-0.777713771047819">
            <text:p>-0.77771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.2">
            <text:p>4.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736]);[.A736];[.M736])" office:value-type="float" office:value="-0.777713771047819">
            <text:p>-0.77771</text:p>
          </table:table-cell>
          <table:table-cell table:formula="of:=IF(ISBLANK([.O736]);IF(ISERROR([.B736]);&quot;Err:&quot;&amp;ORG.OPENOFFICE.ERRORTYPE([.B736])=[.M736];OR([.P736]=[.B736];IF(AND(ISNUMBER([.P736]);ISNUMBER([.B736]));OR(AND([.P736]=0;ABS([.B736])&lt;1E-307);&quot;&quot;&amp;[.B736]=&quot;&quot;&amp;[.P736]))));[.O73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404443325615576">
            <text:p>0.40444</text:p>
          </table:table-cell>
          <table:table-cell table:style-name="ce5" table:formula="of:=CORREL([.C737:.E737];[.F737:.H737])" office:value-type="float" office:value="0.404443325615576">
            <text:p>0.40444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-5">
            <text:p>-5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2.1">
            <text:p>2.1</text:p>
          </table:table-cell>
          <table:table-cell table:style-name="ce10" office:value-type="float" office:value="3">
            <text:p>3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737]);[.A737];[.M737])" office:value-type="float" office:value="0.404443325615576">
            <text:p>0.40444</text:p>
          </table:table-cell>
          <table:table-cell table:formula="of:=IF(ISBLANK([.O737]);IF(ISERROR([.B737]);&quot;Err:&quot;&amp;ORG.OPENOFFICE.ERRORTYPE([.B737])=[.M737];OR([.P737]=[.B737];IF(AND(ISNUMBER([.P737]);ISNUMBER([.B737]));OR(AND([.P737]=0;ABS([.B737])&lt;1E-307);&quot;&quot;&amp;[.B737]=&quot;&quot;&amp;[.P737]))));[.O73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0.188982236504614">
            <text:p>-0.18898</text:p>
          </table:table-cell>
          <table:table-cell table:style-name="ce5" table:formula="of:=CORREL([.C738:.E738];[.F738:.H738])" office:value-type="float" office:value="-0.188982236504614">
            <text:p>-0.18898</text:p>
          </table:table-cell>
          <table:table-cell table:style-name="ce10" office:value-type="float" office:value="4.1">
            <text:p>4.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738]);[.A738];[.M738])" office:value-type="float" office:value="-0.188982236504614">
            <text:p>-0.18898</text:p>
          </table:table-cell>
          <table:table-cell table:formula="of:=IF(ISBLANK([.O738]);IF(ISERROR([.B738]);&quot;Err:&quot;&amp;ORG.OPENOFFICE.ERRORTYPE([.B738])=[.M738];OR([.P738]=[.B738];IF(AND(ISNUMBER([.P738]);ISNUMBER([.B738]));OR(AND([.P738]=0;ABS([.B738])&lt;1E-307);&quot;&quot;&amp;[.B738]=&quot;&quot;&amp;[.P738]))));[.O73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0.827788113360999">
            <text:p>-0.82779</text:p>
          </table:table-cell>
          <table:table-cell table:style-name="ce5" table:formula="of:=CORREL([.C739:.E739];[.F739:.H739])" office:value-type="float" office:value="-0.827788113360999">
            <text:p>-0.82779</text:p>
          </table:table-cell>
          <table:table-cell table:style-name="ce10" office:value-type="float" office:value="4.1">
            <text:p>4.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739]);[.A739];[.M739])" office:value-type="float" office:value="-0.827788113360999">
            <text:p>-0.82779</text:p>
          </table:table-cell>
          <table:table-cell table:formula="of:=IF(ISBLANK([.O739]);IF(ISERROR([.B739]);&quot;Err:&quot;&amp;ORG.OPENOFFICE.ERRORTYPE([.B739])=[.M739];OR([.P739]=[.B739];IF(AND(ISNUMBER([.P739]);ISNUMBER([.B739]));OR(AND([.P739]=0;ABS([.B739])&lt;1E-307);&quot;&quot;&amp;[.B739]=&quot;&quot;&amp;[.P739]))));[.O73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631911113850141">
            <text:p>0.63191</text:p>
          </table:table-cell>
          <table:table-cell table:style-name="ce5" table:formula="of:=CORREL([.C740:.E740];[.F740:.H740])" office:value-type="float" office:value="0.631911113850141">
            <text:p>0.63191</text:p>
          </table:table-cell>
          <table:table-cell table:style-name="ce10" office:value-type="float" office:value="4.1">
            <text:p>4.1</text:p>
          </table:table-cell>
          <table:table-cell table:style-name="ce10" office:value-type="float" office:value="-3.4">
            <text:p>-3.4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.9">
            <text:p>3.9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740]);[.A740];[.M740])" office:value-type="float" office:value="0.631911113850141">
            <text:p>0.63191</text:p>
          </table:table-cell>
          <table:table-cell table:formula="of:=IF(ISBLANK([.O740]);IF(ISERROR([.B740]);&quot;Err:&quot;&amp;ORG.OPENOFFICE.ERRORTYPE([.B740])=[.M740];OR([.P740]=[.B740];IF(AND(ISNUMBER([.P740]);ISNUMBER([.B740]));OR(AND([.P740]=0;ABS([.B740])&lt;1E-307);&quot;&quot;&amp;[.B740]=&quot;&quot;&amp;[.P740]))));[.O74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NaN/AE</text:p>
          </table:table-cell>
          <table:table-cell table:style-name="ce5" table:formula="of:=CORREL([.C741:.E741];[.F741:.H741])" office:value-type="float" office:value="0">
            <text:p>#DIV/0!</text:p>
          </table:table-cell>
          <table:table-cell table:style-name="ce10" office:value-type="float" office:value="4.1">
            <text:p>4.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18" office:value-type="string">
            <text:p>Err:532</text:p>
          </table:table-cell>
          <table:table-cell table:style-name="ce5"/>
          <table:table-cell table:style-name="ce5"/>
          <table:table-cell table:formula="of:=IF(ISBLANK([.M741]);[.A741];[.M741])" office:value-type="string" office:string-value="Err:532">
            <text:p>Err:532</text:p>
          </table:table-cell>
          <table:table-cell table:formula="of:=IF(ISBLANK([.O741]);IF(ISERROR([.B741]);&quot;Err:&quot;&amp;ORG.OPENOFFICE.ERRORTYPE([.B741])=[.M741];OR([.P741]=[.B741];IF(AND(ISNUMBER([.P741]);ISNUMBER([.B741]));OR(AND([.P741]=0;ABS([.B741])&lt;1E-307);&quot;&quot;&amp;[.B741]=&quot;&quot;&amp;[.P741]))));[.O74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NaN/AE</text:p>
          </table:table-cell>
          <table:table-cell table:style-name="ce5" table:formula="of:=CORREL([.C742:.E742];[.F742:.H742])" office:value-type="float" office:value="0">
            <text:p>#DIV/0!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18" office:value-type="string">
            <text:p>Err:532</text:p>
          </table:table-cell>
          <table:table-cell table:style-name="ce5"/>
          <table:table-cell table:style-name="ce5"/>
          <table:table-cell table:formula="of:=IF(ISBLANK([.M742]);[.A742];[.M742])" office:value-type="string" office:string-value="Err:532">
            <text:p>Err:532</text:p>
          </table:table-cell>
          <table:table-cell table:formula="of:=IF(ISBLANK([.O742]);IF(ISERROR([.B742]);&quot;Err:&quot;&amp;ORG.OPENOFFICE.ERRORTYPE([.B742])=[.M742];OR([.P742]=[.B742];IF(AND(ISNUMBER([.P742]);ISNUMBER([.B742]));OR(AND([.P742]=0;ABS([.B742])&lt;1E-307);&quot;&quot;&amp;[.B742]=&quot;&quot;&amp;[.P742]))));[.O74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0" table:number-columns-repeated="7"/>
          <table:table-cell table:style-name="ce16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NA</text:p>
          </table:table-cell>
          <table:table-cell table:style-name="ce5" table:formula="of:=CORREL([.C744:.E744];[.F744:.G744])" office:value-type="float" office:value="0">
            <text:p>Err:502</text:p>
          </table:table-cell>
          <table:table-cell table:style-name="ce10" office:value-type="float" office:value="4.1">
            <text:p>4.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0" table:number-columns-repeated="2"/>
          <table:table-cell table:style-name="ce16" office:value-type="float" office:value="5">
            <text:p>5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5"/>
          <table:table-cell table:style-name="ce5"/>
          <table:table-cell table:formula="of:=IF(ISBLANK([.M744]);[.A744];[.M744])" office:value-type="string" office:string-value="Err:502">
            <text:p>Err:502</text:p>
          </table:table-cell>
          <table:table-cell table:formula="of:=IF(ISBLANK([.O744]);IF(ISERROR([.B744]);&quot;Err:&quot;&amp;ORG.OPENOFFICE.ERRORTYPE([.B744])=[.M744];OR([.P744]=[.B744];IF(AND(ISNUMBER([.P744]);ISNUMBER([.B744]));OR(AND([.P744]=0;ABS([.B744])&lt;1E-307);&quot;&quot;&amp;[.B744]=&quot;&quot;&amp;[.P744]))));[.O74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NaN/AE</text:p>
          </table:table-cell>
          <table:table-cell table:style-name="ce5" table:formula="of:=CORREL([.C745];[.D745])" office:value-type="float" office:value="0">
            <text:p>#DIV/0!</text:p>
          </table:table-cell>
          <table:table-cell table:style-name="ce10" office:value-type="float" office:value="4.1">
            <text:p>4.1</text:p>
          </table:table-cell>
          <table:table-cell table:style-name="ce10" office:value-type="float" office:value="3">
            <text:p>3</text:p>
          </table:table-cell>
          <table:table-cell table:style-name="ce10" table:number-columns-repeated="5"/>
          <table:table-cell table:style-name="ce16" office:value-type="float" office:value="2">
            <text:p>2</text:p>
          </table:table-cell>
          <table:table-cell table:style-name="ce5" table:number-columns-repeated="2"/>
          <table:table-cell table:style-name="ce18" office:value-type="string">
            <text:p>Err:532</text:p>
          </table:table-cell>
          <table:table-cell table:style-name="ce5"/>
          <table:table-cell table:style-name="ce5"/>
          <table:table-cell table:formula="of:=IF(ISBLANK([.M745]);[.A745];[.M745])" office:value-type="string" office:string-value="Err:532">
            <text:p>Err:532</text:p>
          </table:table-cell>
          <table:table-cell table:formula="of:=IF(ISBLANK([.O745]);IF(ISERROR([.B745]);&quot;Err:&quot;&amp;ORG.OPENOFFICE.ERRORTYPE([.B745])=[.M745];OR([.P745]=[.B745];IF(AND(ISNUMBER([.P745]);ISNUMBER([.B745]));OR(AND([.P745]=0;ABS([.B745])&lt;1E-307);&quot;&quot;&amp;[.B745]=&quot;&quot;&amp;[.P745]))));[.O74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0" table:number-columns-repeated="7"/>
          <table:table-cell table:style-name="ce16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240728460242825">
            <text:p>0.24073</text:p>
          </table:table-cell>
          <table:table-cell table:style-name="ce5" table:formula="of:=CORREL([.C747:.I747];[.C748:.I748])" office:value-type="float" office:value="0.240728460242825">
            <text:p>0.2407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5">
            <text:p>5</text:p>
          </table:table-cell>
          <table:table-cell table:style-name="ce16" office:value-type="float" office:value="7">
            <text:p>7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747]);[.A747];[.M747])" office:value-type="float" office:value="0.240728460242825">
            <text:p>0.24073</text:p>
          </table:table-cell>
          <table:table-cell table:formula="of:=IF(ISBLANK([.O747]);IF(ISERROR([.B747]);&quot;Err:&quot;&amp;ORG.OPENOFFICE.ERRORTYPE([.B747])=[.M747];OR([.P747]=[.B747];IF(AND(ISNUMBER([.P747]);ISNUMBER([.B747]));OR(AND([.P747]=0;ABS([.B747])&lt;1E-307);&quot;&quot;&amp;[.B747]=&quot;&quot;&amp;[.P747]))));[.O74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178885438199983">
            <text:p>0.17889</text:p>
          </table:table-cell>
          <table:table-cell table:style-name="ce5" table:formula="of:=CORREL([.C747:.E748];[.F747:.H748])" office:value-type="float" office:value="0.178885438199983">
            <text:p>0.17889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6" office:value-type="float" office:value="7">
            <text:p>7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748]);[.A748];[.M748])" office:value-type="float" office:value="0.178885438199983">
            <text:p>0.17889</text:p>
          </table:table-cell>
          <table:table-cell table:formula="of:=IF(ISBLANK([.O748]);IF(ISERROR([.B748]);&quot;Err:&quot;&amp;ORG.OPENOFFICE.ERRORTYPE([.B748])=[.M748];OR([.P748]=[.B748];IF(AND(ISNUMBER([.P748]);ISNUMBER([.B748]));OR(AND([.P748]=0;ABS([.B748])&lt;1E-307);&quot;&quot;&amp;[.B748]=&quot;&quot;&amp;[.P748]))));[.O74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0" table:number-columns-repeated="7"/>
          <table:table-cell table:style-name="ce16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5.4">
            <text:p>5.4</text:p>
          </table:table-cell>
          <table:table-cell table:style-name="ce5" table:formula="of:=INTERCEPT([.C750:.E750];[.F750:.H750])" office:value-type="float" office:value="5.4">
            <text:p>5.4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8">
            <text:p>8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office:value-type="string">
            <text:p>INTERCEPT</text:p>
          </table:table-cell>
          <table:table-cell table:style-name="ce5" office:value-type="string">
            <text:p>INTERCEPT</text:p>
          </table:table-cell>
          <table:table-cell table:style-name="ce18"/>
          <table:table-cell table:style-name="ce5"/>
          <table:table-cell table:style-name="ce5"/>
          <table:table-cell table:formula="of:=IF(ISBLANK([.M750]);[.A750];[.M750])" office:value-type="float" office:value="5.4">
            <text:p>5.4</text:p>
          </table:table-cell>
          <table:table-cell table:formula="of:=IF(ISBLANK([.O750]);IF(ISERROR([.B750]);&quot;Err:&quot;&amp;ORG.OPENOFFICE.ERRORTYPE([.B750])=[.M750];OR([.P750]=[.B750];IF(AND(ISNUMBER([.P750]);ISNUMBER([.B750]));OR(AND([.P750]=0;ABS([.B750])&lt;1E-307);&quot;&quot;&amp;[.B750]=&quot;&quot;&amp;[.P750]))));[.O75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3.19424460431655">
            <text:p>-3.19424</text:p>
          </table:table-cell>
          <table:table-cell table:style-name="ce5" table:formula="of:=INTERCEPT([.C751:.E751];[.F751:.H751])" office:value-type="float" office:value="-3.19424460431655">
            <text:p>-3.19424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-5">
            <text:p>-5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2.1">
            <text:p>2.1</text:p>
          </table:table-cell>
          <table:table-cell table:style-name="ce10" office:value-type="float" office:value="3">
            <text:p>3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18"/>
          <table:table-cell table:style-name="ce5" office:value-type="string">
            <office:annotation draw:style-name="gr1" draw:text-style-name="P1" svg:width="3.553cm" svg:height="3.87cm" svg:x="36.186cm" svg:y="344.01cm" draw:caption-point-x="4.035cm" draw:caption-point-y="7.878cm">
              <dc:date>2007-11-27T00:00:00</dc:date>
              <text:p text:style-name="P1"><text:span text:style-name="T1">samsonov:</text:span></text:p>
              <text:p text:style-name="P1"><text:span text:style-name="T2">Precision problem</text:span></text:p>
            </office:annotation>
            <text:p>long</text:p>
          </table:table-cell>
          <table:table-cell table:style-name="ce5"/>
          <table:table-cell table:formula="of:=IF(ISBLANK([.M751]);[.A751];[.M751])" office:value-type="float" office:value="-3.19424460431655">
            <text:p>-3.19424</text:p>
          </table:table-cell>
          <table:table-cell table:formula="of:=IF(ISBLANK([.O751]);IF(ISERROR([.B751]);&quot;Err:&quot;&amp;ORG.OPENOFFICE.ERRORTYPE([.B751])=[.M751];OR([.P751]=[.B751];IF(AND(ISNUMBER([.P751]);ISNUMBER([.B751]));OR(AND([.P751]=0;ABS([.B751])&lt;1E-307);&quot;&quot;&amp;[.B751]=&quot;&quot;&amp;[.P751]))));[.O75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3.70714285714286">
            <text:p>3.70714</text:p>
          </table:table-cell>
          <table:table-cell table:style-name="ce5" table:formula="of:=INTERCEPT([.C752:.E752];[.F752:.H752])" office:value-type="float" office:value="3.70714285714286">
            <text:p>3.70714</text:p>
          </table:table-cell>
          <table:table-cell table:style-name="ce10" office:value-type="float" office:value="4.1">
            <text:p>4.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18"/>
          <table:table-cell table:style-name="ce5" office:value-type="string">
            <office:annotation draw:style-name="gr1" draw:text-style-name="P1" svg:width="3.553cm" svg:height="2.502cm" svg:x="36.186cm" svg:y="344.481cm" draw:caption-point-x="4.035cm" draw:caption-point-y="7.877cm">
              <dc:date>2007-11-27T00:00:00</dc:date>
              <text:p text:style-name="P1"><text:span text:style-name="T1">samsonov:</text:span></text:p>
              <text:p text:style-name="P1"><text:span text:style-name="T2">Precision problem</text:span></text:p>
            </office:annotation>
            <text:p>long</text:p>
          </table:table-cell>
          <table:table-cell table:style-name="ce5"/>
          <table:table-cell table:formula="of:=IF(ISBLANK([.M752]);[.A752];[.M752])" office:value-type="float" office:value="3.70714285714286">
            <text:p>3.70714</text:p>
          </table:table-cell>
          <table:table-cell table:formula="of:=IF(ISBLANK([.O752]);IF(ISERROR([.B752]);&quot;Err:&quot;&amp;ORG.OPENOFFICE.ERRORTYPE([.B752])=[.M752];OR([.P752]=[.B752];IF(AND(ISNUMBER([.P752]);ISNUMBER([.B752]));OR(AND([.P752]=0;ABS([.B752])&lt;1E-307);&quot;&quot;&amp;[.B752]=&quot;&quot;&amp;[.P752]))));[.O75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7.35">
            <text:p>7.35</text:p>
          </table:table-cell>
          <table:table-cell table:style-name="ce5" table:formula="of:=INTERCEPT([.C753:.E753];[.F753:.H753])" office:value-type="float" office:value="7.35">
            <text:p>7.35</text:p>
          </table:table-cell>
          <table:table-cell table:style-name="ce10" office:value-type="float" office:value="4.1">
            <text:p>4.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753]);[.A753];[.M753])" office:value-type="float" office:value="7.35">
            <text:p>7.35</text:p>
          </table:table-cell>
          <table:table-cell table:formula="of:=IF(ISBLANK([.O753]);IF(ISERROR([.B753]);&quot;Err:&quot;&amp;ORG.OPENOFFICE.ERRORTYPE([.B753])=[.M753];OR([.P753]=[.B753];IF(AND(ISNUMBER([.P753]);ISNUMBER([.B753]));OR(AND([.P753]=0;ABS([.B753])&lt;1E-307);&quot;&quot;&amp;[.B753]=&quot;&quot;&amp;[.P753]))));[.O753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5.91518987341772">
            <text:p>-5.91519</text:p>
          </table:table-cell>
          <table:table-cell table:style-name="ce5" table:formula="of:=INTERCEPT([.C754:.E754];[.F754:.H754])" office:value-type="float" office:value="-5.91518987341772">
            <text:p>-5.91519</text:p>
          </table:table-cell>
          <table:table-cell table:style-name="ce10" office:value-type="float" office:value="4.1">
            <text:p>4.1</text:p>
          </table:table-cell>
          <table:table-cell table:style-name="ce10" office:value-type="float" office:value="-3.4">
            <text:p>-3.4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.9">
            <text:p>3.9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18"/>
          <table:table-cell table:style-name="ce5" office:value-type="string">
            <office:annotation draw:style-name="gr1" draw:text-style-name="P1" svg:width="3.553cm" svg:height="1.996cm" svg:x="36.186cm" svg:y="345.423cm" draw:caption-point-x="4.035cm" draw:caption-point-y="7.877cm">
              <dc:date>2007-11-27T00:00:00</dc:date>
              <text:p text:style-name="P1"><text:span text:style-name="T1">samsono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style-name="ce5"/>
          <table:table-cell table:formula="of:=IF(ISBLANK([.M754]);[.A754];[.M754])" office:value-type="float" office:value="-5.91518987341772">
            <text:p>-5.91519</text:p>
          </table:table-cell>
          <table:table-cell table:formula="of:=IF(ISBLANK([.O754]);IF(ISERROR([.B754]);&quot;Err:&quot;&amp;ORG.OPENOFFICE.ERRORTYPE([.B754])=[.M754];OR([.P754]=[.B754];IF(AND(ISNUMBER([.P754]);ISNUMBER([.B754]));OR(AND([.P754]=0;ABS([.B754])&lt;1E-307);&quot;&quot;&amp;[.B754]=&quot;&quot;&amp;[.P754]))));[.O75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NaN/AE</text:p>
          </table:table-cell>
          <table:table-cell table:style-name="ce5" table:formula="of:=INTERCEPT([.C755:.E755];[.F755:.H755])" office:value-type="float" office:value="0">
            <text:p>#DIV/0!</text:p>
          </table:table-cell>
          <table:table-cell table:style-name="ce10" office:value-type="float" office:value="4.1">
            <text:p>4.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18" office:value-type="string">
            <text:p>Err:532</text:p>
          </table:table-cell>
          <table:table-cell table:style-name="ce5"/>
          <table:table-cell table:style-name="ce5"/>
          <table:table-cell table:formula="of:=IF(ISBLANK([.M755]);[.A755];[.M755])" office:value-type="string" office:string-value="Err:532">
            <text:p>Err:532</text:p>
          </table:table-cell>
          <table:table-cell table:formula="of:=IF(ISBLANK([.O755]);IF(ISERROR([.B755]);&quot;Err:&quot;&amp;ORG.OPENOFFICE.ERRORTYPE([.B755])=[.M755];OR([.P755]=[.B755];IF(AND(ISNUMBER([.P755]);ISNUMBER([.B755]));OR(AND([.P755]=0;ABS([.B755])&lt;1E-307);&quot;&quot;&amp;[.B755]=&quot;&quot;&amp;[.P755]))));[.O75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5" table:formula="of:=INTERCEPT([.C756:.E756];[.F756:.H756])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756]);[.A756];[.M756])" office:value-type="float" office:value="3">
            <text:p>3</text:p>
          </table:table-cell>
          <table:table-cell table:formula="of:=IF(ISBLANK([.O756]);IF(ISERROR([.B756]);&quot;Err:&quot;&amp;ORG.OPENOFFICE.ERRORTYPE([.B756])=[.M756];OR([.P756]=[.B756];IF(AND(ISNUMBER([.P756]);ISNUMBER([.B756]));OR(AND([.P756]=0;ABS([.B756])&lt;1E-307);&quot;&quot;&amp;[.B756]=&quot;&quot;&amp;[.P756]))));[.O75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0" table:number-columns-repeated="7"/>
          <table:table-cell table:style-name="ce16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NA</text:p>
          </table:table-cell>
          <table:table-cell table:style-name="ce5" table:formula="of:=INTERCEPT([.C758:.E758];[.F758:.G758])" office:value-type="float" office:value="0">
            <text:p>Err:502</text:p>
          </table:table-cell>
          <table:table-cell table:style-name="ce10" office:value-type="float" office:value="4.1">
            <text:p>4.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0" table:number-columns-repeated="2"/>
          <table:table-cell table:style-name="ce16" office:value-type="float" office:value="5">
            <text:p>5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5"/>
          <table:table-cell table:style-name="ce5"/>
          <table:table-cell table:formula="of:=IF(ISBLANK([.M758]);[.A758];[.M758])" office:value-type="string" office:string-value="Err:502">
            <text:p>Err:502</text:p>
          </table:table-cell>
          <table:table-cell table:formula="of:=IF(ISBLANK([.O758]);IF(ISERROR([.B758]);&quot;Err:&quot;&amp;ORG.OPENOFFICE.ERRORTYPE([.B758])=[.M758];OR([.P758]=[.B758];IF(AND(ISNUMBER([.P758]);ISNUMBER([.B758]));OR(AND([.P758]=0;ABS([.B758])&lt;1E-307);&quot;&quot;&amp;[.B758]=&quot;&quot;&amp;[.P758]))));[.O75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NaN/AE</text:p>
          </table:table-cell>
          <table:table-cell table:style-name="ce5" table:formula="of:=INTERCEPT([.C759];[.D759])" office:value-type="float" office:value="0">
            <text:p>#DIV/0!</text:p>
          </table:table-cell>
          <table:table-cell table:style-name="ce10" office:value-type="float" office:value="4.1">
            <text:p>4.1</text:p>
          </table:table-cell>
          <table:table-cell table:style-name="ce10" office:value-type="float" office:value="3">
            <text:p>3</text:p>
          </table:table-cell>
          <table:table-cell table:style-name="ce10" table:number-columns-repeated="5"/>
          <table:table-cell table:style-name="ce16" office:value-type="float" office:value="2">
            <text:p>2</text:p>
          </table:table-cell>
          <table:table-cell table:style-name="ce5" table:number-columns-repeated="2"/>
          <table:table-cell table:style-name="ce18" office:value-type="string">
            <text:p>Err:532</text:p>
          </table:table-cell>
          <table:table-cell table:style-name="ce5"/>
          <table:table-cell table:style-name="ce5"/>
          <table:table-cell table:formula="of:=IF(ISBLANK([.M759]);[.A759];[.M759])" office:value-type="string" office:string-value="Err:532">
            <text:p>Err:532</text:p>
          </table:table-cell>
          <table:table-cell table:formula="of:=IF(ISBLANK([.O759]);IF(ISERROR([.B759]);&quot;Err:&quot;&amp;ORG.OPENOFFICE.ERRORTYPE([.B759])=[.M759];OR([.P759]=[.B759];IF(AND(ISNUMBER([.P759]);ISNUMBER([.B759]));OR(AND([.P759]=0;ABS([.B759])&lt;1E-307);&quot;&quot;&amp;[.B759]=&quot;&quot;&amp;[.P759]))));[.O75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0" table:number-columns-repeated="7"/>
          <table:table-cell table:style-name="ce16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3.16666666666667">
            <text:p>3.16667</text:p>
          </table:table-cell>
          <table:table-cell table:style-name="ce5" table:formula="of:=INTERCEPT([.C761:.I761];[.C762:.I762])" office:value-type="float" office:value="3.16666666666667">
            <text:p>3.16667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5">
            <text:p>5</text:p>
          </table:table-cell>
          <table:table-cell table:style-name="ce16" office:value-type="float" office:value="7">
            <text:p>7</text:p>
          </table:table-cell>
          <table:table-cell table:style-name="ce5" table:number-columns-repeated="2"/>
          <table:table-cell table:style-name="ce18"/>
          <table:table-cell table:style-name="ce5" office:value-type="string">
            <office:annotation draw:style-name="gr1" draw:text-style-name="P1" svg:width="3.553cm" svg:height="1.959cm" svg:x="36.186cm" svg:y="348.655cm" draw:caption-point-x="4.035cm" draw:caption-point-y="7.9cm">
              <dc:date>2007-11-27T00:00:00</dc:date>
              <text:p text:style-name="P1"><text:span text:style-name="T1">samsono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style-name="ce5"/>
          <table:table-cell table:formula="of:=IF(ISBLANK([.M761]);[.A761];[.M761])" office:value-type="float" office:value="3.16666666666667">
            <text:p>3.16667</text:p>
          </table:table-cell>
          <table:table-cell table:formula="of:=IF(ISBLANK([.O761]);IF(ISERROR([.B761]);&quot;Err:&quot;&amp;ORG.OPENOFFICE.ERRORTYPE([.B761])=[.M761];OR([.P761]=[.B761];IF(AND(ISNUMBER([.P761]);ISNUMBER([.B761]));OR(AND([.P761]=0;ABS([.B761])&lt;1E-307);&quot;&quot;&amp;[.B761]=&quot;&quot;&amp;[.P761]))));[.O76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4.72">
            <text:p>4.72</text:p>
          </table:table-cell>
          <table:table-cell table:style-name="ce5" table:formula="of:=INTERCEPT([.C761:.E762];[.F761:.H762])" office:value-type="float" office:value="4.72">
            <text:p>4.72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6" office:value-type="float" office:value="7">
            <text:p>7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762]);[.A762];[.M762])" office:value-type="float" office:value="4.72">
            <text:p>4.72</text:p>
          </table:table-cell>
          <table:table-cell table:formula="of:=IF(ISBLANK([.O762]);IF(ISERROR([.B762]);&quot;Err:&quot;&amp;ORG.OPENOFFICE.ERRORTYPE([.B762])=[.M762];OR([.P762]=[.B762];IF(AND(ISNUMBER([.P762]);ISNUMBER([.B762]));OR(AND([.P762]=0;ABS([.B762])&lt;1E-307);&quot;&quot;&amp;[.B762]=&quot;&quot;&amp;[.P762]))));[.O76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0" table:number-columns-repeated="7"/>
          <table:table-cell table:style-name="ce16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0.3">
            <text:p>-0.3</text:p>
          </table:table-cell>
          <table:table-cell table:style-name="ce5" table:formula="of:=SLOPE([.C764:.E764];[.F764:.H764])" office:value-type="float" office:value="-0.3">
            <text:p>-0.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8">
            <text:p>8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office:value-type="string">
            <text:p>SLOPE</text:p>
          </table:table-cell>
          <table:table-cell table:style-name="ce5" office:value-type="string">
            <text:p>SLOPE</text:p>
          </table:table-cell>
          <table:table-cell table:style-name="ce18"/>
          <table:table-cell table:style-name="ce5"/>
          <table:table-cell table:style-name="ce5"/>
          <table:table-cell table:formula="of:=IF(ISBLANK([.M764]);[.A764];[.M764])" office:value-type="float" office:value="-0.3">
            <text:p>-0.3</text:p>
          </table:table-cell>
          <table:table-cell table:formula="of:=IF(ISBLANK([.O764]);IF(ISERROR([.B764]);&quot;Err:&quot;&amp;ORG.OPENOFFICE.ERRORTYPE([.B764])=[.M764];OR([.P764]=[.B764];IF(AND(ISNUMBER([.P764]);ISNUMBER([.B764]));OR(AND([.P764]=0;ABS([.B764])&lt;1E-307);&quot;&quot;&amp;[.B764]=&quot;&quot;&amp;[.P764]))));[.O76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863309352517986">
            <text:p>0.86331</text:p>
          </table:table-cell>
          <table:table-cell table:style-name="ce5" table:formula="of:=SLOPE([.C765:.E765];[.F765:.H765])" office:value-type="float" office:value="0.863309352517986">
            <text:p>0.8633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-5">
            <text:p>-5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2.1">
            <text:p>2.1</text:p>
          </table:table-cell>
          <table:table-cell table:style-name="ce10" office:value-type="float" office:value="3">
            <text:p>3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765]);[.A765];[.M765])" office:value-type="float" office:value="0.863309352517986">
            <text:p>0.86331</text:p>
          </table:table-cell>
          <table:table-cell table:formula="of:=IF(ISBLANK([.O765]);IF(ISERROR([.B765]);&quot;Err:&quot;&amp;ORG.OPENOFFICE.ERRORTYPE([.B765])=[.M765];OR([.P765]=[.B765];IF(AND(ISNUMBER([.P765]);ISNUMBER([.B765]));OR(AND([.P765]=0;ABS([.B765])&lt;1E-307);&quot;&quot;&amp;[.B765]=&quot;&quot;&amp;[.P765]))));[.O76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0.0785714285714286">
            <text:p>-0.07857</text:p>
          </table:table-cell>
          <table:table-cell table:style-name="ce5" table:formula="of:=SLOPE([.C766:.E766];[.F766:.H766])" office:value-type="float" office:value="-0.0785714285714286">
            <text:p>-0.07857</text:p>
          </table:table-cell>
          <table:table-cell table:style-name="ce10" office:value-type="float" office:value="4.1">
            <text:p>4.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766]);[.A766];[.M766])" office:value-type="float" office:value="-0.0785714285714286">
            <text:p>-0.07857</text:p>
          </table:table-cell>
          <table:table-cell table:formula="of:=IF(ISBLANK([.O766]);IF(ISERROR([.B766]);&quot;Err:&quot;&amp;ORG.OPENOFFICE.ERRORTYPE([.B766])=[.M766];OR([.P766]=[.B766];IF(AND(ISNUMBER([.P766]);ISNUMBER([.B766]));OR(AND([.P766]=0;ABS([.B766])&lt;1E-307);&quot;&quot;&amp;[.B766]=&quot;&quot;&amp;[.P766]))));[.O76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1.15">
            <text:p>-1.15</text:p>
          </table:table-cell>
          <table:table-cell table:style-name="ce5" table:formula="of:=SLOPE([.C767:.E767];[.F767:.H767])" office:value-type="float" office:value="-1.15">
            <text:p>-1.15</text:p>
          </table:table-cell>
          <table:table-cell table:style-name="ce10" office:value-type="float" office:value="4.1">
            <text:p>4.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767]);[.A767];[.M767])" office:value-type="float" office:value="-1.15">
            <text:p>-1.15</text:p>
          </table:table-cell>
          <table:table-cell table:formula="of:=IF(ISBLANK([.O767]);IF(ISERROR([.B767]);&quot;Err:&quot;&amp;ORG.OPENOFFICE.ERRORTYPE([.B767])=[.M767];OR([.P767]=[.B767];IF(AND(ISNUMBER([.P767]);ISNUMBER([.B767]));OR(AND([.P767]=0;ABS([.B767])&lt;1E-307);&quot;&quot;&amp;[.B767]=&quot;&quot;&amp;[.P767]))));[.O76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.66244725738397">
            <text:p>1.66245</text:p>
          </table:table-cell>
          <table:table-cell table:style-name="ce5" table:formula="of:=SLOPE([.C768:.E768];[.F768:.H768])" office:value-type="float" office:value="1.66244725738397">
            <text:p>1.66245</text:p>
          </table:table-cell>
          <table:table-cell table:style-name="ce10" office:value-type="float" office:value="4.1">
            <text:p>4.1</text:p>
          </table:table-cell>
          <table:table-cell table:style-name="ce10" office:value-type="float" office:value="-3.4">
            <text:p>-3.4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.9">
            <text:p>3.9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768]);[.A768];[.M768])" office:value-type="float" office:value="1.66244725738397">
            <text:p>1.66245</text:p>
          </table:table-cell>
          <table:table-cell table:formula="of:=IF(ISBLANK([.O768]);IF(ISERROR([.B768]);&quot;Err:&quot;&amp;ORG.OPENOFFICE.ERRORTYPE([.B768])=[.M768];OR([.P768]=[.B768];IF(AND(ISNUMBER([.P768]);ISNUMBER([.B768]));OR(AND([.P768]=0;ABS([.B768])&lt;1E-307);&quot;&quot;&amp;[.B768]=&quot;&quot;&amp;[.P768]))));[.O76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NaN/AE</text:p>
          </table:table-cell>
          <table:table-cell table:style-name="ce5" table:formula="of:=SLOPE([.C769:.E769];[.F769:.H769])" office:value-type="float" office:value="0">
            <text:p>#DIV/0!</text:p>
          </table:table-cell>
          <table:table-cell table:style-name="ce10" office:value-type="float" office:value="4.1">
            <text:p>4.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18" office:value-type="string">
            <text:p>Err:532</text:p>
          </table:table-cell>
          <table:table-cell table:style-name="ce5"/>
          <table:table-cell table:style-name="ce5"/>
          <table:table-cell table:formula="of:=IF(ISBLANK([.M769]);[.A769];[.M769])" office:value-type="string" office:string-value="Err:532">
            <text:p>Err:532</text:p>
          </table:table-cell>
          <table:table-cell table:formula="of:=IF(ISBLANK([.O769]);IF(ISERROR([.B769]);&quot;Err:&quot;&amp;ORG.OPENOFFICE.ERRORTYPE([.B769])=[.M769];OR([.P769]=[.B769];IF(AND(ISNUMBER([.P769]);ISNUMBER([.B769]));OR(AND([.P769]=0;ABS([.B769])&lt;1E-307);&quot;&quot;&amp;[.B769]=&quot;&quot;&amp;[.P769]))));[.O76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5" table:formula="of:=SLOPE([.C770:.E770];[.F770:.H770])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770]);[.A770];[.M770])" office:value-type="float" office:value="0">
            <text:p>0</text:p>
          </table:table-cell>
          <table:table-cell table:formula="of:=IF(ISBLANK([.O770]);IF(ISERROR([.B770]);&quot;Err:&quot;&amp;ORG.OPENOFFICE.ERRORTYPE([.B770])=[.M770];OR([.P770]=[.B770];IF(AND(ISNUMBER([.P770]);ISNUMBER([.B770]));OR(AND([.P770]=0;ABS([.B770])&lt;1E-307);&quot;&quot;&amp;[.B770]=&quot;&quot;&amp;[.P770]))));[.O77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0" table:number-columns-repeated="7"/>
          <table:table-cell table:style-name="ce16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NA</text:p>
          </table:table-cell>
          <table:table-cell table:style-name="ce5" table:formula="of:=SLOPE([.C772:.E772];[.F772:.G772])" office:value-type="float" office:value="0">
            <text:p>Err:502</text:p>
          </table:table-cell>
          <table:table-cell table:style-name="ce10" office:value-type="float" office:value="4.1">
            <text:p>4.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0" table:number-columns-repeated="2"/>
          <table:table-cell table:style-name="ce16" office:value-type="float" office:value="5">
            <text:p>5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5"/>
          <table:table-cell table:style-name="ce5"/>
          <table:table-cell table:formula="of:=IF(ISBLANK([.M772]);[.A772];[.M772])" office:value-type="string" office:string-value="Err:502">
            <text:p>Err:502</text:p>
          </table:table-cell>
          <table:table-cell table:formula="of:=IF(ISBLANK([.O772]);IF(ISERROR([.B772]);&quot;Err:&quot;&amp;ORG.OPENOFFICE.ERRORTYPE([.B772])=[.M772];OR([.P772]=[.B772];IF(AND(ISNUMBER([.P772]);ISNUMBER([.B772]));OR(AND([.P772]=0;ABS([.B772])&lt;1E-307);&quot;&quot;&amp;[.B772]=&quot;&quot;&amp;[.P772]))));[.O77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0" table:number-columns-repeated="7"/>
          <table:table-cell table:style-name="ce16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305555555555556">
            <text:p>0.30556</text:p>
          </table:table-cell>
          <table:table-cell table:style-name="ce5" table:formula="of:=SLOPE([.C774:.I774];[.C775:.I775])" office:value-type="float" office:value="0.305555555555556">
            <text:p>0.30556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5">
            <text:p>5</text:p>
          </table:table-cell>
          <table:table-cell table:style-name="ce16" office:value-type="float" office:value="7">
            <text:p>7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774]);[.A774];[.M774])" office:value-type="float" office:value="0.305555555555556">
            <text:p>0.30556</text:p>
          </table:table-cell>
          <table:table-cell table:formula="of:=IF(ISBLANK([.O774]);IF(ISERROR([.B774]);&quot;Err:&quot;&amp;ORG.OPENOFFICE.ERRORTYPE([.B774])=[.M774];OR([.P774]=[.B774];IF(AND(ISNUMBER([.P774]);ISNUMBER([.B774]));OR(AND([.P774]=0;ABS([.B774])&lt;1E-307);&quot;&quot;&amp;[.B774]=&quot;&quot;&amp;[.P774]))));[.O77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24">
            <text:p>0.24</text:p>
          </table:table-cell>
          <table:table-cell table:style-name="ce5" table:formula="of:=SLOPE([.C774:.E775];[.F774:.H775])" office:value-type="float" office:value="0.24">
            <text:p>0.24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6" office:value-type="float" office:value="7">
            <text:p>7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775]);[.A775];[.M775])" office:value-type="float" office:value="0.24">
            <text:p>0.24</text:p>
          </table:table-cell>
          <table:table-cell table:formula="of:=IF(ISBLANK([.O775]);IF(ISERROR([.B775]);&quot;Err:&quot;&amp;ORG.OPENOFFICE.ERRORTYPE([.B775])=[.M775];OR([.P775]=[.B775];IF(AND(ISNUMBER([.P775]);ISNUMBER([.B775]));OR(AND([.P775]=0;ABS([.B775])&lt;1E-307);&quot;&quot;&amp;[.B775]=&quot;&quot;&amp;[.P775]))));[.O77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0" table:number-columns-repeated="7"/>
          <table:table-cell table:style-name="ce16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table:formula="of:=PROB([.C777:.D777];[.E777:.F777];[.G777];[.H777])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.3">
            <text:p>0.3</text:p>
          </table:table-cell>
          <table:table-cell table:style-name="ce10" office:value-type="float" office:value="0.7">
            <text:p>0.7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office:value-type="string">
            <text:p>PROB</text:p>
          </table:table-cell>
          <table:table-cell table:style-name="ce5" office:value-type="string">
            <text:p>PROB</text:p>
          </table:table-cell>
          <table:table-cell table:style-name="ce18"/>
          <table:table-cell table:style-name="ce5"/>
          <table:table-cell table:style-name="ce5"/>
          <table:table-cell table:formula="of:=IF(ISBLANK([.M777]);[.A777];[.M777])" office:value-type="float" office:value="1">
            <text:p>1</text:p>
          </table:table-cell>
          <table:table-cell table:formula="of:=IF(ISBLANK([.O777]);IF(ISERROR([.B777]);&quot;Err:&quot;&amp;ORG.OPENOFFICE.ERRORTYPE([.B777])=[.M777];OR([.P777]=[.B777];IF(AND(ISNUMBER([.P777]);ISNUMBER([.B777]));OR(AND([.P777]=0;ABS([.B777])&lt;1E-307);&quot;&quot;&amp;[.B777]=&quot;&quot;&amp;[.P777]))));[.O77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2">
            <text:p>0.2</text:p>
          </table:table-cell>
          <table:table-cell table:style-name="ce5" table:formula="of:=PROB([.C778:.D778];[.E778:.F778];[.G778];[.H778])" office:value-type="float" office:value="0.2">
            <text:p>0.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.2">
            <text:p>0.2</text:p>
          </table:table-cell>
          <table:table-cell table:style-name="ce10" office:value-type="float" office:value="0.8">
            <text:p>0.8</text:p>
          </table:table-cell>
          <table:table-cell table:style-name="ce10" office:value-type="float" office:value="2.1">
            <text:p>2.1</text:p>
          </table:table-cell>
          <table:table-cell table:style-name="ce10" office:value-type="float" office:value="3">
            <text:p>3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778]);[.A778];[.M778])" office:value-type="float" office:value="0.2">
            <text:p>0.2</text:p>
          </table:table-cell>
          <table:table-cell table:formula="of:=IF(ISBLANK([.O778]);IF(ISERROR([.B778]);&quot;Err:&quot;&amp;ORG.OPENOFFICE.ERRORTYPE([.B778])=[.M778];OR([.P778]=[.B778];IF(AND(ISNUMBER([.P778]);ISNUMBER([.B778]));OR(AND([.P778]=0;ABS([.B778])&lt;1E-307);&quot;&quot;&amp;[.B778]=&quot;&quot;&amp;[.P778]))));[.O77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5" table:formula="of:=PROB([.C779:.D779];[.E779:.F779];[.G779];[.H779])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.2">
            <text:p>0.2</text:p>
          </table:table-cell>
          <table:table-cell table:style-name="ce10" office:value-type="float" office:value="0.8">
            <text:p>0.8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18" office:value-type="float" office:value="1">
            <text:p>1</text:p>
          </table:table-cell>
          <table:table-cell table:style-name="ce5"/>
          <table:table-cell table:style-name="ce5"/>
          <table:table-cell table:formula="of:=IF(ISBLANK([.M779]);[.A779];[.M779])" office:value-type="float" office:value="1">
            <text:p>1</text:p>
          </table:table-cell>
          <table:table-cell table:formula="of:=IF(ISBLANK([.O779]);IF(ISERROR([.B779]);&quot;Err:&quot;&amp;ORG.OPENOFFICE.ERRORTYPE([.B779])=[.M779];OR([.P779]=[.B779];IF(AND(ISNUMBER([.P779]);ISNUMBER([.B779]));OR(AND([.P779]=0;ABS([.B779])&lt;1E-307);&quot;&quot;&amp;[.B779]=&quot;&quot;&amp;[.P779]))));[.O77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25">
            <text:p>0.25</text:p>
          </table:table-cell>
          <table:table-cell table:style-name="ce5" table:formula="of:=PROB([.C780:.D780];[.E780:.F780];[.G780];[.H780])" office:value-type="float" office:value="0.25">
            <text:p>0.25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.25">
            <text:p>0.25</text:p>
          </table:table-cell>
          <table:table-cell table:style-name="ce10" office:value-type="float" office:value="0.75">
            <text:p>0.75</text:p>
          </table:table-cell>
          <table:table-cell table:style-name="ce10" office:value-type="float" office:value="2.1">
            <text:p>2.1</text:p>
          </table:table-cell>
          <table:table-cell table:style-name="ce10" office:value-type="float" office:value="3">
            <text:p>3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780]);[.A780];[.M780])" office:value-type="float" office:value="0.25">
            <text:p>0.25</text:p>
          </table:table-cell>
          <table:table-cell table:formula="of:=IF(ISBLANK([.O780]);IF(ISERROR([.B780]);&quot;Err:&quot;&amp;ORG.OPENOFFICE.ERRORTYPE([.B780])=[.M780];OR([.P780]=[.B780];IF(AND(ISNUMBER([.P780]);ISNUMBER([.B780]));OR(AND([.P780]=0;ABS([.B780])&lt;1E-307);&quot;&quot;&amp;[.B780]=&quot;&quot;&amp;[.P780]))));[.O78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2">
            <text:p>0.2</text:p>
          </table:table-cell>
          <table:table-cell table:style-name="ce5" table:formula="of:=PROB([.C781:.D781];[.E781:.F781];[.G781];[.H781])" office:value-type="float" office:value="0.2">
            <text:p>0.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.2">
            <text:p>0.2</text:p>
          </table:table-cell>
          <table:table-cell table:style-name="ce10" office:value-type="float" office:value="0.8">
            <text:p>0.8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781]);[.A781];[.M781])" office:value-type="float" office:value="0.2">
            <text:p>0.2</text:p>
          </table:table-cell>
          <table:table-cell table:formula="of:=IF(ISBLANK([.O781]);IF(ISERROR([.B781]);&quot;Err:&quot;&amp;ORG.OPENOFFICE.ERRORTYPE([.B781])=[.M781];OR([.P781]=[.B781];IF(AND(ISNUMBER([.P781]);ISNUMBER([.B781]));OR(AND([.P781]=0;ABS([.B781])&lt;1E-307);&quot;&quot;&amp;[.B781]=&quot;&quot;&amp;[.P781]))));[.O78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2">
            <text:p>0.2</text:p>
          </table:table-cell>
          <table:table-cell table:style-name="ce5" table:formula="of:=PROB([.C782:.D782];[.E782:.F782];[.G782];[.H782])" office:value-type="float" office:value="0.2">
            <text:p>0.2</text:p>
          </table:table-cell>
          <table:table-cell table:style-name="ce10" office:value-type="float" office:value="-2.3">
            <text:p>-2.3</text:p>
          </table:table-cell>
          <table:table-cell table:style-name="ce10" office:value-type="float" office:value="5.6">
            <text:p>5.6</text:p>
          </table:table-cell>
          <table:table-cell table:style-name="ce10" office:value-type="float" office:value="0.2">
            <text:p>0.2</text:p>
          </table:table-cell>
          <table:table-cell table:style-name="ce10" office:value-type="float" office:value="0.8">
            <text:p>0.8</text:p>
          </table:table-cell>
          <table:table-cell table:style-name="ce10" office:value-type="float" office:value="-10">
            <text:p>-10</text:p>
          </table:table-cell>
          <table:table-cell table:style-name="ce10" office:value-type="float" office:value="3">
            <text:p>3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782]);[.A782];[.M782])" office:value-type="float" office:value="0.2">
            <text:p>0.2</text:p>
          </table:table-cell>
          <table:table-cell table:formula="of:=IF(ISBLANK([.O782]);IF(ISERROR([.B782]);&quot;Err:&quot;&amp;ORG.OPENOFFICE.ERRORTYPE([.B782])=[.M782];OR([.P782]=[.B782];IF(AND(ISNUMBER([.P782]);ISNUMBER([.B782]));OR(AND([.P782]=0;ABS([.B782])&lt;1E-307);&quot;&quot;&amp;[.B782]=&quot;&quot;&amp;[.P782]))));[.O78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table:formula="of:=PROB([.C783:.D783];[.E783:.F783];[.G783];[.H783])" office:value-type="float" office:value="1">
            <text:p>1</text:p>
          </table:table-cell>
          <table:table-cell table:style-name="ce10" office:value-type="float" office:value="4.1">
            <text:p>4.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.4">
            <text:p>0.4</text:p>
          </table:table-cell>
          <table:table-cell table:style-name="ce10" office:value-type="float" office:value="0.6">
            <text:p>0.6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783]);[.A783];[.M783])" office:value-type="float" office:value="1">
            <text:p>1</text:p>
          </table:table-cell>
          <table:table-cell table:formula="of:=IF(ISBLANK([.O783]);IF(ISERROR([.B783]);&quot;Err:&quot;&amp;ORG.OPENOFFICE.ERRORTYPE([.B783])=[.M783];OR([.P783]=[.B783];IF(AND(ISNUMBER([.P783]);ISNUMBER([.B783]));OR(AND([.P783]=0;ABS([.B783])&lt;1E-307);&quot;&quot;&amp;[.B783]=&quot;&quot;&amp;[.P783]))));[.O783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0.2">
            <text:p>-0.2</text:p>
          </table:table-cell>
          <table:table-cell table:style-name="ce5" table:formula="of:=PROB([.C784:.D784];[.E784:.F784];[.G784];[.H784])" office:value-type="float" office:value="0">
            <text:p>#VALUE!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.2">
            <text:p>1.2</text:p>
          </table:table-cell>
          <table:table-cell table:style-name="ce10" office:value-type="float" office:value="-0.2">
            <text:p>-0.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18" office:value-type="string">
            <text:p>Err:519</text:p>
          </table:table-cell>
          <table:table-cell table:style-name="ce5"/>
          <table:table-cell table:style-name="ce5"/>
          <table:table-cell table:formula="of:=IF(ISBLANK([.M784]);[.A784];[.M784])" office:value-type="string" office:string-value="Err:519">
            <text:p>Err:519</text:p>
          </table:table-cell>
          <table:table-cell table:formula="of:=IF(ISBLANK([.O784]);IF(ISERROR([.B784]);&quot;Err:&quot;&amp;ORG.OPENOFFICE.ERRORTYPE([.B784])=[.M784];OR([.P784]=[.B784];IF(AND(ISNUMBER([.P784]);ISNUMBER([.B784]));OR(AND([.P784]=0;ABS([.B784])&lt;1E-307);&quot;&quot;&amp;[.B784]=&quot;&quot;&amp;[.P784]))));[.O78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PROB([.C785:.D785];[.E785:.F785];[.G785];[.H785])" office:value-type="float" office:value="0">
            <text:p>#VALUE!</text:p>
          </table:table-cell>
          <table:table-cell table:style-name="ce10" office:value-type="float" office:value="4.1">
            <text:p>4.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0.6">
            <text:p>0.6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18" office:value-type="string">
            <text:p>Err:519</text:p>
          </table:table-cell>
          <table:table-cell table:style-name="ce5"/>
          <table:table-cell table:style-name="ce5"/>
          <table:table-cell table:formula="of:=IF(ISBLANK([.M785]);[.A785];[.M785])" office:value-type="string" office:string-value="Err:519">
            <text:p>Err:519</text:p>
          </table:table-cell>
          <table:table-cell table:formula="of:=IF(ISBLANK([.O785]);IF(ISERROR([.B785]);&quot;Err:&quot;&amp;ORG.OPENOFFICE.ERRORTYPE([.B785])=[.M785];OR([.P785]=[.B785];IF(AND(ISNUMBER([.P785]);ISNUMBER([.B785]));OR(AND([.P785]=0;ABS([.B785])&lt;1E-307);&quot;&quot;&amp;[.B785]=&quot;&quot;&amp;[.P785]))));[.O78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0" table:number-columns-repeated="7"/>
          <table:table-cell table:style-name="ce16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1">
            <text:p>0.1</text:p>
          </table:table-cell>
          <table:table-cell table:style-name="ce5" table:formula="of:=PROB([.C787:.D788];[.E787:.F788];[.G787])" office:value-type="float" office:value="0.1">
            <text:p>0.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.2">
            <text:p>0.2</text:p>
          </table:table-cell>
          <table:table-cell table:style-name="ce10" office:value-type="float" office:value="0.3">
            <text:p>0.3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2"/>
          <table:table-cell table:style-name="ce16" office:value-type="float" office:value="5">
            <text:p>5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787]);[.A787];[.M787])" office:value-type="float" office:value="0.1">
            <text:p>0.1</text:p>
          </table:table-cell>
          <table:table-cell table:formula="of:=IF(ISBLANK([.O787]);IF(ISERROR([.B787]);&quot;Err:&quot;&amp;ORG.OPENOFFICE.ERRORTYPE([.B787])=[.M787];OR([.P787]=[.B787];IF(AND(ISNUMBER([.P787]);ISNUMBER([.B787]));OR(AND([.P787]=0;ABS([.B787])&lt;1E-307);&quot;&quot;&amp;[.B787]=&quot;&quot;&amp;[.P787]))));[.O78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NA</text:p>
          </table:table-cell>
          <table:table-cell table:style-name="ce5" table:formula="of:=PROB([.C788:.D788];[.E787:.F788];[.G788];[.H788])" office:value-type="float" office:value="0">
            <text:p>#N/A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.1">
            <text:p>0.1</text:p>
          </table:table-cell>
          <table:table-cell table:style-name="ce10" office:value-type="float" office:value="0.4">
            <text:p>0.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18" office:value-type="string">
            <text:p>Err:32767</text:p>
          </table:table-cell>
          <table:table-cell table:style-name="ce5"/>
          <table:table-cell table:style-name="ce5"/>
          <table:table-cell table:formula="of:=IF(ISBLANK([.M788]);[.A788];[.M788])" office:value-type="string" office:string-value="Err:32767">
            <text:p>Err:32767</text:p>
          </table:table-cell>
          <table:table-cell table:formula="of:=IF(ISBLANK([.O788]);IF(ISERROR([.B788]);&quot;Err:&quot;&amp;ORG.OPENOFFICE.ERRORTYPE([.B788])=[.M788];OR([.P788]=[.B788];IF(AND(ISNUMBER([.P788]);ISNUMBER([.B788]));OR(AND([.P788]=0;ABS([.B788])&lt;1E-307);&quot;&quot;&amp;[.B788]=&quot;&quot;&amp;[.P788]))));[.O78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0" table:number-columns-repeated="7"/>
          <table:table-cell table:style-name="ce16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5" table:formula="of:=CRITBINOM([.C790];[.D790];[.E790])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.3">
            <text:p>0.3</text:p>
          </table:table-cell>
          <table:table-cell table:style-name="ce11" office:value-type="float" office:value="0.75">
            <text:p>0.75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office:value-type="string">
            <text:p>CRITBINOM</text:p>
          </table:table-cell>
          <table:table-cell table:style-name="ce5" office:value-type="string">
            <text:p>CRITBINOM</text:p>
          </table:table-cell>
          <table:table-cell table:style-name="ce18"/>
          <table:table-cell table:style-name="ce5"/>
          <table:table-cell table:style-name="ce5"/>
          <table:table-cell table:formula="of:=IF(ISBLANK([.M790]);[.A790];[.M790])" office:value-type="float" office:value="0">
            <text:p>0</text:p>
          </table:table-cell>
          <table:table-cell table:formula="of:=IF(ISBLANK([.O790]);IF(ISERROR([.B790]);&quot;Err:&quot;&amp;ORG.OPENOFFICE.ERRORTYPE([.B790])=[.M790];OR([.P790]=[.B790];IF(AND(ISNUMBER([.P790]);ISNUMBER([.B790]));OR(AND([.P790]=0;ABS([.B790])&lt;1E-307);&quot;&quot;&amp;[.B790]=&quot;&quot;&amp;[.P790]))));[.O79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table:formula="of:=CRITBINOM([.C791];[.D791];[.E791])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.3">
            <text:p>0.3</text:p>
          </table:table-cell>
          <table:table-cell table:style-name="ce11" office:value-type="float" office:value="0.75">
            <text:p>0.75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791]);[.A791];[.M791])" office:value-type="float" office:value="1">
            <text:p>1</text:p>
          </table:table-cell>
          <table:table-cell table:formula="of:=IF(ISBLANK([.O791]);IF(ISERROR([.B791]);&quot;Err:&quot;&amp;ORG.OPENOFFICE.ERRORTYPE([.B791])=[.M791];OR([.P791]=[.B791];IF(AND(ISNUMBER([.P791]);ISNUMBER([.B791]));OR(AND([.P791]=0;ABS([.B791])&lt;1E-307);&quot;&quot;&amp;[.B791]=&quot;&quot;&amp;[.P791]))));[.O79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table:formula="of:=CRITBINOM([.C792];[.D792];[.E792])" office:value-type="float" office:value="1">
            <text:p>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.3">
            <text:p>0.3</text:p>
          </table:table-cell>
          <table:table-cell table:style-name="ce11" office:value-type="float" office:value="0.75">
            <text:p>0.75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792]);[.A792];[.M792])" office:value-type="float" office:value="1">
            <text:p>1</text:p>
          </table:table-cell>
          <table:table-cell table:formula="of:=IF(ISBLANK([.O792]);IF(ISERROR([.B792]);&quot;Err:&quot;&amp;ORG.OPENOFFICE.ERRORTYPE([.B792])=[.M792];OR([.P792]=[.B792];IF(AND(ISNUMBER([.P792]);ISNUMBER([.B792]));OR(AND([.P792]=0;ABS([.B792])&lt;1E-307);&quot;&quot;&amp;[.B792]=&quot;&quot;&amp;[.P792]))));[.O79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table:formula="of:=CRITBINOM([.C793];[.D793];[.E793])" office:value-type="float" office:value="1">
            <text:p>1</text:p>
          </table:table-cell>
          <table:table-cell table:style-name="ce11" office:value-type="float" office:value="3.9">
            <text:p>3.9</text:p>
          </table:table-cell>
          <table:table-cell table:style-name="ce11" office:value-type="float" office:value="0.3">
            <text:p>0.3</text:p>
          </table:table-cell>
          <table:table-cell table:style-name="ce11" office:value-type="float" office:value="0.75">
            <text:p>0.75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793]);[.A793];[.M793])" office:value-type="float" office:value="1">
            <text:p>1</text:p>
          </table:table-cell>
          <table:table-cell table:formula="of:=IF(ISBLANK([.O793]);IF(ISERROR([.B793]);&quot;Err:&quot;&amp;ORG.OPENOFFICE.ERRORTYPE([.B793])=[.M793];OR([.P793]=[.B793];IF(AND(ISNUMBER([.P793]);ISNUMBER([.B793]));OR(AND([.P793]=0;ABS([.B793])&lt;1E-307);&quot;&quot;&amp;[.B793]=&quot;&quot;&amp;[.P793]))));[.O793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table:formula="of:=CRITBINOM([.C794];[.D794];[.E794])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.3">
            <text:p>0.3</text:p>
          </table:table-cell>
          <table:table-cell table:style-name="ce11" office:value-type="float" office:value="0.75">
            <text:p>0.75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794]);[.A794];[.M794])" office:value-type="float" office:value="2">
            <text:p>2</text:p>
          </table:table-cell>
          <table:table-cell table:formula="of:=IF(ISBLANK([.O794]);IF(ISERROR([.B794]);&quot;Err:&quot;&amp;ORG.OPENOFFICE.ERRORTYPE([.B794])=[.M794];OR([.P794]=[.B794];IF(AND(ISNUMBER([.P794]);ISNUMBER([.B794]));OR(AND([.P794]=0;ABS([.B794])&lt;1E-307);&quot;&quot;&amp;[.B794]=&quot;&quot;&amp;[.P794]))));[.O79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310">
            <text:p>310</text:p>
          </table:table-cell>
          <table:table-cell table:style-name="ce5" table:formula="of:=CRITBINOM([.C795];[.D795];[.E795])" office:value-type="float" office:value="310">
            <text:p>310</text:p>
          </table:table-cell>
          <table:table-cell table:style-name="ce11" office:value-type="float" office:value="1000">
            <text:p>1000</text:p>
          </table:table-cell>
          <table:table-cell table:style-name="ce11" office:value-type="float" office:value="0.3">
            <text:p>0.3</text:p>
          </table:table-cell>
          <table:table-cell table:style-name="ce11" office:value-type="float" office:value="0.75">
            <text:p>0.75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 office:value-type="string">
            <text:p>long</text:p>
          </table:table-cell>
          <table:table-cell table:style-name="ce5"/>
          <table:table-cell table:formula="of:=IF(ISBLANK([.M795]);[.A795];[.M795])" office:value-type="float" office:value="310">
            <text:p>310</text:p>
          </table:table-cell>
          <table:table-cell table:formula="of:=IF(ISBLANK([.O795]);IF(ISERROR([.B795]);&quot;Err:&quot;&amp;ORG.OPENOFFICE.ERRORTYPE([.B795])=[.M795];OR([.P795]=[.B795];IF(AND(ISNUMBER([.P795]);ISNUMBER([.B795]));OR(AND([.P795]=0;ABS([.B795])&lt;1E-307);&quot;&quot;&amp;[.B795]=&quot;&quot;&amp;[.P795]))));[.O79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5" table:formula="of:=CRITBINOM([.C796];[.D796];[.E796])" office:value-type="float" office:value="0">
            <text:p>0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0.001">
            <text:p>0.001</text:p>
          </table:table-cell>
          <table:table-cell table:style-name="ce11" office:value-type="float" office:value="0.75">
            <text:p>0.75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796]);[.A796];[.M796])" office:value-type="float" office:value="0">
            <text:p>0</text:p>
          </table:table-cell>
          <table:table-cell table:formula="of:=IF(ISBLANK([.O796]);IF(ISERROR([.B796]);&quot;Err:&quot;&amp;ORG.OPENOFFICE.ERRORTYPE([.B796])=[.M796];OR([.P796]=[.B796];IF(AND(ISNUMBER([.P796]);ISNUMBER([.B796]));OR(AND([.P796]=0;ABS([.B796])&lt;1E-307);&quot;&quot;&amp;[.B796]=&quot;&quot;&amp;[.P796]))));[.O79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5" table:formula="of:=CRITBINOM([.C797];[.D797];[.E797])" office:value-type="float" office:value="10">
            <text:p>10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0.999">
            <text:p>0.999</text:p>
          </table:table-cell>
          <table:table-cell table:style-name="ce11" office:value-type="float" office:value="0.75">
            <text:p>0.75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797]);[.A797];[.M797])" office:value-type="float" office:value="10">
            <text:p>10</text:p>
          </table:table-cell>
          <table:table-cell table:formula="of:=IF(ISBLANK([.O797]);IF(ISERROR([.B797]);&quot;Err:&quot;&amp;ORG.OPENOFFICE.ERRORTYPE([.B797])=[.M797];OR([.P797]=[.B797];IF(AND(ISNUMBER([.P797]);ISNUMBER([.B797]));OR(AND([.P797]=0;ABS([.B797])&lt;1E-307);&quot;&quot;&amp;[.B797]=&quot;&quot;&amp;[.P797]))));[.O79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5" table:formula="of:=CRITBINOM([.C798];[.D798];[.E798])" office:value-type="float" office:value="0">
            <text:p>0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0.3">
            <text:p>0.3</text:p>
          </table:table-cell>
          <table:table-cell table:style-name="ce11" office:value-type="float" office:value="0.001">
            <text:p>0.001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798]);[.A798];[.M798])" office:value-type="float" office:value="0">
            <text:p>0</text:p>
          </table:table-cell>
          <table:table-cell table:formula="of:=IF(ISBLANK([.O798]);IF(ISERROR([.B798]);&quot;Err:&quot;&amp;ORG.OPENOFFICE.ERRORTYPE([.B798])=[.M798];OR([.P798]=[.B798];IF(AND(ISNUMBER([.P798]);ISNUMBER([.B798]));OR(AND([.P798]=0;ABS([.B798])&lt;1E-307);&quot;&quot;&amp;[.B798]=&quot;&quot;&amp;[.P798]))));[.O79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5" table:formula="of:=CRITBINOM([.C799];[.D799];[.E799])" office:value-type="float" office:value="8">
            <text:p>8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0.3">
            <text:p>0.3</text:p>
          </table:table-cell>
          <table:table-cell table:style-name="ce11" office:value-type="float" office:value="0.999">
            <text:p>0.999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799]);[.A799];[.M799])" office:value-type="float" office:value="8">
            <text:p>8</text:p>
          </table:table-cell>
          <table:table-cell table:formula="of:=IF(ISBLANK([.O799]);IF(ISERROR([.B799]);&quot;Err:&quot;&amp;ORG.OPENOFFICE.ERRORTYPE([.B799])=[.M799];OR([.P799]=[.B799];IF(AND(ISNUMBER([.P799]);ISNUMBER([.B799]));OR(AND([.P799]=0;ABS([.B799])&lt;1E-307);&quot;&quot;&amp;[.B799]=&quot;&quot;&amp;[.P799]))));[.O79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5" table:formula="of:=CRITBINOM([.C800];[.D800];[.E800])" office:value-type="float" office:value="0">
            <text:p>0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.75">
            <text:p>0.75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800]);[.A800];[.M800])" office:value-type="float" office:value="0">
            <text:p>0</text:p>
          </table:table-cell>
          <table:table-cell table:formula="of:=IF(ISBLANK([.O800]);IF(ISERROR([.B800]);&quot;Err:&quot;&amp;ORG.OPENOFFICE.ERRORTYPE([.B800])=[.M800];OR([.P800]=[.B800];IF(AND(ISNUMBER([.P800]);ISNUMBER([.B800]));OR(AND([.P800]=0;ABS([.B800])&lt;1E-307);&quot;&quot;&amp;[.B800]=&quot;&quot;&amp;[.P800]))));[.O80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5" table:formula="of:=CRITBINOM([.C801];[.D801];[.E801])" office:value-type="float" office:value="10">
            <text:p>10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.75">
            <text:p>0.75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801]);[.A801];[.M801])" office:value-type="float" office:value="10">
            <text:p>10</text:p>
          </table:table-cell>
          <table:table-cell table:formula="of:=IF(ISBLANK([.O801]);IF(ISERROR([.B801]);&quot;Err:&quot;&amp;ORG.OPENOFFICE.ERRORTYPE([.B801])=[.M801];OR([.P801]=[.B801];IF(AND(ISNUMBER([.P801]);ISNUMBER([.B801]));OR(AND([.P801]=0;ABS([.B801])&lt;1E-307);&quot;&quot;&amp;[.B801]=&quot;&quot;&amp;[.P801]))));[.O80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CRITBINOM([.C802];[.D802];[.E802])" office:value-type="float" office:value="0">
            <text:p>Err:502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0.3">
            <text:p>0.3</text:p>
          </table:table-cell>
          <table:table-cell table:style-name="ce11" office:value-type="float" office:value="0">
            <text:p>0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5"/>
          <table:table-cell table:style-name="ce5"/>
          <table:table-cell table:formula="of:=IF(ISBLANK([.M802]);[.A802];[.M802])" office:value-type="string" office:string-value="Err:502">
            <text:p>Err:502</text:p>
          </table:table-cell>
          <table:table-cell table:formula="of:=IF(ISBLANK([.O802]);IF(ISERROR([.B802]);&quot;Err:&quot;&amp;ORG.OPENOFFICE.ERRORTYPE([.B802])=[.M802];OR([.P802]=[.B802];IF(AND(ISNUMBER([.P802]);ISNUMBER([.B802]));OR(AND([.P802]=0;ABS([.B802])&lt;1E-307);&quot;&quot;&amp;[.B802]=&quot;&quot;&amp;[.P802]))));[.O80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CRITBINOM([.C803];[.D803];[.E803])" office:value-type="float" office:value="0">
            <text:p>Err:502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0.3">
            <text:p>0.3</text:p>
          </table:table-cell>
          <table:table-cell table:style-name="ce11" office:value-type="float" office:value="1">
            <text:p>1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5"/>
          <table:table-cell table:style-name="ce5"/>
          <table:table-cell table:formula="of:=IF(ISBLANK([.M803]);[.A803];[.M803])" office:value-type="string" office:string-value="Err:502">
            <text:p>Err:502</text:p>
          </table:table-cell>
          <table:table-cell table:formula="of:=IF(ISBLANK([.O803]);IF(ISERROR([.B803]);&quot;Err:&quot;&amp;ORG.OPENOFFICE.ERRORTYPE([.B803])=[.M803];OR([.P803]=[.B803];IF(AND(ISNUMBER([.P803]);ISNUMBER([.B803]));OR(AND([.P803]=0;ABS([.B803])&lt;1E-307);&quot;&quot;&amp;[.B803]=&quot;&quot;&amp;[.P803]))));[.O803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CRITBINOM([.C804];[.D804];[.E804])" office:value-type="float" office:value="0">
            <text:p>Err:502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-0.001">
            <text:p>-0.001</text:p>
          </table:table-cell>
          <table:table-cell table:style-name="ce11" office:value-type="float" office:value="0.75">
            <text:p>0.75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5"/>
          <table:table-cell table:style-name="ce5"/>
          <table:table-cell table:formula="of:=IF(ISBLANK([.M804]);[.A804];[.M804])" office:value-type="string" office:string-value="Err:502">
            <text:p>Err:502</text:p>
          </table:table-cell>
          <table:table-cell table:formula="of:=IF(ISBLANK([.O804]);IF(ISERROR([.B804]);&quot;Err:&quot;&amp;ORG.OPENOFFICE.ERRORTYPE([.B804])=[.M804];OR([.P804]=[.B804];IF(AND(ISNUMBER([.P804]);ISNUMBER([.B804]));OR(AND([.P804]=0;ABS([.B804])&lt;1E-307);&quot;&quot;&amp;[.B804]=&quot;&quot;&amp;[.P804]))));[.O80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CRITBINOM([.C805];[.D805];[.E805])" office:value-type="float" office:value="0">
            <text:p>Err:502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.001">
            <text:p>1.001</text:p>
          </table:table-cell>
          <table:table-cell table:style-name="ce11" office:value-type="float" office:value="0.75">
            <text:p>0.75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5"/>
          <table:table-cell table:style-name="ce5"/>
          <table:table-cell table:formula="of:=IF(ISBLANK([.M805]);[.A805];[.M805])" office:value-type="string" office:string-value="Err:502">
            <text:p>Err:502</text:p>
          </table:table-cell>
          <table:table-cell table:formula="of:=IF(ISBLANK([.O805]);IF(ISERROR([.B805]);&quot;Err:&quot;&amp;ORG.OPENOFFICE.ERRORTYPE([.B805])=[.M805];OR([.P805]=[.B805];IF(AND(ISNUMBER([.P805]);ISNUMBER([.B805]));OR(AND([.P805]=0;ABS([.B805])&lt;1E-307);&quot;&quot;&amp;[.B805]=&quot;&quot;&amp;[.P805]))));[.O80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CRITBINOM([.C806];[.D806];[.E806])" office:value-type="float" office:value="0">
            <text:p>Err:502</text:p>
          </table:table-cell>
          <table:table-cell table:style-name="ce11" office:value-type="float" office:value="-1">
            <text:p>-1</text:p>
          </table:table-cell>
          <table:table-cell table:style-name="ce11" office:value-type="float" office:value="0.3">
            <text:p>0.3</text:p>
          </table:table-cell>
          <table:table-cell table:style-name="ce11" office:value-type="float" office:value="0.75">
            <text:p>0.75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5"/>
          <table:table-cell table:style-name="ce5"/>
          <table:table-cell table:formula="of:=IF(ISBLANK([.M806]);[.A806];[.M806])" office:value-type="string" office:string-value="Err:502">
            <text:p>Err:502</text:p>
          </table:table-cell>
          <table:table-cell table:formula="of:=IF(ISBLANK([.O806]);IF(ISERROR([.B806]);&quot;Err:&quot;&amp;ORG.OPENOFFICE.ERRORTYPE([.B806])=[.M806];OR([.P806]=[.B806];IF(AND(ISNUMBER([.P806]);ISNUMBER([.B806]));OR(AND([.P806]=0;ABS([.B806])&lt;1E-307);&quot;&quot;&amp;[.B806]=&quot;&quot;&amp;[.P806]))));[.O80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CRITBINOM([.C807];[.D807];[.E807])" office:value-type="float" office:value="0">
            <text:p>#VALUE!</text:p>
          </table:table-cell>
          <table:table-cell table:style-name="ce11" office:value-type="float" office:value="10000000000">
            <text:p>10000000000</text:p>
          </table:table-cell>
          <table:table-cell table:style-name="ce11" office:value-type="float" office:value="0.3">
            <text:p>0.3</text:p>
          </table:table-cell>
          <table:table-cell table:style-name="ce11" office:value-type="float" office:value="0.75">
            <text:p>0.75</text:p>
          </table:table-cell>
          <table:table-cell table:style-name="ce10" table:number-columns-repeated="4"/>
          <table:table-cell table:style-name="ce16" office:value-type="float" office:value="3">
            <text:p>3</text:p>
          </table:table-cell>
          <table:table-cell table:style-name="ce5" table:number-columns-repeated="2"/>
          <table:table-cell table:style-name="ce18" office:value-type="string">
            <text:p>Err:519</text:p>
          </table:table-cell>
          <table:table-cell table:style-name="ce5"/>
          <table:table-cell table:style-name="ce5"/>
          <table:table-cell table:formula="of:=IF(ISBLANK([.M807]);[.A807];[.M807])" office:value-type="string" office:string-value="Err:519">
            <text:p>Err:519</text:p>
          </table:table-cell>
          <table:table-cell table:formula="of:=IF(ISBLANK([.O807]);IF(ISERROR([.B807]);&quot;Err:&quot;&amp;ORG.OPENOFFICE.ERRORTYPE([.B807])=[.M807];OR([.P807]=[.B807];IF(AND(ISNUMBER([.P807]);ISNUMBER([.B807]));OR(AND([.P807]=0;ABS([.B807])&lt;1E-307);&quot;&quot;&amp;[.B807]=&quot;&quot;&amp;[.P807]))));[.O80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0" table:number-columns-repeated="7"/>
          <table:table-cell table:style-name="ce16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5">
            <text:p>0.5</text:p>
          </table:table-cell>
          <table:table-cell table:style-name="ce5" table:formula="of:=PERCENTRANK([.C809:.E809];[.F809])" office:value-type="float" office:value="0.5">
            <text:p>0.5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office:value-type="string">
            <text:p>PERCENTRANK</text:p>
          </table:table-cell>
          <table:table-cell table:style-name="ce5" office:value-type="string">
            <text:p>PERCENTRANK</text:p>
          </table:table-cell>
          <table:table-cell table:style-name="ce18"/>
          <table:table-cell table:style-name="ce5"/>
          <table:table-cell table:style-name="ce5"/>
          <table:table-cell table:formula="of:=IF(ISBLANK([.M809]);[.A809];[.M809])" office:value-type="float" office:value="0.5">
            <text:p>0.5</text:p>
          </table:table-cell>
          <table:table-cell table:formula="of:=IF(ISBLANK([.O809]);IF(ISERROR([.B809]);&quot;Err:&quot;&amp;ORG.OPENOFFICE.ERRORTYPE([.B809])=[.M809];OR([.P809]=[.B809];IF(AND(ISNUMBER([.P809]);ISNUMBER([.B809]));OR(AND([.P809]=0;ABS([.B809])&lt;1E-307);&quot;&quot;&amp;[.B809]=&quot;&quot;&amp;[.P809]))));[.O80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5" table:formula="of:=PERCENTRANK([.C810:.E810];[.F810])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810]);[.A810];[.M810])" office:value-type="float" office:value="0">
            <text:p>0</text:p>
          </table:table-cell>
          <table:table-cell table:formula="of:=IF(ISBLANK([.O810]);IF(ISERROR([.B810]);&quot;Err:&quot;&amp;ORG.OPENOFFICE.ERRORTYPE([.B810])=[.M810];OR([.P810]=[.B810];IF(AND(ISNUMBER([.P810]);ISNUMBER([.B810]));OR(AND([.P810]=0;ABS([.B810])&lt;1E-307);&quot;&quot;&amp;[.B810]=&quot;&quot;&amp;[.P810]))));[.O81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5">
            <text:p>0.5</text:p>
          </table:table-cell>
          <table:table-cell table:style-name="ce5" table:formula="of:=PERCENTRANK([.C811:.E811];[.F811])" office:value-type="float" office:value="0.5">
            <text:p>0.5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.2">
            <text:p>2.2</text:p>
          </table:table-cell>
          <table:table-cell table:style-name="ce10" office:value-type="float" office:value="6.23">
            <text:p>6.23</text:p>
          </table:table-cell>
          <table:table-cell table:style-name="ce10" office:value-type="float" office:value="2.2">
            <text:p>2.2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811]);[.A811];[.M811])" office:value-type="float" office:value="0.5">
            <text:p>0.5</text:p>
          </table:table-cell>
          <table:table-cell table:formula="of:=IF(ISBLANK([.O811]);IF(ISERROR([.B811]);&quot;Err:&quot;&amp;ORG.OPENOFFICE.ERRORTYPE([.B811])=[.M811];OR([.P811]=[.B811];IF(AND(ISNUMBER([.P811]);ISNUMBER([.B811]));OR(AND([.P811]=0;ABS([.B811])&lt;1E-307);&quot;&quot;&amp;[.B811]=&quot;&quot;&amp;[.P811]))));[.O81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table:formula="of:=PERCENTRANK([.C812:.E812];[.F812])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6">
            <text:p>6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812]);[.A812];[.M812])" office:value-type="float" office:value="1">
            <text:p>1</text:p>
          </table:table-cell>
          <table:table-cell table:formula="of:=IF(ISBLANK([.O812]);IF(ISERROR([.B812]);&quot;Err:&quot;&amp;ORG.OPENOFFICE.ERRORTYPE([.B812])=[.M812];OR([.P812]=[.B812];IF(AND(ISNUMBER([.P812]);ISNUMBER([.B812]));OR(AND([.P812]=0;ABS([.B812])&lt;1E-307);&quot;&quot;&amp;[.B812]=&quot;&quot;&amp;[.P812]))));[.O81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75">
            <text:p>0.75</text:p>
          </table:table-cell>
          <table:table-cell table:style-name="ce5" table:formula="of:=PERCENTRANK([.C813:.E813];[.F813])" office:value-type="float" office:value="0.75">
            <text:p>0.75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813]);[.A813];[.M813])" office:value-type="float" office:value="0.75">
            <text:p>0.75</text:p>
          </table:table-cell>
          <table:table-cell table:formula="of:=IF(ISBLANK([.O813]);IF(ISERROR([.B813]);&quot;Err:&quot;&amp;ORG.OPENOFFICE.ERRORTYPE([.B813])=[.M813];OR([.P813]=[.B813];IF(AND(ISNUMBER([.P813]);ISNUMBER([.B813]));OR(AND([.P813]=0;ABS([.B813])&lt;1E-307);&quot;&quot;&amp;[.B813]=&quot;&quot;&amp;[.P813]))));[.O813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625">
            <text:p>0.625</text:p>
          </table:table-cell>
          <table:table-cell table:style-name="ce5" table:formula="of:=PERCENTRANK([.C814:.E814];[.F814])" office:value-type="float" office:value="0.625">
            <text:p>0.625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3">
            <text:p>3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814]);[.A814];[.M814])" office:value-type="float" office:value="0.625">
            <text:p>0.625</text:p>
          </table:table-cell>
          <table:table-cell table:formula="of:=IF(ISBLANK([.O814]);IF(ISERROR([.B814]);&quot;Err:&quot;&amp;ORG.OPENOFFICE.ERRORTYPE([.B814])=[.M814];OR([.P814]=[.B814];IF(AND(ISNUMBER([.P814]);ISNUMBER([.B814]));OR(AND([.P814]=0;ABS([.B814])&lt;1E-307);&quot;&quot;&amp;[.B814]=&quot;&quot;&amp;[.P814]))));[.O81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821">
            <text:p>0.821</text:p>
          </table:table-cell>
          <table:table-cell table:style-name="ce5" table:formula="of:=PERCENTRANK([.C815:.E815];[.F815])" office:value-type="float" office:value="0.821428571428571">
            <text:p>0.82143</text:p>
          </table:table-cell>
          <table:table-cell table:style-name="ce10" office:value-type="float" office:value="-2.4">
            <text:p>-2.4</text:p>
          </table:table-cell>
          <table:table-cell table:style-name="ce10" office:value-type="float" office:value="-3.4">
            <text:p>-3.4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3">
            <text:p>3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18" office:value-type="float" office:value="0.821428571428571">
            <text:p>0.82143</text:p>
          </table:table-cell>
          <table:table-cell table:style-name="ce5"/>
          <table:table-cell table:style-name="ce5"/>
          <table:table-cell table:formula="of:=IF(ISBLANK([.M815]);[.A815];[.M815])" office:value-type="float" office:value="0.821428571428571">
            <text:p>0.82143</text:p>
          </table:table-cell>
          <table:table-cell table:formula="of:=IF(ISBLANK([.O815]);IF(ISERROR([.B815]);&quot;Err:&quot;&amp;ORG.OPENOFFICE.ERRORTYPE([.B815])=[.M815];OR([.P815]=[.B815];IF(AND(ISNUMBER([.P815]);ISNUMBER([.B815]));OR(AND([.P815]=0;ABS([.B815])&lt;1E-307);&quot;&quot;&amp;[.B815]=&quot;&quot;&amp;[.P815]))));[.O81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NA</text:p>
          </table:table-cell>
          <table:table-cell table:style-name="ce5" table:formula="of:=PERCENTRANK([.C816:.E816];[.F816])" office:value-type="float" office:value="0">
            <text:p>#VALUE!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7">
            <text:p>7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18" office:value-type="string">
            <text:p>Err:519</text:p>
          </table:table-cell>
          <table:table-cell table:style-name="ce5"/>
          <table:table-cell table:style-name="ce5"/>
          <table:table-cell table:formula="of:=IF(ISBLANK([.M816]);[.A816];[.M816])" office:value-type="string" office:string-value="Err:519">
            <text:p>Err:519</text:p>
          </table:table-cell>
          <table:table-cell table:formula="of:=IF(ISBLANK([.O816]);IF(ISERROR([.B816]);&quot;Err:&quot;&amp;ORG.OPENOFFICE.ERRORTYPE([.B816])=[.M816];OR([.P816]=[.B816];IF(AND(ISNUMBER([.P816]);ISNUMBER([.B816]));OR(AND([.P816]=0;ABS([.B816])&lt;1E-307);&quot;&quot;&amp;[.B816]=&quot;&quot;&amp;[.P816]))));[.O81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NA</text:p>
          </table:table-cell>
          <table:table-cell table:style-name="ce5" table:formula="of:=PERCENTRANK([.C817:.E817];[.F817])" office:value-type="float" office:value="0">
            <text:p>#VALUE!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18" office:value-type="string">
            <text:p>Err:519</text:p>
          </table:table-cell>
          <table:table-cell table:style-name="ce5"/>
          <table:table-cell table:style-name="ce5"/>
          <table:table-cell table:formula="of:=IF(ISBLANK([.M817]);[.A817];[.M817])" office:value-type="string" office:string-value="Err:519">
            <text:p>Err:519</text:p>
          </table:table-cell>
          <table:table-cell table:formula="of:=IF(ISBLANK([.O817]);IF(ISERROR([.B817]);&quot;Err:&quot;&amp;ORG.OPENOFFICE.ERRORTYPE([.B817])=[.M817];OR([.P817]=[.B817];IF(AND(ISNUMBER([.P817]);ISNUMBER([.B817]));OR(AND([.P817]=0;ABS([.B817])&lt;1E-307);&quot;&quot;&amp;[.B817]=&quot;&quot;&amp;[.P817]))));[.O81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0" table:number-columns-repeated="7"/>
          <table:table-cell table:style-name="ce16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821">
            <text:p>0.821</text:p>
          </table:table-cell>
          <table:table-cell table:style-name="ce5" table:formula="of:=PERCENTRANK([.C819:.E819];[.F819];[.G819])" office:value-type="float" office:value="0">
            <office:annotation draw:style-name="gr2" draw:text-style-name="P2" svg:width="2.879cm" svg:height="2.346cm" svg:x="7.581cm" svg:y="373.886cm" draw:caption-point-x="1.191cm" draw:caption-point-y="9.816cm">
              <dc:date>2007-11-27T00:00:00</dc:date>
              <text:p text:style-name="P2"><text:span text:style-name="T3">FIXME: OpenOffice does notr support 3 params.</text:span></text:p>
            </office:annotation>
            <text:p>Err:504</text:p>
          </table:table-cell>
          <table:table-cell table:style-name="ce10" office:value-type="float" office:value="-2.4">
            <text:p>-2.4</text:p>
          </table:table-cell>
          <table:table-cell table:style-name="ce10" office:value-type="float" office:value="-3.4">
            <text:p>-3.4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table:number-columns-repeated="2"/>
          <table:table-cell table:style-name="ce16" office:value-type="float" office:value="5">
            <text:p>5</text:p>
          </table:table-cell>
          <table:table-cell table:style-name="ce5" table:number-columns-repeated="2"/>
          <table:table-cell table:style-name="ce18" office:value-type="string">
            <text:p>Err:504</text:p>
          </table:table-cell>
          <table:table-cell table:style-name="ce5"/>
          <table:table-cell table:style-name="ce5"/>
          <table:table-cell table:formula="of:=IF(ISBLANK([.M819]);[.A819];[.M819])" office:value-type="string" office:string-value="Err:504">
            <text:p>Err:504</text:p>
          </table:table-cell>
          <table:table-cell table:formula="of:=IF(ISBLANK([.O819]);IF(ISERROR([.B819]);&quot;Err:&quot;&amp;ORG.OPENOFFICE.ERRORTYPE([.B819])=[.M819];OR([.P819]=[.B819];IF(AND(ISNUMBER([.P819]);ISNUMBER([.B819]));OR(AND([.P819]=0;ABS([.B819])&lt;1E-307);&quot;&quot;&amp;[.B819]=&quot;&quot;&amp;[.P819]))));[.O81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82142">
            <text:p>0.82142</text:p>
          </table:table-cell>
          <table:table-cell table:style-name="ce5" table:formula="of:=PERCENTRANK([.C820:.E820];[.F820];[.G820])" office:value-type="float" office:value="0">
            <office:annotation draw:style-name="gr2" draw:text-style-name="P2" svg:width="2.879cm" svg:height="2.346cm" svg:x="7.581cm" svg:y="373.886cm" draw:caption-point-x="1.191cm" draw:caption-point-y="10.287cm">
              <dc:date>2007-11-27T00:00:00</dc:date>
              <text:p text:style-name="P2"><text:span text:style-name="T3">FIXME: OpenOffice does notr support 3 params.</text:span></text:p>
            </office:annotation>
            <text:p>Err:504</text:p>
          </table:table-cell>
          <table:table-cell table:style-name="ce10" office:value-type="float" office:value="-2.4">
            <text:p>-2.4</text:p>
          </table:table-cell>
          <table:table-cell table:style-name="ce10" office:value-type="float" office:value="-3.4">
            <text:p>-3.4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5">
            <text:p>5</text:p>
          </table:table-cell>
          <table:table-cell table:style-name="ce10" table:number-columns-repeated="2"/>
          <table:table-cell table:style-name="ce16" office:value-type="float" office:value="5">
            <text:p>5</text:p>
          </table:table-cell>
          <table:table-cell table:style-name="ce5" table:number-columns-repeated="2"/>
          <table:table-cell table:style-name="ce18" office:value-type="string">
            <text:p>Err:504</text:p>
          </table:table-cell>
          <table:table-cell table:style-name="ce5"/>
          <table:table-cell table:style-name="ce5"/>
          <table:table-cell table:formula="of:=IF(ISBLANK([.M820]);[.A820];[.M820])" office:value-type="string" office:string-value="Err:504">
            <text:p>Err:504</text:p>
          </table:table-cell>
          <table:table-cell table:formula="of:=IF(ISBLANK([.O820]);IF(ISERROR([.B820]);&quot;Err:&quot;&amp;ORG.OPENOFFICE.ERRORTYPE([.B820])=[.M820];OR([.P820]=[.B820];IF(AND(ISNUMBER([.P820]);ISNUMBER([.B820]));OR(AND([.P820]=0;ABS([.B820])&lt;1E-307);&quot;&quot;&amp;[.B820]=&quot;&quot;&amp;[.P820]))));[.O82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821428">
            <text:p>0.82143</text:p>
          </table:table-cell>
          <table:table-cell table:style-name="ce5" table:formula="of:=PERCENTRANK([.C821:.E821];[.F821];[.G821])" office:value-type="float" office:value="0">
            <office:annotation draw:style-name="gr2" draw:text-style-name="P2" svg:width="2.879cm" svg:height="2.346cm" svg:x="7.581cm" svg:y="373.886cm" draw:caption-point-x="1.191cm" draw:caption-point-y="10.758cm">
              <dc:date>2007-11-27T00:00:00</dc:date>
              <text:p text:style-name="P2"><text:span text:style-name="T3">FIXME: OpenOffice does notr support 3 params.</text:span></text:p>
            </office:annotation>
            <text:p>Err:504</text:p>
          </table:table-cell>
          <table:table-cell table:style-name="ce10" office:value-type="float" office:value="-2.4">
            <text:p>-2.4</text:p>
          </table:table-cell>
          <table:table-cell table:style-name="ce10" office:value-type="float" office:value="-3.4">
            <text:p>-3.4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 table:number-columns-repeated="2"/>
          <table:table-cell table:style-name="ce16" office:value-type="float" office:value="5">
            <text:p>5</text:p>
          </table:table-cell>
          <table:table-cell table:style-name="ce5" table:number-columns-repeated="2"/>
          <table:table-cell table:style-name="ce18" office:value-type="string">
            <text:p>Err:504</text:p>
          </table:table-cell>
          <table:table-cell table:style-name="ce5"/>
          <table:table-cell table:style-name="ce5"/>
          <table:table-cell table:formula="of:=IF(ISBLANK([.M821]);[.A821];[.M821])" office:value-type="string" office:string-value="Err:504">
            <text:p>Err:504</text:p>
          </table:table-cell>
          <table:table-cell table:formula="of:=IF(ISBLANK([.O821]);IF(ISERROR([.B821]);&quot;Err:&quot;&amp;ORG.OPENOFFICE.ERRORTYPE([.B821])=[.M821];OR([.P821]=[.B821];IF(AND(ISNUMBER([.P821]);ISNUMBER([.B821]));OR(AND([.P821]=0;ABS([.B821])&lt;1E-307);&quot;&quot;&amp;[.B821]=&quot;&quot;&amp;[.P821]))));[.O82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PERCENTRANK([.C822:.E822];[.F822];[.G822])" office:value-type="float" office:value="0">
            <office:annotation draw:style-name="gr2" draw:text-style-name="P2" svg:width="2.879cm" svg:height="2.346cm" svg:x="7.581cm" svg:y="373.886cm" draw:caption-point-x="1.191cm" draw:caption-point-y="11.229cm">
              <dc:date>2007-11-27T00:00:00</dc:date>
              <text:p text:style-name="P2"><text:span text:style-name="T3">FIXME: OpenOffice does notr support 3 params.</text:span></text:p>
            </office:annotation>
            <text:p>Err:504</text:p>
          </table:table-cell>
          <table:table-cell table:style-name="ce10" office:value-type="float" office:value="-2.4">
            <text:p>-2.4</text:p>
          </table:table-cell>
          <table:table-cell table:style-name="ce10" office:value-type="float" office:value="-3.4">
            <text:p>-3.4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.99">
            <text:p>0.99</text:p>
          </table:table-cell>
          <table:table-cell table:style-name="ce10" table:number-columns-repeated="2"/>
          <table:table-cell table:style-name="ce16" office:value-type="float" office:value="5">
            <text:p>5</text:p>
          </table:table-cell>
          <table:table-cell table:style-name="ce5" table:number-columns-repeated="2"/>
          <table:table-cell table:style-name="ce18" office:value-type="string">
            <text:p>Err:504</text:p>
          </table:table-cell>
          <table:table-cell table:style-name="ce5"/>
          <table:table-cell table:style-name="ce5"/>
          <table:table-cell table:formula="of:=IF(ISBLANK([.M822]);[.A822];[.M822])" office:value-type="string" office:string-value="Err:504">
            <text:p>Err:504</text:p>
          </table:table-cell>
          <table:table-cell table:formula="of:=IF(ISBLANK([.O822]);IF(ISERROR([.B822]);&quot;Err:&quot;&amp;ORG.OPENOFFICE.ERRORTYPE([.B822])=[.M822];OR([.P822]=[.B822];IF(AND(ISNUMBER([.P822]);ISNUMBER([.B822]));OR(AND([.P822]=0;ABS([.B822])&lt;1E-307);&quot;&quot;&amp;[.B822]=&quot;&quot;&amp;[.P822]))));[.O82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0" table:number-columns-repeated="7"/>
          <table:table-cell table:style-name="ce16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4">
            <text:p>0.4</text:p>
          </table:table-cell>
          <table:table-cell table:style-name="ce5" table:formula="of:=PERCENTRANK([.C824:.H824];[.I824])" office:value-type="float" office:value="0.4">
            <text:p>0.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3">
            <text:p>3</text:p>
          </table:table-cell>
          <table:table-cell table:style-name="ce16" office:value-type="float" office:value="7">
            <text:p>7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824]);[.A824];[.M824])" office:value-type="float" office:value="0.4">
            <text:p>0.4</text:p>
          </table:table-cell>
          <table:table-cell table:formula="of:=IF(ISBLANK([.O824]);IF(ISERROR([.B824]);&quot;Err:&quot;&amp;ORG.OPENOFFICE.ERRORTYPE([.B824])=[.M824];OR([.P824]=[.B824];IF(AND(ISNUMBER([.P824]);ISNUMBER([.B824]));OR(AND([.P824]=0;ABS([.B824])&lt;1E-307);&quot;&quot;&amp;[.B824]=&quot;&quot;&amp;[.P824]))));[.O82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4">
            <text:p>0.4</text:p>
          </table:table-cell>
          <table:table-cell table:style-name="ce5" table:formula="of:=PERCENTRANK([.C825:.H825];[.I825])" office:value-type="float" office:value="0.4">
            <text:p>0.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6" office:value-type="float" office:value="7">
            <text:p>7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825]);[.A825];[.M825])" office:value-type="float" office:value="0.4">
            <text:p>0.4</text:p>
          </table:table-cell>
          <table:table-cell table:formula="of:=IF(ISBLANK([.O825]);IF(ISERROR([.B825]);&quot;Err:&quot;&amp;ORG.OPENOFFICE.ERRORTYPE([.B825])=[.M825];OR([.P825]=[.B825];IF(AND(ISNUMBER([.P825]);ISNUMBER([.B825]));OR(AND([.P825]=0;ABS([.B825])&lt;1E-307);&quot;&quot;&amp;[.B825]=&quot;&quot;&amp;[.P825]))));[.O82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8">
            <text:p>0.8</text:p>
          </table:table-cell>
          <table:table-cell table:style-name="ce5" table:formula="of:=PERCENTRANK([.C826:.H826];[.I826])" office:value-type="float" office:value="0.8">
            <text:p>0.8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6" office:value-type="float" office:value="7">
            <text:p>7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826]);[.A826];[.M826])" office:value-type="float" office:value="0.8">
            <text:p>0.8</text:p>
          </table:table-cell>
          <table:table-cell table:formula="of:=IF(ISBLANK([.O826]);IF(ISERROR([.B826]);&quot;Err:&quot;&amp;ORG.OPENOFFICE.ERRORTYPE([.B826])=[.M826];OR([.P826]=[.B826];IF(AND(ISNUMBER([.P826]);ISNUMBER([.B826]));OR(AND([.P826]=0;ABS([.B826])&lt;1E-307);&quot;&quot;&amp;[.B826]=&quot;&quot;&amp;[.P826]))));[.O82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7">
            <text:p>0.7</text:p>
          </table:table-cell>
          <table:table-cell table:style-name="ce5" table:formula="of:=PERCENTRANK([.C827:.H827];[.I827])" office:value-type="float" office:value="0.7">
            <text:p>0.7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6" office:value-type="float" office:value="7">
            <text:p>7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827]);[.A827];[.M827])" office:value-type="float" office:value="0.7">
            <text:p>0.7</text:p>
          </table:table-cell>
          <table:table-cell table:formula="of:=IF(ISBLANK([.O827]);IF(ISERROR([.B827]);&quot;Err:&quot;&amp;ORG.OPENOFFICE.ERRORTYPE([.B827])=[.M827];OR([.P827]=[.B827];IF(AND(ISNUMBER([.P827]);ISNUMBER([.B827]));OR(AND([.P827]=0;ABS([.B827])&lt;1E-307);&quot;&quot;&amp;[.B827]=&quot;&quot;&amp;[.P827]))));[.O82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0" table:number-columns-repeated="7"/>
          <table:table-cell table:style-name="ce16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table:formula="of:=PERCENTRANK([.C829];[.D829])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5"/>
          <table:table-cell table:style-name="ce16" office:value-type="float" office:value="2">
            <text:p>2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829]);[.A829];[.M829])" office:value-type="float" office:value="1">
            <text:p>1</text:p>
          </table:table-cell>
          <table:table-cell table:formula="of:=IF(ISBLANK([.O829]);IF(ISERROR([.B829]);&quot;Err:&quot;&amp;ORG.OPENOFFICE.ERRORTYPE([.B829])=[.M829];OR([.P829]=[.B829];IF(AND(ISNUMBER([.P829]);ISNUMBER([.B829]));OR(AND([.P829]=0;ABS([.B829])&lt;1E-307);&quot;&quot;&amp;[.B829]=&quot;&quot;&amp;[.P829]))));[.O82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NA</text:p>
          </table:table-cell>
          <table:table-cell table:style-name="ce5" table:formula="of:=PERCENTRANK([.C830];[.D830])" office:value-type="float" office:value="0">
            <text:p>#VALUE!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table:number-columns-repeated="5"/>
          <table:table-cell table:style-name="ce16" office:value-type="float" office:value="2">
            <text:p>2</text:p>
          </table:table-cell>
          <table:table-cell table:style-name="ce5" table:number-columns-repeated="2"/>
          <table:table-cell table:style-name="ce18" office:value-type="string">
            <text:p>Err:519</text:p>
          </table:table-cell>
          <table:table-cell table:style-name="ce5"/>
          <table:table-cell table:style-name="ce5"/>
          <table:table-cell table:formula="of:=IF(ISBLANK([.M830]);[.A830];[.M830])" office:value-type="string" office:string-value="Err:519">
            <text:p>Err:519</text:p>
          </table:table-cell>
          <table:table-cell table:formula="of:=IF(ISBLANK([.O830]);IF(ISERROR([.B830]);&quot;Err:&quot;&amp;ORG.OPENOFFICE.ERRORTYPE([.B830])=[.M830];OR([.P830]=[.B830];IF(AND(ISNUMBER([.P830]);ISNUMBER([.B830]));OR(AND([.P830]=0;ABS([.B830])&lt;1E-307);&quot;&quot;&amp;[.B830]=&quot;&quot;&amp;[.P830]))));[.O83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0" table:number-columns-repeated="7"/>
          <table:table-cell table:style-name="ce16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table:formula="of:=MODE([.C832:.G832])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table:number-columns-repeated="2"/>
          <table:table-cell table:style-name="ce16" office:value-type="float" office:value="5">
            <text:p>5</text:p>
          </table:table-cell>
          <table:table-cell table:style-name="ce5" office:value-type="string">
            <text:p>MODE</text:p>
          </table:table-cell>
          <table:table-cell table:style-name="ce5" office:value-type="string">
            <text:p>MODE</text:p>
          </table:table-cell>
          <table:table-cell table:style-name="ce18"/>
          <table:table-cell table:style-name="ce5"/>
          <table:table-cell table:style-name="ce5"/>
          <table:table-cell table:formula="of:=IF(ISBLANK([.M832]);[.A832];[.M832])" office:value-type="float" office:value="2">
            <text:p>2</text:p>
          </table:table-cell>
          <table:table-cell table:formula="of:=IF(ISBLANK([.O832]);IF(ISERROR([.B832]);&quot;Err:&quot;&amp;ORG.OPENOFFICE.ERRORTYPE([.B832])=[.M832];OR([.P832]=[.B832];IF(AND(ISNUMBER([.P832]);ISNUMBER([.B832]));OR(AND([.P832]=0;ABS([.B832])&lt;1E-307);&quot;&quot;&amp;[.B832]=&quot;&quot;&amp;[.P832]))));[.O83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5" table:formula="of:=MODE([.C833:.G833])" office:value-type="float" office:value="5">
            <text:p>5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table:number-columns-repeated="2"/>
          <table:table-cell table:style-name="ce16" office:value-type="float" office:value="5">
            <text:p>5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833]);[.A833];[.M833])" office:value-type="float" office:value="5">
            <text:p>5</text:p>
          </table:table-cell>
          <table:table-cell table:formula="of:=IF(ISBLANK([.O833]);IF(ISERROR([.B833]);&quot;Err:&quot;&amp;ORG.OPENOFFICE.ERRORTYPE([.B833])=[.M833];OR([.P833]=[.B833];IF(AND(ISNUMBER([.P833]);ISNUMBER([.B833]));OR(AND([.P833]=0;ABS([.B833])&lt;1E-307);&quot;&quot;&amp;[.B833]=&quot;&quot;&amp;[.P833]))));[.O833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table:formula="of:=MODE([.C834:.G834])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table:number-columns-repeated="2"/>
          <table:table-cell table:style-name="ce16" office:value-type="float" office:value="5">
            <text:p>5</text:p>
          </table:table-cell>
          <table:table-cell table:style-name="ce5" table:number-columns-repeated="2"/>
          <table:table-cell table:style-name="ce18" office:value-type="float" office:value="1">
            <text:p>1</text:p>
          </table:table-cell>
          <table:table-cell table:style-name="ce5"/>
          <table:table-cell table:style-name="ce5"/>
          <table:table-cell table:formula="of:=IF(ISBLANK([.M834]);[.A834];[.M834])" office:value-type="float" office:value="1">
            <text:p>1</text:p>
          </table:table-cell>
          <table:table-cell table:formula="of:=IF(ISBLANK([.O834]);IF(ISERROR([.B834]);&quot;Err:&quot;&amp;ORG.OPENOFFICE.ERRORTYPE([.B834])=[.M834];OR([.P834]=[.B834];IF(AND(ISNUMBER([.P834]);ISNUMBER([.B834]));OR(AND([.P834]=0;ABS([.B834])&lt;1E-307);&quot;&quot;&amp;[.B834]=&quot;&quot;&amp;[.P834]))));[.O83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0" table:number-columns-repeated="7"/>
          <table:table-cell table:style-name="ce16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table:formula="of:=MODE([.C836:.I836])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6" office:value-type="float" office:value="7">
            <text:p>7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836]);[.A836];[.M836])" office:value-type="float" office:value="2">
            <text:p>2</text:p>
          </table:table-cell>
          <table:table-cell table:formula="of:=IF(ISBLANK([.O836]);IF(ISERROR([.B836]);&quot;Err:&quot;&amp;ORG.OPENOFFICE.ERRORTYPE([.B836])=[.M836];OR([.P836]=[.B836];IF(AND(ISNUMBER([.P836]);ISNUMBER([.B836]));OR(AND([.P836]=0;ABS([.B836])&lt;1E-307);&quot;&quot;&amp;[.B836]=&quot;&quot;&amp;[.P836]))));[.O83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5" table:formula="of:=MODE([.C837:.I837])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6" office:value-type="float" office:value="7">
            <text:p>7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837]);[.A837];[.M837])" office:value-type="float" office:value="3">
            <text:p>3</text:p>
          </table:table-cell>
          <table:table-cell table:formula="of:=IF(ISBLANK([.O837]);IF(ISERROR([.B837]);&quot;Err:&quot;&amp;ORG.OPENOFFICE.ERRORTYPE([.B837])=[.M837];OR([.P837]=[.B837];IF(AND(ISNUMBER([.P837]);ISNUMBER([.B837]));OR(AND([.P837]=0;ABS([.B837])&lt;1E-307);&quot;&quot;&amp;[.B837]=&quot;&quot;&amp;[.P837]))));[.O83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5" table:formula="of:=MODE([.C838:.I838])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6" office:value-type="float" office:value="7">
            <text:p>7</text:p>
          </table:table-cell>
          <table:table-cell table:style-name="ce5" table:number-columns-repeated="2"/>
          <table:table-cell table:style-name="ce18" office:value-type="float" office:value="3">
            <text:p>3</text:p>
          </table:table-cell>
          <table:table-cell table:style-name="ce5"/>
          <table:table-cell table:style-name="ce5"/>
          <table:table-cell table:formula="of:=IF(ISBLANK([.M838]);[.A838];[.M838])" office:value-type="float" office:value="3">
            <text:p>3</text:p>
          </table:table-cell>
          <table:table-cell table:formula="of:=IF(ISBLANK([.O838]);IF(ISERROR([.B838]);&quot;Err:&quot;&amp;ORG.OPENOFFICE.ERRORTYPE([.B838])=[.M838];OR([.P838]=[.B838];IF(AND(ISNUMBER([.P838]);ISNUMBER([.B838]));OR(AND([.P838]=0;ABS([.B838])&lt;1E-307);&quot;&quot;&amp;[.B838]=&quot;&quot;&amp;[.P838]))));[.O83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table:formula="of:=MODE([.C839:.I839])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6" office:value-type="float" office:value="7">
            <text:p>7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839]);[.A839];[.M839])" office:value-type="float" office:value="2">
            <text:p>2</text:p>
          </table:table-cell>
          <table:table-cell table:formula="of:=IF(ISBLANK([.O839]);IF(ISERROR([.B839]);&quot;Err:&quot;&amp;ORG.OPENOFFICE.ERRORTYPE([.B839])=[.M839];OR([.P839]=[.B839];IF(AND(ISNUMBER([.P839]);ISNUMBER([.B839]));OR(AND([.P839]=0;ABS([.B839])&lt;1E-307);&quot;&quot;&amp;[.B839]=&quot;&quot;&amp;[.P839]))));[.O83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NA</text:p>
          </table:table-cell>
          <table:table-cell table:style-name="ce5" table:formula="of:=MODE([.C840:.I840])" office:value-type="float" office:value="0">
            <text:p>#VALUE!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7">
            <text:p>7</text:p>
          </table:table-cell>
          <table:table-cell table:style-name="ce16" office:value-type="float" office:value="7">
            <text:p>7</text:p>
          </table:table-cell>
          <table:table-cell table:style-name="ce5" table:number-columns-repeated="2"/>
          <table:table-cell table:style-name="ce18" office:value-type="string">
            <text:p>Err:519</text:p>
          </table:table-cell>
          <table:table-cell table:style-name="ce5"/>
          <table:table-cell table:style-name="ce5"/>
          <table:table-cell table:formula="of:=IF(ISBLANK([.M840]);[.A840];[.M840])" office:value-type="string" office:string-value="Err:519">
            <text:p>Err:519</text:p>
          </table:table-cell>
          <table:table-cell table:formula="of:=IF(ISBLANK([.O840]);IF(ISERROR([.B840]);&quot;Err:&quot;&amp;ORG.OPENOFFICE.ERRORTYPE([.B840])=[.M840];OR([.P840]=[.B840];IF(AND(ISNUMBER([.P840]);ISNUMBER([.B840]));OR(AND([.P840]=0;ABS([.B840])&lt;1E-307);&quot;&quot;&amp;[.B840]=&quot;&quot;&amp;[.P840]))));[.O84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0" table:number-columns-repeated="7"/>
          <table:table-cell table:style-name="ce16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NA</text:p>
          </table:table-cell>
          <table:table-cell table:style-name="ce5" table:formula="of:=MODE([.C842])" office:value-type="float" office:value="0">
            <text:p>#VALUE!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6"/>
          <table:table-cell table:style-name="ce16" office:value-type="float" office:value="1">
            <text:p>1</text:p>
          </table:table-cell>
          <table:table-cell table:style-name="ce5" table:number-columns-repeated="2"/>
          <table:table-cell table:style-name="ce18" office:value-type="string">
            <text:p>Err:519</text:p>
          </table:table-cell>
          <table:table-cell table:style-name="ce5"/>
          <table:table-cell table:style-name="ce5"/>
          <table:table-cell table:formula="of:=IF(ISBLANK([.M842]);[.A842];[.M842])" office:value-type="string" office:string-value="Err:519">
            <text:p>Err:519</text:p>
          </table:table-cell>
          <table:table-cell table:formula="of:=IF(ISBLANK([.O842]);IF(ISERROR([.B842]);&quot;Err:&quot;&amp;ORG.OPENOFFICE.ERRORTYPE([.B842])=[.M842];OR([.P842]=[.B842];IF(AND(ISNUMBER([.P842]);ISNUMBER([.B842]));OR(AND([.P842]=0;ABS([.B842])&lt;1E-307);&quot;&quot;&amp;[.B842]=&quot;&quot;&amp;[.P842]))));[.O84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0" table:number-columns-repeated="7"/>
          <table:table-cell table:style-name="ce16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5" table:formula="of:=TRIMMEAN([.C844:.G844];[.H844])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0.5">
            <text:p>0.5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office:value-type="string">
            <text:p>TRIMMEAN</text:p>
          </table:table-cell>
          <table:table-cell table:style-name="ce5" office:value-type="string">
            <text:p>TRIMMEAN</text:p>
          </table:table-cell>
          <table:table-cell table:style-name="ce18"/>
          <table:table-cell table:style-name="ce5"/>
          <table:table-cell table:style-name="ce5"/>
          <table:table-cell table:formula="of:=IF(ISBLANK([.M844]);[.A844];[.M844])" office:value-type="float" office:value="3">
            <text:p>3</text:p>
          </table:table-cell>
          <table:table-cell table:formula="of:=IF(ISBLANK([.O844]);IF(ISERROR([.B844]);&quot;Err:&quot;&amp;ORG.OPENOFFICE.ERRORTYPE([.B844])=[.M844];OR([.P844]=[.B844];IF(AND(ISNUMBER([.P844]);ISNUMBER([.B844]));OR(AND([.P844]=0;ABS([.B844])&lt;1E-307);&quot;&quot;&amp;[.B844]=&quot;&quot;&amp;[.P844]))));[.O84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5" table:formula="of:=TRIMMEAN([.C845:.G845];[.H845])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0.5">
            <text:p>0.5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845]);[.A845];[.M845])" office:value-type="float" office:value="4">
            <text:p>4</text:p>
          </table:table-cell>
          <table:table-cell table:formula="of:=IF(ISBLANK([.O845]);IF(ISERROR([.B845]);&quot;Err:&quot;&amp;ORG.OPENOFFICE.ERRORTYPE([.B845])=[.M845];OR([.P845]=[.B845];IF(AND(ISNUMBER([.P845]);ISNUMBER([.B845]));OR(AND([.P845]=0;ABS([.B845])&lt;1E-307);&quot;&quot;&amp;[.B845]=&quot;&quot;&amp;[.P845]))));[.O84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5" table:formula="of:=TRIMMEAN([.C846:.G846];[.H846])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0.2">
            <text:p>0.2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846]);[.A846];[.M846])" office:value-type="float" office:value="3">
            <text:p>3</text:p>
          </table:table-cell>
          <table:table-cell table:formula="of:=IF(ISBLANK([.O846]);IF(ISERROR([.B846]);&quot;Err:&quot;&amp;ORG.OPENOFFICE.ERRORTYPE([.B846])=[.M846];OR([.P846]=[.B846];IF(AND(ISNUMBER([.P846]);ISNUMBER([.B846]));OR(AND([.P846]=0;ABS([.B846])&lt;1E-307);&quot;&quot;&amp;[.B846]=&quot;&quot;&amp;[.P846]))));[.O84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5" table:formula="of:=TRIMMEAN([.C847:.G847];[.H847])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0">
            <text:p>0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847]);[.A847];[.M847])" office:value-type="float" office:value="3">
            <text:p>3</text:p>
          </table:table-cell>
          <table:table-cell table:formula="of:=IF(ISBLANK([.O847]);IF(ISERROR([.B847]);&quot;Err:&quot;&amp;ORG.OPENOFFICE.ERRORTYPE([.B847])=[.M847];OR([.P847]=[.B847];IF(AND(ISNUMBER([.P847]);ISNUMBER([.B847]));OR(AND([.P847]=0;ABS([.B847])&lt;1E-307);&quot;&quot;&amp;[.B847]=&quot;&quot;&amp;[.P847]))));[.O84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5" table:formula="of:=TRIMMEAN([.C848:.G848];[.H848])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0.4">
            <text:p>0.4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848]);[.A848];[.M848])" office:value-type="float" office:value="3">
            <text:p>3</text:p>
          </table:table-cell>
          <table:table-cell table:formula="of:=IF(ISBLANK([.O848]);IF(ISERROR([.B848]);&quot;Err:&quot;&amp;ORG.OPENOFFICE.ERRORTYPE([.B848])=[.M848];OR([.P848]=[.B848];IF(AND(ISNUMBER([.P848]);ISNUMBER([.B848]));OR(AND([.P848]=0;ABS([.B848])&lt;1E-307);&quot;&quot;&amp;[.B848]=&quot;&quot;&amp;[.P848]))));[.O84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0" table:number-columns-repeated="7"/>
          <table:table-cell table:style-name="ce16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2.43333333333333">
            <text:p>2.43333</text:p>
          </table:table-cell>
          <table:table-cell table:style-name="ce5" table:formula="of:=TRIMMEAN([.C850:.H850];[.I850])" office:value-type="float" office:value="2.43333333333333">
            <text:p>2.43333</text:p>
          </table:table-cell>
          <table:table-cell table:style-name="ce10" office:value-type="float" office:value="2.2">
            <text:p>2.2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3.4">
            <text:p>3.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.1">
            <text:p>0.1</text:p>
          </table:table-cell>
          <table:table-cell table:style-name="ce16" office:value-type="float" office:value="7">
            <text:p>7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850]);[.A850];[.M850])" office:value-type="float" office:value="2.43333333333333">
            <text:p>2.43333</text:p>
          </table:table-cell>
          <table:table-cell table:formula="of:=IF(ISBLANK([.O850]);IF(ISERROR([.B850]);&quot;Err:&quot;&amp;ORG.OPENOFFICE.ERRORTYPE([.B850])=[.M850];OR([.P850]=[.B850];IF(AND(ISNUMBER([.P850]);ISNUMBER([.B850]));OR(AND([.P850]=0;ABS([.B850])&lt;1E-307);&quot;&quot;&amp;[.B850]=&quot;&quot;&amp;[.P850]))));[.O85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2.65">
            <text:p>2.65</text:p>
          </table:table-cell>
          <table:table-cell table:style-name="ce5" table:formula="of:=TRIMMEAN([.C851:.H851];[.I851])" office:value-type="float" office:value="2.65">
            <text:p>2.65</text:p>
          </table:table-cell>
          <table:table-cell table:style-name="ce10" office:value-type="float" office:value="2.2">
            <text:p>2.2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3.4">
            <text:p>3.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.6">
            <text:p>0.6</text:p>
          </table:table-cell>
          <table:table-cell table:style-name="ce16" office:value-type="float" office:value="7">
            <text:p>7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851]);[.A851];[.M851])" office:value-type="float" office:value="2.65">
            <text:p>2.65</text:p>
          </table:table-cell>
          <table:table-cell table:formula="of:=IF(ISBLANK([.O851]);IF(ISERROR([.B851]);&quot;Err:&quot;&amp;ORG.OPENOFFICE.ERRORTYPE([.B851])=[.M851];OR([.P851]=[.B851];IF(AND(ISNUMBER([.P851]);ISNUMBER([.B851]));OR(AND([.P851]=0;ABS([.B851])&lt;1E-307);&quot;&quot;&amp;[.B851]=&quot;&quot;&amp;[.P851]))));[.O85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TRIMMEAN([.C852:.H852];[.I852])" office:value-type="float" office:value="0">
            <text:p>Err:502</text:p>
          </table:table-cell>
          <table:table-cell table:style-name="ce10" office:value-type="float" office:value="2.2">
            <text:p>2.2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3.4">
            <text:p>3.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6" office:value-type="float" office:value="7">
            <text:p>7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5"/>
          <table:table-cell table:style-name="ce5"/>
          <table:table-cell table:formula="of:=IF(ISBLANK([.M852]);[.A852];[.M852])" office:value-type="string" office:string-value="Err:502">
            <text:p>Err:502</text:p>
          </table:table-cell>
          <table:table-cell table:formula="of:=IF(ISBLANK([.O852]);IF(ISERROR([.B852]);&quot;Err:&quot;&amp;ORG.OPENOFFICE.ERRORTYPE([.B852])=[.M852];OR([.P852]=[.B852];IF(AND(ISNUMBER([.P852]);ISNUMBER([.B852]));OR(AND([.P852]=0;ABS([.B852])&lt;1E-307);&quot;&quot;&amp;[.B852]=&quot;&quot;&amp;[.P852]))));[.O85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TRIMMEAN([.C853:.H853];[.I853])" office:value-type="float" office:value="0">
            <text:p>Err:502</text:p>
          </table:table-cell>
          <table:table-cell table:style-name="ce10" office:value-type="float" office:value="2.2">
            <text:p>2.2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3.4">
            <text:p>3.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-0.01">
            <text:p>-0.01</text:p>
          </table:table-cell>
          <table:table-cell table:style-name="ce16" office:value-type="float" office:value="7">
            <text:p>7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5"/>
          <table:table-cell table:style-name="ce5"/>
          <table:table-cell table:formula="of:=IF(ISBLANK([.M853]);[.A853];[.M853])" office:value-type="string" office:string-value="Err:502">
            <text:p>Err:502</text:p>
          </table:table-cell>
          <table:table-cell table:formula="of:=IF(ISBLANK([.O853]);IF(ISERROR([.B853]);&quot;Err:&quot;&amp;ORG.OPENOFFICE.ERRORTYPE([.B853])=[.M853];OR([.P853]=[.B853];IF(AND(ISNUMBER([.P853]);ISNUMBER([.B853]));OR(AND([.P853]=0;ABS([.B853])&lt;1E-307);&quot;&quot;&amp;[.B853]=&quot;&quot;&amp;[.P853]))));[.O853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0" table:number-columns-repeated="7"/>
          <table:table-cell table:style-name="ce16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table:formula="of:=TRIMMEAN([.C855];[.D855])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.5">
            <text:p>0.5</text:p>
          </table:table-cell>
          <table:table-cell table:style-name="ce10" table:number-columns-repeated="5"/>
          <table:table-cell table:style-name="ce16" office:value-type="float" office:value="2">
            <text:p>2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855]);[.A855];[.M855])" office:value-type="float" office:value="1">
            <text:p>1</text:p>
          </table:table-cell>
          <table:table-cell table:formula="of:=IF(ISBLANK([.O855]);IF(ISERROR([.B855]);&quot;Err:&quot;&amp;ORG.OPENOFFICE.ERRORTYPE([.B855])=[.M855];OR([.P855]=[.B855];IF(AND(ISNUMBER([.P855]);ISNUMBER([.B855]));OR(AND([.P855]=0;ABS([.B855])&lt;1E-307);&quot;&quot;&amp;[.B855]=&quot;&quot;&amp;[.P855]))));[.O85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0" table:number-columns-repeated="7"/>
          <table:table-cell table:style-name="ce16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table:formula="of:=QUARTILE([.C857:.G857];[.H857])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0">
            <text:p>0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office:value-type="string">
            <text:p>QUARTILE</text:p>
          </table:table-cell>
          <table:table-cell table:style-name="ce5" office:value-type="string">
            <text:p>QUARTILE</text:p>
          </table:table-cell>
          <table:table-cell table:style-name="ce18"/>
          <table:table-cell table:style-name="ce5"/>
          <table:table-cell table:style-name="ce5"/>
          <table:table-cell table:formula="of:=IF(ISBLANK([.M857]);[.A857];[.M857])" office:value-type="float" office:value="1">
            <text:p>1</text:p>
          </table:table-cell>
          <table:table-cell table:formula="of:=IF(ISBLANK([.O857]);IF(ISERROR([.B857]);&quot;Err:&quot;&amp;ORG.OPENOFFICE.ERRORTYPE([.B857])=[.M857];OR([.P857]=[.B857];IF(AND(ISNUMBER([.P857]);ISNUMBER([.B857]));OR(AND([.P857]=0;ABS([.B857])&lt;1E-307);&quot;&quot;&amp;[.B857]=&quot;&quot;&amp;[.P857]))));[.O85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5" table:formula="of:=QUARTILE([.C858:.G858];[.H858])" office:value-type="float" office:value="3">
            <text:p>3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858]);[.A858];[.M858])" office:value-type="float" office:value="3">
            <text:p>3</text:p>
          </table:table-cell>
          <table:table-cell table:formula="of:=IF(ISBLANK([.O858]);IF(ISERROR([.B858]);&quot;Err:&quot;&amp;ORG.OPENOFFICE.ERRORTYPE([.B858])=[.M858];OR([.P858]=[.B858];IF(AND(ISNUMBER([.P858]);ISNUMBER([.B858]));OR(AND([.P858]=0;ABS([.B858])&lt;1E-307);&quot;&quot;&amp;[.B858]=&quot;&quot;&amp;[.P858]))));[.O85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5" table:formula="of:=QUARTILE([.C859:.G859];[.H859])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859]);[.A859];[.M859])" office:value-type="float" office:value="3">
            <text:p>3</text:p>
          </table:table-cell>
          <table:table-cell table:formula="of:=IF(ISBLANK([.O859]);IF(ISERROR([.B859]);&quot;Err:&quot;&amp;ORG.OPENOFFICE.ERRORTYPE([.B859])=[.M859];OR([.P859]=[.B859];IF(AND(ISNUMBER([.P859]);ISNUMBER([.B859]));OR(AND([.P859]=0;ABS([.B859])&lt;1E-307);&quot;&quot;&amp;[.B859]=&quot;&quot;&amp;[.P859]))));[.O85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5" table:formula="of:=QUARTILE([.C860:.G860];[.H860])" office:value-type="float" office:value="5">
            <text:p>5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4.5">
            <text:p>4.5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860]);[.A860];[.M860])" office:value-type="float" office:value="5">
            <text:p>5</text:p>
          </table:table-cell>
          <table:table-cell table:formula="of:=IF(ISBLANK([.O860]);IF(ISERROR([.B860]);&quot;Err:&quot;&amp;ORG.OPENOFFICE.ERRORTYPE([.B860])=[.M860];OR([.P860]=[.B860];IF(AND(ISNUMBER([.P860]);ISNUMBER([.B860]));OR(AND([.P860]=0;ABS([.B860])&lt;1E-307);&quot;&quot;&amp;[.B860]=&quot;&quot;&amp;[.P860]))));[.O86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QUARTILE([.C861:.G861];[.H861])" office:value-type="float" office:value="0">
            <text:p>Err:50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5">
            <text:p>5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5"/>
          <table:table-cell table:style-name="ce5"/>
          <table:table-cell table:formula="of:=IF(ISBLANK([.M861]);[.A861];[.M861])" office:value-type="string" office:string-value="Err:502">
            <text:p>Err:502</text:p>
          </table:table-cell>
          <table:table-cell table:formula="of:=IF(ISBLANK([.O861]);IF(ISERROR([.B861]);&quot;Err:&quot;&amp;ORG.OPENOFFICE.ERRORTYPE([.B861])=[.M861];OR([.P861]=[.B861];IF(AND(ISNUMBER([.P861]);ISNUMBER([.B861]));OR(AND([.P861]=0;ABS([.B861])&lt;1E-307);&quot;&quot;&amp;[.B861]=&quot;&quot;&amp;[.P861]))));[.O86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QUARTILE([.C862:.G862];[.H862])" office:value-type="float" office:value="0">
            <text:p>Err:50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-0.01">
            <text:p>-0.01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5"/>
          <table:table-cell table:style-name="ce5"/>
          <table:table-cell table:formula="of:=IF(ISBLANK([.M862]);[.A862];[.M862])" office:value-type="string" office:string-value="Err:502">
            <text:p>Err:502</text:p>
          </table:table-cell>
          <table:table-cell table:formula="of:=IF(ISBLANK([.O862]);IF(ISERROR([.B862]);&quot;Err:&quot;&amp;ORG.OPENOFFICE.ERRORTYPE([.B862])=[.M862];OR([.P862]=[.B862];IF(AND(ISNUMBER([.P862]);ISNUMBER([.B862]));OR(AND([.P862]=0;ABS([.B862])&lt;1E-307);&quot;&quot;&amp;[.B862]=&quot;&quot;&amp;[.P862]))));[.O86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0" table:number-columns-repeated="7"/>
          <table:table-cell table:style-name="ce16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.3">
            <text:p>1.3</text:p>
          </table:table-cell>
          <table:table-cell table:style-name="ce5" table:formula="of:=QUARTILE([.C864:.H864];[.I864])" office:value-type="float" office:value="1.3">
            <text:p>1.3</text:p>
          </table:table-cell>
          <table:table-cell table:style-name="ce10" office:value-type="float" office:value="2.2">
            <text:p>2.2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3.4">
            <text:p>3.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6" office:value-type="float" office:value="7">
            <text:p>7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864]);[.A864];[.M864])" office:value-type="float" office:value="1.3">
            <text:p>1.3</text:p>
          </table:table-cell>
          <table:table-cell table:formula="of:=IF(ISBLANK([.O864]);IF(ISERROR([.B864]);&quot;Err:&quot;&amp;ORG.OPENOFFICE.ERRORTYPE([.B864])=[.M864];OR([.P864]=[.B864];IF(AND(ISNUMBER([.P864]);ISNUMBER([.B864]));OR(AND([.P864]=0;ABS([.B864])&lt;1E-307);&quot;&quot;&amp;[.B864]=&quot;&quot;&amp;[.P864]))));[.O86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2.8">
            <text:p>2.8</text:p>
          </table:table-cell>
          <table:table-cell table:style-name="ce5" table:formula="of:=QUARTILE([.C865:.H865];[.I865])" office:value-type="float" office:value="2.8">
            <text:p>2.8</text:p>
          </table:table-cell>
          <table:table-cell table:style-name="ce10" office:value-type="float" office:value="2.2">
            <text:p>2.2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3.4">
            <text:p>3.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6" office:value-type="float" office:value="7">
            <text:p>7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865]);[.A865];[.M865])" office:value-type="float" office:value="2.8">
            <text:p>2.8</text:p>
          </table:table-cell>
          <table:table-cell table:formula="of:=IF(ISBLANK([.O865]);IF(ISERROR([.B865]);&quot;Err:&quot;&amp;ORG.OPENOFFICE.ERRORTYPE([.B865])=[.M865];OR([.P865]=[.B865];IF(AND(ISNUMBER([.P865]);ISNUMBER([.B865]));OR(AND([.P865]=0;ABS([.B865])&lt;1E-307);&quot;&quot;&amp;[.B865]=&quot;&quot;&amp;[.P865]))));[.O86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0" table:number-columns-repeated="7"/>
          <table:table-cell table:style-name="ce16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5" table:formula="of:=PERCENTILE([.C867:.G867];[.H867])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0.5">
            <text:p>0.5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office:value-type="string">
            <text:p>PERCENTILE</text:p>
          </table:table-cell>
          <table:table-cell table:style-name="ce5" office:value-type="string">
            <text:p>PERCENTILE</text:p>
          </table:table-cell>
          <table:table-cell table:style-name="ce18"/>
          <table:table-cell table:style-name="ce5"/>
          <table:table-cell table:style-name="ce5"/>
          <table:table-cell table:formula="of:=IF(ISBLANK([.M867]);[.A867];[.M867])" office:value-type="float" office:value="3">
            <text:p>3</text:p>
          </table:table-cell>
          <table:table-cell table:formula="of:=IF(ISBLANK([.O867]);IF(ISERROR([.B867]);&quot;Err:&quot;&amp;ORG.OPENOFFICE.ERRORTYPE([.B867])=[.M867];OR([.P867]=[.B867];IF(AND(ISNUMBER([.P867]);ISNUMBER([.B867]));OR(AND([.P867]=0;ABS([.B867])&lt;1E-307);&quot;&quot;&amp;[.B867]=&quot;&quot;&amp;[.P867]))));[.O86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5" table:formula="of:=PERCENTILE([.C868:.G868];[.H868])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0.5">
            <text:p>0.5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868]);[.A868];[.M868])" office:value-type="float" office:value="4">
            <text:p>4</text:p>
          </table:table-cell>
          <table:table-cell table:formula="of:=IF(ISBLANK([.O868]);IF(ISERROR([.B868]);&quot;Err:&quot;&amp;ORG.OPENOFFICE.ERRORTYPE([.B868])=[.M868];OR([.P868]=[.B868];IF(AND(ISNUMBER([.P868]);ISNUMBER([.B868]));OR(AND([.P868]=0;ABS([.B868])&lt;1E-307);&quot;&quot;&amp;[.B868]=&quot;&quot;&amp;[.P868]))));[.O86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.8">
            <text:p>1.8</text:p>
          </table:table-cell>
          <table:table-cell table:style-name="ce5" table:formula="of:=PERCENTILE([.C869:.G869];[.H869])" office:value-type="float" office:value="1.8">
            <text:p>1.8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0.2">
            <text:p>0.2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869]);[.A869];[.M869])" office:value-type="float" office:value="1.8">
            <text:p>1.8</text:p>
          </table:table-cell>
          <table:table-cell table:formula="of:=IF(ISBLANK([.O869]);IF(ISERROR([.B869]);&quot;Err:&quot;&amp;ORG.OPENOFFICE.ERRORTYPE([.B869])=[.M869];OR([.P869]=[.B869];IF(AND(ISNUMBER([.P869]);ISNUMBER([.B869]));OR(AND([.P869]=0;ABS([.B869])&lt;1E-307);&quot;&quot;&amp;[.B869]=&quot;&quot;&amp;[.P869]))));[.O86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table:formula="of:=PERCENTILE([.C870:.G870];[.H870])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0">
            <text:p>0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870]);[.A870];[.M870])" office:value-type="float" office:value="1">
            <text:p>1</text:p>
          </table:table-cell>
          <table:table-cell table:formula="of:=IF(ISBLANK([.O870]);IF(ISERROR([.B870]);&quot;Err:&quot;&amp;ORG.OPENOFFICE.ERRORTYPE([.B870])=[.M870];OR([.P870]=[.B870];IF(AND(ISNUMBER([.P870]);ISNUMBER([.B870]));OR(AND([.P870]=0;ABS([.B870])&lt;1E-307);&quot;&quot;&amp;[.B870]=&quot;&quot;&amp;[.P870]))));[.O87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5" table:formula="of:=PERCENTILE([.C871:.G871];[.H871])" office:value-type="float" office:value="5">
            <text:p>5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871]);[.A871];[.M871])" office:value-type="float" office:value="5">
            <text:p>5</text:p>
          </table:table-cell>
          <table:table-cell table:formula="of:=IF(ISBLANK([.O871]);IF(ISERROR([.B871]);&quot;Err:&quot;&amp;ORG.OPENOFFICE.ERRORTYPE([.B871])=[.M871];OR([.P871]=[.B871];IF(AND(ISNUMBER([.P871]);ISNUMBER([.B871]));OR(AND([.P871]=0;ABS([.B871])&lt;1E-307);&quot;&quot;&amp;[.B871]=&quot;&quot;&amp;[.P871]))));[.O87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2.2">
            <text:p>2.2</text:p>
          </table:table-cell>
          <table:table-cell table:style-name="ce5" table:formula="of:=PERCENTILE([.C872:.G872];[.H872])" office:value-type="float" office:value="2.2">
            <text:p>2.2</text:p>
          </table:table-cell>
          <table:table-cell table:style-name="ce10" office:value-type="float" office:value="2.2">
            <text:p>2.2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3.4">
            <text:p>3.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0.25">
            <text:p>0.25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872]);[.A872];[.M872])" office:value-type="float" office:value="2.2">
            <text:p>2.2</text:p>
          </table:table-cell>
          <table:table-cell table:formula="of:=IF(ISBLANK([.O872]);IF(ISERROR([.B872]);&quot;Err:&quot;&amp;ORG.OPENOFFICE.ERRORTYPE([.B872])=[.M872];OR([.P872]=[.B872];IF(AND(ISNUMBER([.P872]);ISNUMBER([.B872]));OR(AND([.P872]=0;ABS([.B872])&lt;1E-307);&quot;&quot;&amp;[.B872]=&quot;&quot;&amp;[.P872]))));[.O87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PERCENTILE([.C873:.G873];[.H873])" office:value-type="float" office:value="0">
            <text:p>Err:502</text:p>
          </table:table-cell>
          <table:table-cell table:style-name="ce10" office:value-type="float" office:value="2.2">
            <text:p>2.2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3.4">
            <text:p>3.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-0.01">
            <text:p>-0.01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5"/>
          <table:table-cell table:style-name="ce5"/>
          <table:table-cell table:formula="of:=IF(ISBLANK([.M873]);[.A873];[.M873])" office:value-type="string" office:string-value="Err:502">
            <text:p>Err:502</text:p>
          </table:table-cell>
          <table:table-cell table:formula="of:=IF(ISBLANK([.O873]);IF(ISERROR([.B873]);&quot;Err:&quot;&amp;ORG.OPENOFFICE.ERRORTYPE([.B873])=[.M873];OR([.P873]=[.B873];IF(AND(ISNUMBER([.P873]);ISNUMBER([.B873]));OR(AND([.P873]=0;ABS([.B873])&lt;1E-307);&quot;&quot;&amp;[.B873]=&quot;&quot;&amp;[.P873]))));[.O873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PERCENTILE([.C874:.G874];[.H874])" office:value-type="float" office:value="0">
            <text:p>Err:502</text:p>
          </table:table-cell>
          <table:table-cell table:style-name="ce10" office:value-type="float" office:value="2.2">
            <text:p>2.2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3.4">
            <text:p>3.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.1">
            <text:p>1.1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5"/>
          <table:table-cell table:style-name="ce5"/>
          <table:table-cell table:formula="of:=IF(ISBLANK([.M874]);[.A874];[.M874])" office:value-type="string" office:string-value="Err:502">
            <text:p>Err:502</text:p>
          </table:table-cell>
          <table:table-cell table:formula="of:=IF(ISBLANK([.O874]);IF(ISERROR([.B874]);&quot;Err:&quot;&amp;ORG.OPENOFFICE.ERRORTYPE([.B874])=[.M874];OR([.P874]=[.B874];IF(AND(ISNUMBER([.P874]);ISNUMBER([.B874]));OR(AND([.P874]=0;ABS([.B874])&lt;1E-307);&quot;&quot;&amp;[.B874]=&quot;&quot;&amp;[.P874]))));[.O87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0" table:number-columns-repeated="7"/>
          <table:table-cell table:style-name="ce16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5" table:formula="of:=MEDIAN([.C876:.G876])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table:number-columns-repeated="2"/>
          <table:table-cell table:style-name="ce16" office:value-type="float" office:value="5">
            <text:p>5</text:p>
          </table:table-cell>
          <table:table-cell table:style-name="ce5" office:value-type="string">
            <text:p>MEDIAN</text:p>
          </table:table-cell>
          <table:table-cell table:style-name="ce5" office:value-type="string">
            <text:p>MEDIAN</text:p>
          </table:table-cell>
          <table:table-cell table:style-name="ce18"/>
          <table:table-cell table:style-name="ce5"/>
          <table:table-cell table:style-name="ce5"/>
          <table:table-cell table:formula="of:=IF(ISBLANK([.M876]);[.A876];[.M876])" office:value-type="float" office:value="3">
            <text:p>3</text:p>
          </table:table-cell>
          <table:table-cell table:formula="of:=IF(ISBLANK([.O876]);IF(ISERROR([.B876]);&quot;Err:&quot;&amp;ORG.OPENOFFICE.ERRORTYPE([.B876])=[.M876];OR([.P876]=[.B876];IF(AND(ISNUMBER([.P876]);ISNUMBER([.B876]));OR(AND([.P876]=0;ABS([.B876])&lt;1E-307);&quot;&quot;&amp;[.B876]=&quot;&quot;&amp;[.P876]))));[.O87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5" table:formula="of:=MEDIAN([.C877:.G877])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table:number-columns-repeated="2"/>
          <table:table-cell table:style-name="ce16" office:value-type="float" office:value="5">
            <text:p>5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877]);[.A877];[.M877])" office:value-type="float" office:value="4">
            <text:p>4</text:p>
          </table:table-cell>
          <table:table-cell table:formula="of:=IF(ISBLANK([.O877]);IF(ISERROR([.B877]);&quot;Err:&quot;&amp;ORG.OPENOFFICE.ERRORTYPE([.B877])=[.M877];OR([.P877]=[.B877];IF(AND(ISNUMBER([.P877]);ISNUMBER([.B877]));OR(AND([.P877]=0;ABS([.B877])&lt;1E-307);&quot;&quot;&amp;[.B877]=&quot;&quot;&amp;[.P877]))));[.O87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5" table:formula="of:=MEDIAN([.C878:.G878])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style-name="ce10" table:number-columns-repeated="2"/>
          <table:table-cell table:style-name="ce16" office:value-type="float" office:value="5">
            <text:p>5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878]);[.A878];[.M878])" office:value-type="float" office:value="3">
            <text:p>3</text:p>
          </table:table-cell>
          <table:table-cell table:formula="of:=IF(ISBLANK([.O878]);IF(ISERROR([.B878]);&quot;Err:&quot;&amp;ORG.OPENOFFICE.ERRORTYPE([.B878])=[.M878];OR([.P878]=[.B878];IF(AND(ISNUMBER([.P878]);ISNUMBER([.B878]));OR(AND([.P878]=0;ABS([.B878])&lt;1E-307);&quot;&quot;&amp;[.B878]=&quot;&quot;&amp;[.P878]))));[.O87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0" table:number-columns-repeated="7"/>
          <table:table-cell table:style-name="ce16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table:formula="of:=MEDIAN([.C880])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6"/>
          <table:table-cell table:style-name="ce16" office:value-type="float" office:value="1">
            <text:p>1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880]);[.A880];[.M880])" office:value-type="float" office:value="2">
            <text:p>2</text:p>
          </table:table-cell>
          <table:table-cell table:formula="of:=IF(ISBLANK([.O880]);IF(ISERROR([.B880]);&quot;Err:&quot;&amp;ORG.OPENOFFICE.ERRORTYPE([.B880])=[.M880];OR([.P880]=[.B880];IF(AND(ISNUMBER([.P880]);ISNUMBER([.B880]));OR(AND([.P880]=0;ABS([.B880])&lt;1E-307);&quot;&quot;&amp;[.B880]=&quot;&quot;&amp;[.P880]))));[.O88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0" table:number-columns-repeated="7"/>
          <table:table-cell table:style-name="ce16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2.7">
            <text:p>2.7</text:p>
          </table:table-cell>
          <table:table-cell table:style-name="ce5" table:formula="of:=MEDIAN([.C882:.H882])" office:value-type="float" office:value="2.7">
            <text:p>2.7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.1">
            <text:p>1.1</text:p>
          </table:table-cell>
          <table:table-cell table:style-name="ce10" office:value-type="float" office:value="3.4">
            <text:p>3.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882]);[.A882];[.M882])" office:value-type="float" office:value="2.7">
            <text:p>2.7</text:p>
          </table:table-cell>
          <table:table-cell table:formula="of:=IF(ISBLANK([.O882]);IF(ISERROR([.B882]);&quot;Err:&quot;&amp;ORG.OPENOFFICE.ERRORTYPE([.B882])=[.M882];OR([.P882]=[.B882];IF(AND(ISNUMBER([.P882]);ISNUMBER([.B882]));OR(AND([.P882]=0;ABS([.B882])&lt;1E-307);&quot;&quot;&amp;[.B882]=&quot;&quot;&amp;[.P882]))));[.O88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3.5">
            <text:p>3.5</text:p>
          </table:table-cell>
          <table:table-cell table:style-name="ce5" table:formula="of:=MEDIAN([.C883:.H883])" office:value-type="float" office:value="3.5">
            <text:p>3.5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883]);[.A883];[.M883])" office:value-type="float" office:value="3.5">
            <text:p>3.5</text:p>
          </table:table-cell>
          <table:table-cell table:formula="of:=IF(ISBLANK([.O883]);IF(ISERROR([.B883]);&quot;Err:&quot;&amp;ORG.OPENOFFICE.ERRORTYPE([.B883])=[.M883];OR([.P883]=[.B883];IF(AND(ISNUMBER([.P883]);ISNUMBER([.B883]));OR(AND([.P883]=0;ABS([.B883])&lt;1E-307);&quot;&quot;&amp;[.B883]=&quot;&quot;&amp;[.P883]))));[.O883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3.5">
            <text:p>3.5</text:p>
          </table:table-cell>
          <table:table-cell table:style-name="ce5" table:formula="of:=MEDIAN([.C884:.H884])" office:value-type="float" office:value="3.5">
            <text:p>3.5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884]);[.A884];[.M884])" office:value-type="float" office:value="3.5">
            <text:p>3.5</text:p>
          </table:table-cell>
          <table:table-cell table:formula="of:=IF(ISBLANK([.O884]);IF(ISERROR([.B884]);&quot;Err:&quot;&amp;ORG.OPENOFFICE.ERRORTYPE([.B884])=[.M884];OR([.P884]=[.B884];IF(AND(ISNUMBER([.P884]);ISNUMBER([.B884]));OR(AND([.P884]=0;ABS([.B884])&lt;1E-307);&quot;&quot;&amp;[.B884]=&quot;&quot;&amp;[.P884]))));[.O88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5">
            <text:p>0.5</text:p>
          </table:table-cell>
          <table:table-cell table:style-name="ce5" table:formula="of:=MEDIAN([.C885:.H885])" office:value-type="float" office:value="0.5">
            <text:p>0.5</text:p>
          </table:table-cell>
          <table:table-cell table:style-name="ce10" office:value-type="float" office:value="-5">
            <text:p>-5</text:p>
          </table:table-cell>
          <table:table-cell table:style-name="ce10" office:value-type="float" office:value="-2">
            <text:p>-2</text:p>
          </table:table-cell>
          <table:table-cell table:style-name="ce10" office:value-type="float" office:value="-4">
            <text:p>-4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3">
            <text:p>3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885]);[.A885];[.M885])" office:value-type="float" office:value="0.5">
            <text:p>0.5</text:p>
          </table:table-cell>
          <table:table-cell table:formula="of:=IF(ISBLANK([.O885]);IF(ISERROR([.B885]);&quot;Err:&quot;&amp;ORG.OPENOFFICE.ERRORTYPE([.B885])=[.M885];OR([.P885]=[.B885];IF(AND(ISNUMBER([.P885]);ISNUMBER([.B885]));OR(AND([.P885]=0;ABS([.B885])&lt;1E-307);&quot;&quot;&amp;[.B885]=&quot;&quot;&amp;[.P885]))));[.O88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5" table:formula="of:=MEDIAN([.C886:.H886])" office:value-type="float" office:value="0">
            <text:p>0</text:p>
          </table:table-cell>
          <table:table-cell table:style-name="ce10" office:value-type="float" office:value="-5">
            <text:p>-5</text:p>
          </table:table-cell>
          <table:table-cell table:style-name="ce10" office:value-type="float" office:value="-2">
            <text:p>-2</text:p>
          </table:table-cell>
          <table:table-cell table:style-name="ce10" office:value-type="float" office:value="-4">
            <text:p>-4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886]);[.A886];[.M886])" office:value-type="float" office:value="0">
            <text:p>0</text:p>
          </table:table-cell>
          <table:table-cell table:formula="of:=IF(ISBLANK([.O886]);IF(ISERROR([.B886]);&quot;Err:&quot;&amp;ORG.OPENOFFICE.ERRORTYPE([.B886])=[.M886];OR([.P886]=[.B886];IF(AND(ISNUMBER([.P886]);ISNUMBER([.B886]));OR(AND([.P886]=0;ABS([.B886])&lt;1E-307);&quot;&quot;&amp;[.B886]=&quot;&quot;&amp;[.P886]))));[.O88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0" table:number-columns-repeated="7"/>
          <table:table-cell table:style-name="ce16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5" table:formula="of:=SMALL([.C888:.G888];[.H888])" office:value-type="float" office:value="5">
            <text:p>5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office:value-type="string">
            <text:p>SMALL</text:p>
          </table:table-cell>
          <table:table-cell table:style-name="ce5" office:value-type="string">
            <text:p>SMALL</text:p>
          </table:table-cell>
          <table:table-cell table:style-name="ce18"/>
          <table:table-cell table:style-name="ce5"/>
          <table:table-cell table:style-name="ce5"/>
          <table:table-cell table:formula="of:=IF(ISBLANK([.M888]);[.A888];[.M888])" office:value-type="float" office:value="5">
            <text:p>5</text:p>
          </table:table-cell>
          <table:table-cell table:formula="of:=IF(ISBLANK([.O888]);IF(ISERROR([.B888]);&quot;Err:&quot;&amp;ORG.OPENOFFICE.ERRORTYPE([.B888])=[.M888];OR([.P888]=[.B888];IF(AND(ISNUMBER([.P888]);ISNUMBER([.B888]));OR(AND([.P888]=0;ABS([.B888])&lt;1E-307);&quot;&quot;&amp;[.B888]=&quot;&quot;&amp;[.P888]))));[.O88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5" table:formula="of:=SMALL([.C889:.G889];[.H889])" office:value-type="float" office:value="5">
            <text:p>5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5">
            <text:p>5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889]);[.A889];[.M889])" office:value-type="float" office:value="5">
            <text:p>5</text:p>
          </table:table-cell>
          <table:table-cell table:formula="of:=IF(ISBLANK([.O889]);IF(ISERROR([.B889]);&quot;Err:&quot;&amp;ORG.OPENOFFICE.ERRORTYPE([.B889])=[.M889];OR([.P889]=[.B889];IF(AND(ISNUMBER([.P889]);ISNUMBER([.B889]));OR(AND([.P889]=0;ABS([.B889])&lt;1E-307);&quot;&quot;&amp;[.B889]=&quot;&quot;&amp;[.P889]))));[.O88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table:formula="of:=SMALL([.C890:.G890];[.H890])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890]);[.A890];[.M890])" office:value-type="float" office:value="1">
            <text:p>1</text:p>
          </table:table-cell>
          <table:table-cell table:formula="of:=IF(ISBLANK([.O890]);IF(ISERROR([.B890]);&quot;Err:&quot;&amp;ORG.OPENOFFICE.ERRORTYPE([.B890])=[.M890];OR([.P890]=[.B890];IF(AND(ISNUMBER([.P890]);ISNUMBER([.B890]));OR(AND([.P890]=0;ABS([.B890])&lt;1E-307);&quot;&quot;&amp;[.B890]=&quot;&quot;&amp;[.P890]))));[.O89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table:formula="of:=SMALL([.C891:.G891];[.H891])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891]);[.A891];[.M891])" office:value-type="float" office:value="2">
            <text:p>2</text:p>
          </table:table-cell>
          <table:table-cell table:formula="of:=IF(ISBLANK([.O891]);IF(ISERROR([.B891]);&quot;Err:&quot;&amp;ORG.OPENOFFICE.ERRORTYPE([.B891])=[.M891];OR([.P891]=[.B891];IF(AND(ISNUMBER([.P891]);ISNUMBER([.B891]));OR(AND([.P891]=0;ABS([.B891])&lt;1E-307);&quot;&quot;&amp;[.B891]=&quot;&quot;&amp;[.P891]))));[.O89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table:formula="of:=SMALL([.C892:.G892];[.H892])" office:value-type="float" office:value="2">
            <text:p>2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892]);[.A892];[.M892])" office:value-type="float" office:value="2">
            <text:p>2</text:p>
          </table:table-cell>
          <table:table-cell table:formula="of:=IF(ISBLANK([.O892]);IF(ISERROR([.B892]);&quot;Err:&quot;&amp;ORG.OPENOFFICE.ERRORTYPE([.B892])=[.M892];OR([.P892]=[.B892];IF(AND(ISNUMBER([.P892]);ISNUMBER([.B892]));OR(AND([.P892]=0;ABS([.B892])&lt;1E-307);&quot;&quot;&amp;[.B892]=&quot;&quot;&amp;[.P892]))));[.O89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5" table:formula="of:=SMALL([.C893:.G893];[.H893])" office:value-type="float" office:value="3">
            <text:p>3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893]);[.A893];[.M893])" office:value-type="float" office:value="3">
            <text:p>3</text:p>
          </table:table-cell>
          <table:table-cell table:formula="of:=IF(ISBLANK([.O893]);IF(ISERROR([.B893]);&quot;Err:&quot;&amp;ORG.OPENOFFICE.ERRORTYPE([.B893])=[.M893];OR([.P893]=[.B893];IF(AND(ISNUMBER([.P893]);ISNUMBER([.B893]));OR(AND([.P893]=0;ABS([.B893])&lt;1E-307);&quot;&quot;&amp;[.B893]=&quot;&quot;&amp;[.P893]))));[.O893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5" table:formula="of:=SMALL([.C894:.G894];[.H894])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3">
            <text:p>3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894]);[.A894];[.M894])" office:value-type="float" office:value="4">
            <text:p>4</text:p>
          </table:table-cell>
          <table:table-cell table:formula="of:=IF(ISBLANK([.O894]);IF(ISERROR([.B894]);&quot;Err:&quot;&amp;ORG.OPENOFFICE.ERRORTYPE([.B894])=[.M894];OR([.P894]=[.B894];IF(AND(ISNUMBER([.P894]);ISNUMBER([.B894]));OR(AND([.P894]=0;ABS([.B894])&lt;1E-307);&quot;&quot;&amp;[.B894]=&quot;&quot;&amp;[.P894]))));[.O89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5" table:formula="of:=SMALL([.C895:.G895];[.H895])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895]);[.A895];[.M895])" office:value-type="float" office:value="4">
            <text:p>4</text:p>
          </table:table-cell>
          <table:table-cell table:formula="of:=IF(ISBLANK([.O895]);IF(ISERROR([.B895]);&quot;Err:&quot;&amp;ORG.OPENOFFICE.ERRORTYPE([.B895])=[.M895];OR([.P895]=[.B895];IF(AND(ISNUMBER([.P895]);ISNUMBER([.B895]));OR(AND([.P895]=0;ABS([.B895])&lt;1E-307);&quot;&quot;&amp;[.B895]=&quot;&quot;&amp;[.P895]))));[.O89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0" table:number-columns-repeated="7"/>
          <table:table-cell table:style-name="ce16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2.2">
            <text:p>2.2</text:p>
          </table:table-cell>
          <table:table-cell table:style-name="ce5" table:formula="of:=SMALL([.C897:.F897];[.G897])" office:value-type="float" office:value="2.2">
            <text:p>2.2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2.2">
            <text:p>2.2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"/>
          <table:table-cell table:style-name="ce16" office:value-type="float" office:value="5">
            <text:p>5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897]);[.A897];[.M897])" office:value-type="float" office:value="2.2">
            <text:p>2.2</text:p>
          </table:table-cell>
          <table:table-cell table:formula="of:=IF(ISBLANK([.O897]);IF(ISERROR([.B897]);&quot;Err:&quot;&amp;ORG.OPENOFFICE.ERRORTYPE([.B897])=[.M897];OR([.P897]=[.B897];IF(AND(ISNUMBER([.P897]);ISNUMBER([.B897]));OR(AND([.P897]=0;ABS([.B897])&lt;1E-307);&quot;&quot;&amp;[.B897]=&quot;&quot;&amp;[.P897]))));[.O89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SMALL([.C898:.F898];[.G898])" office:value-type="float" office:value="0">
            <text:p>Err:502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2"/>
          <table:table-cell table:style-name="ce16" office:value-type="float" office:value="5">
            <text:p>5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5"/>
          <table:table-cell table:style-name="ce5"/>
          <table:table-cell table:formula="of:=IF(ISBLANK([.M898]);[.A898];[.M898])" office:value-type="string" office:string-value="Err:502">
            <text:p>Err:502</text:p>
          </table:table-cell>
          <table:table-cell table:formula="of:=IF(ISBLANK([.O898]);IF(ISERROR([.B898]);&quot;Err:&quot;&amp;ORG.OPENOFFICE.ERRORTYPE([.B898])=[.M898];OR([.P898]=[.B898];IF(AND(ISNUMBER([.P898]);ISNUMBER([.B898]));OR(AND([.P898]=0;ABS([.B898])&lt;1E-307);&quot;&quot;&amp;[.B898]=&quot;&quot;&amp;[.P898]))));[.O89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0" table:number-columns-repeated="7"/>
          <table:table-cell table:style-name="ce16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2">
            <text:p>-2</text:p>
          </table:table-cell>
          <table:table-cell table:style-name="ce5" table:formula="of:=SMALL([.C900:.E900];[.F900])" office:value-type="float" office:value="-2">
            <text:p>-2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-2">
            <text:p>-2</text:p>
          </table:table-cell>
          <table:table-cell table:style-name="ce10" office:value-type="float" office:value="-4">
            <text:p>-4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900]);[.A900];[.M900])" office:value-type="float" office:value="-2">
            <text:p>-2</text:p>
          </table:table-cell>
          <table:table-cell table:formula="of:=IF(ISBLANK([.O900]);IF(ISERROR([.B900]);&quot;Err:&quot;&amp;ORG.OPENOFFICE.ERRORTYPE([.B900])=[.M900];OR([.P900]=[.B900];IF(AND(ISNUMBER([.P900]);ISNUMBER([.B900]));OR(AND([.P900]=0;ABS([.B900])&lt;1E-307);&quot;&quot;&amp;[.B900]=&quot;&quot;&amp;[.P900]))));[.O90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SMALL([.C901:.E901];[.F901])" office:value-type="float" office:value="0">
            <text:p>#VALUE!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18" office:value-type="string">
            <text:p>Err:519</text:p>
          </table:table-cell>
          <table:table-cell table:style-name="ce5"/>
          <table:table-cell table:style-name="ce5"/>
          <table:table-cell table:formula="of:=IF(ISBLANK([.M901]);[.A901];[.M901])" office:value-type="string" office:string-value="Err:519">
            <text:p>Err:519</text:p>
          </table:table-cell>
          <table:table-cell table:formula="of:=IF(ISBLANK([.O901]);IF(ISERROR([.B901]);&quot;Err:&quot;&amp;ORG.OPENOFFICE.ERRORTYPE([.B901])=[.M901];OR([.P901]=[.B901];IF(AND(ISNUMBER([.P901]);ISNUMBER([.B901]));OR(AND([.P901]=0;ABS([.B901])&lt;1E-307);&quot;&quot;&amp;[.B901]=&quot;&quot;&amp;[.P901]))));[.O90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0" table:number-columns-repeated="7"/>
          <table:table-cell table:style-name="ce16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5" table:formula="of:=SMALL([.C903];[.D903])" office:value-type="float" office:value="5">
            <text:p>5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5"/>
          <table:table-cell table:style-name="ce16" office:value-type="float" office:value="2">
            <text:p>2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903]);[.A903];[.M903])" office:value-type="float" office:value="5">
            <text:p>5</text:p>
          </table:table-cell>
          <table:table-cell table:formula="of:=IF(ISBLANK([.O903]);IF(ISERROR([.B903]);&quot;Err:&quot;&amp;ORG.OPENOFFICE.ERRORTYPE([.B903])=[.M903];OR([.P903]=[.B903];IF(AND(ISNUMBER([.P903]);ISNUMBER([.B903]));OR(AND([.P903]=0;ABS([.B903])&lt;1E-307);&quot;&quot;&amp;[.B903]=&quot;&quot;&amp;[.P903]))));[.O903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0" table:number-columns-repeated="7"/>
          <table:table-cell table:style-name="ce16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5" table:formula="of:=LARGE([.C905:.G905];[.H905])" office:value-type="float" office:value="5">
            <text:p>5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office:value-type="string">
            <text:p>LARGE</text:p>
          </table:table-cell>
          <table:table-cell table:style-name="ce5" office:value-type="string">
            <text:p>LARGE</text:p>
          </table:table-cell>
          <table:table-cell table:style-name="ce18"/>
          <table:table-cell table:style-name="ce5"/>
          <table:table-cell table:style-name="ce5"/>
          <table:table-cell table:formula="of:=IF(ISBLANK([.M905]);[.A905];[.M905])" office:value-type="float" office:value="5">
            <text:p>5</text:p>
          </table:table-cell>
          <table:table-cell table:formula="of:=IF(ISBLANK([.O905]);IF(ISERROR([.B905]);&quot;Err:&quot;&amp;ORG.OPENOFFICE.ERRORTYPE([.B905])=[.M905];OR([.P905]=[.B905];IF(AND(ISNUMBER([.P905]);ISNUMBER([.B905]));OR(AND([.P905]=0;ABS([.B905])&lt;1E-307);&quot;&quot;&amp;[.B905]=&quot;&quot;&amp;[.P905]))));[.O90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5" table:formula="of:=LARGE([.C906:.G906];[.H906])" office:value-type="float" office:value="5">
            <text:p>5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906]);[.A906];[.M906])" office:value-type="float" office:value="5">
            <text:p>5</text:p>
          </table:table-cell>
          <table:table-cell table:formula="of:=IF(ISBLANK([.O906]);IF(ISERROR([.B906]);&quot;Err:&quot;&amp;ORG.OPENOFFICE.ERRORTYPE([.B906])=[.M906];OR([.P906]=[.B906];IF(AND(ISNUMBER([.P906]);ISNUMBER([.B906]));OR(AND([.P906]=0;ABS([.B906])&lt;1E-307);&quot;&quot;&amp;[.B906]=&quot;&quot;&amp;[.P906]))));[.O90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5" table:formula="of:=LARGE([.C907:.G907];[.H907])" office:value-type="float" office:value="5">
            <text:p>5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907]);[.A907];[.M907])" office:value-type="float" office:value="5">
            <text:p>5</text:p>
          </table:table-cell>
          <table:table-cell table:formula="of:=IF(ISBLANK([.O907]);IF(ISERROR([.B907]);&quot;Err:&quot;&amp;ORG.OPENOFFICE.ERRORTYPE([.B907])=[.M907];OR([.P907]=[.B907];IF(AND(ISNUMBER([.P907]);ISNUMBER([.B907]));OR(AND([.P907]=0;ABS([.B907])&lt;1E-307);&quot;&quot;&amp;[.B907]=&quot;&quot;&amp;[.P907]))));[.O90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5" table:formula="of:=LARGE([.C908:.G908];[.H908])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908]);[.A908];[.M908])" office:value-type="float" office:value="4">
            <text:p>4</text:p>
          </table:table-cell>
          <table:table-cell table:formula="of:=IF(ISBLANK([.O908]);IF(ISERROR([.B908]);&quot;Err:&quot;&amp;ORG.OPENOFFICE.ERRORTYPE([.B908])=[.M908];OR([.P908]=[.B908];IF(AND(ISNUMBER([.P908]);ISNUMBER([.B908]));OR(AND([.P908]=0;ABS([.B908])&lt;1E-307);&quot;&quot;&amp;[.B908]=&quot;&quot;&amp;[.P908]))));[.O90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5" table:formula="of:=LARGE([.C909:.G909];[.H909])" office:value-type="float" office:value="5">
            <text:p>5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909]);[.A909];[.M909])" office:value-type="float" office:value="5">
            <text:p>5</text:p>
          </table:table-cell>
          <table:table-cell table:formula="of:=IF(ISBLANK([.O909]);IF(ISERROR([.B909]);&quot;Err:&quot;&amp;ORG.OPENOFFICE.ERRORTYPE([.B909])=[.M909];OR([.P909]=[.B909];IF(AND(ISNUMBER([.P909]);ISNUMBER([.B909]));OR(AND([.P909]=0;ABS([.B909])&lt;1E-307);&quot;&quot;&amp;[.B909]=&quot;&quot;&amp;[.P909]))));[.O90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5" table:formula="of:=LARGE([.C910:.G910];[.H910])" office:value-type="float" office:value="5">
            <text:p>5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910]);[.A910];[.M910])" office:value-type="float" office:value="5">
            <text:p>5</text:p>
          </table:table-cell>
          <table:table-cell table:formula="of:=IF(ISBLANK([.O910]);IF(ISERROR([.B910]);&quot;Err:&quot;&amp;ORG.OPENOFFICE.ERRORTYPE([.B910])=[.M910];OR([.P910]=[.B910];IF(AND(ISNUMBER([.P910]);ISNUMBER([.B910]));OR(AND([.P910]=0;ABS([.B910])&lt;1E-307);&quot;&quot;&amp;[.B910]=&quot;&quot;&amp;[.P910]))));[.O91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5" table:formula="of:=LARGE([.C911:.G911];[.H911])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3">
            <text:p>3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911]);[.A911];[.M911])" office:value-type="float" office:value="4">
            <text:p>4</text:p>
          </table:table-cell>
          <table:table-cell table:formula="of:=IF(ISBLANK([.O911]);IF(ISERROR([.B911]);&quot;Err:&quot;&amp;ORG.OPENOFFICE.ERRORTYPE([.B911])=[.M911];OR([.P911]=[.B911];IF(AND(ISNUMBER([.P911]);ISNUMBER([.B911]));OR(AND([.P911]=0;ABS([.B911])&lt;1E-307);&quot;&quot;&amp;[.B911]=&quot;&quot;&amp;[.P911]))));[.O91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5" table:formula="of:=LARGE([.C912:.G912];[.H912])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912]);[.A912];[.M912])" office:value-type="float" office:value="4">
            <text:p>4</text:p>
          </table:table-cell>
          <table:table-cell table:formula="of:=IF(ISBLANK([.O912]);IF(ISERROR([.B912]);&quot;Err:&quot;&amp;ORG.OPENOFFICE.ERRORTYPE([.B912])=[.M912];OR([.P912]=[.B912];IF(AND(ISNUMBER([.P912]);ISNUMBER([.B912]));OR(AND([.P912]=0;ABS([.B912])&lt;1E-307);&quot;&quot;&amp;[.B912]=&quot;&quot;&amp;[.P912]))));[.O91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0" table:number-columns-repeated="7"/>
          <table:table-cell table:style-name="ce16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2.2">
            <text:p>2.2</text:p>
          </table:table-cell>
          <table:table-cell table:style-name="ce5" table:formula="of:=LARGE([.C914:.F914];[.G914])" office:value-type="float" office:value="2.2">
            <text:p>2.2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2.2">
            <text:p>2.2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0" table:number-columns-repeated="2"/>
          <table:table-cell table:style-name="ce16" office:value-type="float" office:value="5">
            <text:p>5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914]);[.A914];[.M914])" office:value-type="float" office:value="2.2">
            <text:p>2.2</text:p>
          </table:table-cell>
          <table:table-cell table:formula="of:=IF(ISBLANK([.O914]);IF(ISERROR([.B914]);&quot;Err:&quot;&amp;ORG.OPENOFFICE.ERRORTYPE([.B914])=[.M914];OR([.P914]=[.B914];IF(AND(ISNUMBER([.P914]);ISNUMBER([.B914]));OR(AND([.P914]=0;ABS([.B914])&lt;1E-307);&quot;&quot;&amp;[.B914]=&quot;&quot;&amp;[.P914]))));[.O91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LARGE([.C915:.F915];[.G915])" office:value-type="float" office:value="0">
            <text:p>Err:502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2"/>
          <table:table-cell table:style-name="ce16" office:value-type="float" office:value="5">
            <text:p>5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5"/>
          <table:table-cell table:style-name="ce5"/>
          <table:table-cell table:formula="of:=IF(ISBLANK([.M915]);[.A915];[.M915])" office:value-type="string" office:string-value="Err:502">
            <text:p>Err:502</text:p>
          </table:table-cell>
          <table:table-cell table:formula="of:=IF(ISBLANK([.O915]);IF(ISERROR([.B915]);&quot;Err:&quot;&amp;ORG.OPENOFFICE.ERRORTYPE([.B915])=[.M915];OR([.P915]=[.B915];IF(AND(ISNUMBER([.P915]);ISNUMBER([.B915]));OR(AND([.P915]=0;ABS([.B915])&lt;1E-307);&quot;&quot;&amp;[.B915]=&quot;&quot;&amp;[.P915]))));[.O91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0" table:number-columns-repeated="7"/>
          <table:table-cell table:style-name="ce16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2">
            <text:p>-2</text:p>
          </table:table-cell>
          <table:table-cell table:style-name="ce5" table:formula="of:=LARGE([.C917:.E917];[.F917])" office:value-type="float" office:value="-2">
            <text:p>-2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-2">
            <text:p>-2</text:p>
          </table:table-cell>
          <table:table-cell table:style-name="ce10" office:value-type="float" office:value="-4">
            <text:p>-4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917]);[.A917];[.M917])" office:value-type="float" office:value="-2">
            <text:p>-2</text:p>
          </table:table-cell>
          <table:table-cell table:formula="of:=IF(ISBLANK([.O917]);IF(ISERROR([.B917]);&quot;Err:&quot;&amp;ORG.OPENOFFICE.ERRORTYPE([.B917])=[.M917];OR([.P917]=[.B917];IF(AND(ISNUMBER([.P917]);ISNUMBER([.B917]));OR(AND([.P917]=0;ABS([.B917])&lt;1E-307);&quot;&quot;&amp;[.B917]=&quot;&quot;&amp;[.P917]))));[.O91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FE</text:p>
          </table:table-cell>
          <table:table-cell table:style-name="ce5" table:formula="of:=LARGE([.C918:.E918];[.F918])" office:value-type="float" office:value="0">
            <text:p>#VALUE!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ce5" table:number-columns-repeated="2"/>
          <table:table-cell table:style-name="ce18" office:value-type="string">
            <text:p>Err:519</text:p>
          </table:table-cell>
          <table:table-cell table:style-name="ce5"/>
          <table:table-cell table:style-name="ce5"/>
          <table:table-cell table:formula="of:=IF(ISBLANK([.M918]);[.A918];[.M918])" office:value-type="string" office:string-value="Err:519">
            <text:p>Err:519</text:p>
          </table:table-cell>
          <table:table-cell table:formula="of:=IF(ISBLANK([.O918]);IF(ISERROR([.B918]);&quot;Err:&quot;&amp;ORG.OPENOFFICE.ERRORTYPE([.B918])=[.M918];OR([.P918]=[.B918];IF(AND(ISNUMBER([.P918]);ISNUMBER([.B918]));OR(AND([.P918]=0;ABS([.B918])&lt;1E-307);&quot;&quot;&amp;[.B918]=&quot;&quot;&amp;[.P918]))));[.O91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0" table:number-columns-repeated="7"/>
          <table:table-cell table:style-name="ce16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table:formula="of:=FORECAST([.C920];[.D920:.F920];[.G920:.I920])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9">
            <text:p>9</text:p>
          </table:table-cell>
          <table:table-cell table:style-name="ce16" office:value-type="float" office:value="7">
            <text:p>7</text:p>
          </table:table-cell>
          <table:table-cell table:style-name="ce5" office:value-type="string">
            <text:p>FORECAST</text:p>
          </table:table-cell>
          <table:table-cell table:style-name="ce5" office:value-type="string">
            <text:p>FORECAST</text:p>
          </table:table-cell>
          <table:table-cell table:style-name="ce18"/>
          <table:table-cell table:style-name="ce5"/>
          <table:table-cell table:style-name="ce5"/>
          <table:table-cell table:formula="of:=IF(ISBLANK([.M920]);[.A920];[.M920])" office:value-type="float" office:value="1">
            <text:p>1</text:p>
          </table:table-cell>
          <table:table-cell table:formula="of:=IF(ISBLANK([.O920]);IF(ISERROR([.B920]);&quot;Err:&quot;&amp;ORG.OPENOFFICE.ERRORTYPE([.B920])=[.M920];OR([.P920]=[.B920];IF(AND(ISNUMBER([.P920]);ISNUMBER([.B920]));OR(AND([.P920]=0;ABS([.B920])&lt;1E-307);&quot;&quot;&amp;[.B920]=&quot;&quot;&amp;[.P920]))));[.O92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table:formula="of:=FORECAST([.C921];[.D921:.F921];[.G921:.I921])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6" office:value-type="float" office:value="7">
            <text:p>7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921]);[.A921];[.M921])" office:value-type="float" office:value="2">
            <text:p>2</text:p>
          </table:table-cell>
          <table:table-cell table:formula="of:=IF(ISBLANK([.O921]);IF(ISERROR([.B921]);&quot;Err:&quot;&amp;ORG.OPENOFFICE.ERRORTYPE([.B921])=[.M921];OR([.P921]=[.B921];IF(AND(ISNUMBER([.P921]);ISNUMBER([.B921]));OR(AND([.P921]=0;ABS([.B921])&lt;1E-307);&quot;&quot;&amp;[.B921]=&quot;&quot;&amp;[.P921]))));[.O92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5" table:formula="of:=FORECAST([.C922];[.D922:.F922];[.G922:.I922])" office:value-type="float" office:value="5">
            <text:p>5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6" office:value-type="float" office:value="7">
            <text:p>7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922]);[.A922];[.M922])" office:value-type="float" office:value="5">
            <text:p>5</text:p>
          </table:table-cell>
          <table:table-cell table:formula="of:=IF(ISBLANK([.O922]);IF(ISERROR([.B922]);&quot;Err:&quot;&amp;ORG.OPENOFFICE.ERRORTYPE([.B922])=[.M922];OR([.P922]=[.B922];IF(AND(ISNUMBER([.P922]);ISNUMBER([.B922]));OR(AND([.P922]=0;ABS([.B922])&lt;1E-307);&quot;&quot;&amp;[.B922]=&quot;&quot;&amp;[.P922]))));[.O92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5" table:formula="of:=FORECAST([.C923];[.D923:.F923];[.G923:.I923])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6" office:value-type="float" office:value="7">
            <text:p>7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923]);[.A923];[.M923])" office:value-type="float" office:value="4">
            <text:p>4</text:p>
          </table:table-cell>
          <table:table-cell table:formula="of:=IF(ISBLANK([.O923]);IF(ISERROR([.B923]);&quot;Err:&quot;&amp;ORG.OPENOFFICE.ERRORTYPE([.B923])=[.M923];OR([.P923]=[.B923];IF(AND(ISNUMBER([.P923]);ISNUMBER([.B923]));OR(AND([.P923]=0;ABS([.B923])&lt;1E-307);&quot;&quot;&amp;[.B923]=&quot;&quot;&amp;[.P923]))));[.O923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5.9">
            <text:p>-5.9</text:p>
          </table:table-cell>
          <table:table-cell table:style-name="ce5" table:formula="of:=FORECAST([.C924];[.D924:.F924];[.G924:.I924])" office:value-type="float" office:value="-5.9">
            <text:p>-5.9</text:p>
          </table:table-cell>
          <table:table-cell table:style-name="ce10" office:value-type="float" office:value="-2">
            <text:p>-2</text:p>
          </table:table-cell>
          <table:table-cell table:style-name="ce10" office:value-type="float" office:value="2.3">
            <text:p>2.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.5">
            <text:p>1.5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6" office:value-type="float" office:value="7">
            <text:p>7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924]);[.A924];[.M924])" office:value-type="float" office:value="-5.9">
            <text:p>-5.9</text:p>
          </table:table-cell>
          <table:table-cell table:formula="of:=IF(ISBLANK([.O924]);IF(ISERROR([.B924]);&quot;Err:&quot;&amp;ORG.OPENOFFICE.ERRORTYPE([.B924])=[.M924];OR([.P924]=[.B924];IF(AND(ISNUMBER([.P924]);ISNUMBER([.B924]));OR(AND([.P924]=0;ABS([.B924])&lt;1E-307);&quot;&quot;&amp;[.B924]=&quot;&quot;&amp;[.P924]))));[.O92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4.57692307692308">
            <text:p>4.57692</text:p>
          </table:table-cell>
          <table:table-cell table:style-name="ce5" table:formula="of:=FORECAST([.C925];[.D925:.F925];[.G925:.I925])" office:value-type="float" office:value="4.57692307692308">
            <text:p>4.5769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.3">
            <text:p>4.3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6" office:value-type="float" office:value="7">
            <text:p>7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925]);[.A925];[.M925])" office:value-type="float" office:value="4.57692307692308">
            <text:p>4.57692</text:p>
          </table:table-cell>
          <table:table-cell table:formula="of:=IF(ISBLANK([.O925]);IF(ISERROR([.B925]);&quot;Err:&quot;&amp;ORG.OPENOFFICE.ERRORTYPE([.B925])=[.M925];OR([.P925]=[.B925];IF(AND(ISNUMBER([.P925]);ISNUMBER([.B925]));OR(AND([.P925]=0;ABS([.B925])&lt;1E-307);&quot;&quot;&amp;[.B925]=&quot;&quot;&amp;[.P925]))));[.O92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8.35483870967742">
            <text:p>8.35484</text:p>
          </table:table-cell>
          <table:table-cell table:style-name="ce5" table:formula="of:=FORECAST([.C926];[.D926:.F926];[.G926:.I926])" office:value-type="float" office:value="8.35483870967742">
            <text:p>8.3548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9">
            <text:p>9</text:p>
          </table:table-cell>
          <table:table-cell table:style-name="ce16" office:value-type="float" office:value="7">
            <text:p>7</text:p>
          </table:table-cell>
          <table:table-cell table:style-name="ce5" table:number-columns-repeated="2"/>
          <table:table-cell table:style-name="ce18"/>
          <table:table-cell table:style-name="ce5" office:value-type="string">
            <text:p>long</text:p>
          </table:table-cell>
          <table:table-cell table:style-name="ce5"/>
          <table:table-cell table:formula="of:=IF(ISBLANK([.M926]);[.A926];[.M926])" office:value-type="float" office:value="8.35483870967742">
            <text:p>8.35484</text:p>
          </table:table-cell>
          <table:table-cell table:formula="of:=IF(ISBLANK([.O926]);IF(ISERROR([.B926]);&quot;Err:&quot;&amp;ORG.OPENOFFICE.ERRORTYPE([.B926])=[.M926];OR([.P926]=[.B926];IF(AND(ISNUMBER([.P926]);ISNUMBER([.B926]));OR(AND([.P926]=0;ABS([.B926])&lt;1E-307);&quot;&quot;&amp;[.B926]=&quot;&quot;&amp;[.P926]))));[.O92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5.32258064516129">
            <text:p>5.32258</text:p>
          </table:table-cell>
          <table:table-cell table:style-name="ce5" table:formula="of:=FORECAST([.C927];[.D927:.F927];[.G927:.I927])" office:value-type="float" office:value="5.32258064516129">
            <text:p>5.32258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9">
            <text:p>9</text:p>
          </table:table-cell>
          <table:table-cell table:style-name="ce16" office:value-type="float" office:value="7">
            <text:p>7</text:p>
          </table:table-cell>
          <table:table-cell table:style-name="ce5" table:number-columns-repeated="2"/>
          <table:table-cell table:style-name="ce18"/>
          <table:table-cell table:style-name="ce5" office:value-type="string">
            <text:p>long</text:p>
          </table:table-cell>
          <table:table-cell table:style-name="ce5"/>
          <table:table-cell table:formula="of:=IF(ISBLANK([.M927]);[.A927];[.M927])" office:value-type="float" office:value="5.32258064516129">
            <text:p>5.32258</text:p>
          </table:table-cell>
          <table:table-cell table:formula="of:=IF(ISBLANK([.O927]);IF(ISERROR([.B927]);&quot;Err:&quot;&amp;ORG.OPENOFFICE.ERRORTYPE([.B927])=[.M927];OR([.P927]=[.B927];IF(AND(ISNUMBER([.P927]);ISNUMBER([.B927]));OR(AND([.P927]=0;ABS([.B927])&lt;1E-307);&quot;&quot;&amp;[.B927]=&quot;&quot;&amp;[.P927]))));[.O92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4.25083056478405">
            <text:p>-4.25083</text:p>
          </table:table-cell>
          <table:table-cell table:style-name="ce5" table:formula="of:=FORECAST([.C928];[.D928:.F928];[.G928:.I928])" office:value-type="float" office:value="-4.25083056478405">
            <text:p>-4.2508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-5">
            <text:p>-5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2.1">
            <text:p>2.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6" office:value-type="float" office:value="7">
            <text:p>7</text:p>
          </table:table-cell>
          <table:table-cell table:style-name="ce5" table:number-columns-repeated="2"/>
          <table:table-cell table:style-name="ce18"/>
          <table:table-cell table:style-name="ce5" office:value-type="string">
            <text:p>bigdecimal, long</text:p>
          </table:table-cell>
          <table:table-cell table:style-name="ce5"/>
          <table:table-cell table:formula="of:=IF(ISBLANK([.M928]);[.A928];[.M928])" office:value-type="float" office:value="-4.25083056478405">
            <text:p>-4.25083</text:p>
          </table:table-cell>
          <table:table-cell table:formula="of:=IF(ISBLANK([.O928]);IF(ISERROR([.B928]);&quot;Err:&quot;&amp;ORG.OPENOFFICE.ERRORTYPE([.B928])=[.M928];OR([.P928]=[.B928];IF(AND(ISNUMBER([.P928]);ISNUMBER([.B928]));OR(AND([.P928]=0;ABS([.B928])&lt;1E-307);&quot;&quot;&amp;[.B928]=&quot;&quot;&amp;[.P928]))));[.O92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-0.104999999999999">
            <text:p>-0.10500</text:p>
          </table:table-cell>
          <table:table-cell table:style-name="ce5" table:formula="of:=FORECAST([.C929];[.D929:.F929];[.G929:.I929])" office:value-type="float" office:value="-0.104999999999999">
            <text:p>-0.10500</text:p>
          </table:table-cell>
          <table:table-cell table:style-name="ce10" office:value-type="float" office:value="4.1">
            <text:p>4.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-3.3">
            <text:p>-3.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0">
            <text:p>0</text:p>
          </table:table-cell>
          <table:table-cell table:style-name="ce16" office:value-type="float" office:value="7">
            <text:p>7</text:p>
          </table:table-cell>
          <table:table-cell table:style-name="ce5" table:number-columns-repeated="2"/>
          <table:table-cell table:style-name="ce18"/>
          <table:table-cell table:style-name="ce5" office:value-type="string">
            <text:p>bigdecimal, long</text:p>
          </table:table-cell>
          <table:table-cell table:style-name="ce5"/>
          <table:table-cell table:formula="of:=IF(ISBLANK([.M929]);[.A929];[.M929])" office:value-type="float" office:value="-0.104999999999999">
            <text:p>-0.10500</text:p>
          </table:table-cell>
          <table:table-cell table:formula="of:=IF(ISBLANK([.O929]);IF(ISERROR([.B929]);&quot;Err:&quot;&amp;ORG.OPENOFFICE.ERRORTYPE([.B929])=[.M929];OR([.P929]=[.B929];IF(AND(ISNUMBER([.P929]);ISNUMBER([.B929]));OR(AND([.P929]=0;ABS([.B929])&lt;1E-307);&quot;&quot;&amp;[.B929]=&quot;&quot;&amp;[.P929]))));[.O92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0" table:number-columns-repeated="7"/>
          <table:table-cell table:style-name="ce16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5" table:formula="of:=FORECAST([.C931];[.D931:.E931];[.F931:.G931])" office:value-type="float" office:value="7">
            <text:p>7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table:number-columns-repeated="2"/>
          <table:table-cell table:style-name="ce16" office:value-type="float" office:value="5">
            <text:p>5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931]);[.A931];[.M931])" office:value-type="float" office:value="7">
            <text:p>7</text:p>
          </table:table-cell>
          <table:table-cell table:formula="of:=IF(ISBLANK([.O931]);IF(ISERROR([.B931]);&quot;Err:&quot;&amp;ORG.OPENOFFICE.ERRORTYPE([.B931])=[.M931];OR([.P931]=[.B931];IF(AND(ISNUMBER([.P931]);ISNUMBER([.B931]));OR(AND([.P931]=0;ABS([.B931])&lt;1E-307);&quot;&quot;&amp;[.B931]=&quot;&quot;&amp;[.P931]))));[.O93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NaN/AE</text:p>
          </table:table-cell>
          <table:table-cell table:style-name="ce5" table:formula="of:=FORECAST([.C932];[.D932:.E932];[.F932:.G932])" office:value-type="float" office:value="0">
            <text:p>#DIV/0!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table:number-columns-repeated="2"/>
          <table:table-cell table:style-name="ce16" office:value-type="float" office:value="5">
            <text:p>5</text:p>
          </table:table-cell>
          <table:table-cell table:style-name="ce5" table:number-columns-repeated="2"/>
          <table:table-cell table:style-name="ce18" office:value-type="string">
            <text:p>Err:532</text:p>
          </table:table-cell>
          <table:table-cell table:style-name="ce5"/>
          <table:table-cell table:style-name="ce5"/>
          <table:table-cell table:formula="of:=IF(ISBLANK([.M932]);[.A932];[.M932])" office:value-type="string" office:string-value="Err:532">
            <text:p>Err:532</text:p>
          </table:table-cell>
          <table:table-cell table:formula="of:=IF(ISBLANK([.O932]);IF(ISERROR([.B932]);&quot;Err:&quot;&amp;ORG.OPENOFFICE.ERRORTYPE([.B932])=[.M932];OR([.P932]=[.B932];IF(AND(ISNUMBER([.P932]);ISNUMBER([.B932]));OR(AND([.P932]=0;ABS([.B932])&lt;1E-307);&quot;&quot;&amp;[.B932]=&quot;&quot;&amp;[.P932]))));[.O93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NA</text:p>
          </table:table-cell>
          <table:table-cell table:style-name="ce5" table:formula="of:=FORECAST([.C933];[.D933:.E933];[.F933:.H933])" office:value-type="float" office:value="0">
            <text:p>Err:50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0"/>
          <table:table-cell table:style-name="ce16" office:value-type="float" office:value="6">
            <text:p>6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5"/>
          <table:table-cell table:style-name="ce5"/>
          <table:table-cell table:formula="of:=IF(ISBLANK([.M933]);[.A933];[.M933])" office:value-type="string" office:string-value="Err:502">
            <text:p>Err:502</text:p>
          </table:table-cell>
          <table:table-cell table:formula="of:=IF(ISBLANK([.O933]);IF(ISERROR([.B933]);&quot;Err:&quot;&amp;ORG.OPENOFFICE.ERRORTYPE([.B933])=[.M933];OR([.P933]=[.B933];IF(AND(ISNUMBER([.P933]);ISNUMBER([.B933]));OR(AND([.P933]=0;ABS([.B933])&lt;1E-307);&quot;&quot;&amp;[.B933]=&quot;&quot;&amp;[.P933]))));[.O933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0" table:number-columns-repeated="7"/>
          <table:table-cell table:style-name="ce16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0.5">
            <text:p>0.5</text:p>
          </table:table-cell>
          <table:table-cell table:style-name="ce5" table:formula="of:=VARA([.C935];[.D935])" office:value-type="float" office:value="0.5">
            <text:p>0.5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5"/>
          <table:table-cell table:style-name="ce16" office:value-type="float" office:value="2">
            <text:p>2</text:p>
          </table:table-cell>
          <table:table-cell table:style-name="ce5" office:value-type="string">
            <text:p>VARA</text:p>
          </table:table-cell>
          <table:table-cell table:style-name="ce5" office:value-type="string">
            <text:p>VARA</text:p>
          </table:table-cell>
          <table:table-cell table:style-name="ce18"/>
          <table:table-cell table:style-name="ce5"/>
          <table:table-cell table:style-name="ce5"/>
          <table:table-cell table:formula="of:=IF(ISBLANK([.M935]);[.A935];[.M935])" office:value-type="float" office:value="0.5">
            <text:p>0.5</text:p>
          </table:table-cell>
          <table:table-cell table:formula="of:=IF(ISBLANK([.O935]);IF(ISERROR([.B935]);&quot;Err:&quot;&amp;ORG.OPENOFFICE.ERRORTYPE([.B935])=[.M935];OR([.P935]=[.B935];IF(AND(ISNUMBER([.P935]);ISNUMBER([.B935]));OR(AND([.P935]=0;ABS([.B935])&lt;1E-307);&quot;&quot;&amp;[.B935]=&quot;&quot;&amp;[.P935]))));[.O93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46.08">
            <text:p>46.08</text:p>
          </table:table-cell>
          <table:table-cell table:style-name="ce5" table:formula="of:=VARA([.C936];[.D936])" office:value-type="float" office:value="46.08">
            <text:p>46.08</text:p>
          </table:table-cell>
          <table:table-cell table:style-name="ce10" office:value-type="float" office:value="4.3">
            <text:p>4.3</text:p>
          </table:table-cell>
          <table:table-cell table:style-name="ce10" office:value-type="float" office:value="-5.3">
            <text:p>-5.3</text:p>
          </table:table-cell>
          <table:table-cell table:style-name="ce10" table:number-columns-repeated="5"/>
          <table:table-cell table:style-name="ce16" office:value-type="float" office:value="2">
            <text:p>2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936]);[.A936];[.M936])" office:value-type="float" office:value="46.08">
            <text:p>46.08</text:p>
          </table:table-cell>
          <table:table-cell table:formula="of:=IF(ISBLANK([.O936]);IF(ISERROR([.B936]);&quot;Err:&quot;&amp;ORG.OPENOFFICE.ERRORTYPE([.B936])=[.M936];OR([.P936]=[.B936];IF(AND(ISNUMBER([.P936]);ISNUMBER([.B936]));OR(AND([.P936]=0;ABS([.B936])&lt;1E-307);&quot;&quot;&amp;[.B936]=&quot;&quot;&amp;[.P936]))));[.O93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0" table:number-columns-repeated="7"/>
          <table:table-cell table:style-name="ce16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NaN/AE</text:p>
          </table:table-cell>
          <table:table-cell table:style-name="ce5" table:formula="of:=VARA([.C938])" office:value-type="float" office:value="0">
            <text:p>#DIV/0!</text:p>
          </table:table-cell>
          <table:table-cell table:style-name="ce10" office:value-type="float" office:value="4.3">
            <text:p>4.3</text:p>
          </table:table-cell>
          <table:table-cell table:style-name="ce10" table:number-columns-repeated="6"/>
          <table:table-cell table:style-name="ce16" office:value-type="float" office:value="1">
            <text:p>1</text:p>
          </table:table-cell>
          <table:table-cell table:style-name="ce5" table:number-columns-repeated="2"/>
          <table:table-cell table:style-name="ce18" office:value-type="string">
            <text:p>Err:532</text:p>
          </table:table-cell>
          <table:table-cell table:style-name="ce5"/>
          <table:table-cell table:style-name="ce5"/>
          <table:table-cell table:formula="of:=IF(ISBLANK([.M938]);[.A938];[.M938])" office:value-type="string" office:string-value="Err:532">
            <text:p>Err:532</text:p>
          </table:table-cell>
          <table:table-cell table:formula="of:=IF(ISBLANK([.O938]);IF(ISERROR([.B938]);&quot;Err:&quot;&amp;ORG.OPENOFFICE.ERRORTYPE([.B938])=[.M938];OR([.P938]=[.B938];IF(AND(ISNUMBER([.P938]);ISNUMBER([.B938]));OR(AND([.P938]=0;ABS([.B938])&lt;1E-307);&quot;&quot;&amp;[.B938]=&quot;&quot;&amp;[.P938]))));[.O93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5"/>
          <table:table-cell table:style-name="ce10" table:number-columns-repeated="7"/>
          <table:table-cell table:style-name="ce16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8.5">
            <text:p>8.5</text:p>
          </table:table-cell>
          <table:table-cell table:style-name="ce5" table:formula="of:=VARA([.C940:.E940];[.G940];[.I940])" office:value-type="float" office:value="8.5">
            <text:p>8.5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200">
            <text:p>200</text:p>
          </table:table-cell>
          <table:table-cell table:style-name="ce10" office:value-type="float" office:value="7">
            <text:p>7</text:p>
          </table:table-cell>
          <table:table-cell table:style-name="ce16" office:value-type="float" office:value="7">
            <text:p>7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940]);[.A940];[.M940])" office:value-type="float" office:value="8.5">
            <text:p>8.5</text:p>
          </table:table-cell>
          <table:table-cell table:formula="of:=IF(ISBLANK([.O940]);IF(ISERROR([.B940]);&quot;Err:&quot;&amp;ORG.OPENOFFICE.ERRORTYPE([.B940])=[.M940];OR([.P940]=[.B940];IF(AND(ISNUMBER([.P940]);ISNUMBER([.B940]));OR(AND([.P940]=0;ABS([.B940])&lt;1E-307);&quot;&quot;&amp;[.B940]=&quot;&quot;&amp;[.P940]))));[.O94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float" office:value="8.5">
            <text:p>8.5</text:p>
          </table:table-cell>
          <table:table-cell table:style-name="ce5" table:formula="of:=VARA([.C941:.E941];[.G941];[.I941])" office:value-type="float" office:value="8.5">
            <text:p>8.5</text:p>
          </table:table-cell>
          <table:table-cell table:style-name="ce13" office:value-type="boolean" office:boolean-value="true">
            <text:p>TRUE</text:p>
          </table:table-cell>
          <table:table-cell table:style-name="ce10" office:value-type="float" office:value="2">
            <text:p>2</text:p>
          </table:table-cell>
          <table:table-cell table:style-name="ce13" office:value-type="boolean" office:boolean-value="false">
            <text:p>FALSE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200">
            <text:p>200</text:p>
          </table:table-cell>
          <table:table-cell table:style-name="ce10" office:value-type="float" office:value="7">
            <text:p>7</text:p>
          </table:table-cell>
          <table:table-cell table:style-name="ce16" office:value-type="float" office:value="7">
            <text:p>7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941]);[.A941];[.M941])" office:value-type="float" office:value="8.5">
            <text:p>8.5</text:p>
          </table:table-cell>
          <table:table-cell table:formula="of:=IF(ISBLANK([.O941]);IF(ISERROR([.B941]);&quot;Err:&quot;&amp;ORG.OPENOFFICE.ERRORTYPE([.B941])=[.M941];OR([.P941]=[.B941];IF(AND(ISNUMBER([.P941]);ISNUMBER([.B941]));OR(AND([.P941]=0;ABS([.B941])&lt;1E-307);&quot;&quot;&amp;[.B941]=&quot;&quot;&amp;[.P941]))));[.O94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 table:number-rows-repeated="9059">
          <table:table-cell table:style-name="ce2"/>
          <table:table-cell table:style-name="ce5"/>
          <table:table-cell table:style-name="ce10" table:number-columns-repeated="7"/>
          <table:table-cell table:style-name="ce16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 table:number-rows-repeated="16">
          <table:table-cell table:style-name="ce5" table:number-columns-repeated="9"/>
          <table:table-cell table:style-name="ce16"/>
          <table:table-cell table:style-name="ce5" table:number-columns-repeated="5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 table:number-rows-repeated="55520">
          <table:table-cell table:style-name="ce5" table:number-columns-repeated="9"/>
          <table:table-cell table:style-name="ce16"/>
          <table:table-cell table:style-name="ce5" table:number-columns-repeated="24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5cm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 (</number:text>
      <number:number number: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$</number:text>
      <number:number number:decimal-places="0" number:min-integer-digits="1" number:grouping="true"/>
      <number:text> </number:text>
    </number:number-style>
    <number:number-style style:name="N127P1" style:volatile="true">
      <number:text> $(</number:text>
      <number:number number:decimal-places="0" number:min-integer-digits="1" number:grouping="true"/>
      <number:text>)</number:text>
    </number:number-style>
    <number:number-style style:name="N127P2" style:volatile="true">
      <number:text> $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P1" style:volatile="true">
      <number:text> (</number:text>
      <number:number number:decimal-places="2" number:min-integer-digits="1" number:grouping="true"/>
      <number:text>)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$</number:text>
      <number:number number:decimal-places="2" number:min-integer-digits="1" number:grouping="true"/>
      <number:text> </number:text>
    </number:number-style>
    <number:number-style style:name="N135P1" style:volatile="true">
      <number:text> $(</number:text>
      <number:number number:decimal-places="2" number:min-integer-digits="1" number:grouping="true"/>
      <number:text>)</number:text>
    </number:number-style>
    <number:number-style style:name="N135P2" style:volatile="true">
      <number:text> $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number-style style:name="N141P0" style:volatile="true">
      <number:number number:decimal-places="0" number:min-integer-digits="1" number:grouping="true"/>
      <number:text>р.</number:text>
    </number:number-style>
    <number:number-style style:name="N141">
      <number:text>-</number:text>
      <number:number number:decimal-places="0" number:min-integer-digits="1" number:grouping="true"/>
      <number:text>р.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р.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р.</number:text>
    </number:number-style>
    <number:number-style style:name="N144">
      <number:text>-</number:text>
      <number:number number:decimal-places="2" number:min-integer-digits="1" number:grouping="true"/>
      <number:text>р.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р.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45P0"/>
    </number:number-style>
    <number:number-style style:name="N149P0" style:volatile="true">
      <number:number number:decimal-places="0" number:min-integer-digits="1" number:grouping="true"/>
      <number:text>р. </number:text>
    </number:number-style>
    <number:number-style style:name="N149P1" style:volatile="true">
      <number:text>-</number:text>
      <number:number number:decimal-places="0" number:min-integer-digits="1" number:grouping="true"/>
      <number:text>р. </number:text>
    </number:number-style>
    <number:number-style style:name="N149P2" style:volatile="true">
      <number:text> -р.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   </number:text>
    </number:number-style>
    <number:number-style style:name="N153P1" style:volatile="true">
      <number:text>-</number:text>
      <number:number number:decimal-places="0" number:min-integer-digits="1" number:grouping="true"/>
      <number:text>    </number:text>
    </number:number-style>
    <number:number-style style:name="N153P2" style:volatile="true">
      <number:text> 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р. </number:text>
    </number:number-style>
    <number:number-style style:name="N157P1" style:volatile="true">
      <number:text>-</number:text>
      <number:number number:decimal-places="2" number:min-integer-digits="1" number:grouping="true"/>
      <number:text>р. </number:text>
    </number:number-style>
    <number:number-style style:name="N157P2" style:volatile="true">
      <number:text> -</number:text>
      <number:number number:decimal-places="0" number:min-integer-digits="0"/>
      <number:text>р.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   </number:text>
    </number:number-style>
    <number:number-style style:name="N161P1" style:volatile="true">
      <number:text>-</number:text>
      <number:number number:decimal-places="2" number:min-integer-digits="1" number:grouping="true"/>
      <number:text>    </number:text>
    </number:number-style>
    <number:number-style style:name="N161P2" style:volatile="true">
      <number:text> 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Yes</number:text>
    </number:number-style>
    <number:number-style style:name="N163P1" style:volatile="true">
      <number:text>Yes</number:text>
    </number:number-style>
    <number:number-style style:name="N163">
      <number:text>No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True</number:text>
    </number:number-style>
    <number:number-style style:name="N165P1" style:volatile="true">
      <number:text>True</number:text>
    </number:number-style>
    <number:number-style style:name="N165">
      <number:text>False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On</number:text>
    </number:number-style>
    <number:number-style style:name="N167P1" style:volatile="true">
      <number:text>On</number:text>
    </number:number-style>
    <number:number-style style:name="N167">
      <number:text>Off</number:text>
      <style:map style:condition="value()&gt;0" style:apply-style-name="N167P0"/>
      <style:map style:condition="value()&lt;0" style:apply-style-name="N167P1"/>
    </number:number-style>
    <number:currency-style style:name="N16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9P0"/>
    </number:currency-style>
    <number:number-style style:name="N170">
      <number:number number:decimal-places="12" number:min-integer-digits="1"/>
    </number:number-style>
    <number:number-style style:name="N171">
      <number:number number:decimal-places="20" number:min-integer-digits="1"/>
    </number:number-style>
    <number:number-style style:name="N173P0" style:volatile="true">
      <number:text>SFr. </number:text>
      <number:number number:decimal-places="0" number:min-integer-digits="1" number:grouping="true"/>
    </number:number-style>
    <number:number-style style:name="N173">
      <number:text>SFr. -</number:text>
      <number:number number:decimal-places="0" number:min-integer-digits="1" number:grouping="true"/>
      <style:map style:condition="value()&gt;=0" style:apply-style-name="N173P0"/>
    </number:number-style>
    <number:number-style style:name="N174P0" style:volatile="true">
      <number:text>SFr. </number:text>
      <number:number number:decimal-places="0" number:min-integer-digits="1" number:grouping="true"/>
    </number:number-style>
    <number:number-style style:name="N174">
      <style:text-properties fo:color="#ff0000"/>
      <number:text>SFr. -</number:text>
      <number:number number:decimal-places="0" number:min-integer-digits="1" number:grouping="true"/>
      <style:map style:condition="value()&gt;=0" style:apply-style-name="N174P0"/>
    </number:number-style>
    <number:number-style style:name="N176P0" style:volatile="true">
      <number:text>SFr. </number:text>
      <number:number number:decimal-places="2" number:min-integer-digits="1" number:grouping="true"/>
    </number:number-style>
    <number:number-style style:name="N176">
      <number:text>SFr. -</number:text>
      <number:number number:decimal-places="2" number:min-integer-digits="1" number:grouping="true"/>
      <style:map style:condition="value()&gt;=0" style:apply-style-name="N176P0"/>
    </number:number-style>
    <number:number-style style:name="N177P0" style:volatile="true">
      <number:text>SFr. </number:text>
      <number:number number:decimal-places="2" number:min-integer-digits="1" number:grouping="true"/>
    </number:number-style>
    <number:number-style style:name="N177">
      <style:text-properties fo:color="#ff0000"/>
      <number:text>SFr. -</number:text>
      <number:number number:decimal-places="2" number:min-integer-digits="1" number:grouping="true"/>
      <style:map style:condition="value()&gt;=0" style:apply-style-name="N177P0"/>
    </number:number-style>
    <number:number-style style:name="N181P0" style:volatile="true">
      <number:text> SFr. </number:text>
      <number:number number:decimal-places="0" number:min-integer-digits="1" number:grouping="true"/>
      <number:text> </number:text>
    </number:number-style>
    <number:number-style style:name="N181P1" style:volatile="true">
      <number:text> SFr. -</number:text>
      <number:number number:decimal-places="0" number:min-integer-digits="1" number:grouping="true"/>
      <number:text> </number:text>
    </number:number-style>
    <number:number-style style:name="N181P2" style:volatile="true">
      <number:text> SFr. 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P1" style:volatile="true">
      <number:text> -</number:text>
      <number:number number:decimal-places="0" number:min-integer-digits="1" number:grouping="true"/>
      <number:text> </number:text>
    </number:number-style>
    <number:number-style style:name="N183P2" style:volatile="true">
      <number:text> -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number:text> SFr. </number:text>
      <number:number number:decimal-places="2" number:min-integer-digits="1" number:grouping="true"/>
      <number:text> </number:text>
    </number:number-style>
    <number:number-style style:name="N187P1" style:volatile="true">
      <number:text> SFr. -</number:text>
      <number:number number:decimal-places="2" number:min-integer-digits="1" number:grouping="true"/>
      <number:text> </number:text>
    </number:number-style>
    <number:number-style style:name="N187P2" style:volatile="true">
      <number:text> SFr. 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number number:decimal-places="2" number:min-integer-digits="1" number:grouping="true"/>
      <number:text> </number:text>
    </number:number-style>
    <number:number-style style:name="N189P1" style:volatile="true">
      <number:text> -</number:text>
      <number:number number:decimal-places="2" number:min-integer-digits="1" number:grouping="true"/>
      <number:text> </number:text>
    </number:number-style>
    <number:number-style style:name="N189P2" style:volatile="true">
      <number:text> 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rror" style:family="table-cell" style:parent-style-name="Default">
      <style:table-cell-properties fo:background-color="#ff8080"/>
    </style:style>
    <style:style style:name="Warning" style:family="table-cell" style:parent-style-name="Default">
      <style:table-cell-properties fo:background-color="#ffff77"/>
    </style:style>
    <style:style style:name="Parameter" style:family="table-cell" style:parent-style-name="Default">
      <style:table-cell-properties fo:background-color="#ccffcc"/>
    </style:style>
    <style:style style:name="Attention" style:family="table-cell" style:parent-style-name="Default">
      <style:table-cell-properties fo:background-color="#ccffff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6">06/08/2010</text:date>, <text:time>14:06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Peter Arrenbrecht</meta:initial-creator>
    <meta:creation-date>2005-11-22T22:05:38</meta:creation-date>
    <dc:date>2010-08-06T14:06:00</dc:date>
    <meta:editing-cycles>33</meta:editing-cycles>
    <meta:editing-duration>PT127H32M53S</meta:editing-duration>
    <dc:creator>Vladimir Korenev</dc:creator>
    <meta:document-statistic meta:table-count="1" meta:cell-count="9241" meta:object-count="0"/>
    <meta:user-defined meta:name="Info 1"/>
    <meta:user-defined meta:name="Info 2"/>
    <meta:user-defined meta:name="Info 3"/>
    <meta:user-defined meta:name="Info 4"/>
  </office:meta>
</office:document-meta>
</file>